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Gill Sans1" svg:font-family="'Gill Sans'"/>
    <style:font-face style:name="Liberation Mono" svg:font-family="'Liberation Mono', 'DejaVu Sans Mono'" style:font-family-generic="modern" style:font-pitch="fixed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3.657cm"/>
    </style:style>
    <style:style style:name="co13" style:family="table-column">
      <style:table-column-properties fo:break-before="auto" style:column-width="20.433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nancial Dat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eriod Start Date</text:p>
          </table:table-cell>
          <table:table-cell office:value-type="string" calcext:value-type="string">
            <text:p>Period End Date</text:p>
          </table:table-cell>
          <table:table-cell office:value-type="string" calcext:value-type="string">
            <text:p>Financial Year</text:p>
          </table:table-cell>
          <table:table-cell office:value-type="string" calcext:value-type="string">
            <text:p>Financial Quarter</text:p>
          </table:table-cell>
          <table:table-cell office:value-type="string" calcext:value-type="string">
            <text:p>Financial Period</text:p>
          </table:table-cell>
          <table:table-cell office:value-type="string" calcext:value-type="string">
            <text:p>Week In Year</text:p>
          </table:table-cell>
          <table:table-cell/>
          <table:table-cell office:value-type="string" calcext:value-type="string">
            <text:p>Array Format</text:p>
          </table:table-cell>
          <table:table-cell table:number-columns-repeated="6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table:style-name="ce2" office:value-type="date" office:date-value="2004-05-01" calcext:value-type="date">
            <text:p>2004-05-01</text:p>
          </table:table-cell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]; &quot;YYYY-MM-DD&quot;); &quot;',&quot;)" office:value-type="string" office:string-value="'period_start' =&gt; '2004-04-01'," calcext:value-type="string">
            <text:p>'period_start' =&gt; '2004-04-01',</text:p>
          </table:table-cell>
          <table:table-cell table:formula="of:=COM.MICROSOFT.CONCAT(&quot;'period_end' =&gt; '&quot;; TEXT([.B2]; &quot;YYYY-MM-DD&quot;); &quot;',&quot;)" office:value-type="string" office:string-value="'period_end' =&gt; '2004-05-01'," calcext:value-type="string">
            <text:p>'period_end' =&gt; '2004-05-01',</text:p>
          </table:table-cell>
          <table:table-cell table:formula="of:=COM.MICROSOFT.CONCAT(&quot;'year' =&gt; &quot;; [.C2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])" office:value-type="string" office:string-value="'week_in_year' =&gt; 1" calcext:value-type="string">
            <text:p>'week_in_year' =&gt; 1</text:p>
          </table:table-cell>
          <table:table-cell table:formula="of:=COM.MICROSOFT.CONCAT(&quot;[ &quot;; [.H2]; &quot; &quot;; [.I2]; &quot; &quot;; [.J2]; &quot; &quot;; [.K2]; &quot; &quot;; [.L2]; &quot; &quot;; [.M2]; &quot; ],&quot;)" office:value-type="string" office:string-value="[ 'period_start' =&gt; '2004-04-01', 'period_end' =&gt; '2004-05-01', 'year' =&gt; 2004, 'quarter' =&gt; 1, 'period' =&gt; 1, 'week_in_year' =&gt; 1 ]," calcext:value-type="string">
            <text:p>[ 'period_start' =&gt; '2004-04-01', 'period_end' =&gt; '2004-05-01', 'year' =&gt; 2004, 'quarter' =&gt; 1, 'period' =&gt; 1, 'week_in_year' =&gt; 1 ],</text:p>
          </table:table-cell>
        </table:table-row>
        <table:table-row table:style-name="ro1">
          <table:table-cell table:formula="of:=[.B2]+1" office:value-type="date" office:date-value="2004-05-02" calcext:value-type="date">
            <text:p>2004-05-02</text:p>
          </table:table-cell>
          <table:table-cell table:style-name="ce2" office:value-type="date" office:date-value="2004-05-29" calcext:value-type="date">
            <text:p>2004-05-29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]; &quot;YYYY-MM-DD&quot;); &quot;',&quot;)" office:value-type="string" office:string-value="'period_start' =&gt; '2004-05-02'," calcext:value-type="string">
            <text:p>'period_start' =&gt; '2004-05-02',</text:p>
          </table:table-cell>
          <table:table-cell table:formula="of:=COM.MICROSOFT.CONCAT(&quot;'period_end' =&gt; '&quot;; TEXT([.B3]; &quot;YYYY-MM-DD&quot;); &quot;',&quot;)" office:value-type="string" office:string-value="'period_end' =&gt; '2004-05-29'," calcext:value-type="string">
            <text:p>'period_end' =&gt; '2004-05-29',</text:p>
          </table:table-cell>
          <table:table-cell table:formula="of:=COM.MICROSOFT.CONCAT(&quot;'year' =&gt; &quot;; [.C3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])" office:value-type="string" office:string-value="'week_in_year' =&gt; 5" calcext:value-type="string">
            <text:p>'week_in_year' =&gt; 5</text:p>
          </table:table-cell>
          <table:table-cell table:formula="of:=COM.MICROSOFT.CONCAT(&quot;[ &quot;; [.H3]; &quot; &quot;; [.I3]; &quot; &quot;; [.J3]; &quot; &quot;; [.K3]; &quot; &quot;; [.L3]; &quot; &quot;; [.M3]; &quot; ],&quot;)" office:value-type="string" office:string-value="[ 'period_start' =&gt; '2004-05-02', 'period_end' =&gt; '2004-05-29', 'year' =&gt; 2004, 'quarter' =&gt; 1, 'period' =&gt; 2, 'week_in_year' =&gt; 5 ]," calcext:value-type="string">
            <text:p>[ 'period_start' =&gt; '2004-05-02', 'period_end' =&gt; '2004-05-29', 'year' =&gt; 2004, 'quarter' =&gt; 1, 'period' =&gt; 2, 'week_in_year' =&gt; 5 ],</text:p>
          </table:table-cell>
        </table:table-row>
        <table:table-row table:style-name="ro1">
          <table:table-cell table:formula="of:=[.B3]+1" office:value-type="date" office:date-value="2004-05-30" calcext:value-type="date">
            <text:p>2004-05-30</text:p>
          </table:table-cell>
          <table:table-cell table:style-name="ce2" office:value-type="date" office:date-value="2004-06-26" calcext:value-type="date">
            <text:p>2004-06-26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4]; &quot;YYYY-MM-DD&quot;); &quot;',&quot;)" office:value-type="string" office:string-value="'period_start' =&gt; '2004-05-30'," calcext:value-type="string">
            <text:p>'period_start' =&gt; '2004-05-30',</text:p>
          </table:table-cell>
          <table:table-cell table:formula="of:=COM.MICROSOFT.CONCAT(&quot;'period_end' =&gt; '&quot;; TEXT([.B4]; &quot;YYYY-MM-DD&quot;); &quot;',&quot;)" office:value-type="string" office:string-value="'period_end' =&gt; '2004-06-26'," calcext:value-type="string">
            <text:p>'period_end' =&gt; '2004-06-26',</text:p>
          </table:table-cell>
          <table:table-cell table:formula="of:=COM.MICROSOFT.CONCAT(&quot;'year' =&gt; &quot;; [.C4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4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4])" office:value-type="string" office:string-value="'week_in_year' =&gt; 9" calcext:value-type="string">
            <text:p>'week_in_year' =&gt; 9</text:p>
          </table:table-cell>
          <table:table-cell table:formula="of:=COM.MICROSOFT.CONCAT(&quot;[ &quot;; [.H4]; &quot; &quot;; [.I4]; &quot; &quot;; [.J4]; &quot; &quot;; [.K4]; &quot; &quot;; [.L4]; &quot; &quot;; [.M4]; &quot; ],&quot;)" office:value-type="string" office:string-value="[ 'period_start' =&gt; '2004-05-30', 'period_end' =&gt; '2004-06-26', 'year' =&gt; 2004, 'quarter' =&gt; 1, 'period' =&gt; 3, 'week_in_year' =&gt; 9 ]," calcext:value-type="string">
            <text:p>[ 'period_start' =&gt; '2004-05-30', 'period_end' =&gt; '2004-06-26', 'year' =&gt; 2004, 'quarter' =&gt; 1, 'period' =&gt; 3, 'week_in_year' =&gt; 9 ],</text:p>
          </table:table-cell>
        </table:table-row>
        <table:table-row table:style-name="ro1">
          <table:table-cell table:formula="of:=[.B4]+1" office:value-type="date" office:date-value="2004-06-27" calcext:value-type="date">
            <text:p>2004-06-27</text:p>
          </table:table-cell>
          <table:table-cell table:style-name="ce2" office:value-type="date" office:date-value="2004-07-24" calcext:value-type="date">
            <text:p>2004-07-24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5]; &quot;YYYY-MM-DD&quot;); &quot;',&quot;)" office:value-type="string" office:string-value="'period_start' =&gt; '2004-06-27'," calcext:value-type="string">
            <text:p>'period_start' =&gt; '2004-06-27',</text:p>
          </table:table-cell>
          <table:table-cell table:formula="of:=COM.MICROSOFT.CONCAT(&quot;'period_end' =&gt; '&quot;; TEXT([.B5]; &quot;YYYY-MM-DD&quot;); &quot;',&quot;)" office:value-type="string" office:string-value="'period_end' =&gt; '2004-07-24'," calcext:value-type="string">
            <text:p>'period_end' =&gt; '2004-07-24',</text:p>
          </table:table-cell>
          <table:table-cell table:formula="of:=COM.MICROSOFT.CONCAT(&quot;'year' =&gt; &quot;; [.C5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5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5])" office:value-type="string" office:string-value="'week_in_year' =&gt; 13" calcext:value-type="string">
            <text:p>'week_in_year' =&gt; 13</text:p>
          </table:table-cell>
          <table:table-cell table:formula="of:=COM.MICROSOFT.CONCAT(&quot;[ &quot;; [.H5]; &quot; &quot;; [.I5]; &quot; &quot;; [.J5]; &quot; &quot;; [.K5]; &quot; &quot;; [.L5]; &quot; &quot;; [.M5]; &quot; ],&quot;)" office:value-type="string" office:string-value="[ 'period_start' =&gt; '2004-06-27', 'period_end' =&gt; '2004-07-24', 'year' =&gt; 2004, 'quarter' =&gt; 2, 'period' =&gt; 4, 'week_in_year' =&gt; 13 ]," calcext:value-type="string">
            <text:p>[ 'period_start' =&gt; '2004-06-27', 'period_end' =&gt; '2004-07-24', 'year' =&gt; 2004, 'quarter' =&gt; 2, 'period' =&gt; 4, 'week_in_year' =&gt; 13 ],</text:p>
          </table:table-cell>
        </table:table-row>
        <table:table-row table:style-name="ro1">
          <table:table-cell table:formula="of:=[.B5]+1" office:value-type="date" office:date-value="2004-07-25" calcext:value-type="date">
            <text:p>2004-07-25</text:p>
          </table:table-cell>
          <table:table-cell table:style-name="ce2" office:value-type="date" office:date-value="2004-08-21" calcext:value-type="date">
            <text:p>2004-08-21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5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6]; &quot;YYYY-MM-DD&quot;); &quot;',&quot;)" office:value-type="string" office:string-value="'period_start' =&gt; '2004-07-25'," calcext:value-type="string">
            <text:p>'period_start' =&gt; '2004-07-25',</text:p>
          </table:table-cell>
          <table:table-cell table:formula="of:=COM.MICROSOFT.CONCAT(&quot;'period_end' =&gt; '&quot;; TEXT([.B6]; &quot;YYYY-MM-DD&quot;); &quot;',&quot;)" office:value-type="string" office:string-value="'period_end' =&gt; '2004-08-21'," calcext:value-type="string">
            <text:p>'period_end' =&gt; '2004-08-21',</text:p>
          </table:table-cell>
          <table:table-cell table:formula="of:=COM.MICROSOFT.CONCAT(&quot;'year' =&gt; &quot;; [.C6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6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6])" office:value-type="string" office:string-value="'week_in_year' =&gt; 17" calcext:value-type="string">
            <text:p>'week_in_year' =&gt; 17</text:p>
          </table:table-cell>
          <table:table-cell table:formula="of:=COM.MICROSOFT.CONCAT(&quot;[ &quot;; [.H6]; &quot; &quot;; [.I6]; &quot; &quot;; [.J6]; &quot; &quot;; [.K6]; &quot; &quot;; [.L6]; &quot; &quot;; [.M6]; &quot; ],&quot;)" office:value-type="string" office:string-value="[ 'period_start' =&gt; '2004-07-25', 'period_end' =&gt; '2004-08-21', 'year' =&gt; 2004, 'quarter' =&gt; 2, 'period' =&gt; 5, 'week_in_year' =&gt; 17 ]," calcext:value-type="string">
            <text:p>[ 'period_start' =&gt; '2004-07-25', 'period_end' =&gt; '2004-08-21', 'year' =&gt; 2004, 'quarter' =&gt; 2, 'period' =&gt; 5, 'week_in_year' =&gt; 17 ],</text:p>
          </table:table-cell>
        </table:table-row>
        <table:table-row table:style-name="ro1">
          <table:table-cell table:formula="of:=[.B6]+1" office:value-type="date" office:date-value="2004-08-22" calcext:value-type="date">
            <text:p>2004-08-22</text:p>
          </table:table-cell>
          <table:table-cell table:style-name="ce2" office:value-type="date" office:date-value="2004-09-18" calcext:value-type="date">
            <text:p>2004-09-18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6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7]; &quot;YYYY-MM-DD&quot;); &quot;',&quot;)" office:value-type="string" office:string-value="'period_start' =&gt; '2004-08-22'," calcext:value-type="string">
            <text:p>'period_start' =&gt; '2004-08-22',</text:p>
          </table:table-cell>
          <table:table-cell table:formula="of:=COM.MICROSOFT.CONCAT(&quot;'period_end' =&gt; '&quot;; TEXT([.B7]; &quot;YYYY-MM-DD&quot;); &quot;',&quot;)" office:value-type="string" office:string-value="'period_end' =&gt; '2004-09-18'," calcext:value-type="string">
            <text:p>'period_end' =&gt; '2004-09-18',</text:p>
          </table:table-cell>
          <table:table-cell table:formula="of:=COM.MICROSOFT.CONCAT(&quot;'year' =&gt; &quot;; [.C7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7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7])" office:value-type="string" office:string-value="'week_in_year' =&gt; 21" calcext:value-type="string">
            <text:p>'week_in_year' =&gt; 21</text:p>
          </table:table-cell>
          <table:table-cell table:formula="of:=COM.MICROSOFT.CONCAT(&quot;[ &quot;; [.H7]; &quot; &quot;; [.I7]; &quot; &quot;; [.J7]; &quot; &quot;; [.K7]; &quot; &quot;; [.L7]; &quot; &quot;; [.M7]; &quot; ],&quot;)" office:value-type="string" office:string-value="[ 'period_start' =&gt; '2004-08-22', 'period_end' =&gt; '2004-09-18', 'year' =&gt; 2004, 'quarter' =&gt; 2, 'period' =&gt; 6, 'week_in_year' =&gt; 21 ]," calcext:value-type="string">
            <text:p>[ 'period_start' =&gt; '2004-08-22', 'period_end' =&gt; '2004-09-18', 'year' =&gt; 2004, 'quarter' =&gt; 2, 'period' =&gt; 6, 'week_in_year' =&gt; 21 ],</text:p>
          </table:table-cell>
        </table:table-row>
        <table:table-row table:style-name="ro1">
          <table:table-cell table:formula="of:=[.B7]+1" office:value-type="date" office:date-value="2004-09-19" calcext:value-type="date">
            <text:p>2004-09-19</text:p>
          </table:table-cell>
          <table:table-cell table:style-name="ce2" office:value-type="date" office:date-value="2004-10-16" calcext:value-type="date">
            <text:p>2004-10-16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7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8]; &quot;YYYY-MM-DD&quot;); &quot;',&quot;)" office:value-type="string" office:string-value="'period_start' =&gt; '2004-09-19'," calcext:value-type="string">
            <text:p>'period_start' =&gt; '2004-09-19',</text:p>
          </table:table-cell>
          <table:table-cell table:formula="of:=COM.MICROSOFT.CONCAT(&quot;'period_end' =&gt; '&quot;; TEXT([.B8]; &quot;YYYY-MM-DD&quot;); &quot;',&quot;)" office:value-type="string" office:string-value="'period_end' =&gt; '2004-10-16'," calcext:value-type="string">
            <text:p>'period_end' =&gt; '2004-10-16',</text:p>
          </table:table-cell>
          <table:table-cell table:formula="of:=COM.MICROSOFT.CONCAT(&quot;'year' =&gt; &quot;; [.C8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8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8])" office:value-type="string" office:string-value="'week_in_year' =&gt; 25" calcext:value-type="string">
            <text:p>'week_in_year' =&gt; 25</text:p>
          </table:table-cell>
          <table:table-cell table:formula="of:=COM.MICROSOFT.CONCAT(&quot;[ &quot;; [.H8]; &quot; &quot;; [.I8]; &quot; &quot;; [.J8]; &quot; &quot;; [.K8]; &quot; &quot;; [.L8]; &quot; &quot;; [.M8]; &quot; ],&quot;)" office:value-type="string" office:string-value="[ 'period_start' =&gt; '2004-09-19', 'period_end' =&gt; '2004-10-16', 'year' =&gt; 2004, 'quarter' =&gt; 3, 'period' =&gt; 7, 'week_in_year' =&gt; 25 ]," calcext:value-type="string">
            <text:p>[ 'period_start' =&gt; '2004-09-19', 'period_end' =&gt; '2004-10-16', 'year' =&gt; 2004, 'quarter' =&gt; 3, 'period' =&gt; 7, 'week_in_year' =&gt; 25 ],</text:p>
          </table:table-cell>
        </table:table-row>
        <table:table-row table:style-name="ro1">
          <table:table-cell table:formula="of:=[.B8]+1" office:value-type="date" office:date-value="2004-10-17" calcext:value-type="date">
            <text:p>2004-10-17</text:p>
          </table:table-cell>
          <table:table-cell table:style-name="ce2" office:value-type="date" office:date-value="2004-11-13" calcext:value-type="date">
            <text:p>2004-11-13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8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9]; &quot;YYYY-MM-DD&quot;); &quot;',&quot;)" office:value-type="string" office:string-value="'period_start' =&gt; '2004-10-17'," calcext:value-type="string">
            <text:p>'period_start' =&gt; '2004-10-17',</text:p>
          </table:table-cell>
          <table:table-cell table:formula="of:=COM.MICROSOFT.CONCAT(&quot;'period_end' =&gt; '&quot;; TEXT([.B9]; &quot;YYYY-MM-DD&quot;); &quot;',&quot;)" office:value-type="string" office:string-value="'period_end' =&gt; '2004-11-13'," calcext:value-type="string">
            <text:p>'period_end' =&gt; '2004-11-13',</text:p>
          </table:table-cell>
          <table:table-cell table:formula="of:=COM.MICROSOFT.CONCAT(&quot;'year' =&gt; &quot;; [.C9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9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9])" office:value-type="string" office:string-value="'week_in_year' =&gt; 29" calcext:value-type="string">
            <text:p>'week_in_year' =&gt; 29</text:p>
          </table:table-cell>
          <table:table-cell table:formula="of:=COM.MICROSOFT.CONCAT(&quot;[ &quot;; [.H9]; &quot; &quot;; [.I9]; &quot; &quot;; [.J9]; &quot; &quot;; [.K9]; &quot; &quot;; [.L9]; &quot; &quot;; [.M9]; &quot; ],&quot;)" office:value-type="string" office:string-value="[ 'period_start' =&gt; '2004-10-17', 'period_end' =&gt; '2004-11-13', 'year' =&gt; 2004, 'quarter' =&gt; 3, 'period' =&gt; 8, 'week_in_year' =&gt; 29 ]," calcext:value-type="string">
            <text:p>[ 'period_start' =&gt; '2004-10-17', 'period_end' =&gt; '2004-11-13', 'year' =&gt; 2004, 'quarter' =&gt; 3, 'period' =&gt; 8, 'week_in_year' =&gt; 29 ],</text:p>
          </table:table-cell>
        </table:table-row>
        <table:table-row table:style-name="ro1">
          <table:table-cell table:formula="of:=[.B9]+1" office:value-type="date" office:date-value="2004-11-14" calcext:value-type="date">
            <text:p>2004-11-14</text:p>
          </table:table-cell>
          <table:table-cell table:style-name="ce2" office:value-type="date" office:date-value="2004-12-11" calcext:value-type="date">
            <text:p>2004-12-11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9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0]; &quot;YYYY-MM-DD&quot;); &quot;',&quot;)" office:value-type="string" office:string-value="'period_start' =&gt; '2004-11-14'," calcext:value-type="string">
            <text:p>'period_start' =&gt; '2004-11-14',</text:p>
          </table:table-cell>
          <table:table-cell table:formula="of:=COM.MICROSOFT.CONCAT(&quot;'period_end' =&gt; '&quot;; TEXT([.B10]; &quot;YYYY-MM-DD&quot;); &quot;',&quot;)" office:value-type="string" office:string-value="'period_end' =&gt; '2004-12-11'," calcext:value-type="string">
            <text:p>'period_end' =&gt; '2004-12-11',</text:p>
          </table:table-cell>
          <table:table-cell table:formula="of:=COM.MICROSOFT.CONCAT(&quot;'year' =&gt; &quot;; [.C10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1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0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0])" office:value-type="string" office:string-value="'week_in_year' =&gt; 33" calcext:value-type="string">
            <text:p>'week_in_year' =&gt; 33</text:p>
          </table:table-cell>
          <table:table-cell table:formula="of:=COM.MICROSOFT.CONCAT(&quot;[ &quot;; [.H10]; &quot; &quot;; [.I10]; &quot; &quot;; [.J10]; &quot; &quot;; [.K10]; &quot; &quot;; [.L10]; &quot; &quot;; [.M10]; &quot; ],&quot;)" office:value-type="string" office:string-value="[ 'period_start' =&gt; '2004-11-14', 'period_end' =&gt; '2004-12-11', 'year' =&gt; 2004, 'quarter' =&gt; 3, 'period' =&gt; 9, 'week_in_year' =&gt; 33 ]," calcext:value-type="string">
            <text:p>[ 'period_start' =&gt; '2004-11-14', 'period_end' =&gt; '2004-12-11', 'year' =&gt; 2004, 'quarter' =&gt; 3, 'period' =&gt; 9, 'week_in_year' =&gt; 33 ],</text:p>
          </table:table-cell>
        </table:table-row>
        <table:table-row table:style-name="ro1">
          <table:table-cell table:formula="of:=[.B10]+1" office:value-type="date" office:date-value="2004-12-12" calcext:value-type="date">
            <text:p>2004-12-12</text:p>
          </table:table-cell>
          <table:table-cell table:style-name="ce2" office:value-type="date" office:date-value="2005-01-08" calcext:value-type="date">
            <text:p>2005-01-08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0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1]; &quot;YYYY-MM-DD&quot;); &quot;',&quot;)" office:value-type="string" office:string-value="'period_start' =&gt; '2004-12-12'," calcext:value-type="string">
            <text:p>'period_start' =&gt; '2004-12-12',</text:p>
          </table:table-cell>
          <table:table-cell table:formula="of:=COM.MICROSOFT.CONCAT(&quot;'period_end' =&gt; '&quot;; TEXT([.B11]; &quot;YYYY-MM-DD&quot;); &quot;',&quot;)" office:value-type="string" office:string-value="'period_end' =&gt; '2005-01-08'," calcext:value-type="string">
            <text:p>'period_end' =&gt; '2005-01-08',</text:p>
          </table:table-cell>
          <table:table-cell table:formula="of:=COM.MICROSOFT.CONCAT(&quot;'year' =&gt; &quot;; [.C11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1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1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1])" office:value-type="string" office:string-value="'week_in_year' =&gt; 37" calcext:value-type="string">
            <text:p>'week_in_year' =&gt; 37</text:p>
          </table:table-cell>
          <table:table-cell table:formula="of:=COM.MICROSOFT.CONCAT(&quot;[ &quot;; [.H11]; &quot; &quot;; [.I11]; &quot; &quot;; [.J11]; &quot; &quot;; [.K11]; &quot; &quot;; [.L11]; &quot; &quot;; [.M11]; &quot; ],&quot;)" office:value-type="string" office:string-value="[ 'period_start' =&gt; '2004-12-12', 'period_end' =&gt; '2005-01-08', 'year' =&gt; 2004, 'quarter' =&gt; 4, 'period' =&gt; 10, 'week_in_year' =&gt; 37 ]," calcext:value-type="string">
            <text:p>[ 'period_start' =&gt; '2004-12-12', 'period_end' =&gt; '2005-01-08', 'year' =&gt; 2004, 'quarter' =&gt; 4, 'period' =&gt; 10, 'week_in_year' =&gt; 37 ],</text:p>
          </table:table-cell>
        </table:table-row>
        <table:table-row table:style-name="ro1">
          <table:table-cell table:formula="of:=[.B11]+1" office:value-type="date" office:date-value="2005-01-09" calcext:value-type="date">
            <text:p>2005-01-09</text:p>
          </table:table-cell>
          <table:table-cell table:style-name="ce2" office:value-type="date" office:date-value="2005-02-05" calcext:value-type="date">
            <text:p>2005-02-05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1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2]; &quot;YYYY-MM-DD&quot;); &quot;',&quot;)" office:value-type="string" office:string-value="'period_start' =&gt; '2005-01-09'," calcext:value-type="string">
            <text:p>'period_start' =&gt; '2005-01-09',</text:p>
          </table:table-cell>
          <table:table-cell table:formula="of:=COM.MICROSOFT.CONCAT(&quot;'period_end' =&gt; '&quot;; TEXT([.B12]; &quot;YYYY-MM-DD&quot;); &quot;',&quot;)" office:value-type="string" office:string-value="'period_end' =&gt; '2005-02-05'," calcext:value-type="string">
            <text:p>'period_end' =&gt; '2005-02-05',</text:p>
          </table:table-cell>
          <table:table-cell table:formula="of:=COM.MICROSOFT.CONCAT(&quot;'year' =&gt; &quot;; [.C12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1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2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2])" office:value-type="string" office:string-value="'week_in_year' =&gt; 41" calcext:value-type="string">
            <text:p>'week_in_year' =&gt; 41</text:p>
          </table:table-cell>
          <table:table-cell table:formula="of:=COM.MICROSOFT.CONCAT(&quot;[ &quot;; [.H12]; &quot; &quot;; [.I12]; &quot; &quot;; [.J12]; &quot; &quot;; [.K12]; &quot; &quot;; [.L12]; &quot; &quot;; [.M12]; &quot; ],&quot;)" office:value-type="string" office:string-value="[ 'period_start' =&gt; '2005-01-09', 'period_end' =&gt; '2005-02-05', 'year' =&gt; 2004, 'quarter' =&gt; 4, 'period' =&gt; 11, 'week_in_year' =&gt; 41 ]," calcext:value-type="string">
            <text:p>[ 'period_start' =&gt; '2005-01-09', 'period_end' =&gt; '2005-02-05', 'year' =&gt; 2004, 'quarter' =&gt; 4, 'period' =&gt; 11, 'week_in_year' =&gt; 41 ],</text:p>
          </table:table-cell>
        </table:table-row>
        <table:table-row table:style-name="ro1">
          <table:table-cell table:formula="of:=[.B12]+1" office:value-type="date" office:date-value="2005-02-06" calcext:value-type="date">
            <text:p>2005-02-06</text:p>
          </table:table-cell>
          <table:table-cell table:style-name="ce2" office:value-type="date" office:date-value="2005-03-05" calcext:value-type="date">
            <text:p>2005-03-05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2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3]; &quot;YYYY-MM-DD&quot;); &quot;',&quot;)" office:value-type="string" office:string-value="'period_start' =&gt; '2005-02-06'," calcext:value-type="string">
            <text:p>'period_start' =&gt; '2005-02-06',</text:p>
          </table:table-cell>
          <table:table-cell table:formula="of:=COM.MICROSOFT.CONCAT(&quot;'period_end' =&gt; '&quot;; TEXT([.B13]; &quot;YYYY-MM-DD&quot;); &quot;',&quot;)" office:value-type="string" office:string-value="'period_end' =&gt; '2005-03-05'," calcext:value-type="string">
            <text:p>'period_end' =&gt; '2005-03-05',</text:p>
          </table:table-cell>
          <table:table-cell table:formula="of:=COM.MICROSOFT.CONCAT(&quot;'year' =&gt; &quot;; [.C13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1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3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3])" office:value-type="string" office:string-value="'week_in_year' =&gt; 45" calcext:value-type="string">
            <text:p>'week_in_year' =&gt; 45</text:p>
          </table:table-cell>
          <table:table-cell table:formula="of:=COM.MICROSOFT.CONCAT(&quot;[ &quot;; [.H13]; &quot; &quot;; [.I13]; &quot; &quot;; [.J13]; &quot; &quot;; [.K13]; &quot; &quot;; [.L13]; &quot; &quot;; [.M13]; &quot; ],&quot;)" office:value-type="string" office:string-value="[ 'period_start' =&gt; '2005-02-06', 'period_end' =&gt; '2005-03-05', 'year' =&gt; 2004, 'quarter' =&gt; 4, 'period' =&gt; 12, 'week_in_year' =&gt; 45 ]," calcext:value-type="string">
            <text:p>[ 'period_start' =&gt; '2005-02-06', 'period_end' =&gt; '2005-03-05', 'year' =&gt; 2004, 'quarter' =&gt; 4, 'period' =&gt; 12, 'week_in_year' =&gt; 45 ],</text:p>
          </table:table-cell>
        </table:table-row>
        <table:table-row table:style-name="ro1">
          <table:table-cell table:formula="of:=[.B13]+1" office:value-type="date" office:date-value="2005-03-06" calcext:value-type="date">
            <text:p>2005-03-06</text:p>
          </table:table-cell>
          <table:table-cell table:style-name="ce2" office:value-type="date" office:date-value="2005-03-31" calcext:value-type="date">
            <text:p>2005-03-31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3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4]; &quot;YYYY-MM-DD&quot;); &quot;',&quot;)" office:value-type="string" office:string-value="'period_start' =&gt; '2005-03-06'," calcext:value-type="string">
            <text:p>'period_start' =&gt; '2005-03-06',</text:p>
          </table:table-cell>
          <table:table-cell table:formula="of:=COM.MICROSOFT.CONCAT(&quot;'period_end' =&gt; '&quot;; TEXT([.B14]; &quot;YYYY-MM-DD&quot;); &quot;',&quot;)" office:value-type="string" office:string-value="'period_end' =&gt; '2005-03-31'," calcext:value-type="string">
            <text:p>'period_end' =&gt; '2005-03-31',</text:p>
          </table:table-cell>
          <table:table-cell table:formula="of:=COM.MICROSOFT.CONCAT(&quot;'year' =&gt; &quot;; [.C14]; &quot;,&quot;)" office:value-type="string" office:string-value="'year' =&gt; 2004," calcext:value-type="string">
            <text:p>'year' =&gt; 2004,</text:p>
          </table:table-cell>
          <table:table-cell table:formula="of:=COM.MICROSOFT.CONCAT(&quot;'quarter' =&gt; &quot;; [.D1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4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4])" office:value-type="string" office:string-value="'week_in_year' =&gt; 49" calcext:value-type="string">
            <text:p>'week_in_year' =&gt; 49</text:p>
          </table:table-cell>
          <table:table-cell table:formula="of:=COM.MICROSOFT.CONCAT(&quot;[ &quot;; [.H14]; &quot; &quot;; [.I14]; &quot; &quot;; [.J14]; &quot; &quot;; [.K14]; &quot; &quot;; [.L14]; &quot; &quot;; [.M14]; &quot; ],&quot;)" office:value-type="string" office:string-value="[ 'period_start' =&gt; '2005-03-06', 'period_end' =&gt; '2005-03-31', 'year' =&gt; 2004, 'quarter' =&gt; 4, 'period' =&gt; 13, 'week_in_year' =&gt; 49 ]," calcext:value-type="string">
            <text:p>[ 'period_start' =&gt; '2005-03-06', 'period_end' =&gt; '2005-03-31', 'year' =&gt; 2004, 'quarter' =&gt; 4, 'period' =&gt; 13, 'week_in_year' =&gt; 49 ],</text:p>
          </table:table-cell>
        </table:table-row>
        <table:table-row table:style-name="ro1">
          <table:table-cell table:formula="of:=[.B14]+1" office:value-type="date" office:date-value="2005-04-01" calcext:value-type="date">
            <text:p>2005-04-01</text:p>
          </table:table-cell>
          <table:table-cell table:style-name="ce2" office:value-type="date" office:date-value="2005-04-30" calcext:value-type="date">
            <text:p>2005-04-3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5]; &quot;YYYY-MM-DD&quot;); &quot;',&quot;)" office:value-type="string" office:string-value="'period_start' =&gt; '2005-04-01'," calcext:value-type="string">
            <text:p>'period_start' =&gt; '2005-04-01',</text:p>
          </table:table-cell>
          <table:table-cell table:formula="of:=COM.MICROSOFT.CONCAT(&quot;'period_end' =&gt; '&quot;; TEXT([.B15]; &quot;YYYY-MM-DD&quot;); &quot;',&quot;)" office:value-type="string" office:string-value="'period_end' =&gt; '2005-04-30'," calcext:value-type="string">
            <text:p>'period_end' =&gt; '2005-04-30',</text:p>
          </table:table-cell>
          <table:table-cell table:formula="of:=COM.MICROSOFT.CONCAT(&quot;'year' =&gt; &quot;; [.C15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1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5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5])" office:value-type="string" office:string-value="'week_in_year' =&gt; 1" calcext:value-type="string">
            <text:p>'week_in_year' =&gt; 1</text:p>
          </table:table-cell>
          <table:table-cell table:formula="of:=COM.MICROSOFT.CONCAT(&quot;[ &quot;; [.H15]; &quot; &quot;; [.I15]; &quot; &quot;; [.J15]; &quot; &quot;; [.K15]; &quot; &quot;; [.L15]; &quot; &quot;; [.M15]; &quot; ],&quot;)" office:value-type="string" office:string-value="[ 'period_start' =&gt; '2005-04-01', 'period_end' =&gt; '2005-04-30', 'year' =&gt; 2005, 'quarter' =&gt; 1, 'period' =&gt; 1, 'week_in_year' =&gt; 1 ]," calcext:value-type="string">
            <text:p>[ 'period_start' =&gt; '2005-04-01', 'period_end' =&gt; '2005-04-30', 'year' =&gt; 2005, 'quarter' =&gt; 1, 'period' =&gt; 1, 'week_in_year' =&gt; 1 ],</text:p>
          </table:table-cell>
        </table:table-row>
        <table:table-row table:style-name="ro1">
          <table:table-cell table:formula="of:=[.B15]+1" office:value-type="date" office:date-value="2005-05-01" calcext:value-type="date">
            <text:p>2005-05-01</text:p>
          </table:table-cell>
          <table:table-cell table:style-name="ce2" office:value-type="date" office:date-value="2005-05-28" calcext:value-type="date">
            <text:p>2005-05-28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6]; &quot;YYYY-MM-DD&quot;); &quot;',&quot;)" office:value-type="string" office:string-value="'period_start' =&gt; '2005-05-01'," calcext:value-type="string">
            <text:p>'period_start' =&gt; '2005-05-01',</text:p>
          </table:table-cell>
          <table:table-cell table:formula="of:=COM.MICROSOFT.CONCAT(&quot;'period_end' =&gt; '&quot;; TEXT([.B16]; &quot;YYYY-MM-DD&quot;); &quot;',&quot;)" office:value-type="string" office:string-value="'period_end' =&gt; '2005-05-28'," calcext:value-type="string">
            <text:p>'period_end' =&gt; '2005-05-28',</text:p>
          </table:table-cell>
          <table:table-cell table:formula="of:=COM.MICROSOFT.CONCAT(&quot;'year' =&gt; &quot;; [.C16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1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6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6])" office:value-type="string" office:string-value="'week_in_year' =&gt; 5" calcext:value-type="string">
            <text:p>'week_in_year' =&gt; 5</text:p>
          </table:table-cell>
          <table:table-cell table:formula="of:=COM.MICROSOFT.CONCAT(&quot;[ &quot;; [.H16]; &quot; &quot;; [.I16]; &quot; &quot;; [.J16]; &quot; &quot;; [.K16]; &quot; &quot;; [.L16]; &quot; &quot;; [.M16]; &quot; ],&quot;)" office:value-type="string" office:string-value="[ 'period_start' =&gt; '2005-05-01', 'period_end' =&gt; '2005-05-28', 'year' =&gt; 2005, 'quarter' =&gt; 1, 'period' =&gt; 2, 'week_in_year' =&gt; 5 ]," calcext:value-type="string">
            <text:p>[ 'period_start' =&gt; '2005-05-01', 'period_end' =&gt; '2005-05-28', 'year' =&gt; 2005, 'quarter' =&gt; 1, 'period' =&gt; 2, 'week_in_year' =&gt; 5 ],</text:p>
          </table:table-cell>
        </table:table-row>
        <table:table-row table:style-name="ro1">
          <table:table-cell table:formula="of:=[.B16]+1" office:value-type="date" office:date-value="2005-05-29" calcext:value-type="date">
            <text:p>2005-05-29</text:p>
          </table:table-cell>
          <table:table-cell table:style-name="ce2" office:value-type="date" office:date-value="2005-06-25" calcext:value-type="date">
            <text:p>2005-06-25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7]; &quot;YYYY-MM-DD&quot;); &quot;',&quot;)" office:value-type="string" office:string-value="'period_start' =&gt; '2005-05-29'," calcext:value-type="string">
            <text:p>'period_start' =&gt; '2005-05-29',</text:p>
          </table:table-cell>
          <table:table-cell table:formula="of:=COM.MICROSOFT.CONCAT(&quot;'period_end' =&gt; '&quot;; TEXT([.B17]; &quot;YYYY-MM-DD&quot;); &quot;',&quot;)" office:value-type="string" office:string-value="'period_end' =&gt; '2005-06-25'," calcext:value-type="string">
            <text:p>'period_end' =&gt; '2005-06-25',</text:p>
          </table:table-cell>
          <table:table-cell table:formula="of:=COM.MICROSOFT.CONCAT(&quot;'year' =&gt; &quot;; [.C17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1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7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7])" office:value-type="string" office:string-value="'week_in_year' =&gt; 9" calcext:value-type="string">
            <text:p>'week_in_year' =&gt; 9</text:p>
          </table:table-cell>
          <table:table-cell table:formula="of:=COM.MICROSOFT.CONCAT(&quot;[ &quot;; [.H17]; &quot; &quot;; [.I17]; &quot; &quot;; [.J17]; &quot; &quot;; [.K17]; &quot; &quot;; [.L17]; &quot; &quot;; [.M17]; &quot; ],&quot;)" office:value-type="string" office:string-value="[ 'period_start' =&gt; '2005-05-29', 'period_end' =&gt; '2005-06-25', 'year' =&gt; 2005, 'quarter' =&gt; 1, 'period' =&gt; 3, 'week_in_year' =&gt; 9 ]," calcext:value-type="string">
            <text:p>[ 'period_start' =&gt; '2005-05-29', 'period_end' =&gt; '2005-06-25', 'year' =&gt; 2005, 'quarter' =&gt; 1, 'period' =&gt; 3, 'week_in_year' =&gt; 9 ],</text:p>
          </table:table-cell>
        </table:table-row>
        <table:table-row table:style-name="ro1">
          <table:table-cell table:formula="of:=[.B17]+1" office:value-type="date" office:date-value="2005-06-26" calcext:value-type="date">
            <text:p>2005-06-26</text:p>
          </table:table-cell>
          <table:table-cell table:style-name="ce2" office:value-type="date" office:date-value="2005-07-23" calcext:value-type="date">
            <text:p>2005-07-23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8]; &quot;YYYY-MM-DD&quot;); &quot;',&quot;)" office:value-type="string" office:string-value="'period_start' =&gt; '2005-06-26'," calcext:value-type="string">
            <text:p>'period_start' =&gt; '2005-06-26',</text:p>
          </table:table-cell>
          <table:table-cell table:formula="of:=COM.MICROSOFT.CONCAT(&quot;'period_end' =&gt; '&quot;; TEXT([.B18]; &quot;YYYY-MM-DD&quot;); &quot;',&quot;)" office:value-type="string" office:string-value="'period_end' =&gt; '2005-07-23'," calcext:value-type="string">
            <text:p>'period_end' =&gt; '2005-07-23',</text:p>
          </table:table-cell>
          <table:table-cell table:formula="of:=COM.MICROSOFT.CONCAT(&quot;'year' =&gt; &quot;; [.C18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1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8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8])" office:value-type="string" office:string-value="'week_in_year' =&gt; 13" calcext:value-type="string">
            <text:p>'week_in_year' =&gt; 13</text:p>
          </table:table-cell>
          <table:table-cell table:formula="of:=COM.MICROSOFT.CONCAT(&quot;[ &quot;; [.H18]; &quot; &quot;; [.I18]; &quot; &quot;; [.J18]; &quot; &quot;; [.K18]; &quot; &quot;; [.L18]; &quot; &quot;; [.M18]; &quot; ],&quot;)" office:value-type="string" office:string-value="[ 'period_start' =&gt; '2005-06-26', 'period_end' =&gt; '2005-07-23', 'year' =&gt; 2005, 'quarter' =&gt; 2, 'period' =&gt; 4, 'week_in_year' =&gt; 13 ]," calcext:value-type="string">
            <text:p>[ 'period_start' =&gt; '2005-06-26', 'period_end' =&gt; '2005-07-23', 'year' =&gt; 2005, 'quarter' =&gt; 2, 'period' =&gt; 4, 'week_in_year' =&gt; 13 ],</text:p>
          </table:table-cell>
        </table:table-row>
        <table:table-row table:style-name="ro1">
          <table:table-cell table:formula="of:=[.B18]+1" office:value-type="date" office:date-value="2005-07-24" calcext:value-type="date">
            <text:p>2005-07-24</text:p>
          </table:table-cell>
          <table:table-cell table:style-name="ce2" office:value-type="date" office:date-value="2005-08-20" calcext:value-type="date">
            <text:p>2005-08-20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8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9]; &quot;YYYY-MM-DD&quot;); &quot;',&quot;)" office:value-type="string" office:string-value="'period_start' =&gt; '2005-07-24'," calcext:value-type="string">
            <text:p>'period_start' =&gt; '2005-07-24',</text:p>
          </table:table-cell>
          <table:table-cell table:formula="of:=COM.MICROSOFT.CONCAT(&quot;'period_end' =&gt; '&quot;; TEXT([.B19]; &quot;YYYY-MM-DD&quot;); &quot;',&quot;)" office:value-type="string" office:string-value="'period_end' =&gt; '2005-08-20'," calcext:value-type="string">
            <text:p>'period_end' =&gt; '2005-08-20',</text:p>
          </table:table-cell>
          <table:table-cell table:formula="of:=COM.MICROSOFT.CONCAT(&quot;'year' =&gt; &quot;; [.C19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1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9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9])" office:value-type="string" office:string-value="'week_in_year' =&gt; 17" calcext:value-type="string">
            <text:p>'week_in_year' =&gt; 17</text:p>
          </table:table-cell>
          <table:table-cell table:formula="of:=COM.MICROSOFT.CONCAT(&quot;[ &quot;; [.H19]; &quot; &quot;; [.I19]; &quot; &quot;; [.J19]; &quot; &quot;; [.K19]; &quot; &quot;; [.L19]; &quot; &quot;; [.M19]; &quot; ],&quot;)" office:value-type="string" office:string-value="[ 'period_start' =&gt; '2005-07-24', 'period_end' =&gt; '2005-08-20', 'year' =&gt; 2005, 'quarter' =&gt; 2, 'period' =&gt; 5, 'week_in_year' =&gt; 17 ]," calcext:value-type="string">
            <text:p>[ 'period_start' =&gt; '2005-07-24', 'period_end' =&gt; '2005-08-20', 'year' =&gt; 2005, 'quarter' =&gt; 2, 'period' =&gt; 5, 'week_in_year' =&gt; 17 ],</text:p>
          </table:table-cell>
        </table:table-row>
        <table:table-row table:style-name="ro1">
          <table:table-cell table:formula="of:=[.B19]+1" office:value-type="date" office:date-value="2005-08-21" calcext:value-type="date">
            <text:p>2005-08-21</text:p>
          </table:table-cell>
          <table:table-cell table:style-name="ce2" office:value-type="date" office:date-value="2005-09-17" calcext:value-type="date">
            <text:p>2005-09-17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9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0]; &quot;YYYY-MM-DD&quot;); &quot;',&quot;)" office:value-type="string" office:string-value="'period_start' =&gt; '2005-08-21'," calcext:value-type="string">
            <text:p>'period_start' =&gt; '2005-08-21',</text:p>
          </table:table-cell>
          <table:table-cell table:formula="of:=COM.MICROSOFT.CONCAT(&quot;'period_end' =&gt; '&quot;; TEXT([.B20]; &quot;YYYY-MM-DD&quot;); &quot;',&quot;)" office:value-type="string" office:string-value="'period_end' =&gt; '2005-09-17'," calcext:value-type="string">
            <text:p>'period_end' =&gt; '2005-09-17',</text:p>
          </table:table-cell>
          <table:table-cell table:formula="of:=COM.MICROSOFT.CONCAT(&quot;'year' =&gt; &quot;; [.C20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0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0])" office:value-type="string" office:string-value="'week_in_year' =&gt; 21" calcext:value-type="string">
            <text:p>'week_in_year' =&gt; 21</text:p>
          </table:table-cell>
          <table:table-cell table:formula="of:=COM.MICROSOFT.CONCAT(&quot;[ &quot;; [.H20]; &quot; &quot;; [.I20]; &quot; &quot;; [.J20]; &quot; &quot;; [.K20]; &quot; &quot;; [.L20]; &quot; &quot;; [.M20]; &quot; ],&quot;)" office:value-type="string" office:string-value="[ 'period_start' =&gt; '2005-08-21', 'period_end' =&gt; '2005-09-17', 'year' =&gt; 2005, 'quarter' =&gt; 2, 'period' =&gt; 6, 'week_in_year' =&gt; 21 ]," calcext:value-type="string">
            <text:p>[ 'period_start' =&gt; '2005-08-21', 'period_end' =&gt; '2005-09-17', 'year' =&gt; 2005, 'quarter' =&gt; 2, 'period' =&gt; 6, 'week_in_year' =&gt; 21 ],</text:p>
          </table:table-cell>
        </table:table-row>
        <table:table-row table:style-name="ro1">
          <table:table-cell table:formula="of:=[.B20]+1" office:value-type="date" office:date-value="2005-09-18" calcext:value-type="date">
            <text:p>2005-09-18</text:p>
          </table:table-cell>
          <table:table-cell table:style-name="ce2" office:value-type="date" office:date-value="2005-10-15" calcext:value-type="date">
            <text:p>2005-10-15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0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1]; &quot;YYYY-MM-DD&quot;); &quot;',&quot;)" office:value-type="string" office:string-value="'period_start' =&gt; '2005-09-18'," calcext:value-type="string">
            <text:p>'period_start' =&gt; '2005-09-18',</text:p>
          </table:table-cell>
          <table:table-cell table:formula="of:=COM.MICROSOFT.CONCAT(&quot;'period_end' =&gt; '&quot;; TEXT([.B21]; &quot;YYYY-MM-DD&quot;); &quot;',&quot;)" office:value-type="string" office:string-value="'period_end' =&gt; '2005-10-15'," calcext:value-type="string">
            <text:p>'period_end' =&gt; '2005-10-15',</text:p>
          </table:table-cell>
          <table:table-cell table:formula="of:=COM.MICROSOFT.CONCAT(&quot;'year' =&gt; &quot;; [.C21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1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1])" office:value-type="string" office:string-value="'week_in_year' =&gt; 25" calcext:value-type="string">
            <text:p>'week_in_year' =&gt; 25</text:p>
          </table:table-cell>
          <table:table-cell table:formula="of:=COM.MICROSOFT.CONCAT(&quot;[ &quot;; [.H21]; &quot; &quot;; [.I21]; &quot; &quot;; [.J21]; &quot; &quot;; [.K21]; &quot; &quot;; [.L21]; &quot; &quot;; [.M21]; &quot; ],&quot;)" office:value-type="string" office:string-value="[ 'period_start' =&gt; '2005-09-18', 'period_end' =&gt; '2005-10-15', 'year' =&gt; 2005, 'quarter' =&gt; 3, 'period' =&gt; 7, 'week_in_year' =&gt; 25 ]," calcext:value-type="string">
            <text:p>[ 'period_start' =&gt; '2005-09-18', 'period_end' =&gt; '2005-10-15', 'year' =&gt; 2005, 'quarter' =&gt; 3, 'period' =&gt; 7, 'week_in_year' =&gt; 25 ],</text:p>
          </table:table-cell>
        </table:table-row>
        <table:table-row table:style-name="ro1">
          <table:table-cell table:formula="of:=[.B21]+1" office:value-type="date" office:date-value="2005-10-16" calcext:value-type="date">
            <text:p>2005-10-16</text:p>
          </table:table-cell>
          <table:table-cell table:style-name="ce2" office:value-type="date" office:date-value="2005-11-12" calcext:value-type="date">
            <text:p>2005-11-12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1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2]; &quot;YYYY-MM-DD&quot;); &quot;',&quot;)" office:value-type="string" office:string-value="'period_start' =&gt; '2005-10-16'," calcext:value-type="string">
            <text:p>'period_start' =&gt; '2005-10-16',</text:p>
          </table:table-cell>
          <table:table-cell table:formula="of:=COM.MICROSOFT.CONCAT(&quot;'period_end' =&gt; '&quot;; TEXT([.B22]; &quot;YYYY-MM-DD&quot;); &quot;',&quot;)" office:value-type="string" office:string-value="'period_end' =&gt; '2005-11-12'," calcext:value-type="string">
            <text:p>'period_end' =&gt; '2005-11-12',</text:p>
          </table:table-cell>
          <table:table-cell table:formula="of:=COM.MICROSOFT.CONCAT(&quot;'year' =&gt; &quot;; [.C22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2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2])" office:value-type="string" office:string-value="'week_in_year' =&gt; 29" calcext:value-type="string">
            <text:p>'week_in_year' =&gt; 29</text:p>
          </table:table-cell>
          <table:table-cell table:formula="of:=COM.MICROSOFT.CONCAT(&quot;[ &quot;; [.H22]; &quot; &quot;; [.I22]; &quot; &quot;; [.J22]; &quot; &quot;; [.K22]; &quot; &quot;; [.L22]; &quot; &quot;; [.M22]; &quot; ],&quot;)" office:value-type="string" office:string-value="[ 'period_start' =&gt; '2005-10-16', 'period_end' =&gt; '2005-11-12', 'year' =&gt; 2005, 'quarter' =&gt; 3, 'period' =&gt; 8, 'week_in_year' =&gt; 29 ]," calcext:value-type="string">
            <text:p>[ 'period_start' =&gt; '2005-10-16', 'period_end' =&gt; '2005-11-12', 'year' =&gt; 2005, 'quarter' =&gt; 3, 'period' =&gt; 8, 'week_in_year' =&gt; 29 ],</text:p>
          </table:table-cell>
        </table:table-row>
        <table:table-row table:style-name="ro1">
          <table:table-cell table:formula="of:=[.B22]+1" office:value-type="date" office:date-value="2005-11-13" calcext:value-type="date">
            <text:p>2005-11-13</text:p>
          </table:table-cell>
          <table:table-cell table:style-name="ce2" office:value-type="date" office:date-value="2005-12-10" calcext:value-type="date">
            <text:p>2005-12-10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2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3]; &quot;YYYY-MM-DD&quot;); &quot;',&quot;)" office:value-type="string" office:string-value="'period_start' =&gt; '2005-11-13'," calcext:value-type="string">
            <text:p>'period_start' =&gt; '2005-11-13',</text:p>
          </table:table-cell>
          <table:table-cell table:formula="of:=COM.MICROSOFT.CONCAT(&quot;'period_end' =&gt; '&quot;; TEXT([.B23]; &quot;YYYY-MM-DD&quot;); &quot;',&quot;)" office:value-type="string" office:string-value="'period_end' =&gt; '2005-12-10'," calcext:value-type="string">
            <text:p>'period_end' =&gt; '2005-12-10',</text:p>
          </table:table-cell>
          <table:table-cell table:formula="of:=COM.MICROSOFT.CONCAT(&quot;'year' =&gt; &quot;; [.C23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3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3])" office:value-type="string" office:string-value="'week_in_year' =&gt; 33" calcext:value-type="string">
            <text:p>'week_in_year' =&gt; 33</text:p>
          </table:table-cell>
          <table:table-cell table:formula="of:=COM.MICROSOFT.CONCAT(&quot;[ &quot;; [.H23]; &quot; &quot;; [.I23]; &quot; &quot;; [.J23]; &quot; &quot;; [.K23]; &quot; &quot;; [.L23]; &quot; &quot;; [.M23]; &quot; ],&quot;)" office:value-type="string" office:string-value="[ 'period_start' =&gt; '2005-11-13', 'period_end' =&gt; '2005-12-10', 'year' =&gt; 2005, 'quarter' =&gt; 3, 'period' =&gt; 9, 'week_in_year' =&gt; 33 ]," calcext:value-type="string">
            <text:p>[ 'period_start' =&gt; '2005-11-13', 'period_end' =&gt; '2005-12-10', 'year' =&gt; 2005, 'quarter' =&gt; 3, 'period' =&gt; 9, 'week_in_year' =&gt; 33 ],</text:p>
          </table:table-cell>
        </table:table-row>
        <table:table-row table:style-name="ro1">
          <table:table-cell table:formula="of:=[.B23]+1" office:value-type="date" office:date-value="2005-12-11" calcext:value-type="date">
            <text:p>2005-12-11</text:p>
          </table:table-cell>
          <table:table-cell table:style-name="ce2" office:value-type="date" office:date-value="2006-01-07" calcext:value-type="date">
            <text:p>2006-01-07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3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4]; &quot;YYYY-MM-DD&quot;); &quot;',&quot;)" office:value-type="string" office:string-value="'period_start' =&gt; '2005-12-11'," calcext:value-type="string">
            <text:p>'period_start' =&gt; '2005-12-11',</text:p>
          </table:table-cell>
          <table:table-cell table:formula="of:=COM.MICROSOFT.CONCAT(&quot;'period_end' =&gt; '&quot;; TEXT([.B24]; &quot;YYYY-MM-DD&quot;); &quot;',&quot;)" office:value-type="string" office:string-value="'period_end' =&gt; '2006-01-07'," calcext:value-type="string">
            <text:p>'period_end' =&gt; '2006-01-07',</text:p>
          </table:table-cell>
          <table:table-cell table:formula="of:=COM.MICROSOFT.CONCAT(&quot;'year' =&gt; &quot;; [.C24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4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4])" office:value-type="string" office:string-value="'week_in_year' =&gt; 37" calcext:value-type="string">
            <text:p>'week_in_year' =&gt; 37</text:p>
          </table:table-cell>
          <table:table-cell table:formula="of:=COM.MICROSOFT.CONCAT(&quot;[ &quot;; [.H24]; &quot; &quot;; [.I24]; &quot; &quot;; [.J24]; &quot; &quot;; [.K24]; &quot; &quot;; [.L24]; &quot; &quot;; [.M24]; &quot; ],&quot;)" office:value-type="string" office:string-value="[ 'period_start' =&gt; '2005-12-11', 'period_end' =&gt; '2006-01-07', 'year' =&gt; 2005, 'quarter' =&gt; 4, 'period' =&gt; 10, 'week_in_year' =&gt; 37 ]," calcext:value-type="string">
            <text:p>[ 'period_start' =&gt; '2005-12-11', 'period_end' =&gt; '2006-01-07', 'year' =&gt; 2005, 'quarter' =&gt; 4, 'period' =&gt; 10, 'week_in_year' =&gt; 37 ],</text:p>
          </table:table-cell>
        </table:table-row>
        <table:table-row table:style-name="ro1">
          <table:table-cell table:formula="of:=[.B24]+1" office:value-type="date" office:date-value="2006-01-08" calcext:value-type="date">
            <text:p>2006-01-08</text:p>
          </table:table-cell>
          <table:table-cell table:style-name="ce2" office:value-type="date" office:date-value="2006-02-04" calcext:value-type="date">
            <text:p>2006-02-04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4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5]; &quot;YYYY-MM-DD&quot;); &quot;',&quot;)" office:value-type="string" office:string-value="'period_start' =&gt; '2006-01-08'," calcext:value-type="string">
            <text:p>'period_start' =&gt; '2006-01-08',</text:p>
          </table:table-cell>
          <table:table-cell table:formula="of:=COM.MICROSOFT.CONCAT(&quot;'period_end' =&gt; '&quot;; TEXT([.B25]; &quot;YYYY-MM-DD&quot;); &quot;',&quot;)" office:value-type="string" office:string-value="'period_end' =&gt; '2006-02-04'," calcext:value-type="string">
            <text:p>'period_end' =&gt; '2006-02-04',</text:p>
          </table:table-cell>
          <table:table-cell table:formula="of:=COM.MICROSOFT.CONCAT(&quot;'year' =&gt; &quot;; [.C25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5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5])" office:value-type="string" office:string-value="'week_in_year' =&gt; 41" calcext:value-type="string">
            <text:p>'week_in_year' =&gt; 41</text:p>
          </table:table-cell>
          <table:table-cell table:formula="of:=COM.MICROSOFT.CONCAT(&quot;[ &quot;; [.H25]; &quot; &quot;; [.I25]; &quot; &quot;; [.J25]; &quot; &quot;; [.K25]; &quot; &quot;; [.L25]; &quot; &quot;; [.M25]; &quot; ],&quot;)" office:value-type="string" office:string-value="[ 'period_start' =&gt; '2006-01-08', 'period_end' =&gt; '2006-02-04', 'year' =&gt; 2005, 'quarter' =&gt; 4, 'period' =&gt; 11, 'week_in_year' =&gt; 41 ]," calcext:value-type="string">
            <text:p>[ 'period_start' =&gt; '2006-01-08', 'period_end' =&gt; '2006-02-04', 'year' =&gt; 2005, 'quarter' =&gt; 4, 'period' =&gt; 11, 'week_in_year' =&gt; 41 ],</text:p>
          </table:table-cell>
        </table:table-row>
        <table:table-row table:style-name="ro1">
          <table:table-cell table:formula="of:=[.B25]+1" office:value-type="date" office:date-value="2006-02-05" calcext:value-type="date">
            <text:p>2006-02-05</text:p>
          </table:table-cell>
          <table:table-cell table:style-name="ce2" office:value-type="date" office:date-value="2006-03-04" calcext:value-type="date">
            <text:p>2006-03-04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5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6]; &quot;YYYY-MM-DD&quot;); &quot;',&quot;)" office:value-type="string" office:string-value="'period_start' =&gt; '2006-02-05'," calcext:value-type="string">
            <text:p>'period_start' =&gt; '2006-02-05',</text:p>
          </table:table-cell>
          <table:table-cell table:formula="of:=COM.MICROSOFT.CONCAT(&quot;'period_end' =&gt; '&quot;; TEXT([.B26]; &quot;YYYY-MM-DD&quot;); &quot;',&quot;)" office:value-type="string" office:string-value="'period_end' =&gt; '2006-03-04'," calcext:value-type="string">
            <text:p>'period_end' =&gt; '2006-03-04',</text:p>
          </table:table-cell>
          <table:table-cell table:formula="of:=COM.MICROSOFT.CONCAT(&quot;'year' =&gt; &quot;; [.C26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6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6])" office:value-type="string" office:string-value="'week_in_year' =&gt; 45" calcext:value-type="string">
            <text:p>'week_in_year' =&gt; 45</text:p>
          </table:table-cell>
          <table:table-cell table:formula="of:=COM.MICROSOFT.CONCAT(&quot;[ &quot;; [.H26]; &quot; &quot;; [.I26]; &quot; &quot;; [.J26]; &quot; &quot;; [.K26]; &quot; &quot;; [.L26]; &quot; &quot;; [.M26]; &quot; ],&quot;)" office:value-type="string" office:string-value="[ 'period_start' =&gt; '2006-02-05', 'period_end' =&gt; '2006-03-04', 'year' =&gt; 2005, 'quarter' =&gt; 4, 'period' =&gt; 12, 'week_in_year' =&gt; 45 ]," calcext:value-type="string">
            <text:p>[ 'period_start' =&gt; '2006-02-05', 'period_end' =&gt; '2006-03-04', 'year' =&gt; 2005, 'quarter' =&gt; 4, 'period' =&gt; 12, 'week_in_year' =&gt; 45 ],</text:p>
          </table:table-cell>
        </table:table-row>
        <table:table-row table:style-name="ro1">
          <table:table-cell table:formula="of:=[.B26]+1" office:value-type="date" office:date-value="2006-03-05" calcext:value-type="date">
            <text:p>2006-03-05</text:p>
          </table:table-cell>
          <table:table-cell table:style-name="ce2" office:value-type="date" office:date-value="2006-03-31" calcext:value-type="date">
            <text:p>2006-03-31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6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7]; &quot;YYYY-MM-DD&quot;); &quot;',&quot;)" office:value-type="string" office:string-value="'period_start' =&gt; '2006-03-05'," calcext:value-type="string">
            <text:p>'period_start' =&gt; '2006-03-05',</text:p>
          </table:table-cell>
          <table:table-cell table:formula="of:=COM.MICROSOFT.CONCAT(&quot;'period_end' =&gt; '&quot;; TEXT([.B27]; &quot;YYYY-MM-DD&quot;); &quot;',&quot;)" office:value-type="string" office:string-value="'period_end' =&gt; '2006-03-31'," calcext:value-type="string">
            <text:p>'period_end' =&gt; '2006-03-31',</text:p>
          </table:table-cell>
          <table:table-cell table:formula="of:=COM.MICROSOFT.CONCAT(&quot;'year' =&gt; &quot;; [.C27]; &quot;,&quot;)" office:value-type="string" office:string-value="'year' =&gt; 2005," calcext:value-type="string">
            <text:p>'year' =&gt; 2005,</text:p>
          </table:table-cell>
          <table:table-cell table:formula="of:=COM.MICROSOFT.CONCAT(&quot;'quarter' =&gt; &quot;; [.D2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7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7])" office:value-type="string" office:string-value="'week_in_year' =&gt; 49" calcext:value-type="string">
            <text:p>'week_in_year' =&gt; 49</text:p>
          </table:table-cell>
          <table:table-cell table:formula="of:=COM.MICROSOFT.CONCAT(&quot;[ &quot;; [.H27]; &quot; &quot;; [.I27]; &quot; &quot;; [.J27]; &quot; &quot;; [.K27]; &quot; &quot;; [.L27]; &quot; &quot;; [.M27]; &quot; ],&quot;)" office:value-type="string" office:string-value="[ 'period_start' =&gt; '2006-03-05', 'period_end' =&gt; '2006-03-31', 'year' =&gt; 2005, 'quarter' =&gt; 4, 'period' =&gt; 13, 'week_in_year' =&gt; 49 ]," calcext:value-type="string">
            <text:p>[ 'period_start' =&gt; '2006-03-05', 'period_end' =&gt; '2006-03-31', 'year' =&gt; 2005, 'quarter' =&gt; 4, 'period' =&gt; 13, 'week_in_year' =&gt; 49 ],</text:p>
          </table:table-cell>
        </table:table-row>
        <table:table-row table:style-name="ro1">
          <table:table-cell table:formula="of:=[.B27]+1" office:value-type="date" office:date-value="2006-04-01" calcext:value-type="date">
            <text:p>2006-04-01</text:p>
          </table:table-cell>
          <table:table-cell table:style-name="ce2" office:value-type="date" office:date-value="2006-04-29" calcext:value-type="date">
            <text:p>2006-04-29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8]; &quot;YYYY-MM-DD&quot;); &quot;',&quot;)" office:value-type="string" office:string-value="'period_start' =&gt; '2006-04-01'," calcext:value-type="string">
            <text:p>'period_start' =&gt; '2006-04-01',</text:p>
          </table:table-cell>
          <table:table-cell table:formula="of:=COM.MICROSOFT.CONCAT(&quot;'period_end' =&gt; '&quot;; TEXT([.B28]; &quot;YYYY-MM-DD&quot;); &quot;',&quot;)" office:value-type="string" office:string-value="'period_end' =&gt; '2006-04-29'," calcext:value-type="string">
            <text:p>'period_end' =&gt; '2006-04-29',</text:p>
          </table:table-cell>
          <table:table-cell table:formula="of:=COM.MICROSOFT.CONCAT(&quot;'year' =&gt; &quot;; [.C28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2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8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8])" office:value-type="string" office:string-value="'week_in_year' =&gt; 1" calcext:value-type="string">
            <text:p>'week_in_year' =&gt; 1</text:p>
          </table:table-cell>
          <table:table-cell table:formula="of:=COM.MICROSOFT.CONCAT(&quot;[ &quot;; [.H28]; &quot; &quot;; [.I28]; &quot; &quot;; [.J28]; &quot; &quot;; [.K28]; &quot; &quot;; [.L28]; &quot; &quot;; [.M28]; &quot; ],&quot;)" office:value-type="string" office:string-value="[ 'period_start' =&gt; '2006-04-01', 'period_end' =&gt; '2006-04-29', 'year' =&gt; 2006, 'quarter' =&gt; 1, 'period' =&gt; 1, 'week_in_year' =&gt; 1 ]," calcext:value-type="string">
            <text:p>[ 'period_start' =&gt; '2006-04-01', 'period_end' =&gt; '2006-04-29', 'year' =&gt; 2006, 'quarter' =&gt; 1, 'period' =&gt; 1, 'week_in_year' =&gt; 1 ],</text:p>
          </table:table-cell>
        </table:table-row>
        <table:table-row table:style-name="ro1">
          <table:table-cell table:formula="of:=[.B28]+1" office:value-type="date" office:date-value="2006-04-30" calcext:value-type="date">
            <text:p>2006-04-30</text:p>
          </table:table-cell>
          <table:table-cell table:style-name="ce2" office:value-type="date" office:date-value="2006-05-27" calcext:value-type="date">
            <text:p>2006-05-27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9]; &quot;YYYY-MM-DD&quot;); &quot;',&quot;)" office:value-type="string" office:string-value="'period_start' =&gt; '2006-04-30'," calcext:value-type="string">
            <text:p>'period_start' =&gt; '2006-04-30',</text:p>
          </table:table-cell>
          <table:table-cell table:formula="of:=COM.MICROSOFT.CONCAT(&quot;'period_end' =&gt; '&quot;; TEXT([.B29]; &quot;YYYY-MM-DD&quot;); &quot;',&quot;)" office:value-type="string" office:string-value="'period_end' =&gt; '2006-05-27'," calcext:value-type="string">
            <text:p>'period_end' =&gt; '2006-05-27',</text:p>
          </table:table-cell>
          <table:table-cell table:formula="of:=COM.MICROSOFT.CONCAT(&quot;'year' =&gt; &quot;; [.C29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2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9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9])" office:value-type="string" office:string-value="'week_in_year' =&gt; 5" calcext:value-type="string">
            <text:p>'week_in_year' =&gt; 5</text:p>
          </table:table-cell>
          <table:table-cell table:formula="of:=COM.MICROSOFT.CONCAT(&quot;[ &quot;; [.H29]; &quot; &quot;; [.I29]; &quot; &quot;; [.J29]; &quot; &quot;; [.K29]; &quot; &quot;; [.L29]; &quot; &quot;; [.M29]; &quot; ],&quot;)" office:value-type="string" office:string-value="[ 'period_start' =&gt; '2006-04-30', 'period_end' =&gt; '2006-05-27', 'year' =&gt; 2006, 'quarter' =&gt; 1, 'period' =&gt; 2, 'week_in_year' =&gt; 5 ]," calcext:value-type="string">
            <text:p>[ 'period_start' =&gt; '2006-04-30', 'period_end' =&gt; '2006-05-27', 'year' =&gt; 2006, 'quarter' =&gt; 1, 'period' =&gt; 2, 'week_in_year' =&gt; 5 ],</text:p>
          </table:table-cell>
        </table:table-row>
        <table:table-row table:style-name="ro1">
          <table:table-cell table:formula="of:=[.B29]+1" office:value-type="date" office:date-value="2006-05-28" calcext:value-type="date">
            <text:p>2006-05-28</text:p>
          </table:table-cell>
          <table:table-cell table:style-name="ce2" office:value-type="date" office:date-value="2006-06-24" calcext:value-type="date">
            <text:p>2006-06-24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0]; &quot;YYYY-MM-DD&quot;); &quot;',&quot;)" office:value-type="string" office:string-value="'period_start' =&gt; '2006-05-28'," calcext:value-type="string">
            <text:p>'period_start' =&gt; '2006-05-28',</text:p>
          </table:table-cell>
          <table:table-cell table:formula="of:=COM.MICROSOFT.CONCAT(&quot;'period_end' =&gt; '&quot;; TEXT([.B30]; &quot;YYYY-MM-DD&quot;); &quot;',&quot;)" office:value-type="string" office:string-value="'period_end' =&gt; '2006-06-24'," calcext:value-type="string">
            <text:p>'period_end' =&gt; '2006-06-24',</text:p>
          </table:table-cell>
          <table:table-cell table:formula="of:=COM.MICROSOFT.CONCAT(&quot;'year' =&gt; &quot;; [.C30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0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0])" office:value-type="string" office:string-value="'week_in_year' =&gt; 9" calcext:value-type="string">
            <text:p>'week_in_year' =&gt; 9</text:p>
          </table:table-cell>
          <table:table-cell table:formula="of:=COM.MICROSOFT.CONCAT(&quot;[ &quot;; [.H30]; &quot; &quot;; [.I30]; &quot; &quot;; [.J30]; &quot; &quot;; [.K30]; &quot; &quot;; [.L30]; &quot; &quot;; [.M30]; &quot; ],&quot;)" office:value-type="string" office:string-value="[ 'period_start' =&gt; '2006-05-28', 'period_end' =&gt; '2006-06-24', 'year' =&gt; 2006, 'quarter' =&gt; 1, 'period' =&gt; 3, 'week_in_year' =&gt; 9 ]," calcext:value-type="string">
            <text:p>[ 'period_start' =&gt; '2006-05-28', 'period_end' =&gt; '2006-06-24', 'year' =&gt; 2006, 'quarter' =&gt; 1, 'period' =&gt; 3, 'week_in_year' =&gt; 9 ],</text:p>
          </table:table-cell>
        </table:table-row>
        <table:table-row table:style-name="ro1">
          <table:table-cell table:formula="of:=[.B30]+1" office:value-type="date" office:date-value="2006-06-25" calcext:value-type="date">
            <text:p>2006-06-25</text:p>
          </table:table-cell>
          <table:table-cell table:style-name="ce2" office:value-type="date" office:date-value="2006-07-22" calcext:value-type="date">
            <text:p>2006-07-22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1]; &quot;YYYY-MM-DD&quot;); &quot;',&quot;)" office:value-type="string" office:string-value="'period_start' =&gt; '2006-06-25'," calcext:value-type="string">
            <text:p>'period_start' =&gt; '2006-06-25',</text:p>
          </table:table-cell>
          <table:table-cell table:formula="of:=COM.MICROSOFT.CONCAT(&quot;'period_end' =&gt; '&quot;; TEXT([.B31]; &quot;YYYY-MM-DD&quot;); &quot;',&quot;)" office:value-type="string" office:string-value="'period_end' =&gt; '2006-07-22'," calcext:value-type="string">
            <text:p>'period_end' =&gt; '2006-07-22',</text:p>
          </table:table-cell>
          <table:table-cell table:formula="of:=COM.MICROSOFT.CONCAT(&quot;'year' =&gt; &quot;; [.C31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1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1])" office:value-type="string" office:string-value="'week_in_year' =&gt; 13" calcext:value-type="string">
            <text:p>'week_in_year' =&gt; 13</text:p>
          </table:table-cell>
          <table:table-cell table:formula="of:=COM.MICROSOFT.CONCAT(&quot;[ &quot;; [.H31]; &quot; &quot;; [.I31]; &quot; &quot;; [.J31]; &quot; &quot;; [.K31]; &quot; &quot;; [.L31]; &quot; &quot;; [.M31]; &quot; ],&quot;)" office:value-type="string" office:string-value="[ 'period_start' =&gt; '2006-06-25', 'period_end' =&gt; '2006-07-22', 'year' =&gt; 2006, 'quarter' =&gt; 2, 'period' =&gt; 4, 'week_in_year' =&gt; 13 ]," calcext:value-type="string">
            <text:p>[ 'period_start' =&gt; '2006-06-25', 'period_end' =&gt; '2006-07-22', 'year' =&gt; 2006, 'quarter' =&gt; 2, 'period' =&gt; 4, 'week_in_year' =&gt; 13 ],</text:p>
          </table:table-cell>
        </table:table-row>
        <table:table-row table:style-name="ro1">
          <table:table-cell table:formula="of:=[.B31]+1" office:value-type="date" office:date-value="2006-07-23" calcext:value-type="date">
            <text:p>2006-07-23</text:p>
          </table:table-cell>
          <table:table-cell table:style-name="ce2" office:value-type="date" office:date-value="2006-08-19" calcext:value-type="date">
            <text:p>2006-08-19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1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2]; &quot;YYYY-MM-DD&quot;); &quot;',&quot;)" office:value-type="string" office:string-value="'period_start' =&gt; '2006-07-23'," calcext:value-type="string">
            <text:p>'period_start' =&gt; '2006-07-23',</text:p>
          </table:table-cell>
          <table:table-cell table:formula="of:=COM.MICROSOFT.CONCAT(&quot;'period_end' =&gt; '&quot;; TEXT([.B32]; &quot;YYYY-MM-DD&quot;); &quot;',&quot;)" office:value-type="string" office:string-value="'period_end' =&gt; '2006-08-19'," calcext:value-type="string">
            <text:p>'period_end' =&gt; '2006-08-19',</text:p>
          </table:table-cell>
          <table:table-cell table:formula="of:=COM.MICROSOFT.CONCAT(&quot;'year' =&gt; &quot;; [.C32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2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2])" office:value-type="string" office:string-value="'week_in_year' =&gt; 17" calcext:value-type="string">
            <text:p>'week_in_year' =&gt; 17</text:p>
          </table:table-cell>
          <table:table-cell table:formula="of:=COM.MICROSOFT.CONCAT(&quot;[ &quot;; [.H32]; &quot; &quot;; [.I32]; &quot; &quot;; [.J32]; &quot; &quot;; [.K32]; &quot; &quot;; [.L32]; &quot; &quot;; [.M32]; &quot; ],&quot;)" office:value-type="string" office:string-value="[ 'period_start' =&gt; '2006-07-23', 'period_end' =&gt; '2006-08-19', 'year' =&gt; 2006, 'quarter' =&gt; 2, 'period' =&gt; 5, 'week_in_year' =&gt; 17 ]," calcext:value-type="string">
            <text:p>[ 'period_start' =&gt; '2006-07-23', 'period_end' =&gt; '2006-08-19', 'year' =&gt; 2006, 'quarter' =&gt; 2, 'period' =&gt; 5, 'week_in_year' =&gt; 17 ],</text:p>
          </table:table-cell>
        </table:table-row>
        <table:table-row table:style-name="ro1">
          <table:table-cell table:formula="of:=[.B32]+1" office:value-type="date" office:date-value="2006-08-20" calcext:value-type="date">
            <text:p>2006-08-20</text:p>
          </table:table-cell>
          <table:table-cell table:style-name="ce2" office:value-type="date" office:date-value="2006-09-16" calcext:value-type="date">
            <text:p>2006-09-16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2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3]; &quot;YYYY-MM-DD&quot;); &quot;',&quot;)" office:value-type="string" office:string-value="'period_start' =&gt; '2006-08-20'," calcext:value-type="string">
            <text:p>'period_start' =&gt; '2006-08-20',</text:p>
          </table:table-cell>
          <table:table-cell table:formula="of:=COM.MICROSOFT.CONCAT(&quot;'period_end' =&gt; '&quot;; TEXT([.B33]; &quot;YYYY-MM-DD&quot;); &quot;',&quot;)" office:value-type="string" office:string-value="'period_end' =&gt; '2006-09-16'," calcext:value-type="string">
            <text:p>'period_end' =&gt; '2006-09-16',</text:p>
          </table:table-cell>
          <table:table-cell table:formula="of:=COM.MICROSOFT.CONCAT(&quot;'year' =&gt; &quot;; [.C33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3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3])" office:value-type="string" office:string-value="'week_in_year' =&gt; 21" calcext:value-type="string">
            <text:p>'week_in_year' =&gt; 21</text:p>
          </table:table-cell>
          <table:table-cell table:formula="of:=COM.MICROSOFT.CONCAT(&quot;[ &quot;; [.H33]; &quot; &quot;; [.I33]; &quot; &quot;; [.J33]; &quot; &quot;; [.K33]; &quot; &quot;; [.L33]; &quot; &quot;; [.M33]; &quot; ],&quot;)" office:value-type="string" office:string-value="[ 'period_start' =&gt; '2006-08-20', 'period_end' =&gt; '2006-09-16', 'year' =&gt; 2006, 'quarter' =&gt; 2, 'period' =&gt; 6, 'week_in_year' =&gt; 21 ]," calcext:value-type="string">
            <text:p>[ 'period_start' =&gt; '2006-08-20', 'period_end' =&gt; '2006-09-16', 'year' =&gt; 2006, 'quarter' =&gt; 2, 'period' =&gt; 6, 'week_in_year' =&gt; 21 ],</text:p>
          </table:table-cell>
        </table:table-row>
        <table:table-row table:style-name="ro1">
          <table:table-cell table:formula="of:=[.B33]+1" office:value-type="date" office:date-value="2006-09-17" calcext:value-type="date">
            <text:p>2006-09-17</text:p>
          </table:table-cell>
          <table:table-cell table:style-name="ce2" office:value-type="date" office:date-value="2006-10-14" calcext:value-type="date">
            <text:p>2006-10-14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3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4]; &quot;YYYY-MM-DD&quot;); &quot;',&quot;)" office:value-type="string" office:string-value="'period_start' =&gt; '2006-09-17'," calcext:value-type="string">
            <text:p>'period_start' =&gt; '2006-09-17',</text:p>
          </table:table-cell>
          <table:table-cell table:formula="of:=COM.MICROSOFT.CONCAT(&quot;'period_end' =&gt; '&quot;; TEXT([.B34]; &quot;YYYY-MM-DD&quot;); &quot;',&quot;)" office:value-type="string" office:string-value="'period_end' =&gt; '2006-10-14'," calcext:value-type="string">
            <text:p>'period_end' =&gt; '2006-10-14',</text:p>
          </table:table-cell>
          <table:table-cell table:formula="of:=COM.MICROSOFT.CONCAT(&quot;'year' =&gt; &quot;; [.C34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4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4])" office:value-type="string" office:string-value="'week_in_year' =&gt; 25" calcext:value-type="string">
            <text:p>'week_in_year' =&gt; 25</text:p>
          </table:table-cell>
          <table:table-cell table:formula="of:=COM.MICROSOFT.CONCAT(&quot;[ &quot;; [.H34]; &quot; &quot;; [.I34]; &quot; &quot;; [.J34]; &quot; &quot;; [.K34]; &quot; &quot;; [.L34]; &quot; &quot;; [.M34]; &quot; ],&quot;)" office:value-type="string" office:string-value="[ 'period_start' =&gt; '2006-09-17', 'period_end' =&gt; '2006-10-14', 'year' =&gt; 2006, 'quarter' =&gt; 3, 'period' =&gt; 7, 'week_in_year' =&gt; 25 ]," calcext:value-type="string">
            <text:p>[ 'period_start' =&gt; '2006-09-17', 'period_end' =&gt; '2006-10-14', 'year' =&gt; 2006, 'quarter' =&gt; 3, 'period' =&gt; 7, 'week_in_year' =&gt; 25 ],</text:p>
          </table:table-cell>
        </table:table-row>
        <table:table-row table:style-name="ro1">
          <table:table-cell table:formula="of:=[.B34]+1" office:value-type="date" office:date-value="2006-10-15" calcext:value-type="date">
            <text:p>2006-10-15</text:p>
          </table:table-cell>
          <table:table-cell table:style-name="ce2" office:value-type="date" office:date-value="2006-11-11" calcext:value-type="date">
            <text:p>2006-11-11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4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5]; &quot;YYYY-MM-DD&quot;); &quot;',&quot;)" office:value-type="string" office:string-value="'period_start' =&gt; '2006-10-15'," calcext:value-type="string">
            <text:p>'period_start' =&gt; '2006-10-15',</text:p>
          </table:table-cell>
          <table:table-cell table:formula="of:=COM.MICROSOFT.CONCAT(&quot;'period_end' =&gt; '&quot;; TEXT([.B35]; &quot;YYYY-MM-DD&quot;); &quot;',&quot;)" office:value-type="string" office:string-value="'period_end' =&gt; '2006-11-11'," calcext:value-type="string">
            <text:p>'period_end' =&gt; '2006-11-11',</text:p>
          </table:table-cell>
          <table:table-cell table:formula="of:=COM.MICROSOFT.CONCAT(&quot;'year' =&gt; &quot;; [.C35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5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5])" office:value-type="string" office:string-value="'week_in_year' =&gt; 29" calcext:value-type="string">
            <text:p>'week_in_year' =&gt; 29</text:p>
          </table:table-cell>
          <table:table-cell table:formula="of:=COM.MICROSOFT.CONCAT(&quot;[ &quot;; [.H35]; &quot; &quot;; [.I35]; &quot; &quot;; [.J35]; &quot; &quot;; [.K35]; &quot; &quot;; [.L35]; &quot; &quot;; [.M35]; &quot; ],&quot;)" office:value-type="string" office:string-value="[ 'period_start' =&gt; '2006-10-15', 'period_end' =&gt; '2006-11-11', 'year' =&gt; 2006, 'quarter' =&gt; 3, 'period' =&gt; 8, 'week_in_year' =&gt; 29 ]," calcext:value-type="string">
            <text:p>[ 'period_start' =&gt; '2006-10-15', 'period_end' =&gt; '2006-11-11', 'year' =&gt; 2006, 'quarter' =&gt; 3, 'period' =&gt; 8, 'week_in_year' =&gt; 29 ],</text:p>
          </table:table-cell>
        </table:table-row>
        <table:table-row table:style-name="ro1">
          <table:table-cell table:formula="of:=[.B35]+1" office:value-type="date" office:date-value="2006-11-12" calcext:value-type="date">
            <text:p>2006-11-12</text:p>
          </table:table-cell>
          <table:table-cell table:style-name="ce2" office:value-type="date" office:date-value="2006-12-09" calcext:value-type="date">
            <text:p>2006-12-09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5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6]; &quot;YYYY-MM-DD&quot;); &quot;',&quot;)" office:value-type="string" office:string-value="'period_start' =&gt; '2006-11-12'," calcext:value-type="string">
            <text:p>'period_start' =&gt; '2006-11-12',</text:p>
          </table:table-cell>
          <table:table-cell table:formula="of:=COM.MICROSOFT.CONCAT(&quot;'period_end' =&gt; '&quot;; TEXT([.B36]; &quot;YYYY-MM-DD&quot;); &quot;',&quot;)" office:value-type="string" office:string-value="'period_end' =&gt; '2006-12-09'," calcext:value-type="string">
            <text:p>'period_end' =&gt; '2006-12-09',</text:p>
          </table:table-cell>
          <table:table-cell table:formula="of:=COM.MICROSOFT.CONCAT(&quot;'year' =&gt; &quot;; [.C36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6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6])" office:value-type="string" office:string-value="'week_in_year' =&gt; 33" calcext:value-type="string">
            <text:p>'week_in_year' =&gt; 33</text:p>
          </table:table-cell>
          <table:table-cell table:formula="of:=COM.MICROSOFT.CONCAT(&quot;[ &quot;; [.H36]; &quot; &quot;; [.I36]; &quot; &quot;; [.J36]; &quot; &quot;; [.K36]; &quot; &quot;; [.L36]; &quot; &quot;; [.M36]; &quot; ],&quot;)" office:value-type="string" office:string-value="[ 'period_start' =&gt; '2006-11-12', 'period_end' =&gt; '2006-12-09', 'year' =&gt; 2006, 'quarter' =&gt; 3, 'period' =&gt; 9, 'week_in_year' =&gt; 33 ]," calcext:value-type="string">
            <text:p>[ 'period_start' =&gt; '2006-11-12', 'period_end' =&gt; '2006-12-09', 'year' =&gt; 2006, 'quarter' =&gt; 3, 'period' =&gt; 9, 'week_in_year' =&gt; 33 ],</text:p>
          </table:table-cell>
        </table:table-row>
        <table:table-row table:style-name="ro1">
          <table:table-cell table:formula="of:=[.B36]+1" office:value-type="date" office:date-value="2006-12-10" calcext:value-type="date">
            <text:p>2006-12-10</text:p>
          </table:table-cell>
          <table:table-cell table:style-name="ce2" office:value-type="date" office:date-value="2007-01-06" calcext:value-type="date">
            <text:p>2007-01-06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6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7]; &quot;YYYY-MM-DD&quot;); &quot;',&quot;)" office:value-type="string" office:string-value="'period_start' =&gt; '2006-12-10'," calcext:value-type="string">
            <text:p>'period_start' =&gt; '2006-12-10',</text:p>
          </table:table-cell>
          <table:table-cell table:formula="of:=COM.MICROSOFT.CONCAT(&quot;'period_end' =&gt; '&quot;; TEXT([.B37]; &quot;YYYY-MM-DD&quot;); &quot;',&quot;)" office:value-type="string" office:string-value="'period_end' =&gt; '2007-01-06'," calcext:value-type="string">
            <text:p>'period_end' =&gt; '2007-01-06',</text:p>
          </table:table-cell>
          <table:table-cell table:formula="of:=COM.MICROSOFT.CONCAT(&quot;'year' =&gt; &quot;; [.C37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7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7])" office:value-type="string" office:string-value="'week_in_year' =&gt; 37" calcext:value-type="string">
            <text:p>'week_in_year' =&gt; 37</text:p>
          </table:table-cell>
          <table:table-cell table:formula="of:=COM.MICROSOFT.CONCAT(&quot;[ &quot;; [.H37]; &quot; &quot;; [.I37]; &quot; &quot;; [.J37]; &quot; &quot;; [.K37]; &quot; &quot;; [.L37]; &quot; &quot;; [.M37]; &quot; ],&quot;)" office:value-type="string" office:string-value="[ 'period_start' =&gt; '2006-12-10', 'period_end' =&gt; '2007-01-06', 'year' =&gt; 2006, 'quarter' =&gt; 4, 'period' =&gt; 10, 'week_in_year' =&gt; 37 ]," calcext:value-type="string">
            <text:p>[ 'period_start' =&gt; '2006-12-10', 'period_end' =&gt; '2007-01-06', 'year' =&gt; 2006, 'quarter' =&gt; 4, 'period' =&gt; 10, 'week_in_year' =&gt; 37 ],</text:p>
          </table:table-cell>
        </table:table-row>
        <table:table-row table:style-name="ro1">
          <table:table-cell table:formula="of:=[.B37]+1" office:value-type="date" office:date-value="2007-01-07" calcext:value-type="date">
            <text:p>2007-01-07</text:p>
          </table:table-cell>
          <table:table-cell table:style-name="ce2" office:value-type="date" office:date-value="2007-02-03" calcext:value-type="date">
            <text:p>2007-02-03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7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8]; &quot;YYYY-MM-DD&quot;); &quot;',&quot;)" office:value-type="string" office:string-value="'period_start' =&gt; '2007-01-07'," calcext:value-type="string">
            <text:p>'period_start' =&gt; '2007-01-07',</text:p>
          </table:table-cell>
          <table:table-cell table:formula="of:=COM.MICROSOFT.CONCAT(&quot;'period_end' =&gt; '&quot;; TEXT([.B38]; &quot;YYYY-MM-DD&quot;); &quot;',&quot;)" office:value-type="string" office:string-value="'period_end' =&gt; '2007-02-03'," calcext:value-type="string">
            <text:p>'period_end' =&gt; '2007-02-03',</text:p>
          </table:table-cell>
          <table:table-cell table:formula="of:=COM.MICROSOFT.CONCAT(&quot;'year' =&gt; &quot;; [.C38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8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8])" office:value-type="string" office:string-value="'week_in_year' =&gt; 41" calcext:value-type="string">
            <text:p>'week_in_year' =&gt; 41</text:p>
          </table:table-cell>
          <table:table-cell table:formula="of:=COM.MICROSOFT.CONCAT(&quot;[ &quot;; [.H38]; &quot; &quot;; [.I38]; &quot; &quot;; [.J38]; &quot; &quot;; [.K38]; &quot; &quot;; [.L38]; &quot; &quot;; [.M38]; &quot; ],&quot;)" office:value-type="string" office:string-value="[ 'period_start' =&gt; '2007-01-07', 'period_end' =&gt; '2007-02-03', 'year' =&gt; 2006, 'quarter' =&gt; 4, 'period' =&gt; 11, 'week_in_year' =&gt; 41 ]," calcext:value-type="string">
            <text:p>[ 'period_start' =&gt; '2007-01-07', 'period_end' =&gt; '2007-02-03', 'year' =&gt; 2006, 'quarter' =&gt; 4, 'period' =&gt; 11, 'week_in_year' =&gt; 41 ],</text:p>
          </table:table-cell>
        </table:table-row>
        <table:table-row table:style-name="ro1">
          <table:table-cell table:formula="of:=[.B38]+1" office:value-type="date" office:date-value="2007-02-04" calcext:value-type="date">
            <text:p>2007-02-04</text:p>
          </table:table-cell>
          <table:table-cell table:style-name="ce2" office:value-type="date" office:date-value="2007-03-03" calcext:value-type="date">
            <text:p>2007-03-03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8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9]; &quot;YYYY-MM-DD&quot;); &quot;',&quot;)" office:value-type="string" office:string-value="'period_start' =&gt; '2007-02-04'," calcext:value-type="string">
            <text:p>'period_start' =&gt; '2007-02-04',</text:p>
          </table:table-cell>
          <table:table-cell table:formula="of:=COM.MICROSOFT.CONCAT(&quot;'period_end' =&gt; '&quot;; TEXT([.B39]; &quot;YYYY-MM-DD&quot;); &quot;',&quot;)" office:value-type="string" office:string-value="'period_end' =&gt; '2007-03-03'," calcext:value-type="string">
            <text:p>'period_end' =&gt; '2007-03-03',</text:p>
          </table:table-cell>
          <table:table-cell table:formula="of:=COM.MICROSOFT.CONCAT(&quot;'year' =&gt; &quot;; [.C39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3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9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9])" office:value-type="string" office:string-value="'week_in_year' =&gt; 45" calcext:value-type="string">
            <text:p>'week_in_year' =&gt; 45</text:p>
          </table:table-cell>
          <table:table-cell table:formula="of:=COM.MICROSOFT.CONCAT(&quot;[ &quot;; [.H39]; &quot; &quot;; [.I39]; &quot; &quot;; [.J39]; &quot; &quot;; [.K39]; &quot; &quot;; [.L39]; &quot; &quot;; [.M39]; &quot; ],&quot;)" office:value-type="string" office:string-value="[ 'period_start' =&gt; '2007-02-04', 'period_end' =&gt; '2007-03-03', 'year' =&gt; 2006, 'quarter' =&gt; 4, 'period' =&gt; 12, 'week_in_year' =&gt; 45 ]," calcext:value-type="string">
            <text:p>[ 'period_start' =&gt; '2007-02-04', 'period_end' =&gt; '2007-03-03', 'year' =&gt; 2006, 'quarter' =&gt; 4, 'period' =&gt; 12, 'week_in_year' =&gt; 45 ],</text:p>
          </table:table-cell>
        </table:table-row>
        <table:table-row table:style-name="ro1">
          <table:table-cell table:formula="of:=[.B39]+1" office:value-type="date" office:date-value="2007-03-04" calcext:value-type="date">
            <text:p>2007-03-04</text:p>
          </table:table-cell>
          <table:table-cell table:style-name="ce2" office:value-type="date" office:date-value="2007-03-31" calcext:value-type="date">
            <text:p>2007-03-31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9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40]; &quot;YYYY-MM-DD&quot;); &quot;',&quot;)" office:value-type="string" office:string-value="'period_start' =&gt; '2007-03-04'," calcext:value-type="string">
            <text:p>'period_start' =&gt; '2007-03-04',</text:p>
          </table:table-cell>
          <table:table-cell table:formula="of:=COM.MICROSOFT.CONCAT(&quot;'period_end' =&gt; '&quot;; TEXT([.B40]; &quot;YYYY-MM-DD&quot;); &quot;',&quot;)" office:value-type="string" office:string-value="'period_end' =&gt; '2007-03-31'," calcext:value-type="string">
            <text:p>'period_end' =&gt; '2007-03-31',</text:p>
          </table:table-cell>
          <table:table-cell table:formula="of:=COM.MICROSOFT.CONCAT(&quot;'year' =&gt; &quot;; [.C40]; &quot;,&quot;)" office:value-type="string" office:string-value="'year' =&gt; 2006," calcext:value-type="string">
            <text:p>'year' =&gt; 2006,</text:p>
          </table:table-cell>
          <table:table-cell table:formula="of:=COM.MICROSOFT.CONCAT(&quot;'quarter' =&gt; &quot;; [.D4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40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40])" office:value-type="string" office:string-value="'week_in_year' =&gt; 49" calcext:value-type="string">
            <text:p>'week_in_year' =&gt; 49</text:p>
          </table:table-cell>
          <table:table-cell table:formula="of:=COM.MICROSOFT.CONCAT(&quot;[ &quot;; [.H40]; &quot; &quot;; [.I40]; &quot; &quot;; [.J40]; &quot; &quot;; [.K40]; &quot; &quot;; [.L40]; &quot; &quot;; [.M40]; &quot; ],&quot;)" office:value-type="string" office:string-value="[ 'period_start' =&gt; '2007-03-04', 'period_end' =&gt; '2007-03-31', 'year' =&gt; 2006, 'quarter' =&gt; 4, 'period' =&gt; 13, 'week_in_year' =&gt; 49 ]," calcext:value-type="string">
            <text:p>[ 'period_start' =&gt; '2007-03-04', 'period_end' =&gt; '2007-03-31', 'year' =&gt; 2006, 'quarter' =&gt; 4, 'period' =&gt; 13, 'week_in_year' =&gt; 49 ],</text:p>
          </table:table-cell>
        </table:table-row>
        <table:table-row table:style-name="ro1">
          <table:table-cell table:formula="of:=[.B40]+1" office:value-type="date" office:date-value="2007-04-01" calcext:value-type="date">
            <text:p>2007-04-01</text:p>
          </table:table-cell>
          <table:table-cell table:style-name="ce2" office:value-type="date" office:date-value="2007-04-28" calcext:value-type="date">
            <text:p>2007-04-28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41]; &quot;YYYY-MM-DD&quot;); &quot;',&quot;)" office:value-type="string" office:string-value="'period_start' =&gt; '2007-04-01'," calcext:value-type="string">
            <text:p>'period_start' =&gt; '2007-04-01',</text:p>
          </table:table-cell>
          <table:table-cell table:formula="of:=COM.MICROSOFT.CONCAT(&quot;'period_end' =&gt; '&quot;; TEXT([.B41]; &quot;YYYY-MM-DD&quot;); &quot;',&quot;)" office:value-type="string" office:string-value="'period_end' =&gt; '2007-04-28'," calcext:value-type="string">
            <text:p>'period_end' =&gt; '2007-04-28',</text:p>
          </table:table-cell>
          <table:table-cell table:formula="of:=COM.MICROSOFT.CONCAT(&quot;'year' =&gt; &quot;; [.C41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41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41])" office:value-type="string" office:string-value="'week_in_year' =&gt; 1" calcext:value-type="string">
            <text:p>'week_in_year' =&gt; 1</text:p>
          </table:table-cell>
          <table:table-cell table:formula="of:=COM.MICROSOFT.CONCAT(&quot;[ &quot;; [.H41]; &quot; &quot;; [.I41]; &quot; &quot;; [.J41]; &quot; &quot;; [.K41]; &quot; &quot;; [.L41]; &quot; &quot;; [.M41]; &quot; ],&quot;)" office:value-type="string" office:string-value="[ 'period_start' =&gt; '2007-04-01', 'period_end' =&gt; '2007-04-28', 'year' =&gt; 2007, 'quarter' =&gt; 1, 'period' =&gt; 1, 'week_in_year' =&gt; 1 ]," calcext:value-type="string">
            <text:p>[ 'period_start' =&gt; '2007-04-01', 'period_end' =&gt; '2007-04-28', 'year' =&gt; 2007, 'quarter' =&gt; 1, 'period' =&gt; 1, 'week_in_year' =&gt; 1 ],</text:p>
          </table:table-cell>
        </table:table-row>
        <table:table-row table:style-name="ro1">
          <table:table-cell table:formula="of:=[.B41]+1" office:value-type="date" office:date-value="2007-04-29" calcext:value-type="date">
            <text:p>2007-04-29</text:p>
          </table:table-cell>
          <table:table-cell table:style-name="ce2" office:value-type="date" office:date-value="2007-05-26" calcext:value-type="date">
            <text:p>2007-05-26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42]; &quot;YYYY-MM-DD&quot;); &quot;',&quot;)" office:value-type="string" office:string-value="'period_start' =&gt; '2007-04-29'," calcext:value-type="string">
            <text:p>'period_start' =&gt; '2007-04-29',</text:p>
          </table:table-cell>
          <table:table-cell table:formula="of:=COM.MICROSOFT.CONCAT(&quot;'period_end' =&gt; '&quot;; TEXT([.B42]; &quot;YYYY-MM-DD&quot;); &quot;',&quot;)" office:value-type="string" office:string-value="'period_end' =&gt; '2007-05-26'," calcext:value-type="string">
            <text:p>'period_end' =&gt; '2007-05-26',</text:p>
          </table:table-cell>
          <table:table-cell table:formula="of:=COM.MICROSOFT.CONCAT(&quot;'year' =&gt; &quot;; [.C42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42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42])" office:value-type="string" office:string-value="'week_in_year' =&gt; 5" calcext:value-type="string">
            <text:p>'week_in_year' =&gt; 5</text:p>
          </table:table-cell>
          <table:table-cell table:formula="of:=COM.MICROSOFT.CONCAT(&quot;[ &quot;; [.H42]; &quot; &quot;; [.I42]; &quot; &quot;; [.J42]; &quot; &quot;; [.K42]; &quot; &quot;; [.L42]; &quot; &quot;; [.M42]; &quot; ],&quot;)" office:value-type="string" office:string-value="[ 'period_start' =&gt; '2007-04-29', 'period_end' =&gt; '2007-05-26', 'year' =&gt; 2007, 'quarter' =&gt; 1, 'period' =&gt; 2, 'week_in_year' =&gt; 5 ]," calcext:value-type="string">
            <text:p>[ 'period_start' =&gt; '2007-04-29', 'period_end' =&gt; '2007-05-26', 'year' =&gt; 2007, 'quarter' =&gt; 1, 'period' =&gt; 2, 'week_in_year' =&gt; 5 ],</text:p>
          </table:table-cell>
        </table:table-row>
        <table:table-row table:style-name="ro1">
          <table:table-cell table:formula="of:=[.B42]+1" office:value-type="date" office:date-value="2007-05-27" calcext:value-type="date">
            <text:p>2007-05-27</text:p>
          </table:table-cell>
          <table:table-cell table:style-name="ce2" office:value-type="date" office:date-value="2007-06-23" calcext:value-type="date">
            <text:p>2007-06-23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43]; &quot;YYYY-MM-DD&quot;); &quot;',&quot;)" office:value-type="string" office:string-value="'period_start' =&gt; '2007-05-27'," calcext:value-type="string">
            <text:p>'period_start' =&gt; '2007-05-27',</text:p>
          </table:table-cell>
          <table:table-cell table:formula="of:=COM.MICROSOFT.CONCAT(&quot;'period_end' =&gt; '&quot;; TEXT([.B43]; &quot;YYYY-MM-DD&quot;); &quot;',&quot;)" office:value-type="string" office:string-value="'period_end' =&gt; '2007-06-23'," calcext:value-type="string">
            <text:p>'period_end' =&gt; '2007-06-23',</text:p>
          </table:table-cell>
          <table:table-cell table:formula="of:=COM.MICROSOFT.CONCAT(&quot;'year' =&gt; &quot;; [.C43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43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43])" office:value-type="string" office:string-value="'week_in_year' =&gt; 9" calcext:value-type="string">
            <text:p>'week_in_year' =&gt; 9</text:p>
          </table:table-cell>
          <table:table-cell table:formula="of:=COM.MICROSOFT.CONCAT(&quot;[ &quot;; [.H43]; &quot; &quot;; [.I43]; &quot; &quot;; [.J43]; &quot; &quot;; [.K43]; &quot; &quot;; [.L43]; &quot; &quot;; [.M43]; &quot; ],&quot;)" office:value-type="string" office:string-value="[ 'period_start' =&gt; '2007-05-27', 'period_end' =&gt; '2007-06-23', 'year' =&gt; 2007, 'quarter' =&gt; 1, 'period' =&gt; 3, 'week_in_year' =&gt; 9 ]," calcext:value-type="string">
            <text:p>[ 'period_start' =&gt; '2007-05-27', 'period_end' =&gt; '2007-06-23', 'year' =&gt; 2007, 'quarter' =&gt; 1, 'period' =&gt; 3, 'week_in_year' =&gt; 9 ],</text:p>
          </table:table-cell>
        </table:table-row>
        <table:table-row table:style-name="ro1">
          <table:table-cell table:formula="of:=[.B43]+1" office:value-type="date" office:date-value="2007-06-24" calcext:value-type="date">
            <text:p>2007-06-24</text:p>
          </table:table-cell>
          <table:table-cell table:style-name="ce2" office:value-type="date" office:date-value="2007-07-21" calcext:value-type="date">
            <text:p>2007-07-21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44]; &quot;YYYY-MM-DD&quot;); &quot;',&quot;)" office:value-type="string" office:string-value="'period_start' =&gt; '2007-06-24'," calcext:value-type="string">
            <text:p>'period_start' =&gt; '2007-06-24',</text:p>
          </table:table-cell>
          <table:table-cell table:formula="of:=COM.MICROSOFT.CONCAT(&quot;'period_end' =&gt; '&quot;; TEXT([.B44]; &quot;YYYY-MM-DD&quot;); &quot;',&quot;)" office:value-type="string" office:string-value="'period_end' =&gt; '2007-07-21'," calcext:value-type="string">
            <text:p>'period_end' =&gt; '2007-07-21',</text:p>
          </table:table-cell>
          <table:table-cell table:formula="of:=COM.MICROSOFT.CONCAT(&quot;'year' =&gt; &quot;; [.C44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44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44])" office:value-type="string" office:string-value="'week_in_year' =&gt; 13" calcext:value-type="string">
            <text:p>'week_in_year' =&gt; 13</text:p>
          </table:table-cell>
          <table:table-cell table:formula="of:=COM.MICROSOFT.CONCAT(&quot;[ &quot;; [.H44]; &quot; &quot;; [.I44]; &quot; &quot;; [.J44]; &quot; &quot;; [.K44]; &quot; &quot;; [.L44]; &quot; &quot;; [.M44]; &quot; ],&quot;)" office:value-type="string" office:string-value="[ 'period_start' =&gt; '2007-06-24', 'period_end' =&gt; '2007-07-21', 'year' =&gt; 2007, 'quarter' =&gt; 2, 'period' =&gt; 4, 'week_in_year' =&gt; 13 ]," calcext:value-type="string">
            <text:p>[ 'period_start' =&gt; '2007-06-24', 'period_end' =&gt; '2007-07-21', 'year' =&gt; 2007, 'quarter' =&gt; 2, 'period' =&gt; 4, 'week_in_year' =&gt; 13 ],</text:p>
          </table:table-cell>
        </table:table-row>
        <table:table-row table:style-name="ro1">
          <table:table-cell table:formula="of:=[.B44]+1" office:value-type="date" office:date-value="2007-07-22" calcext:value-type="date">
            <text:p>2007-07-22</text:p>
          </table:table-cell>
          <table:table-cell table:style-name="ce2" office:value-type="date" office:date-value="2007-08-18" calcext:value-type="date">
            <text:p>2007-08-18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44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45]; &quot;YYYY-MM-DD&quot;); &quot;',&quot;)" office:value-type="string" office:string-value="'period_start' =&gt; '2007-07-22'," calcext:value-type="string">
            <text:p>'period_start' =&gt; '2007-07-22',</text:p>
          </table:table-cell>
          <table:table-cell table:formula="of:=COM.MICROSOFT.CONCAT(&quot;'period_end' =&gt; '&quot;; TEXT([.B45]; &quot;YYYY-MM-DD&quot;); &quot;',&quot;)" office:value-type="string" office:string-value="'period_end' =&gt; '2007-08-18'," calcext:value-type="string">
            <text:p>'period_end' =&gt; '2007-08-18',</text:p>
          </table:table-cell>
          <table:table-cell table:formula="of:=COM.MICROSOFT.CONCAT(&quot;'year' =&gt; &quot;; [.C45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45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45])" office:value-type="string" office:string-value="'week_in_year' =&gt; 17" calcext:value-type="string">
            <text:p>'week_in_year' =&gt; 17</text:p>
          </table:table-cell>
          <table:table-cell table:formula="of:=COM.MICROSOFT.CONCAT(&quot;[ &quot;; [.H45]; &quot; &quot;; [.I45]; &quot; &quot;; [.J45]; &quot; &quot;; [.K45]; &quot; &quot;; [.L45]; &quot; &quot;; [.M45]; &quot; ],&quot;)" office:value-type="string" office:string-value="[ 'period_start' =&gt; '2007-07-22', 'period_end' =&gt; '2007-08-18', 'year' =&gt; 2007, 'quarter' =&gt; 2, 'period' =&gt; 5, 'week_in_year' =&gt; 17 ]," calcext:value-type="string">
            <text:p>[ 'period_start' =&gt; '2007-07-22', 'period_end' =&gt; '2007-08-18', 'year' =&gt; 2007, 'quarter' =&gt; 2, 'period' =&gt; 5, 'week_in_year' =&gt; 17 ],</text:p>
          </table:table-cell>
        </table:table-row>
        <table:table-row table:style-name="ro1">
          <table:table-cell table:formula="of:=[.B45]+1" office:value-type="date" office:date-value="2007-08-19" calcext:value-type="date">
            <text:p>2007-08-19</text:p>
          </table:table-cell>
          <table:table-cell table:style-name="ce2" office:value-type="date" office:date-value="2007-09-15" calcext:value-type="date">
            <text:p>2007-09-15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45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46]; &quot;YYYY-MM-DD&quot;); &quot;',&quot;)" office:value-type="string" office:string-value="'period_start' =&gt; '2007-08-19'," calcext:value-type="string">
            <text:p>'period_start' =&gt; '2007-08-19',</text:p>
          </table:table-cell>
          <table:table-cell table:formula="of:=COM.MICROSOFT.CONCAT(&quot;'period_end' =&gt; '&quot;; TEXT([.B46]; &quot;YYYY-MM-DD&quot;); &quot;',&quot;)" office:value-type="string" office:string-value="'period_end' =&gt; '2007-09-15'," calcext:value-type="string">
            <text:p>'period_end' =&gt; '2007-09-15',</text:p>
          </table:table-cell>
          <table:table-cell table:formula="of:=COM.MICROSOFT.CONCAT(&quot;'year' =&gt; &quot;; [.C46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46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46])" office:value-type="string" office:string-value="'week_in_year' =&gt; 21" calcext:value-type="string">
            <text:p>'week_in_year' =&gt; 21</text:p>
          </table:table-cell>
          <table:table-cell table:formula="of:=COM.MICROSOFT.CONCAT(&quot;[ &quot;; [.H46]; &quot; &quot;; [.I46]; &quot; &quot;; [.J46]; &quot; &quot;; [.K46]; &quot; &quot;; [.L46]; &quot; &quot;; [.M46]; &quot; ],&quot;)" office:value-type="string" office:string-value="[ 'period_start' =&gt; '2007-08-19', 'period_end' =&gt; '2007-09-15', 'year' =&gt; 2007, 'quarter' =&gt; 2, 'period' =&gt; 6, 'week_in_year' =&gt; 21 ]," calcext:value-type="string">
            <text:p>[ 'period_start' =&gt; '2007-08-19', 'period_end' =&gt; '2007-09-15', 'year' =&gt; 2007, 'quarter' =&gt; 2, 'period' =&gt; 6, 'week_in_year' =&gt; 21 ],</text:p>
          </table:table-cell>
        </table:table-row>
        <table:table-row table:style-name="ro1">
          <table:table-cell table:formula="of:=[.B46]+1" office:value-type="date" office:date-value="2007-09-16" calcext:value-type="date">
            <text:p>2007-09-16</text:p>
          </table:table-cell>
          <table:table-cell table:style-name="ce2" office:value-type="date" office:date-value="2007-10-13" calcext:value-type="date">
            <text:p>2007-10-13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46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47]; &quot;YYYY-MM-DD&quot;); &quot;',&quot;)" office:value-type="string" office:string-value="'period_start' =&gt; '2007-09-16'," calcext:value-type="string">
            <text:p>'period_start' =&gt; '2007-09-16',</text:p>
          </table:table-cell>
          <table:table-cell table:formula="of:=COM.MICROSOFT.CONCAT(&quot;'period_end' =&gt; '&quot;; TEXT([.B47]; &quot;YYYY-MM-DD&quot;); &quot;',&quot;)" office:value-type="string" office:string-value="'period_end' =&gt; '2007-10-13'," calcext:value-type="string">
            <text:p>'period_end' =&gt; '2007-10-13',</text:p>
          </table:table-cell>
          <table:table-cell table:formula="of:=COM.MICROSOFT.CONCAT(&quot;'year' =&gt; &quot;; [.C47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47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47])" office:value-type="string" office:string-value="'week_in_year' =&gt; 25" calcext:value-type="string">
            <text:p>'week_in_year' =&gt; 25</text:p>
          </table:table-cell>
          <table:table-cell table:formula="of:=COM.MICROSOFT.CONCAT(&quot;[ &quot;; [.H47]; &quot; &quot;; [.I47]; &quot; &quot;; [.J47]; &quot; &quot;; [.K47]; &quot; &quot;; [.L47]; &quot; &quot;; [.M47]; &quot; ],&quot;)" office:value-type="string" office:string-value="[ 'period_start' =&gt; '2007-09-16', 'period_end' =&gt; '2007-10-13', 'year' =&gt; 2007, 'quarter' =&gt; 3, 'period' =&gt; 7, 'week_in_year' =&gt; 25 ]," calcext:value-type="string">
            <text:p>[ 'period_start' =&gt; '2007-09-16', 'period_end' =&gt; '2007-10-13', 'year' =&gt; 2007, 'quarter' =&gt; 3, 'period' =&gt; 7, 'week_in_year' =&gt; 25 ],</text:p>
          </table:table-cell>
        </table:table-row>
        <table:table-row table:style-name="ro1">
          <table:table-cell table:formula="of:=[.B47]+1" office:value-type="date" office:date-value="2007-10-14" calcext:value-type="date">
            <text:p>2007-10-14</text:p>
          </table:table-cell>
          <table:table-cell table:style-name="ce2" office:value-type="date" office:date-value="2007-11-10" calcext:value-type="date">
            <text:p>2007-11-10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47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48]; &quot;YYYY-MM-DD&quot;); &quot;',&quot;)" office:value-type="string" office:string-value="'period_start' =&gt; '2007-10-14'," calcext:value-type="string">
            <text:p>'period_start' =&gt; '2007-10-14',</text:p>
          </table:table-cell>
          <table:table-cell table:formula="of:=COM.MICROSOFT.CONCAT(&quot;'period_end' =&gt; '&quot;; TEXT([.B48]; &quot;YYYY-MM-DD&quot;); &quot;',&quot;)" office:value-type="string" office:string-value="'period_end' =&gt; '2007-11-10'," calcext:value-type="string">
            <text:p>'period_end' =&gt; '2007-11-10',</text:p>
          </table:table-cell>
          <table:table-cell table:formula="of:=COM.MICROSOFT.CONCAT(&quot;'year' =&gt; &quot;; [.C48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48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48])" office:value-type="string" office:string-value="'week_in_year' =&gt; 29" calcext:value-type="string">
            <text:p>'week_in_year' =&gt; 29</text:p>
          </table:table-cell>
          <table:table-cell table:formula="of:=COM.MICROSOFT.CONCAT(&quot;[ &quot;; [.H48]; &quot; &quot;; [.I48]; &quot; &quot;; [.J48]; &quot; &quot;; [.K48]; &quot; &quot;; [.L48]; &quot; &quot;; [.M48]; &quot; ],&quot;)" office:value-type="string" office:string-value="[ 'period_start' =&gt; '2007-10-14', 'period_end' =&gt; '2007-11-10', 'year' =&gt; 2007, 'quarter' =&gt; 3, 'period' =&gt; 8, 'week_in_year' =&gt; 29 ]," calcext:value-type="string">
            <text:p>[ 'period_start' =&gt; '2007-10-14', 'period_end' =&gt; '2007-11-10', 'year' =&gt; 2007, 'quarter' =&gt; 3, 'period' =&gt; 8, 'week_in_year' =&gt; 29 ],</text:p>
          </table:table-cell>
        </table:table-row>
        <table:table-row table:style-name="ro1">
          <table:table-cell table:formula="of:=[.B48]+1" office:value-type="date" office:date-value="2007-11-11" calcext:value-type="date">
            <text:p>2007-11-11</text:p>
          </table:table-cell>
          <table:table-cell table:style-name="ce2" office:value-type="date" office:date-value="2007-12-08" calcext:value-type="date">
            <text:p>2007-12-08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48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49]; &quot;YYYY-MM-DD&quot;); &quot;',&quot;)" office:value-type="string" office:string-value="'period_start' =&gt; '2007-11-11'," calcext:value-type="string">
            <text:p>'period_start' =&gt; '2007-11-11',</text:p>
          </table:table-cell>
          <table:table-cell table:formula="of:=COM.MICROSOFT.CONCAT(&quot;'period_end' =&gt; '&quot;; TEXT([.B49]; &quot;YYYY-MM-DD&quot;); &quot;',&quot;)" office:value-type="string" office:string-value="'period_end' =&gt; '2007-12-08'," calcext:value-type="string">
            <text:p>'period_end' =&gt; '2007-12-08',</text:p>
          </table:table-cell>
          <table:table-cell table:formula="of:=COM.MICROSOFT.CONCAT(&quot;'year' =&gt; &quot;; [.C49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4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49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49])" office:value-type="string" office:string-value="'week_in_year' =&gt; 33" calcext:value-type="string">
            <text:p>'week_in_year' =&gt; 33</text:p>
          </table:table-cell>
          <table:table-cell table:formula="of:=COM.MICROSOFT.CONCAT(&quot;[ &quot;; [.H49]; &quot; &quot;; [.I49]; &quot; &quot;; [.J49]; &quot; &quot;; [.K49]; &quot; &quot;; [.L49]; &quot; &quot;; [.M49]; &quot; ],&quot;)" office:value-type="string" office:string-value="[ 'period_start' =&gt; '2007-11-11', 'period_end' =&gt; '2007-12-08', 'year' =&gt; 2007, 'quarter' =&gt; 3, 'period' =&gt; 9, 'week_in_year' =&gt; 33 ]," calcext:value-type="string">
            <text:p>[ 'period_start' =&gt; '2007-11-11', 'period_end' =&gt; '2007-12-08', 'year' =&gt; 2007, 'quarter' =&gt; 3, 'period' =&gt; 9, 'week_in_year' =&gt; 33 ],</text:p>
          </table:table-cell>
        </table:table-row>
        <table:table-row table:style-name="ro1">
          <table:table-cell table:formula="of:=[.B49]+1" office:value-type="date" office:date-value="2007-12-09" calcext:value-type="date">
            <text:p>2007-12-09</text:p>
          </table:table-cell>
          <table:table-cell table:style-name="ce2" office:value-type="date" office:date-value="2008-01-05" calcext:value-type="date">
            <text:p>2008-01-05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49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50]; &quot;YYYY-MM-DD&quot;); &quot;',&quot;)" office:value-type="string" office:string-value="'period_start' =&gt; '2007-12-09'," calcext:value-type="string">
            <text:p>'period_start' =&gt; '2007-12-09',</text:p>
          </table:table-cell>
          <table:table-cell table:formula="of:=COM.MICROSOFT.CONCAT(&quot;'period_end' =&gt; '&quot;; TEXT([.B50]; &quot;YYYY-MM-DD&quot;); &quot;',&quot;)" office:value-type="string" office:string-value="'period_end' =&gt; '2008-01-05'," calcext:value-type="string">
            <text:p>'period_end' =&gt; '2008-01-05',</text:p>
          </table:table-cell>
          <table:table-cell table:formula="of:=COM.MICROSOFT.CONCAT(&quot;'year' =&gt; &quot;; [.C50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5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50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50])" office:value-type="string" office:string-value="'week_in_year' =&gt; 37" calcext:value-type="string">
            <text:p>'week_in_year' =&gt; 37</text:p>
          </table:table-cell>
          <table:table-cell table:formula="of:=COM.MICROSOFT.CONCAT(&quot;[ &quot;; [.H50]; &quot; &quot;; [.I50]; &quot; &quot;; [.J50]; &quot; &quot;; [.K50]; &quot; &quot;; [.L50]; &quot; &quot;; [.M50]; &quot; ],&quot;)" office:value-type="string" office:string-value="[ 'period_start' =&gt; '2007-12-09', 'period_end' =&gt; '2008-01-05', 'year' =&gt; 2007, 'quarter' =&gt; 4, 'period' =&gt; 10, 'week_in_year' =&gt; 37 ]," calcext:value-type="string">
            <text:p>[ 'period_start' =&gt; '2007-12-09', 'period_end' =&gt; '2008-01-05', 'year' =&gt; 2007, 'quarter' =&gt; 4, 'period' =&gt; 10, 'week_in_year' =&gt; 37 ],</text:p>
          </table:table-cell>
        </table:table-row>
        <table:table-row table:style-name="ro1">
          <table:table-cell table:formula="of:=[.B50]+1" office:value-type="date" office:date-value="2008-01-06" calcext:value-type="date">
            <text:p>2008-01-06</text:p>
          </table:table-cell>
          <table:table-cell table:style-name="ce2" office:value-type="date" office:date-value="2008-02-02" calcext:value-type="date">
            <text:p>2008-02-02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50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51]; &quot;YYYY-MM-DD&quot;); &quot;',&quot;)" office:value-type="string" office:string-value="'period_start' =&gt; '2008-01-06'," calcext:value-type="string">
            <text:p>'period_start' =&gt; '2008-01-06',</text:p>
          </table:table-cell>
          <table:table-cell table:formula="of:=COM.MICROSOFT.CONCAT(&quot;'period_end' =&gt; '&quot;; TEXT([.B51]; &quot;YYYY-MM-DD&quot;); &quot;',&quot;)" office:value-type="string" office:string-value="'period_end' =&gt; '2008-02-02'," calcext:value-type="string">
            <text:p>'period_end' =&gt; '2008-02-02',</text:p>
          </table:table-cell>
          <table:table-cell table:formula="of:=COM.MICROSOFT.CONCAT(&quot;'year' =&gt; &quot;; [.C51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5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51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51])" office:value-type="string" office:string-value="'week_in_year' =&gt; 41" calcext:value-type="string">
            <text:p>'week_in_year' =&gt; 41</text:p>
          </table:table-cell>
          <table:table-cell table:formula="of:=COM.MICROSOFT.CONCAT(&quot;[ &quot;; [.H51]; &quot; &quot;; [.I51]; &quot; &quot;; [.J51]; &quot; &quot;; [.K51]; &quot; &quot;; [.L51]; &quot; &quot;; [.M51]; &quot; ],&quot;)" office:value-type="string" office:string-value="[ 'period_start' =&gt; '2008-01-06', 'period_end' =&gt; '2008-02-02', 'year' =&gt; 2007, 'quarter' =&gt; 4, 'period' =&gt; 11, 'week_in_year' =&gt; 41 ]," calcext:value-type="string">
            <text:p>[ 'period_start' =&gt; '2008-01-06', 'period_end' =&gt; '2008-02-02', 'year' =&gt; 2007, 'quarter' =&gt; 4, 'period' =&gt; 11, 'week_in_year' =&gt; 41 ],</text:p>
          </table:table-cell>
        </table:table-row>
        <table:table-row table:style-name="ro1">
          <table:table-cell table:formula="of:=[.B51]+1" office:value-type="date" office:date-value="2008-02-03" calcext:value-type="date">
            <text:p>2008-02-03</text:p>
          </table:table-cell>
          <table:table-cell table:style-name="ce2" office:value-type="date" office:date-value="2008-03-01" calcext:value-type="date">
            <text:p>2008-03-01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51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52]; &quot;YYYY-MM-DD&quot;); &quot;',&quot;)" office:value-type="string" office:string-value="'period_start' =&gt; '2008-02-03'," calcext:value-type="string">
            <text:p>'period_start' =&gt; '2008-02-03',</text:p>
          </table:table-cell>
          <table:table-cell table:formula="of:=COM.MICROSOFT.CONCAT(&quot;'period_end' =&gt; '&quot;; TEXT([.B52]; &quot;YYYY-MM-DD&quot;); &quot;',&quot;)" office:value-type="string" office:string-value="'period_end' =&gt; '2008-03-01'," calcext:value-type="string">
            <text:p>'period_end' =&gt; '2008-03-01',</text:p>
          </table:table-cell>
          <table:table-cell table:formula="of:=COM.MICROSOFT.CONCAT(&quot;'year' =&gt; &quot;; [.C52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5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52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52])" office:value-type="string" office:string-value="'week_in_year' =&gt; 45" calcext:value-type="string">
            <text:p>'week_in_year' =&gt; 45</text:p>
          </table:table-cell>
          <table:table-cell table:formula="of:=COM.MICROSOFT.CONCAT(&quot;[ &quot;; [.H52]; &quot; &quot;; [.I52]; &quot; &quot;; [.J52]; &quot; &quot;; [.K52]; &quot; &quot;; [.L52]; &quot; &quot;; [.M52]; &quot; ],&quot;)" office:value-type="string" office:string-value="[ 'period_start' =&gt; '2008-02-03', 'period_end' =&gt; '2008-03-01', 'year' =&gt; 2007, 'quarter' =&gt; 4, 'period' =&gt; 12, 'week_in_year' =&gt; 45 ]," calcext:value-type="string">
            <text:p>[ 'period_start' =&gt; '2008-02-03', 'period_end' =&gt; '2008-03-01', 'year' =&gt; 2007, 'quarter' =&gt; 4, 'period' =&gt; 12, 'week_in_year' =&gt; 45 ],</text:p>
          </table:table-cell>
        </table:table-row>
        <table:table-row table:style-name="ro1">
          <table:table-cell table:formula="of:=[.B52]+1" office:value-type="date" office:date-value="2008-03-02" calcext:value-type="date">
            <text:p>2008-03-02</text:p>
          </table:table-cell>
          <table:table-cell table:style-name="ce2" office:value-type="date" office:date-value="2008-03-31" calcext:value-type="date">
            <text:p>2008-03-31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52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53]; &quot;YYYY-MM-DD&quot;); &quot;',&quot;)" office:value-type="string" office:string-value="'period_start' =&gt; '2008-03-02'," calcext:value-type="string">
            <text:p>'period_start' =&gt; '2008-03-02',</text:p>
          </table:table-cell>
          <table:table-cell table:formula="of:=COM.MICROSOFT.CONCAT(&quot;'period_end' =&gt; '&quot;; TEXT([.B53]; &quot;YYYY-MM-DD&quot;); &quot;',&quot;)" office:value-type="string" office:string-value="'period_end' =&gt; '2008-03-31'," calcext:value-type="string">
            <text:p>'period_end' =&gt; '2008-03-31',</text:p>
          </table:table-cell>
          <table:table-cell table:formula="of:=COM.MICROSOFT.CONCAT(&quot;'year' =&gt; &quot;; [.C53]; &quot;,&quot;)" office:value-type="string" office:string-value="'year' =&gt; 2007," calcext:value-type="string">
            <text:p>'year' =&gt; 2007,</text:p>
          </table:table-cell>
          <table:table-cell table:formula="of:=COM.MICROSOFT.CONCAT(&quot;'quarter' =&gt; &quot;; [.D5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53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53])" office:value-type="string" office:string-value="'week_in_year' =&gt; 49" calcext:value-type="string">
            <text:p>'week_in_year' =&gt; 49</text:p>
          </table:table-cell>
          <table:table-cell table:formula="of:=COM.MICROSOFT.CONCAT(&quot;[ &quot;; [.H53]; &quot; &quot;; [.I53]; &quot; &quot;; [.J53]; &quot; &quot;; [.K53]; &quot; &quot;; [.L53]; &quot; &quot;; [.M53]; &quot; ],&quot;)" office:value-type="string" office:string-value="[ 'period_start' =&gt; '2008-03-02', 'period_end' =&gt; '2008-03-31', 'year' =&gt; 2007, 'quarter' =&gt; 4, 'period' =&gt; 13, 'week_in_year' =&gt; 49 ]," calcext:value-type="string">
            <text:p>[ 'period_start' =&gt; '2008-03-02', 'period_end' =&gt; '2008-03-31', 'year' =&gt; 2007, 'quarter' =&gt; 4, 'period' =&gt; 13, 'week_in_year' =&gt; 49 ],</text:p>
          </table:table-cell>
        </table:table-row>
        <table:table-row table:style-name="ro1">
          <table:table-cell table:formula="of:=[.B53]+1" office:value-type="date" office:date-value="2008-04-01" calcext:value-type="date">
            <text:p>2008-04-01</text:p>
          </table:table-cell>
          <table:table-cell table:style-name="ce2" office:value-type="date" office:date-value="2008-04-26" calcext:value-type="date">
            <text:p>2008-04-26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54]; &quot;YYYY-MM-DD&quot;); &quot;',&quot;)" office:value-type="string" office:string-value="'period_start' =&gt; '2008-04-01'," calcext:value-type="string">
            <text:p>'period_start' =&gt; '2008-04-01',</text:p>
          </table:table-cell>
          <table:table-cell table:formula="of:=COM.MICROSOFT.CONCAT(&quot;'period_end' =&gt; '&quot;; TEXT([.B54]; &quot;YYYY-MM-DD&quot;); &quot;',&quot;)" office:value-type="string" office:string-value="'period_end' =&gt; '2008-04-26'," calcext:value-type="string">
            <text:p>'period_end' =&gt; '2008-04-26',</text:p>
          </table:table-cell>
          <table:table-cell table:formula="of:=COM.MICROSOFT.CONCAT(&quot;'year' =&gt; &quot;; [.C54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5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54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54])" office:value-type="string" office:string-value="'week_in_year' =&gt; 1" calcext:value-type="string">
            <text:p>'week_in_year' =&gt; 1</text:p>
          </table:table-cell>
          <table:table-cell table:formula="of:=COM.MICROSOFT.CONCAT(&quot;[ &quot;; [.H54]; &quot; &quot;; [.I54]; &quot; &quot;; [.J54]; &quot; &quot;; [.K54]; &quot; &quot;; [.L54]; &quot; &quot;; [.M54]; &quot; ],&quot;)" office:value-type="string" office:string-value="[ 'period_start' =&gt; '2008-04-01', 'period_end' =&gt; '2008-04-26', 'year' =&gt; 2008, 'quarter' =&gt; 1, 'period' =&gt; 1, 'week_in_year' =&gt; 1 ]," calcext:value-type="string">
            <text:p>[ 'period_start' =&gt; '2008-04-01', 'period_end' =&gt; '2008-04-26', 'year' =&gt; 2008, 'quarter' =&gt; 1, 'period' =&gt; 1, 'week_in_year' =&gt; 1 ],</text:p>
          </table:table-cell>
        </table:table-row>
        <table:table-row table:style-name="ro1">
          <table:table-cell table:formula="of:=[.B54]+1" office:value-type="date" office:date-value="2008-04-27" calcext:value-type="date">
            <text:p>2008-04-27</text:p>
          </table:table-cell>
          <table:table-cell table:style-name="ce2" office:value-type="date" office:date-value="2008-05-24" calcext:value-type="date">
            <text:p>2008-05-24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55]; &quot;YYYY-MM-DD&quot;); &quot;',&quot;)" office:value-type="string" office:string-value="'period_start' =&gt; '2008-04-27'," calcext:value-type="string">
            <text:p>'period_start' =&gt; '2008-04-27',</text:p>
          </table:table-cell>
          <table:table-cell table:formula="of:=COM.MICROSOFT.CONCAT(&quot;'period_end' =&gt; '&quot;; TEXT([.B55]; &quot;YYYY-MM-DD&quot;); &quot;',&quot;)" office:value-type="string" office:string-value="'period_end' =&gt; '2008-05-24'," calcext:value-type="string">
            <text:p>'period_end' =&gt; '2008-05-24',</text:p>
          </table:table-cell>
          <table:table-cell table:formula="of:=COM.MICROSOFT.CONCAT(&quot;'year' =&gt; &quot;; [.C55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5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55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55])" office:value-type="string" office:string-value="'week_in_year' =&gt; 5" calcext:value-type="string">
            <text:p>'week_in_year' =&gt; 5</text:p>
          </table:table-cell>
          <table:table-cell table:formula="of:=COM.MICROSOFT.CONCAT(&quot;[ &quot;; [.H55]; &quot; &quot;; [.I55]; &quot; &quot;; [.J55]; &quot; &quot;; [.K55]; &quot; &quot;; [.L55]; &quot; &quot;; [.M55]; &quot; ],&quot;)" office:value-type="string" office:string-value="[ 'period_start' =&gt; '2008-04-27', 'period_end' =&gt; '2008-05-24', 'year' =&gt; 2008, 'quarter' =&gt; 1, 'period' =&gt; 2, 'week_in_year' =&gt; 5 ]," calcext:value-type="string">
            <text:p>[ 'period_start' =&gt; '2008-04-27', 'period_end' =&gt; '2008-05-24', 'year' =&gt; 2008, 'quarter' =&gt; 1, 'period' =&gt; 2, 'week_in_year' =&gt; 5 ],</text:p>
          </table:table-cell>
        </table:table-row>
        <table:table-row table:style-name="ro1">
          <table:table-cell table:formula="of:=[.B55]+1" office:value-type="date" office:date-value="2008-05-25" calcext:value-type="date">
            <text:p>2008-05-25</text:p>
          </table:table-cell>
          <table:table-cell table:style-name="ce2" office:value-type="date" office:date-value="2008-06-21" calcext:value-type="date">
            <text:p>2008-06-2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56]; &quot;YYYY-MM-DD&quot;); &quot;',&quot;)" office:value-type="string" office:string-value="'period_start' =&gt; '2008-05-25'," calcext:value-type="string">
            <text:p>'period_start' =&gt; '2008-05-25',</text:p>
          </table:table-cell>
          <table:table-cell table:formula="of:=COM.MICROSOFT.CONCAT(&quot;'period_end' =&gt; '&quot;; TEXT([.B56]; &quot;YYYY-MM-DD&quot;); &quot;',&quot;)" office:value-type="string" office:string-value="'period_end' =&gt; '2008-06-21'," calcext:value-type="string">
            <text:p>'period_end' =&gt; '2008-06-21',</text:p>
          </table:table-cell>
          <table:table-cell table:formula="of:=COM.MICROSOFT.CONCAT(&quot;'year' =&gt; &quot;; [.C56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5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56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56])" office:value-type="string" office:string-value="'week_in_year' =&gt; 9" calcext:value-type="string">
            <text:p>'week_in_year' =&gt; 9</text:p>
          </table:table-cell>
          <table:table-cell table:formula="of:=COM.MICROSOFT.CONCAT(&quot;[ &quot;; [.H56]; &quot; &quot;; [.I56]; &quot; &quot;; [.J56]; &quot; &quot;; [.K56]; &quot; &quot;; [.L56]; &quot; &quot;; [.M56]; &quot; ],&quot;)" office:value-type="string" office:string-value="[ 'period_start' =&gt; '2008-05-25', 'period_end' =&gt; '2008-06-21', 'year' =&gt; 2008, 'quarter' =&gt; 1, 'period' =&gt; 3, 'week_in_year' =&gt; 9 ]," calcext:value-type="string">
            <text:p>[ 'period_start' =&gt; '2008-05-25', 'period_end' =&gt; '2008-06-21', 'year' =&gt; 2008, 'quarter' =&gt; 1, 'period' =&gt; 3, 'week_in_year' =&gt; 9 ],</text:p>
          </table:table-cell>
        </table:table-row>
        <table:table-row table:style-name="ro1">
          <table:table-cell table:formula="of:=[.B56]+1" office:value-type="date" office:date-value="2008-06-22" calcext:value-type="date">
            <text:p>2008-06-22</text:p>
          </table:table-cell>
          <table:table-cell table:style-name="ce2" office:value-type="date" office:date-value="2008-07-19" calcext:value-type="date">
            <text:p>2008-07-19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57]; &quot;YYYY-MM-DD&quot;); &quot;',&quot;)" office:value-type="string" office:string-value="'period_start' =&gt; '2008-06-22'," calcext:value-type="string">
            <text:p>'period_start' =&gt; '2008-06-22',</text:p>
          </table:table-cell>
          <table:table-cell table:formula="of:=COM.MICROSOFT.CONCAT(&quot;'period_end' =&gt; '&quot;; TEXT([.B57]; &quot;YYYY-MM-DD&quot;); &quot;',&quot;)" office:value-type="string" office:string-value="'period_end' =&gt; '2008-07-19'," calcext:value-type="string">
            <text:p>'period_end' =&gt; '2008-07-19',</text:p>
          </table:table-cell>
          <table:table-cell table:formula="of:=COM.MICROSOFT.CONCAT(&quot;'year' =&gt; &quot;; [.C57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5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57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57])" office:value-type="string" office:string-value="'week_in_year' =&gt; 13" calcext:value-type="string">
            <text:p>'week_in_year' =&gt; 13</text:p>
          </table:table-cell>
          <table:table-cell table:formula="of:=COM.MICROSOFT.CONCAT(&quot;[ &quot;; [.H57]; &quot; &quot;; [.I57]; &quot; &quot;; [.J57]; &quot; &quot;; [.K57]; &quot; &quot;; [.L57]; &quot; &quot;; [.M57]; &quot; ],&quot;)" office:value-type="string" office:string-value="[ 'period_start' =&gt; '2008-06-22', 'period_end' =&gt; '2008-07-19', 'year' =&gt; 2008, 'quarter' =&gt; 2, 'period' =&gt; 4, 'week_in_year' =&gt; 13 ]," calcext:value-type="string">
            <text:p>[ 'period_start' =&gt; '2008-06-22', 'period_end' =&gt; '2008-07-19', 'year' =&gt; 2008, 'quarter' =&gt; 2, 'period' =&gt; 4, 'week_in_year' =&gt; 13 ],</text:p>
          </table:table-cell>
        </table:table-row>
        <table:table-row table:style-name="ro1">
          <table:table-cell table:formula="of:=[.B57]+1" office:value-type="date" office:date-value="2008-07-20" calcext:value-type="date">
            <text:p>2008-07-20</text:p>
          </table:table-cell>
          <table:table-cell table:style-name="ce2" office:value-type="date" office:date-value="2008-08-16" calcext:value-type="date">
            <text:p>2008-08-16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57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58]; &quot;YYYY-MM-DD&quot;); &quot;',&quot;)" office:value-type="string" office:string-value="'period_start' =&gt; '2008-07-20'," calcext:value-type="string">
            <text:p>'period_start' =&gt; '2008-07-20',</text:p>
          </table:table-cell>
          <table:table-cell table:formula="of:=COM.MICROSOFT.CONCAT(&quot;'period_end' =&gt; '&quot;; TEXT([.B58]; &quot;YYYY-MM-DD&quot;); &quot;',&quot;)" office:value-type="string" office:string-value="'period_end' =&gt; '2008-08-16'," calcext:value-type="string">
            <text:p>'period_end' =&gt; '2008-08-16',</text:p>
          </table:table-cell>
          <table:table-cell table:formula="of:=COM.MICROSOFT.CONCAT(&quot;'year' =&gt; &quot;; [.C58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5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58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58])" office:value-type="string" office:string-value="'week_in_year' =&gt; 17" calcext:value-type="string">
            <text:p>'week_in_year' =&gt; 17</text:p>
          </table:table-cell>
          <table:table-cell table:formula="of:=COM.MICROSOFT.CONCAT(&quot;[ &quot;; [.H58]; &quot; &quot;; [.I58]; &quot; &quot;; [.J58]; &quot; &quot;; [.K58]; &quot; &quot;; [.L58]; &quot; &quot;; [.M58]; &quot; ],&quot;)" office:value-type="string" office:string-value="[ 'period_start' =&gt; '2008-07-20', 'period_end' =&gt; '2008-08-16', 'year' =&gt; 2008, 'quarter' =&gt; 2, 'period' =&gt; 5, 'week_in_year' =&gt; 17 ]," calcext:value-type="string">
            <text:p>[ 'period_start' =&gt; '2008-07-20', 'period_end' =&gt; '2008-08-16', 'year' =&gt; 2008, 'quarter' =&gt; 2, 'period' =&gt; 5, 'week_in_year' =&gt; 17 ],</text:p>
          </table:table-cell>
        </table:table-row>
        <table:table-row table:style-name="ro1">
          <table:table-cell table:formula="of:=[.B58]+1" office:value-type="date" office:date-value="2008-08-17" calcext:value-type="date">
            <text:p>2008-08-17</text:p>
          </table:table-cell>
          <table:table-cell table:style-name="ce2" office:value-type="date" office:date-value="2008-09-13" calcext:value-type="date">
            <text:p>2008-09-13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8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59]; &quot;YYYY-MM-DD&quot;); &quot;',&quot;)" office:value-type="string" office:string-value="'period_start' =&gt; '2008-08-17'," calcext:value-type="string">
            <text:p>'period_start' =&gt; '2008-08-17',</text:p>
          </table:table-cell>
          <table:table-cell table:formula="of:=COM.MICROSOFT.CONCAT(&quot;'period_end' =&gt; '&quot;; TEXT([.B59]; &quot;YYYY-MM-DD&quot;); &quot;',&quot;)" office:value-type="string" office:string-value="'period_end' =&gt; '2008-09-13'," calcext:value-type="string">
            <text:p>'period_end' =&gt; '2008-09-13',</text:p>
          </table:table-cell>
          <table:table-cell table:formula="of:=COM.MICROSOFT.CONCAT(&quot;'year' =&gt; &quot;; [.C59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5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59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59])" office:value-type="string" office:string-value="'week_in_year' =&gt; 21" calcext:value-type="string">
            <text:p>'week_in_year' =&gt; 21</text:p>
          </table:table-cell>
          <table:table-cell table:formula="of:=COM.MICROSOFT.CONCAT(&quot;[ &quot;; [.H59]; &quot; &quot;; [.I59]; &quot; &quot;; [.J59]; &quot; &quot;; [.K59]; &quot; &quot;; [.L59]; &quot; &quot;; [.M59]; &quot; ],&quot;)" office:value-type="string" office:string-value="[ 'period_start' =&gt; '2008-08-17', 'period_end' =&gt; '2008-09-13', 'year' =&gt; 2008, 'quarter' =&gt; 2, 'period' =&gt; 6, 'week_in_year' =&gt; 21 ]," calcext:value-type="string">
            <text:p>[ 'period_start' =&gt; '2008-08-17', 'period_end' =&gt; '2008-09-13', 'year' =&gt; 2008, 'quarter' =&gt; 2, 'period' =&gt; 6, 'week_in_year' =&gt; 21 ],</text:p>
          </table:table-cell>
        </table:table-row>
        <table:table-row table:style-name="ro1">
          <table:table-cell table:formula="of:=[.B59]+1" office:value-type="date" office:date-value="2008-09-14" calcext:value-type="date">
            <text:p>2008-09-14</text:p>
          </table:table-cell>
          <table:table-cell table:style-name="ce2" office:value-type="date" office:date-value="2008-10-11" calcext:value-type="date">
            <text:p>2008-10-11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59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60]; &quot;YYYY-MM-DD&quot;); &quot;',&quot;)" office:value-type="string" office:string-value="'period_start' =&gt; '2008-09-14'," calcext:value-type="string">
            <text:p>'period_start' =&gt; '2008-09-14',</text:p>
          </table:table-cell>
          <table:table-cell table:formula="of:=COM.MICROSOFT.CONCAT(&quot;'period_end' =&gt; '&quot;; TEXT([.B60]; &quot;YYYY-MM-DD&quot;); &quot;',&quot;)" office:value-type="string" office:string-value="'period_end' =&gt; '2008-10-11'," calcext:value-type="string">
            <text:p>'period_end' =&gt; '2008-10-11',</text:p>
          </table:table-cell>
          <table:table-cell table:formula="of:=COM.MICROSOFT.CONCAT(&quot;'year' =&gt; &quot;; [.C60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60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60])" office:value-type="string" office:string-value="'week_in_year' =&gt; 25" calcext:value-type="string">
            <text:p>'week_in_year' =&gt; 25</text:p>
          </table:table-cell>
          <table:table-cell table:formula="of:=COM.MICROSOFT.CONCAT(&quot;[ &quot;; [.H60]; &quot; &quot;; [.I60]; &quot; &quot;; [.J60]; &quot; &quot;; [.K60]; &quot; &quot;; [.L60]; &quot; &quot;; [.M60]; &quot; ],&quot;)" office:value-type="string" office:string-value="[ 'period_start' =&gt; '2008-09-14', 'period_end' =&gt; '2008-10-11', 'year' =&gt; 2008, 'quarter' =&gt; 3, 'period' =&gt; 7, 'week_in_year' =&gt; 25 ]," calcext:value-type="string">
            <text:p>[ 'period_start' =&gt; '2008-09-14', 'period_end' =&gt; '2008-10-11', 'year' =&gt; 2008, 'quarter' =&gt; 3, 'period' =&gt; 7, 'week_in_year' =&gt; 25 ],</text:p>
          </table:table-cell>
        </table:table-row>
        <table:table-row table:style-name="ro1">
          <table:table-cell table:formula="of:=[.B60]+1" office:value-type="date" office:date-value="2008-10-12" calcext:value-type="date">
            <text:p>2008-10-12</text:p>
          </table:table-cell>
          <table:table-cell table:style-name="ce2" office:value-type="date" office:date-value="2008-11-08" calcext:value-type="date">
            <text:p>2008-11-08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60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61]; &quot;YYYY-MM-DD&quot;); &quot;',&quot;)" office:value-type="string" office:string-value="'period_start' =&gt; '2008-10-12'," calcext:value-type="string">
            <text:p>'period_start' =&gt; '2008-10-12',</text:p>
          </table:table-cell>
          <table:table-cell table:formula="of:=COM.MICROSOFT.CONCAT(&quot;'period_end' =&gt; '&quot;; TEXT([.B61]; &quot;YYYY-MM-DD&quot;); &quot;',&quot;)" office:value-type="string" office:string-value="'period_end' =&gt; '2008-11-08'," calcext:value-type="string">
            <text:p>'period_end' =&gt; '2008-11-08',</text:p>
          </table:table-cell>
          <table:table-cell table:formula="of:=COM.MICROSOFT.CONCAT(&quot;'year' =&gt; &quot;; [.C61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61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61])" office:value-type="string" office:string-value="'week_in_year' =&gt; 29" calcext:value-type="string">
            <text:p>'week_in_year' =&gt; 29</text:p>
          </table:table-cell>
          <table:table-cell table:formula="of:=COM.MICROSOFT.CONCAT(&quot;[ &quot;; [.H61]; &quot; &quot;; [.I61]; &quot; &quot;; [.J61]; &quot; &quot;; [.K61]; &quot; &quot;; [.L61]; &quot; &quot;; [.M61]; &quot; ],&quot;)" office:value-type="string" office:string-value="[ 'period_start' =&gt; '2008-10-12', 'period_end' =&gt; '2008-11-08', 'year' =&gt; 2008, 'quarter' =&gt; 3, 'period' =&gt; 8, 'week_in_year' =&gt; 29 ]," calcext:value-type="string">
            <text:p>[ 'period_start' =&gt; '2008-10-12', 'period_end' =&gt; '2008-11-08', 'year' =&gt; 2008, 'quarter' =&gt; 3, 'period' =&gt; 8, 'week_in_year' =&gt; 29 ],</text:p>
          </table:table-cell>
        </table:table-row>
        <table:table-row table:style-name="ro1">
          <table:table-cell table:formula="of:=[.B61]+1" office:value-type="date" office:date-value="2008-11-09" calcext:value-type="date">
            <text:p>2008-11-09</text:p>
          </table:table-cell>
          <table:table-cell table:style-name="ce2" office:value-type="date" office:date-value="2008-12-06" calcext:value-type="date">
            <text:p>2008-12-06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61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62]; &quot;YYYY-MM-DD&quot;); &quot;',&quot;)" office:value-type="string" office:string-value="'period_start' =&gt; '2008-11-09'," calcext:value-type="string">
            <text:p>'period_start' =&gt; '2008-11-09',</text:p>
          </table:table-cell>
          <table:table-cell table:formula="of:=COM.MICROSOFT.CONCAT(&quot;'period_end' =&gt; '&quot;; TEXT([.B62]; &quot;YYYY-MM-DD&quot;); &quot;',&quot;)" office:value-type="string" office:string-value="'period_end' =&gt; '2008-12-06'," calcext:value-type="string">
            <text:p>'period_end' =&gt; '2008-12-06',</text:p>
          </table:table-cell>
          <table:table-cell table:formula="of:=COM.MICROSOFT.CONCAT(&quot;'year' =&gt; &quot;; [.C62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62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62])" office:value-type="string" office:string-value="'week_in_year' =&gt; 33" calcext:value-type="string">
            <text:p>'week_in_year' =&gt; 33</text:p>
          </table:table-cell>
          <table:table-cell table:formula="of:=COM.MICROSOFT.CONCAT(&quot;[ &quot;; [.H62]; &quot; &quot;; [.I62]; &quot; &quot;; [.J62]; &quot; &quot;; [.K62]; &quot; &quot;; [.L62]; &quot; &quot;; [.M62]; &quot; ],&quot;)" office:value-type="string" office:string-value="[ 'period_start' =&gt; '2008-11-09', 'period_end' =&gt; '2008-12-06', 'year' =&gt; 2008, 'quarter' =&gt; 3, 'period' =&gt; 9, 'week_in_year' =&gt; 33 ]," calcext:value-type="string">
            <text:p>[ 'period_start' =&gt; '2008-11-09', 'period_end' =&gt; '2008-12-06', 'year' =&gt; 2008, 'quarter' =&gt; 3, 'period' =&gt; 9, 'week_in_year' =&gt; 33 ],</text:p>
          </table:table-cell>
        </table:table-row>
        <table:table-row table:style-name="ro1">
          <table:table-cell table:formula="of:=[.B62]+1" office:value-type="date" office:date-value="2008-12-07" calcext:value-type="date">
            <text:p>2008-12-07</text:p>
          </table:table-cell>
          <table:table-cell table:style-name="ce2" office:value-type="date" office:date-value="2009-01-03" calcext:value-type="date">
            <text:p>2009-01-03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62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63]; &quot;YYYY-MM-DD&quot;); &quot;',&quot;)" office:value-type="string" office:string-value="'period_start' =&gt; '2008-12-07'," calcext:value-type="string">
            <text:p>'period_start' =&gt; '2008-12-07',</text:p>
          </table:table-cell>
          <table:table-cell table:formula="of:=COM.MICROSOFT.CONCAT(&quot;'period_end' =&gt; '&quot;; TEXT([.B63]; &quot;YYYY-MM-DD&quot;); &quot;',&quot;)" office:value-type="string" office:string-value="'period_end' =&gt; '2009-01-03'," calcext:value-type="string">
            <text:p>'period_end' =&gt; '2009-01-03',</text:p>
          </table:table-cell>
          <table:table-cell table:formula="of:=COM.MICROSOFT.CONCAT(&quot;'year' =&gt; &quot;; [.C63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63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63])" office:value-type="string" office:string-value="'week_in_year' =&gt; 37" calcext:value-type="string">
            <text:p>'week_in_year' =&gt; 37</text:p>
          </table:table-cell>
          <table:table-cell table:formula="of:=COM.MICROSOFT.CONCAT(&quot;[ &quot;; [.H63]; &quot; &quot;; [.I63]; &quot; &quot;; [.J63]; &quot; &quot;; [.K63]; &quot; &quot;; [.L63]; &quot; &quot;; [.M63]; &quot; ],&quot;)" office:value-type="string" office:string-value="[ 'period_start' =&gt; '2008-12-07', 'period_end' =&gt; '2009-01-03', 'year' =&gt; 2008, 'quarter' =&gt; 4, 'period' =&gt; 10, 'week_in_year' =&gt; 37 ]," calcext:value-type="string">
            <text:p>[ 'period_start' =&gt; '2008-12-07', 'period_end' =&gt; '2009-01-03', 'year' =&gt; 2008, 'quarter' =&gt; 4, 'period' =&gt; 10, 'week_in_year' =&gt; 37 ],</text:p>
          </table:table-cell>
        </table:table-row>
        <table:table-row table:style-name="ro1">
          <table:table-cell table:formula="of:=[.B63]+1" office:value-type="date" office:date-value="2009-01-04" calcext:value-type="date">
            <text:p>2009-01-04</text:p>
          </table:table-cell>
          <table:table-cell table:style-name="ce2" office:value-type="date" office:date-value="2009-01-31" calcext:value-type="date">
            <text:p>2009-01-31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63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64]; &quot;YYYY-MM-DD&quot;); &quot;',&quot;)" office:value-type="string" office:string-value="'period_start' =&gt; '2009-01-04'," calcext:value-type="string">
            <text:p>'period_start' =&gt; '2009-01-04',</text:p>
          </table:table-cell>
          <table:table-cell table:formula="of:=COM.MICROSOFT.CONCAT(&quot;'period_end' =&gt; '&quot;; TEXT([.B64]; &quot;YYYY-MM-DD&quot;); &quot;',&quot;)" office:value-type="string" office:string-value="'period_end' =&gt; '2009-01-31'," calcext:value-type="string">
            <text:p>'period_end' =&gt; '2009-01-31',</text:p>
          </table:table-cell>
          <table:table-cell table:formula="of:=COM.MICROSOFT.CONCAT(&quot;'year' =&gt; &quot;; [.C64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64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64])" office:value-type="string" office:string-value="'week_in_year' =&gt; 41" calcext:value-type="string">
            <text:p>'week_in_year' =&gt; 41</text:p>
          </table:table-cell>
          <table:table-cell table:formula="of:=COM.MICROSOFT.CONCAT(&quot;[ &quot;; [.H64]; &quot; &quot;; [.I64]; &quot; &quot;; [.J64]; &quot; &quot;; [.K64]; &quot; &quot;; [.L64]; &quot; &quot;; [.M64]; &quot; ],&quot;)" office:value-type="string" office:string-value="[ 'period_start' =&gt; '2009-01-04', 'period_end' =&gt; '2009-01-31', 'year' =&gt; 2008, 'quarter' =&gt; 4, 'period' =&gt; 11, 'week_in_year' =&gt; 41 ]," calcext:value-type="string">
            <text:p>[ 'period_start' =&gt; '2009-01-04', 'period_end' =&gt; '2009-01-31', 'year' =&gt; 2008, 'quarter' =&gt; 4, 'period' =&gt; 11, 'week_in_year' =&gt; 41 ],</text:p>
          </table:table-cell>
        </table:table-row>
        <table:table-row table:style-name="ro1">
          <table:table-cell table:formula="of:=[.B64]+1" office:value-type="date" office:date-value="2009-02-01" calcext:value-type="date">
            <text:p>2009-02-01</text:p>
          </table:table-cell>
          <table:table-cell table:style-name="ce2" office:value-type="date" office:date-value="2009-02-28" calcext:value-type="date">
            <text:p>2009-02-28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64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65]; &quot;YYYY-MM-DD&quot;); &quot;',&quot;)" office:value-type="string" office:string-value="'period_start' =&gt; '2009-02-01'," calcext:value-type="string">
            <text:p>'period_start' =&gt; '2009-02-01',</text:p>
          </table:table-cell>
          <table:table-cell table:formula="of:=COM.MICROSOFT.CONCAT(&quot;'period_end' =&gt; '&quot;; TEXT([.B65]; &quot;YYYY-MM-DD&quot;); &quot;',&quot;)" office:value-type="string" office:string-value="'period_end' =&gt; '2009-02-28'," calcext:value-type="string">
            <text:p>'period_end' =&gt; '2009-02-28',</text:p>
          </table:table-cell>
          <table:table-cell table:formula="of:=COM.MICROSOFT.CONCAT(&quot;'year' =&gt; &quot;; [.C65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65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65])" office:value-type="string" office:string-value="'week_in_year' =&gt; 45" calcext:value-type="string">
            <text:p>'week_in_year' =&gt; 45</text:p>
          </table:table-cell>
          <table:table-cell table:formula="of:=COM.MICROSOFT.CONCAT(&quot;[ &quot;; [.H65]; &quot; &quot;; [.I65]; &quot; &quot;; [.J65]; &quot; &quot;; [.K65]; &quot; &quot;; [.L65]; &quot; &quot;; [.M65]; &quot; ],&quot;)" office:value-type="string" office:string-value="[ 'period_start' =&gt; '2009-02-01', 'period_end' =&gt; '2009-02-28', 'year' =&gt; 2008, 'quarter' =&gt; 4, 'period' =&gt; 12, 'week_in_year' =&gt; 45 ]," calcext:value-type="string">
            <text:p>[ 'period_start' =&gt; '2009-02-01', 'period_end' =&gt; '2009-02-28', 'year' =&gt; 2008, 'quarter' =&gt; 4, 'period' =&gt; 12, 'week_in_year' =&gt; 45 ],</text:p>
          </table:table-cell>
        </table:table-row>
        <table:table-row table:style-name="ro1">
          <table:table-cell table:formula="of:=[.B65]+1" office:value-type="date" office:date-value="2009-03-01" calcext:value-type="date">
            <text:p>2009-03-01</text:p>
          </table:table-cell>
          <table:table-cell table:style-name="ce2" office:value-type="date" office:date-value="2009-03-31" calcext:value-type="date">
            <text:p>2009-03-31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65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66]; &quot;YYYY-MM-DD&quot;); &quot;',&quot;)" office:value-type="string" office:string-value="'period_start' =&gt; '2009-03-01'," calcext:value-type="string">
            <text:p>'period_start' =&gt; '2009-03-01',</text:p>
          </table:table-cell>
          <table:table-cell table:formula="of:=COM.MICROSOFT.CONCAT(&quot;'period_end' =&gt; '&quot;; TEXT([.B66]; &quot;YYYY-MM-DD&quot;); &quot;',&quot;)" office:value-type="string" office:string-value="'period_end' =&gt; '2009-03-31'," calcext:value-type="string">
            <text:p>'period_end' =&gt; '2009-03-31',</text:p>
          </table:table-cell>
          <table:table-cell table:formula="of:=COM.MICROSOFT.CONCAT(&quot;'year' =&gt; &quot;; [.C66]; &quot;,&quot;)" office:value-type="string" office:string-value="'year' =&gt; 2008," calcext:value-type="string">
            <text:p>'year' =&gt; 2008,</text:p>
          </table:table-cell>
          <table:table-cell table:formula="of:=COM.MICROSOFT.CONCAT(&quot;'quarter' =&gt; &quot;; [.D6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66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66])" office:value-type="string" office:string-value="'week_in_year' =&gt; 49" calcext:value-type="string">
            <text:p>'week_in_year' =&gt; 49</text:p>
          </table:table-cell>
          <table:table-cell table:formula="of:=COM.MICROSOFT.CONCAT(&quot;[ &quot;; [.H66]; &quot; &quot;; [.I66]; &quot; &quot;; [.J66]; &quot; &quot;; [.K66]; &quot; &quot;; [.L66]; &quot; &quot;; [.M66]; &quot; ],&quot;)" office:value-type="string" office:string-value="[ 'period_start' =&gt; '2009-03-01', 'period_end' =&gt; '2009-03-31', 'year' =&gt; 2008, 'quarter' =&gt; 4, 'period' =&gt; 13, 'week_in_year' =&gt; 49 ]," calcext:value-type="string">
            <text:p>[ 'period_start' =&gt; '2009-03-01', 'period_end' =&gt; '2009-03-31', 'year' =&gt; 2008, 'quarter' =&gt; 4, 'period' =&gt; 13, 'week_in_year' =&gt; 49 ],</text:p>
          </table:table-cell>
        </table:table-row>
        <table:table-row table:style-name="ro1">
          <table:table-cell table:formula="of:=[.B66]+1" office:value-type="date" office:date-value="2009-04-01" calcext:value-type="date">
            <text:p>2009-04-01</text:p>
          </table:table-cell>
          <table:table-cell table:style-name="ce2" office:value-type="date" office:date-value="2009-05-02" calcext:value-type="date">
            <text:p>2009-05-0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67]; &quot;YYYY-MM-DD&quot;); &quot;',&quot;)" office:value-type="string" office:string-value="'period_start' =&gt; '2009-04-01'," calcext:value-type="string">
            <text:p>'period_start' =&gt; '2009-04-01',</text:p>
          </table:table-cell>
          <table:table-cell table:formula="of:=COM.MICROSOFT.CONCAT(&quot;'period_end' =&gt; '&quot;; TEXT([.B67]; &quot;YYYY-MM-DD&quot;); &quot;',&quot;)" office:value-type="string" office:string-value="'period_end' =&gt; '2009-05-02'," calcext:value-type="string">
            <text:p>'period_end' =&gt; '2009-05-02',</text:p>
          </table:table-cell>
          <table:table-cell table:formula="of:=COM.MICROSOFT.CONCAT(&quot;'year' =&gt; &quot;; [.C67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6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67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67])" office:value-type="string" office:string-value="'week_in_year' =&gt; 1" calcext:value-type="string">
            <text:p>'week_in_year' =&gt; 1</text:p>
          </table:table-cell>
          <table:table-cell table:formula="of:=COM.MICROSOFT.CONCAT(&quot;[ &quot;; [.H67]; &quot; &quot;; [.I67]; &quot; &quot;; [.J67]; &quot; &quot;; [.K67]; &quot; &quot;; [.L67]; &quot; &quot;; [.M67]; &quot; ],&quot;)" office:value-type="string" office:string-value="[ 'period_start' =&gt; '2009-04-01', 'period_end' =&gt; '2009-05-02', 'year' =&gt; 2009, 'quarter' =&gt; 1, 'period' =&gt; 1, 'week_in_year' =&gt; 1 ]," calcext:value-type="string">
            <text:p>[ 'period_start' =&gt; '2009-04-01', 'period_end' =&gt; '2009-05-02', 'year' =&gt; 2009, 'quarter' =&gt; 1, 'period' =&gt; 1, 'week_in_year' =&gt; 1 ],</text:p>
          </table:table-cell>
        </table:table-row>
        <table:table-row table:style-name="ro1">
          <table:table-cell table:formula="of:=[.B67]+1" office:value-type="date" office:date-value="2009-05-03" calcext:value-type="date">
            <text:p>2009-05-03</text:p>
          </table:table-cell>
          <table:table-cell table:style-name="ce2" office:value-type="date" office:date-value="2009-05-30" calcext:value-type="date">
            <text:p>2009-05-3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68]; &quot;YYYY-MM-DD&quot;); &quot;',&quot;)" office:value-type="string" office:string-value="'period_start' =&gt; '2009-05-03'," calcext:value-type="string">
            <text:p>'period_start' =&gt; '2009-05-03',</text:p>
          </table:table-cell>
          <table:table-cell table:formula="of:=COM.MICROSOFT.CONCAT(&quot;'period_end' =&gt; '&quot;; TEXT([.B68]; &quot;YYYY-MM-DD&quot;); &quot;',&quot;)" office:value-type="string" office:string-value="'period_end' =&gt; '2009-05-30'," calcext:value-type="string">
            <text:p>'period_end' =&gt; '2009-05-30',</text:p>
          </table:table-cell>
          <table:table-cell table:formula="of:=COM.MICROSOFT.CONCAT(&quot;'year' =&gt; &quot;; [.C68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6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68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68])" office:value-type="string" office:string-value="'week_in_year' =&gt; 5" calcext:value-type="string">
            <text:p>'week_in_year' =&gt; 5</text:p>
          </table:table-cell>
          <table:table-cell table:formula="of:=COM.MICROSOFT.CONCAT(&quot;[ &quot;; [.H68]; &quot; &quot;; [.I68]; &quot; &quot;; [.J68]; &quot; &quot;; [.K68]; &quot; &quot;; [.L68]; &quot; &quot;; [.M68]; &quot; ],&quot;)" office:value-type="string" office:string-value="[ 'period_start' =&gt; '2009-05-03', 'period_end' =&gt; '2009-05-30', 'year' =&gt; 2009, 'quarter' =&gt; 1, 'period' =&gt; 2, 'week_in_year' =&gt; 5 ]," calcext:value-type="string">
            <text:p>[ 'period_start' =&gt; '2009-05-03', 'period_end' =&gt; '2009-05-30', 'year' =&gt; 2009, 'quarter' =&gt; 1, 'period' =&gt; 2, 'week_in_year' =&gt; 5 ],</text:p>
          </table:table-cell>
        </table:table-row>
        <table:table-row table:style-name="ro1">
          <table:table-cell table:formula="of:=[.B68]+1" office:value-type="date" office:date-value="2009-05-31" calcext:value-type="date">
            <text:p>2009-05-31</text:p>
          </table:table-cell>
          <table:table-cell table:style-name="ce2" office:value-type="date" office:date-value="2009-06-27" calcext:value-type="date">
            <text:p>2009-06-27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69]; &quot;YYYY-MM-DD&quot;); &quot;',&quot;)" office:value-type="string" office:string-value="'period_start' =&gt; '2009-05-31'," calcext:value-type="string">
            <text:p>'period_start' =&gt; '2009-05-31',</text:p>
          </table:table-cell>
          <table:table-cell table:formula="of:=COM.MICROSOFT.CONCAT(&quot;'period_end' =&gt; '&quot;; TEXT([.B69]; &quot;YYYY-MM-DD&quot;); &quot;',&quot;)" office:value-type="string" office:string-value="'period_end' =&gt; '2009-06-27'," calcext:value-type="string">
            <text:p>'period_end' =&gt; '2009-06-27',</text:p>
          </table:table-cell>
          <table:table-cell table:formula="of:=COM.MICROSOFT.CONCAT(&quot;'year' =&gt; &quot;; [.C69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6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69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69])" office:value-type="string" office:string-value="'week_in_year' =&gt; 9" calcext:value-type="string">
            <text:p>'week_in_year' =&gt; 9</text:p>
          </table:table-cell>
          <table:table-cell table:formula="of:=COM.MICROSOFT.CONCAT(&quot;[ &quot;; [.H69]; &quot; &quot;; [.I69]; &quot; &quot;; [.J69]; &quot; &quot;; [.K69]; &quot; &quot;; [.L69]; &quot; &quot;; [.M69]; &quot; ],&quot;)" office:value-type="string" office:string-value="[ 'period_start' =&gt; '2009-05-31', 'period_end' =&gt; '2009-06-27', 'year' =&gt; 2009, 'quarter' =&gt; 1, 'period' =&gt; 3, 'week_in_year' =&gt; 9 ]," calcext:value-type="string">
            <text:p>[ 'period_start' =&gt; '2009-05-31', 'period_end' =&gt; '2009-06-27', 'year' =&gt; 2009, 'quarter' =&gt; 1, 'period' =&gt; 3, 'week_in_year' =&gt; 9 ],</text:p>
          </table:table-cell>
        </table:table-row>
        <table:table-row table:style-name="ro1">
          <table:table-cell table:formula="of:=[.B69]+1" office:value-type="date" office:date-value="2009-06-28" calcext:value-type="date">
            <text:p>2009-06-28</text:p>
          </table:table-cell>
          <table:table-cell table:style-name="ce2" office:value-type="date" office:date-value="2009-07-25" calcext:value-type="date">
            <text:p>2009-07-25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70]; &quot;YYYY-MM-DD&quot;); &quot;',&quot;)" office:value-type="string" office:string-value="'period_start' =&gt; '2009-06-28'," calcext:value-type="string">
            <text:p>'period_start' =&gt; '2009-06-28',</text:p>
          </table:table-cell>
          <table:table-cell table:formula="of:=COM.MICROSOFT.CONCAT(&quot;'period_end' =&gt; '&quot;; TEXT([.B70]; &quot;YYYY-MM-DD&quot;); &quot;',&quot;)" office:value-type="string" office:string-value="'period_end' =&gt; '2009-07-25'," calcext:value-type="string">
            <text:p>'period_end' =&gt; '2009-07-25',</text:p>
          </table:table-cell>
          <table:table-cell table:formula="of:=COM.MICROSOFT.CONCAT(&quot;'year' =&gt; &quot;; [.C70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70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70])" office:value-type="string" office:string-value="'week_in_year' =&gt; 13" calcext:value-type="string">
            <text:p>'week_in_year' =&gt; 13</text:p>
          </table:table-cell>
          <table:table-cell table:formula="of:=COM.MICROSOFT.CONCAT(&quot;[ &quot;; [.H70]; &quot; &quot;; [.I70]; &quot; &quot;; [.J70]; &quot; &quot;; [.K70]; &quot; &quot;; [.L70]; &quot; &quot;; [.M70]; &quot; ],&quot;)" office:value-type="string" office:string-value="[ 'period_start' =&gt; '2009-06-28', 'period_end' =&gt; '2009-07-25', 'year' =&gt; 2009, 'quarter' =&gt; 2, 'period' =&gt; 4, 'week_in_year' =&gt; 13 ]," calcext:value-type="string">
            <text:p>[ 'period_start' =&gt; '2009-06-28', 'period_end' =&gt; '2009-07-25', 'year' =&gt; 2009, 'quarter' =&gt; 2, 'period' =&gt; 4, 'week_in_year' =&gt; 13 ],</text:p>
          </table:table-cell>
        </table:table-row>
        <table:table-row table:style-name="ro1">
          <table:table-cell table:formula="of:=[.B70]+1" office:value-type="date" office:date-value="2009-07-26" calcext:value-type="date">
            <text:p>2009-07-26</text:p>
          </table:table-cell>
          <table:table-cell table:style-name="ce2" office:value-type="date" office:date-value="2009-08-22" calcext:value-type="date">
            <text:p>2009-08-2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70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71]; &quot;YYYY-MM-DD&quot;); &quot;',&quot;)" office:value-type="string" office:string-value="'period_start' =&gt; '2009-07-26'," calcext:value-type="string">
            <text:p>'period_start' =&gt; '2009-07-26',</text:p>
          </table:table-cell>
          <table:table-cell table:formula="of:=COM.MICROSOFT.CONCAT(&quot;'period_end' =&gt; '&quot;; TEXT([.B71]; &quot;YYYY-MM-DD&quot;); &quot;',&quot;)" office:value-type="string" office:string-value="'period_end' =&gt; '2009-08-22'," calcext:value-type="string">
            <text:p>'period_end' =&gt; '2009-08-22',</text:p>
          </table:table-cell>
          <table:table-cell table:formula="of:=COM.MICROSOFT.CONCAT(&quot;'year' =&gt; &quot;; [.C71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71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71])" office:value-type="string" office:string-value="'week_in_year' =&gt; 17" calcext:value-type="string">
            <text:p>'week_in_year' =&gt; 17</text:p>
          </table:table-cell>
          <table:table-cell table:formula="of:=COM.MICROSOFT.CONCAT(&quot;[ &quot;; [.H71]; &quot; &quot;; [.I71]; &quot; &quot;; [.J71]; &quot; &quot;; [.K71]; &quot; &quot;; [.L71]; &quot; &quot;; [.M71]; &quot; ],&quot;)" office:value-type="string" office:string-value="[ 'period_start' =&gt; '2009-07-26', 'period_end' =&gt; '2009-08-22', 'year' =&gt; 2009, 'quarter' =&gt; 2, 'period' =&gt; 5, 'week_in_year' =&gt; 17 ]," calcext:value-type="string">
            <text:p>[ 'period_start' =&gt; '2009-07-26', 'period_end' =&gt; '2009-08-22', 'year' =&gt; 2009, 'quarter' =&gt; 2, 'period' =&gt; 5, 'week_in_year' =&gt; 17 ],</text:p>
          </table:table-cell>
        </table:table-row>
        <table:table-row table:style-name="ro1">
          <table:table-cell table:formula="of:=[.B71]+1" office:value-type="date" office:date-value="2009-08-23" calcext:value-type="date">
            <text:p>2009-08-23</text:p>
          </table:table-cell>
          <table:table-cell table:style-name="ce2" office:value-type="date" office:date-value="2009-09-19" calcext:value-type="date">
            <text:p>2009-09-19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71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72]; &quot;YYYY-MM-DD&quot;); &quot;',&quot;)" office:value-type="string" office:string-value="'period_start' =&gt; '2009-08-23'," calcext:value-type="string">
            <text:p>'period_start' =&gt; '2009-08-23',</text:p>
          </table:table-cell>
          <table:table-cell table:formula="of:=COM.MICROSOFT.CONCAT(&quot;'period_end' =&gt; '&quot;; TEXT([.B72]; &quot;YYYY-MM-DD&quot;); &quot;',&quot;)" office:value-type="string" office:string-value="'period_end' =&gt; '2009-09-19'," calcext:value-type="string">
            <text:p>'period_end' =&gt; '2009-09-19',</text:p>
          </table:table-cell>
          <table:table-cell table:formula="of:=COM.MICROSOFT.CONCAT(&quot;'year' =&gt; &quot;; [.C72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72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72])" office:value-type="string" office:string-value="'week_in_year' =&gt; 21" calcext:value-type="string">
            <text:p>'week_in_year' =&gt; 21</text:p>
          </table:table-cell>
          <table:table-cell table:formula="of:=COM.MICROSOFT.CONCAT(&quot;[ &quot;; [.H72]; &quot; &quot;; [.I72]; &quot; &quot;; [.J72]; &quot; &quot;; [.K72]; &quot; &quot;; [.L72]; &quot; &quot;; [.M72]; &quot; ],&quot;)" office:value-type="string" office:string-value="[ 'period_start' =&gt; '2009-08-23', 'period_end' =&gt; '2009-09-19', 'year' =&gt; 2009, 'quarter' =&gt; 2, 'period' =&gt; 6, 'week_in_year' =&gt; 21 ]," calcext:value-type="string">
            <text:p>[ 'period_start' =&gt; '2009-08-23', 'period_end' =&gt; '2009-09-19', 'year' =&gt; 2009, 'quarter' =&gt; 2, 'period' =&gt; 6, 'week_in_year' =&gt; 21 ],</text:p>
          </table:table-cell>
        </table:table-row>
        <table:table-row table:style-name="ro1">
          <table:table-cell table:formula="of:=[.B72]+1" office:value-type="date" office:date-value="2009-09-20" calcext:value-type="date">
            <text:p>2009-09-20</text:p>
          </table:table-cell>
          <table:table-cell table:style-name="ce2" office:value-type="date" office:date-value="2009-10-17" calcext:value-type="date">
            <text:p>2009-10-17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72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73]; &quot;YYYY-MM-DD&quot;); &quot;',&quot;)" office:value-type="string" office:string-value="'period_start' =&gt; '2009-09-20'," calcext:value-type="string">
            <text:p>'period_start' =&gt; '2009-09-20',</text:p>
          </table:table-cell>
          <table:table-cell table:formula="of:=COM.MICROSOFT.CONCAT(&quot;'period_end' =&gt; '&quot;; TEXT([.B73]; &quot;YYYY-MM-DD&quot;); &quot;',&quot;)" office:value-type="string" office:string-value="'period_end' =&gt; '2009-10-17'," calcext:value-type="string">
            <text:p>'period_end' =&gt; '2009-10-17',</text:p>
          </table:table-cell>
          <table:table-cell table:formula="of:=COM.MICROSOFT.CONCAT(&quot;'year' =&gt; &quot;; [.C73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73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73])" office:value-type="string" office:string-value="'week_in_year' =&gt; 25" calcext:value-type="string">
            <text:p>'week_in_year' =&gt; 25</text:p>
          </table:table-cell>
          <table:table-cell table:formula="of:=COM.MICROSOFT.CONCAT(&quot;[ &quot;; [.H73]; &quot; &quot;; [.I73]; &quot; &quot;; [.J73]; &quot; &quot;; [.K73]; &quot; &quot;; [.L73]; &quot; &quot;; [.M73]; &quot; ],&quot;)" office:value-type="string" office:string-value="[ 'period_start' =&gt; '2009-09-20', 'period_end' =&gt; '2009-10-17', 'year' =&gt; 2009, 'quarter' =&gt; 3, 'period' =&gt; 7, 'week_in_year' =&gt; 25 ]," calcext:value-type="string">
            <text:p>[ 'period_start' =&gt; '2009-09-20', 'period_end' =&gt; '2009-10-17', 'year' =&gt; 2009, 'quarter' =&gt; 3, 'period' =&gt; 7, 'week_in_year' =&gt; 25 ],</text:p>
          </table:table-cell>
        </table:table-row>
        <table:table-row table:style-name="ro1">
          <table:table-cell table:formula="of:=[.B73]+1" office:value-type="date" office:date-value="2009-10-18" calcext:value-type="date">
            <text:p>2009-10-18</text:p>
          </table:table-cell>
          <table:table-cell table:style-name="ce2" office:value-type="date" office:date-value="2009-11-14" calcext:value-type="date">
            <text:p>2009-11-14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73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74]; &quot;YYYY-MM-DD&quot;); &quot;',&quot;)" office:value-type="string" office:string-value="'period_start' =&gt; '2009-10-18'," calcext:value-type="string">
            <text:p>'period_start' =&gt; '2009-10-18',</text:p>
          </table:table-cell>
          <table:table-cell table:formula="of:=COM.MICROSOFT.CONCAT(&quot;'period_end' =&gt; '&quot;; TEXT([.B74]; &quot;YYYY-MM-DD&quot;); &quot;',&quot;)" office:value-type="string" office:string-value="'period_end' =&gt; '2009-11-14'," calcext:value-type="string">
            <text:p>'period_end' =&gt; '2009-11-14',</text:p>
          </table:table-cell>
          <table:table-cell table:formula="of:=COM.MICROSOFT.CONCAT(&quot;'year' =&gt; &quot;; [.C74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74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74])" office:value-type="string" office:string-value="'week_in_year' =&gt; 29" calcext:value-type="string">
            <text:p>'week_in_year' =&gt; 29</text:p>
          </table:table-cell>
          <table:table-cell table:formula="of:=COM.MICROSOFT.CONCAT(&quot;[ &quot;; [.H74]; &quot; &quot;; [.I74]; &quot; &quot;; [.J74]; &quot; &quot;; [.K74]; &quot; &quot;; [.L74]; &quot; &quot;; [.M74]; &quot; ],&quot;)" office:value-type="string" office:string-value="[ 'period_start' =&gt; '2009-10-18', 'period_end' =&gt; '2009-11-14', 'year' =&gt; 2009, 'quarter' =&gt; 3, 'period' =&gt; 8, 'week_in_year' =&gt; 29 ]," calcext:value-type="string">
            <text:p>[ 'period_start' =&gt; '2009-10-18', 'period_end' =&gt; '2009-11-14', 'year' =&gt; 2009, 'quarter' =&gt; 3, 'period' =&gt; 8, 'week_in_year' =&gt; 29 ],</text:p>
          </table:table-cell>
        </table:table-row>
        <table:table-row table:style-name="ro1">
          <table:table-cell table:formula="of:=[.B74]+1" office:value-type="date" office:date-value="2009-11-15" calcext:value-type="date">
            <text:p>2009-11-15</text:p>
          </table:table-cell>
          <table:table-cell table:style-name="ce2" office:value-type="date" office:date-value="2009-12-12" calcext:value-type="date">
            <text:p>2009-12-12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74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75]; &quot;YYYY-MM-DD&quot;); &quot;',&quot;)" office:value-type="string" office:string-value="'period_start' =&gt; '2009-11-15'," calcext:value-type="string">
            <text:p>'period_start' =&gt; '2009-11-15',</text:p>
          </table:table-cell>
          <table:table-cell table:formula="of:=COM.MICROSOFT.CONCAT(&quot;'period_end' =&gt; '&quot;; TEXT([.B75]; &quot;YYYY-MM-DD&quot;); &quot;',&quot;)" office:value-type="string" office:string-value="'period_end' =&gt; '2009-12-12'," calcext:value-type="string">
            <text:p>'period_end' =&gt; '2009-12-12',</text:p>
          </table:table-cell>
          <table:table-cell table:formula="of:=COM.MICROSOFT.CONCAT(&quot;'year' =&gt; &quot;; [.C75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75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75])" office:value-type="string" office:string-value="'week_in_year' =&gt; 33" calcext:value-type="string">
            <text:p>'week_in_year' =&gt; 33</text:p>
          </table:table-cell>
          <table:table-cell table:formula="of:=COM.MICROSOFT.CONCAT(&quot;[ &quot;; [.H75]; &quot; &quot;; [.I75]; &quot; &quot;; [.J75]; &quot; &quot;; [.K75]; &quot; &quot;; [.L75]; &quot; &quot;; [.M75]; &quot; ],&quot;)" office:value-type="string" office:string-value="[ 'period_start' =&gt; '2009-11-15', 'period_end' =&gt; '2009-12-12', 'year' =&gt; 2009, 'quarter' =&gt; 3, 'period' =&gt; 9, 'week_in_year' =&gt; 33 ]," calcext:value-type="string">
            <text:p>[ 'period_start' =&gt; '2009-11-15', 'period_end' =&gt; '2009-12-12', 'year' =&gt; 2009, 'quarter' =&gt; 3, 'period' =&gt; 9, 'week_in_year' =&gt; 33 ],</text:p>
          </table:table-cell>
        </table:table-row>
        <table:table-row table:style-name="ro1">
          <table:table-cell table:formula="of:=[.B75]+1" office:value-type="date" office:date-value="2009-12-13" calcext:value-type="date">
            <text:p>2009-12-13</text:p>
          </table:table-cell>
          <table:table-cell table:style-name="ce2" office:value-type="date" office:date-value="2010-01-09" calcext:value-type="date">
            <text:p>2010-01-09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75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76]; &quot;YYYY-MM-DD&quot;); &quot;',&quot;)" office:value-type="string" office:string-value="'period_start' =&gt; '2009-12-13'," calcext:value-type="string">
            <text:p>'period_start' =&gt; '2009-12-13',</text:p>
          </table:table-cell>
          <table:table-cell table:formula="of:=COM.MICROSOFT.CONCAT(&quot;'period_end' =&gt; '&quot;; TEXT([.B76]; &quot;YYYY-MM-DD&quot;); &quot;',&quot;)" office:value-type="string" office:string-value="'period_end' =&gt; '2010-01-09'," calcext:value-type="string">
            <text:p>'period_end' =&gt; '2010-01-09',</text:p>
          </table:table-cell>
          <table:table-cell table:formula="of:=COM.MICROSOFT.CONCAT(&quot;'year' =&gt; &quot;; [.C76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76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76])" office:value-type="string" office:string-value="'week_in_year' =&gt; 37" calcext:value-type="string">
            <text:p>'week_in_year' =&gt; 37</text:p>
          </table:table-cell>
          <table:table-cell table:formula="of:=COM.MICROSOFT.CONCAT(&quot;[ &quot;; [.H76]; &quot; &quot;; [.I76]; &quot; &quot;; [.J76]; &quot; &quot;; [.K76]; &quot; &quot;; [.L76]; &quot; &quot;; [.M76]; &quot; ],&quot;)" office:value-type="string" office:string-value="[ 'period_start' =&gt; '2009-12-13', 'period_end' =&gt; '2010-01-09', 'year' =&gt; 2009, 'quarter' =&gt; 4, 'period' =&gt; 10, 'week_in_year' =&gt; 37 ]," calcext:value-type="string">
            <text:p>[ 'period_start' =&gt; '2009-12-13', 'period_end' =&gt; '2010-01-09', 'year' =&gt; 2009, 'quarter' =&gt; 4, 'period' =&gt; 10, 'week_in_year' =&gt; 37 ],</text:p>
          </table:table-cell>
        </table:table-row>
        <table:table-row table:style-name="ro1">
          <table:table-cell table:formula="of:=[.B76]+1" office:value-type="date" office:date-value="2010-01-10" calcext:value-type="date">
            <text:p>2010-01-10</text:p>
          </table:table-cell>
          <table:table-cell table:style-name="ce2" office:value-type="date" office:date-value="2010-02-06" calcext:value-type="date">
            <text:p>2010-02-06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76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77]; &quot;YYYY-MM-DD&quot;); &quot;',&quot;)" office:value-type="string" office:string-value="'period_start' =&gt; '2010-01-10'," calcext:value-type="string">
            <text:p>'period_start' =&gt; '2010-01-10',</text:p>
          </table:table-cell>
          <table:table-cell table:formula="of:=COM.MICROSOFT.CONCAT(&quot;'period_end' =&gt; '&quot;; TEXT([.B77]; &quot;YYYY-MM-DD&quot;); &quot;',&quot;)" office:value-type="string" office:string-value="'period_end' =&gt; '2010-02-06'," calcext:value-type="string">
            <text:p>'period_end' =&gt; '2010-02-06',</text:p>
          </table:table-cell>
          <table:table-cell table:formula="of:=COM.MICROSOFT.CONCAT(&quot;'year' =&gt; &quot;; [.C77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77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77])" office:value-type="string" office:string-value="'week_in_year' =&gt; 41" calcext:value-type="string">
            <text:p>'week_in_year' =&gt; 41</text:p>
          </table:table-cell>
          <table:table-cell table:formula="of:=COM.MICROSOFT.CONCAT(&quot;[ &quot;; [.H77]; &quot; &quot;; [.I77]; &quot; &quot;; [.J77]; &quot; &quot;; [.K77]; &quot; &quot;; [.L77]; &quot; &quot;; [.M77]; &quot; ],&quot;)" office:value-type="string" office:string-value="[ 'period_start' =&gt; '2010-01-10', 'period_end' =&gt; '2010-02-06', 'year' =&gt; 2009, 'quarter' =&gt; 4, 'period' =&gt; 11, 'week_in_year' =&gt; 41 ]," calcext:value-type="string">
            <text:p>[ 'period_start' =&gt; '2010-01-10', 'period_end' =&gt; '2010-02-06', 'year' =&gt; 2009, 'quarter' =&gt; 4, 'period' =&gt; 11, 'week_in_year' =&gt; 41 ],</text:p>
          </table:table-cell>
        </table:table-row>
        <table:table-row table:style-name="ro1">
          <table:table-cell table:formula="of:=[.B77]+1" office:value-type="date" office:date-value="2010-02-07" calcext:value-type="date">
            <text:p>2010-02-07</text:p>
          </table:table-cell>
          <table:table-cell table:style-name="ce2" office:value-type="date" office:date-value="2010-03-06" calcext:value-type="date">
            <text:p>2010-03-06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77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78]; &quot;YYYY-MM-DD&quot;); &quot;',&quot;)" office:value-type="string" office:string-value="'period_start' =&gt; '2010-02-07'," calcext:value-type="string">
            <text:p>'period_start' =&gt; '2010-02-07',</text:p>
          </table:table-cell>
          <table:table-cell table:formula="of:=COM.MICROSOFT.CONCAT(&quot;'period_end' =&gt; '&quot;; TEXT([.B78]; &quot;YYYY-MM-DD&quot;); &quot;',&quot;)" office:value-type="string" office:string-value="'period_end' =&gt; '2010-03-06'," calcext:value-type="string">
            <text:p>'period_end' =&gt; '2010-03-06',</text:p>
          </table:table-cell>
          <table:table-cell table:formula="of:=COM.MICROSOFT.CONCAT(&quot;'year' =&gt; &quot;; [.C78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78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78])" office:value-type="string" office:string-value="'week_in_year' =&gt; 45" calcext:value-type="string">
            <text:p>'week_in_year' =&gt; 45</text:p>
          </table:table-cell>
          <table:table-cell table:formula="of:=COM.MICROSOFT.CONCAT(&quot;[ &quot;; [.H78]; &quot; &quot;; [.I78]; &quot; &quot;; [.J78]; &quot; &quot;; [.K78]; &quot; &quot;; [.L78]; &quot; &quot;; [.M78]; &quot; ],&quot;)" office:value-type="string" office:string-value="[ 'period_start' =&gt; '2010-02-07', 'period_end' =&gt; '2010-03-06', 'year' =&gt; 2009, 'quarter' =&gt; 4, 'period' =&gt; 12, 'week_in_year' =&gt; 45 ]," calcext:value-type="string">
            <text:p>[ 'period_start' =&gt; '2010-02-07', 'period_end' =&gt; '2010-03-06', 'year' =&gt; 2009, 'quarter' =&gt; 4, 'period' =&gt; 12, 'week_in_year' =&gt; 45 ],</text:p>
          </table:table-cell>
        </table:table-row>
        <table:table-row table:style-name="ro1">
          <table:table-cell table:formula="of:=[.B78]+1" office:value-type="date" office:date-value="2010-03-07" calcext:value-type="date">
            <text:p>2010-03-07</text:p>
          </table:table-cell>
          <table:table-cell table:style-name="ce2" office:value-type="date" office:date-value="2010-03-31" calcext:value-type="date">
            <text:p>2010-03-31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78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79]; &quot;YYYY-MM-DD&quot;); &quot;',&quot;)" office:value-type="string" office:string-value="'period_start' =&gt; '2010-03-07'," calcext:value-type="string">
            <text:p>'period_start' =&gt; '2010-03-07',</text:p>
          </table:table-cell>
          <table:table-cell table:formula="of:=COM.MICROSOFT.CONCAT(&quot;'period_end' =&gt; '&quot;; TEXT([.B79]; &quot;YYYY-MM-DD&quot;); &quot;',&quot;)" office:value-type="string" office:string-value="'period_end' =&gt; '2010-03-31'," calcext:value-type="string">
            <text:p>'period_end' =&gt; '2010-03-31',</text:p>
          </table:table-cell>
          <table:table-cell table:formula="of:=COM.MICROSOFT.CONCAT(&quot;'year' =&gt; &quot;; [.C79]; &quot;,&quot;)" office:value-type="string" office:string-value="'year' =&gt; 2009," calcext:value-type="string">
            <text:p>'year' =&gt; 2009,</text:p>
          </table:table-cell>
          <table:table-cell table:formula="of:=COM.MICROSOFT.CONCAT(&quot;'quarter' =&gt; &quot;; [.D7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79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79])" office:value-type="string" office:string-value="'week_in_year' =&gt; 49" calcext:value-type="string">
            <text:p>'week_in_year' =&gt; 49</text:p>
          </table:table-cell>
          <table:table-cell table:formula="of:=COM.MICROSOFT.CONCAT(&quot;[ &quot;; [.H79]; &quot; &quot;; [.I79]; &quot; &quot;; [.J79]; &quot; &quot;; [.K79]; &quot; &quot;; [.L79]; &quot; &quot;; [.M79]; &quot; ],&quot;)" office:value-type="string" office:string-value="[ 'period_start' =&gt; '2010-03-07', 'period_end' =&gt; '2010-03-31', 'year' =&gt; 2009, 'quarter' =&gt; 4, 'period' =&gt; 13, 'week_in_year' =&gt; 49 ]," calcext:value-type="string">
            <text:p>[ 'period_start' =&gt; '2010-03-07', 'period_end' =&gt; '2010-03-31', 'year' =&gt; 2009, 'quarter' =&gt; 4, 'period' =&gt; 13, 'week_in_year' =&gt; 49 ],</text:p>
          </table:table-cell>
        </table:table-row>
        <table:table-row table:style-name="ro1">
          <table:table-cell table:formula="of:=[.B79]+1" office:value-type="date" office:date-value="2010-04-01" calcext:value-type="date">
            <text:p>2010-04-01</text:p>
          </table:table-cell>
          <table:table-cell table:style-name="ce2" office:value-type="date" office:date-value="2010-05-01" calcext:value-type="date">
            <text:p>2010-05-0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80]; &quot;YYYY-MM-DD&quot;); &quot;',&quot;)" office:value-type="string" office:string-value="'period_start' =&gt; '2010-04-01'," calcext:value-type="string">
            <text:p>'period_start' =&gt; '2010-04-01',</text:p>
          </table:table-cell>
          <table:table-cell table:formula="of:=COM.MICROSOFT.CONCAT(&quot;'period_end' =&gt; '&quot;; TEXT([.B80]; &quot;YYYY-MM-DD&quot;); &quot;',&quot;)" office:value-type="string" office:string-value="'period_end' =&gt; '2010-05-01'," calcext:value-type="string">
            <text:p>'period_end' =&gt; '2010-05-01',</text:p>
          </table:table-cell>
          <table:table-cell table:formula="of:=COM.MICROSOFT.CONCAT(&quot;'year' =&gt; &quot;; [.C80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80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80])" office:value-type="string" office:string-value="'week_in_year' =&gt; 1" calcext:value-type="string">
            <text:p>'week_in_year' =&gt; 1</text:p>
          </table:table-cell>
          <table:table-cell table:formula="of:=COM.MICROSOFT.CONCAT(&quot;[ &quot;; [.H80]; &quot; &quot;; [.I80]; &quot; &quot;; [.J80]; &quot; &quot;; [.K80]; &quot; &quot;; [.L80]; &quot; &quot;; [.M80]; &quot; ],&quot;)" office:value-type="string" office:string-value="[ 'period_start' =&gt; '2010-04-01', 'period_end' =&gt; '2010-05-01', 'year' =&gt; 2010, 'quarter' =&gt; 1, 'period' =&gt; 1, 'week_in_year' =&gt; 1 ]," calcext:value-type="string">
            <text:p>[ 'period_start' =&gt; '2010-04-01', 'period_end' =&gt; '2010-05-01', 'year' =&gt; 2010, 'quarter' =&gt; 1, 'period' =&gt; 1, 'week_in_year' =&gt; 1 ],</text:p>
          </table:table-cell>
        </table:table-row>
        <table:table-row table:style-name="ro1">
          <table:table-cell table:formula="of:=[.B80]+1" office:value-type="date" office:date-value="2010-05-02" calcext:value-type="date">
            <text:p>2010-05-02</text:p>
          </table:table-cell>
          <table:table-cell table:style-name="ce2" office:value-type="date" office:date-value="2010-05-29" calcext:value-type="date">
            <text:p>2010-05-29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81]; &quot;YYYY-MM-DD&quot;); &quot;',&quot;)" office:value-type="string" office:string-value="'period_start' =&gt; '2010-05-02'," calcext:value-type="string">
            <text:p>'period_start' =&gt; '2010-05-02',</text:p>
          </table:table-cell>
          <table:table-cell table:formula="of:=COM.MICROSOFT.CONCAT(&quot;'period_end' =&gt; '&quot;; TEXT([.B81]; &quot;YYYY-MM-DD&quot;); &quot;',&quot;)" office:value-type="string" office:string-value="'period_end' =&gt; '2010-05-29'," calcext:value-type="string">
            <text:p>'period_end' =&gt; '2010-05-29',</text:p>
          </table:table-cell>
          <table:table-cell table:formula="of:=COM.MICROSOFT.CONCAT(&quot;'year' =&gt; &quot;; [.C81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81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81])" office:value-type="string" office:string-value="'week_in_year' =&gt; 5" calcext:value-type="string">
            <text:p>'week_in_year' =&gt; 5</text:p>
          </table:table-cell>
          <table:table-cell table:formula="of:=COM.MICROSOFT.CONCAT(&quot;[ &quot;; [.H81]; &quot; &quot;; [.I81]; &quot; &quot;; [.J81]; &quot; &quot;; [.K81]; &quot; &quot;; [.L81]; &quot; &quot;; [.M81]; &quot; ],&quot;)" office:value-type="string" office:string-value="[ 'period_start' =&gt; '2010-05-02', 'period_end' =&gt; '2010-05-29', 'year' =&gt; 2010, 'quarter' =&gt; 1, 'period' =&gt; 2, 'week_in_year' =&gt; 5 ]," calcext:value-type="string">
            <text:p>[ 'period_start' =&gt; '2010-05-02', 'period_end' =&gt; '2010-05-29', 'year' =&gt; 2010, 'quarter' =&gt; 1, 'period' =&gt; 2, 'week_in_year' =&gt; 5 ],</text:p>
          </table:table-cell>
        </table:table-row>
        <table:table-row table:style-name="ro1">
          <table:table-cell table:formula="of:=[.B81]+1" office:value-type="date" office:date-value="2010-05-30" calcext:value-type="date">
            <text:p>2010-05-30</text:p>
          </table:table-cell>
          <table:table-cell table:style-name="ce2" office:value-type="date" office:date-value="2010-06-26" calcext:value-type="date">
            <text:p>2010-06-2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82]; &quot;YYYY-MM-DD&quot;); &quot;',&quot;)" office:value-type="string" office:string-value="'period_start' =&gt; '2010-05-30'," calcext:value-type="string">
            <text:p>'period_start' =&gt; '2010-05-30',</text:p>
          </table:table-cell>
          <table:table-cell table:formula="of:=COM.MICROSOFT.CONCAT(&quot;'period_end' =&gt; '&quot;; TEXT([.B82]; &quot;YYYY-MM-DD&quot;); &quot;',&quot;)" office:value-type="string" office:string-value="'period_end' =&gt; '2010-06-26'," calcext:value-type="string">
            <text:p>'period_end' =&gt; '2010-06-26',</text:p>
          </table:table-cell>
          <table:table-cell table:formula="of:=COM.MICROSOFT.CONCAT(&quot;'year' =&gt; &quot;; [.C82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82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82])" office:value-type="string" office:string-value="'week_in_year' =&gt; 9" calcext:value-type="string">
            <text:p>'week_in_year' =&gt; 9</text:p>
          </table:table-cell>
          <table:table-cell table:formula="of:=COM.MICROSOFT.CONCAT(&quot;[ &quot;; [.H82]; &quot; &quot;; [.I82]; &quot; &quot;; [.J82]; &quot; &quot;; [.K82]; &quot; &quot;; [.L82]; &quot; &quot;; [.M82]; &quot; ],&quot;)" office:value-type="string" office:string-value="[ 'period_start' =&gt; '2010-05-30', 'period_end' =&gt; '2010-06-26', 'year' =&gt; 2010, 'quarter' =&gt; 1, 'period' =&gt; 3, 'week_in_year' =&gt; 9 ]," calcext:value-type="string">
            <text:p>[ 'period_start' =&gt; '2010-05-30', 'period_end' =&gt; '2010-06-26', 'year' =&gt; 2010, 'quarter' =&gt; 1, 'period' =&gt; 3, 'week_in_year' =&gt; 9 ],</text:p>
          </table:table-cell>
        </table:table-row>
        <table:table-row table:style-name="ro1">
          <table:table-cell table:formula="of:=[.B82]+1" office:value-type="date" office:date-value="2010-06-27" calcext:value-type="date">
            <text:p>2010-06-27</text:p>
          </table:table-cell>
          <table:table-cell table:style-name="ce2" office:value-type="date" office:date-value="2010-07-24" calcext:value-type="date">
            <text:p>2010-07-24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83]; &quot;YYYY-MM-DD&quot;); &quot;',&quot;)" office:value-type="string" office:string-value="'period_start' =&gt; '2010-06-27'," calcext:value-type="string">
            <text:p>'period_start' =&gt; '2010-06-27',</text:p>
          </table:table-cell>
          <table:table-cell table:formula="of:=COM.MICROSOFT.CONCAT(&quot;'period_end' =&gt; '&quot;; TEXT([.B83]; &quot;YYYY-MM-DD&quot;); &quot;',&quot;)" office:value-type="string" office:string-value="'period_end' =&gt; '2010-07-24'," calcext:value-type="string">
            <text:p>'period_end' =&gt; '2010-07-24',</text:p>
          </table:table-cell>
          <table:table-cell table:formula="of:=COM.MICROSOFT.CONCAT(&quot;'year' =&gt; &quot;; [.C83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83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83])" office:value-type="string" office:string-value="'week_in_year' =&gt; 13" calcext:value-type="string">
            <text:p>'week_in_year' =&gt; 13</text:p>
          </table:table-cell>
          <table:table-cell table:formula="of:=COM.MICROSOFT.CONCAT(&quot;[ &quot;; [.H83]; &quot; &quot;; [.I83]; &quot; &quot;; [.J83]; &quot; &quot;; [.K83]; &quot; &quot;; [.L83]; &quot; &quot;; [.M83]; &quot; ],&quot;)" office:value-type="string" office:string-value="[ 'period_start' =&gt; '2010-06-27', 'period_end' =&gt; '2010-07-24', 'year' =&gt; 2010, 'quarter' =&gt; 2, 'period' =&gt; 4, 'week_in_year' =&gt; 13 ]," calcext:value-type="string">
            <text:p>[ 'period_start' =&gt; '2010-06-27', 'period_end' =&gt; '2010-07-24', 'year' =&gt; 2010, 'quarter' =&gt; 2, 'period' =&gt; 4, 'week_in_year' =&gt; 13 ],</text:p>
          </table:table-cell>
        </table:table-row>
        <table:table-row table:style-name="ro1">
          <table:table-cell table:formula="of:=[.B83]+1" office:value-type="date" office:date-value="2010-07-25" calcext:value-type="date">
            <text:p>2010-07-25</text:p>
          </table:table-cell>
          <table:table-cell table:style-name="ce2" office:value-type="date" office:date-value="2010-08-21" calcext:value-type="date">
            <text:p>2010-08-21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83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84]; &quot;YYYY-MM-DD&quot;); &quot;',&quot;)" office:value-type="string" office:string-value="'period_start' =&gt; '2010-07-25'," calcext:value-type="string">
            <text:p>'period_start' =&gt; '2010-07-25',</text:p>
          </table:table-cell>
          <table:table-cell table:formula="of:=COM.MICROSOFT.CONCAT(&quot;'period_end' =&gt; '&quot;; TEXT([.B84]; &quot;YYYY-MM-DD&quot;); &quot;',&quot;)" office:value-type="string" office:string-value="'period_end' =&gt; '2010-08-21'," calcext:value-type="string">
            <text:p>'period_end' =&gt; '2010-08-21',</text:p>
          </table:table-cell>
          <table:table-cell table:formula="of:=COM.MICROSOFT.CONCAT(&quot;'year' =&gt; &quot;; [.C84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84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84])" office:value-type="string" office:string-value="'week_in_year' =&gt; 17" calcext:value-type="string">
            <text:p>'week_in_year' =&gt; 17</text:p>
          </table:table-cell>
          <table:table-cell table:formula="of:=COM.MICROSOFT.CONCAT(&quot;[ &quot;; [.H84]; &quot; &quot;; [.I84]; &quot; &quot;; [.J84]; &quot; &quot;; [.K84]; &quot; &quot;; [.L84]; &quot; &quot;; [.M84]; &quot; ],&quot;)" office:value-type="string" office:string-value="[ 'period_start' =&gt; '2010-07-25', 'period_end' =&gt; '2010-08-21', 'year' =&gt; 2010, 'quarter' =&gt; 2, 'period' =&gt; 5, 'week_in_year' =&gt; 17 ]," calcext:value-type="string">
            <text:p>[ 'period_start' =&gt; '2010-07-25', 'period_end' =&gt; '2010-08-21', 'year' =&gt; 2010, 'quarter' =&gt; 2, 'period' =&gt; 5, 'week_in_year' =&gt; 17 ],</text:p>
          </table:table-cell>
        </table:table-row>
        <table:table-row table:style-name="ro1">
          <table:table-cell table:formula="of:=[.B84]+1" office:value-type="date" office:date-value="2010-08-22" calcext:value-type="date">
            <text:p>2010-08-22</text:p>
          </table:table-cell>
          <table:table-cell table:style-name="ce2" office:value-type="date" office:date-value="2010-09-18" calcext:value-type="date">
            <text:p>2010-09-18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84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85]; &quot;YYYY-MM-DD&quot;); &quot;',&quot;)" office:value-type="string" office:string-value="'period_start' =&gt; '2010-08-22'," calcext:value-type="string">
            <text:p>'period_start' =&gt; '2010-08-22',</text:p>
          </table:table-cell>
          <table:table-cell table:formula="of:=COM.MICROSOFT.CONCAT(&quot;'period_end' =&gt; '&quot;; TEXT([.B85]; &quot;YYYY-MM-DD&quot;); &quot;',&quot;)" office:value-type="string" office:string-value="'period_end' =&gt; '2010-09-18'," calcext:value-type="string">
            <text:p>'period_end' =&gt; '2010-09-18',</text:p>
          </table:table-cell>
          <table:table-cell table:formula="of:=COM.MICROSOFT.CONCAT(&quot;'year' =&gt; &quot;; [.C85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85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85])" office:value-type="string" office:string-value="'week_in_year' =&gt; 21" calcext:value-type="string">
            <text:p>'week_in_year' =&gt; 21</text:p>
          </table:table-cell>
          <table:table-cell table:formula="of:=COM.MICROSOFT.CONCAT(&quot;[ &quot;; [.H85]; &quot; &quot;; [.I85]; &quot; &quot;; [.J85]; &quot; &quot;; [.K85]; &quot; &quot;; [.L85]; &quot; &quot;; [.M85]; &quot; ],&quot;)" office:value-type="string" office:string-value="[ 'period_start' =&gt; '2010-08-22', 'period_end' =&gt; '2010-09-18', 'year' =&gt; 2010, 'quarter' =&gt; 2, 'period' =&gt; 6, 'week_in_year' =&gt; 21 ]," calcext:value-type="string">
            <text:p>[ 'period_start' =&gt; '2010-08-22', 'period_end' =&gt; '2010-09-18', 'year' =&gt; 2010, 'quarter' =&gt; 2, 'period' =&gt; 6, 'week_in_year' =&gt; 21 ],</text:p>
          </table:table-cell>
        </table:table-row>
        <table:table-row table:style-name="ro1">
          <table:table-cell table:formula="of:=[.B85]+1" office:value-type="date" office:date-value="2010-09-19" calcext:value-type="date">
            <text:p>2010-09-19</text:p>
          </table:table-cell>
          <table:table-cell table:style-name="ce2" office:value-type="date" office:date-value="2010-10-16" calcext:value-type="date">
            <text:p>2010-10-16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85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86]; &quot;YYYY-MM-DD&quot;); &quot;',&quot;)" office:value-type="string" office:string-value="'period_start' =&gt; '2010-09-19'," calcext:value-type="string">
            <text:p>'period_start' =&gt; '2010-09-19',</text:p>
          </table:table-cell>
          <table:table-cell table:formula="of:=COM.MICROSOFT.CONCAT(&quot;'period_end' =&gt; '&quot;; TEXT([.B86]; &quot;YYYY-MM-DD&quot;); &quot;',&quot;)" office:value-type="string" office:string-value="'period_end' =&gt; '2010-10-16'," calcext:value-type="string">
            <text:p>'period_end' =&gt; '2010-10-16',</text:p>
          </table:table-cell>
          <table:table-cell table:formula="of:=COM.MICROSOFT.CONCAT(&quot;'year' =&gt; &quot;; [.C86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86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86])" office:value-type="string" office:string-value="'week_in_year' =&gt; 25" calcext:value-type="string">
            <text:p>'week_in_year' =&gt; 25</text:p>
          </table:table-cell>
          <table:table-cell table:formula="of:=COM.MICROSOFT.CONCAT(&quot;[ &quot;; [.H86]; &quot; &quot;; [.I86]; &quot; &quot;; [.J86]; &quot; &quot;; [.K86]; &quot; &quot;; [.L86]; &quot; &quot;; [.M86]; &quot; ],&quot;)" office:value-type="string" office:string-value="[ 'period_start' =&gt; '2010-09-19', 'period_end' =&gt; '2010-10-16', 'year' =&gt; 2010, 'quarter' =&gt; 3, 'period' =&gt; 7, 'week_in_year' =&gt; 25 ]," calcext:value-type="string">
            <text:p>[ 'period_start' =&gt; '2010-09-19', 'period_end' =&gt; '2010-10-16', 'year' =&gt; 2010, 'quarter' =&gt; 3, 'period' =&gt; 7, 'week_in_year' =&gt; 25 ],</text:p>
          </table:table-cell>
        </table:table-row>
        <table:table-row table:style-name="ro1">
          <table:table-cell table:formula="of:=[.B86]+1" office:value-type="date" office:date-value="2010-10-17" calcext:value-type="date">
            <text:p>2010-10-17</text:p>
          </table:table-cell>
          <table:table-cell table:style-name="ce2" office:value-type="date" office:date-value="2010-11-13" calcext:value-type="date">
            <text:p>2010-11-13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86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87]; &quot;YYYY-MM-DD&quot;); &quot;',&quot;)" office:value-type="string" office:string-value="'period_start' =&gt; '2010-10-17'," calcext:value-type="string">
            <text:p>'period_start' =&gt; '2010-10-17',</text:p>
          </table:table-cell>
          <table:table-cell table:formula="of:=COM.MICROSOFT.CONCAT(&quot;'period_end' =&gt; '&quot;; TEXT([.B87]; &quot;YYYY-MM-DD&quot;); &quot;',&quot;)" office:value-type="string" office:string-value="'period_end' =&gt; '2010-11-13'," calcext:value-type="string">
            <text:p>'period_end' =&gt; '2010-11-13',</text:p>
          </table:table-cell>
          <table:table-cell table:formula="of:=COM.MICROSOFT.CONCAT(&quot;'year' =&gt; &quot;; [.C87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87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87])" office:value-type="string" office:string-value="'week_in_year' =&gt; 29" calcext:value-type="string">
            <text:p>'week_in_year' =&gt; 29</text:p>
          </table:table-cell>
          <table:table-cell table:formula="of:=COM.MICROSOFT.CONCAT(&quot;[ &quot;; [.H87]; &quot; &quot;; [.I87]; &quot; &quot;; [.J87]; &quot; &quot;; [.K87]; &quot; &quot;; [.L87]; &quot; &quot;; [.M87]; &quot; ],&quot;)" office:value-type="string" office:string-value="[ 'period_start' =&gt; '2010-10-17', 'period_end' =&gt; '2010-11-13', 'year' =&gt; 2010, 'quarter' =&gt; 3, 'period' =&gt; 8, 'week_in_year' =&gt; 29 ]," calcext:value-type="string">
            <text:p>[ 'period_start' =&gt; '2010-10-17', 'period_end' =&gt; '2010-11-13', 'year' =&gt; 2010, 'quarter' =&gt; 3, 'period' =&gt; 8, 'week_in_year' =&gt; 29 ],</text:p>
          </table:table-cell>
        </table:table-row>
        <table:table-row table:style-name="ro1">
          <table:table-cell table:formula="of:=[.B87]+1" office:value-type="date" office:date-value="2010-11-14" calcext:value-type="date">
            <text:p>2010-11-14</text:p>
          </table:table-cell>
          <table:table-cell table:style-name="ce2" office:value-type="date" office:date-value="2010-12-11" calcext:value-type="date">
            <text:p>2010-12-11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87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88]; &quot;YYYY-MM-DD&quot;); &quot;',&quot;)" office:value-type="string" office:string-value="'period_start' =&gt; '2010-11-14'," calcext:value-type="string">
            <text:p>'period_start' =&gt; '2010-11-14',</text:p>
          </table:table-cell>
          <table:table-cell table:formula="of:=COM.MICROSOFT.CONCAT(&quot;'period_end' =&gt; '&quot;; TEXT([.B88]; &quot;YYYY-MM-DD&quot;); &quot;',&quot;)" office:value-type="string" office:string-value="'period_end' =&gt; '2010-12-11'," calcext:value-type="string">
            <text:p>'period_end' =&gt; '2010-12-11',</text:p>
          </table:table-cell>
          <table:table-cell table:formula="of:=COM.MICROSOFT.CONCAT(&quot;'year' =&gt; &quot;; [.C88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88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88])" office:value-type="string" office:string-value="'week_in_year' =&gt; 33" calcext:value-type="string">
            <text:p>'week_in_year' =&gt; 33</text:p>
          </table:table-cell>
          <table:table-cell table:formula="of:=COM.MICROSOFT.CONCAT(&quot;[ &quot;; [.H88]; &quot; &quot;; [.I88]; &quot; &quot;; [.J88]; &quot; &quot;; [.K88]; &quot; &quot;; [.L88]; &quot; &quot;; [.M88]; &quot; ],&quot;)" office:value-type="string" office:string-value="[ 'period_start' =&gt; '2010-11-14', 'period_end' =&gt; '2010-12-11', 'year' =&gt; 2010, 'quarter' =&gt; 3, 'period' =&gt; 9, 'week_in_year' =&gt; 33 ]," calcext:value-type="string">
            <text:p>[ 'period_start' =&gt; '2010-11-14', 'period_end' =&gt; '2010-12-11', 'year' =&gt; 2010, 'quarter' =&gt; 3, 'period' =&gt; 9, 'week_in_year' =&gt; 33 ],</text:p>
          </table:table-cell>
        </table:table-row>
        <table:table-row table:style-name="ro1">
          <table:table-cell table:formula="of:=[.B88]+1" office:value-type="date" office:date-value="2010-12-12" calcext:value-type="date">
            <text:p>2010-12-12</text:p>
          </table:table-cell>
          <table:table-cell table:style-name="ce2" office:value-type="date" office:date-value="2011-01-08" calcext:value-type="date">
            <text:p>2011-01-08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88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89]; &quot;YYYY-MM-DD&quot;); &quot;',&quot;)" office:value-type="string" office:string-value="'period_start' =&gt; '2010-12-12'," calcext:value-type="string">
            <text:p>'period_start' =&gt; '2010-12-12',</text:p>
          </table:table-cell>
          <table:table-cell table:formula="of:=COM.MICROSOFT.CONCAT(&quot;'period_end' =&gt; '&quot;; TEXT([.B89]; &quot;YYYY-MM-DD&quot;); &quot;',&quot;)" office:value-type="string" office:string-value="'period_end' =&gt; '2011-01-08'," calcext:value-type="string">
            <text:p>'period_end' =&gt; '2011-01-08',</text:p>
          </table:table-cell>
          <table:table-cell table:formula="of:=COM.MICROSOFT.CONCAT(&quot;'year' =&gt; &quot;; [.C89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8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89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89])" office:value-type="string" office:string-value="'week_in_year' =&gt; 37" calcext:value-type="string">
            <text:p>'week_in_year' =&gt; 37</text:p>
          </table:table-cell>
          <table:table-cell table:formula="of:=COM.MICROSOFT.CONCAT(&quot;[ &quot;; [.H89]; &quot; &quot;; [.I89]; &quot; &quot;; [.J89]; &quot; &quot;; [.K89]; &quot; &quot;; [.L89]; &quot; &quot;; [.M89]; &quot; ],&quot;)" office:value-type="string" office:string-value="[ 'period_start' =&gt; '2010-12-12', 'period_end' =&gt; '2011-01-08', 'year' =&gt; 2010, 'quarter' =&gt; 4, 'period' =&gt; 10, 'week_in_year' =&gt; 37 ]," calcext:value-type="string">
            <text:p>[ 'period_start' =&gt; '2010-12-12', 'period_end' =&gt; '2011-01-08', 'year' =&gt; 2010, 'quarter' =&gt; 4, 'period' =&gt; 10, 'week_in_year' =&gt; 37 ],</text:p>
          </table:table-cell>
        </table:table-row>
        <table:table-row table:style-name="ro1">
          <table:table-cell table:formula="of:=[.B89]+1" office:value-type="date" office:date-value="2011-01-09" calcext:value-type="date">
            <text:p>2011-01-09</text:p>
          </table:table-cell>
          <table:table-cell table:style-name="ce2" office:value-type="date" office:date-value="2011-02-05" calcext:value-type="date">
            <text:p>2011-02-05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89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90]; &quot;YYYY-MM-DD&quot;); &quot;',&quot;)" office:value-type="string" office:string-value="'period_start' =&gt; '2011-01-09'," calcext:value-type="string">
            <text:p>'period_start' =&gt; '2011-01-09',</text:p>
          </table:table-cell>
          <table:table-cell table:formula="of:=COM.MICROSOFT.CONCAT(&quot;'period_end' =&gt; '&quot;; TEXT([.B90]; &quot;YYYY-MM-DD&quot;); &quot;',&quot;)" office:value-type="string" office:string-value="'period_end' =&gt; '2011-02-05'," calcext:value-type="string">
            <text:p>'period_end' =&gt; '2011-02-05',</text:p>
          </table:table-cell>
          <table:table-cell table:formula="of:=COM.MICROSOFT.CONCAT(&quot;'year' =&gt; &quot;; [.C90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9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90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90])" office:value-type="string" office:string-value="'week_in_year' =&gt; 41" calcext:value-type="string">
            <text:p>'week_in_year' =&gt; 41</text:p>
          </table:table-cell>
          <table:table-cell table:formula="of:=COM.MICROSOFT.CONCAT(&quot;[ &quot;; [.H90]; &quot; &quot;; [.I90]; &quot; &quot;; [.J90]; &quot; &quot;; [.K90]; &quot; &quot;; [.L90]; &quot; &quot;; [.M90]; &quot; ],&quot;)" office:value-type="string" office:string-value="[ 'period_start' =&gt; '2011-01-09', 'period_end' =&gt; '2011-02-05', 'year' =&gt; 2010, 'quarter' =&gt; 4, 'period' =&gt; 11, 'week_in_year' =&gt; 41 ]," calcext:value-type="string">
            <text:p>[ 'period_start' =&gt; '2011-01-09', 'period_end' =&gt; '2011-02-05', 'year' =&gt; 2010, 'quarter' =&gt; 4, 'period' =&gt; 11, 'week_in_year' =&gt; 41 ],</text:p>
          </table:table-cell>
        </table:table-row>
        <table:table-row table:style-name="ro1">
          <table:table-cell table:formula="of:=[.B90]+1" office:value-type="date" office:date-value="2011-02-06" calcext:value-type="date">
            <text:p>2011-02-06</text:p>
          </table:table-cell>
          <table:table-cell table:style-name="ce2" office:value-type="date" office:date-value="2011-03-05" calcext:value-type="date">
            <text:p>2011-03-05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90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91]; &quot;YYYY-MM-DD&quot;); &quot;',&quot;)" office:value-type="string" office:string-value="'period_start' =&gt; '2011-02-06'," calcext:value-type="string">
            <text:p>'period_start' =&gt; '2011-02-06',</text:p>
          </table:table-cell>
          <table:table-cell table:formula="of:=COM.MICROSOFT.CONCAT(&quot;'period_end' =&gt; '&quot;; TEXT([.B91]; &quot;YYYY-MM-DD&quot;); &quot;',&quot;)" office:value-type="string" office:string-value="'period_end' =&gt; '2011-03-05'," calcext:value-type="string">
            <text:p>'period_end' =&gt; '2011-03-05',</text:p>
          </table:table-cell>
          <table:table-cell table:formula="of:=COM.MICROSOFT.CONCAT(&quot;'year' =&gt; &quot;; [.C91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9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91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91])" office:value-type="string" office:string-value="'week_in_year' =&gt; 45" calcext:value-type="string">
            <text:p>'week_in_year' =&gt; 45</text:p>
          </table:table-cell>
          <table:table-cell table:formula="of:=COM.MICROSOFT.CONCAT(&quot;[ &quot;; [.H91]; &quot; &quot;; [.I91]; &quot; &quot;; [.J91]; &quot; &quot;; [.K91]; &quot; &quot;; [.L91]; &quot; &quot;; [.M91]; &quot; ],&quot;)" office:value-type="string" office:string-value="[ 'period_start' =&gt; '2011-02-06', 'period_end' =&gt; '2011-03-05', 'year' =&gt; 2010, 'quarter' =&gt; 4, 'period' =&gt; 12, 'week_in_year' =&gt; 45 ]," calcext:value-type="string">
            <text:p>[ 'period_start' =&gt; '2011-02-06', 'period_end' =&gt; '2011-03-05', 'year' =&gt; 2010, 'quarter' =&gt; 4, 'period' =&gt; 12, 'week_in_year' =&gt; 45 ],</text:p>
          </table:table-cell>
        </table:table-row>
        <table:table-row table:style-name="ro1">
          <table:table-cell table:formula="of:=[.B91]+1" office:value-type="date" office:date-value="2011-03-06" calcext:value-type="date">
            <text:p>2011-03-06</text:p>
          </table:table-cell>
          <table:table-cell table:style-name="ce2" office:value-type="date" office:date-value="2011-03-31" calcext:value-type="date">
            <text:p>2011-03-31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91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92]; &quot;YYYY-MM-DD&quot;); &quot;',&quot;)" office:value-type="string" office:string-value="'period_start' =&gt; '2011-03-06'," calcext:value-type="string">
            <text:p>'period_start' =&gt; '2011-03-06',</text:p>
          </table:table-cell>
          <table:table-cell table:formula="of:=COM.MICROSOFT.CONCAT(&quot;'period_end' =&gt; '&quot;; TEXT([.B92]; &quot;YYYY-MM-DD&quot;); &quot;',&quot;)" office:value-type="string" office:string-value="'period_end' =&gt; '2011-03-31'," calcext:value-type="string">
            <text:p>'period_end' =&gt; '2011-03-31',</text:p>
          </table:table-cell>
          <table:table-cell table:formula="of:=COM.MICROSOFT.CONCAT(&quot;'year' =&gt; &quot;; [.C92]; &quot;,&quot;)" office:value-type="string" office:string-value="'year' =&gt; 2010," calcext:value-type="string">
            <text:p>'year' =&gt; 2010,</text:p>
          </table:table-cell>
          <table:table-cell table:formula="of:=COM.MICROSOFT.CONCAT(&quot;'quarter' =&gt; &quot;; [.D9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92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92])" office:value-type="string" office:string-value="'week_in_year' =&gt; 49" calcext:value-type="string">
            <text:p>'week_in_year' =&gt; 49</text:p>
          </table:table-cell>
          <table:table-cell table:formula="of:=COM.MICROSOFT.CONCAT(&quot;[ &quot;; [.H92]; &quot; &quot;; [.I92]; &quot; &quot;; [.J92]; &quot; &quot;; [.K92]; &quot; &quot;; [.L92]; &quot; &quot;; [.M92]; &quot; ],&quot;)" office:value-type="string" office:string-value="[ 'period_start' =&gt; '2011-03-06', 'period_end' =&gt; '2011-03-31', 'year' =&gt; 2010, 'quarter' =&gt; 4, 'period' =&gt; 13, 'week_in_year' =&gt; 49 ]," calcext:value-type="string">
            <text:p>[ 'period_start' =&gt; '2011-03-06', 'period_end' =&gt; '2011-03-31', 'year' =&gt; 2010, 'quarter' =&gt; 4, 'period' =&gt; 13, 'week_in_year' =&gt; 49 ],</text:p>
          </table:table-cell>
        </table:table-row>
        <table:table-row table:style-name="ro1">
          <table:table-cell table:formula="of:=[.B92]+1" office:value-type="date" office:date-value="2011-04-01" calcext:value-type="date">
            <text:p>2011-04-01</text:p>
          </table:table-cell>
          <table:table-cell table:style-name="ce2" office:value-type="date" office:date-value="2011-04-30" calcext:value-type="date">
            <text:p>2011-04-30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93]; &quot;YYYY-MM-DD&quot;); &quot;',&quot;)" office:value-type="string" office:string-value="'period_start' =&gt; '2011-04-01'," calcext:value-type="string">
            <text:p>'period_start' =&gt; '2011-04-01',</text:p>
          </table:table-cell>
          <table:table-cell table:formula="of:=COM.MICROSOFT.CONCAT(&quot;'period_end' =&gt; '&quot;; TEXT([.B93]; &quot;YYYY-MM-DD&quot;); &quot;',&quot;)" office:value-type="string" office:string-value="'period_end' =&gt; '2011-04-30'," calcext:value-type="string">
            <text:p>'period_end' =&gt; '2011-04-30',</text:p>
          </table:table-cell>
          <table:table-cell table:formula="of:=COM.MICROSOFT.CONCAT(&quot;'year' =&gt; &quot;; [.C93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93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93])" office:value-type="string" office:string-value="'week_in_year' =&gt; 1" calcext:value-type="string">
            <text:p>'week_in_year' =&gt; 1</text:p>
          </table:table-cell>
          <table:table-cell table:formula="of:=COM.MICROSOFT.CONCAT(&quot;[ &quot;; [.H93]; &quot; &quot;; [.I93]; &quot; &quot;; [.J93]; &quot; &quot;; [.K93]; &quot; &quot;; [.L93]; &quot; &quot;; [.M93]; &quot; ],&quot;)" office:value-type="string" office:string-value="[ 'period_start' =&gt; '2011-04-01', 'period_end' =&gt; '2011-04-30', 'year' =&gt; 2011, 'quarter' =&gt; 1, 'period' =&gt; 1, 'week_in_year' =&gt; 1 ]," calcext:value-type="string">
            <text:p>[ 'period_start' =&gt; '2011-04-01', 'period_end' =&gt; '2011-04-30', 'year' =&gt; 2011, 'quarter' =&gt; 1, 'period' =&gt; 1, 'week_in_year' =&gt; 1 ],</text:p>
          </table:table-cell>
        </table:table-row>
        <table:table-row table:style-name="ro1">
          <table:table-cell table:formula="of:=[.B93]+1" office:value-type="date" office:date-value="2011-05-01" calcext:value-type="date">
            <text:p>2011-05-01</text:p>
          </table:table-cell>
          <table:table-cell table:style-name="ce2" office:value-type="date" office:date-value="2011-05-28" calcext:value-type="date">
            <text:p>2011-05-2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94]; &quot;YYYY-MM-DD&quot;); &quot;',&quot;)" office:value-type="string" office:string-value="'period_start' =&gt; '2011-05-01'," calcext:value-type="string">
            <text:p>'period_start' =&gt; '2011-05-01',</text:p>
          </table:table-cell>
          <table:table-cell table:formula="of:=COM.MICROSOFT.CONCAT(&quot;'period_end' =&gt; '&quot;; TEXT([.B94]; &quot;YYYY-MM-DD&quot;); &quot;',&quot;)" office:value-type="string" office:string-value="'period_end' =&gt; '2011-05-28'," calcext:value-type="string">
            <text:p>'period_end' =&gt; '2011-05-28',</text:p>
          </table:table-cell>
          <table:table-cell table:formula="of:=COM.MICROSOFT.CONCAT(&quot;'year' =&gt; &quot;; [.C94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94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94])" office:value-type="string" office:string-value="'week_in_year' =&gt; 5" calcext:value-type="string">
            <text:p>'week_in_year' =&gt; 5</text:p>
          </table:table-cell>
          <table:table-cell table:formula="of:=COM.MICROSOFT.CONCAT(&quot;[ &quot;; [.H94]; &quot; &quot;; [.I94]; &quot; &quot;; [.J94]; &quot; &quot;; [.K94]; &quot; &quot;; [.L94]; &quot; &quot;; [.M94]; &quot; ],&quot;)" office:value-type="string" office:string-value="[ 'period_start' =&gt; '2011-05-01', 'period_end' =&gt; '2011-05-28', 'year' =&gt; 2011, 'quarter' =&gt; 1, 'period' =&gt; 2, 'week_in_year' =&gt; 5 ]," calcext:value-type="string">
            <text:p>[ 'period_start' =&gt; '2011-05-01', 'period_end' =&gt; '2011-05-28', 'year' =&gt; 2011, 'quarter' =&gt; 1, 'period' =&gt; 2, 'week_in_year' =&gt; 5 ],</text:p>
          </table:table-cell>
        </table:table-row>
        <table:table-row table:style-name="ro1">
          <table:table-cell table:formula="of:=[.B94]+1" office:value-type="date" office:date-value="2011-05-29" calcext:value-type="date">
            <text:p>2011-05-29</text:p>
          </table:table-cell>
          <table:table-cell table:style-name="ce2" office:value-type="date" office:date-value="2011-06-25" calcext:value-type="date">
            <text:p>2011-06-25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95]; &quot;YYYY-MM-DD&quot;); &quot;',&quot;)" office:value-type="string" office:string-value="'period_start' =&gt; '2011-05-29'," calcext:value-type="string">
            <text:p>'period_start' =&gt; '2011-05-29',</text:p>
          </table:table-cell>
          <table:table-cell table:formula="of:=COM.MICROSOFT.CONCAT(&quot;'period_end' =&gt; '&quot;; TEXT([.B95]; &quot;YYYY-MM-DD&quot;); &quot;',&quot;)" office:value-type="string" office:string-value="'period_end' =&gt; '2011-06-25'," calcext:value-type="string">
            <text:p>'period_end' =&gt; '2011-06-25',</text:p>
          </table:table-cell>
          <table:table-cell table:formula="of:=COM.MICROSOFT.CONCAT(&quot;'year' =&gt; &quot;; [.C95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95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95])" office:value-type="string" office:string-value="'week_in_year' =&gt; 9" calcext:value-type="string">
            <text:p>'week_in_year' =&gt; 9</text:p>
          </table:table-cell>
          <table:table-cell table:formula="of:=COM.MICROSOFT.CONCAT(&quot;[ &quot;; [.H95]; &quot; &quot;; [.I95]; &quot; &quot;; [.J95]; &quot; &quot;; [.K95]; &quot; &quot;; [.L95]; &quot; &quot;; [.M95]; &quot; ],&quot;)" office:value-type="string" office:string-value="[ 'period_start' =&gt; '2011-05-29', 'period_end' =&gt; '2011-06-25', 'year' =&gt; 2011, 'quarter' =&gt; 1, 'period' =&gt; 3, 'week_in_year' =&gt; 9 ]," calcext:value-type="string">
            <text:p>[ 'period_start' =&gt; '2011-05-29', 'period_end' =&gt; '2011-06-25', 'year' =&gt; 2011, 'quarter' =&gt; 1, 'period' =&gt; 3, 'week_in_year' =&gt; 9 ],</text:p>
          </table:table-cell>
        </table:table-row>
        <table:table-row table:style-name="ro1">
          <table:table-cell table:formula="of:=[.B95]+1" office:value-type="date" office:date-value="2011-06-26" calcext:value-type="date">
            <text:p>2011-06-26</text:p>
          </table:table-cell>
          <table:table-cell table:style-name="ce2" office:value-type="date" office:date-value="2011-07-23" calcext:value-type="date">
            <text:p>2011-07-23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96]; &quot;YYYY-MM-DD&quot;); &quot;',&quot;)" office:value-type="string" office:string-value="'period_start' =&gt; '2011-06-26'," calcext:value-type="string">
            <text:p>'period_start' =&gt; '2011-06-26',</text:p>
          </table:table-cell>
          <table:table-cell table:formula="of:=COM.MICROSOFT.CONCAT(&quot;'period_end' =&gt; '&quot;; TEXT([.B96]; &quot;YYYY-MM-DD&quot;); &quot;',&quot;)" office:value-type="string" office:string-value="'period_end' =&gt; '2011-07-23'," calcext:value-type="string">
            <text:p>'period_end' =&gt; '2011-07-23',</text:p>
          </table:table-cell>
          <table:table-cell table:formula="of:=COM.MICROSOFT.CONCAT(&quot;'year' =&gt; &quot;; [.C96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96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96])" office:value-type="string" office:string-value="'week_in_year' =&gt; 13" calcext:value-type="string">
            <text:p>'week_in_year' =&gt; 13</text:p>
          </table:table-cell>
          <table:table-cell table:formula="of:=COM.MICROSOFT.CONCAT(&quot;[ &quot;; [.H96]; &quot; &quot;; [.I96]; &quot; &quot;; [.J96]; &quot; &quot;; [.K96]; &quot; &quot;; [.L96]; &quot; &quot;; [.M96]; &quot; ],&quot;)" office:value-type="string" office:string-value="[ 'period_start' =&gt; '2011-06-26', 'period_end' =&gt; '2011-07-23', 'year' =&gt; 2011, 'quarter' =&gt; 2, 'period' =&gt; 4, 'week_in_year' =&gt; 13 ]," calcext:value-type="string">
            <text:p>[ 'period_start' =&gt; '2011-06-26', 'period_end' =&gt; '2011-07-23', 'year' =&gt; 2011, 'quarter' =&gt; 2, 'period' =&gt; 4, 'week_in_year' =&gt; 13 ],</text:p>
          </table:table-cell>
        </table:table-row>
        <table:table-row table:style-name="ro1">
          <table:table-cell table:formula="of:=[.B96]+1" office:value-type="date" office:date-value="2011-07-24" calcext:value-type="date">
            <text:p>2011-07-24</text:p>
          </table:table-cell>
          <table:table-cell table:style-name="ce2" office:value-type="date" office:date-value="2011-08-20" calcext:value-type="date">
            <text:p>2011-08-20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96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97]; &quot;YYYY-MM-DD&quot;); &quot;',&quot;)" office:value-type="string" office:string-value="'period_start' =&gt; '2011-07-24'," calcext:value-type="string">
            <text:p>'period_start' =&gt; '2011-07-24',</text:p>
          </table:table-cell>
          <table:table-cell table:formula="of:=COM.MICROSOFT.CONCAT(&quot;'period_end' =&gt; '&quot;; TEXT([.B97]; &quot;YYYY-MM-DD&quot;); &quot;',&quot;)" office:value-type="string" office:string-value="'period_end' =&gt; '2011-08-20'," calcext:value-type="string">
            <text:p>'period_end' =&gt; '2011-08-20',</text:p>
          </table:table-cell>
          <table:table-cell table:formula="of:=COM.MICROSOFT.CONCAT(&quot;'year' =&gt; &quot;; [.C97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97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97])" office:value-type="string" office:string-value="'week_in_year' =&gt; 17" calcext:value-type="string">
            <text:p>'week_in_year' =&gt; 17</text:p>
          </table:table-cell>
          <table:table-cell table:formula="of:=COM.MICROSOFT.CONCAT(&quot;[ &quot;; [.H97]; &quot; &quot;; [.I97]; &quot; &quot;; [.J97]; &quot; &quot;; [.K97]; &quot; &quot;; [.L97]; &quot; &quot;; [.M97]; &quot; ],&quot;)" office:value-type="string" office:string-value="[ 'period_start' =&gt; '2011-07-24', 'period_end' =&gt; '2011-08-20', 'year' =&gt; 2011, 'quarter' =&gt; 2, 'period' =&gt; 5, 'week_in_year' =&gt; 17 ]," calcext:value-type="string">
            <text:p>[ 'period_start' =&gt; '2011-07-24', 'period_end' =&gt; '2011-08-20', 'year' =&gt; 2011, 'quarter' =&gt; 2, 'period' =&gt; 5, 'week_in_year' =&gt; 17 ],</text:p>
          </table:table-cell>
        </table:table-row>
        <table:table-row table:style-name="ro1">
          <table:table-cell table:formula="of:=[.B97]+1" office:value-type="date" office:date-value="2011-08-21" calcext:value-type="date">
            <text:p>2011-08-21</text:p>
          </table:table-cell>
          <table:table-cell table:style-name="ce2" office:value-type="date" office:date-value="2011-09-17" calcext:value-type="date">
            <text:p>2011-09-17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97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98]; &quot;YYYY-MM-DD&quot;); &quot;',&quot;)" office:value-type="string" office:string-value="'period_start' =&gt; '2011-08-21'," calcext:value-type="string">
            <text:p>'period_start' =&gt; '2011-08-21',</text:p>
          </table:table-cell>
          <table:table-cell table:formula="of:=COM.MICROSOFT.CONCAT(&quot;'period_end' =&gt; '&quot;; TEXT([.B98]; &quot;YYYY-MM-DD&quot;); &quot;',&quot;)" office:value-type="string" office:string-value="'period_end' =&gt; '2011-09-17'," calcext:value-type="string">
            <text:p>'period_end' =&gt; '2011-09-17',</text:p>
          </table:table-cell>
          <table:table-cell table:formula="of:=COM.MICROSOFT.CONCAT(&quot;'year' =&gt; &quot;; [.C98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98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98])" office:value-type="string" office:string-value="'week_in_year' =&gt; 21" calcext:value-type="string">
            <text:p>'week_in_year' =&gt; 21</text:p>
          </table:table-cell>
          <table:table-cell table:formula="of:=COM.MICROSOFT.CONCAT(&quot;[ &quot;; [.H98]; &quot; &quot;; [.I98]; &quot; &quot;; [.J98]; &quot; &quot;; [.K98]; &quot; &quot;; [.L98]; &quot; &quot;; [.M98]; &quot; ],&quot;)" office:value-type="string" office:string-value="[ 'period_start' =&gt; '2011-08-21', 'period_end' =&gt; '2011-09-17', 'year' =&gt; 2011, 'quarter' =&gt; 2, 'period' =&gt; 6, 'week_in_year' =&gt; 21 ]," calcext:value-type="string">
            <text:p>[ 'period_start' =&gt; '2011-08-21', 'period_end' =&gt; '2011-09-17', 'year' =&gt; 2011, 'quarter' =&gt; 2, 'period' =&gt; 6, 'week_in_year' =&gt; 21 ],</text:p>
          </table:table-cell>
        </table:table-row>
        <table:table-row table:style-name="ro1">
          <table:table-cell table:formula="of:=[.B98]+1" office:value-type="date" office:date-value="2011-09-18" calcext:value-type="date">
            <text:p>2011-09-18</text:p>
          </table:table-cell>
          <table:table-cell table:style-name="ce2" office:value-type="date" office:date-value="2011-10-15" calcext:value-type="date">
            <text:p>2011-10-15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98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99]; &quot;YYYY-MM-DD&quot;); &quot;',&quot;)" office:value-type="string" office:string-value="'period_start' =&gt; '2011-09-18'," calcext:value-type="string">
            <text:p>'period_start' =&gt; '2011-09-18',</text:p>
          </table:table-cell>
          <table:table-cell table:formula="of:=COM.MICROSOFT.CONCAT(&quot;'period_end' =&gt; '&quot;; TEXT([.B99]; &quot;YYYY-MM-DD&quot;); &quot;',&quot;)" office:value-type="string" office:string-value="'period_end' =&gt; '2011-10-15'," calcext:value-type="string">
            <text:p>'period_end' =&gt; '2011-10-15',</text:p>
          </table:table-cell>
          <table:table-cell table:formula="of:=COM.MICROSOFT.CONCAT(&quot;'year' =&gt; &quot;; [.C99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9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99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99])" office:value-type="string" office:string-value="'week_in_year' =&gt; 25" calcext:value-type="string">
            <text:p>'week_in_year' =&gt; 25</text:p>
          </table:table-cell>
          <table:table-cell table:formula="of:=COM.MICROSOFT.CONCAT(&quot;[ &quot;; [.H99]; &quot; &quot;; [.I99]; &quot; &quot;; [.J99]; &quot; &quot;; [.K99]; &quot; &quot;; [.L99]; &quot; &quot;; [.M99]; &quot; ],&quot;)" office:value-type="string" office:string-value="[ 'period_start' =&gt; '2011-09-18', 'period_end' =&gt; '2011-10-15', 'year' =&gt; 2011, 'quarter' =&gt; 3, 'period' =&gt; 7, 'week_in_year' =&gt; 25 ]," calcext:value-type="string">
            <text:p>[ 'period_start' =&gt; '2011-09-18', 'period_end' =&gt; '2011-10-15', 'year' =&gt; 2011, 'quarter' =&gt; 3, 'period' =&gt; 7, 'week_in_year' =&gt; 25 ],</text:p>
          </table:table-cell>
        </table:table-row>
        <table:table-row table:style-name="ro1">
          <table:table-cell table:formula="of:=[.B99]+1" office:value-type="date" office:date-value="2011-10-16" calcext:value-type="date">
            <text:p>2011-10-16</text:p>
          </table:table-cell>
          <table:table-cell table:style-name="ce2" office:value-type="date" office:date-value="2011-11-12" calcext:value-type="date">
            <text:p>2011-11-12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99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00]; &quot;YYYY-MM-DD&quot;); &quot;',&quot;)" office:value-type="string" office:string-value="'period_start' =&gt; '2011-10-16'," calcext:value-type="string">
            <text:p>'period_start' =&gt; '2011-10-16',</text:p>
          </table:table-cell>
          <table:table-cell table:formula="of:=COM.MICROSOFT.CONCAT(&quot;'period_end' =&gt; '&quot;; TEXT([.B100]; &quot;YYYY-MM-DD&quot;); &quot;',&quot;)" office:value-type="string" office:string-value="'period_end' =&gt; '2011-11-12'," calcext:value-type="string">
            <text:p>'period_end' =&gt; '2011-11-12',</text:p>
          </table:table-cell>
          <table:table-cell table:formula="of:=COM.MICROSOFT.CONCAT(&quot;'year' =&gt; &quot;; [.C100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10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00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00])" office:value-type="string" office:string-value="'week_in_year' =&gt; 29" calcext:value-type="string">
            <text:p>'week_in_year' =&gt; 29</text:p>
          </table:table-cell>
          <table:table-cell table:formula="of:=COM.MICROSOFT.CONCAT(&quot;[ &quot;; [.H100]; &quot; &quot;; [.I100]; &quot; &quot;; [.J100]; &quot; &quot;; [.K100]; &quot; &quot;; [.L100]; &quot; &quot;; [.M100]; &quot; ],&quot;)" office:value-type="string" office:string-value="[ 'period_start' =&gt; '2011-10-16', 'period_end' =&gt; '2011-11-12', 'year' =&gt; 2011, 'quarter' =&gt; 3, 'period' =&gt; 8, 'week_in_year' =&gt; 29 ]," calcext:value-type="string">
            <text:p>[ 'period_start' =&gt; '2011-10-16', 'period_end' =&gt; '2011-11-12', 'year' =&gt; 2011, 'quarter' =&gt; 3, 'period' =&gt; 8, 'week_in_year' =&gt; 29 ],</text:p>
          </table:table-cell>
        </table:table-row>
        <table:table-row table:style-name="ro1">
          <table:table-cell table:formula="of:=[.B100]+1" office:value-type="date" office:date-value="2011-11-13" calcext:value-type="date">
            <text:p>2011-11-13</text:p>
          </table:table-cell>
          <table:table-cell table:style-name="ce2" office:value-type="date" office:date-value="2011-12-10" calcext:value-type="date">
            <text:p>2011-12-10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00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01]; &quot;YYYY-MM-DD&quot;); &quot;',&quot;)" office:value-type="string" office:string-value="'period_start' =&gt; '2011-11-13'," calcext:value-type="string">
            <text:p>'period_start' =&gt; '2011-11-13',</text:p>
          </table:table-cell>
          <table:table-cell table:formula="of:=COM.MICROSOFT.CONCAT(&quot;'period_end' =&gt; '&quot;; TEXT([.B101]; &quot;YYYY-MM-DD&quot;); &quot;',&quot;)" office:value-type="string" office:string-value="'period_end' =&gt; '2011-12-10'," calcext:value-type="string">
            <text:p>'period_end' =&gt; '2011-12-10',</text:p>
          </table:table-cell>
          <table:table-cell table:formula="of:=COM.MICROSOFT.CONCAT(&quot;'year' =&gt; &quot;; [.C101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10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01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01])" office:value-type="string" office:string-value="'week_in_year' =&gt; 33" calcext:value-type="string">
            <text:p>'week_in_year' =&gt; 33</text:p>
          </table:table-cell>
          <table:table-cell table:formula="of:=COM.MICROSOFT.CONCAT(&quot;[ &quot;; [.H101]; &quot; &quot;; [.I101]; &quot; &quot;; [.J101]; &quot; &quot;; [.K101]; &quot; &quot;; [.L101]; &quot; &quot;; [.M101]; &quot; ],&quot;)" office:value-type="string" office:string-value="[ 'period_start' =&gt; '2011-11-13', 'period_end' =&gt; '2011-12-10', 'year' =&gt; 2011, 'quarter' =&gt; 3, 'period' =&gt; 9, 'week_in_year' =&gt; 33 ]," calcext:value-type="string">
            <text:p>[ 'period_start' =&gt; '2011-11-13', 'period_end' =&gt; '2011-12-10', 'year' =&gt; 2011, 'quarter' =&gt; 3, 'period' =&gt; 9, 'week_in_year' =&gt; 33 ],</text:p>
          </table:table-cell>
        </table:table-row>
        <table:table-row table:style-name="ro1">
          <table:table-cell table:formula="of:=[.B101]+1" office:value-type="date" office:date-value="2011-12-11" calcext:value-type="date">
            <text:p>2011-12-11</text:p>
          </table:table-cell>
          <table:table-cell table:style-name="ce2" office:value-type="date" office:date-value="2012-01-07" calcext:value-type="date">
            <text:p>2012-01-07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01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02]; &quot;YYYY-MM-DD&quot;); &quot;',&quot;)" office:value-type="string" office:string-value="'period_start' =&gt; '2011-12-11'," calcext:value-type="string">
            <text:p>'period_start' =&gt; '2011-12-11',</text:p>
          </table:table-cell>
          <table:table-cell table:formula="of:=COM.MICROSOFT.CONCAT(&quot;'period_end' =&gt; '&quot;; TEXT([.B102]; &quot;YYYY-MM-DD&quot;); &quot;',&quot;)" office:value-type="string" office:string-value="'period_end' =&gt; '2012-01-07'," calcext:value-type="string">
            <text:p>'period_end' =&gt; '2012-01-07',</text:p>
          </table:table-cell>
          <table:table-cell table:formula="of:=COM.MICROSOFT.CONCAT(&quot;'year' =&gt; &quot;; [.C102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10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02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02])" office:value-type="string" office:string-value="'week_in_year' =&gt; 37" calcext:value-type="string">
            <text:p>'week_in_year' =&gt; 37</text:p>
          </table:table-cell>
          <table:table-cell table:formula="of:=COM.MICROSOFT.CONCAT(&quot;[ &quot;; [.H102]; &quot; &quot;; [.I102]; &quot; &quot;; [.J102]; &quot; &quot;; [.K102]; &quot; &quot;; [.L102]; &quot; &quot;; [.M102]; &quot; ],&quot;)" office:value-type="string" office:string-value="[ 'period_start' =&gt; '2011-12-11', 'period_end' =&gt; '2012-01-07', 'year' =&gt; 2011, 'quarter' =&gt; 4, 'period' =&gt; 10, 'week_in_year' =&gt; 37 ]," calcext:value-type="string">
            <text:p>[ 'period_start' =&gt; '2011-12-11', 'period_end' =&gt; '2012-01-07', 'year' =&gt; 2011, 'quarter' =&gt; 4, 'period' =&gt; 10, 'week_in_year' =&gt; 37 ],</text:p>
          </table:table-cell>
        </table:table-row>
        <table:table-row table:style-name="ro1">
          <table:table-cell table:formula="of:=[.B102]+1" office:value-type="date" office:date-value="2012-01-08" calcext:value-type="date">
            <text:p>2012-01-08</text:p>
          </table:table-cell>
          <table:table-cell table:style-name="ce2" office:value-type="date" office:date-value="2012-02-04" calcext:value-type="date">
            <text:p>2012-02-04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02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03]; &quot;YYYY-MM-DD&quot;); &quot;',&quot;)" office:value-type="string" office:string-value="'period_start' =&gt; '2012-01-08'," calcext:value-type="string">
            <text:p>'period_start' =&gt; '2012-01-08',</text:p>
          </table:table-cell>
          <table:table-cell table:formula="of:=COM.MICROSOFT.CONCAT(&quot;'period_end' =&gt; '&quot;; TEXT([.B103]; &quot;YYYY-MM-DD&quot;); &quot;',&quot;)" office:value-type="string" office:string-value="'period_end' =&gt; '2012-02-04'," calcext:value-type="string">
            <text:p>'period_end' =&gt; '2012-02-04',</text:p>
          </table:table-cell>
          <table:table-cell table:formula="of:=COM.MICROSOFT.CONCAT(&quot;'year' =&gt; &quot;; [.C103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10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03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03])" office:value-type="string" office:string-value="'week_in_year' =&gt; 41" calcext:value-type="string">
            <text:p>'week_in_year' =&gt; 41</text:p>
          </table:table-cell>
          <table:table-cell table:formula="of:=COM.MICROSOFT.CONCAT(&quot;[ &quot;; [.H103]; &quot; &quot;; [.I103]; &quot; &quot;; [.J103]; &quot; &quot;; [.K103]; &quot; &quot;; [.L103]; &quot; &quot;; [.M103]; &quot; ],&quot;)" office:value-type="string" office:string-value="[ 'period_start' =&gt; '2012-01-08', 'period_end' =&gt; '2012-02-04', 'year' =&gt; 2011, 'quarter' =&gt; 4, 'period' =&gt; 11, 'week_in_year' =&gt; 41 ]," calcext:value-type="string">
            <text:p>[ 'period_start' =&gt; '2012-01-08', 'period_end' =&gt; '2012-02-04', 'year' =&gt; 2011, 'quarter' =&gt; 4, 'period' =&gt; 11, 'week_in_year' =&gt; 41 ],</text:p>
          </table:table-cell>
        </table:table-row>
        <table:table-row table:style-name="ro1">
          <table:table-cell table:formula="of:=[.B103]+1" office:value-type="date" office:date-value="2012-02-05" calcext:value-type="date">
            <text:p>2012-02-05</text:p>
          </table:table-cell>
          <table:table-cell table:style-name="ce2" office:value-type="date" office:date-value="2012-03-03" calcext:value-type="date">
            <text:p>2012-03-03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03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04]; &quot;YYYY-MM-DD&quot;); &quot;',&quot;)" office:value-type="string" office:string-value="'period_start' =&gt; '2012-02-05'," calcext:value-type="string">
            <text:p>'period_start' =&gt; '2012-02-05',</text:p>
          </table:table-cell>
          <table:table-cell table:formula="of:=COM.MICROSOFT.CONCAT(&quot;'period_end' =&gt; '&quot;; TEXT([.B104]; &quot;YYYY-MM-DD&quot;); &quot;',&quot;)" office:value-type="string" office:string-value="'period_end' =&gt; '2012-03-03'," calcext:value-type="string">
            <text:p>'period_end' =&gt; '2012-03-03',</text:p>
          </table:table-cell>
          <table:table-cell table:formula="of:=COM.MICROSOFT.CONCAT(&quot;'year' =&gt; &quot;; [.C104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10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04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04])" office:value-type="string" office:string-value="'week_in_year' =&gt; 45" calcext:value-type="string">
            <text:p>'week_in_year' =&gt; 45</text:p>
          </table:table-cell>
          <table:table-cell table:formula="of:=COM.MICROSOFT.CONCAT(&quot;[ &quot;; [.H104]; &quot; &quot;; [.I104]; &quot; &quot;; [.J104]; &quot; &quot;; [.K104]; &quot; &quot;; [.L104]; &quot; &quot;; [.M104]; &quot; ],&quot;)" office:value-type="string" office:string-value="[ 'period_start' =&gt; '2012-02-05', 'period_end' =&gt; '2012-03-03', 'year' =&gt; 2011, 'quarter' =&gt; 4, 'period' =&gt; 12, 'week_in_year' =&gt; 45 ]," calcext:value-type="string">
            <text:p>[ 'period_start' =&gt; '2012-02-05', 'period_end' =&gt; '2012-03-03', 'year' =&gt; 2011, 'quarter' =&gt; 4, 'period' =&gt; 12, 'week_in_year' =&gt; 45 ],</text:p>
          </table:table-cell>
        </table:table-row>
        <table:table-row table:style-name="ro1">
          <table:table-cell table:formula="of:=[.B104]+1" office:value-type="date" office:date-value="2012-03-04" calcext:value-type="date">
            <text:p>2012-03-04</text:p>
          </table:table-cell>
          <table:table-cell table:style-name="ce2" office:value-type="date" office:date-value="2012-03-31" calcext:value-type="date">
            <text:p>2012-03-31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04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05]; &quot;YYYY-MM-DD&quot;); &quot;',&quot;)" office:value-type="string" office:string-value="'period_start' =&gt; '2012-03-04'," calcext:value-type="string">
            <text:p>'period_start' =&gt; '2012-03-04',</text:p>
          </table:table-cell>
          <table:table-cell table:formula="of:=COM.MICROSOFT.CONCAT(&quot;'period_end' =&gt; '&quot;; TEXT([.B105]; &quot;YYYY-MM-DD&quot;); &quot;',&quot;)" office:value-type="string" office:string-value="'period_end' =&gt; '2012-03-31'," calcext:value-type="string">
            <text:p>'period_end' =&gt; '2012-03-31',</text:p>
          </table:table-cell>
          <table:table-cell table:formula="of:=COM.MICROSOFT.CONCAT(&quot;'year' =&gt; &quot;; [.C105]; &quot;,&quot;)" office:value-type="string" office:string-value="'year' =&gt; 2011," calcext:value-type="string">
            <text:p>'year' =&gt; 2011,</text:p>
          </table:table-cell>
          <table:table-cell table:formula="of:=COM.MICROSOFT.CONCAT(&quot;'quarter' =&gt; &quot;; [.D10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05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05])" office:value-type="string" office:string-value="'week_in_year' =&gt; 49" calcext:value-type="string">
            <text:p>'week_in_year' =&gt; 49</text:p>
          </table:table-cell>
          <table:table-cell table:formula="of:=COM.MICROSOFT.CONCAT(&quot;[ &quot;; [.H105]; &quot; &quot;; [.I105]; &quot; &quot;; [.J105]; &quot; &quot;; [.K105]; &quot; &quot;; [.L105]; &quot; &quot;; [.M105]; &quot; ],&quot;)" office:value-type="string" office:string-value="[ 'period_start' =&gt; '2012-03-04', 'period_end' =&gt; '2012-03-31', 'year' =&gt; 2011, 'quarter' =&gt; 4, 'period' =&gt; 13, 'week_in_year' =&gt; 49 ]," calcext:value-type="string">
            <text:p>[ 'period_start' =&gt; '2012-03-04', 'period_end' =&gt; '2012-03-31', 'year' =&gt; 2011, 'quarter' =&gt; 4, 'period' =&gt; 13, 'week_in_year' =&gt; 49 ],</text:p>
          </table:table-cell>
        </table:table-row>
        <table:table-row table:style-name="ro1">
          <table:table-cell table:formula="of:=[.B105]+1" office:value-type="date" office:date-value="2012-04-01" calcext:value-type="date">
            <text:p>2012-04-01</text:p>
          </table:table-cell>
          <table:table-cell table:style-name="ce2" office:value-type="date" office:date-value="2012-04-28" calcext:value-type="date">
            <text:p>2012-04-28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06]; &quot;YYYY-MM-DD&quot;); &quot;',&quot;)" office:value-type="string" office:string-value="'period_start' =&gt; '2012-04-01'," calcext:value-type="string">
            <text:p>'period_start' =&gt; '2012-04-01',</text:p>
          </table:table-cell>
          <table:table-cell table:formula="of:=COM.MICROSOFT.CONCAT(&quot;'period_end' =&gt; '&quot;; TEXT([.B106]; &quot;YYYY-MM-DD&quot;); &quot;',&quot;)" office:value-type="string" office:string-value="'period_end' =&gt; '2012-04-28'," calcext:value-type="string">
            <text:p>'period_end' =&gt; '2012-04-28',</text:p>
          </table:table-cell>
          <table:table-cell table:formula="of:=COM.MICROSOFT.CONCAT(&quot;'year' =&gt; &quot;; [.C106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0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06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06])" office:value-type="string" office:string-value="'week_in_year' =&gt; 1" calcext:value-type="string">
            <text:p>'week_in_year' =&gt; 1</text:p>
          </table:table-cell>
          <table:table-cell table:formula="of:=COM.MICROSOFT.CONCAT(&quot;[ &quot;; [.H106]; &quot; &quot;; [.I106]; &quot; &quot;; [.J106]; &quot; &quot;; [.K106]; &quot; &quot;; [.L106]; &quot; &quot;; [.M106]; &quot; ],&quot;)" office:value-type="string" office:string-value="[ 'period_start' =&gt; '2012-04-01', 'period_end' =&gt; '2012-04-28', 'year' =&gt; 2012, 'quarter' =&gt; 1, 'period' =&gt; 1, 'week_in_year' =&gt; 1 ]," calcext:value-type="string">
            <text:p>[ 'period_start' =&gt; '2012-04-01', 'period_end' =&gt; '2012-04-28', 'year' =&gt; 2012, 'quarter' =&gt; 1, 'period' =&gt; 1, 'week_in_year' =&gt; 1 ],</text:p>
          </table:table-cell>
        </table:table-row>
        <table:table-row table:style-name="ro1">
          <table:table-cell table:formula="of:=[.B106]+1" office:value-type="date" office:date-value="2012-04-29" calcext:value-type="date">
            <text:p>2012-04-29</text:p>
          </table:table-cell>
          <table:table-cell table:style-name="ce2" office:value-type="date" office:date-value="2012-05-26" calcext:value-type="date">
            <text:p>2012-05-2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07]; &quot;YYYY-MM-DD&quot;); &quot;',&quot;)" office:value-type="string" office:string-value="'period_start' =&gt; '2012-04-29'," calcext:value-type="string">
            <text:p>'period_start' =&gt; '2012-04-29',</text:p>
          </table:table-cell>
          <table:table-cell table:formula="of:=COM.MICROSOFT.CONCAT(&quot;'period_end' =&gt; '&quot;; TEXT([.B107]; &quot;YYYY-MM-DD&quot;); &quot;',&quot;)" office:value-type="string" office:string-value="'period_end' =&gt; '2012-05-26'," calcext:value-type="string">
            <text:p>'period_end' =&gt; '2012-05-26',</text:p>
          </table:table-cell>
          <table:table-cell table:formula="of:=COM.MICROSOFT.CONCAT(&quot;'year' =&gt; &quot;; [.C107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0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07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07])" office:value-type="string" office:string-value="'week_in_year' =&gt; 5" calcext:value-type="string">
            <text:p>'week_in_year' =&gt; 5</text:p>
          </table:table-cell>
          <table:table-cell table:formula="of:=COM.MICROSOFT.CONCAT(&quot;[ &quot;; [.H107]; &quot; &quot;; [.I107]; &quot; &quot;; [.J107]; &quot; &quot;; [.K107]; &quot; &quot;; [.L107]; &quot; &quot;; [.M107]; &quot; ],&quot;)" office:value-type="string" office:string-value="[ 'period_start' =&gt; '2012-04-29', 'period_end' =&gt; '2012-05-26', 'year' =&gt; 2012, 'quarter' =&gt; 1, 'period' =&gt; 2, 'week_in_year' =&gt; 5 ]," calcext:value-type="string">
            <text:p>[ 'period_start' =&gt; '2012-04-29', 'period_end' =&gt; '2012-05-26', 'year' =&gt; 2012, 'quarter' =&gt; 1, 'period' =&gt; 2, 'week_in_year' =&gt; 5 ],</text:p>
          </table:table-cell>
        </table:table-row>
        <table:table-row table:style-name="ro1">
          <table:table-cell table:formula="of:=[.B107]+1" office:value-type="date" office:date-value="2012-05-27" calcext:value-type="date">
            <text:p>2012-05-27</text:p>
          </table:table-cell>
          <table:table-cell table:style-name="ce2" office:value-type="date" office:date-value="2012-06-23" calcext:value-type="date">
            <text:p>2012-06-2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08]; &quot;YYYY-MM-DD&quot;); &quot;',&quot;)" office:value-type="string" office:string-value="'period_start' =&gt; '2012-05-27'," calcext:value-type="string">
            <text:p>'period_start' =&gt; '2012-05-27',</text:p>
          </table:table-cell>
          <table:table-cell table:formula="of:=COM.MICROSOFT.CONCAT(&quot;'period_end' =&gt; '&quot;; TEXT([.B108]; &quot;YYYY-MM-DD&quot;); &quot;',&quot;)" office:value-type="string" office:string-value="'period_end' =&gt; '2012-06-23'," calcext:value-type="string">
            <text:p>'period_end' =&gt; '2012-06-23',</text:p>
          </table:table-cell>
          <table:table-cell table:formula="of:=COM.MICROSOFT.CONCAT(&quot;'year' =&gt; &quot;; [.C108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0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08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08])" office:value-type="string" office:string-value="'week_in_year' =&gt; 9" calcext:value-type="string">
            <text:p>'week_in_year' =&gt; 9</text:p>
          </table:table-cell>
          <table:table-cell table:formula="of:=COM.MICROSOFT.CONCAT(&quot;[ &quot;; [.H108]; &quot; &quot;; [.I108]; &quot; &quot;; [.J108]; &quot; &quot;; [.K108]; &quot; &quot;; [.L108]; &quot; &quot;; [.M108]; &quot; ],&quot;)" office:value-type="string" office:string-value="[ 'period_start' =&gt; '2012-05-27', 'period_end' =&gt; '2012-06-23', 'year' =&gt; 2012, 'quarter' =&gt; 1, 'period' =&gt; 3, 'week_in_year' =&gt; 9 ]," calcext:value-type="string">
            <text:p>[ 'period_start' =&gt; '2012-05-27', 'period_end' =&gt; '2012-06-23', 'year' =&gt; 2012, 'quarter' =&gt; 1, 'period' =&gt; 3, 'week_in_year' =&gt; 9 ],</text:p>
          </table:table-cell>
        </table:table-row>
        <table:table-row table:style-name="ro1">
          <table:table-cell table:formula="of:=[.B108]+1" office:value-type="date" office:date-value="2012-06-24" calcext:value-type="date">
            <text:p>2012-06-24</text:p>
          </table:table-cell>
          <table:table-cell table:style-name="ce2" office:value-type="date" office:date-value="2012-07-21" calcext:value-type="date">
            <text:p>2012-07-2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09]; &quot;YYYY-MM-DD&quot;); &quot;',&quot;)" office:value-type="string" office:string-value="'period_start' =&gt; '2012-06-24'," calcext:value-type="string">
            <text:p>'period_start' =&gt; '2012-06-24',</text:p>
          </table:table-cell>
          <table:table-cell table:formula="of:=COM.MICROSOFT.CONCAT(&quot;'period_end' =&gt; '&quot;; TEXT([.B109]; &quot;YYYY-MM-DD&quot;); &quot;',&quot;)" office:value-type="string" office:string-value="'period_end' =&gt; '2012-07-21'," calcext:value-type="string">
            <text:p>'period_end' =&gt; '2012-07-21',</text:p>
          </table:table-cell>
          <table:table-cell table:formula="of:=COM.MICROSOFT.CONCAT(&quot;'year' =&gt; &quot;; [.C109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0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09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09])" office:value-type="string" office:string-value="'week_in_year' =&gt; 13" calcext:value-type="string">
            <text:p>'week_in_year' =&gt; 13</text:p>
          </table:table-cell>
          <table:table-cell table:formula="of:=COM.MICROSOFT.CONCAT(&quot;[ &quot;; [.H109]; &quot; &quot;; [.I109]; &quot; &quot;; [.J109]; &quot; &quot;; [.K109]; &quot; &quot;; [.L109]; &quot; &quot;; [.M109]; &quot; ],&quot;)" office:value-type="string" office:string-value="[ 'period_start' =&gt; '2012-06-24', 'period_end' =&gt; '2012-07-21', 'year' =&gt; 2012, 'quarter' =&gt; 2, 'period' =&gt; 4, 'week_in_year' =&gt; 13 ]," calcext:value-type="string">
            <text:p>[ 'period_start' =&gt; '2012-06-24', 'period_end' =&gt; '2012-07-21', 'year' =&gt; 2012, 'quarter' =&gt; 2, 'period' =&gt; 4, 'week_in_year' =&gt; 13 ],</text:p>
          </table:table-cell>
        </table:table-row>
        <table:table-row table:style-name="ro1">
          <table:table-cell table:formula="of:=[.B109]+1" office:value-type="date" office:date-value="2012-07-22" calcext:value-type="date">
            <text:p>2012-07-22</text:p>
          </table:table-cell>
          <table:table-cell table:style-name="ce2" office:value-type="date" office:date-value="2012-08-18" calcext:value-type="date">
            <text:p>2012-08-18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09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10]; &quot;YYYY-MM-DD&quot;); &quot;',&quot;)" office:value-type="string" office:string-value="'period_start' =&gt; '2012-07-22'," calcext:value-type="string">
            <text:p>'period_start' =&gt; '2012-07-22',</text:p>
          </table:table-cell>
          <table:table-cell table:formula="of:=COM.MICROSOFT.CONCAT(&quot;'period_end' =&gt; '&quot;; TEXT([.B110]; &quot;YYYY-MM-DD&quot;); &quot;',&quot;)" office:value-type="string" office:string-value="'period_end' =&gt; '2012-08-18'," calcext:value-type="string">
            <text:p>'period_end' =&gt; '2012-08-18',</text:p>
          </table:table-cell>
          <table:table-cell table:formula="of:=COM.MICROSOFT.CONCAT(&quot;'year' =&gt; &quot;; [.C110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10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10])" office:value-type="string" office:string-value="'week_in_year' =&gt; 17" calcext:value-type="string">
            <text:p>'week_in_year' =&gt; 17</text:p>
          </table:table-cell>
          <table:table-cell table:formula="of:=COM.MICROSOFT.CONCAT(&quot;[ &quot;; [.H110]; &quot; &quot;; [.I110]; &quot; &quot;; [.J110]; &quot; &quot;; [.K110]; &quot; &quot;; [.L110]; &quot; &quot;; [.M110]; &quot; ],&quot;)" office:value-type="string" office:string-value="[ 'period_start' =&gt; '2012-07-22', 'period_end' =&gt; '2012-08-18', 'year' =&gt; 2012, 'quarter' =&gt; 2, 'period' =&gt; 5, 'week_in_year' =&gt; 17 ]," calcext:value-type="string">
            <text:p>[ 'period_start' =&gt; '2012-07-22', 'period_end' =&gt; '2012-08-18', 'year' =&gt; 2012, 'quarter' =&gt; 2, 'period' =&gt; 5, 'week_in_year' =&gt; 17 ],</text:p>
          </table:table-cell>
        </table:table-row>
        <table:table-row table:style-name="ro1">
          <table:table-cell table:formula="of:=[.B110]+1" office:value-type="date" office:date-value="2012-08-19" calcext:value-type="date">
            <text:p>2012-08-19</text:p>
          </table:table-cell>
          <table:table-cell table:style-name="ce2" office:value-type="date" office:date-value="2012-09-15" calcext:value-type="date">
            <text:p>2012-09-15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10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11]; &quot;YYYY-MM-DD&quot;); &quot;',&quot;)" office:value-type="string" office:string-value="'period_start' =&gt; '2012-08-19'," calcext:value-type="string">
            <text:p>'period_start' =&gt; '2012-08-19',</text:p>
          </table:table-cell>
          <table:table-cell table:formula="of:=COM.MICROSOFT.CONCAT(&quot;'period_end' =&gt; '&quot;; TEXT([.B111]; &quot;YYYY-MM-DD&quot;); &quot;',&quot;)" office:value-type="string" office:string-value="'period_end' =&gt; '2012-09-15'," calcext:value-type="string">
            <text:p>'period_end' =&gt; '2012-09-15',</text:p>
          </table:table-cell>
          <table:table-cell table:formula="of:=COM.MICROSOFT.CONCAT(&quot;'year' =&gt; &quot;; [.C111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11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11])" office:value-type="string" office:string-value="'week_in_year' =&gt; 21" calcext:value-type="string">
            <text:p>'week_in_year' =&gt; 21</text:p>
          </table:table-cell>
          <table:table-cell table:formula="of:=COM.MICROSOFT.CONCAT(&quot;[ &quot;; [.H111]; &quot; &quot;; [.I111]; &quot; &quot;; [.J111]; &quot; &quot;; [.K111]; &quot; &quot;; [.L111]; &quot; &quot;; [.M111]; &quot; ],&quot;)" office:value-type="string" office:string-value="[ 'period_start' =&gt; '2012-08-19', 'period_end' =&gt; '2012-09-15', 'year' =&gt; 2012, 'quarter' =&gt; 2, 'period' =&gt; 6, 'week_in_year' =&gt; 21 ]," calcext:value-type="string">
            <text:p>[ 'period_start' =&gt; '2012-08-19', 'period_end' =&gt; '2012-09-15', 'year' =&gt; 2012, 'quarter' =&gt; 2, 'period' =&gt; 6, 'week_in_year' =&gt; 21 ],</text:p>
          </table:table-cell>
        </table:table-row>
        <table:table-row table:style-name="ro1">
          <table:table-cell table:formula="of:=[.B111]+1" office:value-type="date" office:date-value="2012-09-16" calcext:value-type="date">
            <text:p>2012-09-16</text:p>
          </table:table-cell>
          <table:table-cell table:style-name="ce2" office:value-type="date" office:date-value="2012-10-13" calcext:value-type="date">
            <text:p>2012-10-13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11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12]; &quot;YYYY-MM-DD&quot;); &quot;',&quot;)" office:value-type="string" office:string-value="'period_start' =&gt; '2012-09-16'," calcext:value-type="string">
            <text:p>'period_start' =&gt; '2012-09-16',</text:p>
          </table:table-cell>
          <table:table-cell table:formula="of:=COM.MICROSOFT.CONCAT(&quot;'period_end' =&gt; '&quot;; TEXT([.B112]; &quot;YYYY-MM-DD&quot;); &quot;',&quot;)" office:value-type="string" office:string-value="'period_end' =&gt; '2012-10-13'," calcext:value-type="string">
            <text:p>'period_end' =&gt; '2012-10-13',</text:p>
          </table:table-cell>
          <table:table-cell table:formula="of:=COM.MICROSOFT.CONCAT(&quot;'year' =&gt; &quot;; [.C112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12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12])" office:value-type="string" office:string-value="'week_in_year' =&gt; 25" calcext:value-type="string">
            <text:p>'week_in_year' =&gt; 25</text:p>
          </table:table-cell>
          <table:table-cell table:formula="of:=COM.MICROSOFT.CONCAT(&quot;[ &quot;; [.H112]; &quot; &quot;; [.I112]; &quot; &quot;; [.J112]; &quot; &quot;; [.K112]; &quot; &quot;; [.L112]; &quot; &quot;; [.M112]; &quot; ],&quot;)" office:value-type="string" office:string-value="[ 'period_start' =&gt; '2012-09-16', 'period_end' =&gt; '2012-10-13', 'year' =&gt; 2012, 'quarter' =&gt; 3, 'period' =&gt; 7, 'week_in_year' =&gt; 25 ]," calcext:value-type="string">
            <text:p>[ 'period_start' =&gt; '2012-09-16', 'period_end' =&gt; '2012-10-13', 'year' =&gt; 2012, 'quarter' =&gt; 3, 'period' =&gt; 7, 'week_in_year' =&gt; 25 ],</text:p>
          </table:table-cell>
        </table:table-row>
        <table:table-row table:style-name="ro1">
          <table:table-cell table:formula="of:=[.B112]+1" office:value-type="date" office:date-value="2012-10-14" calcext:value-type="date">
            <text:p>2012-10-14</text:p>
          </table:table-cell>
          <table:table-cell table:style-name="ce2" office:value-type="date" office:date-value="2012-11-10" calcext:value-type="date">
            <text:p>2012-11-10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12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13]; &quot;YYYY-MM-DD&quot;); &quot;',&quot;)" office:value-type="string" office:string-value="'period_start' =&gt; '2012-10-14'," calcext:value-type="string">
            <text:p>'period_start' =&gt; '2012-10-14',</text:p>
          </table:table-cell>
          <table:table-cell table:formula="of:=COM.MICROSOFT.CONCAT(&quot;'period_end' =&gt; '&quot;; TEXT([.B113]; &quot;YYYY-MM-DD&quot;); &quot;',&quot;)" office:value-type="string" office:string-value="'period_end' =&gt; '2012-11-10'," calcext:value-type="string">
            <text:p>'period_end' =&gt; '2012-11-10',</text:p>
          </table:table-cell>
          <table:table-cell table:formula="of:=COM.MICROSOFT.CONCAT(&quot;'year' =&gt; &quot;; [.C113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13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13])" office:value-type="string" office:string-value="'week_in_year' =&gt; 29" calcext:value-type="string">
            <text:p>'week_in_year' =&gt; 29</text:p>
          </table:table-cell>
          <table:table-cell table:formula="of:=COM.MICROSOFT.CONCAT(&quot;[ &quot;; [.H113]; &quot; &quot;; [.I113]; &quot; &quot;; [.J113]; &quot; &quot;; [.K113]; &quot; &quot;; [.L113]; &quot; &quot;; [.M113]; &quot; ],&quot;)" office:value-type="string" office:string-value="[ 'period_start' =&gt; '2012-10-14', 'period_end' =&gt; '2012-11-10', 'year' =&gt; 2012, 'quarter' =&gt; 3, 'period' =&gt; 8, 'week_in_year' =&gt; 29 ]," calcext:value-type="string">
            <text:p>[ 'period_start' =&gt; '2012-10-14', 'period_end' =&gt; '2012-11-10', 'year' =&gt; 2012, 'quarter' =&gt; 3, 'period' =&gt; 8, 'week_in_year' =&gt; 29 ],</text:p>
          </table:table-cell>
        </table:table-row>
        <table:table-row table:style-name="ro1">
          <table:table-cell table:formula="of:=[.B113]+1" office:value-type="date" office:date-value="2012-11-11" calcext:value-type="date">
            <text:p>2012-11-11</text:p>
          </table:table-cell>
          <table:table-cell table:style-name="ce2" office:value-type="date" office:date-value="2012-12-08" calcext:value-type="date">
            <text:p>2012-12-08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13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14]; &quot;YYYY-MM-DD&quot;); &quot;',&quot;)" office:value-type="string" office:string-value="'period_start' =&gt; '2012-11-11'," calcext:value-type="string">
            <text:p>'period_start' =&gt; '2012-11-11',</text:p>
          </table:table-cell>
          <table:table-cell table:formula="of:=COM.MICROSOFT.CONCAT(&quot;'period_end' =&gt; '&quot;; TEXT([.B114]; &quot;YYYY-MM-DD&quot;); &quot;',&quot;)" office:value-type="string" office:string-value="'period_end' =&gt; '2012-12-08'," calcext:value-type="string">
            <text:p>'period_end' =&gt; '2012-12-08',</text:p>
          </table:table-cell>
          <table:table-cell table:formula="of:=COM.MICROSOFT.CONCAT(&quot;'year' =&gt; &quot;; [.C114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14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14])" office:value-type="string" office:string-value="'week_in_year' =&gt; 33" calcext:value-type="string">
            <text:p>'week_in_year' =&gt; 33</text:p>
          </table:table-cell>
          <table:table-cell table:formula="of:=COM.MICROSOFT.CONCAT(&quot;[ &quot;; [.H114]; &quot; &quot;; [.I114]; &quot; &quot;; [.J114]; &quot; &quot;; [.K114]; &quot; &quot;; [.L114]; &quot; &quot;; [.M114]; &quot; ],&quot;)" office:value-type="string" office:string-value="[ 'period_start' =&gt; '2012-11-11', 'period_end' =&gt; '2012-12-08', 'year' =&gt; 2012, 'quarter' =&gt; 3, 'period' =&gt; 9, 'week_in_year' =&gt; 33 ]," calcext:value-type="string">
            <text:p>[ 'period_start' =&gt; '2012-11-11', 'period_end' =&gt; '2012-12-08', 'year' =&gt; 2012, 'quarter' =&gt; 3, 'period' =&gt; 9, 'week_in_year' =&gt; 33 ],</text:p>
          </table:table-cell>
        </table:table-row>
        <table:table-row table:style-name="ro1">
          <table:table-cell table:formula="of:=[.B114]+1" office:value-type="date" office:date-value="2012-12-09" calcext:value-type="date">
            <text:p>2012-12-09</text:p>
          </table:table-cell>
          <table:table-cell table:style-name="ce2" office:value-type="date" office:date-value="2013-01-05" calcext:value-type="date">
            <text:p>2013-01-05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14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15]; &quot;YYYY-MM-DD&quot;); &quot;',&quot;)" office:value-type="string" office:string-value="'period_start' =&gt; '2012-12-09'," calcext:value-type="string">
            <text:p>'period_start' =&gt; '2012-12-09',</text:p>
          </table:table-cell>
          <table:table-cell table:formula="of:=COM.MICROSOFT.CONCAT(&quot;'period_end' =&gt; '&quot;; TEXT([.B115]; &quot;YYYY-MM-DD&quot;); &quot;',&quot;)" office:value-type="string" office:string-value="'period_end' =&gt; '2013-01-05'," calcext:value-type="string">
            <text:p>'period_end' =&gt; '2013-01-05',</text:p>
          </table:table-cell>
          <table:table-cell table:formula="of:=COM.MICROSOFT.CONCAT(&quot;'year' =&gt; &quot;; [.C115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15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15])" office:value-type="string" office:string-value="'week_in_year' =&gt; 37" calcext:value-type="string">
            <text:p>'week_in_year' =&gt; 37</text:p>
          </table:table-cell>
          <table:table-cell table:formula="of:=COM.MICROSOFT.CONCAT(&quot;[ &quot;; [.H115]; &quot; &quot;; [.I115]; &quot; &quot;; [.J115]; &quot; &quot;; [.K115]; &quot; &quot;; [.L115]; &quot; &quot;; [.M115]; &quot; ],&quot;)" office:value-type="string" office:string-value="[ 'period_start' =&gt; '2012-12-09', 'period_end' =&gt; '2013-01-05', 'year' =&gt; 2012, 'quarter' =&gt; 4, 'period' =&gt; 10, 'week_in_year' =&gt; 37 ]," calcext:value-type="string">
            <text:p>[ 'period_start' =&gt; '2012-12-09', 'period_end' =&gt; '2013-01-05', 'year' =&gt; 2012, 'quarter' =&gt; 4, 'period' =&gt; 10, 'week_in_year' =&gt; 37 ],</text:p>
          </table:table-cell>
        </table:table-row>
        <table:table-row table:style-name="ro1">
          <table:table-cell table:formula="of:=[.B115]+1" office:value-type="date" office:date-value="2013-01-06" calcext:value-type="date">
            <text:p>2013-01-06</text:p>
          </table:table-cell>
          <table:table-cell table:style-name="ce2" office:value-type="date" office:date-value="2013-02-02" calcext:value-type="date">
            <text:p>2013-02-02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15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16]; &quot;YYYY-MM-DD&quot;); &quot;',&quot;)" office:value-type="string" office:string-value="'period_start' =&gt; '2013-01-06'," calcext:value-type="string">
            <text:p>'period_start' =&gt; '2013-01-06',</text:p>
          </table:table-cell>
          <table:table-cell table:formula="of:=COM.MICROSOFT.CONCAT(&quot;'period_end' =&gt; '&quot;; TEXT([.B116]; &quot;YYYY-MM-DD&quot;); &quot;',&quot;)" office:value-type="string" office:string-value="'period_end' =&gt; '2013-02-02'," calcext:value-type="string">
            <text:p>'period_end' =&gt; '2013-02-02',</text:p>
          </table:table-cell>
          <table:table-cell table:formula="of:=COM.MICROSOFT.CONCAT(&quot;'year' =&gt; &quot;; [.C116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16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16])" office:value-type="string" office:string-value="'week_in_year' =&gt; 41" calcext:value-type="string">
            <text:p>'week_in_year' =&gt; 41</text:p>
          </table:table-cell>
          <table:table-cell table:formula="of:=COM.MICROSOFT.CONCAT(&quot;[ &quot;; [.H116]; &quot; &quot;; [.I116]; &quot; &quot;; [.J116]; &quot; &quot;; [.K116]; &quot; &quot;; [.L116]; &quot; &quot;; [.M116]; &quot; ],&quot;)" office:value-type="string" office:string-value="[ 'period_start' =&gt; '2013-01-06', 'period_end' =&gt; '2013-02-02', 'year' =&gt; 2012, 'quarter' =&gt; 4, 'period' =&gt; 11, 'week_in_year' =&gt; 41 ]," calcext:value-type="string">
            <text:p>[ 'period_start' =&gt; '2013-01-06', 'period_end' =&gt; '2013-02-02', 'year' =&gt; 2012, 'quarter' =&gt; 4, 'period' =&gt; 11, 'week_in_year' =&gt; 41 ],</text:p>
          </table:table-cell>
        </table:table-row>
        <table:table-row table:style-name="ro1">
          <table:table-cell table:formula="of:=[.B116]+1" office:value-type="date" office:date-value="2013-02-03" calcext:value-type="date">
            <text:p>2013-02-03</text:p>
          </table:table-cell>
          <table:table-cell table:style-name="ce2" office:value-type="date" office:date-value="2013-03-02" calcext:value-type="date">
            <text:p>2013-03-02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16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17]; &quot;YYYY-MM-DD&quot;); &quot;',&quot;)" office:value-type="string" office:string-value="'period_start' =&gt; '2013-02-03'," calcext:value-type="string">
            <text:p>'period_start' =&gt; '2013-02-03',</text:p>
          </table:table-cell>
          <table:table-cell table:formula="of:=COM.MICROSOFT.CONCAT(&quot;'period_end' =&gt; '&quot;; TEXT([.B117]; &quot;YYYY-MM-DD&quot;); &quot;',&quot;)" office:value-type="string" office:string-value="'period_end' =&gt; '2013-03-02'," calcext:value-type="string">
            <text:p>'period_end' =&gt; '2013-03-02',</text:p>
          </table:table-cell>
          <table:table-cell table:formula="of:=COM.MICROSOFT.CONCAT(&quot;'year' =&gt; &quot;; [.C117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17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17])" office:value-type="string" office:string-value="'week_in_year' =&gt; 45" calcext:value-type="string">
            <text:p>'week_in_year' =&gt; 45</text:p>
          </table:table-cell>
          <table:table-cell table:formula="of:=COM.MICROSOFT.CONCAT(&quot;[ &quot;; [.H117]; &quot; &quot;; [.I117]; &quot; &quot;; [.J117]; &quot; &quot;; [.K117]; &quot; &quot;; [.L117]; &quot; &quot;; [.M117]; &quot; ],&quot;)" office:value-type="string" office:string-value="[ 'period_start' =&gt; '2013-02-03', 'period_end' =&gt; '2013-03-02', 'year' =&gt; 2012, 'quarter' =&gt; 4, 'period' =&gt; 12, 'week_in_year' =&gt; 45 ]," calcext:value-type="string">
            <text:p>[ 'period_start' =&gt; '2013-02-03', 'period_end' =&gt; '2013-03-02', 'year' =&gt; 2012, 'quarter' =&gt; 4, 'period' =&gt; 12, 'week_in_year' =&gt; 45 ],</text:p>
          </table:table-cell>
        </table:table-row>
        <table:table-row table:style-name="ro1">
          <table:table-cell table:formula="of:=[.B117]+1" office:value-type="date" office:date-value="2013-03-03" calcext:value-type="date">
            <text:p>2013-03-03</text:p>
          </table:table-cell>
          <table:table-cell table:style-name="ce2" office:value-type="date" office:date-value="2013-03-31" calcext:value-type="date">
            <text:p>2013-03-31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17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18]; &quot;YYYY-MM-DD&quot;); &quot;',&quot;)" office:value-type="string" office:string-value="'period_start' =&gt; '2013-03-03'," calcext:value-type="string">
            <text:p>'period_start' =&gt; '2013-03-03',</text:p>
          </table:table-cell>
          <table:table-cell table:formula="of:=COM.MICROSOFT.CONCAT(&quot;'period_end' =&gt; '&quot;; TEXT([.B118]; &quot;YYYY-MM-DD&quot;); &quot;',&quot;)" office:value-type="string" office:string-value="'period_end' =&gt; '2013-03-31'," calcext:value-type="string">
            <text:p>'period_end' =&gt; '2013-03-31',</text:p>
          </table:table-cell>
          <table:table-cell table:formula="of:=COM.MICROSOFT.CONCAT(&quot;'year' =&gt; &quot;; [.C118]; &quot;,&quot;)" office:value-type="string" office:string-value="'year' =&gt; 2012," calcext:value-type="string">
            <text:p>'year' =&gt; 2012,</text:p>
          </table:table-cell>
          <table:table-cell table:formula="of:=COM.MICROSOFT.CONCAT(&quot;'quarter' =&gt; &quot;; [.D11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18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18])" office:value-type="string" office:string-value="'week_in_year' =&gt; 49" calcext:value-type="string">
            <text:p>'week_in_year' =&gt; 49</text:p>
          </table:table-cell>
          <table:table-cell table:formula="of:=COM.MICROSOFT.CONCAT(&quot;[ &quot;; [.H118]; &quot; &quot;; [.I118]; &quot; &quot;; [.J118]; &quot; &quot;; [.K118]; &quot; &quot;; [.L118]; &quot; &quot;; [.M118]; &quot; ],&quot;)" office:value-type="string" office:string-value="[ 'period_start' =&gt; '2013-03-03', 'period_end' =&gt; '2013-03-31', 'year' =&gt; 2012, 'quarter' =&gt; 4, 'period' =&gt; 13, 'week_in_year' =&gt; 49 ]," calcext:value-type="string">
            <text:p>[ 'period_start' =&gt; '2013-03-03', 'period_end' =&gt; '2013-03-31', 'year' =&gt; 2012, 'quarter' =&gt; 4, 'period' =&gt; 13, 'week_in_year' =&gt; 49 ],</text:p>
          </table:table-cell>
        </table:table-row>
        <table:table-row table:style-name="ro1">
          <table:table-cell table:formula="of:=[.B118]+1" office:value-type="date" office:date-value="2013-04-01" calcext:value-type="date">
            <text:p>2013-04-01</text:p>
          </table:table-cell>
          <table:table-cell table:style-name="ce2" office:value-type="date" office:date-value="2013-04-27" calcext:value-type="date">
            <text:p>2013-04-27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19]; &quot;YYYY-MM-DD&quot;); &quot;',&quot;)" office:value-type="string" office:string-value="'period_start' =&gt; '2013-04-01'," calcext:value-type="string">
            <text:p>'period_start' =&gt; '2013-04-01',</text:p>
          </table:table-cell>
          <table:table-cell table:formula="of:=COM.MICROSOFT.CONCAT(&quot;'period_end' =&gt; '&quot;; TEXT([.B119]; &quot;YYYY-MM-DD&quot;); &quot;',&quot;)" office:value-type="string" office:string-value="'period_end' =&gt; '2013-04-27'," calcext:value-type="string">
            <text:p>'period_end' =&gt; '2013-04-27',</text:p>
          </table:table-cell>
          <table:table-cell table:formula="of:=COM.MICROSOFT.CONCAT(&quot;'year' =&gt; &quot;; [.C119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1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19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19])" office:value-type="string" office:string-value="'week_in_year' =&gt; 1" calcext:value-type="string">
            <text:p>'week_in_year' =&gt; 1</text:p>
          </table:table-cell>
          <table:table-cell table:formula="of:=COM.MICROSOFT.CONCAT(&quot;[ &quot;; [.H119]; &quot; &quot;; [.I119]; &quot; &quot;; [.J119]; &quot; &quot;; [.K119]; &quot; &quot;; [.L119]; &quot; &quot;; [.M119]; &quot; ],&quot;)" office:value-type="string" office:string-value="[ 'period_start' =&gt; '2013-04-01', 'period_end' =&gt; '2013-04-27', 'year' =&gt; 2013, 'quarter' =&gt; 1, 'period' =&gt; 1, 'week_in_year' =&gt; 1 ]," calcext:value-type="string">
            <text:p>[ 'period_start' =&gt; '2013-04-01', 'period_end' =&gt; '2013-04-27', 'year' =&gt; 2013, 'quarter' =&gt; 1, 'period' =&gt; 1, 'week_in_year' =&gt; 1 ],</text:p>
          </table:table-cell>
        </table:table-row>
        <table:table-row table:style-name="ro1">
          <table:table-cell table:formula="of:=[.B119]+1" office:value-type="date" office:date-value="2013-04-28" calcext:value-type="date">
            <text:p>2013-04-28</text:p>
          </table:table-cell>
          <table:table-cell table:style-name="ce2" office:value-type="date" office:date-value="2013-05-25" calcext:value-type="date">
            <text:p>2013-05-25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20]; &quot;YYYY-MM-DD&quot;); &quot;',&quot;)" office:value-type="string" office:string-value="'period_start' =&gt; '2013-04-28'," calcext:value-type="string">
            <text:p>'period_start' =&gt; '2013-04-28',</text:p>
          </table:table-cell>
          <table:table-cell table:formula="of:=COM.MICROSOFT.CONCAT(&quot;'period_end' =&gt; '&quot;; TEXT([.B120]; &quot;YYYY-MM-DD&quot;); &quot;',&quot;)" office:value-type="string" office:string-value="'period_end' =&gt; '2013-05-25'," calcext:value-type="string">
            <text:p>'period_end' =&gt; '2013-05-25',</text:p>
          </table:table-cell>
          <table:table-cell table:formula="of:=COM.MICROSOFT.CONCAT(&quot;'year' =&gt; &quot;; [.C120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20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20])" office:value-type="string" office:string-value="'week_in_year' =&gt; 5" calcext:value-type="string">
            <text:p>'week_in_year' =&gt; 5</text:p>
          </table:table-cell>
          <table:table-cell table:formula="of:=COM.MICROSOFT.CONCAT(&quot;[ &quot;; [.H120]; &quot; &quot;; [.I120]; &quot; &quot;; [.J120]; &quot; &quot;; [.K120]; &quot; &quot;; [.L120]; &quot; &quot;; [.M120]; &quot; ],&quot;)" office:value-type="string" office:string-value="[ 'period_start' =&gt; '2013-04-28', 'period_end' =&gt; '2013-05-25', 'year' =&gt; 2013, 'quarter' =&gt; 1, 'period' =&gt; 2, 'week_in_year' =&gt; 5 ]," calcext:value-type="string">
            <text:p>[ 'period_start' =&gt; '2013-04-28', 'period_end' =&gt; '2013-05-25', 'year' =&gt; 2013, 'quarter' =&gt; 1, 'period' =&gt; 2, 'week_in_year' =&gt; 5 ],</text:p>
          </table:table-cell>
        </table:table-row>
        <table:table-row table:style-name="ro1">
          <table:table-cell table:formula="of:=[.B120]+1" office:value-type="date" office:date-value="2013-05-26" calcext:value-type="date">
            <text:p>2013-05-26</text:p>
          </table:table-cell>
          <table:table-cell table:style-name="ce2" office:value-type="date" office:date-value="2013-06-22" calcext:value-type="date">
            <text:p>2013-06-2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21]; &quot;YYYY-MM-DD&quot;); &quot;',&quot;)" office:value-type="string" office:string-value="'period_start' =&gt; '2013-05-26'," calcext:value-type="string">
            <text:p>'period_start' =&gt; '2013-05-26',</text:p>
          </table:table-cell>
          <table:table-cell table:formula="of:=COM.MICROSOFT.CONCAT(&quot;'period_end' =&gt; '&quot;; TEXT([.B121]; &quot;YYYY-MM-DD&quot;); &quot;',&quot;)" office:value-type="string" office:string-value="'period_end' =&gt; '2013-06-22'," calcext:value-type="string">
            <text:p>'period_end' =&gt; '2013-06-22',</text:p>
          </table:table-cell>
          <table:table-cell table:formula="of:=COM.MICROSOFT.CONCAT(&quot;'year' =&gt; &quot;; [.C121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21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21])" office:value-type="string" office:string-value="'week_in_year' =&gt; 9" calcext:value-type="string">
            <text:p>'week_in_year' =&gt; 9</text:p>
          </table:table-cell>
          <table:table-cell table:formula="of:=COM.MICROSOFT.CONCAT(&quot;[ &quot;; [.H121]; &quot; &quot;; [.I121]; &quot; &quot;; [.J121]; &quot; &quot;; [.K121]; &quot; &quot;; [.L121]; &quot; &quot;; [.M121]; &quot; ],&quot;)" office:value-type="string" office:string-value="[ 'period_start' =&gt; '2013-05-26', 'period_end' =&gt; '2013-06-22', 'year' =&gt; 2013, 'quarter' =&gt; 1, 'period' =&gt; 3, 'week_in_year' =&gt; 9 ]," calcext:value-type="string">
            <text:p>[ 'period_start' =&gt; '2013-05-26', 'period_end' =&gt; '2013-06-22', 'year' =&gt; 2013, 'quarter' =&gt; 1, 'period' =&gt; 3, 'week_in_year' =&gt; 9 ],</text:p>
          </table:table-cell>
        </table:table-row>
        <table:table-row table:style-name="ro1">
          <table:table-cell table:formula="of:=[.B121]+1" office:value-type="date" office:date-value="2013-06-23" calcext:value-type="date">
            <text:p>2013-06-23</text:p>
          </table:table-cell>
          <table:table-cell table:style-name="ce2" office:value-type="date" office:date-value="2013-07-20" calcext:value-type="date">
            <text:p>2013-07-20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22]; &quot;YYYY-MM-DD&quot;); &quot;',&quot;)" office:value-type="string" office:string-value="'period_start' =&gt; '2013-06-23'," calcext:value-type="string">
            <text:p>'period_start' =&gt; '2013-06-23',</text:p>
          </table:table-cell>
          <table:table-cell table:formula="of:=COM.MICROSOFT.CONCAT(&quot;'period_end' =&gt; '&quot;; TEXT([.B122]; &quot;YYYY-MM-DD&quot;); &quot;',&quot;)" office:value-type="string" office:string-value="'period_end' =&gt; '2013-07-20'," calcext:value-type="string">
            <text:p>'period_end' =&gt; '2013-07-20',</text:p>
          </table:table-cell>
          <table:table-cell table:formula="of:=COM.MICROSOFT.CONCAT(&quot;'year' =&gt; &quot;; [.C122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22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22])" office:value-type="string" office:string-value="'week_in_year' =&gt; 13" calcext:value-type="string">
            <text:p>'week_in_year' =&gt; 13</text:p>
          </table:table-cell>
          <table:table-cell table:formula="of:=COM.MICROSOFT.CONCAT(&quot;[ &quot;; [.H122]; &quot; &quot;; [.I122]; &quot; &quot;; [.J122]; &quot; &quot;; [.K122]; &quot; &quot;; [.L122]; &quot; &quot;; [.M122]; &quot; ],&quot;)" office:value-type="string" office:string-value="[ 'period_start' =&gt; '2013-06-23', 'period_end' =&gt; '2013-07-20', 'year' =&gt; 2013, 'quarter' =&gt; 2, 'period' =&gt; 4, 'week_in_year' =&gt; 13 ]," calcext:value-type="string">
            <text:p>[ 'period_start' =&gt; '2013-06-23', 'period_end' =&gt; '2013-07-20', 'year' =&gt; 2013, 'quarter' =&gt; 2, 'period' =&gt; 4, 'week_in_year' =&gt; 13 ],</text:p>
          </table:table-cell>
        </table:table-row>
        <table:table-row table:style-name="ro1">
          <table:table-cell table:formula="of:=[.B122]+1" office:value-type="date" office:date-value="2013-07-21" calcext:value-type="date">
            <text:p>2013-07-21</text:p>
          </table:table-cell>
          <table:table-cell table:style-name="ce2" office:value-type="date" office:date-value="2013-08-17" calcext:value-type="date">
            <text:p>2013-08-17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22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23]; &quot;YYYY-MM-DD&quot;); &quot;',&quot;)" office:value-type="string" office:string-value="'period_start' =&gt; '2013-07-21'," calcext:value-type="string">
            <text:p>'period_start' =&gt; '2013-07-21',</text:p>
          </table:table-cell>
          <table:table-cell table:formula="of:=COM.MICROSOFT.CONCAT(&quot;'period_end' =&gt; '&quot;; TEXT([.B123]; &quot;YYYY-MM-DD&quot;); &quot;',&quot;)" office:value-type="string" office:string-value="'period_end' =&gt; '2013-08-17'," calcext:value-type="string">
            <text:p>'period_end' =&gt; '2013-08-17',</text:p>
          </table:table-cell>
          <table:table-cell table:formula="of:=COM.MICROSOFT.CONCAT(&quot;'year' =&gt; &quot;; [.C123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23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23])" office:value-type="string" office:string-value="'week_in_year' =&gt; 17" calcext:value-type="string">
            <text:p>'week_in_year' =&gt; 17</text:p>
          </table:table-cell>
          <table:table-cell table:formula="of:=COM.MICROSOFT.CONCAT(&quot;[ &quot;; [.H123]; &quot; &quot;; [.I123]; &quot; &quot;; [.J123]; &quot; &quot;; [.K123]; &quot; &quot;; [.L123]; &quot; &quot;; [.M123]; &quot; ],&quot;)" office:value-type="string" office:string-value="[ 'period_start' =&gt; '2013-07-21', 'period_end' =&gt; '2013-08-17', 'year' =&gt; 2013, 'quarter' =&gt; 2, 'period' =&gt; 5, 'week_in_year' =&gt; 17 ]," calcext:value-type="string">
            <text:p>[ 'period_start' =&gt; '2013-07-21', 'period_end' =&gt; '2013-08-17', 'year' =&gt; 2013, 'quarter' =&gt; 2, 'period' =&gt; 5, 'week_in_year' =&gt; 17 ],</text:p>
          </table:table-cell>
        </table:table-row>
        <table:table-row table:style-name="ro1">
          <table:table-cell table:formula="of:=[.B123]+1" office:value-type="date" office:date-value="2013-08-18" calcext:value-type="date">
            <text:p>2013-08-18</text:p>
          </table:table-cell>
          <table:table-cell table:style-name="ce2" office:value-type="date" office:date-value="2013-09-14" calcext:value-type="date">
            <text:p>2013-09-14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23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24]; &quot;YYYY-MM-DD&quot;); &quot;',&quot;)" office:value-type="string" office:string-value="'period_start' =&gt; '2013-08-18'," calcext:value-type="string">
            <text:p>'period_start' =&gt; '2013-08-18',</text:p>
          </table:table-cell>
          <table:table-cell table:formula="of:=COM.MICROSOFT.CONCAT(&quot;'period_end' =&gt; '&quot;; TEXT([.B124]; &quot;YYYY-MM-DD&quot;); &quot;',&quot;)" office:value-type="string" office:string-value="'period_end' =&gt; '2013-09-14'," calcext:value-type="string">
            <text:p>'period_end' =&gt; '2013-09-14',</text:p>
          </table:table-cell>
          <table:table-cell table:formula="of:=COM.MICROSOFT.CONCAT(&quot;'year' =&gt; &quot;; [.C124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24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24])" office:value-type="string" office:string-value="'week_in_year' =&gt; 21" calcext:value-type="string">
            <text:p>'week_in_year' =&gt; 21</text:p>
          </table:table-cell>
          <table:table-cell table:formula="of:=COM.MICROSOFT.CONCAT(&quot;[ &quot;; [.H124]; &quot; &quot;; [.I124]; &quot; &quot;; [.J124]; &quot; &quot;; [.K124]; &quot; &quot;; [.L124]; &quot; &quot;; [.M124]; &quot; ],&quot;)" office:value-type="string" office:string-value="[ 'period_start' =&gt; '2013-08-18', 'period_end' =&gt; '2013-09-14', 'year' =&gt; 2013, 'quarter' =&gt; 2, 'period' =&gt; 6, 'week_in_year' =&gt; 21 ]," calcext:value-type="string">
            <text:p>[ 'period_start' =&gt; '2013-08-18', 'period_end' =&gt; '2013-09-14', 'year' =&gt; 2013, 'quarter' =&gt; 2, 'period' =&gt; 6, 'week_in_year' =&gt; 21 ],</text:p>
          </table:table-cell>
        </table:table-row>
        <table:table-row table:style-name="ro1">
          <table:table-cell table:formula="of:=[.B124]+1" office:value-type="date" office:date-value="2013-09-15" calcext:value-type="date">
            <text:p>2013-09-15</text:p>
          </table:table-cell>
          <table:table-cell table:style-name="ce2" office:value-type="date" office:date-value="2013-10-12" calcext:value-type="date">
            <text:p>2013-10-12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24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25]; &quot;YYYY-MM-DD&quot;); &quot;',&quot;)" office:value-type="string" office:string-value="'period_start' =&gt; '2013-09-15'," calcext:value-type="string">
            <text:p>'period_start' =&gt; '2013-09-15',</text:p>
          </table:table-cell>
          <table:table-cell table:formula="of:=COM.MICROSOFT.CONCAT(&quot;'period_end' =&gt; '&quot;; TEXT([.B125]; &quot;YYYY-MM-DD&quot;); &quot;',&quot;)" office:value-type="string" office:string-value="'period_end' =&gt; '2013-10-12'," calcext:value-type="string">
            <text:p>'period_end' =&gt; '2013-10-12',</text:p>
          </table:table-cell>
          <table:table-cell table:formula="of:=COM.MICROSOFT.CONCAT(&quot;'year' =&gt; &quot;; [.C125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25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25])" office:value-type="string" office:string-value="'week_in_year' =&gt; 25" calcext:value-type="string">
            <text:p>'week_in_year' =&gt; 25</text:p>
          </table:table-cell>
          <table:table-cell table:formula="of:=COM.MICROSOFT.CONCAT(&quot;[ &quot;; [.H125]; &quot; &quot;; [.I125]; &quot; &quot;; [.J125]; &quot; &quot;; [.K125]; &quot; &quot;; [.L125]; &quot; &quot;; [.M125]; &quot; ],&quot;)" office:value-type="string" office:string-value="[ 'period_start' =&gt; '2013-09-15', 'period_end' =&gt; '2013-10-12', 'year' =&gt; 2013, 'quarter' =&gt; 3, 'period' =&gt; 7, 'week_in_year' =&gt; 25 ]," calcext:value-type="string">
            <text:p>[ 'period_start' =&gt; '2013-09-15', 'period_end' =&gt; '2013-10-12', 'year' =&gt; 2013, 'quarter' =&gt; 3, 'period' =&gt; 7, 'week_in_year' =&gt; 25 ],</text:p>
          </table:table-cell>
        </table:table-row>
        <table:table-row table:style-name="ro1">
          <table:table-cell table:formula="of:=[.B125]+1" office:value-type="date" office:date-value="2013-10-13" calcext:value-type="date">
            <text:p>2013-10-13</text:p>
          </table:table-cell>
          <table:table-cell table:style-name="ce2" office:value-type="date" office:date-value="2013-11-09" calcext:value-type="date">
            <text:p>2013-11-09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25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26]; &quot;YYYY-MM-DD&quot;); &quot;',&quot;)" office:value-type="string" office:string-value="'period_start' =&gt; '2013-10-13'," calcext:value-type="string">
            <text:p>'period_start' =&gt; '2013-10-13',</text:p>
          </table:table-cell>
          <table:table-cell table:formula="of:=COM.MICROSOFT.CONCAT(&quot;'period_end' =&gt; '&quot;; TEXT([.B126]; &quot;YYYY-MM-DD&quot;); &quot;',&quot;)" office:value-type="string" office:string-value="'period_end' =&gt; '2013-11-09'," calcext:value-type="string">
            <text:p>'period_end' =&gt; '2013-11-09',</text:p>
          </table:table-cell>
          <table:table-cell table:formula="of:=COM.MICROSOFT.CONCAT(&quot;'year' =&gt; &quot;; [.C126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26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26])" office:value-type="string" office:string-value="'week_in_year' =&gt; 29" calcext:value-type="string">
            <text:p>'week_in_year' =&gt; 29</text:p>
          </table:table-cell>
          <table:table-cell table:formula="of:=COM.MICROSOFT.CONCAT(&quot;[ &quot;; [.H126]; &quot; &quot;; [.I126]; &quot; &quot;; [.J126]; &quot; &quot;; [.K126]; &quot; &quot;; [.L126]; &quot; &quot;; [.M126]; &quot; ],&quot;)" office:value-type="string" office:string-value="[ 'period_start' =&gt; '2013-10-13', 'period_end' =&gt; '2013-11-09', 'year' =&gt; 2013, 'quarter' =&gt; 3, 'period' =&gt; 8, 'week_in_year' =&gt; 29 ]," calcext:value-type="string">
            <text:p>[ 'period_start' =&gt; '2013-10-13', 'period_end' =&gt; '2013-11-09', 'year' =&gt; 2013, 'quarter' =&gt; 3, 'period' =&gt; 8, 'week_in_year' =&gt; 29 ],</text:p>
          </table:table-cell>
        </table:table-row>
        <table:table-row table:style-name="ro1">
          <table:table-cell table:formula="of:=[.B126]+1" office:value-type="date" office:date-value="2013-11-10" calcext:value-type="date">
            <text:p>2013-11-10</text:p>
          </table:table-cell>
          <table:table-cell table:style-name="ce2" office:value-type="date" office:date-value="2013-12-07" calcext:value-type="date">
            <text:p>2013-12-07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26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27]; &quot;YYYY-MM-DD&quot;); &quot;',&quot;)" office:value-type="string" office:string-value="'period_start' =&gt; '2013-11-10'," calcext:value-type="string">
            <text:p>'period_start' =&gt; '2013-11-10',</text:p>
          </table:table-cell>
          <table:table-cell table:formula="of:=COM.MICROSOFT.CONCAT(&quot;'period_end' =&gt; '&quot;; TEXT([.B127]; &quot;YYYY-MM-DD&quot;); &quot;',&quot;)" office:value-type="string" office:string-value="'period_end' =&gt; '2013-12-07'," calcext:value-type="string">
            <text:p>'period_end' =&gt; '2013-12-07',</text:p>
          </table:table-cell>
          <table:table-cell table:formula="of:=COM.MICROSOFT.CONCAT(&quot;'year' =&gt; &quot;; [.C127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27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27])" office:value-type="string" office:string-value="'week_in_year' =&gt; 33" calcext:value-type="string">
            <text:p>'week_in_year' =&gt; 33</text:p>
          </table:table-cell>
          <table:table-cell table:formula="of:=COM.MICROSOFT.CONCAT(&quot;[ &quot;; [.H127]; &quot; &quot;; [.I127]; &quot; &quot;; [.J127]; &quot; &quot;; [.K127]; &quot; &quot;; [.L127]; &quot; &quot;; [.M127]; &quot; ],&quot;)" office:value-type="string" office:string-value="[ 'period_start' =&gt; '2013-11-10', 'period_end' =&gt; '2013-12-07', 'year' =&gt; 2013, 'quarter' =&gt; 3, 'period' =&gt; 9, 'week_in_year' =&gt; 33 ]," calcext:value-type="string">
            <text:p>[ 'period_start' =&gt; '2013-11-10', 'period_end' =&gt; '2013-12-07', 'year' =&gt; 2013, 'quarter' =&gt; 3, 'period' =&gt; 9, 'week_in_year' =&gt; 33 ],</text:p>
          </table:table-cell>
        </table:table-row>
        <table:table-row table:style-name="ro1">
          <table:table-cell table:formula="of:=[.B127]+1" office:value-type="date" office:date-value="2013-12-08" calcext:value-type="date">
            <text:p>2013-12-08</text:p>
          </table:table-cell>
          <table:table-cell table:style-name="ce2" office:value-type="date" office:date-value="2014-01-04" calcext:value-type="date">
            <text:p>2014-01-0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27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28]; &quot;YYYY-MM-DD&quot;); &quot;',&quot;)" office:value-type="string" office:string-value="'period_start' =&gt; '2013-12-08'," calcext:value-type="string">
            <text:p>'period_start' =&gt; '2013-12-08',</text:p>
          </table:table-cell>
          <table:table-cell table:formula="of:=COM.MICROSOFT.CONCAT(&quot;'period_end' =&gt; '&quot;; TEXT([.B128]; &quot;YYYY-MM-DD&quot;); &quot;',&quot;)" office:value-type="string" office:string-value="'period_end' =&gt; '2014-01-04'," calcext:value-type="string">
            <text:p>'period_end' =&gt; '2014-01-04',</text:p>
          </table:table-cell>
          <table:table-cell table:formula="of:=COM.MICROSOFT.CONCAT(&quot;'year' =&gt; &quot;; [.C128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28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28])" office:value-type="string" office:string-value="'week_in_year' =&gt; 37" calcext:value-type="string">
            <text:p>'week_in_year' =&gt; 37</text:p>
          </table:table-cell>
          <table:table-cell table:formula="of:=COM.MICROSOFT.CONCAT(&quot;[ &quot;; [.H128]; &quot; &quot;; [.I128]; &quot; &quot;; [.J128]; &quot; &quot;; [.K128]; &quot; &quot;; [.L128]; &quot; &quot;; [.M128]; &quot; ],&quot;)" office:value-type="string" office:string-value="[ 'period_start' =&gt; '2013-12-08', 'period_end' =&gt; '2014-01-04', 'year' =&gt; 2013, 'quarter' =&gt; 4, 'period' =&gt; 10, 'week_in_year' =&gt; 37 ]," calcext:value-type="string">
            <text:p>[ 'period_start' =&gt; '2013-12-08', 'period_end' =&gt; '2014-01-04', 'year' =&gt; 2013, 'quarter' =&gt; 4, 'period' =&gt; 10, 'week_in_year' =&gt; 37 ],</text:p>
          </table:table-cell>
        </table:table-row>
        <table:table-row table:style-name="ro1">
          <table:table-cell table:formula="of:=[.B128]+1" office:value-type="date" office:date-value="2014-01-05" calcext:value-type="date">
            <text:p>2014-01-05</text:p>
          </table:table-cell>
          <table:table-cell table:style-name="ce2" office:value-type="date" office:date-value="2014-02-01" calcext:value-type="date">
            <text:p>2014-02-0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28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29]; &quot;YYYY-MM-DD&quot;); &quot;',&quot;)" office:value-type="string" office:string-value="'period_start' =&gt; '2014-01-05'," calcext:value-type="string">
            <text:p>'period_start' =&gt; '2014-01-05',</text:p>
          </table:table-cell>
          <table:table-cell table:formula="of:=COM.MICROSOFT.CONCAT(&quot;'period_end' =&gt; '&quot;; TEXT([.B129]; &quot;YYYY-MM-DD&quot;); &quot;',&quot;)" office:value-type="string" office:string-value="'period_end' =&gt; '2014-02-01'," calcext:value-type="string">
            <text:p>'period_end' =&gt; '2014-02-01',</text:p>
          </table:table-cell>
          <table:table-cell table:formula="of:=COM.MICROSOFT.CONCAT(&quot;'year' =&gt; &quot;; [.C129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2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29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29])" office:value-type="string" office:string-value="'week_in_year' =&gt; 41" calcext:value-type="string">
            <text:p>'week_in_year' =&gt; 41</text:p>
          </table:table-cell>
          <table:table-cell table:formula="of:=COM.MICROSOFT.CONCAT(&quot;[ &quot;; [.H129]; &quot; &quot;; [.I129]; &quot; &quot;; [.J129]; &quot; &quot;; [.K129]; &quot; &quot;; [.L129]; &quot; &quot;; [.M129]; &quot; ],&quot;)" office:value-type="string" office:string-value="[ 'period_start' =&gt; '2014-01-05', 'period_end' =&gt; '2014-02-01', 'year' =&gt; 2013, 'quarter' =&gt; 4, 'period' =&gt; 11, 'week_in_year' =&gt; 41 ]," calcext:value-type="string">
            <text:p>[ 'period_start' =&gt; '2014-01-05', 'period_end' =&gt; '2014-02-01', 'year' =&gt; 2013, 'quarter' =&gt; 4, 'period' =&gt; 11, 'week_in_year' =&gt; 41 ],</text:p>
          </table:table-cell>
        </table:table-row>
        <table:table-row table:style-name="ro1">
          <table:table-cell table:formula="of:=[.B129]+1" office:value-type="date" office:date-value="2014-02-02" calcext:value-type="date">
            <text:p>2014-02-02</text:p>
          </table:table-cell>
          <table:table-cell table:style-name="ce2" office:value-type="date" office:date-value="2014-03-01" calcext:value-type="date">
            <text:p>2014-03-0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29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30]; &quot;YYYY-MM-DD&quot;); &quot;',&quot;)" office:value-type="string" office:string-value="'period_start' =&gt; '2014-02-02'," calcext:value-type="string">
            <text:p>'period_start' =&gt; '2014-02-02',</text:p>
          </table:table-cell>
          <table:table-cell table:formula="of:=COM.MICROSOFT.CONCAT(&quot;'period_end' =&gt; '&quot;; TEXT([.B130]; &quot;YYYY-MM-DD&quot;); &quot;',&quot;)" office:value-type="string" office:string-value="'period_end' =&gt; '2014-03-01'," calcext:value-type="string">
            <text:p>'period_end' =&gt; '2014-03-01',</text:p>
          </table:table-cell>
          <table:table-cell table:formula="of:=COM.MICROSOFT.CONCAT(&quot;'year' =&gt; &quot;; [.C130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3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30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30])" office:value-type="string" office:string-value="'week_in_year' =&gt; 45" calcext:value-type="string">
            <text:p>'week_in_year' =&gt; 45</text:p>
          </table:table-cell>
          <table:table-cell table:formula="of:=COM.MICROSOFT.CONCAT(&quot;[ &quot;; [.H130]; &quot; &quot;; [.I130]; &quot; &quot;; [.J130]; &quot; &quot;; [.K130]; &quot; &quot;; [.L130]; &quot; &quot;; [.M130]; &quot; ],&quot;)" office:value-type="string" office:string-value="[ 'period_start' =&gt; '2014-02-02', 'period_end' =&gt; '2014-03-01', 'year' =&gt; 2013, 'quarter' =&gt; 4, 'period' =&gt; 12, 'week_in_year' =&gt; 45 ]," calcext:value-type="string">
            <text:p>[ 'period_start' =&gt; '2014-02-02', 'period_end' =&gt; '2014-03-01', 'year' =&gt; 2013, 'quarter' =&gt; 4, 'period' =&gt; 12, 'week_in_year' =&gt; 45 ],</text:p>
          </table:table-cell>
        </table:table-row>
        <table:table-row table:style-name="ro1">
          <table:table-cell table:formula="of:=[.B130]+1" office:value-type="date" office:date-value="2014-03-02" calcext:value-type="date">
            <text:p>2014-03-02</text:p>
          </table:table-cell>
          <table:table-cell table:style-name="ce2" office:value-type="date" office:date-value="2014-03-31" calcext:value-type="date">
            <text:p>2014-03-3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30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31]; &quot;YYYY-MM-DD&quot;); &quot;',&quot;)" office:value-type="string" office:string-value="'period_start' =&gt; '2014-03-02'," calcext:value-type="string">
            <text:p>'period_start' =&gt; '2014-03-02',</text:p>
          </table:table-cell>
          <table:table-cell table:formula="of:=COM.MICROSOFT.CONCAT(&quot;'period_end' =&gt; '&quot;; TEXT([.B131]; &quot;YYYY-MM-DD&quot;); &quot;',&quot;)" office:value-type="string" office:string-value="'period_end' =&gt; '2014-03-31'," calcext:value-type="string">
            <text:p>'period_end' =&gt; '2014-03-31',</text:p>
          </table:table-cell>
          <table:table-cell table:formula="of:=COM.MICROSOFT.CONCAT(&quot;'year' =&gt; &quot;; [.C131]; &quot;,&quot;)" office:value-type="string" office:string-value="'year' =&gt; 2013," calcext:value-type="string">
            <text:p>'year' =&gt; 2013,</text:p>
          </table:table-cell>
          <table:table-cell table:formula="of:=COM.MICROSOFT.CONCAT(&quot;'quarter' =&gt; &quot;; [.D13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31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31])" office:value-type="string" office:string-value="'week_in_year' =&gt; 49" calcext:value-type="string">
            <text:p>'week_in_year' =&gt; 49</text:p>
          </table:table-cell>
          <table:table-cell table:formula="of:=COM.MICROSOFT.CONCAT(&quot;[ &quot;; [.H131]; &quot; &quot;; [.I131]; &quot; &quot;; [.J131]; &quot; &quot;; [.K131]; &quot; &quot;; [.L131]; &quot; &quot;; [.M131]; &quot; ],&quot;)" office:value-type="string" office:string-value="[ 'period_start' =&gt; '2014-03-02', 'period_end' =&gt; '2014-03-31', 'year' =&gt; 2013, 'quarter' =&gt; 4, 'period' =&gt; 13, 'week_in_year' =&gt; 49 ]," calcext:value-type="string">
            <text:p>[ 'period_start' =&gt; '2014-03-02', 'period_end' =&gt; '2014-03-31', 'year' =&gt; 2013, 'quarter' =&gt; 4, 'period' =&gt; 13, 'week_in_year' =&gt; 49 ],</text:p>
          </table:table-cell>
        </table:table-row>
        <table:table-row table:style-name="ro1">
          <table:table-cell table:formula="of:=[.B131]+1" office:value-type="date" office:date-value="2014-04-01" calcext:value-type="date">
            <text:p>2014-04-01</text:p>
          </table:table-cell>
          <table:table-cell table:style-name="ce2" office:value-type="date" office:date-value="2014-04-26" calcext:value-type="date">
            <text:p>2014-04-26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32]; &quot;YYYY-MM-DD&quot;); &quot;',&quot;)" office:value-type="string" office:string-value="'period_start' =&gt; '2014-04-01'," calcext:value-type="string">
            <text:p>'period_start' =&gt; '2014-04-01',</text:p>
          </table:table-cell>
          <table:table-cell table:formula="of:=COM.MICROSOFT.CONCAT(&quot;'period_end' =&gt; '&quot;; TEXT([.B132]; &quot;YYYY-MM-DD&quot;); &quot;',&quot;)" office:value-type="string" office:string-value="'period_end' =&gt; '2014-04-26'," calcext:value-type="string">
            <text:p>'period_end' =&gt; '2014-04-26',</text:p>
          </table:table-cell>
          <table:table-cell table:formula="of:=COM.MICROSOFT.CONCAT(&quot;'year' =&gt; &quot;; [.C132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32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32])" office:value-type="string" office:string-value="'week_in_year' =&gt; 1" calcext:value-type="string">
            <text:p>'week_in_year' =&gt; 1</text:p>
          </table:table-cell>
          <table:table-cell table:formula="of:=COM.MICROSOFT.CONCAT(&quot;[ &quot;; [.H132]; &quot; &quot;; [.I132]; &quot; &quot;; [.J132]; &quot; &quot;; [.K132]; &quot; &quot;; [.L132]; &quot; &quot;; [.M132]; &quot; ],&quot;)" office:value-type="string" office:string-value="[ 'period_start' =&gt; '2014-04-01', 'period_end' =&gt; '2014-04-26', 'year' =&gt; 2014, 'quarter' =&gt; 1, 'period' =&gt; 1, 'week_in_year' =&gt; 1 ]," calcext:value-type="string">
            <text:p>[ 'period_start' =&gt; '2014-04-01', 'period_end' =&gt; '2014-04-26', 'year' =&gt; 2014, 'quarter' =&gt; 1, 'period' =&gt; 1, 'week_in_year' =&gt; 1 ],</text:p>
          </table:table-cell>
        </table:table-row>
        <table:table-row table:style-name="ro1">
          <table:table-cell table:formula="of:=[.B132]+1" office:value-type="date" office:date-value="2014-04-27" calcext:value-type="date">
            <text:p>2014-04-27</text:p>
          </table:table-cell>
          <table:table-cell table:style-name="ce2" office:value-type="date" office:date-value="2014-05-24" calcext:value-type="date">
            <text:p>2014-05-2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33]; &quot;YYYY-MM-DD&quot;); &quot;',&quot;)" office:value-type="string" office:string-value="'period_start' =&gt; '2014-04-27'," calcext:value-type="string">
            <text:p>'period_start' =&gt; '2014-04-27',</text:p>
          </table:table-cell>
          <table:table-cell table:formula="of:=COM.MICROSOFT.CONCAT(&quot;'period_end' =&gt; '&quot;; TEXT([.B133]; &quot;YYYY-MM-DD&quot;); &quot;',&quot;)" office:value-type="string" office:string-value="'period_end' =&gt; '2014-05-24'," calcext:value-type="string">
            <text:p>'period_end' =&gt; '2014-05-24',</text:p>
          </table:table-cell>
          <table:table-cell table:formula="of:=COM.MICROSOFT.CONCAT(&quot;'year' =&gt; &quot;; [.C133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33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33])" office:value-type="string" office:string-value="'week_in_year' =&gt; 5" calcext:value-type="string">
            <text:p>'week_in_year' =&gt; 5</text:p>
          </table:table-cell>
          <table:table-cell table:formula="of:=COM.MICROSOFT.CONCAT(&quot;[ &quot;; [.H133]; &quot; &quot;; [.I133]; &quot; &quot;; [.J133]; &quot; &quot;; [.K133]; &quot; &quot;; [.L133]; &quot; &quot;; [.M133]; &quot; ],&quot;)" office:value-type="string" office:string-value="[ 'period_start' =&gt; '2014-04-27', 'period_end' =&gt; '2014-05-24', 'year' =&gt; 2014, 'quarter' =&gt; 1, 'period' =&gt; 2, 'week_in_year' =&gt; 5 ]," calcext:value-type="string">
            <text:p>[ 'period_start' =&gt; '2014-04-27', 'period_end' =&gt; '2014-05-24', 'year' =&gt; 2014, 'quarter' =&gt; 1, 'period' =&gt; 2, 'week_in_year' =&gt; 5 ],</text:p>
          </table:table-cell>
        </table:table-row>
        <table:table-row table:style-name="ro1">
          <table:table-cell table:formula="of:=[.B133]+1" office:value-type="date" office:date-value="2014-05-25" calcext:value-type="date">
            <text:p>2014-05-25</text:p>
          </table:table-cell>
          <table:table-cell table:style-name="ce2" office:value-type="date" office:date-value="2014-06-21" calcext:value-type="date">
            <text:p>2014-06-2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34]; &quot;YYYY-MM-DD&quot;); &quot;',&quot;)" office:value-type="string" office:string-value="'period_start' =&gt; '2014-05-25'," calcext:value-type="string">
            <text:p>'period_start' =&gt; '2014-05-25',</text:p>
          </table:table-cell>
          <table:table-cell table:formula="of:=COM.MICROSOFT.CONCAT(&quot;'period_end' =&gt; '&quot;; TEXT([.B134]; &quot;YYYY-MM-DD&quot;); &quot;',&quot;)" office:value-type="string" office:string-value="'period_end' =&gt; '2014-06-21'," calcext:value-type="string">
            <text:p>'period_end' =&gt; '2014-06-21',</text:p>
          </table:table-cell>
          <table:table-cell table:formula="of:=COM.MICROSOFT.CONCAT(&quot;'year' =&gt; &quot;; [.C134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34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34])" office:value-type="string" office:string-value="'week_in_year' =&gt; 9" calcext:value-type="string">
            <text:p>'week_in_year' =&gt; 9</text:p>
          </table:table-cell>
          <table:table-cell table:formula="of:=COM.MICROSOFT.CONCAT(&quot;[ &quot;; [.H134]; &quot; &quot;; [.I134]; &quot; &quot;; [.J134]; &quot; &quot;; [.K134]; &quot; &quot;; [.L134]; &quot; &quot;; [.M134]; &quot; ],&quot;)" office:value-type="string" office:string-value="[ 'period_start' =&gt; '2014-05-25', 'period_end' =&gt; '2014-06-21', 'year' =&gt; 2014, 'quarter' =&gt; 1, 'period' =&gt; 3, 'week_in_year' =&gt; 9 ]," calcext:value-type="string">
            <text:p>[ 'period_start' =&gt; '2014-05-25', 'period_end' =&gt; '2014-06-21', 'year' =&gt; 2014, 'quarter' =&gt; 1, 'period' =&gt; 3, 'week_in_year' =&gt; 9 ],</text:p>
          </table:table-cell>
        </table:table-row>
        <table:table-row table:style-name="ro1">
          <table:table-cell table:formula="of:=[.B134]+1" office:value-type="date" office:date-value="2014-06-22" calcext:value-type="date">
            <text:p>2014-06-22</text:p>
          </table:table-cell>
          <table:table-cell table:style-name="ce2" office:value-type="date" office:date-value="2014-07-19" calcext:value-type="date">
            <text:p>2014-07-19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35]; &quot;YYYY-MM-DD&quot;); &quot;',&quot;)" office:value-type="string" office:string-value="'period_start' =&gt; '2014-06-22'," calcext:value-type="string">
            <text:p>'period_start' =&gt; '2014-06-22',</text:p>
          </table:table-cell>
          <table:table-cell table:formula="of:=COM.MICROSOFT.CONCAT(&quot;'period_end' =&gt; '&quot;; TEXT([.B135]; &quot;YYYY-MM-DD&quot;); &quot;',&quot;)" office:value-type="string" office:string-value="'period_end' =&gt; '2014-07-19'," calcext:value-type="string">
            <text:p>'period_end' =&gt; '2014-07-19',</text:p>
          </table:table-cell>
          <table:table-cell table:formula="of:=COM.MICROSOFT.CONCAT(&quot;'year' =&gt; &quot;; [.C135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35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35])" office:value-type="string" office:string-value="'week_in_year' =&gt; 13" calcext:value-type="string">
            <text:p>'week_in_year' =&gt; 13</text:p>
          </table:table-cell>
          <table:table-cell table:formula="of:=COM.MICROSOFT.CONCAT(&quot;[ &quot;; [.H135]; &quot; &quot;; [.I135]; &quot; &quot;; [.J135]; &quot; &quot;; [.K135]; &quot; &quot;; [.L135]; &quot; &quot;; [.M135]; &quot; ],&quot;)" office:value-type="string" office:string-value="[ 'period_start' =&gt; '2014-06-22', 'period_end' =&gt; '2014-07-19', 'year' =&gt; 2014, 'quarter' =&gt; 2, 'period' =&gt; 4, 'week_in_year' =&gt; 13 ]," calcext:value-type="string">
            <text:p>[ 'period_start' =&gt; '2014-06-22', 'period_end' =&gt; '2014-07-19', 'year' =&gt; 2014, 'quarter' =&gt; 2, 'period' =&gt; 4, 'week_in_year' =&gt; 13 ],</text:p>
          </table:table-cell>
        </table:table-row>
        <table:table-row table:style-name="ro1">
          <table:table-cell table:formula="of:=[.B135]+1" office:value-type="date" office:date-value="2014-07-20" calcext:value-type="date">
            <text:p>2014-07-20</text:p>
          </table:table-cell>
          <table:table-cell table:style-name="ce2" office:value-type="date" office:date-value="2014-08-16" calcext:value-type="date">
            <text:p>2014-08-16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35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36]; &quot;YYYY-MM-DD&quot;); &quot;',&quot;)" office:value-type="string" office:string-value="'period_start' =&gt; '2014-07-20'," calcext:value-type="string">
            <text:p>'period_start' =&gt; '2014-07-20',</text:p>
          </table:table-cell>
          <table:table-cell table:formula="of:=COM.MICROSOFT.CONCAT(&quot;'period_end' =&gt; '&quot;; TEXT([.B136]; &quot;YYYY-MM-DD&quot;); &quot;',&quot;)" office:value-type="string" office:string-value="'period_end' =&gt; '2014-08-16'," calcext:value-type="string">
            <text:p>'period_end' =&gt; '2014-08-16',</text:p>
          </table:table-cell>
          <table:table-cell table:formula="of:=COM.MICROSOFT.CONCAT(&quot;'year' =&gt; &quot;; [.C136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36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36])" office:value-type="string" office:string-value="'week_in_year' =&gt; 17" calcext:value-type="string">
            <text:p>'week_in_year' =&gt; 17</text:p>
          </table:table-cell>
          <table:table-cell table:formula="of:=COM.MICROSOFT.CONCAT(&quot;[ &quot;; [.H136]; &quot; &quot;; [.I136]; &quot; &quot;; [.J136]; &quot; &quot;; [.K136]; &quot; &quot;; [.L136]; &quot; &quot;; [.M136]; &quot; ],&quot;)" office:value-type="string" office:string-value="[ 'period_start' =&gt; '2014-07-20', 'period_end' =&gt; '2014-08-16', 'year' =&gt; 2014, 'quarter' =&gt; 2, 'period' =&gt; 5, 'week_in_year' =&gt; 17 ]," calcext:value-type="string">
            <text:p>[ 'period_start' =&gt; '2014-07-20', 'period_end' =&gt; '2014-08-16', 'year' =&gt; 2014, 'quarter' =&gt; 2, 'period' =&gt; 5, 'week_in_year' =&gt; 17 ],</text:p>
          </table:table-cell>
        </table:table-row>
        <table:table-row table:style-name="ro1">
          <table:table-cell table:formula="of:=[.B136]+1" office:value-type="date" office:date-value="2014-08-17" calcext:value-type="date">
            <text:p>2014-08-17</text:p>
          </table:table-cell>
          <table:table-cell table:style-name="ce2" office:value-type="date" office:date-value="2014-09-13" calcext:value-type="date">
            <text:p>2014-09-13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36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37]; &quot;YYYY-MM-DD&quot;); &quot;',&quot;)" office:value-type="string" office:string-value="'period_start' =&gt; '2014-08-17'," calcext:value-type="string">
            <text:p>'period_start' =&gt; '2014-08-17',</text:p>
          </table:table-cell>
          <table:table-cell table:formula="of:=COM.MICROSOFT.CONCAT(&quot;'period_end' =&gt; '&quot;; TEXT([.B137]; &quot;YYYY-MM-DD&quot;); &quot;',&quot;)" office:value-type="string" office:string-value="'period_end' =&gt; '2014-09-13'," calcext:value-type="string">
            <text:p>'period_end' =&gt; '2014-09-13',</text:p>
          </table:table-cell>
          <table:table-cell table:formula="of:=COM.MICROSOFT.CONCAT(&quot;'year' =&gt; &quot;; [.C137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37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37])" office:value-type="string" office:string-value="'week_in_year' =&gt; 21" calcext:value-type="string">
            <text:p>'week_in_year' =&gt; 21</text:p>
          </table:table-cell>
          <table:table-cell table:formula="of:=COM.MICROSOFT.CONCAT(&quot;[ &quot;; [.H137]; &quot; &quot;; [.I137]; &quot; &quot;; [.J137]; &quot; &quot;; [.K137]; &quot; &quot;; [.L137]; &quot; &quot;; [.M137]; &quot; ],&quot;)" office:value-type="string" office:string-value="[ 'period_start' =&gt; '2014-08-17', 'period_end' =&gt; '2014-09-13', 'year' =&gt; 2014, 'quarter' =&gt; 2, 'period' =&gt; 6, 'week_in_year' =&gt; 21 ]," calcext:value-type="string">
            <text:p>[ 'period_start' =&gt; '2014-08-17', 'period_end' =&gt; '2014-09-13', 'year' =&gt; 2014, 'quarter' =&gt; 2, 'period' =&gt; 6, 'week_in_year' =&gt; 21 ],</text:p>
          </table:table-cell>
        </table:table-row>
        <table:table-row table:style-name="ro1">
          <table:table-cell table:formula="of:=[.B137]+1" office:value-type="date" office:date-value="2014-09-14" calcext:value-type="date">
            <text:p>2014-09-14</text:p>
          </table:table-cell>
          <table:table-cell table:style-name="ce2" office:value-type="date" office:date-value="2014-10-11" calcext:value-type="date">
            <text:p>2014-10-1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37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38]; &quot;YYYY-MM-DD&quot;); &quot;',&quot;)" office:value-type="string" office:string-value="'period_start' =&gt; '2014-09-14'," calcext:value-type="string">
            <text:p>'period_start' =&gt; '2014-09-14',</text:p>
          </table:table-cell>
          <table:table-cell table:formula="of:=COM.MICROSOFT.CONCAT(&quot;'period_end' =&gt; '&quot;; TEXT([.B138]; &quot;YYYY-MM-DD&quot;); &quot;',&quot;)" office:value-type="string" office:string-value="'period_end' =&gt; '2014-10-11'," calcext:value-type="string">
            <text:p>'period_end' =&gt; '2014-10-11',</text:p>
          </table:table-cell>
          <table:table-cell table:formula="of:=COM.MICROSOFT.CONCAT(&quot;'year' =&gt; &quot;; [.C138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38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38])" office:value-type="string" office:string-value="'week_in_year' =&gt; 25" calcext:value-type="string">
            <text:p>'week_in_year' =&gt; 25</text:p>
          </table:table-cell>
          <table:table-cell table:formula="of:=COM.MICROSOFT.CONCAT(&quot;[ &quot;; [.H138]; &quot; &quot;; [.I138]; &quot; &quot;; [.J138]; &quot; &quot;; [.K138]; &quot; &quot;; [.L138]; &quot; &quot;; [.M138]; &quot; ],&quot;)" office:value-type="string" office:string-value="[ 'period_start' =&gt; '2014-09-14', 'period_end' =&gt; '2014-10-11', 'year' =&gt; 2014, 'quarter' =&gt; 3, 'period' =&gt; 7, 'week_in_year' =&gt; 25 ]," calcext:value-type="string">
            <text:p>[ 'period_start' =&gt; '2014-09-14', 'period_end' =&gt; '2014-10-11', 'year' =&gt; 2014, 'quarter' =&gt; 3, 'period' =&gt; 7, 'week_in_year' =&gt; 25 ],</text:p>
          </table:table-cell>
        </table:table-row>
        <table:table-row table:style-name="ro1">
          <table:table-cell table:formula="of:=[.B138]+1" office:value-type="date" office:date-value="2014-10-12" calcext:value-type="date">
            <text:p>2014-10-12</text:p>
          </table:table-cell>
          <table:table-cell table:style-name="ce2" office:value-type="date" office:date-value="2014-11-08" calcext:value-type="date">
            <text:p>2014-11-08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38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39]; &quot;YYYY-MM-DD&quot;); &quot;',&quot;)" office:value-type="string" office:string-value="'period_start' =&gt; '2014-10-12'," calcext:value-type="string">
            <text:p>'period_start' =&gt; '2014-10-12',</text:p>
          </table:table-cell>
          <table:table-cell table:formula="of:=COM.MICROSOFT.CONCAT(&quot;'period_end' =&gt; '&quot;; TEXT([.B139]; &quot;YYYY-MM-DD&quot;); &quot;',&quot;)" office:value-type="string" office:string-value="'period_end' =&gt; '2014-11-08'," calcext:value-type="string">
            <text:p>'period_end' =&gt; '2014-11-08',</text:p>
          </table:table-cell>
          <table:table-cell table:formula="of:=COM.MICROSOFT.CONCAT(&quot;'year' =&gt; &quot;; [.C139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3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39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39])" office:value-type="string" office:string-value="'week_in_year' =&gt; 29" calcext:value-type="string">
            <text:p>'week_in_year' =&gt; 29</text:p>
          </table:table-cell>
          <table:table-cell table:formula="of:=COM.MICROSOFT.CONCAT(&quot;[ &quot;; [.H139]; &quot; &quot;; [.I139]; &quot; &quot;; [.J139]; &quot; &quot;; [.K139]; &quot; &quot;; [.L139]; &quot; &quot;; [.M139]; &quot; ],&quot;)" office:value-type="string" office:string-value="[ 'period_start' =&gt; '2014-10-12', 'period_end' =&gt; '2014-11-08', 'year' =&gt; 2014, 'quarter' =&gt; 3, 'period' =&gt; 8, 'week_in_year' =&gt; 29 ]," calcext:value-type="string">
            <text:p>[ 'period_start' =&gt; '2014-10-12', 'period_end' =&gt; '2014-11-08', 'year' =&gt; 2014, 'quarter' =&gt; 3, 'period' =&gt; 8, 'week_in_year' =&gt; 29 ],</text:p>
          </table:table-cell>
        </table:table-row>
        <table:table-row table:style-name="ro1">
          <table:table-cell table:formula="of:=[.B139]+1" office:value-type="date" office:date-value="2014-11-09" calcext:value-type="date">
            <text:p>2014-11-09</text:p>
          </table:table-cell>
          <table:table-cell table:style-name="ce2" office:value-type="date" office:date-value="2014-12-06" calcext:value-type="date">
            <text:p>2014-12-06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39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40]; &quot;YYYY-MM-DD&quot;); &quot;',&quot;)" office:value-type="string" office:string-value="'period_start' =&gt; '2014-11-09'," calcext:value-type="string">
            <text:p>'period_start' =&gt; '2014-11-09',</text:p>
          </table:table-cell>
          <table:table-cell table:formula="of:=COM.MICROSOFT.CONCAT(&quot;'period_end' =&gt; '&quot;; TEXT([.B140]; &quot;YYYY-MM-DD&quot;); &quot;',&quot;)" office:value-type="string" office:string-value="'period_end' =&gt; '2014-12-06'," calcext:value-type="string">
            <text:p>'period_end' =&gt; '2014-12-06',</text:p>
          </table:table-cell>
          <table:table-cell table:formula="of:=COM.MICROSOFT.CONCAT(&quot;'year' =&gt; &quot;; [.C140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4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40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40])" office:value-type="string" office:string-value="'week_in_year' =&gt; 33" calcext:value-type="string">
            <text:p>'week_in_year' =&gt; 33</text:p>
          </table:table-cell>
          <table:table-cell table:formula="of:=COM.MICROSOFT.CONCAT(&quot;[ &quot;; [.H140]; &quot; &quot;; [.I140]; &quot; &quot;; [.J140]; &quot; &quot;; [.K140]; &quot; &quot;; [.L140]; &quot; &quot;; [.M140]; &quot; ],&quot;)" office:value-type="string" office:string-value="[ 'period_start' =&gt; '2014-11-09', 'period_end' =&gt; '2014-12-06', 'year' =&gt; 2014, 'quarter' =&gt; 3, 'period' =&gt; 9, 'week_in_year' =&gt; 33 ]," calcext:value-type="string">
            <text:p>[ 'period_start' =&gt; '2014-11-09', 'period_end' =&gt; '2014-12-06', 'year' =&gt; 2014, 'quarter' =&gt; 3, 'period' =&gt; 9, 'week_in_year' =&gt; 33 ],</text:p>
          </table:table-cell>
        </table:table-row>
        <table:table-row table:style-name="ro1">
          <table:table-cell table:formula="of:=[.B140]+1" office:value-type="date" office:date-value="2014-12-07" calcext:value-type="date">
            <text:p>2014-12-07</text:p>
          </table:table-cell>
          <table:table-cell table:style-name="ce2" office:value-type="date" office:date-value="2015-01-03" calcext:value-type="date">
            <text:p>2015-01-03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40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41]; &quot;YYYY-MM-DD&quot;); &quot;',&quot;)" office:value-type="string" office:string-value="'period_start' =&gt; '2014-12-07'," calcext:value-type="string">
            <text:p>'period_start' =&gt; '2014-12-07',</text:p>
          </table:table-cell>
          <table:table-cell table:formula="of:=COM.MICROSOFT.CONCAT(&quot;'period_end' =&gt; '&quot;; TEXT([.B141]; &quot;YYYY-MM-DD&quot;); &quot;',&quot;)" office:value-type="string" office:string-value="'period_end' =&gt; '2015-01-03'," calcext:value-type="string">
            <text:p>'period_end' =&gt; '2015-01-03',</text:p>
          </table:table-cell>
          <table:table-cell table:formula="of:=COM.MICROSOFT.CONCAT(&quot;'year' =&gt; &quot;; [.C141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4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41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41])" office:value-type="string" office:string-value="'week_in_year' =&gt; 37" calcext:value-type="string">
            <text:p>'week_in_year' =&gt; 37</text:p>
          </table:table-cell>
          <table:table-cell table:formula="of:=COM.MICROSOFT.CONCAT(&quot;[ &quot;; [.H141]; &quot; &quot;; [.I141]; &quot; &quot;; [.J141]; &quot; &quot;; [.K141]; &quot; &quot;; [.L141]; &quot; &quot;; [.M141]; &quot; ],&quot;)" office:value-type="string" office:string-value="[ 'period_start' =&gt; '2014-12-07', 'period_end' =&gt; '2015-01-03', 'year' =&gt; 2014, 'quarter' =&gt; 4, 'period' =&gt; 10, 'week_in_year' =&gt; 37 ]," calcext:value-type="string">
            <text:p>[ 'period_start' =&gt; '2014-12-07', 'period_end' =&gt; '2015-01-03', 'year' =&gt; 2014, 'quarter' =&gt; 4, 'period' =&gt; 10, 'week_in_year' =&gt; 37 ],</text:p>
          </table:table-cell>
        </table:table-row>
        <table:table-row table:style-name="ro1">
          <table:table-cell table:formula="of:=[.B141]+1" office:value-type="date" office:date-value="2015-01-04" calcext:value-type="date">
            <text:p>2015-01-04</text:p>
          </table:table-cell>
          <table:table-cell table:style-name="ce2" office:value-type="date" office:date-value="2015-01-31" calcext:value-type="date">
            <text:p>2015-01-31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41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42]; &quot;YYYY-MM-DD&quot;); &quot;',&quot;)" office:value-type="string" office:string-value="'period_start' =&gt; '2015-01-04'," calcext:value-type="string">
            <text:p>'period_start' =&gt; '2015-01-04',</text:p>
          </table:table-cell>
          <table:table-cell table:formula="of:=COM.MICROSOFT.CONCAT(&quot;'period_end' =&gt; '&quot;; TEXT([.B142]; &quot;YYYY-MM-DD&quot;); &quot;',&quot;)" office:value-type="string" office:string-value="'period_end' =&gt; '2015-01-31'," calcext:value-type="string">
            <text:p>'period_end' =&gt; '2015-01-31',</text:p>
          </table:table-cell>
          <table:table-cell table:formula="of:=COM.MICROSOFT.CONCAT(&quot;'year' =&gt; &quot;; [.C142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4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42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42])" office:value-type="string" office:string-value="'week_in_year' =&gt; 41" calcext:value-type="string">
            <text:p>'week_in_year' =&gt; 41</text:p>
          </table:table-cell>
          <table:table-cell table:formula="of:=COM.MICROSOFT.CONCAT(&quot;[ &quot;; [.H142]; &quot; &quot;; [.I142]; &quot; &quot;; [.J142]; &quot; &quot;; [.K142]; &quot; &quot;; [.L142]; &quot; &quot;; [.M142]; &quot; ],&quot;)" office:value-type="string" office:string-value="[ 'period_start' =&gt; '2015-01-04', 'period_end' =&gt; '2015-01-31', 'year' =&gt; 2014, 'quarter' =&gt; 4, 'period' =&gt; 11, 'week_in_year' =&gt; 41 ]," calcext:value-type="string">
            <text:p>[ 'period_start' =&gt; '2015-01-04', 'period_end' =&gt; '2015-01-31', 'year' =&gt; 2014, 'quarter' =&gt; 4, 'period' =&gt; 11, 'week_in_year' =&gt; 41 ],</text:p>
          </table:table-cell>
        </table:table-row>
        <table:table-row table:style-name="ro1">
          <table:table-cell table:formula="of:=[.B142]+1" office:value-type="date" office:date-value="2015-02-01" calcext:value-type="date">
            <text:p>2015-02-01</text:p>
          </table:table-cell>
          <table:table-cell table:style-name="ce2" office:value-type="date" office:date-value="2015-02-28" calcext:value-type="date">
            <text:p>2015-02-28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42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43]; &quot;YYYY-MM-DD&quot;); &quot;',&quot;)" office:value-type="string" office:string-value="'period_start' =&gt; '2015-02-01'," calcext:value-type="string">
            <text:p>'period_start' =&gt; '2015-02-01',</text:p>
          </table:table-cell>
          <table:table-cell table:formula="of:=COM.MICROSOFT.CONCAT(&quot;'period_end' =&gt; '&quot;; TEXT([.B143]; &quot;YYYY-MM-DD&quot;); &quot;',&quot;)" office:value-type="string" office:string-value="'period_end' =&gt; '2015-02-28'," calcext:value-type="string">
            <text:p>'period_end' =&gt; '2015-02-28',</text:p>
          </table:table-cell>
          <table:table-cell table:formula="of:=COM.MICROSOFT.CONCAT(&quot;'year' =&gt; &quot;; [.C143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4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43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43])" office:value-type="string" office:string-value="'week_in_year' =&gt; 45" calcext:value-type="string">
            <text:p>'week_in_year' =&gt; 45</text:p>
          </table:table-cell>
          <table:table-cell table:formula="of:=COM.MICROSOFT.CONCAT(&quot;[ &quot;; [.H143]; &quot; &quot;; [.I143]; &quot; &quot;; [.J143]; &quot; &quot;; [.K143]; &quot; &quot;; [.L143]; &quot; &quot;; [.M143]; &quot; ],&quot;)" office:value-type="string" office:string-value="[ 'period_start' =&gt; '2015-02-01', 'period_end' =&gt; '2015-02-28', 'year' =&gt; 2014, 'quarter' =&gt; 4, 'period' =&gt; 12, 'week_in_year' =&gt; 45 ]," calcext:value-type="string">
            <text:p>[ 'period_start' =&gt; '2015-02-01', 'period_end' =&gt; '2015-02-28', 'year' =&gt; 2014, 'quarter' =&gt; 4, 'period' =&gt; 12, 'week_in_year' =&gt; 45 ],</text:p>
          </table:table-cell>
        </table:table-row>
        <table:table-row table:style-name="ro1">
          <table:table-cell table:formula="of:=[.B143]+1" office:value-type="date" office:date-value="2015-03-01" calcext:value-type="date">
            <text:p>2015-03-01</text:p>
          </table:table-cell>
          <table:table-cell table:style-name="ce2" office:value-type="date" office:date-value="2015-03-31" calcext:value-type="date">
            <text:p>2015-03-31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43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44]; &quot;YYYY-MM-DD&quot;); &quot;',&quot;)" office:value-type="string" office:string-value="'period_start' =&gt; '2015-03-01'," calcext:value-type="string">
            <text:p>'period_start' =&gt; '2015-03-01',</text:p>
          </table:table-cell>
          <table:table-cell table:formula="of:=COM.MICROSOFT.CONCAT(&quot;'period_end' =&gt; '&quot;; TEXT([.B144]; &quot;YYYY-MM-DD&quot;); &quot;',&quot;)" office:value-type="string" office:string-value="'period_end' =&gt; '2015-03-31'," calcext:value-type="string">
            <text:p>'period_end' =&gt; '2015-03-31',</text:p>
          </table:table-cell>
          <table:table-cell table:formula="of:=COM.MICROSOFT.CONCAT(&quot;'year' =&gt; &quot;; [.C144]; &quot;,&quot;)" office:value-type="string" office:string-value="'year' =&gt; 2014," calcext:value-type="string">
            <text:p>'year' =&gt; 2014,</text:p>
          </table:table-cell>
          <table:table-cell table:formula="of:=COM.MICROSOFT.CONCAT(&quot;'quarter' =&gt; &quot;; [.D14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44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44])" office:value-type="string" office:string-value="'week_in_year' =&gt; 49" calcext:value-type="string">
            <text:p>'week_in_year' =&gt; 49</text:p>
          </table:table-cell>
          <table:table-cell table:formula="of:=COM.MICROSOFT.CONCAT(&quot;[ &quot;; [.H144]; &quot; &quot;; [.I144]; &quot; &quot;; [.J144]; &quot; &quot;; [.K144]; &quot; &quot;; [.L144]; &quot; &quot;; [.M144]; &quot; ],&quot;)" office:value-type="string" office:string-value="[ 'period_start' =&gt; '2015-03-01', 'period_end' =&gt; '2015-03-31', 'year' =&gt; 2014, 'quarter' =&gt; 4, 'period' =&gt; 13, 'week_in_year' =&gt; 49 ]," calcext:value-type="string">
            <text:p>[ 'period_start' =&gt; '2015-03-01', 'period_end' =&gt; '2015-03-31', 'year' =&gt; 2014, 'quarter' =&gt; 4, 'period' =&gt; 13, 'week_in_year' =&gt; 49 ],</text:p>
          </table:table-cell>
        </table:table-row>
        <table:table-row table:style-name="ro1">
          <table:table-cell table:formula="of:=[.B144]+1" office:value-type="date" office:date-value="2015-04-01" calcext:value-type="date">
            <text:p>2015-04-01</text:p>
          </table:table-cell>
          <table:table-cell table:style-name="ce2" office:value-type="date" office:date-value="2015-05-02" calcext:value-type="date">
            <text:p>2015-05-02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45]; &quot;YYYY-MM-DD&quot;); &quot;',&quot;)" office:value-type="string" office:string-value="'period_start' =&gt; '2015-04-01'," calcext:value-type="string">
            <text:p>'period_start' =&gt; '2015-04-01',</text:p>
          </table:table-cell>
          <table:table-cell table:formula="of:=COM.MICROSOFT.CONCAT(&quot;'period_end' =&gt; '&quot;; TEXT([.B145]; &quot;YYYY-MM-DD&quot;); &quot;',&quot;)" office:value-type="string" office:string-value="'period_end' =&gt; '2015-05-02'," calcext:value-type="string">
            <text:p>'period_end' =&gt; '2015-05-02',</text:p>
          </table:table-cell>
          <table:table-cell table:formula="of:=COM.MICROSOFT.CONCAT(&quot;'year' =&gt; &quot;; [.C145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4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45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45])" office:value-type="string" office:string-value="'week_in_year' =&gt; 1" calcext:value-type="string">
            <text:p>'week_in_year' =&gt; 1</text:p>
          </table:table-cell>
          <table:table-cell table:formula="of:=COM.MICROSOFT.CONCAT(&quot;[ &quot;; [.H145]; &quot; &quot;; [.I145]; &quot; &quot;; [.J145]; &quot; &quot;; [.K145]; &quot; &quot;; [.L145]; &quot; &quot;; [.M145]; &quot; ],&quot;)" office:value-type="string" office:string-value="[ 'period_start' =&gt; '2015-04-01', 'period_end' =&gt; '2015-05-02', 'year' =&gt; 2015, 'quarter' =&gt; 1, 'period' =&gt; 1, 'week_in_year' =&gt; 1 ]," calcext:value-type="string">
            <text:p>[ 'period_start' =&gt; '2015-04-01', 'period_end' =&gt; '2015-05-02', 'year' =&gt; 2015, 'quarter' =&gt; 1, 'period' =&gt; 1, 'week_in_year' =&gt; 1 ],</text:p>
          </table:table-cell>
        </table:table-row>
        <table:table-row table:style-name="ro1">
          <table:table-cell table:formula="of:=[.B145]+1" office:value-type="date" office:date-value="2015-05-03" calcext:value-type="date">
            <text:p>2015-05-03</text:p>
          </table:table-cell>
          <table:table-cell table:style-name="ce2" office:value-type="date" office:date-value="2015-05-30" calcext:value-type="date">
            <text:p>2015-05-3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46]; &quot;YYYY-MM-DD&quot;); &quot;',&quot;)" office:value-type="string" office:string-value="'period_start' =&gt; '2015-05-03'," calcext:value-type="string">
            <text:p>'period_start' =&gt; '2015-05-03',</text:p>
          </table:table-cell>
          <table:table-cell table:formula="of:=COM.MICROSOFT.CONCAT(&quot;'period_end' =&gt; '&quot;; TEXT([.B146]; &quot;YYYY-MM-DD&quot;); &quot;',&quot;)" office:value-type="string" office:string-value="'period_end' =&gt; '2015-05-30'," calcext:value-type="string">
            <text:p>'period_end' =&gt; '2015-05-30',</text:p>
          </table:table-cell>
          <table:table-cell table:formula="of:=COM.MICROSOFT.CONCAT(&quot;'year' =&gt; &quot;; [.C146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4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46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46])" office:value-type="string" office:string-value="'week_in_year' =&gt; 5" calcext:value-type="string">
            <text:p>'week_in_year' =&gt; 5</text:p>
          </table:table-cell>
          <table:table-cell table:formula="of:=COM.MICROSOFT.CONCAT(&quot;[ &quot;; [.H146]; &quot; &quot;; [.I146]; &quot; &quot;; [.J146]; &quot; &quot;; [.K146]; &quot; &quot;; [.L146]; &quot; &quot;; [.M146]; &quot; ],&quot;)" office:value-type="string" office:string-value="[ 'period_start' =&gt; '2015-05-03', 'period_end' =&gt; '2015-05-30', 'year' =&gt; 2015, 'quarter' =&gt; 1, 'period' =&gt; 2, 'week_in_year' =&gt; 5 ]," calcext:value-type="string">
            <text:p>[ 'period_start' =&gt; '2015-05-03', 'period_end' =&gt; '2015-05-30', 'year' =&gt; 2015, 'quarter' =&gt; 1, 'period' =&gt; 2, 'week_in_year' =&gt; 5 ],</text:p>
          </table:table-cell>
        </table:table-row>
        <table:table-row table:style-name="ro1">
          <table:table-cell table:formula="of:=[.B146]+1" office:value-type="date" office:date-value="2015-05-31" calcext:value-type="date">
            <text:p>2015-05-31</text:p>
          </table:table-cell>
          <table:table-cell table:style-name="ce2" office:value-type="date" office:date-value="2015-06-27" calcext:value-type="date">
            <text:p>2015-06-27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47]; &quot;YYYY-MM-DD&quot;); &quot;',&quot;)" office:value-type="string" office:string-value="'period_start' =&gt; '2015-05-31'," calcext:value-type="string">
            <text:p>'period_start' =&gt; '2015-05-31',</text:p>
          </table:table-cell>
          <table:table-cell table:formula="of:=COM.MICROSOFT.CONCAT(&quot;'period_end' =&gt; '&quot;; TEXT([.B147]; &quot;YYYY-MM-DD&quot;); &quot;',&quot;)" office:value-type="string" office:string-value="'period_end' =&gt; '2015-06-27'," calcext:value-type="string">
            <text:p>'period_end' =&gt; '2015-06-27',</text:p>
          </table:table-cell>
          <table:table-cell table:formula="of:=COM.MICROSOFT.CONCAT(&quot;'year' =&gt; &quot;; [.C147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4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47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47])" office:value-type="string" office:string-value="'week_in_year' =&gt; 9" calcext:value-type="string">
            <text:p>'week_in_year' =&gt; 9</text:p>
          </table:table-cell>
          <table:table-cell table:formula="of:=COM.MICROSOFT.CONCAT(&quot;[ &quot;; [.H147]; &quot; &quot;; [.I147]; &quot; &quot;; [.J147]; &quot; &quot;; [.K147]; &quot; &quot;; [.L147]; &quot; &quot;; [.M147]; &quot; ],&quot;)" office:value-type="string" office:string-value="[ 'period_start' =&gt; '2015-05-31', 'period_end' =&gt; '2015-06-27', 'year' =&gt; 2015, 'quarter' =&gt; 1, 'period' =&gt; 3, 'week_in_year' =&gt; 9 ]," calcext:value-type="string">
            <text:p>[ 'period_start' =&gt; '2015-05-31', 'period_end' =&gt; '2015-06-27', 'year' =&gt; 2015, 'quarter' =&gt; 1, 'period' =&gt; 3, 'week_in_year' =&gt; 9 ],</text:p>
          </table:table-cell>
        </table:table-row>
        <table:table-row table:style-name="ro1">
          <table:table-cell table:formula="of:=[.B147]+1" office:value-type="date" office:date-value="2015-06-28" calcext:value-type="date">
            <text:p>2015-06-28</text:p>
          </table:table-cell>
          <table:table-cell table:style-name="ce2" office:value-type="date" office:date-value="2015-07-25" calcext:value-type="date">
            <text:p>2015-07-25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48]; &quot;YYYY-MM-DD&quot;); &quot;',&quot;)" office:value-type="string" office:string-value="'period_start' =&gt; '2015-06-28'," calcext:value-type="string">
            <text:p>'period_start' =&gt; '2015-06-28',</text:p>
          </table:table-cell>
          <table:table-cell table:formula="of:=COM.MICROSOFT.CONCAT(&quot;'period_end' =&gt; '&quot;; TEXT([.B148]; &quot;YYYY-MM-DD&quot;); &quot;',&quot;)" office:value-type="string" office:string-value="'period_end' =&gt; '2015-07-25'," calcext:value-type="string">
            <text:p>'period_end' =&gt; '2015-07-25',</text:p>
          </table:table-cell>
          <table:table-cell table:formula="of:=COM.MICROSOFT.CONCAT(&quot;'year' =&gt; &quot;; [.C148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4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48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48])" office:value-type="string" office:string-value="'week_in_year' =&gt; 13" calcext:value-type="string">
            <text:p>'week_in_year' =&gt; 13</text:p>
          </table:table-cell>
          <table:table-cell table:formula="of:=COM.MICROSOFT.CONCAT(&quot;[ &quot;; [.H148]; &quot; &quot;; [.I148]; &quot; &quot;; [.J148]; &quot; &quot;; [.K148]; &quot; &quot;; [.L148]; &quot; &quot;; [.M148]; &quot; ],&quot;)" office:value-type="string" office:string-value="[ 'period_start' =&gt; '2015-06-28', 'period_end' =&gt; '2015-07-25', 'year' =&gt; 2015, 'quarter' =&gt; 2, 'period' =&gt; 4, 'week_in_year' =&gt; 13 ]," calcext:value-type="string">
            <text:p>[ 'period_start' =&gt; '2015-06-28', 'period_end' =&gt; '2015-07-25', 'year' =&gt; 2015, 'quarter' =&gt; 2, 'period' =&gt; 4, 'week_in_year' =&gt; 13 ],</text:p>
          </table:table-cell>
        </table:table-row>
        <table:table-row table:style-name="ro1">
          <table:table-cell table:formula="of:=[.B148]+1" office:value-type="date" office:date-value="2015-07-26" calcext:value-type="date">
            <text:p>2015-07-26</text:p>
          </table:table-cell>
          <table:table-cell table:style-name="ce2" office:value-type="date" office:date-value="2015-08-22" calcext:value-type="date">
            <text:p>2015-08-2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48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49]; &quot;YYYY-MM-DD&quot;); &quot;',&quot;)" office:value-type="string" office:string-value="'period_start' =&gt; '2015-07-26'," calcext:value-type="string">
            <text:p>'period_start' =&gt; '2015-07-26',</text:p>
          </table:table-cell>
          <table:table-cell table:formula="of:=COM.MICROSOFT.CONCAT(&quot;'period_end' =&gt; '&quot;; TEXT([.B149]; &quot;YYYY-MM-DD&quot;); &quot;',&quot;)" office:value-type="string" office:string-value="'period_end' =&gt; '2015-08-22'," calcext:value-type="string">
            <text:p>'period_end' =&gt; '2015-08-22',</text:p>
          </table:table-cell>
          <table:table-cell table:formula="of:=COM.MICROSOFT.CONCAT(&quot;'year' =&gt; &quot;; [.C149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4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49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49])" office:value-type="string" office:string-value="'week_in_year' =&gt; 17" calcext:value-type="string">
            <text:p>'week_in_year' =&gt; 17</text:p>
          </table:table-cell>
          <table:table-cell table:formula="of:=COM.MICROSOFT.CONCAT(&quot;[ &quot;; [.H149]; &quot; &quot;; [.I149]; &quot; &quot;; [.J149]; &quot; &quot;; [.K149]; &quot; &quot;; [.L149]; &quot; &quot;; [.M149]; &quot; ],&quot;)" office:value-type="string" office:string-value="[ 'period_start' =&gt; '2015-07-26', 'period_end' =&gt; '2015-08-22', 'year' =&gt; 2015, 'quarter' =&gt; 2, 'period' =&gt; 5, 'week_in_year' =&gt; 17 ]," calcext:value-type="string">
            <text:p>[ 'period_start' =&gt; '2015-07-26', 'period_end' =&gt; '2015-08-22', 'year' =&gt; 2015, 'quarter' =&gt; 2, 'period' =&gt; 5, 'week_in_year' =&gt; 17 ],</text:p>
          </table:table-cell>
        </table:table-row>
        <table:table-row table:style-name="ro1">
          <table:table-cell table:formula="of:=[.B149]+1" office:value-type="date" office:date-value="2015-08-23" calcext:value-type="date">
            <text:p>2015-08-23</text:p>
          </table:table-cell>
          <table:table-cell table:style-name="ce2" office:value-type="date" office:date-value="2015-09-19" calcext:value-type="date">
            <text:p>2015-09-1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49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50]; &quot;YYYY-MM-DD&quot;); &quot;',&quot;)" office:value-type="string" office:string-value="'period_start' =&gt; '2015-08-23'," calcext:value-type="string">
            <text:p>'period_start' =&gt; '2015-08-23',</text:p>
          </table:table-cell>
          <table:table-cell table:formula="of:=COM.MICROSOFT.CONCAT(&quot;'period_end' =&gt; '&quot;; TEXT([.B150]; &quot;YYYY-MM-DD&quot;); &quot;',&quot;)" office:value-type="string" office:string-value="'period_end' =&gt; '2015-09-19'," calcext:value-type="string">
            <text:p>'period_end' =&gt; '2015-09-19',</text:p>
          </table:table-cell>
          <table:table-cell table:formula="of:=COM.MICROSOFT.CONCAT(&quot;'year' =&gt; &quot;; [.C150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50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50])" office:value-type="string" office:string-value="'week_in_year' =&gt; 21" calcext:value-type="string">
            <text:p>'week_in_year' =&gt; 21</text:p>
          </table:table-cell>
          <table:table-cell table:formula="of:=COM.MICROSOFT.CONCAT(&quot;[ &quot;; [.H150]; &quot; &quot;; [.I150]; &quot; &quot;; [.J150]; &quot; &quot;; [.K150]; &quot; &quot;; [.L150]; &quot; &quot;; [.M150]; &quot; ],&quot;)" office:value-type="string" office:string-value="[ 'period_start' =&gt; '2015-08-23', 'period_end' =&gt; '2015-09-19', 'year' =&gt; 2015, 'quarter' =&gt; 2, 'period' =&gt; 6, 'week_in_year' =&gt; 21 ]," calcext:value-type="string">
            <text:p>[ 'period_start' =&gt; '2015-08-23', 'period_end' =&gt; '2015-09-19', 'year' =&gt; 2015, 'quarter' =&gt; 2, 'period' =&gt; 6, 'week_in_year' =&gt; 21 ],</text:p>
          </table:table-cell>
        </table:table-row>
        <table:table-row table:style-name="ro1">
          <table:table-cell table:formula="of:=[.B150]+1" office:value-type="date" office:date-value="2015-09-20" calcext:value-type="date">
            <text:p>2015-09-20</text:p>
          </table:table-cell>
          <table:table-cell table:style-name="ce2" office:value-type="date" office:date-value="2015-10-17" calcext:value-type="date">
            <text:p>2015-10-17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50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51]; &quot;YYYY-MM-DD&quot;); &quot;',&quot;)" office:value-type="string" office:string-value="'period_start' =&gt; '2015-09-20'," calcext:value-type="string">
            <text:p>'period_start' =&gt; '2015-09-20',</text:p>
          </table:table-cell>
          <table:table-cell table:formula="of:=COM.MICROSOFT.CONCAT(&quot;'period_end' =&gt; '&quot;; TEXT([.B151]; &quot;YYYY-MM-DD&quot;); &quot;',&quot;)" office:value-type="string" office:string-value="'period_end' =&gt; '2015-10-17'," calcext:value-type="string">
            <text:p>'period_end' =&gt; '2015-10-17',</text:p>
          </table:table-cell>
          <table:table-cell table:formula="of:=COM.MICROSOFT.CONCAT(&quot;'year' =&gt; &quot;; [.C151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51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51])" office:value-type="string" office:string-value="'week_in_year' =&gt; 25" calcext:value-type="string">
            <text:p>'week_in_year' =&gt; 25</text:p>
          </table:table-cell>
          <table:table-cell table:formula="of:=COM.MICROSOFT.CONCAT(&quot;[ &quot;; [.H151]; &quot; &quot;; [.I151]; &quot; &quot;; [.J151]; &quot; &quot;; [.K151]; &quot; &quot;; [.L151]; &quot; &quot;; [.M151]; &quot; ],&quot;)" office:value-type="string" office:string-value="[ 'period_start' =&gt; '2015-09-20', 'period_end' =&gt; '2015-10-17', 'year' =&gt; 2015, 'quarter' =&gt; 3, 'period' =&gt; 7, 'week_in_year' =&gt; 25 ]," calcext:value-type="string">
            <text:p>[ 'period_start' =&gt; '2015-09-20', 'period_end' =&gt; '2015-10-17', 'year' =&gt; 2015, 'quarter' =&gt; 3, 'period' =&gt; 7, 'week_in_year' =&gt; 25 ],</text:p>
          </table:table-cell>
        </table:table-row>
        <table:table-row table:style-name="ro1">
          <table:table-cell table:formula="of:=[.B151]+1" office:value-type="date" office:date-value="2015-10-18" calcext:value-type="date">
            <text:p>2015-10-18</text:p>
          </table:table-cell>
          <table:table-cell table:style-name="ce2" office:value-type="date" office:date-value="2015-11-14" calcext:value-type="date">
            <text:p>2015-11-14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51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52]; &quot;YYYY-MM-DD&quot;); &quot;',&quot;)" office:value-type="string" office:string-value="'period_start' =&gt; '2015-10-18'," calcext:value-type="string">
            <text:p>'period_start' =&gt; '2015-10-18',</text:p>
          </table:table-cell>
          <table:table-cell table:formula="of:=COM.MICROSOFT.CONCAT(&quot;'period_end' =&gt; '&quot;; TEXT([.B152]; &quot;YYYY-MM-DD&quot;); &quot;',&quot;)" office:value-type="string" office:string-value="'period_end' =&gt; '2015-11-14'," calcext:value-type="string">
            <text:p>'period_end' =&gt; '2015-11-14',</text:p>
          </table:table-cell>
          <table:table-cell table:formula="of:=COM.MICROSOFT.CONCAT(&quot;'year' =&gt; &quot;; [.C152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52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52])" office:value-type="string" office:string-value="'week_in_year' =&gt; 29" calcext:value-type="string">
            <text:p>'week_in_year' =&gt; 29</text:p>
          </table:table-cell>
          <table:table-cell table:formula="of:=COM.MICROSOFT.CONCAT(&quot;[ &quot;; [.H152]; &quot; &quot;; [.I152]; &quot; &quot;; [.J152]; &quot; &quot;; [.K152]; &quot; &quot;; [.L152]; &quot; &quot;; [.M152]; &quot; ],&quot;)" office:value-type="string" office:string-value="[ 'period_start' =&gt; '2015-10-18', 'period_end' =&gt; '2015-11-14', 'year' =&gt; 2015, 'quarter' =&gt; 3, 'period' =&gt; 8, 'week_in_year' =&gt; 29 ]," calcext:value-type="string">
            <text:p>[ 'period_start' =&gt; '2015-10-18', 'period_end' =&gt; '2015-11-14', 'year' =&gt; 2015, 'quarter' =&gt; 3, 'period' =&gt; 8, 'week_in_year' =&gt; 29 ],</text:p>
          </table:table-cell>
        </table:table-row>
        <table:table-row table:style-name="ro1">
          <table:table-cell table:formula="of:=[.B152]+1" office:value-type="date" office:date-value="2015-11-15" calcext:value-type="date">
            <text:p>2015-11-15</text:p>
          </table:table-cell>
          <table:table-cell table:style-name="ce2" office:value-type="date" office:date-value="2015-12-12" calcext:value-type="date">
            <text:p>2015-12-1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52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53]; &quot;YYYY-MM-DD&quot;); &quot;',&quot;)" office:value-type="string" office:string-value="'period_start' =&gt; '2015-11-15'," calcext:value-type="string">
            <text:p>'period_start' =&gt; '2015-11-15',</text:p>
          </table:table-cell>
          <table:table-cell table:formula="of:=COM.MICROSOFT.CONCAT(&quot;'period_end' =&gt; '&quot;; TEXT([.B153]; &quot;YYYY-MM-DD&quot;); &quot;',&quot;)" office:value-type="string" office:string-value="'period_end' =&gt; '2015-12-12'," calcext:value-type="string">
            <text:p>'period_end' =&gt; '2015-12-12',</text:p>
          </table:table-cell>
          <table:table-cell table:formula="of:=COM.MICROSOFT.CONCAT(&quot;'year' =&gt; &quot;; [.C153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53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53])" office:value-type="string" office:string-value="'week_in_year' =&gt; 33" calcext:value-type="string">
            <text:p>'week_in_year' =&gt; 33</text:p>
          </table:table-cell>
          <table:table-cell table:formula="of:=COM.MICROSOFT.CONCAT(&quot;[ &quot;; [.H153]; &quot; &quot;; [.I153]; &quot; &quot;; [.J153]; &quot; &quot;; [.K153]; &quot; &quot;; [.L153]; &quot; &quot;; [.M153]; &quot; ],&quot;)" office:value-type="string" office:string-value="[ 'period_start' =&gt; '2015-11-15', 'period_end' =&gt; '2015-12-12', 'year' =&gt; 2015, 'quarter' =&gt; 3, 'period' =&gt; 9, 'week_in_year' =&gt; 33 ]," calcext:value-type="string">
            <text:p>[ 'period_start' =&gt; '2015-11-15', 'period_end' =&gt; '2015-12-12', 'year' =&gt; 2015, 'quarter' =&gt; 3, 'period' =&gt; 9, 'week_in_year' =&gt; 33 ],</text:p>
          </table:table-cell>
        </table:table-row>
        <table:table-row table:style-name="ro1">
          <table:table-cell table:formula="of:=[.B153]+1" office:value-type="date" office:date-value="2015-12-13" calcext:value-type="date">
            <text:p>2015-12-13</text:p>
          </table:table-cell>
          <table:table-cell table:style-name="ce2" office:value-type="date" office:date-value="2016-01-09" calcext:value-type="date">
            <text:p>2016-01-09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53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54]; &quot;YYYY-MM-DD&quot;); &quot;',&quot;)" office:value-type="string" office:string-value="'period_start' =&gt; '2015-12-13'," calcext:value-type="string">
            <text:p>'period_start' =&gt; '2015-12-13',</text:p>
          </table:table-cell>
          <table:table-cell table:formula="of:=COM.MICROSOFT.CONCAT(&quot;'period_end' =&gt; '&quot;; TEXT([.B154]; &quot;YYYY-MM-DD&quot;); &quot;',&quot;)" office:value-type="string" office:string-value="'period_end' =&gt; '2016-01-09'," calcext:value-type="string">
            <text:p>'period_end' =&gt; '2016-01-09',</text:p>
          </table:table-cell>
          <table:table-cell table:formula="of:=COM.MICROSOFT.CONCAT(&quot;'year' =&gt; &quot;; [.C154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54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54])" office:value-type="string" office:string-value="'week_in_year' =&gt; 37" calcext:value-type="string">
            <text:p>'week_in_year' =&gt; 37</text:p>
          </table:table-cell>
          <table:table-cell table:formula="of:=COM.MICROSOFT.CONCAT(&quot;[ &quot;; [.H154]; &quot; &quot;; [.I154]; &quot; &quot;; [.J154]; &quot; &quot;; [.K154]; &quot; &quot;; [.L154]; &quot; &quot;; [.M154]; &quot; ],&quot;)" office:value-type="string" office:string-value="[ 'period_start' =&gt; '2015-12-13', 'period_end' =&gt; '2016-01-09', 'year' =&gt; 2015, 'quarter' =&gt; 4, 'period' =&gt; 10, 'week_in_year' =&gt; 37 ]," calcext:value-type="string">
            <text:p>[ 'period_start' =&gt; '2015-12-13', 'period_end' =&gt; '2016-01-09', 'year' =&gt; 2015, 'quarter' =&gt; 4, 'period' =&gt; 10, 'week_in_year' =&gt; 37 ],</text:p>
          </table:table-cell>
        </table:table-row>
        <table:table-row table:style-name="ro1">
          <table:table-cell table:formula="of:=[.B154]+1" office:value-type="date" office:date-value="2016-01-10" calcext:value-type="date">
            <text:p>2016-01-10</text:p>
          </table:table-cell>
          <table:table-cell table:style-name="ce2" office:value-type="date" office:date-value="2016-02-06" calcext:value-type="date">
            <text:p>2016-02-06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54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55]; &quot;YYYY-MM-DD&quot;); &quot;',&quot;)" office:value-type="string" office:string-value="'period_start' =&gt; '2016-01-10'," calcext:value-type="string">
            <text:p>'period_start' =&gt; '2016-01-10',</text:p>
          </table:table-cell>
          <table:table-cell table:formula="of:=COM.MICROSOFT.CONCAT(&quot;'period_end' =&gt; '&quot;; TEXT([.B155]; &quot;YYYY-MM-DD&quot;); &quot;',&quot;)" office:value-type="string" office:string-value="'period_end' =&gt; '2016-02-06'," calcext:value-type="string">
            <text:p>'period_end' =&gt; '2016-02-06',</text:p>
          </table:table-cell>
          <table:table-cell table:formula="of:=COM.MICROSOFT.CONCAT(&quot;'year' =&gt; &quot;; [.C155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55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55])" office:value-type="string" office:string-value="'week_in_year' =&gt; 41" calcext:value-type="string">
            <text:p>'week_in_year' =&gt; 41</text:p>
          </table:table-cell>
          <table:table-cell table:formula="of:=COM.MICROSOFT.CONCAT(&quot;[ &quot;; [.H155]; &quot; &quot;; [.I155]; &quot; &quot;; [.J155]; &quot; &quot;; [.K155]; &quot; &quot;; [.L155]; &quot; &quot;; [.M155]; &quot; ],&quot;)" office:value-type="string" office:string-value="[ 'period_start' =&gt; '2016-01-10', 'period_end' =&gt; '2016-02-06', 'year' =&gt; 2015, 'quarter' =&gt; 4, 'period' =&gt; 11, 'week_in_year' =&gt; 41 ]," calcext:value-type="string">
            <text:p>[ 'period_start' =&gt; '2016-01-10', 'period_end' =&gt; '2016-02-06', 'year' =&gt; 2015, 'quarter' =&gt; 4, 'period' =&gt; 11, 'week_in_year' =&gt; 41 ],</text:p>
          </table:table-cell>
        </table:table-row>
        <table:table-row table:style-name="ro1">
          <table:table-cell table:formula="of:=[.B155]+1" office:value-type="date" office:date-value="2016-02-07" calcext:value-type="date">
            <text:p>2016-02-07</text:p>
          </table:table-cell>
          <table:table-cell table:style-name="ce2" office:value-type="date" office:date-value="2016-03-05" calcext:value-type="date">
            <text:p>2016-03-05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55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56]; &quot;YYYY-MM-DD&quot;); &quot;',&quot;)" office:value-type="string" office:string-value="'period_start' =&gt; '2016-02-07'," calcext:value-type="string">
            <text:p>'period_start' =&gt; '2016-02-07',</text:p>
          </table:table-cell>
          <table:table-cell table:formula="of:=COM.MICROSOFT.CONCAT(&quot;'period_end' =&gt; '&quot;; TEXT([.B156]; &quot;YYYY-MM-DD&quot;); &quot;',&quot;)" office:value-type="string" office:string-value="'period_end' =&gt; '2016-03-05'," calcext:value-type="string">
            <text:p>'period_end' =&gt; '2016-03-05',</text:p>
          </table:table-cell>
          <table:table-cell table:formula="of:=COM.MICROSOFT.CONCAT(&quot;'year' =&gt; &quot;; [.C156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56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56])" office:value-type="string" office:string-value="'week_in_year' =&gt; 45" calcext:value-type="string">
            <text:p>'week_in_year' =&gt; 45</text:p>
          </table:table-cell>
          <table:table-cell table:formula="of:=COM.MICROSOFT.CONCAT(&quot;[ &quot;; [.H156]; &quot; &quot;; [.I156]; &quot; &quot;; [.J156]; &quot; &quot;; [.K156]; &quot; &quot;; [.L156]; &quot; &quot;; [.M156]; &quot; ],&quot;)" office:value-type="string" office:string-value="[ 'period_start' =&gt; '2016-02-07', 'period_end' =&gt; '2016-03-05', 'year' =&gt; 2015, 'quarter' =&gt; 4, 'period' =&gt; 12, 'week_in_year' =&gt; 45 ]," calcext:value-type="string">
            <text:p>[ 'period_start' =&gt; '2016-02-07', 'period_end' =&gt; '2016-03-05', 'year' =&gt; 2015, 'quarter' =&gt; 4, 'period' =&gt; 12, 'week_in_year' =&gt; 45 ],</text:p>
          </table:table-cell>
        </table:table-row>
        <table:table-row table:style-name="ro1">
          <table:table-cell table:formula="of:=[.B156]+1" office:value-type="date" office:date-value="2016-03-06" calcext:value-type="date">
            <text:p>2016-03-06</text:p>
          </table:table-cell>
          <table:table-cell table:style-name="ce2" office:value-type="date" office:date-value="2016-03-31" calcext:value-type="date">
            <text:p>2016-03-31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56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57]; &quot;YYYY-MM-DD&quot;); &quot;',&quot;)" office:value-type="string" office:string-value="'period_start' =&gt; '2016-03-06'," calcext:value-type="string">
            <text:p>'period_start' =&gt; '2016-03-06',</text:p>
          </table:table-cell>
          <table:table-cell table:formula="of:=COM.MICROSOFT.CONCAT(&quot;'period_end' =&gt; '&quot;; TEXT([.B157]; &quot;YYYY-MM-DD&quot;); &quot;',&quot;)" office:value-type="string" office:string-value="'period_end' =&gt; '2016-03-31'," calcext:value-type="string">
            <text:p>'period_end' =&gt; '2016-03-31',</text:p>
          </table:table-cell>
          <table:table-cell table:formula="of:=COM.MICROSOFT.CONCAT(&quot;'year' =&gt; &quot;; [.C157]; &quot;,&quot;)" office:value-type="string" office:string-value="'year' =&gt; 2015," calcext:value-type="string">
            <text:p>'year' =&gt; 2015,</text:p>
          </table:table-cell>
          <table:table-cell table:formula="of:=COM.MICROSOFT.CONCAT(&quot;'quarter' =&gt; &quot;; [.D15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57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57])" office:value-type="string" office:string-value="'week_in_year' =&gt; 49" calcext:value-type="string">
            <text:p>'week_in_year' =&gt; 49</text:p>
          </table:table-cell>
          <table:table-cell table:formula="of:=COM.MICROSOFT.CONCAT(&quot;[ &quot;; [.H157]; &quot; &quot;; [.I157]; &quot; &quot;; [.J157]; &quot; &quot;; [.K157]; &quot; &quot;; [.L157]; &quot; &quot;; [.M157]; &quot; ],&quot;)" office:value-type="string" office:string-value="[ 'period_start' =&gt; '2016-03-06', 'period_end' =&gt; '2016-03-31', 'year' =&gt; 2015, 'quarter' =&gt; 4, 'period' =&gt; 13, 'week_in_year' =&gt; 49 ]," calcext:value-type="string">
            <text:p>[ 'period_start' =&gt; '2016-03-06', 'period_end' =&gt; '2016-03-31', 'year' =&gt; 2015, 'quarter' =&gt; 4, 'period' =&gt; 13, 'week_in_year' =&gt; 49 ],</text:p>
          </table:table-cell>
        </table:table-row>
        <table:table-row table:style-name="ro1">
          <table:table-cell table:formula="of:=[.B157]+1" office:value-type="date" office:date-value="2016-04-01" calcext:value-type="date">
            <text:p>2016-04-01</text:p>
          </table:table-cell>
          <table:table-cell table:style-name="ce2" office:value-type="date" office:date-value="2016-04-30" calcext:value-type="date">
            <text:p>2016-04-3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58]; &quot;YYYY-MM-DD&quot;); &quot;',&quot;)" office:value-type="string" office:string-value="'period_start' =&gt; '2016-04-01'," calcext:value-type="string">
            <text:p>'period_start' =&gt; '2016-04-01',</text:p>
          </table:table-cell>
          <table:table-cell table:formula="of:=COM.MICROSOFT.CONCAT(&quot;'period_end' =&gt; '&quot;; TEXT([.B158]; &quot;YYYY-MM-DD&quot;); &quot;',&quot;)" office:value-type="string" office:string-value="'period_end' =&gt; '2016-04-30'," calcext:value-type="string">
            <text:p>'period_end' =&gt; '2016-04-30',</text:p>
          </table:table-cell>
          <table:table-cell table:formula="of:=COM.MICROSOFT.CONCAT(&quot;'year' =&gt; &quot;; [.C158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5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58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58])" office:value-type="string" office:string-value="'week_in_year' =&gt; 1" calcext:value-type="string">
            <text:p>'week_in_year' =&gt; 1</text:p>
          </table:table-cell>
          <table:table-cell table:formula="of:=COM.MICROSOFT.CONCAT(&quot;[ &quot;; [.H158]; &quot; &quot;; [.I158]; &quot; &quot;; [.J158]; &quot; &quot;; [.K158]; &quot; &quot;; [.L158]; &quot; &quot;; [.M158]; &quot; ],&quot;)" office:value-type="string" office:string-value="[ 'period_start' =&gt; '2016-04-01', 'period_end' =&gt; '2016-04-30', 'year' =&gt; 2016, 'quarter' =&gt; 1, 'period' =&gt; 1, 'week_in_year' =&gt; 1 ]," calcext:value-type="string">
            <text:p>[ 'period_start' =&gt; '2016-04-01', 'period_end' =&gt; '2016-04-30', 'year' =&gt; 2016, 'quarter' =&gt; 1, 'period' =&gt; 1, 'week_in_year' =&gt; 1 ],</text:p>
          </table:table-cell>
        </table:table-row>
        <table:table-row table:style-name="ro1">
          <table:table-cell table:formula="of:=[.B158]+1" office:value-type="date" office:date-value="2016-05-01" calcext:value-type="date">
            <text:p>2016-05-01</text:p>
          </table:table-cell>
          <table:table-cell table:style-name="ce2" office:value-type="date" office:date-value="2016-05-28" calcext:value-type="date">
            <text:p>2016-05-2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59]; &quot;YYYY-MM-DD&quot;); &quot;',&quot;)" office:value-type="string" office:string-value="'period_start' =&gt; '2016-05-01'," calcext:value-type="string">
            <text:p>'period_start' =&gt; '2016-05-01',</text:p>
          </table:table-cell>
          <table:table-cell table:formula="of:=COM.MICROSOFT.CONCAT(&quot;'period_end' =&gt; '&quot;; TEXT([.B159]; &quot;YYYY-MM-DD&quot;); &quot;',&quot;)" office:value-type="string" office:string-value="'period_end' =&gt; '2016-05-28'," calcext:value-type="string">
            <text:p>'period_end' =&gt; '2016-05-28',</text:p>
          </table:table-cell>
          <table:table-cell table:formula="of:=COM.MICROSOFT.CONCAT(&quot;'year' =&gt; &quot;; [.C159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5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59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59])" office:value-type="string" office:string-value="'week_in_year' =&gt; 5" calcext:value-type="string">
            <text:p>'week_in_year' =&gt; 5</text:p>
          </table:table-cell>
          <table:table-cell table:formula="of:=COM.MICROSOFT.CONCAT(&quot;[ &quot;; [.H159]; &quot; &quot;; [.I159]; &quot; &quot;; [.J159]; &quot; &quot;; [.K159]; &quot; &quot;; [.L159]; &quot; &quot;; [.M159]; &quot; ],&quot;)" office:value-type="string" office:string-value="[ 'period_start' =&gt; '2016-05-01', 'period_end' =&gt; '2016-05-28', 'year' =&gt; 2016, 'quarter' =&gt; 1, 'period' =&gt; 2, 'week_in_year' =&gt; 5 ]," calcext:value-type="string">
            <text:p>[ 'period_start' =&gt; '2016-05-01', 'period_end' =&gt; '2016-05-28', 'year' =&gt; 2016, 'quarter' =&gt; 1, 'period' =&gt; 2, 'week_in_year' =&gt; 5 ],</text:p>
          </table:table-cell>
        </table:table-row>
        <table:table-row table:style-name="ro1">
          <table:table-cell table:formula="of:=[.B159]+1" office:value-type="date" office:date-value="2016-05-29" calcext:value-type="date">
            <text:p>2016-05-29</text:p>
          </table:table-cell>
          <table:table-cell table:style-name="ce2" office:value-type="date" office:date-value="2016-06-25" calcext:value-type="date">
            <text:p>2016-06-2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60]; &quot;YYYY-MM-DD&quot;); &quot;',&quot;)" office:value-type="string" office:string-value="'period_start' =&gt; '2016-05-29'," calcext:value-type="string">
            <text:p>'period_start' =&gt; '2016-05-29',</text:p>
          </table:table-cell>
          <table:table-cell table:formula="of:=COM.MICROSOFT.CONCAT(&quot;'period_end' =&gt; '&quot;; TEXT([.B160]; &quot;YYYY-MM-DD&quot;); &quot;',&quot;)" office:value-type="string" office:string-value="'period_end' =&gt; '2016-06-25'," calcext:value-type="string">
            <text:p>'period_end' =&gt; '2016-06-25',</text:p>
          </table:table-cell>
          <table:table-cell table:formula="of:=COM.MICROSOFT.CONCAT(&quot;'year' =&gt; &quot;; [.C160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60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60])" office:value-type="string" office:string-value="'week_in_year' =&gt; 9" calcext:value-type="string">
            <text:p>'week_in_year' =&gt; 9</text:p>
          </table:table-cell>
          <table:table-cell table:formula="of:=COM.MICROSOFT.CONCAT(&quot;[ &quot;; [.H160]; &quot; &quot;; [.I160]; &quot; &quot;; [.J160]; &quot; &quot;; [.K160]; &quot; &quot;; [.L160]; &quot; &quot;; [.M160]; &quot; ],&quot;)" office:value-type="string" office:string-value="[ 'period_start' =&gt; '2016-05-29', 'period_end' =&gt; '2016-06-25', 'year' =&gt; 2016, 'quarter' =&gt; 1, 'period' =&gt; 3, 'week_in_year' =&gt; 9 ]," calcext:value-type="string">
            <text:p>[ 'period_start' =&gt; '2016-05-29', 'period_end' =&gt; '2016-06-25', 'year' =&gt; 2016, 'quarter' =&gt; 1, 'period' =&gt; 3, 'week_in_year' =&gt; 9 ],</text:p>
          </table:table-cell>
        </table:table-row>
        <table:table-row table:style-name="ro1">
          <table:table-cell table:formula="of:=[.B160]+1" office:value-type="date" office:date-value="2016-06-26" calcext:value-type="date">
            <text:p>2016-06-26</text:p>
          </table:table-cell>
          <table:table-cell table:style-name="ce2" office:value-type="date" office:date-value="2016-07-23" calcext:value-type="date">
            <text:p>2016-07-23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61]; &quot;YYYY-MM-DD&quot;); &quot;',&quot;)" office:value-type="string" office:string-value="'period_start' =&gt; '2016-06-26'," calcext:value-type="string">
            <text:p>'period_start' =&gt; '2016-06-26',</text:p>
          </table:table-cell>
          <table:table-cell table:formula="of:=COM.MICROSOFT.CONCAT(&quot;'period_end' =&gt; '&quot;; TEXT([.B161]; &quot;YYYY-MM-DD&quot;); &quot;',&quot;)" office:value-type="string" office:string-value="'period_end' =&gt; '2016-07-23'," calcext:value-type="string">
            <text:p>'period_end' =&gt; '2016-07-23',</text:p>
          </table:table-cell>
          <table:table-cell table:formula="of:=COM.MICROSOFT.CONCAT(&quot;'year' =&gt; &quot;; [.C161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61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61])" office:value-type="string" office:string-value="'week_in_year' =&gt; 13" calcext:value-type="string">
            <text:p>'week_in_year' =&gt; 13</text:p>
          </table:table-cell>
          <table:table-cell table:formula="of:=COM.MICROSOFT.CONCAT(&quot;[ &quot;; [.H161]; &quot; &quot;; [.I161]; &quot; &quot;; [.J161]; &quot; &quot;; [.K161]; &quot; &quot;; [.L161]; &quot; &quot;; [.M161]; &quot; ],&quot;)" office:value-type="string" office:string-value="[ 'period_start' =&gt; '2016-06-26', 'period_end' =&gt; '2016-07-23', 'year' =&gt; 2016, 'quarter' =&gt; 2, 'period' =&gt; 4, 'week_in_year' =&gt; 13 ]," calcext:value-type="string">
            <text:p>[ 'period_start' =&gt; '2016-06-26', 'period_end' =&gt; '2016-07-23', 'year' =&gt; 2016, 'quarter' =&gt; 2, 'period' =&gt; 4, 'week_in_year' =&gt; 13 ],</text:p>
          </table:table-cell>
        </table:table-row>
        <table:table-row table:style-name="ro1">
          <table:table-cell table:formula="of:=[.B161]+1" office:value-type="date" office:date-value="2016-07-24" calcext:value-type="date">
            <text:p>2016-07-24</text:p>
          </table:table-cell>
          <table:table-cell table:style-name="ce2" office:value-type="date" office:date-value="2016-08-20" calcext:value-type="date">
            <text:p>2016-08-20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61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62]; &quot;YYYY-MM-DD&quot;); &quot;',&quot;)" office:value-type="string" office:string-value="'period_start' =&gt; '2016-07-24'," calcext:value-type="string">
            <text:p>'period_start' =&gt; '2016-07-24',</text:p>
          </table:table-cell>
          <table:table-cell table:formula="of:=COM.MICROSOFT.CONCAT(&quot;'period_end' =&gt; '&quot;; TEXT([.B162]; &quot;YYYY-MM-DD&quot;); &quot;',&quot;)" office:value-type="string" office:string-value="'period_end' =&gt; '2016-08-20'," calcext:value-type="string">
            <text:p>'period_end' =&gt; '2016-08-20',</text:p>
          </table:table-cell>
          <table:table-cell table:formula="of:=COM.MICROSOFT.CONCAT(&quot;'year' =&gt; &quot;; [.C162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62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62])" office:value-type="string" office:string-value="'week_in_year' =&gt; 17" calcext:value-type="string">
            <text:p>'week_in_year' =&gt; 17</text:p>
          </table:table-cell>
          <table:table-cell table:formula="of:=COM.MICROSOFT.CONCAT(&quot;[ &quot;; [.H162]; &quot; &quot;; [.I162]; &quot; &quot;; [.J162]; &quot; &quot;; [.K162]; &quot; &quot;; [.L162]; &quot; &quot;; [.M162]; &quot; ],&quot;)" office:value-type="string" office:string-value="[ 'period_start' =&gt; '2016-07-24', 'period_end' =&gt; '2016-08-20', 'year' =&gt; 2016, 'quarter' =&gt; 2, 'period' =&gt; 5, 'week_in_year' =&gt; 17 ]," calcext:value-type="string">
            <text:p>[ 'period_start' =&gt; '2016-07-24', 'period_end' =&gt; '2016-08-20', 'year' =&gt; 2016, 'quarter' =&gt; 2, 'period' =&gt; 5, 'week_in_year' =&gt; 17 ],</text:p>
          </table:table-cell>
        </table:table-row>
        <table:table-row table:style-name="ro1">
          <table:table-cell table:formula="of:=[.B162]+1" office:value-type="date" office:date-value="2016-08-21" calcext:value-type="date">
            <text:p>2016-08-2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62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63]; &quot;YYYY-MM-DD&quot;); &quot;',&quot;)" office:value-type="string" office:string-value="'period_start' =&gt; '2016-08-21'," calcext:value-type="string">
            <text:p>'period_start' =&gt; '2016-08-21',</text:p>
          </table:table-cell>
          <table:table-cell table:formula="of:=COM.MICROSOFT.CONCAT(&quot;'period_end' =&gt; '&quot;; TEXT([.B163]; &quot;YYYY-MM-DD&quot;); &quot;',&quot;)" office:value-type="string" office:string-value="'period_end' =&gt; '2016-09-17'," calcext:value-type="string">
            <text:p>'period_end' =&gt; '2016-09-17',</text:p>
          </table:table-cell>
          <table:table-cell table:formula="of:=COM.MICROSOFT.CONCAT(&quot;'year' =&gt; &quot;; [.C163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63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63])" office:value-type="string" office:string-value="'week_in_year' =&gt; 21" calcext:value-type="string">
            <text:p>'week_in_year' =&gt; 21</text:p>
          </table:table-cell>
          <table:table-cell table:formula="of:=COM.MICROSOFT.CONCAT(&quot;[ &quot;; [.H163]; &quot; &quot;; [.I163]; &quot; &quot;; [.J163]; &quot; &quot;; [.K163]; &quot; &quot;; [.L163]; &quot; &quot;; [.M163]; &quot; ],&quot;)" office:value-type="string" office:string-value="[ 'period_start' =&gt; '2016-08-21', 'period_end' =&gt; '2016-09-17', 'year' =&gt; 2016, 'quarter' =&gt; 2, 'period' =&gt; 6, 'week_in_year' =&gt; 21 ]," calcext:value-type="string">
            <text:p>[ 'period_start' =&gt; '2016-08-21', 'period_end' =&gt; '2016-09-17', 'year' =&gt; 2016, 'quarter' =&gt; 2, 'period' =&gt; 6, 'week_in_year' =&gt; 21 ],</text:p>
          </table:table-cell>
        </table:table-row>
        <table:table-row table:style-name="ro1">
          <table:table-cell table:formula="of:=[.B163]+1" office:value-type="date" office:date-value="2016-09-18" calcext:value-type="date">
            <text:p>2016-09-18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63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64]; &quot;YYYY-MM-DD&quot;); &quot;',&quot;)" office:value-type="string" office:string-value="'period_start' =&gt; '2016-09-18'," calcext:value-type="string">
            <text:p>'period_start' =&gt; '2016-09-18',</text:p>
          </table:table-cell>
          <table:table-cell table:formula="of:=COM.MICROSOFT.CONCAT(&quot;'period_end' =&gt; '&quot;; TEXT([.B164]; &quot;YYYY-MM-DD&quot;); &quot;',&quot;)" office:value-type="string" office:string-value="'period_end' =&gt; '2016-10-15'," calcext:value-type="string">
            <text:p>'period_end' =&gt; '2016-10-15',</text:p>
          </table:table-cell>
          <table:table-cell table:formula="of:=COM.MICROSOFT.CONCAT(&quot;'year' =&gt; &quot;; [.C164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64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64])" office:value-type="string" office:string-value="'week_in_year' =&gt; 25" calcext:value-type="string">
            <text:p>'week_in_year' =&gt; 25</text:p>
          </table:table-cell>
          <table:table-cell table:formula="of:=COM.MICROSOFT.CONCAT(&quot;[ &quot;; [.H164]; &quot; &quot;; [.I164]; &quot; &quot;; [.J164]; &quot; &quot;; [.K164]; &quot; &quot;; [.L164]; &quot; &quot;; [.M164]; &quot; ],&quot;)" office:value-type="string" office:string-value="[ 'period_start' =&gt; '2016-09-18', 'period_end' =&gt; '2016-10-15', 'year' =&gt; 2016, 'quarter' =&gt; 3, 'period' =&gt; 7, 'week_in_year' =&gt; 25 ]," calcext:value-type="string">
            <text:p>[ 'period_start' =&gt; '2016-09-18', 'period_end' =&gt; '2016-10-15', 'year' =&gt; 2016, 'quarter' =&gt; 3, 'period' =&gt; 7, 'week_in_year' =&gt; 25 ],</text:p>
          </table:table-cell>
        </table:table-row>
        <table:table-row table:style-name="ro1">
          <table:table-cell table:formula="of:=[.B164]+1" office:value-type="date" office:date-value="2016-10-16" calcext:value-type="date">
            <text:p>2016-10-16</text:p>
          </table:table-cell>
          <table:table-cell table:style-name="ce2" office:value-type="date" office:date-value="2016-11-12" calcext:value-type="date">
            <text:p>2016-11-12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64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65]; &quot;YYYY-MM-DD&quot;); &quot;',&quot;)" office:value-type="string" office:string-value="'period_start' =&gt; '2016-10-16'," calcext:value-type="string">
            <text:p>'period_start' =&gt; '2016-10-16',</text:p>
          </table:table-cell>
          <table:table-cell table:formula="of:=COM.MICROSOFT.CONCAT(&quot;'period_end' =&gt; '&quot;; TEXT([.B165]; &quot;YYYY-MM-DD&quot;); &quot;',&quot;)" office:value-type="string" office:string-value="'period_end' =&gt; '2016-11-12'," calcext:value-type="string">
            <text:p>'period_end' =&gt; '2016-11-12',</text:p>
          </table:table-cell>
          <table:table-cell table:formula="of:=COM.MICROSOFT.CONCAT(&quot;'year' =&gt; &quot;; [.C165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65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65])" office:value-type="string" office:string-value="'week_in_year' =&gt; 29" calcext:value-type="string">
            <text:p>'week_in_year' =&gt; 29</text:p>
          </table:table-cell>
          <table:table-cell table:formula="of:=COM.MICROSOFT.CONCAT(&quot;[ &quot;; [.H165]; &quot; &quot;; [.I165]; &quot; &quot;; [.J165]; &quot; &quot;; [.K165]; &quot; &quot;; [.L165]; &quot; &quot;; [.M165]; &quot; ],&quot;)" office:value-type="string" office:string-value="[ 'period_start' =&gt; '2016-10-16', 'period_end' =&gt; '2016-11-12', 'year' =&gt; 2016, 'quarter' =&gt; 3, 'period' =&gt; 8, 'week_in_year' =&gt; 29 ]," calcext:value-type="string">
            <text:p>[ 'period_start' =&gt; '2016-10-16', 'period_end' =&gt; '2016-11-12', 'year' =&gt; 2016, 'quarter' =&gt; 3, 'period' =&gt; 8, 'week_in_year' =&gt; 29 ],</text:p>
          </table:table-cell>
        </table:table-row>
        <table:table-row table:style-name="ro1">
          <table:table-cell table:formula="of:=[.B165]+1" office:value-type="date" office:date-value="2016-11-13" calcext:value-type="date">
            <text:p>2016-11-13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65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66]; &quot;YYYY-MM-DD&quot;); &quot;',&quot;)" office:value-type="string" office:string-value="'period_start' =&gt; '2016-11-13'," calcext:value-type="string">
            <text:p>'period_start' =&gt; '2016-11-13',</text:p>
          </table:table-cell>
          <table:table-cell table:formula="of:=COM.MICROSOFT.CONCAT(&quot;'period_end' =&gt; '&quot;; TEXT([.B166]; &quot;YYYY-MM-DD&quot;); &quot;',&quot;)" office:value-type="string" office:string-value="'period_end' =&gt; '2016-12-10'," calcext:value-type="string">
            <text:p>'period_end' =&gt; '2016-12-10',</text:p>
          </table:table-cell>
          <table:table-cell table:formula="of:=COM.MICROSOFT.CONCAT(&quot;'year' =&gt; &quot;; [.C166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66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66])" office:value-type="string" office:string-value="'week_in_year' =&gt; 33" calcext:value-type="string">
            <text:p>'week_in_year' =&gt; 33</text:p>
          </table:table-cell>
          <table:table-cell table:formula="of:=COM.MICROSOFT.CONCAT(&quot;[ &quot;; [.H166]; &quot; &quot;; [.I166]; &quot; &quot;; [.J166]; &quot; &quot;; [.K166]; &quot; &quot;; [.L166]; &quot; &quot;; [.M166]; &quot; ],&quot;)" office:value-type="string" office:string-value="[ 'period_start' =&gt; '2016-11-13', 'period_end' =&gt; '2016-12-10', 'year' =&gt; 2016, 'quarter' =&gt; 3, 'period' =&gt; 9, 'week_in_year' =&gt; 33 ]," calcext:value-type="string">
            <text:p>[ 'period_start' =&gt; '2016-11-13', 'period_end' =&gt; '2016-12-10', 'year' =&gt; 2016, 'quarter' =&gt; 3, 'period' =&gt; 9, 'week_in_year' =&gt; 33 ],</text:p>
          </table:table-cell>
        </table:table-row>
        <table:table-row table:style-name="ro1">
          <table:table-cell table:formula="of:=[.B166]+1" office:value-type="date" office:date-value="2016-12-11" calcext:value-type="date">
            <text:p>2016-12-11</text:p>
          </table:table-cell>
          <table:table-cell table:style-name="ce2" office:value-type="date" office:date-value="2017-01-07" calcext:value-type="date">
            <text:p>2017-01-07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66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67]; &quot;YYYY-MM-DD&quot;); &quot;',&quot;)" office:value-type="string" office:string-value="'period_start' =&gt; '2016-12-11'," calcext:value-type="string">
            <text:p>'period_start' =&gt; '2016-12-11',</text:p>
          </table:table-cell>
          <table:table-cell table:formula="of:=COM.MICROSOFT.CONCAT(&quot;'period_end' =&gt; '&quot;; TEXT([.B167]; &quot;YYYY-MM-DD&quot;); &quot;',&quot;)" office:value-type="string" office:string-value="'period_end' =&gt; '2017-01-07'," calcext:value-type="string">
            <text:p>'period_end' =&gt; '2017-01-07',</text:p>
          </table:table-cell>
          <table:table-cell table:formula="of:=COM.MICROSOFT.CONCAT(&quot;'year' =&gt; &quot;; [.C167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67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67])" office:value-type="string" office:string-value="'week_in_year' =&gt; 37" calcext:value-type="string">
            <text:p>'week_in_year' =&gt; 37</text:p>
          </table:table-cell>
          <table:table-cell table:formula="of:=COM.MICROSOFT.CONCAT(&quot;[ &quot;; [.H167]; &quot; &quot;; [.I167]; &quot; &quot;; [.J167]; &quot; &quot;; [.K167]; &quot; &quot;; [.L167]; &quot; &quot;; [.M167]; &quot; ],&quot;)" office:value-type="string" office:string-value="[ 'period_start' =&gt; '2016-12-11', 'period_end' =&gt; '2017-01-07', 'year' =&gt; 2016, 'quarter' =&gt; 4, 'period' =&gt; 10, 'week_in_year' =&gt; 37 ]," calcext:value-type="string">
            <text:p>[ 'period_start' =&gt; '2016-12-11', 'period_end' =&gt; '2017-01-07', 'year' =&gt; 2016, 'quarter' =&gt; 4, 'period' =&gt; 10, 'week_in_year' =&gt; 37 ],</text:p>
          </table:table-cell>
        </table:table-row>
        <table:table-row table:style-name="ro1">
          <table:table-cell table:formula="of:=[.B167]+1" office:value-type="date" office:date-value="2017-01-08" calcext:value-type="date">
            <text:p>2017-01-08</text:p>
          </table:table-cell>
          <table:table-cell table:style-name="ce2" office:value-type="date" office:date-value="2017-02-04" calcext:value-type="date">
            <text:p>2017-02-04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67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68]; &quot;YYYY-MM-DD&quot;); &quot;',&quot;)" office:value-type="string" office:string-value="'period_start' =&gt; '2017-01-08'," calcext:value-type="string">
            <text:p>'period_start' =&gt; '2017-01-08',</text:p>
          </table:table-cell>
          <table:table-cell table:formula="of:=COM.MICROSOFT.CONCAT(&quot;'period_end' =&gt; '&quot;; TEXT([.B168]; &quot;YYYY-MM-DD&quot;); &quot;',&quot;)" office:value-type="string" office:string-value="'period_end' =&gt; '2017-02-04'," calcext:value-type="string">
            <text:p>'period_end' =&gt; '2017-02-04',</text:p>
          </table:table-cell>
          <table:table-cell table:formula="of:=COM.MICROSOFT.CONCAT(&quot;'year' =&gt; &quot;; [.C168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68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68])" office:value-type="string" office:string-value="'week_in_year' =&gt; 41" calcext:value-type="string">
            <text:p>'week_in_year' =&gt; 41</text:p>
          </table:table-cell>
          <table:table-cell table:formula="of:=COM.MICROSOFT.CONCAT(&quot;[ &quot;; [.H168]; &quot; &quot;; [.I168]; &quot; &quot;; [.J168]; &quot; &quot;; [.K168]; &quot; &quot;; [.L168]; &quot; &quot;; [.M168]; &quot; ],&quot;)" office:value-type="string" office:string-value="[ 'period_start' =&gt; '2017-01-08', 'period_end' =&gt; '2017-02-04', 'year' =&gt; 2016, 'quarter' =&gt; 4, 'period' =&gt; 11, 'week_in_year' =&gt; 41 ]," calcext:value-type="string">
            <text:p>[ 'period_start' =&gt; '2017-01-08', 'period_end' =&gt; '2017-02-04', 'year' =&gt; 2016, 'quarter' =&gt; 4, 'period' =&gt; 11, 'week_in_year' =&gt; 41 ],</text:p>
          </table:table-cell>
        </table:table-row>
        <table:table-row table:style-name="ro1">
          <table:table-cell table:formula="of:=[.B168]+1" office:value-type="date" office:date-value="2017-02-05" calcext:value-type="date">
            <text:p>2017-02-05</text:p>
          </table:table-cell>
          <table:table-cell table:style-name="ce2" office:value-type="date" office:date-value="2017-03-04" calcext:value-type="date">
            <text:p>2017-03-04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68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69]; &quot;YYYY-MM-DD&quot;); &quot;',&quot;)" office:value-type="string" office:string-value="'period_start' =&gt; '2017-02-05'," calcext:value-type="string">
            <text:p>'period_start' =&gt; '2017-02-05',</text:p>
          </table:table-cell>
          <table:table-cell table:formula="of:=COM.MICROSOFT.CONCAT(&quot;'period_end' =&gt; '&quot;; TEXT([.B169]; &quot;YYYY-MM-DD&quot;); &quot;',&quot;)" office:value-type="string" office:string-value="'period_end' =&gt; '2017-03-04'," calcext:value-type="string">
            <text:p>'period_end' =&gt; '2017-03-04',</text:p>
          </table:table-cell>
          <table:table-cell table:formula="of:=COM.MICROSOFT.CONCAT(&quot;'year' =&gt; &quot;; [.C169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6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69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69])" office:value-type="string" office:string-value="'week_in_year' =&gt; 45" calcext:value-type="string">
            <text:p>'week_in_year' =&gt; 45</text:p>
          </table:table-cell>
          <table:table-cell table:formula="of:=COM.MICROSOFT.CONCAT(&quot;[ &quot;; [.H169]; &quot; &quot;; [.I169]; &quot; &quot;; [.J169]; &quot; &quot;; [.K169]; &quot; &quot;; [.L169]; &quot; &quot;; [.M169]; &quot; ],&quot;)" office:value-type="string" office:string-value="[ 'period_start' =&gt; '2017-02-05', 'period_end' =&gt; '2017-03-04', 'year' =&gt; 2016, 'quarter' =&gt; 4, 'period' =&gt; 12, 'week_in_year' =&gt; 45 ]," calcext:value-type="string">
            <text:p>[ 'period_start' =&gt; '2017-02-05', 'period_end' =&gt; '2017-03-04', 'year' =&gt; 2016, 'quarter' =&gt; 4, 'period' =&gt; 12, 'week_in_year' =&gt; 45 ],</text:p>
          </table:table-cell>
        </table:table-row>
        <table:table-row table:style-name="ro1">
          <table:table-cell table:formula="of:=[.B169]+1" office:value-type="date" office:date-value="2017-03-05" calcext:value-type="date">
            <text:p>2017-03-05</text:p>
          </table:table-cell>
          <table:table-cell table:style-name="ce2" office:value-type="date" office:date-value="2017-03-31" calcext:value-type="date">
            <text:p>2017-03-31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69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70]; &quot;YYYY-MM-DD&quot;); &quot;',&quot;)" office:value-type="string" office:string-value="'period_start' =&gt; '2017-03-05'," calcext:value-type="string">
            <text:p>'period_start' =&gt; '2017-03-05',</text:p>
          </table:table-cell>
          <table:table-cell table:formula="of:=COM.MICROSOFT.CONCAT(&quot;'period_end' =&gt; '&quot;; TEXT([.B170]; &quot;YYYY-MM-DD&quot;); &quot;',&quot;)" office:value-type="string" office:string-value="'period_end' =&gt; '2017-03-31'," calcext:value-type="string">
            <text:p>'period_end' =&gt; '2017-03-31',</text:p>
          </table:table-cell>
          <table:table-cell table:formula="of:=COM.MICROSOFT.CONCAT(&quot;'year' =&gt; &quot;; [.C170]; &quot;,&quot;)" office:value-type="string" office:string-value="'year' =&gt; 2016," calcext:value-type="string">
            <text:p>'year' =&gt; 2016,</text:p>
          </table:table-cell>
          <table:table-cell table:formula="of:=COM.MICROSOFT.CONCAT(&quot;'quarter' =&gt; &quot;; [.D17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70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70])" office:value-type="string" office:string-value="'week_in_year' =&gt; 49" calcext:value-type="string">
            <text:p>'week_in_year' =&gt; 49</text:p>
          </table:table-cell>
          <table:table-cell table:formula="of:=COM.MICROSOFT.CONCAT(&quot;[ &quot;; [.H170]; &quot; &quot;; [.I170]; &quot; &quot;; [.J170]; &quot; &quot;; [.K170]; &quot; &quot;; [.L170]; &quot; &quot;; [.M170]; &quot; ],&quot;)" office:value-type="string" office:string-value="[ 'period_start' =&gt; '2017-03-05', 'period_end' =&gt; '2017-03-31', 'year' =&gt; 2016, 'quarter' =&gt; 4, 'period' =&gt; 13, 'week_in_year' =&gt; 49 ]," calcext:value-type="string">
            <text:p>[ 'period_start' =&gt; '2017-03-05', 'period_end' =&gt; '2017-03-31', 'year' =&gt; 2016, 'quarter' =&gt; 4, 'period' =&gt; 13, 'week_in_year' =&gt; 49 ],</text:p>
          </table:table-cell>
        </table:table-row>
        <table:table-row table:style-name="ro1">
          <table:table-cell table:formula="of:=[.B170]+1" office:value-type="date" office:date-value="2017-04-01" calcext:value-type="date">
            <text:p>2017-04-01</text:p>
          </table:table-cell>
          <table:table-cell table:style-name="ce2" office:value-type="date" office:date-value="2017-04-29" calcext:value-type="date">
            <text:p>2017-04-29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71]; &quot;YYYY-MM-DD&quot;); &quot;',&quot;)" office:value-type="string" office:string-value="'period_start' =&gt; '2017-04-01'," calcext:value-type="string">
            <text:p>'period_start' =&gt; '2017-04-01',</text:p>
          </table:table-cell>
          <table:table-cell table:formula="of:=COM.MICROSOFT.CONCAT(&quot;'period_end' =&gt; '&quot;; TEXT([.B171]; &quot;YYYY-MM-DD&quot;); &quot;',&quot;)" office:value-type="string" office:string-value="'period_end' =&gt; '2017-04-29'," calcext:value-type="string">
            <text:p>'period_end' =&gt; '2017-04-29',</text:p>
          </table:table-cell>
          <table:table-cell table:formula="of:=COM.MICROSOFT.CONCAT(&quot;'year' =&gt; &quot;; [.C171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71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71])" office:value-type="string" office:string-value="'week_in_year' =&gt; 1" calcext:value-type="string">
            <text:p>'week_in_year' =&gt; 1</text:p>
          </table:table-cell>
          <table:table-cell table:formula="of:=COM.MICROSOFT.CONCAT(&quot;[ &quot;; [.H171]; &quot; &quot;; [.I171]; &quot; &quot;; [.J171]; &quot; &quot;; [.K171]; &quot; &quot;; [.L171]; &quot; &quot;; [.M171]; &quot; ],&quot;)" office:value-type="string" office:string-value="[ 'period_start' =&gt; '2017-04-01', 'period_end' =&gt; '2017-04-29', 'year' =&gt; 2017, 'quarter' =&gt; 1, 'period' =&gt; 1, 'week_in_year' =&gt; 1 ]," calcext:value-type="string">
            <text:p>[ 'period_start' =&gt; '2017-04-01', 'period_end' =&gt; '2017-04-29', 'year' =&gt; 2017, 'quarter' =&gt; 1, 'period' =&gt; 1, 'week_in_year' =&gt; 1 ],</text:p>
          </table:table-cell>
        </table:table-row>
        <table:table-row table:style-name="ro1">
          <table:table-cell table:formula="of:=[.B171]+1" office:value-type="date" office:date-value="2017-04-30" calcext:value-type="date">
            <text:p>2017-04-30</text:p>
          </table:table-cell>
          <table:table-cell table:style-name="ce2" office:value-type="date" office:date-value="2017-05-27" calcext:value-type="date">
            <text:p>2017-05-27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72]; &quot;YYYY-MM-DD&quot;); &quot;',&quot;)" office:value-type="string" office:string-value="'period_start' =&gt; '2017-04-30'," calcext:value-type="string">
            <text:p>'period_start' =&gt; '2017-04-30',</text:p>
          </table:table-cell>
          <table:table-cell table:formula="of:=COM.MICROSOFT.CONCAT(&quot;'period_end' =&gt; '&quot;; TEXT([.B172]; &quot;YYYY-MM-DD&quot;); &quot;',&quot;)" office:value-type="string" office:string-value="'period_end' =&gt; '2017-05-27'," calcext:value-type="string">
            <text:p>'period_end' =&gt; '2017-05-27',</text:p>
          </table:table-cell>
          <table:table-cell table:formula="of:=COM.MICROSOFT.CONCAT(&quot;'year' =&gt; &quot;; [.C172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72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72])" office:value-type="string" office:string-value="'week_in_year' =&gt; 5" calcext:value-type="string">
            <text:p>'week_in_year' =&gt; 5</text:p>
          </table:table-cell>
          <table:table-cell table:formula="of:=COM.MICROSOFT.CONCAT(&quot;[ &quot;; [.H172]; &quot; &quot;; [.I172]; &quot; &quot;; [.J172]; &quot; &quot;; [.K172]; &quot; &quot;; [.L172]; &quot; &quot;; [.M172]; &quot; ],&quot;)" office:value-type="string" office:string-value="[ 'period_start' =&gt; '2017-04-30', 'period_end' =&gt; '2017-05-27', 'year' =&gt; 2017, 'quarter' =&gt; 1, 'period' =&gt; 2, 'week_in_year' =&gt; 5 ]," calcext:value-type="string">
            <text:p>[ 'period_start' =&gt; '2017-04-30', 'period_end' =&gt; '2017-05-27', 'year' =&gt; 2017, 'quarter' =&gt; 1, 'period' =&gt; 2, 'week_in_year' =&gt; 5 ],</text:p>
          </table:table-cell>
        </table:table-row>
        <table:table-row table:style-name="ro1">
          <table:table-cell table:formula="of:=[.B172]+1" office:value-type="date" office:date-value="2017-05-28" calcext:value-type="date">
            <text:p>2017-05-28</text:p>
          </table:table-cell>
          <table:table-cell table:style-name="ce2" office:value-type="date" office:date-value="2017-06-24" calcext:value-type="date">
            <text:p>2017-06-2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73]; &quot;YYYY-MM-DD&quot;); &quot;',&quot;)" office:value-type="string" office:string-value="'period_start' =&gt; '2017-05-28'," calcext:value-type="string">
            <text:p>'period_start' =&gt; '2017-05-28',</text:p>
          </table:table-cell>
          <table:table-cell table:formula="of:=COM.MICROSOFT.CONCAT(&quot;'period_end' =&gt; '&quot;; TEXT([.B173]; &quot;YYYY-MM-DD&quot;); &quot;',&quot;)" office:value-type="string" office:string-value="'period_end' =&gt; '2017-06-24'," calcext:value-type="string">
            <text:p>'period_end' =&gt; '2017-06-24',</text:p>
          </table:table-cell>
          <table:table-cell table:formula="of:=COM.MICROSOFT.CONCAT(&quot;'year' =&gt; &quot;; [.C173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73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73])" office:value-type="string" office:string-value="'week_in_year' =&gt; 9" calcext:value-type="string">
            <text:p>'week_in_year' =&gt; 9</text:p>
          </table:table-cell>
          <table:table-cell table:formula="of:=COM.MICROSOFT.CONCAT(&quot;[ &quot;; [.H173]; &quot; &quot;; [.I173]; &quot; &quot;; [.J173]; &quot; &quot;; [.K173]; &quot; &quot;; [.L173]; &quot; &quot;; [.M173]; &quot; ],&quot;)" office:value-type="string" office:string-value="[ 'period_start' =&gt; '2017-05-28', 'period_end' =&gt; '2017-06-24', 'year' =&gt; 2017, 'quarter' =&gt; 1, 'period' =&gt; 3, 'week_in_year' =&gt; 9 ]," calcext:value-type="string">
            <text:p>[ 'period_start' =&gt; '2017-05-28', 'period_end' =&gt; '2017-06-24', 'year' =&gt; 2017, 'quarter' =&gt; 1, 'period' =&gt; 3, 'week_in_year' =&gt; 9 ],</text:p>
          </table:table-cell>
        </table:table-row>
        <table:table-row table:style-name="ro1">
          <table:table-cell table:formula="of:=[.B173]+1" office:value-type="date" office:date-value="2017-06-25" calcext:value-type="date">
            <text:p>2017-06-25</text:p>
          </table:table-cell>
          <table:table-cell table:style-name="ce2" office:value-type="date" office:date-value="2017-07-22" calcext:value-type="date">
            <text:p>2017-07-22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74]; &quot;YYYY-MM-DD&quot;); &quot;',&quot;)" office:value-type="string" office:string-value="'period_start' =&gt; '2017-06-25'," calcext:value-type="string">
            <text:p>'period_start' =&gt; '2017-06-25',</text:p>
          </table:table-cell>
          <table:table-cell table:formula="of:=COM.MICROSOFT.CONCAT(&quot;'period_end' =&gt; '&quot;; TEXT([.B174]; &quot;YYYY-MM-DD&quot;); &quot;',&quot;)" office:value-type="string" office:string-value="'period_end' =&gt; '2017-07-22'," calcext:value-type="string">
            <text:p>'period_end' =&gt; '2017-07-22',</text:p>
          </table:table-cell>
          <table:table-cell table:formula="of:=COM.MICROSOFT.CONCAT(&quot;'year' =&gt; &quot;; [.C174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74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74])" office:value-type="string" office:string-value="'week_in_year' =&gt; 13" calcext:value-type="string">
            <text:p>'week_in_year' =&gt; 13</text:p>
          </table:table-cell>
          <table:table-cell table:formula="of:=COM.MICROSOFT.CONCAT(&quot;[ &quot;; [.H174]; &quot; &quot;; [.I174]; &quot; &quot;; [.J174]; &quot; &quot;; [.K174]; &quot; &quot;; [.L174]; &quot; &quot;; [.M174]; &quot; ],&quot;)" office:value-type="string" office:string-value="[ 'period_start' =&gt; '2017-06-25', 'period_end' =&gt; '2017-07-22', 'year' =&gt; 2017, 'quarter' =&gt; 2, 'period' =&gt; 4, 'week_in_year' =&gt; 13 ]," calcext:value-type="string">
            <text:p>[ 'period_start' =&gt; '2017-06-25', 'period_end' =&gt; '2017-07-22', 'year' =&gt; 2017, 'quarter' =&gt; 2, 'period' =&gt; 4, 'week_in_year' =&gt; 13 ],</text:p>
          </table:table-cell>
        </table:table-row>
        <table:table-row table:style-name="ro1">
          <table:table-cell table:formula="of:=[.B174]+1" office:value-type="date" office:date-value="2017-07-23" calcext:value-type="date">
            <text:p>2017-07-23</text:p>
          </table:table-cell>
          <table:table-cell table:style-name="ce2" office:value-type="date" office:date-value="2017-08-19" calcext:value-type="date">
            <text:p>2017-08-19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74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75]; &quot;YYYY-MM-DD&quot;); &quot;',&quot;)" office:value-type="string" office:string-value="'period_start' =&gt; '2017-07-23'," calcext:value-type="string">
            <text:p>'period_start' =&gt; '2017-07-23',</text:p>
          </table:table-cell>
          <table:table-cell table:formula="of:=COM.MICROSOFT.CONCAT(&quot;'period_end' =&gt; '&quot;; TEXT([.B175]; &quot;YYYY-MM-DD&quot;); &quot;',&quot;)" office:value-type="string" office:string-value="'period_end' =&gt; '2017-08-19'," calcext:value-type="string">
            <text:p>'period_end' =&gt; '2017-08-19',</text:p>
          </table:table-cell>
          <table:table-cell table:formula="of:=COM.MICROSOFT.CONCAT(&quot;'year' =&gt; &quot;; [.C175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75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75])" office:value-type="string" office:string-value="'week_in_year' =&gt; 17" calcext:value-type="string">
            <text:p>'week_in_year' =&gt; 17</text:p>
          </table:table-cell>
          <table:table-cell table:formula="of:=COM.MICROSOFT.CONCAT(&quot;[ &quot;; [.H175]; &quot; &quot;; [.I175]; &quot; &quot;; [.J175]; &quot; &quot;; [.K175]; &quot; &quot;; [.L175]; &quot; &quot;; [.M175]; &quot; ],&quot;)" office:value-type="string" office:string-value="[ 'period_start' =&gt; '2017-07-23', 'period_end' =&gt; '2017-08-19', 'year' =&gt; 2017, 'quarter' =&gt; 2, 'period' =&gt; 5, 'week_in_year' =&gt; 17 ]," calcext:value-type="string">
            <text:p>[ 'period_start' =&gt; '2017-07-23', 'period_end' =&gt; '2017-08-19', 'year' =&gt; 2017, 'quarter' =&gt; 2, 'period' =&gt; 5, 'week_in_year' =&gt; 17 ],</text:p>
          </table:table-cell>
        </table:table-row>
        <table:table-row table:style-name="ro1">
          <table:table-cell table:formula="of:=[.B175]+1" office:value-type="date" office:date-value="2017-08-20" calcext:value-type="date">
            <text:p>2017-08-20</text:p>
          </table:table-cell>
          <table:table-cell table:style-name="ce2" office:value-type="date" office:date-value="2017-09-16" calcext:value-type="date">
            <text:p>2017-09-16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75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76]; &quot;YYYY-MM-DD&quot;); &quot;',&quot;)" office:value-type="string" office:string-value="'period_start' =&gt; '2017-08-20'," calcext:value-type="string">
            <text:p>'period_start' =&gt; '2017-08-20',</text:p>
          </table:table-cell>
          <table:table-cell table:formula="of:=COM.MICROSOFT.CONCAT(&quot;'period_end' =&gt; '&quot;; TEXT([.B176]; &quot;YYYY-MM-DD&quot;); &quot;',&quot;)" office:value-type="string" office:string-value="'period_end' =&gt; '2017-09-16'," calcext:value-type="string">
            <text:p>'period_end' =&gt; '2017-09-16',</text:p>
          </table:table-cell>
          <table:table-cell table:formula="of:=COM.MICROSOFT.CONCAT(&quot;'year' =&gt; &quot;; [.C176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76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76])" office:value-type="string" office:string-value="'week_in_year' =&gt; 21" calcext:value-type="string">
            <text:p>'week_in_year' =&gt; 21</text:p>
          </table:table-cell>
          <table:table-cell table:formula="of:=COM.MICROSOFT.CONCAT(&quot;[ &quot;; [.H176]; &quot; &quot;; [.I176]; &quot; &quot;; [.J176]; &quot; &quot;; [.K176]; &quot; &quot;; [.L176]; &quot; &quot;; [.M176]; &quot; ],&quot;)" office:value-type="string" office:string-value="[ 'period_start' =&gt; '2017-08-20', 'period_end' =&gt; '2017-09-16', 'year' =&gt; 2017, 'quarter' =&gt; 2, 'period' =&gt; 6, 'week_in_year' =&gt; 21 ]," calcext:value-type="string">
            <text:p>[ 'period_start' =&gt; '2017-08-20', 'period_end' =&gt; '2017-09-16', 'year' =&gt; 2017, 'quarter' =&gt; 2, 'period' =&gt; 6, 'week_in_year' =&gt; 21 ],</text:p>
          </table:table-cell>
        </table:table-row>
        <table:table-row table:style-name="ro1">
          <table:table-cell table:formula="of:=[.B176]+1" office:value-type="date" office:date-value="2017-09-17" calcext:value-type="date">
            <text:p>2017-09-17</text:p>
          </table:table-cell>
          <table:table-cell table:style-name="ce2" office:value-type="date" office:date-value="2017-10-14" calcext:value-type="date">
            <text:p>2017-10-14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76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77]; &quot;YYYY-MM-DD&quot;); &quot;',&quot;)" office:value-type="string" office:string-value="'period_start' =&gt; '2017-09-17'," calcext:value-type="string">
            <text:p>'period_start' =&gt; '2017-09-17',</text:p>
          </table:table-cell>
          <table:table-cell table:formula="of:=COM.MICROSOFT.CONCAT(&quot;'period_end' =&gt; '&quot;; TEXT([.B177]; &quot;YYYY-MM-DD&quot;); &quot;',&quot;)" office:value-type="string" office:string-value="'period_end' =&gt; '2017-10-14'," calcext:value-type="string">
            <text:p>'period_end' =&gt; '2017-10-14',</text:p>
          </table:table-cell>
          <table:table-cell table:formula="of:=COM.MICROSOFT.CONCAT(&quot;'year' =&gt; &quot;; [.C177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77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77])" office:value-type="string" office:string-value="'week_in_year' =&gt; 25" calcext:value-type="string">
            <text:p>'week_in_year' =&gt; 25</text:p>
          </table:table-cell>
          <table:table-cell table:formula="of:=COM.MICROSOFT.CONCAT(&quot;[ &quot;; [.H177]; &quot; &quot;; [.I177]; &quot; &quot;; [.J177]; &quot; &quot;; [.K177]; &quot; &quot;; [.L177]; &quot; &quot;; [.M177]; &quot; ],&quot;)" office:value-type="string" office:string-value="[ 'period_start' =&gt; '2017-09-17', 'period_end' =&gt; '2017-10-14', 'year' =&gt; 2017, 'quarter' =&gt; 3, 'period' =&gt; 7, 'week_in_year' =&gt; 25 ]," calcext:value-type="string">
            <text:p>[ 'period_start' =&gt; '2017-09-17', 'period_end' =&gt; '2017-10-14', 'year' =&gt; 2017, 'quarter' =&gt; 3, 'period' =&gt; 7, 'week_in_year' =&gt; 25 ],</text:p>
          </table:table-cell>
        </table:table-row>
        <table:table-row table:style-name="ro1">
          <table:table-cell table:formula="of:=[.B177]+1" office:value-type="date" office:date-value="2017-10-15" calcext:value-type="date">
            <text:p>2017-10-15</text:p>
          </table:table-cell>
          <table:table-cell table:style-name="ce2" office:value-type="date" office:date-value="2017-11-11" calcext:value-type="date">
            <text:p>2017-11-11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77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78]; &quot;YYYY-MM-DD&quot;); &quot;',&quot;)" office:value-type="string" office:string-value="'period_start' =&gt; '2017-10-15'," calcext:value-type="string">
            <text:p>'period_start' =&gt; '2017-10-15',</text:p>
          </table:table-cell>
          <table:table-cell table:formula="of:=COM.MICROSOFT.CONCAT(&quot;'period_end' =&gt; '&quot;; TEXT([.B178]; &quot;YYYY-MM-DD&quot;); &quot;',&quot;)" office:value-type="string" office:string-value="'period_end' =&gt; '2017-11-11'," calcext:value-type="string">
            <text:p>'period_end' =&gt; '2017-11-11',</text:p>
          </table:table-cell>
          <table:table-cell table:formula="of:=COM.MICROSOFT.CONCAT(&quot;'year' =&gt; &quot;; [.C178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78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78])" office:value-type="string" office:string-value="'week_in_year' =&gt; 29" calcext:value-type="string">
            <text:p>'week_in_year' =&gt; 29</text:p>
          </table:table-cell>
          <table:table-cell table:formula="of:=COM.MICROSOFT.CONCAT(&quot;[ &quot;; [.H178]; &quot; &quot;; [.I178]; &quot; &quot;; [.J178]; &quot; &quot;; [.K178]; &quot; &quot;; [.L178]; &quot; &quot;; [.M178]; &quot; ],&quot;)" office:value-type="string" office:string-value="[ 'period_start' =&gt; '2017-10-15', 'period_end' =&gt; '2017-11-11', 'year' =&gt; 2017, 'quarter' =&gt; 3, 'period' =&gt; 8, 'week_in_year' =&gt; 29 ]," calcext:value-type="string">
            <text:p>[ 'period_start' =&gt; '2017-10-15', 'period_end' =&gt; '2017-11-11', 'year' =&gt; 2017, 'quarter' =&gt; 3, 'period' =&gt; 8, 'week_in_year' =&gt; 29 ],</text:p>
          </table:table-cell>
        </table:table-row>
        <table:table-row table:style-name="ro1">
          <table:table-cell table:formula="of:=[.B178]+1" office:value-type="date" office:date-value="2017-11-12" calcext:value-type="date">
            <text:p>2017-11-12</text:p>
          </table:table-cell>
          <table:table-cell table:style-name="ce2" office:value-type="date" office:date-value="2017-12-09" calcext:value-type="date">
            <text:p>2017-12-09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78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79]; &quot;YYYY-MM-DD&quot;); &quot;',&quot;)" office:value-type="string" office:string-value="'period_start' =&gt; '2017-11-12'," calcext:value-type="string">
            <text:p>'period_start' =&gt; '2017-11-12',</text:p>
          </table:table-cell>
          <table:table-cell table:formula="of:=COM.MICROSOFT.CONCAT(&quot;'period_end' =&gt; '&quot;; TEXT([.B179]; &quot;YYYY-MM-DD&quot;); &quot;',&quot;)" office:value-type="string" office:string-value="'period_end' =&gt; '2017-12-09'," calcext:value-type="string">
            <text:p>'period_end' =&gt; '2017-12-09',</text:p>
          </table:table-cell>
          <table:table-cell table:formula="of:=COM.MICROSOFT.CONCAT(&quot;'year' =&gt; &quot;; [.C179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7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79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79])" office:value-type="string" office:string-value="'week_in_year' =&gt; 33" calcext:value-type="string">
            <text:p>'week_in_year' =&gt; 33</text:p>
          </table:table-cell>
          <table:table-cell table:formula="of:=COM.MICROSOFT.CONCAT(&quot;[ &quot;; [.H179]; &quot; &quot;; [.I179]; &quot; &quot;; [.J179]; &quot; &quot;; [.K179]; &quot; &quot;; [.L179]; &quot; &quot;; [.M179]; &quot; ],&quot;)" office:value-type="string" office:string-value="[ 'period_start' =&gt; '2017-11-12', 'period_end' =&gt; '2017-12-09', 'year' =&gt; 2017, 'quarter' =&gt; 3, 'period' =&gt; 9, 'week_in_year' =&gt; 33 ]," calcext:value-type="string">
            <text:p>[ 'period_start' =&gt; '2017-11-12', 'period_end' =&gt; '2017-12-09', 'year' =&gt; 2017, 'quarter' =&gt; 3, 'period' =&gt; 9, 'week_in_year' =&gt; 33 ],</text:p>
          </table:table-cell>
        </table:table-row>
        <table:table-row table:style-name="ro1">
          <table:table-cell table:formula="of:=[.B179]+1" office:value-type="date" office:date-value="2017-12-10" calcext:value-type="date">
            <text:p>2017-12-10</text:p>
          </table:table-cell>
          <table:table-cell table:style-name="ce2" office:value-type="date" office:date-value="2018-01-06" calcext:value-type="date">
            <text:p>2018-01-06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79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80]; &quot;YYYY-MM-DD&quot;); &quot;',&quot;)" office:value-type="string" office:string-value="'period_start' =&gt; '2017-12-10'," calcext:value-type="string">
            <text:p>'period_start' =&gt; '2017-12-10',</text:p>
          </table:table-cell>
          <table:table-cell table:formula="of:=COM.MICROSOFT.CONCAT(&quot;'period_end' =&gt; '&quot;; TEXT([.B180]; &quot;YYYY-MM-DD&quot;); &quot;',&quot;)" office:value-type="string" office:string-value="'period_end' =&gt; '2018-01-06'," calcext:value-type="string">
            <text:p>'period_end' =&gt; '2018-01-06',</text:p>
          </table:table-cell>
          <table:table-cell table:formula="of:=COM.MICROSOFT.CONCAT(&quot;'year' =&gt; &quot;; [.C180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8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80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80])" office:value-type="string" office:string-value="'week_in_year' =&gt; 37" calcext:value-type="string">
            <text:p>'week_in_year' =&gt; 37</text:p>
          </table:table-cell>
          <table:table-cell table:formula="of:=COM.MICROSOFT.CONCAT(&quot;[ &quot;; [.H180]; &quot; &quot;; [.I180]; &quot; &quot;; [.J180]; &quot; &quot;; [.K180]; &quot; &quot;; [.L180]; &quot; &quot;; [.M180]; &quot; ],&quot;)" office:value-type="string" office:string-value="[ 'period_start' =&gt; '2017-12-10', 'period_end' =&gt; '2018-01-06', 'year' =&gt; 2017, 'quarter' =&gt; 4, 'period' =&gt; 10, 'week_in_year' =&gt; 37 ]," calcext:value-type="string">
            <text:p>[ 'period_start' =&gt; '2017-12-10', 'period_end' =&gt; '2018-01-06', 'year' =&gt; 2017, 'quarter' =&gt; 4, 'period' =&gt; 10, 'week_in_year' =&gt; 37 ],</text:p>
          </table:table-cell>
        </table:table-row>
        <table:table-row table:style-name="ro1">
          <table:table-cell table:formula="of:=[.B180]+1" office:value-type="date" office:date-value="2018-01-07" calcext:value-type="date">
            <text:p>2018-01-07</text:p>
          </table:table-cell>
          <table:table-cell table:style-name="ce2" office:value-type="date" office:date-value="2018-02-03" calcext:value-type="date">
            <text:p>2018-02-03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80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81]; &quot;YYYY-MM-DD&quot;); &quot;',&quot;)" office:value-type="string" office:string-value="'period_start' =&gt; '2018-01-07'," calcext:value-type="string">
            <text:p>'period_start' =&gt; '2018-01-07',</text:p>
          </table:table-cell>
          <table:table-cell table:formula="of:=COM.MICROSOFT.CONCAT(&quot;'period_end' =&gt; '&quot;; TEXT([.B181]; &quot;YYYY-MM-DD&quot;); &quot;',&quot;)" office:value-type="string" office:string-value="'period_end' =&gt; '2018-02-03'," calcext:value-type="string">
            <text:p>'period_end' =&gt; '2018-02-03',</text:p>
          </table:table-cell>
          <table:table-cell table:formula="of:=COM.MICROSOFT.CONCAT(&quot;'year' =&gt; &quot;; [.C181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8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81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81])" office:value-type="string" office:string-value="'week_in_year' =&gt; 41" calcext:value-type="string">
            <text:p>'week_in_year' =&gt; 41</text:p>
          </table:table-cell>
          <table:table-cell table:formula="of:=COM.MICROSOFT.CONCAT(&quot;[ &quot;; [.H181]; &quot; &quot;; [.I181]; &quot; &quot;; [.J181]; &quot; &quot;; [.K181]; &quot; &quot;; [.L181]; &quot; &quot;; [.M181]; &quot; ],&quot;)" office:value-type="string" office:string-value="[ 'period_start' =&gt; '2018-01-07', 'period_end' =&gt; '2018-02-03', 'year' =&gt; 2017, 'quarter' =&gt; 4, 'period' =&gt; 11, 'week_in_year' =&gt; 41 ]," calcext:value-type="string">
            <text:p>[ 'period_start' =&gt; '2018-01-07', 'period_end' =&gt; '2018-02-03', 'year' =&gt; 2017, 'quarter' =&gt; 4, 'period' =&gt; 11, 'week_in_year' =&gt; 41 ],</text:p>
          </table:table-cell>
        </table:table-row>
        <table:table-row table:style-name="ro1">
          <table:table-cell table:formula="of:=[.B181]+1" office:value-type="date" office:date-value="2018-02-04" calcext:value-type="date">
            <text:p>2018-02-04</text:p>
          </table:table-cell>
          <table:table-cell table:style-name="ce2" office:value-type="date" office:date-value="2018-03-03" calcext:value-type="date">
            <text:p>2018-03-03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81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82]; &quot;YYYY-MM-DD&quot;); &quot;',&quot;)" office:value-type="string" office:string-value="'period_start' =&gt; '2018-02-04'," calcext:value-type="string">
            <text:p>'period_start' =&gt; '2018-02-04',</text:p>
          </table:table-cell>
          <table:table-cell table:formula="of:=COM.MICROSOFT.CONCAT(&quot;'period_end' =&gt; '&quot;; TEXT([.B182]; &quot;YYYY-MM-DD&quot;); &quot;',&quot;)" office:value-type="string" office:string-value="'period_end' =&gt; '2018-03-03'," calcext:value-type="string">
            <text:p>'period_end' =&gt; '2018-03-03',</text:p>
          </table:table-cell>
          <table:table-cell table:formula="of:=COM.MICROSOFT.CONCAT(&quot;'year' =&gt; &quot;; [.C182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8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82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82])" office:value-type="string" office:string-value="'week_in_year' =&gt; 45" calcext:value-type="string">
            <text:p>'week_in_year' =&gt; 45</text:p>
          </table:table-cell>
          <table:table-cell table:formula="of:=COM.MICROSOFT.CONCAT(&quot;[ &quot;; [.H182]; &quot; &quot;; [.I182]; &quot; &quot;; [.J182]; &quot; &quot;; [.K182]; &quot; &quot;; [.L182]; &quot; &quot;; [.M182]; &quot; ],&quot;)" office:value-type="string" office:string-value="[ 'period_start' =&gt; '2018-02-04', 'period_end' =&gt; '2018-03-03', 'year' =&gt; 2017, 'quarter' =&gt; 4, 'period' =&gt; 12, 'week_in_year' =&gt; 45 ]," calcext:value-type="string">
            <text:p>[ 'period_start' =&gt; '2018-02-04', 'period_end' =&gt; '2018-03-03', 'year' =&gt; 2017, 'quarter' =&gt; 4, 'period' =&gt; 12, 'week_in_year' =&gt; 45 ],</text:p>
          </table:table-cell>
        </table:table-row>
        <table:table-row table:style-name="ro1">
          <table:table-cell table:formula="of:=[.B182]+1" office:value-type="date" office:date-value="2018-03-04" calcext:value-type="date">
            <text:p>2018-03-04</text:p>
          </table:table-cell>
          <table:table-cell table:style-name="ce2" office:value-type="date" office:date-value="2018-03-31" calcext:value-type="date">
            <text:p>2018-03-31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82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83]; &quot;YYYY-MM-DD&quot;); &quot;',&quot;)" office:value-type="string" office:string-value="'period_start' =&gt; '2018-03-04'," calcext:value-type="string">
            <text:p>'period_start' =&gt; '2018-03-04',</text:p>
          </table:table-cell>
          <table:table-cell table:formula="of:=COM.MICROSOFT.CONCAT(&quot;'period_end' =&gt; '&quot;; TEXT([.B183]; &quot;YYYY-MM-DD&quot;); &quot;',&quot;)" office:value-type="string" office:string-value="'period_end' =&gt; '2018-03-31'," calcext:value-type="string">
            <text:p>'period_end' =&gt; '2018-03-31',</text:p>
          </table:table-cell>
          <table:table-cell table:formula="of:=COM.MICROSOFT.CONCAT(&quot;'year' =&gt; &quot;; [.C183]; &quot;,&quot;)" office:value-type="string" office:string-value="'year' =&gt; 2017," calcext:value-type="string">
            <text:p>'year' =&gt; 2017,</text:p>
          </table:table-cell>
          <table:table-cell table:formula="of:=COM.MICROSOFT.CONCAT(&quot;'quarter' =&gt; &quot;; [.D18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83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83])" office:value-type="string" office:string-value="'week_in_year' =&gt; 49" calcext:value-type="string">
            <text:p>'week_in_year' =&gt; 49</text:p>
          </table:table-cell>
          <table:table-cell table:formula="of:=COM.MICROSOFT.CONCAT(&quot;[ &quot;; [.H183]; &quot; &quot;; [.I183]; &quot; &quot;; [.J183]; &quot; &quot;; [.K183]; &quot; &quot;; [.L183]; &quot; &quot;; [.M183]; &quot; ],&quot;)" office:value-type="string" office:string-value="[ 'period_start' =&gt; '2018-03-04', 'period_end' =&gt; '2018-03-31', 'year' =&gt; 2017, 'quarter' =&gt; 4, 'period' =&gt; 13, 'week_in_year' =&gt; 49 ]," calcext:value-type="string">
            <text:p>[ 'period_start' =&gt; '2018-03-04', 'period_end' =&gt; '2018-03-31', 'year' =&gt; 2017, 'quarter' =&gt; 4, 'period' =&gt; 13, 'week_in_year' =&gt; 49 ],</text:p>
          </table:table-cell>
        </table:table-row>
        <table:table-row table:style-name="ro1">
          <table:table-cell table:formula="of:=[.B183]+1" office:value-type="date" office:date-value="2018-04-01" calcext:value-type="date">
            <text:p>2018-04-01</text:p>
          </table:table-cell>
          <table:table-cell table:style-name="ce2" office:value-type="date" office:date-value="2018-04-28" calcext:value-type="date">
            <text:p>2018-04-2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84]; &quot;YYYY-MM-DD&quot;); &quot;',&quot;)" office:value-type="string" office:string-value="'period_start' =&gt; '2018-04-01'," calcext:value-type="string">
            <text:p>'period_start' =&gt; '2018-04-01',</text:p>
          </table:table-cell>
          <table:table-cell table:formula="of:=COM.MICROSOFT.CONCAT(&quot;'period_end' =&gt; '&quot;; TEXT([.B184]; &quot;YYYY-MM-DD&quot;); &quot;',&quot;)" office:value-type="string" office:string-value="'period_end' =&gt; '2018-04-28'," calcext:value-type="string">
            <text:p>'period_end' =&gt; '2018-04-28',</text:p>
          </table:table-cell>
          <table:table-cell table:formula="of:=COM.MICROSOFT.CONCAT(&quot;'year' =&gt; &quot;; [.C184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8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84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84])" office:value-type="string" office:string-value="'week_in_year' =&gt; 1" calcext:value-type="string">
            <text:p>'week_in_year' =&gt; 1</text:p>
          </table:table-cell>
          <table:table-cell table:formula="of:=COM.MICROSOFT.CONCAT(&quot;[ &quot;; [.H184]; &quot; &quot;; [.I184]; &quot; &quot;; [.J184]; &quot; &quot;; [.K184]; &quot; &quot;; [.L184]; &quot; &quot;; [.M184]; &quot; ],&quot;)" office:value-type="string" office:string-value="[ 'period_start' =&gt; '2018-04-01', 'period_end' =&gt; '2018-04-28', 'year' =&gt; 2018, 'quarter' =&gt; 1, 'period' =&gt; 1, 'week_in_year' =&gt; 1 ]," calcext:value-type="string">
            <text:p>[ 'period_start' =&gt; '2018-04-01', 'period_end' =&gt; '2018-04-28', 'year' =&gt; 2018, 'quarter' =&gt; 1, 'period' =&gt; 1, 'week_in_year' =&gt; 1 ],</text:p>
          </table:table-cell>
        </table:table-row>
        <table:table-row table:style-name="ro1">
          <table:table-cell table:formula="of:=[.B184]+1" office:value-type="date" office:date-value="2018-04-29" calcext:value-type="date">
            <text:p>2018-04-29</text:p>
          </table:table-cell>
          <table:table-cell table:style-name="ce2" office:value-type="date" office:date-value="2018-05-26" calcext:value-type="date">
            <text:p>2018-05-2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85]; &quot;YYYY-MM-DD&quot;); &quot;',&quot;)" office:value-type="string" office:string-value="'period_start' =&gt; '2018-04-29'," calcext:value-type="string">
            <text:p>'period_start' =&gt; '2018-04-29',</text:p>
          </table:table-cell>
          <table:table-cell table:formula="of:=COM.MICROSOFT.CONCAT(&quot;'period_end' =&gt; '&quot;; TEXT([.B185]; &quot;YYYY-MM-DD&quot;); &quot;',&quot;)" office:value-type="string" office:string-value="'period_end' =&gt; '2018-05-26'," calcext:value-type="string">
            <text:p>'period_end' =&gt; '2018-05-26',</text:p>
          </table:table-cell>
          <table:table-cell table:formula="of:=COM.MICROSOFT.CONCAT(&quot;'year' =&gt; &quot;; [.C185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8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85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85])" office:value-type="string" office:string-value="'week_in_year' =&gt; 5" calcext:value-type="string">
            <text:p>'week_in_year' =&gt; 5</text:p>
          </table:table-cell>
          <table:table-cell table:formula="of:=COM.MICROSOFT.CONCAT(&quot;[ &quot;; [.H185]; &quot; &quot;; [.I185]; &quot; &quot;; [.J185]; &quot; &quot;; [.K185]; &quot; &quot;; [.L185]; &quot; &quot;; [.M185]; &quot; ],&quot;)" office:value-type="string" office:string-value="[ 'period_start' =&gt; '2018-04-29', 'period_end' =&gt; '2018-05-26', 'year' =&gt; 2018, 'quarter' =&gt; 1, 'period' =&gt; 2, 'week_in_year' =&gt; 5 ]," calcext:value-type="string">
            <text:p>[ 'period_start' =&gt; '2018-04-29', 'period_end' =&gt; '2018-05-26', 'year' =&gt; 2018, 'quarter' =&gt; 1, 'period' =&gt; 2, 'week_in_year' =&gt; 5 ],</text:p>
          </table:table-cell>
        </table:table-row>
        <table:table-row table:style-name="ro1">
          <table:table-cell table:formula="of:=[.B185]+1" office:value-type="date" office:date-value="2018-05-27" calcext:value-type="date">
            <text:p>2018-05-27</text:p>
          </table:table-cell>
          <table:table-cell table:style-name="ce2" office:value-type="date" office:date-value="2018-06-23" calcext:value-type="date">
            <text:p>2018-06-2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86]; &quot;YYYY-MM-DD&quot;); &quot;',&quot;)" office:value-type="string" office:string-value="'period_start' =&gt; '2018-05-27'," calcext:value-type="string">
            <text:p>'period_start' =&gt; '2018-05-27',</text:p>
          </table:table-cell>
          <table:table-cell table:formula="of:=COM.MICROSOFT.CONCAT(&quot;'period_end' =&gt; '&quot;; TEXT([.B186]; &quot;YYYY-MM-DD&quot;); &quot;',&quot;)" office:value-type="string" office:string-value="'period_end' =&gt; '2018-06-23'," calcext:value-type="string">
            <text:p>'period_end' =&gt; '2018-06-23',</text:p>
          </table:table-cell>
          <table:table-cell table:formula="of:=COM.MICROSOFT.CONCAT(&quot;'year' =&gt; &quot;; [.C186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8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86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86])" office:value-type="string" office:string-value="'week_in_year' =&gt; 9" calcext:value-type="string">
            <text:p>'week_in_year' =&gt; 9</text:p>
          </table:table-cell>
          <table:table-cell table:formula="of:=COM.MICROSOFT.CONCAT(&quot;[ &quot;; [.H186]; &quot; &quot;; [.I186]; &quot; &quot;; [.J186]; &quot; &quot;; [.K186]; &quot; &quot;; [.L186]; &quot; &quot;; [.M186]; &quot; ],&quot;)" office:value-type="string" office:string-value="[ 'period_start' =&gt; '2018-05-27', 'period_end' =&gt; '2018-06-23', 'year' =&gt; 2018, 'quarter' =&gt; 1, 'period' =&gt; 3, 'week_in_year' =&gt; 9 ]," calcext:value-type="string">
            <text:p>[ 'period_start' =&gt; '2018-05-27', 'period_end' =&gt; '2018-06-23', 'year' =&gt; 2018, 'quarter' =&gt; 1, 'period' =&gt; 3, 'week_in_year' =&gt; 9 ],</text:p>
          </table:table-cell>
        </table:table-row>
        <table:table-row table:style-name="ro1">
          <table:table-cell table:formula="of:=[.B186]+1" office:value-type="date" office:date-value="2018-06-24" calcext:value-type="date">
            <text:p>2018-06-24</text:p>
          </table:table-cell>
          <table:table-cell table:style-name="ce2" office:value-type="date" office:date-value="2018-07-21" calcext:value-type="date">
            <text:p>2018-07-21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187]; &quot;YYYY-MM-DD&quot;); &quot;',&quot;)" office:value-type="string" office:string-value="'period_start' =&gt; '2018-06-24'," calcext:value-type="string">
            <text:p>'period_start' =&gt; '2018-06-24',</text:p>
          </table:table-cell>
          <table:table-cell table:formula="of:=COM.MICROSOFT.CONCAT(&quot;'period_end' =&gt; '&quot;; TEXT([.B187]; &quot;YYYY-MM-DD&quot;); &quot;',&quot;)" office:value-type="string" office:string-value="'period_end' =&gt; '2018-07-21'," calcext:value-type="string">
            <text:p>'period_end' =&gt; '2018-07-21',</text:p>
          </table:table-cell>
          <table:table-cell table:formula="of:=COM.MICROSOFT.CONCAT(&quot;'year' =&gt; &quot;; [.C187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8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87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187])" office:value-type="string" office:string-value="'week_in_year' =&gt; 13" calcext:value-type="string">
            <text:p>'week_in_year' =&gt; 13</text:p>
          </table:table-cell>
          <table:table-cell table:formula="of:=COM.MICROSOFT.CONCAT(&quot;[ &quot;; [.H187]; &quot; &quot;; [.I187]; &quot; &quot;; [.J187]; &quot; &quot;; [.K187]; &quot; &quot;; [.L187]; &quot; &quot;; [.M187]; &quot; ],&quot;)" office:value-type="string" office:string-value="[ 'period_start' =&gt; '2018-06-24', 'period_end' =&gt; '2018-07-21', 'year' =&gt; 2018, 'quarter' =&gt; 2, 'period' =&gt; 4, 'week_in_year' =&gt; 13 ]," calcext:value-type="string">
            <text:p>[ 'period_start' =&gt; '2018-06-24', 'period_end' =&gt; '2018-07-21', 'year' =&gt; 2018, 'quarter' =&gt; 2, 'period' =&gt; 4, 'week_in_year' =&gt; 13 ],</text:p>
          </table:table-cell>
        </table:table-row>
        <table:table-row table:style-name="ro1">
          <table:table-cell table:formula="of:=[.B187]+1" office:value-type="date" office:date-value="2018-07-22" calcext:value-type="date">
            <text:p>2018-07-22</text:p>
          </table:table-cell>
          <table:table-cell table:style-name="ce2" office:value-type="date" office:date-value="2018-08-18" calcext:value-type="date">
            <text:p>2018-08-1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187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188]; &quot;YYYY-MM-DD&quot;); &quot;',&quot;)" office:value-type="string" office:string-value="'period_start' =&gt; '2018-07-22'," calcext:value-type="string">
            <text:p>'period_start' =&gt; '2018-07-22',</text:p>
          </table:table-cell>
          <table:table-cell table:formula="of:=COM.MICROSOFT.CONCAT(&quot;'period_end' =&gt; '&quot;; TEXT([.B188]; &quot;YYYY-MM-DD&quot;); &quot;',&quot;)" office:value-type="string" office:string-value="'period_end' =&gt; '2018-08-18'," calcext:value-type="string">
            <text:p>'period_end' =&gt; '2018-08-18',</text:p>
          </table:table-cell>
          <table:table-cell table:formula="of:=COM.MICROSOFT.CONCAT(&quot;'year' =&gt; &quot;; [.C188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8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88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188])" office:value-type="string" office:string-value="'week_in_year' =&gt; 17" calcext:value-type="string">
            <text:p>'week_in_year' =&gt; 17</text:p>
          </table:table-cell>
          <table:table-cell table:formula="of:=COM.MICROSOFT.CONCAT(&quot;[ &quot;; [.H188]; &quot; &quot;; [.I188]; &quot; &quot;; [.J188]; &quot; &quot;; [.K188]; &quot; &quot;; [.L188]; &quot; &quot;; [.M188]; &quot; ],&quot;)" office:value-type="string" office:string-value="[ 'period_start' =&gt; '2018-07-22', 'period_end' =&gt; '2018-08-18', 'year' =&gt; 2018, 'quarter' =&gt; 2, 'period' =&gt; 5, 'week_in_year' =&gt; 17 ]," calcext:value-type="string">
            <text:p>[ 'period_start' =&gt; '2018-07-22', 'period_end' =&gt; '2018-08-18', 'year' =&gt; 2018, 'quarter' =&gt; 2, 'period' =&gt; 5, 'week_in_year' =&gt; 17 ],</text:p>
          </table:table-cell>
        </table:table-row>
        <table:table-row table:style-name="ro1">
          <table:table-cell table:formula="of:=[.B188]+1" office:value-type="date" office:date-value="2018-08-19" calcext:value-type="date">
            <text:p>2018-08-19</text:p>
          </table:table-cell>
          <table:table-cell table:style-name="ce2" office:value-type="date" office:date-value="2018-09-15" calcext:value-type="date">
            <text:p>2018-09-15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188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189]; &quot;YYYY-MM-DD&quot;); &quot;',&quot;)" office:value-type="string" office:string-value="'period_start' =&gt; '2018-08-19'," calcext:value-type="string">
            <text:p>'period_start' =&gt; '2018-08-19',</text:p>
          </table:table-cell>
          <table:table-cell table:formula="of:=COM.MICROSOFT.CONCAT(&quot;'period_end' =&gt; '&quot;; TEXT([.B189]; &quot;YYYY-MM-DD&quot;); &quot;',&quot;)" office:value-type="string" office:string-value="'period_end' =&gt; '2018-09-15'," calcext:value-type="string">
            <text:p>'period_end' =&gt; '2018-09-15',</text:p>
          </table:table-cell>
          <table:table-cell table:formula="of:=COM.MICROSOFT.CONCAT(&quot;'year' =&gt; &quot;; [.C189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8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189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189])" office:value-type="string" office:string-value="'week_in_year' =&gt; 21" calcext:value-type="string">
            <text:p>'week_in_year' =&gt; 21</text:p>
          </table:table-cell>
          <table:table-cell table:formula="of:=COM.MICROSOFT.CONCAT(&quot;[ &quot;; [.H189]; &quot; &quot;; [.I189]; &quot; &quot;; [.J189]; &quot; &quot;; [.K189]; &quot; &quot;; [.L189]; &quot; &quot;; [.M189]; &quot; ],&quot;)" office:value-type="string" office:string-value="[ 'period_start' =&gt; '2018-08-19', 'period_end' =&gt; '2018-09-15', 'year' =&gt; 2018, 'quarter' =&gt; 2, 'period' =&gt; 6, 'week_in_year' =&gt; 21 ]," calcext:value-type="string">
            <text:p>[ 'period_start' =&gt; '2018-08-19', 'period_end' =&gt; '2018-09-15', 'year' =&gt; 2018, 'quarter' =&gt; 2, 'period' =&gt; 6, 'week_in_year' =&gt; 21 ],</text:p>
          </table:table-cell>
        </table:table-row>
        <table:table-row table:style-name="ro1">
          <table:table-cell table:formula="of:=[.B189]+1" office:value-type="date" office:date-value="2018-09-16" calcext:value-type="date">
            <text:p>2018-09-16</text:p>
          </table:table-cell>
          <table:table-cell table:style-name="ce2" office:value-type="date" office:date-value="2018-10-13" calcext:value-type="date">
            <text:p>2018-10-13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189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190]; &quot;YYYY-MM-DD&quot;); &quot;',&quot;)" office:value-type="string" office:string-value="'period_start' =&gt; '2018-09-16'," calcext:value-type="string">
            <text:p>'period_start' =&gt; '2018-09-16',</text:p>
          </table:table-cell>
          <table:table-cell table:formula="of:=COM.MICROSOFT.CONCAT(&quot;'period_end' =&gt; '&quot;; TEXT([.B190]; &quot;YYYY-MM-DD&quot;); &quot;',&quot;)" office:value-type="string" office:string-value="'period_end' =&gt; '2018-10-13'," calcext:value-type="string">
            <text:p>'period_end' =&gt; '2018-10-13',</text:p>
          </table:table-cell>
          <table:table-cell table:formula="of:=COM.MICROSOFT.CONCAT(&quot;'year' =&gt; &quot;; [.C190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90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190])" office:value-type="string" office:string-value="'week_in_year' =&gt; 25" calcext:value-type="string">
            <text:p>'week_in_year' =&gt; 25</text:p>
          </table:table-cell>
          <table:table-cell table:formula="of:=COM.MICROSOFT.CONCAT(&quot;[ &quot;; [.H190]; &quot; &quot;; [.I190]; &quot; &quot;; [.J190]; &quot; &quot;; [.K190]; &quot; &quot;; [.L190]; &quot; &quot;; [.M190]; &quot; ],&quot;)" office:value-type="string" office:string-value="[ 'period_start' =&gt; '2018-09-16', 'period_end' =&gt; '2018-10-13', 'year' =&gt; 2018, 'quarter' =&gt; 3, 'period' =&gt; 7, 'week_in_year' =&gt; 25 ]," calcext:value-type="string">
            <text:p>[ 'period_start' =&gt; '2018-09-16', 'period_end' =&gt; '2018-10-13', 'year' =&gt; 2018, 'quarter' =&gt; 3, 'period' =&gt; 7, 'week_in_year' =&gt; 25 ],</text:p>
          </table:table-cell>
        </table:table-row>
        <table:table-row table:style-name="ro1">
          <table:table-cell table:formula="of:=[.B190]+1" office:value-type="date" office:date-value="2018-10-14" calcext:value-type="date">
            <text:p>2018-10-14</text:p>
          </table:table-cell>
          <table:table-cell table:style-name="ce2" office:value-type="date" office:date-value="2018-11-10" calcext:value-type="date">
            <text:p>2018-11-1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190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191]; &quot;YYYY-MM-DD&quot;); &quot;',&quot;)" office:value-type="string" office:string-value="'period_start' =&gt; '2018-10-14'," calcext:value-type="string">
            <text:p>'period_start' =&gt; '2018-10-14',</text:p>
          </table:table-cell>
          <table:table-cell table:formula="of:=COM.MICROSOFT.CONCAT(&quot;'period_end' =&gt; '&quot;; TEXT([.B191]; &quot;YYYY-MM-DD&quot;); &quot;',&quot;)" office:value-type="string" office:string-value="'period_end' =&gt; '2018-11-10'," calcext:value-type="string">
            <text:p>'period_end' =&gt; '2018-11-10',</text:p>
          </table:table-cell>
          <table:table-cell table:formula="of:=COM.MICROSOFT.CONCAT(&quot;'year' =&gt; &quot;; [.C191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91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191])" office:value-type="string" office:string-value="'week_in_year' =&gt; 29" calcext:value-type="string">
            <text:p>'week_in_year' =&gt; 29</text:p>
          </table:table-cell>
          <table:table-cell table:formula="of:=COM.MICROSOFT.CONCAT(&quot;[ &quot;; [.H191]; &quot; &quot;; [.I191]; &quot; &quot;; [.J191]; &quot; &quot;; [.K191]; &quot; &quot;; [.L191]; &quot; &quot;; [.M191]; &quot; ],&quot;)" office:value-type="string" office:string-value="[ 'period_start' =&gt; '2018-10-14', 'period_end' =&gt; '2018-11-10', 'year' =&gt; 2018, 'quarter' =&gt; 3, 'period' =&gt; 8, 'week_in_year' =&gt; 29 ]," calcext:value-type="string">
            <text:p>[ 'period_start' =&gt; '2018-10-14', 'period_end' =&gt; '2018-11-10', 'year' =&gt; 2018, 'quarter' =&gt; 3, 'period' =&gt; 8, 'week_in_year' =&gt; 29 ],</text:p>
          </table:table-cell>
        </table:table-row>
        <table:table-row table:style-name="ro1">
          <table:table-cell table:formula="of:=[.B191]+1" office:value-type="date" office:date-value="2018-11-11" calcext:value-type="date">
            <text:p>2018-11-11</text:p>
          </table:table-cell>
          <table:table-cell table:style-name="ce2" office:value-type="date" office:date-value="2018-12-08" calcext:value-type="date">
            <text:p>2018-12-08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91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192]; &quot;YYYY-MM-DD&quot;); &quot;',&quot;)" office:value-type="string" office:string-value="'period_start' =&gt; '2018-11-11'," calcext:value-type="string">
            <text:p>'period_start' =&gt; '2018-11-11',</text:p>
          </table:table-cell>
          <table:table-cell table:formula="of:=COM.MICROSOFT.CONCAT(&quot;'period_end' =&gt; '&quot;; TEXT([.B192]; &quot;YYYY-MM-DD&quot;); &quot;',&quot;)" office:value-type="string" office:string-value="'period_end' =&gt; '2018-12-08'," calcext:value-type="string">
            <text:p>'period_end' =&gt; '2018-12-08',</text:p>
          </table:table-cell>
          <table:table-cell table:formula="of:=COM.MICROSOFT.CONCAT(&quot;'year' =&gt; &quot;; [.C192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192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192])" office:value-type="string" office:string-value="'week_in_year' =&gt; 33" calcext:value-type="string">
            <text:p>'week_in_year' =&gt; 33</text:p>
          </table:table-cell>
          <table:table-cell table:formula="of:=COM.MICROSOFT.CONCAT(&quot;[ &quot;; [.H192]; &quot; &quot;; [.I192]; &quot; &quot;; [.J192]; &quot; &quot;; [.K192]; &quot; &quot;; [.L192]; &quot; &quot;; [.M192]; &quot; ],&quot;)" office:value-type="string" office:string-value="[ 'period_start' =&gt; '2018-11-11', 'period_end' =&gt; '2018-12-08', 'year' =&gt; 2018, 'quarter' =&gt; 3, 'period' =&gt; 9, 'week_in_year' =&gt; 33 ]," calcext:value-type="string">
            <text:p>[ 'period_start' =&gt; '2018-11-11', 'period_end' =&gt; '2018-12-08', 'year' =&gt; 2018, 'quarter' =&gt; 3, 'period' =&gt; 9, 'week_in_year' =&gt; 33 ],</text:p>
          </table:table-cell>
        </table:table-row>
        <table:table-row table:style-name="ro1">
          <table:table-cell table:formula="of:=[.B192]+1" office:value-type="date" office:date-value="2018-12-09" calcext:value-type="date">
            <text:p>2018-12-09</text:p>
          </table:table-cell>
          <table:table-cell table:style-name="ce2" office:value-type="date" office:date-value="2019-01-05" calcext:value-type="date">
            <text:p>2019-01-05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192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193]; &quot;YYYY-MM-DD&quot;); &quot;',&quot;)" office:value-type="string" office:string-value="'period_start' =&gt; '2018-12-09'," calcext:value-type="string">
            <text:p>'period_start' =&gt; '2018-12-09',</text:p>
          </table:table-cell>
          <table:table-cell table:formula="of:=COM.MICROSOFT.CONCAT(&quot;'period_end' =&gt; '&quot;; TEXT([.B193]; &quot;YYYY-MM-DD&quot;); &quot;',&quot;)" office:value-type="string" office:string-value="'period_end' =&gt; '2019-01-05'," calcext:value-type="string">
            <text:p>'period_end' =&gt; '2019-01-05',</text:p>
          </table:table-cell>
          <table:table-cell table:formula="of:=COM.MICROSOFT.CONCAT(&quot;'year' =&gt; &quot;; [.C193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93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193])" office:value-type="string" office:string-value="'week_in_year' =&gt; 37" calcext:value-type="string">
            <text:p>'week_in_year' =&gt; 37</text:p>
          </table:table-cell>
          <table:table-cell table:formula="of:=COM.MICROSOFT.CONCAT(&quot;[ &quot;; [.H193]; &quot; &quot;; [.I193]; &quot; &quot;; [.J193]; &quot; &quot;; [.K193]; &quot; &quot;; [.L193]; &quot; &quot;; [.M193]; &quot; ],&quot;)" office:value-type="string" office:string-value="[ 'period_start' =&gt; '2018-12-09', 'period_end' =&gt; '2019-01-05', 'year' =&gt; 2018, 'quarter' =&gt; 4, 'period' =&gt; 10, 'week_in_year' =&gt; 37 ]," calcext:value-type="string">
            <text:p>[ 'period_start' =&gt; '2018-12-09', 'period_end' =&gt; '2019-01-05', 'year' =&gt; 2018, 'quarter' =&gt; 4, 'period' =&gt; 10, 'week_in_year' =&gt; 37 ],</text:p>
          </table:table-cell>
        </table:table-row>
        <table:table-row table:style-name="ro1">
          <table:table-cell table:formula="of:=[.B193]+1" office:value-type="date" office:date-value="2019-01-06" calcext:value-type="date">
            <text:p>2019-01-06</text:p>
          </table:table-cell>
          <table:table-cell table:style-name="ce2" office:value-type="date" office:date-value="2019-02-02" calcext:value-type="date">
            <text:p>2019-02-02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93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194]; &quot;YYYY-MM-DD&quot;); &quot;',&quot;)" office:value-type="string" office:string-value="'period_start' =&gt; '2019-01-06'," calcext:value-type="string">
            <text:p>'period_start' =&gt; '2019-01-06',</text:p>
          </table:table-cell>
          <table:table-cell table:formula="of:=COM.MICROSOFT.CONCAT(&quot;'period_end' =&gt; '&quot;; TEXT([.B194]; &quot;YYYY-MM-DD&quot;); &quot;',&quot;)" office:value-type="string" office:string-value="'period_end' =&gt; '2019-02-02'," calcext:value-type="string">
            <text:p>'period_end' =&gt; '2019-02-02',</text:p>
          </table:table-cell>
          <table:table-cell table:formula="of:=COM.MICROSOFT.CONCAT(&quot;'year' =&gt; &quot;; [.C194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94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194])" office:value-type="string" office:string-value="'week_in_year' =&gt; 41" calcext:value-type="string">
            <text:p>'week_in_year' =&gt; 41</text:p>
          </table:table-cell>
          <table:table-cell table:formula="of:=COM.MICROSOFT.CONCAT(&quot;[ &quot;; [.H194]; &quot; &quot;; [.I194]; &quot; &quot;; [.J194]; &quot; &quot;; [.K194]; &quot; &quot;; [.L194]; &quot; &quot;; [.M194]; &quot; ],&quot;)" office:value-type="string" office:string-value="[ 'period_start' =&gt; '2019-01-06', 'period_end' =&gt; '2019-02-02', 'year' =&gt; 2018, 'quarter' =&gt; 4, 'period' =&gt; 11, 'week_in_year' =&gt; 41 ]," calcext:value-type="string">
            <text:p>[ 'period_start' =&gt; '2019-01-06', 'period_end' =&gt; '2019-02-02', 'year' =&gt; 2018, 'quarter' =&gt; 4, 'period' =&gt; 11, 'week_in_year' =&gt; 41 ],</text:p>
          </table:table-cell>
        </table:table-row>
        <table:table-row table:style-name="ro1">
          <table:table-cell table:formula="of:=[.B194]+1" office:value-type="date" office:date-value="2019-02-03" calcext:value-type="date">
            <text:p>2019-02-03</text:p>
          </table:table-cell>
          <table:table-cell table:style-name="ce2" office:value-type="date" office:date-value="2019-03-02" calcext:value-type="date">
            <text:p>2019-03-02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194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195]; &quot;YYYY-MM-DD&quot;); &quot;',&quot;)" office:value-type="string" office:string-value="'period_start' =&gt; '2019-02-03'," calcext:value-type="string">
            <text:p>'period_start' =&gt; '2019-02-03',</text:p>
          </table:table-cell>
          <table:table-cell table:formula="of:=COM.MICROSOFT.CONCAT(&quot;'period_end' =&gt; '&quot;; TEXT([.B195]; &quot;YYYY-MM-DD&quot;); &quot;',&quot;)" office:value-type="string" office:string-value="'period_end' =&gt; '2019-03-02'," calcext:value-type="string">
            <text:p>'period_end' =&gt; '2019-03-02',</text:p>
          </table:table-cell>
          <table:table-cell table:formula="of:=COM.MICROSOFT.CONCAT(&quot;'year' =&gt; &quot;; [.C195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95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195])" office:value-type="string" office:string-value="'week_in_year' =&gt; 45" calcext:value-type="string">
            <text:p>'week_in_year' =&gt; 45</text:p>
          </table:table-cell>
          <table:table-cell table:formula="of:=COM.MICROSOFT.CONCAT(&quot;[ &quot;; [.H195]; &quot; &quot;; [.I195]; &quot; &quot;; [.J195]; &quot; &quot;; [.K195]; &quot; &quot;; [.L195]; &quot; &quot;; [.M195]; &quot; ],&quot;)" office:value-type="string" office:string-value="[ 'period_start' =&gt; '2019-02-03', 'period_end' =&gt; '2019-03-02', 'year' =&gt; 2018, 'quarter' =&gt; 4, 'period' =&gt; 12, 'week_in_year' =&gt; 45 ]," calcext:value-type="string">
            <text:p>[ 'period_start' =&gt; '2019-02-03', 'period_end' =&gt; '2019-03-02', 'year' =&gt; 2018, 'quarter' =&gt; 4, 'period' =&gt; 12, 'week_in_year' =&gt; 45 ],</text:p>
          </table:table-cell>
        </table:table-row>
        <table:table-row table:style-name="ro1">
          <table:table-cell table:formula="of:=[.B195]+1" office:value-type="date" office:date-value="2019-03-03" calcext:value-type="date">
            <text:p>2019-03-03</text:p>
          </table:table-cell>
          <table:table-cell table:style-name="ce2" office:value-type="date" office:date-value="2019-03-31" calcext:value-type="date">
            <text:p>2019-03-31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195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196]; &quot;YYYY-MM-DD&quot;); &quot;',&quot;)" office:value-type="string" office:string-value="'period_start' =&gt; '2019-03-03'," calcext:value-type="string">
            <text:p>'period_start' =&gt; '2019-03-03',</text:p>
          </table:table-cell>
          <table:table-cell table:formula="of:=COM.MICROSOFT.CONCAT(&quot;'period_end' =&gt; '&quot;; TEXT([.B196]; &quot;YYYY-MM-DD&quot;); &quot;',&quot;)" office:value-type="string" office:string-value="'period_end' =&gt; '2019-03-31'," calcext:value-type="string">
            <text:p>'period_end' =&gt; '2019-03-31',</text:p>
          </table:table-cell>
          <table:table-cell table:formula="of:=COM.MICROSOFT.CONCAT(&quot;'year' =&gt; &quot;; [.C196]; &quot;,&quot;)" office:value-type="string" office:string-value="'year' =&gt; 2018," calcext:value-type="string">
            <text:p>'year' =&gt; 2018,</text:p>
          </table:table-cell>
          <table:table-cell table:formula="of:=COM.MICROSOFT.CONCAT(&quot;'quarter' =&gt; &quot;; [.D19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196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196])" office:value-type="string" office:string-value="'week_in_year' =&gt; 49" calcext:value-type="string">
            <text:p>'week_in_year' =&gt; 49</text:p>
          </table:table-cell>
          <table:table-cell table:formula="of:=COM.MICROSOFT.CONCAT(&quot;[ &quot;; [.H196]; &quot; &quot;; [.I196]; &quot; &quot;; [.J196]; &quot; &quot;; [.K196]; &quot; &quot;; [.L196]; &quot; &quot;; [.M196]; &quot; ],&quot;)" office:value-type="string" office:string-value="[ 'period_start' =&gt; '2019-03-03', 'period_end' =&gt; '2019-03-31', 'year' =&gt; 2018, 'quarter' =&gt; 4, 'period' =&gt; 13, 'week_in_year' =&gt; 49 ]," calcext:value-type="string">
            <text:p>[ 'period_start' =&gt; '2019-03-03', 'period_end' =&gt; '2019-03-31', 'year' =&gt; 2018, 'quarter' =&gt; 4, 'period' =&gt; 13, 'week_in_year' =&gt; 49 ],</text:p>
          </table:table-cell>
        </table:table-row>
        <table:table-row table:style-name="ro1">
          <table:table-cell table:formula="of:=[.B196]+1" office:value-type="date" office:date-value="2019-04-01" calcext:value-type="date">
            <text:p>2019-04-01</text:p>
          </table:table-cell>
          <table:table-cell table:style-name="ce2" office:value-type="date" office:date-value="2019-04-27" calcext:value-type="date">
            <text:p>2019-04-27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197]; &quot;YYYY-MM-DD&quot;); &quot;',&quot;)" office:value-type="string" office:string-value="'period_start' =&gt; '2019-04-01'," calcext:value-type="string">
            <text:p>'period_start' =&gt; '2019-04-01',</text:p>
          </table:table-cell>
          <table:table-cell table:formula="of:=COM.MICROSOFT.CONCAT(&quot;'period_end' =&gt; '&quot;; TEXT([.B197]; &quot;YYYY-MM-DD&quot;); &quot;',&quot;)" office:value-type="string" office:string-value="'period_end' =&gt; '2019-04-27'," calcext:value-type="string">
            <text:p>'period_end' =&gt; '2019-04-27',</text:p>
          </table:table-cell>
          <table:table-cell table:formula="of:=COM.MICROSOFT.CONCAT(&quot;'year' =&gt; &quot;; [.C197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19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97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197])" office:value-type="string" office:string-value="'week_in_year' =&gt; 1" calcext:value-type="string">
            <text:p>'week_in_year' =&gt; 1</text:p>
          </table:table-cell>
          <table:table-cell table:formula="of:=COM.MICROSOFT.CONCAT(&quot;[ &quot;; [.H197]; &quot; &quot;; [.I197]; &quot; &quot;; [.J197]; &quot; &quot;; [.K197]; &quot; &quot;; [.L197]; &quot; &quot;; [.M197]; &quot; ],&quot;)" office:value-type="string" office:string-value="[ 'period_start' =&gt; '2019-04-01', 'period_end' =&gt; '2019-04-27', 'year' =&gt; 2019, 'quarter' =&gt; 1, 'period' =&gt; 1, 'week_in_year' =&gt; 1 ]," calcext:value-type="string">
            <text:p>[ 'period_start' =&gt; '2019-04-01', 'period_end' =&gt; '2019-04-27', 'year' =&gt; 2019, 'quarter' =&gt; 1, 'period' =&gt; 1, 'week_in_year' =&gt; 1 ],</text:p>
          </table:table-cell>
        </table:table-row>
        <table:table-row table:style-name="ro1">
          <table:table-cell table:formula="of:=[.B197]+1" office:value-type="date" office:date-value="2019-04-28" calcext:value-type="date">
            <text:p>2019-04-28</text:p>
          </table:table-cell>
          <table:table-cell table:style-name="ce2" office:value-type="date" office:date-value="2019-05-25" calcext:value-type="date">
            <text:p>2019-05-25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198]; &quot;YYYY-MM-DD&quot;); &quot;',&quot;)" office:value-type="string" office:string-value="'period_start' =&gt; '2019-04-28'," calcext:value-type="string">
            <text:p>'period_start' =&gt; '2019-04-28',</text:p>
          </table:table-cell>
          <table:table-cell table:formula="of:=COM.MICROSOFT.CONCAT(&quot;'period_end' =&gt; '&quot;; TEXT([.B198]; &quot;YYYY-MM-DD&quot;); &quot;',&quot;)" office:value-type="string" office:string-value="'period_end' =&gt; '2019-05-25'," calcext:value-type="string">
            <text:p>'period_end' =&gt; '2019-05-25',</text:p>
          </table:table-cell>
          <table:table-cell table:formula="of:=COM.MICROSOFT.CONCAT(&quot;'year' =&gt; &quot;; [.C198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19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98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198])" office:value-type="string" office:string-value="'week_in_year' =&gt; 5" calcext:value-type="string">
            <text:p>'week_in_year' =&gt; 5</text:p>
          </table:table-cell>
          <table:table-cell table:formula="of:=COM.MICROSOFT.CONCAT(&quot;[ &quot;; [.H198]; &quot; &quot;; [.I198]; &quot; &quot;; [.J198]; &quot; &quot;; [.K198]; &quot; &quot;; [.L198]; &quot; &quot;; [.M198]; &quot; ],&quot;)" office:value-type="string" office:string-value="[ 'period_start' =&gt; '2019-04-28', 'period_end' =&gt; '2019-05-25', 'year' =&gt; 2019, 'quarter' =&gt; 1, 'period' =&gt; 2, 'week_in_year' =&gt; 5 ]," calcext:value-type="string">
            <text:p>[ 'period_start' =&gt; '2019-04-28', 'period_end' =&gt; '2019-05-25', 'year' =&gt; 2019, 'quarter' =&gt; 1, 'period' =&gt; 2, 'week_in_year' =&gt; 5 ],</text:p>
          </table:table-cell>
        </table:table-row>
        <table:table-row table:style-name="ro1">
          <table:table-cell table:formula="of:=[.B198]+1" office:value-type="date" office:date-value="2019-05-26" calcext:value-type="date">
            <text:p>2019-05-26</text:p>
          </table:table-cell>
          <table:table-cell table:style-name="ce2" office:value-type="date" office:date-value="2019-06-22" calcext:value-type="date">
            <text:p>2019-06-2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199]; &quot;YYYY-MM-DD&quot;); &quot;',&quot;)" office:value-type="string" office:string-value="'period_start' =&gt; '2019-05-26'," calcext:value-type="string">
            <text:p>'period_start' =&gt; '2019-05-26',</text:p>
          </table:table-cell>
          <table:table-cell table:formula="of:=COM.MICROSOFT.CONCAT(&quot;'period_end' =&gt; '&quot;; TEXT([.B199]; &quot;YYYY-MM-DD&quot;); &quot;',&quot;)" office:value-type="string" office:string-value="'period_end' =&gt; '2019-06-22'," calcext:value-type="string">
            <text:p>'period_end' =&gt; '2019-06-22',</text:p>
          </table:table-cell>
          <table:table-cell table:formula="of:=COM.MICROSOFT.CONCAT(&quot;'year' =&gt; &quot;; [.C199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19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199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199])" office:value-type="string" office:string-value="'week_in_year' =&gt; 9" calcext:value-type="string">
            <text:p>'week_in_year' =&gt; 9</text:p>
          </table:table-cell>
          <table:table-cell table:formula="of:=COM.MICROSOFT.CONCAT(&quot;[ &quot;; [.H199]; &quot; &quot;; [.I199]; &quot; &quot;; [.J199]; &quot; &quot;; [.K199]; &quot; &quot;; [.L199]; &quot; &quot;; [.M199]; &quot; ],&quot;)" office:value-type="string" office:string-value="[ 'period_start' =&gt; '2019-05-26', 'period_end' =&gt; '2019-06-22', 'year' =&gt; 2019, 'quarter' =&gt; 1, 'period' =&gt; 3, 'week_in_year' =&gt; 9 ]," calcext:value-type="string">
            <text:p>[ 'period_start' =&gt; '2019-05-26', 'period_end' =&gt; '2019-06-22', 'year' =&gt; 2019, 'quarter' =&gt; 1, 'period' =&gt; 3, 'week_in_year' =&gt; 9 ],</text:p>
          </table:table-cell>
        </table:table-row>
        <table:table-row table:style-name="ro1">
          <table:table-cell table:formula="of:=[.B199]+1" office:value-type="date" office:date-value="2019-06-23" calcext:value-type="date">
            <text:p>2019-06-23</text:p>
          </table:table-cell>
          <table:table-cell table:style-name="ce2" office:value-type="date" office:date-value="2019-07-20" calcext:value-type="date">
            <text:p>2019-07-20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00]; &quot;YYYY-MM-DD&quot;); &quot;',&quot;)" office:value-type="string" office:string-value="'period_start' =&gt; '2019-06-23'," calcext:value-type="string">
            <text:p>'period_start' =&gt; '2019-06-23',</text:p>
          </table:table-cell>
          <table:table-cell table:formula="of:=COM.MICROSOFT.CONCAT(&quot;'period_end' =&gt; '&quot;; TEXT([.B200]; &quot;YYYY-MM-DD&quot;); &quot;',&quot;)" office:value-type="string" office:string-value="'period_end' =&gt; '2019-07-20'," calcext:value-type="string">
            <text:p>'period_end' =&gt; '2019-07-20',</text:p>
          </table:table-cell>
          <table:table-cell table:formula="of:=COM.MICROSOFT.CONCAT(&quot;'year' =&gt; &quot;; [.C200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00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00])" office:value-type="string" office:string-value="'week_in_year' =&gt; 13" calcext:value-type="string">
            <text:p>'week_in_year' =&gt; 13</text:p>
          </table:table-cell>
          <table:table-cell table:formula="of:=COM.MICROSOFT.CONCAT(&quot;[ &quot;; [.H200]; &quot; &quot;; [.I200]; &quot; &quot;; [.J200]; &quot; &quot;; [.K200]; &quot; &quot;; [.L200]; &quot; &quot;; [.M200]; &quot; ],&quot;)" office:value-type="string" office:string-value="[ 'period_start' =&gt; '2019-06-23', 'period_end' =&gt; '2019-07-20', 'year' =&gt; 2019, 'quarter' =&gt; 2, 'period' =&gt; 4, 'week_in_year' =&gt; 13 ]," calcext:value-type="string">
            <text:p>[ 'period_start' =&gt; '2019-06-23', 'period_end' =&gt; '2019-07-20', 'year' =&gt; 2019, 'quarter' =&gt; 2, 'period' =&gt; 4, 'week_in_year' =&gt; 13 ],</text:p>
          </table:table-cell>
        </table:table-row>
        <table:table-row table:style-name="ro1">
          <table:table-cell table:formula="of:=[.B200]+1" office:value-type="date" office:date-value="2019-07-21" calcext:value-type="date">
            <text:p>2019-07-21</text:p>
          </table:table-cell>
          <table:table-cell table:style-name="ce2" office:value-type="date" office:date-value="2019-08-17" calcext:value-type="date">
            <text:p>2019-08-17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00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01]; &quot;YYYY-MM-DD&quot;); &quot;',&quot;)" office:value-type="string" office:string-value="'period_start' =&gt; '2019-07-21'," calcext:value-type="string">
            <text:p>'period_start' =&gt; '2019-07-21',</text:p>
          </table:table-cell>
          <table:table-cell table:formula="of:=COM.MICROSOFT.CONCAT(&quot;'period_end' =&gt; '&quot;; TEXT([.B201]; &quot;YYYY-MM-DD&quot;); &quot;',&quot;)" office:value-type="string" office:string-value="'period_end' =&gt; '2019-08-17'," calcext:value-type="string">
            <text:p>'period_end' =&gt; '2019-08-17',</text:p>
          </table:table-cell>
          <table:table-cell table:formula="of:=COM.MICROSOFT.CONCAT(&quot;'year' =&gt; &quot;; [.C201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01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01])" office:value-type="string" office:string-value="'week_in_year' =&gt; 17" calcext:value-type="string">
            <text:p>'week_in_year' =&gt; 17</text:p>
          </table:table-cell>
          <table:table-cell table:formula="of:=COM.MICROSOFT.CONCAT(&quot;[ &quot;; [.H201]; &quot; &quot;; [.I201]; &quot; &quot;; [.J201]; &quot; &quot;; [.K201]; &quot; &quot;; [.L201]; &quot; &quot;; [.M201]; &quot; ],&quot;)" office:value-type="string" office:string-value="[ 'period_start' =&gt; '2019-07-21', 'period_end' =&gt; '2019-08-17', 'year' =&gt; 2019, 'quarter' =&gt; 2, 'period' =&gt; 5, 'week_in_year' =&gt; 17 ]," calcext:value-type="string">
            <text:p>[ 'period_start' =&gt; '2019-07-21', 'period_end' =&gt; '2019-08-17', 'year' =&gt; 2019, 'quarter' =&gt; 2, 'period' =&gt; 5, 'week_in_year' =&gt; 17 ],</text:p>
          </table:table-cell>
        </table:table-row>
        <table:table-row table:style-name="ro1">
          <table:table-cell table:formula="of:=[.B201]+1" office:value-type="date" office:date-value="2019-08-18" calcext:value-type="date">
            <text:p>2019-08-18</text:p>
          </table:table-cell>
          <table:table-cell table:style-name="ce2" office:value-type="date" office:date-value="2019-09-14" calcext:value-type="date">
            <text:p>2019-09-14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01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02]; &quot;YYYY-MM-DD&quot;); &quot;',&quot;)" office:value-type="string" office:string-value="'period_start' =&gt; '2019-08-18'," calcext:value-type="string">
            <text:p>'period_start' =&gt; '2019-08-18',</text:p>
          </table:table-cell>
          <table:table-cell table:formula="of:=COM.MICROSOFT.CONCAT(&quot;'period_end' =&gt; '&quot;; TEXT([.B202]; &quot;YYYY-MM-DD&quot;); &quot;',&quot;)" office:value-type="string" office:string-value="'period_end' =&gt; '2019-09-14'," calcext:value-type="string">
            <text:p>'period_end' =&gt; '2019-09-14',</text:p>
          </table:table-cell>
          <table:table-cell table:formula="of:=COM.MICROSOFT.CONCAT(&quot;'year' =&gt; &quot;; [.C202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02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02])" office:value-type="string" office:string-value="'week_in_year' =&gt; 21" calcext:value-type="string">
            <text:p>'week_in_year' =&gt; 21</text:p>
          </table:table-cell>
          <table:table-cell table:formula="of:=COM.MICROSOFT.CONCAT(&quot;[ &quot;; [.H202]; &quot; &quot;; [.I202]; &quot; &quot;; [.J202]; &quot; &quot;; [.K202]; &quot; &quot;; [.L202]; &quot; &quot;; [.M202]; &quot; ],&quot;)" office:value-type="string" office:string-value="[ 'period_start' =&gt; '2019-08-18', 'period_end' =&gt; '2019-09-14', 'year' =&gt; 2019, 'quarter' =&gt; 2, 'period' =&gt; 6, 'week_in_year' =&gt; 21 ]," calcext:value-type="string">
            <text:p>[ 'period_start' =&gt; '2019-08-18', 'period_end' =&gt; '2019-09-14', 'year' =&gt; 2019, 'quarter' =&gt; 2, 'period' =&gt; 6, 'week_in_year' =&gt; 21 ],</text:p>
          </table:table-cell>
        </table:table-row>
        <table:table-row table:style-name="ro1">
          <table:table-cell table:formula="of:=[.B202]+1" office:value-type="date" office:date-value="2019-09-15" calcext:value-type="date">
            <text:p>2019-09-15</text:p>
          </table:table-cell>
          <table:table-cell table:style-name="ce2" office:value-type="date" office:date-value="2019-10-12" calcext:value-type="date">
            <text:p>2019-10-12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02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03]; &quot;YYYY-MM-DD&quot;); &quot;',&quot;)" office:value-type="string" office:string-value="'period_start' =&gt; '2019-09-15'," calcext:value-type="string">
            <text:p>'period_start' =&gt; '2019-09-15',</text:p>
          </table:table-cell>
          <table:table-cell table:formula="of:=COM.MICROSOFT.CONCAT(&quot;'period_end' =&gt; '&quot;; TEXT([.B203]; &quot;YYYY-MM-DD&quot;); &quot;',&quot;)" office:value-type="string" office:string-value="'period_end' =&gt; '2019-10-12'," calcext:value-type="string">
            <text:p>'period_end' =&gt; '2019-10-12',</text:p>
          </table:table-cell>
          <table:table-cell table:formula="of:=COM.MICROSOFT.CONCAT(&quot;'year' =&gt; &quot;; [.C203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03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03])" office:value-type="string" office:string-value="'week_in_year' =&gt; 25" calcext:value-type="string">
            <text:p>'week_in_year' =&gt; 25</text:p>
          </table:table-cell>
          <table:table-cell table:formula="of:=COM.MICROSOFT.CONCAT(&quot;[ &quot;; [.H203]; &quot; &quot;; [.I203]; &quot; &quot;; [.J203]; &quot; &quot;; [.K203]; &quot; &quot;; [.L203]; &quot; &quot;; [.M203]; &quot; ],&quot;)" office:value-type="string" office:string-value="[ 'period_start' =&gt; '2019-09-15', 'period_end' =&gt; '2019-10-12', 'year' =&gt; 2019, 'quarter' =&gt; 3, 'period' =&gt; 7, 'week_in_year' =&gt; 25 ]," calcext:value-type="string">
            <text:p>[ 'period_start' =&gt; '2019-09-15', 'period_end' =&gt; '2019-10-12', 'year' =&gt; 2019, 'quarter' =&gt; 3, 'period' =&gt; 7, 'week_in_year' =&gt; 25 ],</text:p>
          </table:table-cell>
        </table:table-row>
        <table:table-row table:style-name="ro1">
          <table:table-cell table:formula="of:=[.B203]+1" office:value-type="date" office:date-value="2019-10-13" calcext:value-type="date">
            <text:p>2019-10-13</text:p>
          </table:table-cell>
          <table:table-cell table:style-name="ce2" office:value-type="date" office:date-value="2019-11-09" calcext:value-type="date">
            <text:p>2019-11-09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03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04]; &quot;YYYY-MM-DD&quot;); &quot;',&quot;)" office:value-type="string" office:string-value="'period_start' =&gt; '2019-10-13'," calcext:value-type="string">
            <text:p>'period_start' =&gt; '2019-10-13',</text:p>
          </table:table-cell>
          <table:table-cell table:formula="of:=COM.MICROSOFT.CONCAT(&quot;'period_end' =&gt; '&quot;; TEXT([.B204]; &quot;YYYY-MM-DD&quot;); &quot;',&quot;)" office:value-type="string" office:string-value="'period_end' =&gt; '2019-11-09'," calcext:value-type="string">
            <text:p>'period_end' =&gt; '2019-11-09',</text:p>
          </table:table-cell>
          <table:table-cell table:formula="of:=COM.MICROSOFT.CONCAT(&quot;'year' =&gt; &quot;; [.C204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04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04])" office:value-type="string" office:string-value="'week_in_year' =&gt; 29" calcext:value-type="string">
            <text:p>'week_in_year' =&gt; 29</text:p>
          </table:table-cell>
          <table:table-cell table:formula="of:=COM.MICROSOFT.CONCAT(&quot;[ &quot;; [.H204]; &quot; &quot;; [.I204]; &quot; &quot;; [.J204]; &quot; &quot;; [.K204]; &quot; &quot;; [.L204]; &quot; &quot;; [.M204]; &quot; ],&quot;)" office:value-type="string" office:string-value="[ 'period_start' =&gt; '2019-10-13', 'period_end' =&gt; '2019-11-09', 'year' =&gt; 2019, 'quarter' =&gt; 3, 'period' =&gt; 8, 'week_in_year' =&gt; 29 ]," calcext:value-type="string">
            <text:p>[ 'period_start' =&gt; '2019-10-13', 'period_end' =&gt; '2019-11-09', 'year' =&gt; 2019, 'quarter' =&gt; 3, 'period' =&gt; 8, 'week_in_year' =&gt; 29 ],</text:p>
          </table:table-cell>
        </table:table-row>
        <table:table-row table:style-name="ro1">
          <table:table-cell table:formula="of:=[.B204]+1" office:value-type="date" office:date-value="2019-11-10" calcext:value-type="date">
            <text:p>2019-11-10</text:p>
          </table:table-cell>
          <table:table-cell table:style-name="ce2" office:value-type="date" office:date-value="2019-12-07" calcext:value-type="date">
            <text:p>2019-12-07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04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05]; &quot;YYYY-MM-DD&quot;); &quot;',&quot;)" office:value-type="string" office:string-value="'period_start' =&gt; '2019-11-10'," calcext:value-type="string">
            <text:p>'period_start' =&gt; '2019-11-10',</text:p>
          </table:table-cell>
          <table:table-cell table:formula="of:=COM.MICROSOFT.CONCAT(&quot;'period_end' =&gt; '&quot;; TEXT([.B205]; &quot;YYYY-MM-DD&quot;); &quot;',&quot;)" office:value-type="string" office:string-value="'period_end' =&gt; '2019-12-07'," calcext:value-type="string">
            <text:p>'period_end' =&gt; '2019-12-07',</text:p>
          </table:table-cell>
          <table:table-cell table:formula="of:=COM.MICROSOFT.CONCAT(&quot;'year' =&gt; &quot;; [.C205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05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05])" office:value-type="string" office:string-value="'week_in_year' =&gt; 33" calcext:value-type="string">
            <text:p>'week_in_year' =&gt; 33</text:p>
          </table:table-cell>
          <table:table-cell table:formula="of:=COM.MICROSOFT.CONCAT(&quot;[ &quot;; [.H205]; &quot; &quot;; [.I205]; &quot; &quot;; [.J205]; &quot; &quot;; [.K205]; &quot; &quot;; [.L205]; &quot; &quot;; [.M205]; &quot; ],&quot;)" office:value-type="string" office:string-value="[ 'period_start' =&gt; '2019-11-10', 'period_end' =&gt; '2019-12-07', 'year' =&gt; 2019, 'quarter' =&gt; 3, 'period' =&gt; 9, 'week_in_year' =&gt; 33 ]," calcext:value-type="string">
            <text:p>[ 'period_start' =&gt; '2019-11-10', 'period_end' =&gt; '2019-12-07', 'year' =&gt; 2019, 'quarter' =&gt; 3, 'period' =&gt; 9, 'week_in_year' =&gt; 33 ],</text:p>
          </table:table-cell>
        </table:table-row>
        <table:table-row table:style-name="ro1">
          <table:table-cell table:formula="of:=[.B205]+1" office:value-type="date" office:date-value="2019-12-08" calcext:value-type="date">
            <text:p>2019-12-08</text:p>
          </table:table-cell>
          <table:table-cell table:style-name="ce2" office:value-type="date" office:date-value="2020-01-04" calcext:value-type="date">
            <text:p>2020-01-04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05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06]; &quot;YYYY-MM-DD&quot;); &quot;',&quot;)" office:value-type="string" office:string-value="'period_start' =&gt; '2019-12-08'," calcext:value-type="string">
            <text:p>'period_start' =&gt; '2019-12-08',</text:p>
          </table:table-cell>
          <table:table-cell table:formula="of:=COM.MICROSOFT.CONCAT(&quot;'period_end' =&gt; '&quot;; TEXT([.B206]; &quot;YYYY-MM-DD&quot;); &quot;',&quot;)" office:value-type="string" office:string-value="'period_end' =&gt; '2020-01-04'," calcext:value-type="string">
            <text:p>'period_end' =&gt; '2020-01-04',</text:p>
          </table:table-cell>
          <table:table-cell table:formula="of:=COM.MICROSOFT.CONCAT(&quot;'year' =&gt; &quot;; [.C206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06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06])" office:value-type="string" office:string-value="'week_in_year' =&gt; 37" calcext:value-type="string">
            <text:p>'week_in_year' =&gt; 37</text:p>
          </table:table-cell>
          <table:table-cell table:formula="of:=COM.MICROSOFT.CONCAT(&quot;[ &quot;; [.H206]; &quot; &quot;; [.I206]; &quot; &quot;; [.J206]; &quot; &quot;; [.K206]; &quot; &quot;; [.L206]; &quot; &quot;; [.M206]; &quot; ],&quot;)" office:value-type="string" office:string-value="[ 'period_start' =&gt; '2019-12-08', 'period_end' =&gt; '2020-01-04', 'year' =&gt; 2019, 'quarter' =&gt; 4, 'period' =&gt; 10, 'week_in_year' =&gt; 37 ]," calcext:value-type="string">
            <text:p>[ 'period_start' =&gt; '2019-12-08', 'period_end' =&gt; '2020-01-04', 'year' =&gt; 2019, 'quarter' =&gt; 4, 'period' =&gt; 10, 'week_in_year' =&gt; 37 ],</text:p>
          </table:table-cell>
        </table:table-row>
        <table:table-row table:style-name="ro1">
          <table:table-cell table:formula="of:=[.B206]+1" office:value-type="date" office:date-value="2020-01-05" calcext:value-type="date">
            <text:p>2020-01-05</text:p>
          </table:table-cell>
          <table:table-cell table:style-name="ce2" office:value-type="date" office:date-value="2020-02-01" calcext:value-type="date">
            <text:p>2020-02-01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06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07]; &quot;YYYY-MM-DD&quot;); &quot;',&quot;)" office:value-type="string" office:string-value="'period_start' =&gt; '2020-01-05'," calcext:value-type="string">
            <text:p>'period_start' =&gt; '2020-01-05',</text:p>
          </table:table-cell>
          <table:table-cell table:formula="of:=COM.MICROSOFT.CONCAT(&quot;'period_end' =&gt; '&quot;; TEXT([.B207]; &quot;YYYY-MM-DD&quot;); &quot;',&quot;)" office:value-type="string" office:string-value="'period_end' =&gt; '2020-02-01'," calcext:value-type="string">
            <text:p>'period_end' =&gt; '2020-02-01',</text:p>
          </table:table-cell>
          <table:table-cell table:formula="of:=COM.MICROSOFT.CONCAT(&quot;'year' =&gt; &quot;; [.C207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07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07])" office:value-type="string" office:string-value="'week_in_year' =&gt; 41" calcext:value-type="string">
            <text:p>'week_in_year' =&gt; 41</text:p>
          </table:table-cell>
          <table:table-cell table:formula="of:=COM.MICROSOFT.CONCAT(&quot;[ &quot;; [.H207]; &quot; &quot;; [.I207]; &quot; &quot;; [.J207]; &quot; &quot;; [.K207]; &quot; &quot;; [.L207]; &quot; &quot;; [.M207]; &quot; ],&quot;)" office:value-type="string" office:string-value="[ 'period_start' =&gt; '2020-01-05', 'period_end' =&gt; '2020-02-01', 'year' =&gt; 2019, 'quarter' =&gt; 4, 'period' =&gt; 11, 'week_in_year' =&gt; 41 ]," calcext:value-type="string">
            <text:p>[ 'period_start' =&gt; '2020-01-05', 'period_end' =&gt; '2020-02-01', 'year' =&gt; 2019, 'quarter' =&gt; 4, 'period' =&gt; 11, 'week_in_year' =&gt; 41 ],</text:p>
          </table:table-cell>
        </table:table-row>
        <table:table-row table:style-name="ro1">
          <table:table-cell table:formula="of:=[.B207]+1" office:value-type="date" office:date-value="2020-02-02" calcext:value-type="date">
            <text:p>2020-02-02</text:p>
          </table:table-cell>
          <table:table-cell table:style-name="ce2" office:value-type="date" office:date-value="2020-02-29" calcext:value-type="date">
            <text:p>2020-02-29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07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08]; &quot;YYYY-MM-DD&quot;); &quot;',&quot;)" office:value-type="string" office:string-value="'period_start' =&gt; '2020-02-02'," calcext:value-type="string">
            <text:p>'period_start' =&gt; '2020-02-02',</text:p>
          </table:table-cell>
          <table:table-cell table:formula="of:=COM.MICROSOFT.CONCAT(&quot;'period_end' =&gt; '&quot;; TEXT([.B208]; &quot;YYYY-MM-DD&quot;); &quot;',&quot;)" office:value-type="string" office:string-value="'period_end' =&gt; '2020-02-29'," calcext:value-type="string">
            <text:p>'period_end' =&gt; '2020-02-29',</text:p>
          </table:table-cell>
          <table:table-cell table:formula="of:=COM.MICROSOFT.CONCAT(&quot;'year' =&gt; &quot;; [.C208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08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08])" office:value-type="string" office:string-value="'week_in_year' =&gt; 45" calcext:value-type="string">
            <text:p>'week_in_year' =&gt; 45</text:p>
          </table:table-cell>
          <table:table-cell table:formula="of:=COM.MICROSOFT.CONCAT(&quot;[ &quot;; [.H208]; &quot; &quot;; [.I208]; &quot; &quot;; [.J208]; &quot; &quot;; [.K208]; &quot; &quot;; [.L208]; &quot; &quot;; [.M208]; &quot; ],&quot;)" office:value-type="string" office:string-value="[ 'period_start' =&gt; '2020-02-02', 'period_end' =&gt; '2020-02-29', 'year' =&gt; 2019, 'quarter' =&gt; 4, 'period' =&gt; 12, 'week_in_year' =&gt; 45 ]," calcext:value-type="string">
            <text:p>[ 'period_start' =&gt; '2020-02-02', 'period_end' =&gt; '2020-02-29', 'year' =&gt; 2019, 'quarter' =&gt; 4, 'period' =&gt; 12, 'week_in_year' =&gt; 45 ],</text:p>
          </table:table-cell>
        </table:table-row>
        <table:table-row table:style-name="ro1">
          <table:table-cell table:formula="of:=[.B208]+1" office:value-type="date" office:date-value="2020-03-01" calcext:value-type="date">
            <text:p>2020-03-01</text:p>
          </table:table-cell>
          <table:table-cell table:style-name="ce2" office:value-type="date" office:date-value="2020-03-31" calcext:value-type="date">
            <text:p>2020-03-31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08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09]; &quot;YYYY-MM-DD&quot;); &quot;',&quot;)" office:value-type="string" office:string-value="'period_start' =&gt; '2020-03-01'," calcext:value-type="string">
            <text:p>'period_start' =&gt; '2020-03-01',</text:p>
          </table:table-cell>
          <table:table-cell table:formula="of:=COM.MICROSOFT.CONCAT(&quot;'period_end' =&gt; '&quot;; TEXT([.B209]; &quot;YYYY-MM-DD&quot;); &quot;',&quot;)" office:value-type="string" office:string-value="'period_end' =&gt; '2020-03-31'," calcext:value-type="string">
            <text:p>'period_end' =&gt; '2020-03-31',</text:p>
          </table:table-cell>
          <table:table-cell table:formula="of:=COM.MICROSOFT.CONCAT(&quot;'year' =&gt; &quot;; [.C209]; &quot;,&quot;)" office:value-type="string" office:string-value="'year' =&gt; 2019," calcext:value-type="string">
            <text:p>'year' =&gt; 2019,</text:p>
          </table:table-cell>
          <table:table-cell table:formula="of:=COM.MICROSOFT.CONCAT(&quot;'quarter' =&gt; &quot;; [.D20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09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09])" office:value-type="string" office:string-value="'week_in_year' =&gt; 49" calcext:value-type="string">
            <text:p>'week_in_year' =&gt; 49</text:p>
          </table:table-cell>
          <table:table-cell table:formula="of:=COM.MICROSOFT.CONCAT(&quot;[ &quot;; [.H209]; &quot; &quot;; [.I209]; &quot; &quot;; [.J209]; &quot; &quot;; [.K209]; &quot; &quot;; [.L209]; &quot; &quot;; [.M209]; &quot; ],&quot;)" office:value-type="string" office:string-value="[ 'period_start' =&gt; '2020-03-01', 'period_end' =&gt; '2020-03-31', 'year' =&gt; 2019, 'quarter' =&gt; 4, 'period' =&gt; 13, 'week_in_year' =&gt; 49 ]," calcext:value-type="string">
            <text:p>[ 'period_start' =&gt; '2020-03-01', 'period_end' =&gt; '2020-03-31', 'year' =&gt; 2019, 'quarter' =&gt; 4, 'period' =&gt; 13, 'week_in_year' =&gt; 49 ],</text:p>
          </table:table-cell>
        </table:table-row>
        <table:table-row table:style-name="ro1">
          <table:table-cell table:formula="of:=[.B209]+1" office:value-type="date" office:date-value="2020-04-01" calcext:value-type="date">
            <text:p>2020-04-01</text:p>
          </table:table-cell>
          <table:table-cell table:style-name="ce2" office:value-type="date" office:date-value="2020-05-02" calcext:value-type="date">
            <text:p>2020-05-0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10]; &quot;YYYY-MM-DD&quot;); &quot;',&quot;)" office:value-type="string" office:string-value="'period_start' =&gt; '2020-04-01'," calcext:value-type="string">
            <text:p>'period_start' =&gt; '2020-04-01',</text:p>
          </table:table-cell>
          <table:table-cell table:formula="of:=COM.MICROSOFT.CONCAT(&quot;'period_end' =&gt; '&quot;; TEXT([.B210]; &quot;YYYY-MM-DD&quot;); &quot;',&quot;)" office:value-type="string" office:string-value="'period_end' =&gt; '2020-05-02'," calcext:value-type="string">
            <text:p>'period_end' =&gt; '2020-05-02',</text:p>
          </table:table-cell>
          <table:table-cell table:formula="of:=COM.MICROSOFT.CONCAT(&quot;'year' =&gt; &quot;; [.C210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10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10])" office:value-type="string" office:string-value="'week_in_year' =&gt; 1" calcext:value-type="string">
            <text:p>'week_in_year' =&gt; 1</text:p>
          </table:table-cell>
          <table:table-cell table:formula="of:=COM.MICROSOFT.CONCAT(&quot;[ &quot;; [.H210]; &quot; &quot;; [.I210]; &quot; &quot;; [.J210]; &quot; &quot;; [.K210]; &quot; &quot;; [.L210]; &quot; &quot;; [.M210]; &quot; ],&quot;)" office:value-type="string" office:string-value="[ 'period_start' =&gt; '2020-04-01', 'period_end' =&gt; '2020-05-02', 'year' =&gt; 2020, 'quarter' =&gt; 1, 'period' =&gt; 1, 'week_in_year' =&gt; 1 ]," calcext:value-type="string">
            <text:p>[ 'period_start' =&gt; '2020-04-01', 'period_end' =&gt; '2020-05-02', 'year' =&gt; 2020, 'quarter' =&gt; 1, 'period' =&gt; 1, 'week_in_year' =&gt; 1 ],</text:p>
          </table:table-cell>
        </table:table-row>
        <table:table-row table:style-name="ro1">
          <table:table-cell table:formula="of:=[.B210]+1" office:value-type="date" office:date-value="2020-05-03" calcext:value-type="date">
            <text:p>2020-05-03</text:p>
          </table:table-cell>
          <table:table-cell table:style-name="ce2" office:value-type="date" office:date-value="2020-05-30" calcext:value-type="date">
            <text:p>2020-05-3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11]; &quot;YYYY-MM-DD&quot;); &quot;',&quot;)" office:value-type="string" office:string-value="'period_start' =&gt; '2020-05-03'," calcext:value-type="string">
            <text:p>'period_start' =&gt; '2020-05-03',</text:p>
          </table:table-cell>
          <table:table-cell table:formula="of:=COM.MICROSOFT.CONCAT(&quot;'period_end' =&gt; '&quot;; TEXT([.B211]; &quot;YYYY-MM-DD&quot;); &quot;',&quot;)" office:value-type="string" office:string-value="'period_end' =&gt; '2020-05-30'," calcext:value-type="string">
            <text:p>'period_end' =&gt; '2020-05-30',</text:p>
          </table:table-cell>
          <table:table-cell table:formula="of:=COM.MICROSOFT.CONCAT(&quot;'year' =&gt; &quot;; [.C211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11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11])" office:value-type="string" office:string-value="'week_in_year' =&gt; 5" calcext:value-type="string">
            <text:p>'week_in_year' =&gt; 5</text:p>
          </table:table-cell>
          <table:table-cell table:formula="of:=COM.MICROSOFT.CONCAT(&quot;[ &quot;; [.H211]; &quot; &quot;; [.I211]; &quot; &quot;; [.J211]; &quot; &quot;; [.K211]; &quot; &quot;; [.L211]; &quot; &quot;; [.M211]; &quot; ],&quot;)" office:value-type="string" office:string-value="[ 'period_start' =&gt; '2020-05-03', 'period_end' =&gt; '2020-05-30', 'year' =&gt; 2020, 'quarter' =&gt; 1, 'period' =&gt; 2, 'week_in_year' =&gt; 5 ]," calcext:value-type="string">
            <text:p>[ 'period_start' =&gt; '2020-05-03', 'period_end' =&gt; '2020-05-30', 'year' =&gt; 2020, 'quarter' =&gt; 1, 'period' =&gt; 2, 'week_in_year' =&gt; 5 ],</text:p>
          </table:table-cell>
        </table:table-row>
        <table:table-row table:style-name="ro1">
          <table:table-cell table:formula="of:=[.B211]+1" office:value-type="date" office:date-value="2020-05-31" calcext:value-type="date">
            <text:p>2020-05-31</text:p>
          </table:table-cell>
          <table:table-cell table:style-name="ce2" office:value-type="date" office:date-value="2020-06-27" calcext:value-type="date">
            <text:p>2020-06-27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12]; &quot;YYYY-MM-DD&quot;); &quot;',&quot;)" office:value-type="string" office:string-value="'period_start' =&gt; '2020-05-31'," calcext:value-type="string">
            <text:p>'period_start' =&gt; '2020-05-31',</text:p>
          </table:table-cell>
          <table:table-cell table:formula="of:=COM.MICROSOFT.CONCAT(&quot;'period_end' =&gt; '&quot;; TEXT([.B212]; &quot;YYYY-MM-DD&quot;); &quot;',&quot;)" office:value-type="string" office:string-value="'period_end' =&gt; '2020-06-27'," calcext:value-type="string">
            <text:p>'period_end' =&gt; '2020-06-27',</text:p>
          </table:table-cell>
          <table:table-cell table:formula="of:=COM.MICROSOFT.CONCAT(&quot;'year' =&gt; &quot;; [.C212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12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12])" office:value-type="string" office:string-value="'week_in_year' =&gt; 9" calcext:value-type="string">
            <text:p>'week_in_year' =&gt; 9</text:p>
          </table:table-cell>
          <table:table-cell table:formula="of:=COM.MICROSOFT.CONCAT(&quot;[ &quot;; [.H212]; &quot; &quot;; [.I212]; &quot; &quot;; [.J212]; &quot; &quot;; [.K212]; &quot; &quot;; [.L212]; &quot; &quot;; [.M212]; &quot; ],&quot;)" office:value-type="string" office:string-value="[ 'period_start' =&gt; '2020-05-31', 'period_end' =&gt; '2020-06-27', 'year' =&gt; 2020, 'quarter' =&gt; 1, 'period' =&gt; 3, 'week_in_year' =&gt; 9 ]," calcext:value-type="string">
            <text:p>[ 'period_start' =&gt; '2020-05-31', 'period_end' =&gt; '2020-06-27', 'year' =&gt; 2020, 'quarter' =&gt; 1, 'period' =&gt; 3, 'week_in_year' =&gt; 9 ],</text:p>
          </table:table-cell>
        </table:table-row>
        <table:table-row table:style-name="ro1">
          <table:table-cell table:formula="of:=[.B212]+1" office:value-type="date" office:date-value="2020-06-28" calcext:value-type="date">
            <text:p>2020-06-28</text:p>
          </table:table-cell>
          <table:table-cell table:style-name="ce2" office:value-type="date" office:date-value="2020-07-25" calcext:value-type="date">
            <text:p>2020-07-25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13]; &quot;YYYY-MM-DD&quot;); &quot;',&quot;)" office:value-type="string" office:string-value="'period_start' =&gt; '2020-06-28'," calcext:value-type="string">
            <text:p>'period_start' =&gt; '2020-06-28',</text:p>
          </table:table-cell>
          <table:table-cell table:formula="of:=COM.MICROSOFT.CONCAT(&quot;'period_end' =&gt; '&quot;; TEXT([.B213]; &quot;YYYY-MM-DD&quot;); &quot;',&quot;)" office:value-type="string" office:string-value="'period_end' =&gt; '2020-07-25'," calcext:value-type="string">
            <text:p>'period_end' =&gt; '2020-07-25',</text:p>
          </table:table-cell>
          <table:table-cell table:formula="of:=COM.MICROSOFT.CONCAT(&quot;'year' =&gt; &quot;; [.C213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13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13])" office:value-type="string" office:string-value="'week_in_year' =&gt; 13" calcext:value-type="string">
            <text:p>'week_in_year' =&gt; 13</text:p>
          </table:table-cell>
          <table:table-cell table:formula="of:=COM.MICROSOFT.CONCAT(&quot;[ &quot;; [.H213]; &quot; &quot;; [.I213]; &quot; &quot;; [.J213]; &quot; &quot;; [.K213]; &quot; &quot;; [.L213]; &quot; &quot;; [.M213]; &quot; ],&quot;)" office:value-type="string" office:string-value="[ 'period_start' =&gt; '2020-06-28', 'period_end' =&gt; '2020-07-25', 'year' =&gt; 2020, 'quarter' =&gt; 2, 'period' =&gt; 4, 'week_in_year' =&gt; 13 ]," calcext:value-type="string">
            <text:p>[ 'period_start' =&gt; '2020-06-28', 'period_end' =&gt; '2020-07-25', 'year' =&gt; 2020, 'quarter' =&gt; 2, 'period' =&gt; 4, 'week_in_year' =&gt; 13 ],</text:p>
          </table:table-cell>
        </table:table-row>
        <table:table-row table:style-name="ro1">
          <table:table-cell table:formula="of:=[.B213]+1" office:value-type="date" office:date-value="2020-07-26" calcext:value-type="date">
            <text:p>2020-07-26</text:p>
          </table:table-cell>
          <table:table-cell table:style-name="ce2" office:value-type="date" office:date-value="2020-08-22" calcext:value-type="date">
            <text:p>2020-08-2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13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14]; &quot;YYYY-MM-DD&quot;); &quot;',&quot;)" office:value-type="string" office:string-value="'period_start' =&gt; '2020-07-26'," calcext:value-type="string">
            <text:p>'period_start' =&gt; '2020-07-26',</text:p>
          </table:table-cell>
          <table:table-cell table:formula="of:=COM.MICROSOFT.CONCAT(&quot;'period_end' =&gt; '&quot;; TEXT([.B214]; &quot;YYYY-MM-DD&quot;); &quot;',&quot;)" office:value-type="string" office:string-value="'period_end' =&gt; '2020-08-22'," calcext:value-type="string">
            <text:p>'period_end' =&gt; '2020-08-22',</text:p>
          </table:table-cell>
          <table:table-cell table:formula="of:=COM.MICROSOFT.CONCAT(&quot;'year' =&gt; &quot;; [.C214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14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14])" office:value-type="string" office:string-value="'week_in_year' =&gt; 17" calcext:value-type="string">
            <text:p>'week_in_year' =&gt; 17</text:p>
          </table:table-cell>
          <table:table-cell table:formula="of:=COM.MICROSOFT.CONCAT(&quot;[ &quot;; [.H214]; &quot; &quot;; [.I214]; &quot; &quot;; [.J214]; &quot; &quot;; [.K214]; &quot; &quot;; [.L214]; &quot; &quot;; [.M214]; &quot; ],&quot;)" office:value-type="string" office:string-value="[ 'period_start' =&gt; '2020-07-26', 'period_end' =&gt; '2020-08-22', 'year' =&gt; 2020, 'quarter' =&gt; 2, 'period' =&gt; 5, 'week_in_year' =&gt; 17 ]," calcext:value-type="string">
            <text:p>[ 'period_start' =&gt; '2020-07-26', 'period_end' =&gt; '2020-08-22', 'year' =&gt; 2020, 'quarter' =&gt; 2, 'period' =&gt; 5, 'week_in_year' =&gt; 17 ],</text:p>
          </table:table-cell>
        </table:table-row>
        <table:table-row table:style-name="ro1">
          <table:table-cell table:formula="of:=[.B214]+1" office:value-type="date" office:date-value="2020-08-23" calcext:value-type="date">
            <text:p>2020-08-23</text:p>
          </table:table-cell>
          <table:table-cell table:style-name="ce2" office:value-type="date" office:date-value="2020-09-19" calcext:value-type="date">
            <text:p>2020-09-19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14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15]; &quot;YYYY-MM-DD&quot;); &quot;',&quot;)" office:value-type="string" office:string-value="'period_start' =&gt; '2020-08-23'," calcext:value-type="string">
            <text:p>'period_start' =&gt; '2020-08-23',</text:p>
          </table:table-cell>
          <table:table-cell table:formula="of:=COM.MICROSOFT.CONCAT(&quot;'period_end' =&gt; '&quot;; TEXT([.B215]; &quot;YYYY-MM-DD&quot;); &quot;',&quot;)" office:value-type="string" office:string-value="'period_end' =&gt; '2020-09-19'," calcext:value-type="string">
            <text:p>'period_end' =&gt; '2020-09-19',</text:p>
          </table:table-cell>
          <table:table-cell table:formula="of:=COM.MICROSOFT.CONCAT(&quot;'year' =&gt; &quot;; [.C215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15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15])" office:value-type="string" office:string-value="'week_in_year' =&gt; 21" calcext:value-type="string">
            <text:p>'week_in_year' =&gt; 21</text:p>
          </table:table-cell>
          <table:table-cell table:formula="of:=COM.MICROSOFT.CONCAT(&quot;[ &quot;; [.H215]; &quot; &quot;; [.I215]; &quot; &quot;; [.J215]; &quot; &quot;; [.K215]; &quot; &quot;; [.L215]; &quot; &quot;; [.M215]; &quot; ],&quot;)" office:value-type="string" office:string-value="[ 'period_start' =&gt; '2020-08-23', 'period_end' =&gt; '2020-09-19', 'year' =&gt; 2020, 'quarter' =&gt; 2, 'period' =&gt; 6, 'week_in_year' =&gt; 21 ]," calcext:value-type="string">
            <text:p>[ 'period_start' =&gt; '2020-08-23', 'period_end' =&gt; '2020-09-19', 'year' =&gt; 2020, 'quarter' =&gt; 2, 'period' =&gt; 6, 'week_in_year' =&gt; 21 ],</text:p>
          </table:table-cell>
        </table:table-row>
        <table:table-row table:style-name="ro1">
          <table:table-cell table:formula="of:=[.B215]+1" office:value-type="date" office:date-value="2020-09-20" calcext:value-type="date">
            <text:p>2020-09-20</text:p>
          </table:table-cell>
          <table:table-cell table:style-name="ce2" office:value-type="date" office:date-value="2020-10-17" calcext:value-type="date">
            <text:p>2020-10-17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15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16]; &quot;YYYY-MM-DD&quot;); &quot;',&quot;)" office:value-type="string" office:string-value="'period_start' =&gt; '2020-09-20'," calcext:value-type="string">
            <text:p>'period_start' =&gt; '2020-09-20',</text:p>
          </table:table-cell>
          <table:table-cell table:formula="of:=COM.MICROSOFT.CONCAT(&quot;'period_end' =&gt; '&quot;; TEXT([.B216]; &quot;YYYY-MM-DD&quot;); &quot;',&quot;)" office:value-type="string" office:string-value="'period_end' =&gt; '2020-10-17'," calcext:value-type="string">
            <text:p>'period_end' =&gt; '2020-10-17',</text:p>
          </table:table-cell>
          <table:table-cell table:formula="of:=COM.MICROSOFT.CONCAT(&quot;'year' =&gt; &quot;; [.C216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16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16])" office:value-type="string" office:string-value="'week_in_year' =&gt; 25" calcext:value-type="string">
            <text:p>'week_in_year' =&gt; 25</text:p>
          </table:table-cell>
          <table:table-cell table:formula="of:=COM.MICROSOFT.CONCAT(&quot;[ &quot;; [.H216]; &quot; &quot;; [.I216]; &quot; &quot;; [.J216]; &quot; &quot;; [.K216]; &quot; &quot;; [.L216]; &quot; &quot;; [.M216]; &quot; ],&quot;)" office:value-type="string" office:string-value="[ 'period_start' =&gt; '2020-09-20', 'period_end' =&gt; '2020-10-17', 'year' =&gt; 2020, 'quarter' =&gt; 3, 'period' =&gt; 7, 'week_in_year' =&gt; 25 ]," calcext:value-type="string">
            <text:p>[ 'period_start' =&gt; '2020-09-20', 'period_end' =&gt; '2020-10-17', 'year' =&gt; 2020, 'quarter' =&gt; 3, 'period' =&gt; 7, 'week_in_year' =&gt; 25 ],</text:p>
          </table:table-cell>
        </table:table-row>
        <table:table-row table:style-name="ro1">
          <table:table-cell table:formula="of:=[.B216]+1" office:value-type="date" office:date-value="2020-10-18" calcext:value-type="date">
            <text:p>2020-10-18</text:p>
          </table:table-cell>
          <table:table-cell table:style-name="ce2" office:value-type="date" office:date-value="2020-11-14" calcext:value-type="date">
            <text:p>2020-11-14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16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17]; &quot;YYYY-MM-DD&quot;); &quot;',&quot;)" office:value-type="string" office:string-value="'period_start' =&gt; '2020-10-18'," calcext:value-type="string">
            <text:p>'period_start' =&gt; '2020-10-18',</text:p>
          </table:table-cell>
          <table:table-cell table:formula="of:=COM.MICROSOFT.CONCAT(&quot;'period_end' =&gt; '&quot;; TEXT([.B217]; &quot;YYYY-MM-DD&quot;); &quot;',&quot;)" office:value-type="string" office:string-value="'period_end' =&gt; '2020-11-14'," calcext:value-type="string">
            <text:p>'period_end' =&gt; '2020-11-14',</text:p>
          </table:table-cell>
          <table:table-cell table:formula="of:=COM.MICROSOFT.CONCAT(&quot;'year' =&gt; &quot;; [.C217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17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17])" office:value-type="string" office:string-value="'week_in_year' =&gt; 29" calcext:value-type="string">
            <text:p>'week_in_year' =&gt; 29</text:p>
          </table:table-cell>
          <table:table-cell table:formula="of:=COM.MICROSOFT.CONCAT(&quot;[ &quot;; [.H217]; &quot; &quot;; [.I217]; &quot; &quot;; [.J217]; &quot; &quot;; [.K217]; &quot; &quot;; [.L217]; &quot; &quot;; [.M217]; &quot; ],&quot;)" office:value-type="string" office:string-value="[ 'period_start' =&gt; '2020-10-18', 'period_end' =&gt; '2020-11-14', 'year' =&gt; 2020, 'quarter' =&gt; 3, 'period' =&gt; 8, 'week_in_year' =&gt; 29 ]," calcext:value-type="string">
            <text:p>[ 'period_start' =&gt; '2020-10-18', 'period_end' =&gt; '2020-11-14', 'year' =&gt; 2020, 'quarter' =&gt; 3, 'period' =&gt; 8, 'week_in_year' =&gt; 29 ],</text:p>
          </table:table-cell>
        </table:table-row>
        <table:table-row table:style-name="ro1">
          <table:table-cell table:formula="of:=[.B217]+1" office:value-type="date" office:date-value="2020-11-15" calcext:value-type="date">
            <text:p>2020-11-15</text:p>
          </table:table-cell>
          <table:table-cell table:style-name="ce2" office:value-type="date" office:date-value="2020-12-12" calcext:value-type="date">
            <text:p>2020-12-12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17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18]; &quot;YYYY-MM-DD&quot;); &quot;',&quot;)" office:value-type="string" office:string-value="'period_start' =&gt; '2020-11-15'," calcext:value-type="string">
            <text:p>'period_start' =&gt; '2020-11-15',</text:p>
          </table:table-cell>
          <table:table-cell table:formula="of:=COM.MICROSOFT.CONCAT(&quot;'period_end' =&gt; '&quot;; TEXT([.B218]; &quot;YYYY-MM-DD&quot;); &quot;',&quot;)" office:value-type="string" office:string-value="'period_end' =&gt; '2020-12-12'," calcext:value-type="string">
            <text:p>'period_end' =&gt; '2020-12-12',</text:p>
          </table:table-cell>
          <table:table-cell table:formula="of:=COM.MICROSOFT.CONCAT(&quot;'year' =&gt; &quot;; [.C218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18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18])" office:value-type="string" office:string-value="'week_in_year' =&gt; 33" calcext:value-type="string">
            <text:p>'week_in_year' =&gt; 33</text:p>
          </table:table-cell>
          <table:table-cell table:formula="of:=COM.MICROSOFT.CONCAT(&quot;[ &quot;; [.H218]; &quot; &quot;; [.I218]; &quot; &quot;; [.J218]; &quot; &quot;; [.K218]; &quot; &quot;; [.L218]; &quot; &quot;; [.M218]; &quot; ],&quot;)" office:value-type="string" office:string-value="[ 'period_start' =&gt; '2020-11-15', 'period_end' =&gt; '2020-12-12', 'year' =&gt; 2020, 'quarter' =&gt; 3, 'period' =&gt; 9, 'week_in_year' =&gt; 33 ]," calcext:value-type="string">
            <text:p>[ 'period_start' =&gt; '2020-11-15', 'period_end' =&gt; '2020-12-12', 'year' =&gt; 2020, 'quarter' =&gt; 3, 'period' =&gt; 9, 'week_in_year' =&gt; 33 ],</text:p>
          </table:table-cell>
        </table:table-row>
        <table:table-row table:style-name="ro1">
          <table:table-cell table:formula="of:=[.B218]+1" office:value-type="date" office:date-value="2020-12-13" calcext:value-type="date">
            <text:p>2020-12-13</text:p>
          </table:table-cell>
          <table:table-cell table:style-name="ce2" office:value-type="date" office:date-value="2021-01-09" calcext:value-type="date">
            <text:p>2021-01-0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18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19]; &quot;YYYY-MM-DD&quot;); &quot;',&quot;)" office:value-type="string" office:string-value="'period_start' =&gt; '2020-12-13'," calcext:value-type="string">
            <text:p>'period_start' =&gt; '2020-12-13',</text:p>
          </table:table-cell>
          <table:table-cell table:formula="of:=COM.MICROSOFT.CONCAT(&quot;'period_end' =&gt; '&quot;; TEXT([.B219]; &quot;YYYY-MM-DD&quot;); &quot;',&quot;)" office:value-type="string" office:string-value="'period_end' =&gt; '2021-01-09'," calcext:value-type="string">
            <text:p>'period_end' =&gt; '2021-01-09',</text:p>
          </table:table-cell>
          <table:table-cell table:formula="of:=COM.MICROSOFT.CONCAT(&quot;'year' =&gt; &quot;; [.C219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1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19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19])" office:value-type="string" office:string-value="'week_in_year' =&gt; 37" calcext:value-type="string">
            <text:p>'week_in_year' =&gt; 37</text:p>
          </table:table-cell>
          <table:table-cell table:formula="of:=COM.MICROSOFT.CONCAT(&quot;[ &quot;; [.H219]; &quot; &quot;; [.I219]; &quot; &quot;; [.J219]; &quot; &quot;; [.K219]; &quot; &quot;; [.L219]; &quot; &quot;; [.M219]; &quot; ],&quot;)" office:value-type="string" office:string-value="[ 'period_start' =&gt; '2020-12-13', 'period_end' =&gt; '2021-01-09', 'year' =&gt; 2020, 'quarter' =&gt; 4, 'period' =&gt; 10, 'week_in_year' =&gt; 37 ]," calcext:value-type="string">
            <text:p>[ 'period_start' =&gt; '2020-12-13', 'period_end' =&gt; '2021-01-09', 'year' =&gt; 2020, 'quarter' =&gt; 4, 'period' =&gt; 10, 'week_in_year' =&gt; 37 ],</text:p>
          </table:table-cell>
        </table:table-row>
        <table:table-row table:style-name="ro1">
          <table:table-cell table:formula="of:=[.B219]+1" office:value-type="date" office:date-value="2021-01-10" calcext:value-type="date">
            <text:p>2021-01-10</text:p>
          </table:table-cell>
          <table:table-cell table:style-name="ce2" office:value-type="date" office:date-value="2021-02-06" calcext:value-type="date">
            <text:p>2021-02-06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19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20]; &quot;YYYY-MM-DD&quot;); &quot;',&quot;)" office:value-type="string" office:string-value="'period_start' =&gt; '2021-01-10'," calcext:value-type="string">
            <text:p>'period_start' =&gt; '2021-01-10',</text:p>
          </table:table-cell>
          <table:table-cell table:formula="of:=COM.MICROSOFT.CONCAT(&quot;'period_end' =&gt; '&quot;; TEXT([.B220]; &quot;YYYY-MM-DD&quot;); &quot;',&quot;)" office:value-type="string" office:string-value="'period_end' =&gt; '2021-02-06'," calcext:value-type="string">
            <text:p>'period_end' =&gt; '2021-02-06',</text:p>
          </table:table-cell>
          <table:table-cell table:formula="of:=COM.MICROSOFT.CONCAT(&quot;'year' =&gt; &quot;; [.C220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2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20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20])" office:value-type="string" office:string-value="'week_in_year' =&gt; 41" calcext:value-type="string">
            <text:p>'week_in_year' =&gt; 41</text:p>
          </table:table-cell>
          <table:table-cell table:formula="of:=COM.MICROSOFT.CONCAT(&quot;[ &quot;; [.H220]; &quot; &quot;; [.I220]; &quot; &quot;; [.J220]; &quot; &quot;; [.K220]; &quot; &quot;; [.L220]; &quot; &quot;; [.M220]; &quot; ],&quot;)" office:value-type="string" office:string-value="[ 'period_start' =&gt; '2021-01-10', 'period_end' =&gt; '2021-02-06', 'year' =&gt; 2020, 'quarter' =&gt; 4, 'period' =&gt; 11, 'week_in_year' =&gt; 41 ]," calcext:value-type="string">
            <text:p>[ 'period_start' =&gt; '2021-01-10', 'period_end' =&gt; '2021-02-06', 'year' =&gt; 2020, 'quarter' =&gt; 4, 'period' =&gt; 11, 'week_in_year' =&gt; 41 ],</text:p>
          </table:table-cell>
        </table:table-row>
        <table:table-row table:style-name="ro1">
          <table:table-cell table:formula="of:=[.B220]+1" office:value-type="date" office:date-value="2021-02-07" calcext:value-type="date">
            <text:p>2021-02-07</text:p>
          </table:table-cell>
          <table:table-cell table:style-name="ce2" office:value-type="date" office:date-value="2021-03-06" calcext:value-type="date">
            <text:p>2021-03-06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20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21]; &quot;YYYY-MM-DD&quot;); &quot;',&quot;)" office:value-type="string" office:string-value="'period_start' =&gt; '2021-02-07'," calcext:value-type="string">
            <text:p>'period_start' =&gt; '2021-02-07',</text:p>
          </table:table-cell>
          <table:table-cell table:formula="of:=COM.MICROSOFT.CONCAT(&quot;'period_end' =&gt; '&quot;; TEXT([.B221]; &quot;YYYY-MM-DD&quot;); &quot;',&quot;)" office:value-type="string" office:string-value="'period_end' =&gt; '2021-03-06'," calcext:value-type="string">
            <text:p>'period_end' =&gt; '2021-03-06',</text:p>
          </table:table-cell>
          <table:table-cell table:formula="of:=COM.MICROSOFT.CONCAT(&quot;'year' =&gt; &quot;; [.C221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2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21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21])" office:value-type="string" office:string-value="'week_in_year' =&gt; 45" calcext:value-type="string">
            <text:p>'week_in_year' =&gt; 45</text:p>
          </table:table-cell>
          <table:table-cell table:formula="of:=COM.MICROSOFT.CONCAT(&quot;[ &quot;; [.H221]; &quot; &quot;; [.I221]; &quot; &quot;; [.J221]; &quot; &quot;; [.K221]; &quot; &quot;; [.L221]; &quot; &quot;; [.M221]; &quot; ],&quot;)" office:value-type="string" office:string-value="[ 'period_start' =&gt; '2021-02-07', 'period_end' =&gt; '2021-03-06', 'year' =&gt; 2020, 'quarter' =&gt; 4, 'period' =&gt; 12, 'week_in_year' =&gt; 45 ]," calcext:value-type="string">
            <text:p>[ 'period_start' =&gt; '2021-02-07', 'period_end' =&gt; '2021-03-06', 'year' =&gt; 2020, 'quarter' =&gt; 4, 'period' =&gt; 12, 'week_in_year' =&gt; 45 ],</text:p>
          </table:table-cell>
        </table:table-row>
        <table:table-row table:style-name="ro1">
          <table:table-cell table:formula="of:=[.B221]+1" office:value-type="date" office:date-value="2021-03-07" calcext:value-type="date">
            <text:p>2021-03-07</text:p>
          </table:table-cell>
          <table:table-cell table:style-name="ce2" office:value-type="date" office:date-value="2021-03-31" calcext:value-type="date">
            <text:p>2021-03-31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21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22]; &quot;YYYY-MM-DD&quot;); &quot;',&quot;)" office:value-type="string" office:string-value="'period_start' =&gt; '2021-03-07'," calcext:value-type="string">
            <text:p>'period_start' =&gt; '2021-03-07',</text:p>
          </table:table-cell>
          <table:table-cell table:formula="of:=COM.MICROSOFT.CONCAT(&quot;'period_end' =&gt; '&quot;; TEXT([.B222]; &quot;YYYY-MM-DD&quot;); &quot;',&quot;)" office:value-type="string" office:string-value="'period_end' =&gt; '2021-03-31'," calcext:value-type="string">
            <text:p>'period_end' =&gt; '2021-03-31',</text:p>
          </table:table-cell>
          <table:table-cell table:formula="of:=COM.MICROSOFT.CONCAT(&quot;'year' =&gt; &quot;; [.C222]; &quot;,&quot;)" office:value-type="string" office:string-value="'year' =&gt; 2020," calcext:value-type="string">
            <text:p>'year' =&gt; 2020,</text:p>
          </table:table-cell>
          <table:table-cell table:formula="of:=COM.MICROSOFT.CONCAT(&quot;'quarter' =&gt; &quot;; [.D22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22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22])" office:value-type="string" office:string-value="'week_in_year' =&gt; 49" calcext:value-type="string">
            <text:p>'week_in_year' =&gt; 49</text:p>
          </table:table-cell>
          <table:table-cell table:formula="of:=COM.MICROSOFT.CONCAT(&quot;[ &quot;; [.H222]; &quot; &quot;; [.I222]; &quot; &quot;; [.J222]; &quot; &quot;; [.K222]; &quot; &quot;; [.L222]; &quot; &quot;; [.M222]; &quot; ],&quot;)" office:value-type="string" office:string-value="[ 'period_start' =&gt; '2021-03-07', 'period_end' =&gt; '2021-03-31', 'year' =&gt; 2020, 'quarter' =&gt; 4, 'period' =&gt; 13, 'week_in_year' =&gt; 49 ]," calcext:value-type="string">
            <text:p>[ 'period_start' =&gt; '2021-03-07', 'period_end' =&gt; '2021-03-31', 'year' =&gt; 2020, 'quarter' =&gt; 4, 'period' =&gt; 13, 'week_in_year' =&gt; 49 ],</text:p>
          </table:table-cell>
        </table:table-row>
        <table:table-row table:style-name="ro1">
          <table:table-cell table:formula="of:=[.B222]+1" office:value-type="date" office:date-value="2021-04-01" calcext:value-type="date">
            <text:p>2021-04-01</text:p>
          </table:table-cell>
          <table:table-cell table:style-name="ce2" office:value-type="date" office:date-value="2021-05-01" calcext:value-type="date">
            <text:p>2021-05-0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23]; &quot;YYYY-MM-DD&quot;); &quot;',&quot;)" office:value-type="string" office:string-value="'period_start' =&gt; '2021-04-01'," calcext:value-type="string">
            <text:p>'period_start' =&gt; '2021-04-01',</text:p>
          </table:table-cell>
          <table:table-cell table:formula="of:=COM.MICROSOFT.CONCAT(&quot;'period_end' =&gt; '&quot;; TEXT([.B223]; &quot;YYYY-MM-DD&quot;); &quot;',&quot;)" office:value-type="string" office:string-value="'period_end' =&gt; '2021-05-01'," calcext:value-type="string">
            <text:p>'period_end' =&gt; '2021-05-01',</text:p>
          </table:table-cell>
          <table:table-cell table:formula="of:=COM.MICROSOFT.CONCAT(&quot;'year' =&gt; &quot;; [.C223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23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23])" office:value-type="string" office:string-value="'week_in_year' =&gt; 1" calcext:value-type="string">
            <text:p>'week_in_year' =&gt; 1</text:p>
          </table:table-cell>
          <table:table-cell table:formula="of:=COM.MICROSOFT.CONCAT(&quot;[ &quot;; [.H223]; &quot; &quot;; [.I223]; &quot; &quot;; [.J223]; &quot; &quot;; [.K223]; &quot; &quot;; [.L223]; &quot; &quot;; [.M223]; &quot; ],&quot;)" office:value-type="string" office:string-value="[ 'period_start' =&gt; '2021-04-01', 'period_end' =&gt; '2021-05-01', 'year' =&gt; 2021, 'quarter' =&gt; 1, 'period' =&gt; 1, 'week_in_year' =&gt; 1 ]," calcext:value-type="string">
            <text:p>[ 'period_start' =&gt; '2021-04-01', 'period_end' =&gt; '2021-05-01', 'year' =&gt; 2021, 'quarter' =&gt; 1, 'period' =&gt; 1, 'week_in_year' =&gt; 1 ],</text:p>
          </table:table-cell>
        </table:table-row>
        <table:table-row table:style-name="ro1">
          <table:table-cell table:formula="of:=[.B223]+1" office:value-type="date" office:date-value="2021-05-02" calcext:value-type="date">
            <text:p>2021-05-02</text:p>
          </table:table-cell>
          <table:table-cell table:style-name="ce2" office:value-type="date" office:date-value="2021-05-29" calcext:value-type="date">
            <text:p>2021-05-2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24]; &quot;YYYY-MM-DD&quot;); &quot;',&quot;)" office:value-type="string" office:string-value="'period_start' =&gt; '2021-05-02'," calcext:value-type="string">
            <text:p>'period_start' =&gt; '2021-05-02',</text:p>
          </table:table-cell>
          <table:table-cell table:formula="of:=COM.MICROSOFT.CONCAT(&quot;'period_end' =&gt; '&quot;; TEXT([.B224]; &quot;YYYY-MM-DD&quot;); &quot;',&quot;)" office:value-type="string" office:string-value="'period_end' =&gt; '2021-05-29'," calcext:value-type="string">
            <text:p>'period_end' =&gt; '2021-05-29',</text:p>
          </table:table-cell>
          <table:table-cell table:formula="of:=COM.MICROSOFT.CONCAT(&quot;'year' =&gt; &quot;; [.C224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24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24])" office:value-type="string" office:string-value="'week_in_year' =&gt; 5" calcext:value-type="string">
            <text:p>'week_in_year' =&gt; 5</text:p>
          </table:table-cell>
          <table:table-cell table:formula="of:=COM.MICROSOFT.CONCAT(&quot;[ &quot;; [.H224]; &quot; &quot;; [.I224]; &quot; &quot;; [.J224]; &quot; &quot;; [.K224]; &quot; &quot;; [.L224]; &quot; &quot;; [.M224]; &quot; ],&quot;)" office:value-type="string" office:string-value="[ 'period_start' =&gt; '2021-05-02', 'period_end' =&gt; '2021-05-29', 'year' =&gt; 2021, 'quarter' =&gt; 1, 'period' =&gt; 2, 'week_in_year' =&gt; 5 ]," calcext:value-type="string">
            <text:p>[ 'period_start' =&gt; '2021-05-02', 'period_end' =&gt; '2021-05-29', 'year' =&gt; 2021, 'quarter' =&gt; 1, 'period' =&gt; 2, 'week_in_year' =&gt; 5 ],</text:p>
          </table:table-cell>
        </table:table-row>
        <table:table-row table:style-name="ro1">
          <table:table-cell table:formula="of:=[.B224]+1" office:value-type="date" office:date-value="2021-05-30" calcext:value-type="date">
            <text:p>2021-05-30</text:p>
          </table:table-cell>
          <table:table-cell table:style-name="ce2" office:value-type="date" office:date-value="2021-06-26" calcext:value-type="date">
            <text:p>2021-06-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25]; &quot;YYYY-MM-DD&quot;); &quot;',&quot;)" office:value-type="string" office:string-value="'period_start' =&gt; '2021-05-30'," calcext:value-type="string">
            <text:p>'period_start' =&gt; '2021-05-30',</text:p>
          </table:table-cell>
          <table:table-cell table:formula="of:=COM.MICROSOFT.CONCAT(&quot;'period_end' =&gt; '&quot;; TEXT([.B225]; &quot;YYYY-MM-DD&quot;); &quot;',&quot;)" office:value-type="string" office:string-value="'period_end' =&gt; '2021-06-26'," calcext:value-type="string">
            <text:p>'period_end' =&gt; '2021-06-26',</text:p>
          </table:table-cell>
          <table:table-cell table:formula="of:=COM.MICROSOFT.CONCAT(&quot;'year' =&gt; &quot;; [.C225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25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25])" office:value-type="string" office:string-value="'week_in_year' =&gt; 9" calcext:value-type="string">
            <text:p>'week_in_year' =&gt; 9</text:p>
          </table:table-cell>
          <table:table-cell table:formula="of:=COM.MICROSOFT.CONCAT(&quot;[ &quot;; [.H225]; &quot; &quot;; [.I225]; &quot; &quot;; [.J225]; &quot; &quot;; [.K225]; &quot; &quot;; [.L225]; &quot; &quot;; [.M225]; &quot; ],&quot;)" office:value-type="string" office:string-value="[ 'period_start' =&gt; '2021-05-30', 'period_end' =&gt; '2021-06-26', 'year' =&gt; 2021, 'quarter' =&gt; 1, 'period' =&gt; 3, 'week_in_year' =&gt; 9 ]," calcext:value-type="string">
            <text:p>[ 'period_start' =&gt; '2021-05-30', 'period_end' =&gt; '2021-06-26', 'year' =&gt; 2021, 'quarter' =&gt; 1, 'period' =&gt; 3, 'week_in_year' =&gt; 9 ],</text:p>
          </table:table-cell>
        </table:table-row>
        <table:table-row table:style-name="ro1">
          <table:table-cell table:formula="of:=[.B225]+1" office:value-type="date" office:date-value="2021-06-27" calcext:value-type="date">
            <text:p>2021-06-27</text:p>
          </table:table-cell>
          <table:table-cell table:style-name="ce2" office:value-type="date" office:date-value="2021-07-24" calcext:value-type="date">
            <text:p>2021-07-24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26]; &quot;YYYY-MM-DD&quot;); &quot;',&quot;)" office:value-type="string" office:string-value="'period_start' =&gt; '2021-06-27'," calcext:value-type="string">
            <text:p>'period_start' =&gt; '2021-06-27',</text:p>
          </table:table-cell>
          <table:table-cell table:formula="of:=COM.MICROSOFT.CONCAT(&quot;'period_end' =&gt; '&quot;; TEXT([.B226]; &quot;YYYY-MM-DD&quot;); &quot;',&quot;)" office:value-type="string" office:string-value="'period_end' =&gt; '2021-07-24'," calcext:value-type="string">
            <text:p>'period_end' =&gt; '2021-07-24',</text:p>
          </table:table-cell>
          <table:table-cell table:formula="of:=COM.MICROSOFT.CONCAT(&quot;'year' =&gt; &quot;; [.C226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26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26])" office:value-type="string" office:string-value="'week_in_year' =&gt; 13" calcext:value-type="string">
            <text:p>'week_in_year' =&gt; 13</text:p>
          </table:table-cell>
          <table:table-cell table:formula="of:=COM.MICROSOFT.CONCAT(&quot;[ &quot;; [.H226]; &quot; &quot;; [.I226]; &quot; &quot;; [.J226]; &quot; &quot;; [.K226]; &quot; &quot;; [.L226]; &quot; &quot;; [.M226]; &quot; ],&quot;)" office:value-type="string" office:string-value="[ 'period_start' =&gt; '2021-06-27', 'period_end' =&gt; '2021-07-24', 'year' =&gt; 2021, 'quarter' =&gt; 2, 'period' =&gt; 4, 'week_in_year' =&gt; 13 ]," calcext:value-type="string">
            <text:p>[ 'period_start' =&gt; '2021-06-27', 'period_end' =&gt; '2021-07-24', 'year' =&gt; 2021, 'quarter' =&gt; 2, 'period' =&gt; 4, 'week_in_year' =&gt; 13 ],</text:p>
          </table:table-cell>
        </table:table-row>
        <table:table-row table:style-name="ro1">
          <table:table-cell table:formula="of:=[.B226]+1" office:value-type="date" office:date-value="2021-07-25" calcext:value-type="date">
            <text:p>2021-07-25</text:p>
          </table:table-cell>
          <table:table-cell table:style-name="ce2" office:value-type="date" office:date-value="2021-08-21" calcext:value-type="date">
            <text:p>2021-08-21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26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27]; &quot;YYYY-MM-DD&quot;); &quot;',&quot;)" office:value-type="string" office:string-value="'period_start' =&gt; '2021-07-25'," calcext:value-type="string">
            <text:p>'period_start' =&gt; '2021-07-25',</text:p>
          </table:table-cell>
          <table:table-cell table:formula="of:=COM.MICROSOFT.CONCAT(&quot;'period_end' =&gt; '&quot;; TEXT([.B227]; &quot;YYYY-MM-DD&quot;); &quot;',&quot;)" office:value-type="string" office:string-value="'period_end' =&gt; '2021-08-21'," calcext:value-type="string">
            <text:p>'period_end' =&gt; '2021-08-21',</text:p>
          </table:table-cell>
          <table:table-cell table:formula="of:=COM.MICROSOFT.CONCAT(&quot;'year' =&gt; &quot;; [.C227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27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27])" office:value-type="string" office:string-value="'week_in_year' =&gt; 17" calcext:value-type="string">
            <text:p>'week_in_year' =&gt; 17</text:p>
          </table:table-cell>
          <table:table-cell table:formula="of:=COM.MICROSOFT.CONCAT(&quot;[ &quot;; [.H227]; &quot; &quot;; [.I227]; &quot; &quot;; [.J227]; &quot; &quot;; [.K227]; &quot; &quot;; [.L227]; &quot; &quot;; [.M227]; &quot; ],&quot;)" office:value-type="string" office:string-value="[ 'period_start' =&gt; '2021-07-25', 'period_end' =&gt; '2021-08-21', 'year' =&gt; 2021, 'quarter' =&gt; 2, 'period' =&gt; 5, 'week_in_year' =&gt; 17 ]," calcext:value-type="string">
            <text:p>[ 'period_start' =&gt; '2021-07-25', 'period_end' =&gt; '2021-08-21', 'year' =&gt; 2021, 'quarter' =&gt; 2, 'period' =&gt; 5, 'week_in_year' =&gt; 17 ],</text:p>
          </table:table-cell>
        </table:table-row>
        <table:table-row table:style-name="ro1">
          <table:table-cell table:formula="of:=[.B227]+1" office:value-type="date" office:date-value="2021-08-22" calcext:value-type="date">
            <text:p>2021-08-22</text:p>
          </table:table-cell>
          <table:table-cell table:style-name="ce2" office:value-type="date" office:date-value="2021-09-18" calcext:value-type="date">
            <text:p>2021-09-18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27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28]; &quot;YYYY-MM-DD&quot;); &quot;',&quot;)" office:value-type="string" office:string-value="'period_start' =&gt; '2021-08-22'," calcext:value-type="string">
            <text:p>'period_start' =&gt; '2021-08-22',</text:p>
          </table:table-cell>
          <table:table-cell table:formula="of:=COM.MICROSOFT.CONCAT(&quot;'period_end' =&gt; '&quot;; TEXT([.B228]; &quot;YYYY-MM-DD&quot;); &quot;',&quot;)" office:value-type="string" office:string-value="'period_end' =&gt; '2021-09-18'," calcext:value-type="string">
            <text:p>'period_end' =&gt; '2021-09-18',</text:p>
          </table:table-cell>
          <table:table-cell table:formula="of:=COM.MICROSOFT.CONCAT(&quot;'year' =&gt; &quot;; [.C228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28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28])" office:value-type="string" office:string-value="'week_in_year' =&gt; 21" calcext:value-type="string">
            <text:p>'week_in_year' =&gt; 21</text:p>
          </table:table-cell>
          <table:table-cell table:formula="of:=COM.MICROSOFT.CONCAT(&quot;[ &quot;; [.H228]; &quot; &quot;; [.I228]; &quot; &quot;; [.J228]; &quot; &quot;; [.K228]; &quot; &quot;; [.L228]; &quot; &quot;; [.M228]; &quot; ],&quot;)" office:value-type="string" office:string-value="[ 'period_start' =&gt; '2021-08-22', 'period_end' =&gt; '2021-09-18', 'year' =&gt; 2021, 'quarter' =&gt; 2, 'period' =&gt; 6, 'week_in_year' =&gt; 21 ]," calcext:value-type="string">
            <text:p>[ 'period_start' =&gt; '2021-08-22', 'period_end' =&gt; '2021-09-18', 'year' =&gt; 2021, 'quarter' =&gt; 2, 'period' =&gt; 6, 'week_in_year' =&gt; 21 ],</text:p>
          </table:table-cell>
        </table:table-row>
        <table:table-row table:style-name="ro1">
          <table:table-cell table:formula="of:=[.B228]+1" office:value-type="date" office:date-value="2021-09-19" calcext:value-type="date">
            <text:p>2021-09-19</text:p>
          </table:table-cell>
          <table:table-cell table:style-name="ce2" office:value-type="date" office:date-value="2021-10-16" calcext:value-type="date">
            <text:p>2021-10-16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28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29]; &quot;YYYY-MM-DD&quot;); &quot;',&quot;)" office:value-type="string" office:string-value="'period_start' =&gt; '2021-09-19'," calcext:value-type="string">
            <text:p>'period_start' =&gt; '2021-09-19',</text:p>
          </table:table-cell>
          <table:table-cell table:formula="of:=COM.MICROSOFT.CONCAT(&quot;'period_end' =&gt; '&quot;; TEXT([.B229]; &quot;YYYY-MM-DD&quot;); &quot;',&quot;)" office:value-type="string" office:string-value="'period_end' =&gt; '2021-10-16'," calcext:value-type="string">
            <text:p>'period_end' =&gt; '2021-10-16',</text:p>
          </table:table-cell>
          <table:table-cell table:formula="of:=COM.MICROSOFT.CONCAT(&quot;'year' =&gt; &quot;; [.C229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2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29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29])" office:value-type="string" office:string-value="'week_in_year' =&gt; 25" calcext:value-type="string">
            <text:p>'week_in_year' =&gt; 25</text:p>
          </table:table-cell>
          <table:table-cell table:formula="of:=COM.MICROSOFT.CONCAT(&quot;[ &quot;; [.H229]; &quot; &quot;; [.I229]; &quot; &quot;; [.J229]; &quot; &quot;; [.K229]; &quot; &quot;; [.L229]; &quot; &quot;; [.M229]; &quot; ],&quot;)" office:value-type="string" office:string-value="[ 'period_start' =&gt; '2021-09-19', 'period_end' =&gt; '2021-10-16', 'year' =&gt; 2021, 'quarter' =&gt; 3, 'period' =&gt; 7, 'week_in_year' =&gt; 25 ]," calcext:value-type="string">
            <text:p>[ 'period_start' =&gt; '2021-09-19', 'period_end' =&gt; '2021-10-16', 'year' =&gt; 2021, 'quarter' =&gt; 3, 'period' =&gt; 7, 'week_in_year' =&gt; 25 ],</text:p>
          </table:table-cell>
        </table:table-row>
        <table:table-row table:style-name="ro1">
          <table:table-cell table:formula="of:=[.B229]+1" office:value-type="date" office:date-value="2021-10-17" calcext:value-type="date">
            <text:p>2021-10-17</text:p>
          </table:table-cell>
          <table:table-cell table:style-name="ce2" office:value-type="date" office:date-value="2021-11-13" calcext:value-type="date">
            <text:p>2021-11-1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29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30]; &quot;YYYY-MM-DD&quot;); &quot;',&quot;)" office:value-type="string" office:string-value="'period_start' =&gt; '2021-10-17'," calcext:value-type="string">
            <text:p>'period_start' =&gt; '2021-10-17',</text:p>
          </table:table-cell>
          <table:table-cell table:formula="of:=COM.MICROSOFT.CONCAT(&quot;'period_end' =&gt; '&quot;; TEXT([.B230]; &quot;YYYY-MM-DD&quot;); &quot;',&quot;)" office:value-type="string" office:string-value="'period_end' =&gt; '2021-11-13'," calcext:value-type="string">
            <text:p>'period_end' =&gt; '2021-11-13',</text:p>
          </table:table-cell>
          <table:table-cell table:formula="of:=COM.MICROSOFT.CONCAT(&quot;'year' =&gt; &quot;; [.C230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3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30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30])" office:value-type="string" office:string-value="'week_in_year' =&gt; 29" calcext:value-type="string">
            <text:p>'week_in_year' =&gt; 29</text:p>
          </table:table-cell>
          <table:table-cell table:formula="of:=COM.MICROSOFT.CONCAT(&quot;[ &quot;; [.H230]; &quot; &quot;; [.I230]; &quot; &quot;; [.J230]; &quot; &quot;; [.K230]; &quot; &quot;; [.L230]; &quot; &quot;; [.M230]; &quot; ],&quot;)" office:value-type="string" office:string-value="[ 'period_start' =&gt; '2021-10-17', 'period_end' =&gt; '2021-11-13', 'year' =&gt; 2021, 'quarter' =&gt; 3, 'period' =&gt; 8, 'week_in_year' =&gt; 29 ]," calcext:value-type="string">
            <text:p>[ 'period_start' =&gt; '2021-10-17', 'period_end' =&gt; '2021-11-13', 'year' =&gt; 2021, 'quarter' =&gt; 3, 'period' =&gt; 8, 'week_in_year' =&gt; 29 ],</text:p>
          </table:table-cell>
        </table:table-row>
        <table:table-row table:style-name="ro1">
          <table:table-cell table:formula="of:=[.B230]+1" office:value-type="date" office:date-value="2021-11-14" calcext:value-type="date">
            <text:p>2021-11-14</text:p>
          </table:table-cell>
          <table:table-cell table:style-name="ce2" office:value-type="date" office:date-value="2021-12-11" calcext:value-type="date">
            <text:p>2021-12-1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30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31]; &quot;YYYY-MM-DD&quot;); &quot;',&quot;)" office:value-type="string" office:string-value="'period_start' =&gt; '2021-11-14'," calcext:value-type="string">
            <text:p>'period_start' =&gt; '2021-11-14',</text:p>
          </table:table-cell>
          <table:table-cell table:formula="of:=COM.MICROSOFT.CONCAT(&quot;'period_end' =&gt; '&quot;; TEXT([.B231]; &quot;YYYY-MM-DD&quot;); &quot;',&quot;)" office:value-type="string" office:string-value="'period_end' =&gt; '2021-12-11'," calcext:value-type="string">
            <text:p>'period_end' =&gt; '2021-12-11',</text:p>
          </table:table-cell>
          <table:table-cell table:formula="of:=COM.MICROSOFT.CONCAT(&quot;'year' =&gt; &quot;; [.C231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3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31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31])" office:value-type="string" office:string-value="'week_in_year' =&gt; 33" calcext:value-type="string">
            <text:p>'week_in_year' =&gt; 33</text:p>
          </table:table-cell>
          <table:table-cell table:formula="of:=COM.MICROSOFT.CONCAT(&quot;[ &quot;; [.H231]; &quot; &quot;; [.I231]; &quot; &quot;; [.J231]; &quot; &quot;; [.K231]; &quot; &quot;; [.L231]; &quot; &quot;; [.M231]; &quot; ],&quot;)" office:value-type="string" office:string-value="[ 'period_start' =&gt; '2021-11-14', 'period_end' =&gt; '2021-12-11', 'year' =&gt; 2021, 'quarter' =&gt; 3, 'period' =&gt; 9, 'week_in_year' =&gt; 33 ]," calcext:value-type="string">
            <text:p>[ 'period_start' =&gt; '2021-11-14', 'period_end' =&gt; '2021-12-11', 'year' =&gt; 2021, 'quarter' =&gt; 3, 'period' =&gt; 9, 'week_in_year' =&gt; 33 ],</text:p>
          </table:table-cell>
        </table:table-row>
        <table:table-row table:style-name="ro1">
          <table:table-cell table:formula="of:=[.B231]+1" office:value-type="date" office:date-value="2021-12-12" calcext:value-type="date">
            <text:p>2021-12-12</text:p>
          </table:table-cell>
          <table:table-cell table:style-name="ce2" office:value-type="date" office:date-value="2022-01-08" calcext:value-type="date">
            <text:p>2022-01-08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31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32]; &quot;YYYY-MM-DD&quot;); &quot;',&quot;)" office:value-type="string" office:string-value="'period_start' =&gt; '2021-12-12'," calcext:value-type="string">
            <text:p>'period_start' =&gt; '2021-12-12',</text:p>
          </table:table-cell>
          <table:table-cell table:formula="of:=COM.MICROSOFT.CONCAT(&quot;'period_end' =&gt; '&quot;; TEXT([.B232]; &quot;YYYY-MM-DD&quot;); &quot;',&quot;)" office:value-type="string" office:string-value="'period_end' =&gt; '2022-01-08'," calcext:value-type="string">
            <text:p>'period_end' =&gt; '2022-01-08',</text:p>
          </table:table-cell>
          <table:table-cell table:formula="of:=COM.MICROSOFT.CONCAT(&quot;'year' =&gt; &quot;; [.C232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3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32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32])" office:value-type="string" office:string-value="'week_in_year' =&gt; 37" calcext:value-type="string">
            <text:p>'week_in_year' =&gt; 37</text:p>
          </table:table-cell>
          <table:table-cell table:formula="of:=COM.MICROSOFT.CONCAT(&quot;[ &quot;; [.H232]; &quot; &quot;; [.I232]; &quot; &quot;; [.J232]; &quot; &quot;; [.K232]; &quot; &quot;; [.L232]; &quot; &quot;; [.M232]; &quot; ],&quot;)" office:value-type="string" office:string-value="[ 'period_start' =&gt; '2021-12-12', 'period_end' =&gt; '2022-01-08', 'year' =&gt; 2021, 'quarter' =&gt; 4, 'period' =&gt; 10, 'week_in_year' =&gt; 37 ]," calcext:value-type="string">
            <text:p>[ 'period_start' =&gt; '2021-12-12', 'period_end' =&gt; '2022-01-08', 'year' =&gt; 2021, 'quarter' =&gt; 4, 'period' =&gt; 10, 'week_in_year' =&gt; 37 ],</text:p>
          </table:table-cell>
        </table:table-row>
        <table:table-row table:style-name="ro1">
          <table:table-cell table:formula="of:=[.B232]+1" office:value-type="date" office:date-value="2022-01-09" calcext:value-type="date">
            <text:p>2022-01-09</text:p>
          </table:table-cell>
          <table:table-cell table:style-name="ce2" office:value-type="date" office:date-value="2022-02-05" calcext:value-type="date">
            <text:p>2022-02-05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32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33]; &quot;YYYY-MM-DD&quot;); &quot;',&quot;)" office:value-type="string" office:string-value="'period_start' =&gt; '2022-01-09'," calcext:value-type="string">
            <text:p>'period_start' =&gt; '2022-01-09',</text:p>
          </table:table-cell>
          <table:table-cell table:formula="of:=COM.MICROSOFT.CONCAT(&quot;'period_end' =&gt; '&quot;; TEXT([.B233]; &quot;YYYY-MM-DD&quot;); &quot;',&quot;)" office:value-type="string" office:string-value="'period_end' =&gt; '2022-02-05'," calcext:value-type="string">
            <text:p>'period_end' =&gt; '2022-02-05',</text:p>
          </table:table-cell>
          <table:table-cell table:formula="of:=COM.MICROSOFT.CONCAT(&quot;'year' =&gt; &quot;; [.C233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3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33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33])" office:value-type="string" office:string-value="'week_in_year' =&gt; 41" calcext:value-type="string">
            <text:p>'week_in_year' =&gt; 41</text:p>
          </table:table-cell>
          <table:table-cell table:formula="of:=COM.MICROSOFT.CONCAT(&quot;[ &quot;; [.H233]; &quot; &quot;; [.I233]; &quot; &quot;; [.J233]; &quot; &quot;; [.K233]; &quot; &quot;; [.L233]; &quot; &quot;; [.M233]; &quot; ],&quot;)" office:value-type="string" office:string-value="[ 'period_start' =&gt; '2022-01-09', 'period_end' =&gt; '2022-02-05', 'year' =&gt; 2021, 'quarter' =&gt; 4, 'period' =&gt; 11, 'week_in_year' =&gt; 41 ]," calcext:value-type="string">
            <text:p>[ 'period_start' =&gt; '2022-01-09', 'period_end' =&gt; '2022-02-05', 'year' =&gt; 2021, 'quarter' =&gt; 4, 'period' =&gt; 11, 'week_in_year' =&gt; 41 ],</text:p>
          </table:table-cell>
        </table:table-row>
        <table:table-row table:style-name="ro1">
          <table:table-cell table:formula="of:=[.B233]+1" office:value-type="date" office:date-value="2022-02-06" calcext:value-type="date">
            <text:p>2022-02-06</text:p>
          </table:table-cell>
          <table:table-cell table:style-name="ce2" office:value-type="date" office:date-value="2022-03-05" calcext:value-type="date">
            <text:p>2022-03-05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33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34]; &quot;YYYY-MM-DD&quot;); &quot;',&quot;)" office:value-type="string" office:string-value="'period_start' =&gt; '2022-02-06'," calcext:value-type="string">
            <text:p>'period_start' =&gt; '2022-02-06',</text:p>
          </table:table-cell>
          <table:table-cell table:formula="of:=COM.MICROSOFT.CONCAT(&quot;'period_end' =&gt; '&quot;; TEXT([.B234]; &quot;YYYY-MM-DD&quot;); &quot;',&quot;)" office:value-type="string" office:string-value="'period_end' =&gt; '2022-03-05'," calcext:value-type="string">
            <text:p>'period_end' =&gt; '2022-03-05',</text:p>
          </table:table-cell>
          <table:table-cell table:formula="of:=COM.MICROSOFT.CONCAT(&quot;'year' =&gt; &quot;; [.C234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3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34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34])" office:value-type="string" office:string-value="'week_in_year' =&gt; 45" calcext:value-type="string">
            <text:p>'week_in_year' =&gt; 45</text:p>
          </table:table-cell>
          <table:table-cell table:formula="of:=COM.MICROSOFT.CONCAT(&quot;[ &quot;; [.H234]; &quot; &quot;; [.I234]; &quot; &quot;; [.J234]; &quot; &quot;; [.K234]; &quot; &quot;; [.L234]; &quot; &quot;; [.M234]; &quot; ],&quot;)" office:value-type="string" office:string-value="[ 'period_start' =&gt; '2022-02-06', 'period_end' =&gt; '2022-03-05', 'year' =&gt; 2021, 'quarter' =&gt; 4, 'period' =&gt; 12, 'week_in_year' =&gt; 45 ]," calcext:value-type="string">
            <text:p>[ 'period_start' =&gt; '2022-02-06', 'period_end' =&gt; '2022-03-05', 'year' =&gt; 2021, 'quarter' =&gt; 4, 'period' =&gt; 12, 'week_in_year' =&gt; 45 ],</text:p>
          </table:table-cell>
        </table:table-row>
        <table:table-row table:style-name="ro1">
          <table:table-cell table:formula="of:=[.B234]+1" office:value-type="date" office:date-value="2022-03-06" calcext:value-type="date">
            <text:p>2022-03-06</text:p>
          </table:table-cell>
          <table:table-cell table:style-name="ce2" office:value-type="date" office:date-value="2022-03-31" calcext:value-type="date">
            <text:p>2022-03-31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34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35]; &quot;YYYY-MM-DD&quot;); &quot;',&quot;)" office:value-type="string" office:string-value="'period_start' =&gt; '2022-03-06'," calcext:value-type="string">
            <text:p>'period_start' =&gt; '2022-03-06',</text:p>
          </table:table-cell>
          <table:table-cell table:formula="of:=COM.MICROSOFT.CONCAT(&quot;'period_end' =&gt; '&quot;; TEXT([.B235]; &quot;YYYY-MM-DD&quot;); &quot;',&quot;)" office:value-type="string" office:string-value="'period_end' =&gt; '2022-03-31'," calcext:value-type="string">
            <text:p>'period_end' =&gt; '2022-03-31',</text:p>
          </table:table-cell>
          <table:table-cell table:formula="of:=COM.MICROSOFT.CONCAT(&quot;'year' =&gt; &quot;; [.C235]; &quot;,&quot;)" office:value-type="string" office:string-value="'year' =&gt; 2021," calcext:value-type="string">
            <text:p>'year' =&gt; 2021,</text:p>
          </table:table-cell>
          <table:table-cell table:formula="of:=COM.MICROSOFT.CONCAT(&quot;'quarter' =&gt; &quot;; [.D23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35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35])" office:value-type="string" office:string-value="'week_in_year' =&gt; 49" calcext:value-type="string">
            <text:p>'week_in_year' =&gt; 49</text:p>
          </table:table-cell>
          <table:table-cell table:formula="of:=COM.MICROSOFT.CONCAT(&quot;[ &quot;; [.H235]; &quot; &quot;; [.I235]; &quot; &quot;; [.J235]; &quot; &quot;; [.K235]; &quot; &quot;; [.L235]; &quot; &quot;; [.M235]; &quot; ],&quot;)" office:value-type="string" office:string-value="[ 'period_start' =&gt; '2022-03-06', 'period_end' =&gt; '2022-03-31', 'year' =&gt; 2021, 'quarter' =&gt; 4, 'period' =&gt; 13, 'week_in_year' =&gt; 49 ]," calcext:value-type="string">
            <text:p>[ 'period_start' =&gt; '2022-03-06', 'period_end' =&gt; '2022-03-31', 'year' =&gt; 2021, 'quarter' =&gt; 4, 'period' =&gt; 13, 'week_in_year' =&gt; 49 ],</text:p>
          </table:table-cell>
        </table:table-row>
        <table:table-row table:style-name="ro1">
          <table:table-cell table:formula="of:=[.B235]+1" office:value-type="date" office:date-value="2022-04-01" calcext:value-type="date">
            <text:p>2022-04-01</text:p>
          </table:table-cell>
          <table:table-cell table:style-name="ce2" office:value-type="date" office:date-value="2022-04-30" calcext:value-type="date">
            <text:p>2022-04-3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36]; &quot;YYYY-MM-DD&quot;); &quot;',&quot;)" office:value-type="string" office:string-value="'period_start' =&gt; '2022-04-01'," calcext:value-type="string">
            <text:p>'period_start' =&gt; '2022-04-01',</text:p>
          </table:table-cell>
          <table:table-cell table:formula="of:=COM.MICROSOFT.CONCAT(&quot;'period_end' =&gt; '&quot;; TEXT([.B236]; &quot;YYYY-MM-DD&quot;); &quot;',&quot;)" office:value-type="string" office:string-value="'period_end' =&gt; '2022-04-30'," calcext:value-type="string">
            <text:p>'period_end' =&gt; '2022-04-30',</text:p>
          </table:table-cell>
          <table:table-cell table:formula="of:=COM.MICROSOFT.CONCAT(&quot;'year' =&gt; &quot;; [.C236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3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36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36])" office:value-type="string" office:string-value="'week_in_year' =&gt; 1" calcext:value-type="string">
            <text:p>'week_in_year' =&gt; 1</text:p>
          </table:table-cell>
          <table:table-cell table:formula="of:=COM.MICROSOFT.CONCAT(&quot;[ &quot;; [.H236]; &quot; &quot;; [.I236]; &quot; &quot;; [.J236]; &quot; &quot;; [.K236]; &quot; &quot;; [.L236]; &quot; &quot;; [.M236]; &quot; ],&quot;)" office:value-type="string" office:string-value="[ 'period_start' =&gt; '2022-04-01', 'period_end' =&gt; '2022-04-30', 'year' =&gt; 2022, 'quarter' =&gt; 1, 'period' =&gt; 1, 'week_in_year' =&gt; 1 ]," calcext:value-type="string">
            <text:p>[ 'period_start' =&gt; '2022-04-01', 'period_end' =&gt; '2022-04-30', 'year' =&gt; 2022, 'quarter' =&gt; 1, 'period' =&gt; 1, 'week_in_year' =&gt; 1 ],</text:p>
          </table:table-cell>
        </table:table-row>
        <table:table-row table:style-name="ro1">
          <table:table-cell table:formula="of:=[.B236]+1" office:value-type="date" office:date-value="2022-05-01" calcext:value-type="date">
            <text:p>2022-05-01</text:p>
          </table:table-cell>
          <table:table-cell table:style-name="ce2" office:value-type="date" office:date-value="2022-05-28" calcext:value-type="date">
            <text:p>2022-05-2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37]; &quot;YYYY-MM-DD&quot;); &quot;',&quot;)" office:value-type="string" office:string-value="'period_start' =&gt; '2022-05-01'," calcext:value-type="string">
            <text:p>'period_start' =&gt; '2022-05-01',</text:p>
          </table:table-cell>
          <table:table-cell table:formula="of:=COM.MICROSOFT.CONCAT(&quot;'period_end' =&gt; '&quot;; TEXT([.B237]; &quot;YYYY-MM-DD&quot;); &quot;',&quot;)" office:value-type="string" office:string-value="'period_end' =&gt; '2022-05-28'," calcext:value-type="string">
            <text:p>'period_end' =&gt; '2022-05-28',</text:p>
          </table:table-cell>
          <table:table-cell table:formula="of:=COM.MICROSOFT.CONCAT(&quot;'year' =&gt; &quot;; [.C237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3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37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37])" office:value-type="string" office:string-value="'week_in_year' =&gt; 5" calcext:value-type="string">
            <text:p>'week_in_year' =&gt; 5</text:p>
          </table:table-cell>
          <table:table-cell table:formula="of:=COM.MICROSOFT.CONCAT(&quot;[ &quot;; [.H237]; &quot; &quot;; [.I237]; &quot; &quot;; [.J237]; &quot; &quot;; [.K237]; &quot; &quot;; [.L237]; &quot; &quot;; [.M237]; &quot; ],&quot;)" office:value-type="string" office:string-value="[ 'period_start' =&gt; '2022-05-01', 'period_end' =&gt; '2022-05-28', 'year' =&gt; 2022, 'quarter' =&gt; 1, 'period' =&gt; 2, 'week_in_year' =&gt; 5 ]," calcext:value-type="string">
            <text:p>[ 'period_start' =&gt; '2022-05-01', 'period_end' =&gt; '2022-05-28', 'year' =&gt; 2022, 'quarter' =&gt; 1, 'period' =&gt; 2, 'week_in_year' =&gt; 5 ],</text:p>
          </table:table-cell>
        </table:table-row>
        <table:table-row table:style-name="ro1">
          <table:table-cell table:formula="of:=[.B237]+1" office:value-type="date" office:date-value="2022-05-29" calcext:value-type="date">
            <text:p>2022-05-29</text:p>
          </table:table-cell>
          <table:table-cell table:style-name="ce2" office:value-type="date" office:date-value="2022-06-25" calcext:value-type="date">
            <text:p>2022-06-2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38]; &quot;YYYY-MM-DD&quot;); &quot;',&quot;)" office:value-type="string" office:string-value="'period_start' =&gt; '2022-05-29'," calcext:value-type="string">
            <text:p>'period_start' =&gt; '2022-05-29',</text:p>
          </table:table-cell>
          <table:table-cell table:formula="of:=COM.MICROSOFT.CONCAT(&quot;'period_end' =&gt; '&quot;; TEXT([.B238]; &quot;YYYY-MM-DD&quot;); &quot;',&quot;)" office:value-type="string" office:string-value="'period_end' =&gt; '2022-06-25'," calcext:value-type="string">
            <text:p>'period_end' =&gt; '2022-06-25',</text:p>
          </table:table-cell>
          <table:table-cell table:formula="of:=COM.MICROSOFT.CONCAT(&quot;'year' =&gt; &quot;; [.C238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3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38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38])" office:value-type="string" office:string-value="'week_in_year' =&gt; 9" calcext:value-type="string">
            <text:p>'week_in_year' =&gt; 9</text:p>
          </table:table-cell>
          <table:table-cell table:formula="of:=COM.MICROSOFT.CONCAT(&quot;[ &quot;; [.H238]; &quot; &quot;; [.I238]; &quot; &quot;; [.J238]; &quot; &quot;; [.K238]; &quot; &quot;; [.L238]; &quot; &quot;; [.M238]; &quot; ],&quot;)" office:value-type="string" office:string-value="[ 'period_start' =&gt; '2022-05-29', 'period_end' =&gt; '2022-06-25', 'year' =&gt; 2022, 'quarter' =&gt; 1, 'period' =&gt; 3, 'week_in_year' =&gt; 9 ]," calcext:value-type="string">
            <text:p>[ 'period_start' =&gt; '2022-05-29', 'period_end' =&gt; '2022-06-25', 'year' =&gt; 2022, 'quarter' =&gt; 1, 'period' =&gt; 3, 'week_in_year' =&gt; 9 ],</text:p>
          </table:table-cell>
        </table:table-row>
        <table:table-row table:style-name="ro1">
          <table:table-cell table:formula="of:=[.B238]+1" office:value-type="date" office:date-value="2022-06-26" calcext:value-type="date">
            <text:p>2022-06-26</text:p>
          </table:table-cell>
          <table:table-cell table:style-name="ce2" office:value-type="date" office:date-value="2022-07-23" calcext:value-type="date">
            <text:p>2022-07-23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39]; &quot;YYYY-MM-DD&quot;); &quot;',&quot;)" office:value-type="string" office:string-value="'period_start' =&gt; '2022-06-26'," calcext:value-type="string">
            <text:p>'period_start' =&gt; '2022-06-26',</text:p>
          </table:table-cell>
          <table:table-cell table:formula="of:=COM.MICROSOFT.CONCAT(&quot;'period_end' =&gt; '&quot;; TEXT([.B239]; &quot;YYYY-MM-DD&quot;); &quot;',&quot;)" office:value-type="string" office:string-value="'period_end' =&gt; '2022-07-23'," calcext:value-type="string">
            <text:p>'period_end' =&gt; '2022-07-23',</text:p>
          </table:table-cell>
          <table:table-cell table:formula="of:=COM.MICROSOFT.CONCAT(&quot;'year' =&gt; &quot;; [.C239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3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39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39])" office:value-type="string" office:string-value="'week_in_year' =&gt; 13" calcext:value-type="string">
            <text:p>'week_in_year' =&gt; 13</text:p>
          </table:table-cell>
          <table:table-cell table:formula="of:=COM.MICROSOFT.CONCAT(&quot;[ &quot;; [.H239]; &quot; &quot;; [.I239]; &quot; &quot;; [.J239]; &quot; &quot;; [.K239]; &quot; &quot;; [.L239]; &quot; &quot;; [.M239]; &quot; ],&quot;)" office:value-type="string" office:string-value="[ 'period_start' =&gt; '2022-06-26', 'period_end' =&gt; '2022-07-23', 'year' =&gt; 2022, 'quarter' =&gt; 2, 'period' =&gt; 4, 'week_in_year' =&gt; 13 ]," calcext:value-type="string">
            <text:p>[ 'period_start' =&gt; '2022-06-26', 'period_end' =&gt; '2022-07-23', 'year' =&gt; 2022, 'quarter' =&gt; 2, 'period' =&gt; 4, 'week_in_year' =&gt; 13 ],</text:p>
          </table:table-cell>
        </table:table-row>
        <table:table-row table:style-name="ro1">
          <table:table-cell table:formula="of:=[.B239]+1" office:value-type="date" office:date-value="2022-07-24" calcext:value-type="date">
            <text:p>2022-07-24</text:p>
          </table:table-cell>
          <table:table-cell table:style-name="ce2" office:value-type="date" office:date-value="2022-08-20" calcext:value-type="date">
            <text:p>2022-08-20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39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40]; &quot;YYYY-MM-DD&quot;); &quot;',&quot;)" office:value-type="string" office:string-value="'period_start' =&gt; '2022-07-24'," calcext:value-type="string">
            <text:p>'period_start' =&gt; '2022-07-24',</text:p>
          </table:table-cell>
          <table:table-cell table:formula="of:=COM.MICROSOFT.CONCAT(&quot;'period_end' =&gt; '&quot;; TEXT([.B240]; &quot;YYYY-MM-DD&quot;); &quot;',&quot;)" office:value-type="string" office:string-value="'period_end' =&gt; '2022-08-20'," calcext:value-type="string">
            <text:p>'period_end' =&gt; '2022-08-20',</text:p>
          </table:table-cell>
          <table:table-cell table:formula="of:=COM.MICROSOFT.CONCAT(&quot;'year' =&gt; &quot;; [.C240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40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40])" office:value-type="string" office:string-value="'week_in_year' =&gt; 17" calcext:value-type="string">
            <text:p>'week_in_year' =&gt; 17</text:p>
          </table:table-cell>
          <table:table-cell table:formula="of:=COM.MICROSOFT.CONCAT(&quot;[ &quot;; [.H240]; &quot; &quot;; [.I240]; &quot; &quot;; [.J240]; &quot; &quot;; [.K240]; &quot; &quot;; [.L240]; &quot; &quot;; [.M240]; &quot; ],&quot;)" office:value-type="string" office:string-value="[ 'period_start' =&gt; '2022-07-24', 'period_end' =&gt; '2022-08-20', 'year' =&gt; 2022, 'quarter' =&gt; 2, 'period' =&gt; 5, 'week_in_year' =&gt; 17 ]," calcext:value-type="string">
            <text:p>[ 'period_start' =&gt; '2022-07-24', 'period_end' =&gt; '2022-08-20', 'year' =&gt; 2022, 'quarter' =&gt; 2, 'period' =&gt; 5, 'week_in_year' =&gt; 17 ],</text:p>
          </table:table-cell>
        </table:table-row>
        <table:table-row table:style-name="ro1">
          <table:table-cell table:formula="of:=[.B240]+1" office:value-type="date" office:date-value="2022-08-21" calcext:value-type="date">
            <text:p>2022-08-21</text:p>
          </table:table-cell>
          <table:table-cell table:style-name="ce2" office:value-type="date" office:date-value="2022-09-17" calcext:value-type="date">
            <text:p>2022-09-17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40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41]; &quot;YYYY-MM-DD&quot;); &quot;',&quot;)" office:value-type="string" office:string-value="'period_start' =&gt; '2022-08-21'," calcext:value-type="string">
            <text:p>'period_start' =&gt; '2022-08-21',</text:p>
          </table:table-cell>
          <table:table-cell table:formula="of:=COM.MICROSOFT.CONCAT(&quot;'period_end' =&gt; '&quot;; TEXT([.B241]; &quot;YYYY-MM-DD&quot;); &quot;',&quot;)" office:value-type="string" office:string-value="'period_end' =&gt; '2022-09-17'," calcext:value-type="string">
            <text:p>'period_end' =&gt; '2022-09-17',</text:p>
          </table:table-cell>
          <table:table-cell table:formula="of:=COM.MICROSOFT.CONCAT(&quot;'year' =&gt; &quot;; [.C241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41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41])" office:value-type="string" office:string-value="'week_in_year' =&gt; 21" calcext:value-type="string">
            <text:p>'week_in_year' =&gt; 21</text:p>
          </table:table-cell>
          <table:table-cell table:formula="of:=COM.MICROSOFT.CONCAT(&quot;[ &quot;; [.H241]; &quot; &quot;; [.I241]; &quot; &quot;; [.J241]; &quot; &quot;; [.K241]; &quot; &quot;; [.L241]; &quot; &quot;; [.M241]; &quot; ],&quot;)" office:value-type="string" office:string-value="[ 'period_start' =&gt; '2022-08-21', 'period_end' =&gt; '2022-09-17', 'year' =&gt; 2022, 'quarter' =&gt; 2, 'period' =&gt; 6, 'week_in_year' =&gt; 21 ]," calcext:value-type="string">
            <text:p>[ 'period_start' =&gt; '2022-08-21', 'period_end' =&gt; '2022-09-17', 'year' =&gt; 2022, 'quarter' =&gt; 2, 'period' =&gt; 6, 'week_in_year' =&gt; 21 ],</text:p>
          </table:table-cell>
        </table:table-row>
        <table:table-row table:style-name="ro1">
          <table:table-cell table:formula="of:=[.B241]+1" office:value-type="date" office:date-value="2022-09-18" calcext:value-type="date">
            <text:p>2022-09-18</text:p>
          </table:table-cell>
          <table:table-cell table:style-name="ce2" office:value-type="date" office:date-value="2022-10-15" calcext:value-type="date">
            <text:p>2022-10-15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41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42]; &quot;YYYY-MM-DD&quot;); &quot;',&quot;)" office:value-type="string" office:string-value="'period_start' =&gt; '2022-09-18'," calcext:value-type="string">
            <text:p>'period_start' =&gt; '2022-09-18',</text:p>
          </table:table-cell>
          <table:table-cell table:formula="of:=COM.MICROSOFT.CONCAT(&quot;'period_end' =&gt; '&quot;; TEXT([.B242]; &quot;YYYY-MM-DD&quot;); &quot;',&quot;)" office:value-type="string" office:string-value="'period_end' =&gt; '2022-10-15'," calcext:value-type="string">
            <text:p>'period_end' =&gt; '2022-10-15',</text:p>
          </table:table-cell>
          <table:table-cell table:formula="of:=COM.MICROSOFT.CONCAT(&quot;'year' =&gt; &quot;; [.C242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42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42])" office:value-type="string" office:string-value="'week_in_year' =&gt; 25" calcext:value-type="string">
            <text:p>'week_in_year' =&gt; 25</text:p>
          </table:table-cell>
          <table:table-cell table:formula="of:=COM.MICROSOFT.CONCAT(&quot;[ &quot;; [.H242]; &quot; &quot;; [.I242]; &quot; &quot;; [.J242]; &quot; &quot;; [.K242]; &quot; &quot;; [.L242]; &quot; &quot;; [.M242]; &quot; ],&quot;)" office:value-type="string" office:string-value="[ 'period_start' =&gt; '2022-09-18', 'period_end' =&gt; '2022-10-15', 'year' =&gt; 2022, 'quarter' =&gt; 3, 'period' =&gt; 7, 'week_in_year' =&gt; 25 ]," calcext:value-type="string">
            <text:p>[ 'period_start' =&gt; '2022-09-18', 'period_end' =&gt; '2022-10-15', 'year' =&gt; 2022, 'quarter' =&gt; 3, 'period' =&gt; 7, 'week_in_year' =&gt; 25 ],</text:p>
          </table:table-cell>
        </table:table-row>
        <table:table-row table:style-name="ro1">
          <table:table-cell table:formula="of:=[.B242]+1" office:value-type="date" office:date-value="2022-10-16" calcext:value-type="date">
            <text:p>2022-10-16</text:p>
          </table:table-cell>
          <table:table-cell table:style-name="ce2" office:value-type="date" office:date-value="2022-11-12" calcext:value-type="date">
            <text:p>2022-11-12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42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43]; &quot;YYYY-MM-DD&quot;); &quot;',&quot;)" office:value-type="string" office:string-value="'period_start' =&gt; '2022-10-16'," calcext:value-type="string">
            <text:p>'period_start' =&gt; '2022-10-16',</text:p>
          </table:table-cell>
          <table:table-cell table:formula="of:=COM.MICROSOFT.CONCAT(&quot;'period_end' =&gt; '&quot;; TEXT([.B243]; &quot;YYYY-MM-DD&quot;); &quot;',&quot;)" office:value-type="string" office:string-value="'period_end' =&gt; '2022-11-12'," calcext:value-type="string">
            <text:p>'period_end' =&gt; '2022-11-12',</text:p>
          </table:table-cell>
          <table:table-cell table:formula="of:=COM.MICROSOFT.CONCAT(&quot;'year' =&gt; &quot;; [.C243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43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43])" office:value-type="string" office:string-value="'week_in_year' =&gt; 29" calcext:value-type="string">
            <text:p>'week_in_year' =&gt; 29</text:p>
          </table:table-cell>
          <table:table-cell table:formula="of:=COM.MICROSOFT.CONCAT(&quot;[ &quot;; [.H243]; &quot; &quot;; [.I243]; &quot; &quot;; [.J243]; &quot; &quot;; [.K243]; &quot; &quot;; [.L243]; &quot; &quot;; [.M243]; &quot; ],&quot;)" office:value-type="string" office:string-value="[ 'period_start' =&gt; '2022-10-16', 'period_end' =&gt; '2022-11-12', 'year' =&gt; 2022, 'quarter' =&gt; 3, 'period' =&gt; 8, 'week_in_year' =&gt; 29 ]," calcext:value-type="string">
            <text:p>[ 'period_start' =&gt; '2022-10-16', 'period_end' =&gt; '2022-11-12', 'year' =&gt; 2022, 'quarter' =&gt; 3, 'period' =&gt; 8, 'week_in_year' =&gt; 29 ],</text:p>
          </table:table-cell>
        </table:table-row>
        <table:table-row table:style-name="ro1">
          <table:table-cell table:formula="of:=[.B243]+1" office:value-type="date" office:date-value="2022-11-13" calcext:value-type="date">
            <text:p>2022-11-13</text:p>
          </table:table-cell>
          <table:table-cell table:style-name="ce2" office:value-type="date" office:date-value="2022-12-10" calcext:value-type="date">
            <text:p>2022-12-10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43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44]; &quot;YYYY-MM-DD&quot;); &quot;',&quot;)" office:value-type="string" office:string-value="'period_start' =&gt; '2022-11-13'," calcext:value-type="string">
            <text:p>'period_start' =&gt; '2022-11-13',</text:p>
          </table:table-cell>
          <table:table-cell table:formula="of:=COM.MICROSOFT.CONCAT(&quot;'period_end' =&gt; '&quot;; TEXT([.B244]; &quot;YYYY-MM-DD&quot;); &quot;',&quot;)" office:value-type="string" office:string-value="'period_end' =&gt; '2022-12-10'," calcext:value-type="string">
            <text:p>'period_end' =&gt; '2022-12-10',</text:p>
          </table:table-cell>
          <table:table-cell table:formula="of:=COM.MICROSOFT.CONCAT(&quot;'year' =&gt; &quot;; [.C244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44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44])" office:value-type="string" office:string-value="'week_in_year' =&gt; 33" calcext:value-type="string">
            <text:p>'week_in_year' =&gt; 33</text:p>
          </table:table-cell>
          <table:table-cell table:formula="of:=COM.MICROSOFT.CONCAT(&quot;[ &quot;; [.H244]; &quot; &quot;; [.I244]; &quot; &quot;; [.J244]; &quot; &quot;; [.K244]; &quot; &quot;; [.L244]; &quot; &quot;; [.M244]; &quot; ],&quot;)" office:value-type="string" office:string-value="[ 'period_start' =&gt; '2022-11-13', 'period_end' =&gt; '2022-12-10', 'year' =&gt; 2022, 'quarter' =&gt; 3, 'period' =&gt; 9, 'week_in_year' =&gt; 33 ]," calcext:value-type="string">
            <text:p>[ 'period_start' =&gt; '2022-11-13', 'period_end' =&gt; '2022-12-10', 'year' =&gt; 2022, 'quarter' =&gt; 3, 'period' =&gt; 9, 'week_in_year' =&gt; 33 ],</text:p>
          </table:table-cell>
        </table:table-row>
        <table:table-row table:style-name="ro1">
          <table:table-cell table:formula="of:=[.B244]+1" office:value-type="date" office:date-value="2022-12-11" calcext:value-type="date">
            <text:p>2022-12-11</text:p>
          </table:table-cell>
          <table:table-cell table:style-name="ce2" office:value-type="date" office:date-value="2023-01-07" calcext:value-type="date">
            <text:p>2023-01-07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44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45]; &quot;YYYY-MM-DD&quot;); &quot;',&quot;)" office:value-type="string" office:string-value="'period_start' =&gt; '2022-12-11'," calcext:value-type="string">
            <text:p>'period_start' =&gt; '2022-12-11',</text:p>
          </table:table-cell>
          <table:table-cell table:formula="of:=COM.MICROSOFT.CONCAT(&quot;'period_end' =&gt; '&quot;; TEXT([.B245]; &quot;YYYY-MM-DD&quot;); &quot;',&quot;)" office:value-type="string" office:string-value="'period_end' =&gt; '2023-01-07'," calcext:value-type="string">
            <text:p>'period_end' =&gt; '2023-01-07',</text:p>
          </table:table-cell>
          <table:table-cell table:formula="of:=COM.MICROSOFT.CONCAT(&quot;'year' =&gt; &quot;; [.C245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45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45])" office:value-type="string" office:string-value="'week_in_year' =&gt; 37" calcext:value-type="string">
            <text:p>'week_in_year' =&gt; 37</text:p>
          </table:table-cell>
          <table:table-cell table:formula="of:=COM.MICROSOFT.CONCAT(&quot;[ &quot;; [.H245]; &quot; &quot;; [.I245]; &quot; &quot;; [.J245]; &quot; &quot;; [.K245]; &quot; &quot;; [.L245]; &quot; &quot;; [.M245]; &quot; ],&quot;)" office:value-type="string" office:string-value="[ 'period_start' =&gt; '2022-12-11', 'period_end' =&gt; '2023-01-07', 'year' =&gt; 2022, 'quarter' =&gt; 4, 'period' =&gt; 10, 'week_in_year' =&gt; 37 ]," calcext:value-type="string">
            <text:p>[ 'period_start' =&gt; '2022-12-11', 'period_end' =&gt; '2023-01-07', 'year' =&gt; 2022, 'quarter' =&gt; 4, 'period' =&gt; 10, 'week_in_year' =&gt; 37 ],</text:p>
          </table:table-cell>
        </table:table-row>
        <table:table-row table:style-name="ro1">
          <table:table-cell table:formula="of:=[.B245]+1" office:value-type="date" office:date-value="2023-01-08" calcext:value-type="date">
            <text:p>2023-01-08</text:p>
          </table:table-cell>
          <table:table-cell table:style-name="ce2" office:value-type="date" office:date-value="2023-02-04" calcext:value-type="date">
            <text:p>2023-02-04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45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46]; &quot;YYYY-MM-DD&quot;); &quot;',&quot;)" office:value-type="string" office:string-value="'period_start' =&gt; '2023-01-08'," calcext:value-type="string">
            <text:p>'period_start' =&gt; '2023-01-08',</text:p>
          </table:table-cell>
          <table:table-cell table:formula="of:=COM.MICROSOFT.CONCAT(&quot;'period_end' =&gt; '&quot;; TEXT([.B246]; &quot;YYYY-MM-DD&quot;); &quot;',&quot;)" office:value-type="string" office:string-value="'period_end' =&gt; '2023-02-04'," calcext:value-type="string">
            <text:p>'period_end' =&gt; '2023-02-04',</text:p>
          </table:table-cell>
          <table:table-cell table:formula="of:=COM.MICROSOFT.CONCAT(&quot;'year' =&gt; &quot;; [.C246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46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46])" office:value-type="string" office:string-value="'week_in_year' =&gt; 41" calcext:value-type="string">
            <text:p>'week_in_year' =&gt; 41</text:p>
          </table:table-cell>
          <table:table-cell table:formula="of:=COM.MICROSOFT.CONCAT(&quot;[ &quot;; [.H246]; &quot; &quot;; [.I246]; &quot; &quot;; [.J246]; &quot; &quot;; [.K246]; &quot; &quot;; [.L246]; &quot; &quot;; [.M246]; &quot; ],&quot;)" office:value-type="string" office:string-value="[ 'period_start' =&gt; '2023-01-08', 'period_end' =&gt; '2023-02-04', 'year' =&gt; 2022, 'quarter' =&gt; 4, 'period' =&gt; 11, 'week_in_year' =&gt; 41 ]," calcext:value-type="string">
            <text:p>[ 'period_start' =&gt; '2023-01-08', 'period_end' =&gt; '2023-02-04', 'year' =&gt; 2022, 'quarter' =&gt; 4, 'period' =&gt; 11, 'week_in_year' =&gt; 41 ],</text:p>
          </table:table-cell>
        </table:table-row>
        <table:table-row table:style-name="ro1">
          <table:table-cell table:formula="of:=[.B246]+1" office:value-type="date" office:date-value="2023-02-05" calcext:value-type="date">
            <text:p>2023-02-05</text:p>
          </table:table-cell>
          <table:table-cell table:style-name="ce2" office:value-type="date" office:date-value="2023-03-04" calcext:value-type="date">
            <text:p>2023-03-04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46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47]; &quot;YYYY-MM-DD&quot;); &quot;',&quot;)" office:value-type="string" office:string-value="'period_start' =&gt; '2023-02-05'," calcext:value-type="string">
            <text:p>'period_start' =&gt; '2023-02-05',</text:p>
          </table:table-cell>
          <table:table-cell table:formula="of:=COM.MICROSOFT.CONCAT(&quot;'period_end' =&gt; '&quot;; TEXT([.B247]; &quot;YYYY-MM-DD&quot;); &quot;',&quot;)" office:value-type="string" office:string-value="'period_end' =&gt; '2023-03-04'," calcext:value-type="string">
            <text:p>'period_end' =&gt; '2023-03-04',</text:p>
          </table:table-cell>
          <table:table-cell table:formula="of:=COM.MICROSOFT.CONCAT(&quot;'year' =&gt; &quot;; [.C247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47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47])" office:value-type="string" office:string-value="'week_in_year' =&gt; 45" calcext:value-type="string">
            <text:p>'week_in_year' =&gt; 45</text:p>
          </table:table-cell>
          <table:table-cell table:formula="of:=COM.MICROSOFT.CONCAT(&quot;[ &quot;; [.H247]; &quot; &quot;; [.I247]; &quot; &quot;; [.J247]; &quot; &quot;; [.K247]; &quot; &quot;; [.L247]; &quot; &quot;; [.M247]; &quot; ],&quot;)" office:value-type="string" office:string-value="[ 'period_start' =&gt; '2023-02-05', 'period_end' =&gt; '2023-03-04', 'year' =&gt; 2022, 'quarter' =&gt; 4, 'period' =&gt; 12, 'week_in_year' =&gt; 45 ]," calcext:value-type="string">
            <text:p>[ 'period_start' =&gt; '2023-02-05', 'period_end' =&gt; '2023-03-04', 'year' =&gt; 2022, 'quarter' =&gt; 4, 'period' =&gt; 12, 'week_in_year' =&gt; 45 ],</text:p>
          </table:table-cell>
        </table:table-row>
        <table:table-row table:style-name="ro1">
          <table:table-cell table:formula="of:=[.B247]+1" office:value-type="date" office:date-value="2023-03-05" calcext:value-type="date">
            <text:p>2023-03-05</text:p>
          </table:table-cell>
          <table:table-cell table:style-name="ce2" office:value-type="date" office:date-value="2023-03-31" calcext:value-type="date">
            <text:p>2023-03-31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47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48]; &quot;YYYY-MM-DD&quot;); &quot;',&quot;)" office:value-type="string" office:string-value="'period_start' =&gt; '2023-03-05'," calcext:value-type="string">
            <text:p>'period_start' =&gt; '2023-03-05',</text:p>
          </table:table-cell>
          <table:table-cell table:formula="of:=COM.MICROSOFT.CONCAT(&quot;'period_end' =&gt; '&quot;; TEXT([.B248]; &quot;YYYY-MM-DD&quot;); &quot;',&quot;)" office:value-type="string" office:string-value="'period_end' =&gt; '2023-03-31'," calcext:value-type="string">
            <text:p>'period_end' =&gt; '2023-03-31',</text:p>
          </table:table-cell>
          <table:table-cell table:formula="of:=COM.MICROSOFT.CONCAT(&quot;'year' =&gt; &quot;; [.C248]; &quot;,&quot;)" office:value-type="string" office:string-value="'year' =&gt; 2022," calcext:value-type="string">
            <text:p>'year' =&gt; 2022,</text:p>
          </table:table-cell>
          <table:table-cell table:formula="of:=COM.MICROSOFT.CONCAT(&quot;'quarter' =&gt; &quot;; [.D24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48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48])" office:value-type="string" office:string-value="'week_in_year' =&gt; 49" calcext:value-type="string">
            <text:p>'week_in_year' =&gt; 49</text:p>
          </table:table-cell>
          <table:table-cell table:formula="of:=COM.MICROSOFT.CONCAT(&quot;[ &quot;; [.H248]; &quot; &quot;; [.I248]; &quot; &quot;; [.J248]; &quot; &quot;; [.K248]; &quot; &quot;; [.L248]; &quot; &quot;; [.M248]; &quot; ],&quot;)" office:value-type="string" office:string-value="[ 'period_start' =&gt; '2023-03-05', 'period_end' =&gt; '2023-03-31', 'year' =&gt; 2022, 'quarter' =&gt; 4, 'period' =&gt; 13, 'week_in_year' =&gt; 49 ]," calcext:value-type="string">
            <text:p>[ 'period_start' =&gt; '2023-03-05', 'period_end' =&gt; '2023-03-31', 'year' =&gt; 2022, 'quarter' =&gt; 4, 'period' =&gt; 13, 'week_in_year' =&gt; 49 ],</text:p>
          </table:table-cell>
        </table:table-row>
        <table:table-row table:style-name="ro1">
          <table:table-cell table:formula="of:=[.B248]+1" office:value-type="date" office:date-value="2023-04-01" calcext:value-type="date">
            <text:p>2023-04-01</text:p>
          </table:table-cell>
          <table:table-cell table:style-name="ce2" office:value-type="date" office:date-value="2023-04-29" calcext:value-type="date">
            <text:p>2023-04-29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49]; &quot;YYYY-MM-DD&quot;); &quot;',&quot;)" office:value-type="string" office:string-value="'period_start' =&gt; '2023-04-01'," calcext:value-type="string">
            <text:p>'period_start' =&gt; '2023-04-01',</text:p>
          </table:table-cell>
          <table:table-cell table:formula="of:=COM.MICROSOFT.CONCAT(&quot;'period_end' =&gt; '&quot;; TEXT([.B249]; &quot;YYYY-MM-DD&quot;); &quot;',&quot;)" office:value-type="string" office:string-value="'period_end' =&gt; '2023-04-29'," calcext:value-type="string">
            <text:p>'period_end' =&gt; '2023-04-29',</text:p>
          </table:table-cell>
          <table:table-cell table:formula="of:=COM.MICROSOFT.CONCAT(&quot;'year' =&gt; &quot;; [.C249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4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49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49])" office:value-type="string" office:string-value="'week_in_year' =&gt; 1" calcext:value-type="string">
            <text:p>'week_in_year' =&gt; 1</text:p>
          </table:table-cell>
          <table:table-cell table:formula="of:=COM.MICROSOFT.CONCAT(&quot;[ &quot;; [.H249]; &quot; &quot;; [.I249]; &quot; &quot;; [.J249]; &quot; &quot;; [.K249]; &quot; &quot;; [.L249]; &quot; &quot;; [.M249]; &quot; ],&quot;)" office:value-type="string" office:string-value="[ 'period_start' =&gt; '2023-04-01', 'period_end' =&gt; '2023-04-29', 'year' =&gt; 2023, 'quarter' =&gt; 1, 'period' =&gt; 1, 'week_in_year' =&gt; 1 ]," calcext:value-type="string">
            <text:p>[ 'period_start' =&gt; '2023-04-01', 'period_end' =&gt; '2023-04-29', 'year' =&gt; 2023, 'quarter' =&gt; 1, 'period' =&gt; 1, 'week_in_year' =&gt; 1 ],</text:p>
          </table:table-cell>
        </table:table-row>
        <table:table-row table:style-name="ro1">
          <table:table-cell table:formula="of:=[.B249]+1" office:value-type="date" office:date-value="2023-04-30" calcext:value-type="date">
            <text:p>2023-04-30</text:p>
          </table:table-cell>
          <table:table-cell table:style-name="ce2" office:value-type="date" office:date-value="2023-05-27" calcext:value-type="date">
            <text:p>2023-05-27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50]; &quot;YYYY-MM-DD&quot;); &quot;',&quot;)" office:value-type="string" office:string-value="'period_start' =&gt; '2023-04-30'," calcext:value-type="string">
            <text:p>'period_start' =&gt; '2023-04-30',</text:p>
          </table:table-cell>
          <table:table-cell table:formula="of:=COM.MICROSOFT.CONCAT(&quot;'period_end' =&gt; '&quot;; TEXT([.B250]; &quot;YYYY-MM-DD&quot;); &quot;',&quot;)" office:value-type="string" office:string-value="'period_end' =&gt; '2023-05-27'," calcext:value-type="string">
            <text:p>'period_end' =&gt; '2023-05-27',</text:p>
          </table:table-cell>
          <table:table-cell table:formula="of:=COM.MICROSOFT.CONCAT(&quot;'year' =&gt; &quot;; [.C250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50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50])" office:value-type="string" office:string-value="'week_in_year' =&gt; 5" calcext:value-type="string">
            <text:p>'week_in_year' =&gt; 5</text:p>
          </table:table-cell>
          <table:table-cell table:formula="of:=COM.MICROSOFT.CONCAT(&quot;[ &quot;; [.H250]; &quot; &quot;; [.I250]; &quot; &quot;; [.J250]; &quot; &quot;; [.K250]; &quot; &quot;; [.L250]; &quot; &quot;; [.M250]; &quot; ],&quot;)" office:value-type="string" office:string-value="[ 'period_start' =&gt; '2023-04-30', 'period_end' =&gt; '2023-05-27', 'year' =&gt; 2023, 'quarter' =&gt; 1, 'period' =&gt; 2, 'week_in_year' =&gt; 5 ]," calcext:value-type="string">
            <text:p>[ 'period_start' =&gt; '2023-04-30', 'period_end' =&gt; '2023-05-27', 'year' =&gt; 2023, 'quarter' =&gt; 1, 'period' =&gt; 2, 'week_in_year' =&gt; 5 ],</text:p>
          </table:table-cell>
        </table:table-row>
        <table:table-row table:style-name="ro1">
          <table:table-cell table:formula="of:=[.B250]+1" office:value-type="date" office:date-value="2023-05-28" calcext:value-type="date">
            <text:p>2023-05-28</text:p>
          </table:table-cell>
          <table:table-cell table:style-name="ce2" office:value-type="date" office:date-value="2023-06-24" calcext:value-type="date">
            <text:p>2023-06-24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51]; &quot;YYYY-MM-DD&quot;); &quot;',&quot;)" office:value-type="string" office:string-value="'period_start' =&gt; '2023-05-28'," calcext:value-type="string">
            <text:p>'period_start' =&gt; '2023-05-28',</text:p>
          </table:table-cell>
          <table:table-cell table:formula="of:=COM.MICROSOFT.CONCAT(&quot;'period_end' =&gt; '&quot;; TEXT([.B251]; &quot;YYYY-MM-DD&quot;); &quot;',&quot;)" office:value-type="string" office:string-value="'period_end' =&gt; '2023-06-24'," calcext:value-type="string">
            <text:p>'period_end' =&gt; '2023-06-24',</text:p>
          </table:table-cell>
          <table:table-cell table:formula="of:=COM.MICROSOFT.CONCAT(&quot;'year' =&gt; &quot;; [.C251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51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51])" office:value-type="string" office:string-value="'week_in_year' =&gt; 9" calcext:value-type="string">
            <text:p>'week_in_year' =&gt; 9</text:p>
          </table:table-cell>
          <table:table-cell table:formula="of:=COM.MICROSOFT.CONCAT(&quot;[ &quot;; [.H251]; &quot; &quot;; [.I251]; &quot; &quot;; [.J251]; &quot; &quot;; [.K251]; &quot; &quot;; [.L251]; &quot; &quot;; [.M251]; &quot; ],&quot;)" office:value-type="string" office:string-value="[ 'period_start' =&gt; '2023-05-28', 'period_end' =&gt; '2023-06-24', 'year' =&gt; 2023, 'quarter' =&gt; 1, 'period' =&gt; 3, 'week_in_year' =&gt; 9 ]," calcext:value-type="string">
            <text:p>[ 'period_start' =&gt; '2023-05-28', 'period_end' =&gt; '2023-06-24', 'year' =&gt; 2023, 'quarter' =&gt; 1, 'period' =&gt; 3, 'week_in_year' =&gt; 9 ],</text:p>
          </table:table-cell>
        </table:table-row>
        <table:table-row table:style-name="ro1">
          <table:table-cell table:formula="of:=[.B251]+1" office:value-type="date" office:date-value="2023-06-25" calcext:value-type="date">
            <text:p>2023-06-25</text:p>
          </table:table-cell>
          <table:table-cell table:style-name="ce2" office:value-type="date" office:date-value="2023-07-22" calcext:value-type="date">
            <text:p>2023-07-22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52]; &quot;YYYY-MM-DD&quot;); &quot;',&quot;)" office:value-type="string" office:string-value="'period_start' =&gt; '2023-06-25'," calcext:value-type="string">
            <text:p>'period_start' =&gt; '2023-06-25',</text:p>
          </table:table-cell>
          <table:table-cell table:formula="of:=COM.MICROSOFT.CONCAT(&quot;'period_end' =&gt; '&quot;; TEXT([.B252]; &quot;YYYY-MM-DD&quot;); &quot;',&quot;)" office:value-type="string" office:string-value="'period_end' =&gt; '2023-07-22'," calcext:value-type="string">
            <text:p>'period_end' =&gt; '2023-07-22',</text:p>
          </table:table-cell>
          <table:table-cell table:formula="of:=COM.MICROSOFT.CONCAT(&quot;'year' =&gt; &quot;; [.C252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52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52])" office:value-type="string" office:string-value="'week_in_year' =&gt; 13" calcext:value-type="string">
            <text:p>'week_in_year' =&gt; 13</text:p>
          </table:table-cell>
          <table:table-cell table:formula="of:=COM.MICROSOFT.CONCAT(&quot;[ &quot;; [.H252]; &quot; &quot;; [.I252]; &quot; &quot;; [.J252]; &quot; &quot;; [.K252]; &quot; &quot;; [.L252]; &quot; &quot;; [.M252]; &quot; ],&quot;)" office:value-type="string" office:string-value="[ 'period_start' =&gt; '2023-06-25', 'period_end' =&gt; '2023-07-22', 'year' =&gt; 2023, 'quarter' =&gt; 2, 'period' =&gt; 4, 'week_in_year' =&gt; 13 ]," calcext:value-type="string">
            <text:p>[ 'period_start' =&gt; '2023-06-25', 'period_end' =&gt; '2023-07-22', 'year' =&gt; 2023, 'quarter' =&gt; 2, 'period' =&gt; 4, 'week_in_year' =&gt; 13 ],</text:p>
          </table:table-cell>
        </table:table-row>
        <table:table-row table:style-name="ro1">
          <table:table-cell table:formula="of:=[.B252]+1" office:value-type="date" office:date-value="2023-07-23" calcext:value-type="date">
            <text:p>2023-07-23</text:p>
          </table:table-cell>
          <table:table-cell table:style-name="ce2" office:value-type="date" office:date-value="2023-08-19" calcext:value-type="date">
            <text:p>2023-08-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52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53]; &quot;YYYY-MM-DD&quot;); &quot;',&quot;)" office:value-type="string" office:string-value="'period_start' =&gt; '2023-07-23'," calcext:value-type="string">
            <text:p>'period_start' =&gt; '2023-07-23',</text:p>
          </table:table-cell>
          <table:table-cell table:formula="of:=COM.MICROSOFT.CONCAT(&quot;'period_end' =&gt; '&quot;; TEXT([.B253]; &quot;YYYY-MM-DD&quot;); &quot;',&quot;)" office:value-type="string" office:string-value="'period_end' =&gt; '2023-08-19'," calcext:value-type="string">
            <text:p>'period_end' =&gt; '2023-08-19',</text:p>
          </table:table-cell>
          <table:table-cell table:formula="of:=COM.MICROSOFT.CONCAT(&quot;'year' =&gt; &quot;; [.C253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53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53])" office:value-type="string" office:string-value="'week_in_year' =&gt; 17" calcext:value-type="string">
            <text:p>'week_in_year' =&gt; 17</text:p>
          </table:table-cell>
          <table:table-cell table:formula="of:=COM.MICROSOFT.CONCAT(&quot;[ &quot;; [.H253]; &quot; &quot;; [.I253]; &quot; &quot;; [.J253]; &quot; &quot;; [.K253]; &quot; &quot;; [.L253]; &quot; &quot;; [.M253]; &quot; ],&quot;)" office:value-type="string" office:string-value="[ 'period_start' =&gt; '2023-07-23', 'period_end' =&gt; '2023-08-19', 'year' =&gt; 2023, 'quarter' =&gt; 2, 'period' =&gt; 5, 'week_in_year' =&gt; 17 ]," calcext:value-type="string">
            <text:p>[ 'period_start' =&gt; '2023-07-23', 'period_end' =&gt; '2023-08-19', 'year' =&gt; 2023, 'quarter' =&gt; 2, 'period' =&gt; 5, 'week_in_year' =&gt; 17 ],</text:p>
          </table:table-cell>
        </table:table-row>
        <table:table-row table:style-name="ro1">
          <table:table-cell table:formula="of:=[.B253]+1" office:value-type="date" office:date-value="2023-08-20" calcext:value-type="date">
            <text:p>2023-08-20</text:p>
          </table:table-cell>
          <table:table-cell table:style-name="ce2" office:value-type="date" office:date-value="2023-09-16" calcext:value-type="date">
            <text:p>2023-09-16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53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54]; &quot;YYYY-MM-DD&quot;); &quot;',&quot;)" office:value-type="string" office:string-value="'period_start' =&gt; '2023-08-20'," calcext:value-type="string">
            <text:p>'period_start' =&gt; '2023-08-20',</text:p>
          </table:table-cell>
          <table:table-cell table:formula="of:=COM.MICROSOFT.CONCAT(&quot;'period_end' =&gt; '&quot;; TEXT([.B254]; &quot;YYYY-MM-DD&quot;); &quot;',&quot;)" office:value-type="string" office:string-value="'period_end' =&gt; '2023-09-16'," calcext:value-type="string">
            <text:p>'period_end' =&gt; '2023-09-16',</text:p>
          </table:table-cell>
          <table:table-cell table:formula="of:=COM.MICROSOFT.CONCAT(&quot;'year' =&gt; &quot;; [.C254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54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54])" office:value-type="string" office:string-value="'week_in_year' =&gt; 21" calcext:value-type="string">
            <text:p>'week_in_year' =&gt; 21</text:p>
          </table:table-cell>
          <table:table-cell table:formula="of:=COM.MICROSOFT.CONCAT(&quot;[ &quot;; [.H254]; &quot; &quot;; [.I254]; &quot; &quot;; [.J254]; &quot; &quot;; [.K254]; &quot; &quot;; [.L254]; &quot; &quot;; [.M254]; &quot; ],&quot;)" office:value-type="string" office:string-value="[ 'period_start' =&gt; '2023-08-20', 'period_end' =&gt; '2023-09-16', 'year' =&gt; 2023, 'quarter' =&gt; 2, 'period' =&gt; 6, 'week_in_year' =&gt; 21 ]," calcext:value-type="string">
            <text:p>[ 'period_start' =&gt; '2023-08-20', 'period_end' =&gt; '2023-09-16', 'year' =&gt; 2023, 'quarter' =&gt; 2, 'period' =&gt; 6, 'week_in_year' =&gt; 21 ],</text:p>
          </table:table-cell>
        </table:table-row>
        <table:table-row table:style-name="ro1">
          <table:table-cell table:formula="of:=[.B254]+1" office:value-type="date" office:date-value="2023-09-17" calcext:value-type="date">
            <text:p>2023-09-17</text:p>
          </table:table-cell>
          <table:table-cell table:style-name="ce2" office:value-type="date" office:date-value="2023-10-14" calcext:value-type="date">
            <text:p>2023-10-14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54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55]; &quot;YYYY-MM-DD&quot;); &quot;',&quot;)" office:value-type="string" office:string-value="'period_start' =&gt; '2023-09-17'," calcext:value-type="string">
            <text:p>'period_start' =&gt; '2023-09-17',</text:p>
          </table:table-cell>
          <table:table-cell table:formula="of:=COM.MICROSOFT.CONCAT(&quot;'period_end' =&gt; '&quot;; TEXT([.B255]; &quot;YYYY-MM-DD&quot;); &quot;',&quot;)" office:value-type="string" office:string-value="'period_end' =&gt; '2023-10-14'," calcext:value-type="string">
            <text:p>'period_end' =&gt; '2023-10-14',</text:p>
          </table:table-cell>
          <table:table-cell table:formula="of:=COM.MICROSOFT.CONCAT(&quot;'year' =&gt; &quot;; [.C255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55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55])" office:value-type="string" office:string-value="'week_in_year' =&gt; 25" calcext:value-type="string">
            <text:p>'week_in_year' =&gt; 25</text:p>
          </table:table-cell>
          <table:table-cell table:formula="of:=COM.MICROSOFT.CONCAT(&quot;[ &quot;; [.H255]; &quot; &quot;; [.I255]; &quot; &quot;; [.J255]; &quot; &quot;; [.K255]; &quot; &quot;; [.L255]; &quot; &quot;; [.M255]; &quot; ],&quot;)" office:value-type="string" office:string-value="[ 'period_start' =&gt; '2023-09-17', 'period_end' =&gt; '2023-10-14', 'year' =&gt; 2023, 'quarter' =&gt; 3, 'period' =&gt; 7, 'week_in_year' =&gt; 25 ]," calcext:value-type="string">
            <text:p>[ 'period_start' =&gt; '2023-09-17', 'period_end' =&gt; '2023-10-14', 'year' =&gt; 2023, 'quarter' =&gt; 3, 'period' =&gt; 7, 'week_in_year' =&gt; 25 ],</text:p>
          </table:table-cell>
        </table:table-row>
        <table:table-row table:style-name="ro1">
          <table:table-cell table:formula="of:=[.B255]+1" office:value-type="date" office:date-value="2023-10-15" calcext:value-type="date">
            <text:p>2023-10-15</text:p>
          </table:table-cell>
          <table:table-cell table:style-name="ce2" office:value-type="date" office:date-value="2023-11-11" calcext:value-type="date">
            <text:p>2023-11-11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55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56]; &quot;YYYY-MM-DD&quot;); &quot;',&quot;)" office:value-type="string" office:string-value="'period_start' =&gt; '2023-10-15'," calcext:value-type="string">
            <text:p>'period_start' =&gt; '2023-10-15',</text:p>
          </table:table-cell>
          <table:table-cell table:formula="of:=COM.MICROSOFT.CONCAT(&quot;'period_end' =&gt; '&quot;; TEXT([.B256]; &quot;YYYY-MM-DD&quot;); &quot;',&quot;)" office:value-type="string" office:string-value="'period_end' =&gt; '2023-11-11'," calcext:value-type="string">
            <text:p>'period_end' =&gt; '2023-11-11',</text:p>
          </table:table-cell>
          <table:table-cell table:formula="of:=COM.MICROSOFT.CONCAT(&quot;'year' =&gt; &quot;; [.C256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56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56])" office:value-type="string" office:string-value="'week_in_year' =&gt; 29" calcext:value-type="string">
            <text:p>'week_in_year' =&gt; 29</text:p>
          </table:table-cell>
          <table:table-cell table:formula="of:=COM.MICROSOFT.CONCAT(&quot;[ &quot;; [.H256]; &quot; &quot;; [.I256]; &quot; &quot;; [.J256]; &quot; &quot;; [.K256]; &quot; &quot;; [.L256]; &quot; &quot;; [.M256]; &quot; ],&quot;)" office:value-type="string" office:string-value="[ 'period_start' =&gt; '2023-10-15', 'period_end' =&gt; '2023-11-11', 'year' =&gt; 2023, 'quarter' =&gt; 3, 'period' =&gt; 8, 'week_in_year' =&gt; 29 ]," calcext:value-type="string">
            <text:p>[ 'period_start' =&gt; '2023-10-15', 'period_end' =&gt; '2023-11-11', 'year' =&gt; 2023, 'quarter' =&gt; 3, 'period' =&gt; 8, 'week_in_year' =&gt; 29 ],</text:p>
          </table:table-cell>
        </table:table-row>
        <table:table-row table:style-name="ro1">
          <table:table-cell table:formula="of:=[.B256]+1" office:value-type="date" office:date-value="2023-11-12" calcext:value-type="date">
            <text:p>2023-11-12</text:p>
          </table:table-cell>
          <table:table-cell table:style-name="ce2" office:value-type="date" office:date-value="2023-12-09" calcext:value-type="date">
            <text:p>2023-12-09</text:p>
          </table:table-cell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56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57]; &quot;YYYY-MM-DD&quot;); &quot;',&quot;)" office:value-type="string" office:string-value="'period_start' =&gt; '2023-11-12'," calcext:value-type="string">
            <text:p>'period_start' =&gt; '2023-11-12',</text:p>
          </table:table-cell>
          <table:table-cell table:formula="of:=COM.MICROSOFT.CONCAT(&quot;'period_end' =&gt; '&quot;; TEXT([.B257]; &quot;YYYY-MM-DD&quot;); &quot;',&quot;)" office:value-type="string" office:string-value="'period_end' =&gt; '2023-12-09'," calcext:value-type="string">
            <text:p>'period_end' =&gt; '2023-12-09',</text:p>
          </table:table-cell>
          <table:table-cell table:formula="of:=COM.MICROSOFT.CONCAT(&quot;'year' =&gt; &quot;; [.C257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57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57])" office:value-type="string" office:string-value="'week_in_year' =&gt; 33" calcext:value-type="string">
            <text:p>'week_in_year' =&gt; 33</text:p>
          </table:table-cell>
          <table:table-cell table:formula="of:=COM.MICROSOFT.CONCAT(&quot;[ &quot;; [.H257]; &quot; &quot;; [.I257]; &quot; &quot;; [.J257]; &quot; &quot;; [.K257]; &quot; &quot;; [.L257]; &quot; &quot;; [.M257]; &quot; ],&quot;)" office:value-type="string" office:string-value="[ 'period_start' =&gt; '2023-11-12', 'period_end' =&gt; '2023-12-09', 'year' =&gt; 2023, 'quarter' =&gt; 3, 'period' =&gt; 9, 'week_in_year' =&gt; 33 ]," calcext:value-type="string">
            <text:p>[ 'period_start' =&gt; '2023-11-12', 'period_end' =&gt; '2023-12-09', 'year' =&gt; 2023, 'quarter' =&gt; 3, 'period' =&gt; 9, 'week_in_year' =&gt; 33 ],</text:p>
          </table:table-cell>
        </table:table-row>
        <table:table-row table:style-name="ro1">
          <table:table-cell table:formula="of:=[.B257]+1" office:value-type="date" office:date-value="2023-12-10" calcext:value-type="date">
            <text:p>2023-12-10</text:p>
          </table:table-cell>
          <table:table-cell table:style-name="ce2" office:value-type="date" office:date-value="2024-01-06" calcext:value-type="date">
            <text:p>2024-01-06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57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58]; &quot;YYYY-MM-DD&quot;); &quot;',&quot;)" office:value-type="string" office:string-value="'period_start' =&gt; '2023-12-10'," calcext:value-type="string">
            <text:p>'period_start' =&gt; '2023-12-10',</text:p>
          </table:table-cell>
          <table:table-cell table:formula="of:=COM.MICROSOFT.CONCAT(&quot;'period_end' =&gt; '&quot;; TEXT([.B258]; &quot;YYYY-MM-DD&quot;); &quot;',&quot;)" office:value-type="string" office:string-value="'period_end' =&gt; '2024-01-06'," calcext:value-type="string">
            <text:p>'period_end' =&gt; '2024-01-06',</text:p>
          </table:table-cell>
          <table:table-cell table:formula="of:=COM.MICROSOFT.CONCAT(&quot;'year' =&gt; &quot;; [.C258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58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58])" office:value-type="string" office:string-value="'week_in_year' =&gt; 37" calcext:value-type="string">
            <text:p>'week_in_year' =&gt; 37</text:p>
          </table:table-cell>
          <table:table-cell table:formula="of:=COM.MICROSOFT.CONCAT(&quot;[ &quot;; [.H258]; &quot; &quot;; [.I258]; &quot; &quot;; [.J258]; &quot; &quot;; [.K258]; &quot; &quot;; [.L258]; &quot; &quot;; [.M258]; &quot; ],&quot;)" office:value-type="string" office:string-value="[ 'period_start' =&gt; '2023-12-10', 'period_end' =&gt; '2024-01-06', 'year' =&gt; 2023, 'quarter' =&gt; 4, 'period' =&gt; 10, 'week_in_year' =&gt; 37 ]," calcext:value-type="string">
            <text:p>[ 'period_start' =&gt; '2023-12-10', 'period_end' =&gt; '2024-01-06', 'year' =&gt; 2023, 'quarter' =&gt; 4, 'period' =&gt; 10, 'week_in_year' =&gt; 37 ],</text:p>
          </table:table-cell>
        </table:table-row>
        <table:table-row table:style-name="ro1">
          <table:table-cell table:formula="of:=[.B258]+1" office:value-type="date" office:date-value="2024-01-07" calcext:value-type="date">
            <text:p>2024-01-07</text:p>
          </table:table-cell>
          <table:table-cell table:style-name="ce2" office:value-type="date" office:date-value="2024-02-03" calcext:value-type="date">
            <text:p>2024-02-03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58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59]; &quot;YYYY-MM-DD&quot;); &quot;',&quot;)" office:value-type="string" office:string-value="'period_start' =&gt; '2024-01-07'," calcext:value-type="string">
            <text:p>'period_start' =&gt; '2024-01-07',</text:p>
          </table:table-cell>
          <table:table-cell table:formula="of:=COM.MICROSOFT.CONCAT(&quot;'period_end' =&gt; '&quot;; TEXT([.B259]; &quot;YYYY-MM-DD&quot;); &quot;',&quot;)" office:value-type="string" office:string-value="'period_end' =&gt; '2024-02-03'," calcext:value-type="string">
            <text:p>'period_end' =&gt; '2024-02-03',</text:p>
          </table:table-cell>
          <table:table-cell table:formula="of:=COM.MICROSOFT.CONCAT(&quot;'year' =&gt; &quot;; [.C259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5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59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59])" office:value-type="string" office:string-value="'week_in_year' =&gt; 41" calcext:value-type="string">
            <text:p>'week_in_year' =&gt; 41</text:p>
          </table:table-cell>
          <table:table-cell table:formula="of:=COM.MICROSOFT.CONCAT(&quot;[ &quot;; [.H259]; &quot; &quot;; [.I259]; &quot; &quot;; [.J259]; &quot; &quot;; [.K259]; &quot; &quot;; [.L259]; &quot; &quot;; [.M259]; &quot; ],&quot;)" office:value-type="string" office:string-value="[ 'period_start' =&gt; '2024-01-07', 'period_end' =&gt; '2024-02-03', 'year' =&gt; 2023, 'quarter' =&gt; 4, 'period' =&gt; 11, 'week_in_year' =&gt; 41 ]," calcext:value-type="string">
            <text:p>[ 'period_start' =&gt; '2024-01-07', 'period_end' =&gt; '2024-02-03', 'year' =&gt; 2023, 'quarter' =&gt; 4, 'period' =&gt; 11, 'week_in_year' =&gt; 41 ],</text:p>
          </table:table-cell>
        </table:table-row>
        <table:table-row table:style-name="ro1">
          <table:table-cell table:formula="of:=[.B259]+1" office:value-type="date" office:date-value="2024-02-04" calcext:value-type="date">
            <text:p>2024-02-04</text:p>
          </table:table-cell>
          <table:table-cell table:style-name="ce2" office:value-type="date" office:date-value="2024-03-02" calcext:value-type="date">
            <text:p>2024-03-02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59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60]; &quot;YYYY-MM-DD&quot;); &quot;',&quot;)" office:value-type="string" office:string-value="'period_start' =&gt; '2024-02-04'," calcext:value-type="string">
            <text:p>'period_start' =&gt; '2024-02-04',</text:p>
          </table:table-cell>
          <table:table-cell table:formula="of:=COM.MICROSOFT.CONCAT(&quot;'period_end' =&gt; '&quot;; TEXT([.B260]; &quot;YYYY-MM-DD&quot;); &quot;',&quot;)" office:value-type="string" office:string-value="'period_end' =&gt; '2024-03-02'," calcext:value-type="string">
            <text:p>'period_end' =&gt; '2024-03-02',</text:p>
          </table:table-cell>
          <table:table-cell table:formula="of:=COM.MICROSOFT.CONCAT(&quot;'year' =&gt; &quot;; [.C260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6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60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60])" office:value-type="string" office:string-value="'week_in_year' =&gt; 45" calcext:value-type="string">
            <text:p>'week_in_year' =&gt; 45</text:p>
          </table:table-cell>
          <table:table-cell table:formula="of:=COM.MICROSOFT.CONCAT(&quot;[ &quot;; [.H260]; &quot; &quot;; [.I260]; &quot; &quot;; [.J260]; &quot; &quot;; [.K260]; &quot; &quot;; [.L260]; &quot; &quot;; [.M260]; &quot; ],&quot;)" office:value-type="string" office:string-value="[ 'period_start' =&gt; '2024-02-04', 'period_end' =&gt; '2024-03-02', 'year' =&gt; 2023, 'quarter' =&gt; 4, 'period' =&gt; 12, 'week_in_year' =&gt; 45 ]," calcext:value-type="string">
            <text:p>[ 'period_start' =&gt; '2024-02-04', 'period_end' =&gt; '2024-03-02', 'year' =&gt; 2023, 'quarter' =&gt; 4, 'period' =&gt; 12, 'week_in_year' =&gt; 45 ],</text:p>
          </table:table-cell>
        </table:table-row>
        <table:table-row table:style-name="ro1">
          <table:table-cell table:formula="of:=[.B260]+1" office:value-type="date" office:date-value="2024-03-03" calcext:value-type="date">
            <text:p>2024-03-03</text:p>
          </table:table-cell>
          <table:table-cell table:style-name="ce2" office:value-type="date" office:date-value="2024-03-31" calcext:value-type="date">
            <text:p>2024-03-31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60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61]; &quot;YYYY-MM-DD&quot;); &quot;',&quot;)" office:value-type="string" office:string-value="'period_start' =&gt; '2024-03-03'," calcext:value-type="string">
            <text:p>'period_start' =&gt; '2024-03-03',</text:p>
          </table:table-cell>
          <table:table-cell table:formula="of:=COM.MICROSOFT.CONCAT(&quot;'period_end' =&gt; '&quot;; TEXT([.B261]; &quot;YYYY-MM-DD&quot;); &quot;',&quot;)" office:value-type="string" office:string-value="'period_end' =&gt; '2024-03-31'," calcext:value-type="string">
            <text:p>'period_end' =&gt; '2024-03-31',</text:p>
          </table:table-cell>
          <table:table-cell table:formula="of:=COM.MICROSOFT.CONCAT(&quot;'year' =&gt; &quot;; [.C261]; &quot;,&quot;)" office:value-type="string" office:string-value="'year' =&gt; 2023," calcext:value-type="string">
            <text:p>'year' =&gt; 2023,</text:p>
          </table:table-cell>
          <table:table-cell table:formula="of:=COM.MICROSOFT.CONCAT(&quot;'quarter' =&gt; &quot;; [.D26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61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61])" office:value-type="string" office:string-value="'week_in_year' =&gt; 49" calcext:value-type="string">
            <text:p>'week_in_year' =&gt; 49</text:p>
          </table:table-cell>
          <table:table-cell table:formula="of:=COM.MICROSOFT.CONCAT(&quot;[ &quot;; [.H261]; &quot; &quot;; [.I261]; &quot; &quot;; [.J261]; &quot; &quot;; [.K261]; &quot; &quot;; [.L261]; &quot; &quot;; [.M261]; &quot; ],&quot;)" office:value-type="string" office:string-value="[ 'period_start' =&gt; '2024-03-03', 'period_end' =&gt; '2024-03-31', 'year' =&gt; 2023, 'quarter' =&gt; 4, 'period' =&gt; 13, 'week_in_year' =&gt; 49 ]," calcext:value-type="string">
            <text:p>[ 'period_start' =&gt; '2024-03-03', 'period_end' =&gt; '2024-03-31', 'year' =&gt; 2023, 'quarter' =&gt; 4, 'period' =&gt; 13, 'week_in_year' =&gt; 49 ],</text:p>
          </table:table-cell>
        </table:table-row>
        <table:table-row table:style-name="ro1">
          <table:table-cell table:formula="of:=[.B261]+1" office:value-type="date" office:date-value="2024-04-01" calcext:value-type="date">
            <text:p>2024-04-01</text:p>
          </table:table-cell>
          <table:table-cell table:style-name="ce2" office:value-type="date" office:date-value="2024-04-27" calcext:value-type="date">
            <text:p>2024-04-27</text:p>
          </table:table-cell>
          <table:table-cell office:value-type="float" office:value="2024" calcext:value-type="float">
            <text:p>20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62]; &quot;YYYY-MM-DD&quot;); &quot;',&quot;)" office:value-type="string" office:string-value="'period_start' =&gt; '2024-04-01'," calcext:value-type="string">
            <text:p>'period_start' =&gt; '2024-04-01',</text:p>
          </table:table-cell>
          <table:table-cell table:formula="of:=COM.MICROSOFT.CONCAT(&quot;'period_end' =&gt; '&quot;; TEXT([.B262]; &quot;YYYY-MM-DD&quot;); &quot;',&quot;)" office:value-type="string" office:string-value="'period_end' =&gt; '2024-04-27'," calcext:value-type="string">
            <text:p>'period_end' =&gt; '2024-04-27',</text:p>
          </table:table-cell>
          <table:table-cell table:formula="of:=COM.MICROSOFT.CONCAT(&quot;'year' =&gt; &quot;; [.C262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62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62])" office:value-type="string" office:string-value="'week_in_year' =&gt; 1" calcext:value-type="string">
            <text:p>'week_in_year' =&gt; 1</text:p>
          </table:table-cell>
          <table:table-cell table:formula="of:=COM.MICROSOFT.CONCAT(&quot;[ &quot;; [.H262]; &quot; &quot;; [.I262]; &quot; &quot;; [.J262]; &quot; &quot;; [.K262]; &quot; &quot;; [.L262]; &quot; &quot;; [.M262]; &quot; ],&quot;)" office:value-type="string" office:string-value="[ 'period_start' =&gt; '2024-04-01', 'period_end' =&gt; '2024-04-27', 'year' =&gt; 2024, 'quarter' =&gt; 1, 'period' =&gt; 1, 'week_in_year' =&gt; 1 ]," calcext:value-type="string">
            <text:p>[ 'period_start' =&gt; '2024-04-01', 'period_end' =&gt; '2024-04-27', 'year' =&gt; 2024, 'quarter' =&gt; 1, 'period' =&gt; 1, 'week_in_year' =&gt; 1 ],</text:p>
          </table:table-cell>
        </table:table-row>
        <table:table-row table:style-name="ro1">
          <table:table-cell table:formula="of:=[.B262]+1" office:value-type="date" office:date-value="2024-04-28" calcext:value-type="date">
            <text:p>2024-04-28</text:p>
          </table:table-cell>
          <table:table-cell table:style-name="ce2" office:value-type="date" office:date-value="2024-05-25" calcext:value-type="date">
            <text:p>2024-05-25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63]; &quot;YYYY-MM-DD&quot;); &quot;',&quot;)" office:value-type="string" office:string-value="'period_start' =&gt; '2024-04-28'," calcext:value-type="string">
            <text:p>'period_start' =&gt; '2024-04-28',</text:p>
          </table:table-cell>
          <table:table-cell table:formula="of:=COM.MICROSOFT.CONCAT(&quot;'period_end' =&gt; '&quot;; TEXT([.B263]; &quot;YYYY-MM-DD&quot;); &quot;',&quot;)" office:value-type="string" office:string-value="'period_end' =&gt; '2024-05-25'," calcext:value-type="string">
            <text:p>'period_end' =&gt; '2024-05-25',</text:p>
          </table:table-cell>
          <table:table-cell table:formula="of:=COM.MICROSOFT.CONCAT(&quot;'year' =&gt; &quot;; [.C263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63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63])" office:value-type="string" office:string-value="'week_in_year' =&gt; 5" calcext:value-type="string">
            <text:p>'week_in_year' =&gt; 5</text:p>
          </table:table-cell>
          <table:table-cell table:formula="of:=COM.MICROSOFT.CONCAT(&quot;[ &quot;; [.H263]; &quot; &quot;; [.I263]; &quot; &quot;; [.J263]; &quot; &quot;; [.K263]; &quot; &quot;; [.L263]; &quot; &quot;; [.M263]; &quot; ],&quot;)" office:value-type="string" office:string-value="[ 'period_start' =&gt; '2024-04-28', 'period_end' =&gt; '2024-05-25', 'year' =&gt; 2024, 'quarter' =&gt; 1, 'period' =&gt; 2, 'week_in_year' =&gt; 5 ]," calcext:value-type="string">
            <text:p>[ 'period_start' =&gt; '2024-04-28', 'period_end' =&gt; '2024-05-25', 'year' =&gt; 2024, 'quarter' =&gt; 1, 'period' =&gt; 2, 'week_in_year' =&gt; 5 ],</text:p>
          </table:table-cell>
        </table:table-row>
        <table:table-row table:style-name="ro1">
          <table:table-cell table:formula="of:=[.B263]+1" office:value-type="date" office:date-value="2024-05-26" calcext:value-type="date">
            <text:p>2024-05-26</text:p>
          </table:table-cell>
          <table:table-cell table:style-name="ce2" office:value-type="date" office:date-value="2024-06-22" calcext:value-type="date">
            <text:p>2024-06-22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64]; &quot;YYYY-MM-DD&quot;); &quot;',&quot;)" office:value-type="string" office:string-value="'period_start' =&gt; '2024-05-26'," calcext:value-type="string">
            <text:p>'period_start' =&gt; '2024-05-26',</text:p>
          </table:table-cell>
          <table:table-cell table:formula="of:=COM.MICROSOFT.CONCAT(&quot;'period_end' =&gt; '&quot;; TEXT([.B264]; &quot;YYYY-MM-DD&quot;); &quot;',&quot;)" office:value-type="string" office:string-value="'period_end' =&gt; '2024-06-22'," calcext:value-type="string">
            <text:p>'period_end' =&gt; '2024-06-22',</text:p>
          </table:table-cell>
          <table:table-cell table:formula="of:=COM.MICROSOFT.CONCAT(&quot;'year' =&gt; &quot;; [.C264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64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64])" office:value-type="string" office:string-value="'week_in_year' =&gt; 9" calcext:value-type="string">
            <text:p>'week_in_year' =&gt; 9</text:p>
          </table:table-cell>
          <table:table-cell table:formula="of:=COM.MICROSOFT.CONCAT(&quot;[ &quot;; [.H264]; &quot; &quot;; [.I264]; &quot; &quot;; [.J264]; &quot; &quot;; [.K264]; &quot; &quot;; [.L264]; &quot; &quot;; [.M264]; &quot; ],&quot;)" office:value-type="string" office:string-value="[ 'period_start' =&gt; '2024-05-26', 'period_end' =&gt; '2024-06-22', 'year' =&gt; 2024, 'quarter' =&gt; 1, 'period' =&gt; 3, 'week_in_year' =&gt; 9 ]," calcext:value-type="string">
            <text:p>[ 'period_start' =&gt; '2024-05-26', 'period_end' =&gt; '2024-06-22', 'year' =&gt; 2024, 'quarter' =&gt; 1, 'period' =&gt; 3, 'week_in_year' =&gt; 9 ],</text:p>
          </table:table-cell>
        </table:table-row>
        <table:table-row table:style-name="ro1">
          <table:table-cell table:formula="of:=[.B264]+1" office:value-type="date" office:date-value="2024-06-23" calcext:value-type="date">
            <text:p>2024-06-23</text:p>
          </table:table-cell>
          <table:table-cell table:style-name="ce2" office:value-type="date" office:date-value="2024-07-20" calcext:value-type="date">
            <text:p>2024-07-20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65]; &quot;YYYY-MM-DD&quot;); &quot;',&quot;)" office:value-type="string" office:string-value="'period_start' =&gt; '2024-06-23'," calcext:value-type="string">
            <text:p>'period_start' =&gt; '2024-06-23',</text:p>
          </table:table-cell>
          <table:table-cell table:formula="of:=COM.MICROSOFT.CONCAT(&quot;'period_end' =&gt; '&quot;; TEXT([.B265]; &quot;YYYY-MM-DD&quot;); &quot;',&quot;)" office:value-type="string" office:string-value="'period_end' =&gt; '2024-07-20'," calcext:value-type="string">
            <text:p>'period_end' =&gt; '2024-07-20',</text:p>
          </table:table-cell>
          <table:table-cell table:formula="of:=COM.MICROSOFT.CONCAT(&quot;'year' =&gt; &quot;; [.C265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65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65])" office:value-type="string" office:string-value="'week_in_year' =&gt; 13" calcext:value-type="string">
            <text:p>'week_in_year' =&gt; 13</text:p>
          </table:table-cell>
          <table:table-cell table:formula="of:=COM.MICROSOFT.CONCAT(&quot;[ &quot;; [.H265]; &quot; &quot;; [.I265]; &quot; &quot;; [.J265]; &quot; &quot;; [.K265]; &quot; &quot;; [.L265]; &quot; &quot;; [.M265]; &quot; ],&quot;)" office:value-type="string" office:string-value="[ 'period_start' =&gt; '2024-06-23', 'period_end' =&gt; '2024-07-20', 'year' =&gt; 2024, 'quarter' =&gt; 2, 'period' =&gt; 4, 'week_in_year' =&gt; 13 ]," calcext:value-type="string">
            <text:p>[ 'period_start' =&gt; '2024-06-23', 'period_end' =&gt; '2024-07-20', 'year' =&gt; 2024, 'quarter' =&gt; 2, 'period' =&gt; 4, 'week_in_year' =&gt; 13 ],</text:p>
          </table:table-cell>
        </table:table-row>
        <table:table-row table:style-name="ro1">
          <table:table-cell table:formula="of:=[.B265]+1" office:value-type="date" office:date-value="2024-07-21" calcext:value-type="date">
            <text:p>2024-07-21</text:p>
          </table:table-cell>
          <table:table-cell table:style-name="ce2" office:value-type="date" office:date-value="2024-08-17" calcext:value-type="date">
            <text:p>2024-08-17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65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66]; &quot;YYYY-MM-DD&quot;); &quot;',&quot;)" office:value-type="string" office:string-value="'period_start' =&gt; '2024-07-21'," calcext:value-type="string">
            <text:p>'period_start' =&gt; '2024-07-21',</text:p>
          </table:table-cell>
          <table:table-cell table:formula="of:=COM.MICROSOFT.CONCAT(&quot;'period_end' =&gt; '&quot;; TEXT([.B266]; &quot;YYYY-MM-DD&quot;); &quot;',&quot;)" office:value-type="string" office:string-value="'period_end' =&gt; '2024-08-17'," calcext:value-type="string">
            <text:p>'period_end' =&gt; '2024-08-17',</text:p>
          </table:table-cell>
          <table:table-cell table:formula="of:=COM.MICROSOFT.CONCAT(&quot;'year' =&gt; &quot;; [.C266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66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66])" office:value-type="string" office:string-value="'week_in_year' =&gt; 17" calcext:value-type="string">
            <text:p>'week_in_year' =&gt; 17</text:p>
          </table:table-cell>
          <table:table-cell table:formula="of:=COM.MICROSOFT.CONCAT(&quot;[ &quot;; [.H266]; &quot; &quot;; [.I266]; &quot; &quot;; [.J266]; &quot; &quot;; [.K266]; &quot; &quot;; [.L266]; &quot; &quot;; [.M266]; &quot; ],&quot;)" office:value-type="string" office:string-value="[ 'period_start' =&gt; '2024-07-21', 'period_end' =&gt; '2024-08-17', 'year' =&gt; 2024, 'quarter' =&gt; 2, 'period' =&gt; 5, 'week_in_year' =&gt; 17 ]," calcext:value-type="string">
            <text:p>[ 'period_start' =&gt; '2024-07-21', 'period_end' =&gt; '2024-08-17', 'year' =&gt; 2024, 'quarter' =&gt; 2, 'period' =&gt; 5, 'week_in_year' =&gt; 17 ],</text:p>
          </table:table-cell>
        </table:table-row>
        <table:table-row table:style-name="ro1">
          <table:table-cell table:formula="of:=[.B266]+1" office:value-type="date" office:date-value="2024-08-18" calcext:value-type="date">
            <text:p>2024-08-18</text:p>
          </table:table-cell>
          <table:table-cell table:style-name="ce2" office:value-type="date" office:date-value="2024-09-14" calcext:value-type="date">
            <text:p>2024-09-1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66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67]; &quot;YYYY-MM-DD&quot;); &quot;',&quot;)" office:value-type="string" office:string-value="'period_start' =&gt; '2024-08-18'," calcext:value-type="string">
            <text:p>'period_start' =&gt; '2024-08-18',</text:p>
          </table:table-cell>
          <table:table-cell table:formula="of:=COM.MICROSOFT.CONCAT(&quot;'period_end' =&gt; '&quot;; TEXT([.B267]; &quot;YYYY-MM-DD&quot;); &quot;',&quot;)" office:value-type="string" office:string-value="'period_end' =&gt; '2024-09-14'," calcext:value-type="string">
            <text:p>'period_end' =&gt; '2024-09-14',</text:p>
          </table:table-cell>
          <table:table-cell table:formula="of:=COM.MICROSOFT.CONCAT(&quot;'year' =&gt; &quot;; [.C267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67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67])" office:value-type="string" office:string-value="'week_in_year' =&gt; 21" calcext:value-type="string">
            <text:p>'week_in_year' =&gt; 21</text:p>
          </table:table-cell>
          <table:table-cell table:formula="of:=COM.MICROSOFT.CONCAT(&quot;[ &quot;; [.H267]; &quot; &quot;; [.I267]; &quot; &quot;; [.J267]; &quot; &quot;; [.K267]; &quot; &quot;; [.L267]; &quot; &quot;; [.M267]; &quot; ],&quot;)" office:value-type="string" office:string-value="[ 'period_start' =&gt; '2024-08-18', 'period_end' =&gt; '2024-09-14', 'year' =&gt; 2024, 'quarter' =&gt; 2, 'period' =&gt; 6, 'week_in_year' =&gt; 21 ]," calcext:value-type="string">
            <text:p>[ 'period_start' =&gt; '2024-08-18', 'period_end' =&gt; '2024-09-14', 'year' =&gt; 2024, 'quarter' =&gt; 2, 'period' =&gt; 6, 'week_in_year' =&gt; 21 ],</text:p>
          </table:table-cell>
        </table:table-row>
        <table:table-row table:style-name="ro1">
          <table:table-cell table:formula="of:=[.B267]+1" office:value-type="date" office:date-value="2024-09-15" calcext:value-type="date">
            <text:p>2024-09-15</text:p>
          </table:table-cell>
          <table:table-cell table:style-name="ce2" office:value-type="date" office:date-value="2024-10-12" calcext:value-type="date">
            <text:p>2024-10-12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67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68]; &quot;YYYY-MM-DD&quot;); &quot;',&quot;)" office:value-type="string" office:string-value="'period_start' =&gt; '2024-09-15'," calcext:value-type="string">
            <text:p>'period_start' =&gt; '2024-09-15',</text:p>
          </table:table-cell>
          <table:table-cell table:formula="of:=COM.MICROSOFT.CONCAT(&quot;'period_end' =&gt; '&quot;; TEXT([.B268]; &quot;YYYY-MM-DD&quot;); &quot;',&quot;)" office:value-type="string" office:string-value="'period_end' =&gt; '2024-10-12'," calcext:value-type="string">
            <text:p>'period_end' =&gt; '2024-10-12',</text:p>
          </table:table-cell>
          <table:table-cell table:formula="of:=COM.MICROSOFT.CONCAT(&quot;'year' =&gt; &quot;; [.C268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68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68])" office:value-type="string" office:string-value="'week_in_year' =&gt; 25" calcext:value-type="string">
            <text:p>'week_in_year' =&gt; 25</text:p>
          </table:table-cell>
          <table:table-cell table:formula="of:=COM.MICROSOFT.CONCAT(&quot;[ &quot;; [.H268]; &quot; &quot;; [.I268]; &quot; &quot;; [.J268]; &quot; &quot;; [.K268]; &quot; &quot;; [.L268]; &quot; &quot;; [.M268]; &quot; ],&quot;)" office:value-type="string" office:string-value="[ 'period_start' =&gt; '2024-09-15', 'period_end' =&gt; '2024-10-12', 'year' =&gt; 2024, 'quarter' =&gt; 3, 'period' =&gt; 7, 'week_in_year' =&gt; 25 ]," calcext:value-type="string">
            <text:p>[ 'period_start' =&gt; '2024-09-15', 'period_end' =&gt; '2024-10-12', 'year' =&gt; 2024, 'quarter' =&gt; 3, 'period' =&gt; 7, 'week_in_year' =&gt; 25 ],</text:p>
          </table:table-cell>
        </table:table-row>
        <table:table-row table:style-name="ro1">
          <table:table-cell table:formula="of:=[.B268]+1" office:value-type="date" office:date-value="2024-10-13" calcext:value-type="date">
            <text:p>2024-10-13</text:p>
          </table:table-cell>
          <table:table-cell table:style-name="ce2" office:value-type="date" office:date-value="2024-11-09" calcext:value-type="date">
            <text:p>2024-11-09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68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69]; &quot;YYYY-MM-DD&quot;); &quot;',&quot;)" office:value-type="string" office:string-value="'period_start' =&gt; '2024-10-13'," calcext:value-type="string">
            <text:p>'period_start' =&gt; '2024-10-13',</text:p>
          </table:table-cell>
          <table:table-cell table:formula="of:=COM.MICROSOFT.CONCAT(&quot;'period_end' =&gt; '&quot;; TEXT([.B269]; &quot;YYYY-MM-DD&quot;); &quot;',&quot;)" office:value-type="string" office:string-value="'period_end' =&gt; '2024-11-09'," calcext:value-type="string">
            <text:p>'period_end' =&gt; '2024-11-09',</text:p>
          </table:table-cell>
          <table:table-cell table:formula="of:=COM.MICROSOFT.CONCAT(&quot;'year' =&gt; &quot;; [.C269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6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69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69])" office:value-type="string" office:string-value="'week_in_year' =&gt; 29" calcext:value-type="string">
            <text:p>'week_in_year' =&gt; 29</text:p>
          </table:table-cell>
          <table:table-cell table:formula="of:=COM.MICROSOFT.CONCAT(&quot;[ &quot;; [.H269]; &quot; &quot;; [.I269]; &quot; &quot;; [.J269]; &quot; &quot;; [.K269]; &quot; &quot;; [.L269]; &quot; &quot;; [.M269]; &quot; ],&quot;)" office:value-type="string" office:string-value="[ 'period_start' =&gt; '2024-10-13', 'period_end' =&gt; '2024-11-09', 'year' =&gt; 2024, 'quarter' =&gt; 3, 'period' =&gt; 8, 'week_in_year' =&gt; 29 ]," calcext:value-type="string">
            <text:p>[ 'period_start' =&gt; '2024-10-13', 'period_end' =&gt; '2024-11-09', 'year' =&gt; 2024, 'quarter' =&gt; 3, 'period' =&gt; 8, 'week_in_year' =&gt; 29 ],</text:p>
          </table:table-cell>
        </table:table-row>
        <table:table-row table:style-name="ro1">
          <table:table-cell table:formula="of:=[.B269]+1" office:value-type="date" office:date-value="2024-11-10" calcext:value-type="date">
            <text:p>2024-11-10</text:p>
          </table:table-cell>
          <table:table-cell table:style-name="ce2" office:value-type="date" office:date-value="2024-12-07" calcext:value-type="date">
            <text:p>2024-12-07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69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70]; &quot;YYYY-MM-DD&quot;); &quot;',&quot;)" office:value-type="string" office:string-value="'period_start' =&gt; '2024-11-10'," calcext:value-type="string">
            <text:p>'period_start' =&gt; '2024-11-10',</text:p>
          </table:table-cell>
          <table:table-cell table:formula="of:=COM.MICROSOFT.CONCAT(&quot;'period_end' =&gt; '&quot;; TEXT([.B270]; &quot;YYYY-MM-DD&quot;); &quot;',&quot;)" office:value-type="string" office:string-value="'period_end' =&gt; '2024-12-07'," calcext:value-type="string">
            <text:p>'period_end' =&gt; '2024-12-07',</text:p>
          </table:table-cell>
          <table:table-cell table:formula="of:=COM.MICROSOFT.CONCAT(&quot;'year' =&gt; &quot;; [.C270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7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70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70])" office:value-type="string" office:string-value="'week_in_year' =&gt; 33" calcext:value-type="string">
            <text:p>'week_in_year' =&gt; 33</text:p>
          </table:table-cell>
          <table:table-cell table:formula="of:=COM.MICROSOFT.CONCAT(&quot;[ &quot;; [.H270]; &quot; &quot;; [.I270]; &quot; &quot;; [.J270]; &quot; &quot;; [.K270]; &quot; &quot;; [.L270]; &quot; &quot;; [.M270]; &quot; ],&quot;)" office:value-type="string" office:string-value="[ 'period_start' =&gt; '2024-11-10', 'period_end' =&gt; '2024-12-07', 'year' =&gt; 2024, 'quarter' =&gt; 3, 'period' =&gt; 9, 'week_in_year' =&gt; 33 ]," calcext:value-type="string">
            <text:p>[ 'period_start' =&gt; '2024-11-10', 'period_end' =&gt; '2024-12-07', 'year' =&gt; 2024, 'quarter' =&gt; 3, 'period' =&gt; 9, 'week_in_year' =&gt; 33 ],</text:p>
          </table:table-cell>
        </table:table-row>
        <table:table-row table:style-name="ro1">
          <table:table-cell table:formula="of:=[.B270]+1" office:value-type="date" office:date-value="2024-12-08" calcext:value-type="date">
            <text:p>2024-12-08</text:p>
          </table:table-cell>
          <table:table-cell table:style-name="ce2" office:value-type="date" office:date-value="2025-01-04" calcext:value-type="date">
            <text:p>2025-01-0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70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71]; &quot;YYYY-MM-DD&quot;); &quot;',&quot;)" office:value-type="string" office:string-value="'period_start' =&gt; '2024-12-08'," calcext:value-type="string">
            <text:p>'period_start' =&gt; '2024-12-08',</text:p>
          </table:table-cell>
          <table:table-cell table:formula="of:=COM.MICROSOFT.CONCAT(&quot;'period_end' =&gt; '&quot;; TEXT([.B271]; &quot;YYYY-MM-DD&quot;); &quot;',&quot;)" office:value-type="string" office:string-value="'period_end' =&gt; '2025-01-04'," calcext:value-type="string">
            <text:p>'period_end' =&gt; '2025-01-04',</text:p>
          </table:table-cell>
          <table:table-cell table:formula="of:=COM.MICROSOFT.CONCAT(&quot;'year' =&gt; &quot;; [.C271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7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71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71])" office:value-type="string" office:string-value="'week_in_year' =&gt; 37" calcext:value-type="string">
            <text:p>'week_in_year' =&gt; 37</text:p>
          </table:table-cell>
          <table:table-cell table:formula="of:=COM.MICROSOFT.CONCAT(&quot;[ &quot;; [.H271]; &quot; &quot;; [.I271]; &quot; &quot;; [.J271]; &quot; &quot;; [.K271]; &quot; &quot;; [.L271]; &quot; &quot;; [.M271]; &quot; ],&quot;)" office:value-type="string" office:string-value="[ 'period_start' =&gt; '2024-12-08', 'period_end' =&gt; '2025-01-04', 'year' =&gt; 2024, 'quarter' =&gt; 4, 'period' =&gt; 10, 'week_in_year' =&gt; 37 ]," calcext:value-type="string">
            <text:p>[ 'period_start' =&gt; '2024-12-08', 'period_end' =&gt; '2025-01-04', 'year' =&gt; 2024, 'quarter' =&gt; 4, 'period' =&gt; 10, 'week_in_year' =&gt; 37 ],</text:p>
          </table:table-cell>
        </table:table-row>
        <table:table-row table:style-name="ro1">
          <table:table-cell table:formula="of:=[.B271]+1" office:value-type="date" office:date-value="2025-01-05" calcext:value-type="date">
            <text:p>2025-01-05</text:p>
          </table:table-cell>
          <table:table-cell table:style-name="ce2" office:value-type="date" office:date-value="2025-02-01" calcext:value-type="date">
            <text:p>2025-02-01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71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72]; &quot;YYYY-MM-DD&quot;); &quot;',&quot;)" office:value-type="string" office:string-value="'period_start' =&gt; '2025-01-05'," calcext:value-type="string">
            <text:p>'period_start' =&gt; '2025-01-05',</text:p>
          </table:table-cell>
          <table:table-cell table:formula="of:=COM.MICROSOFT.CONCAT(&quot;'period_end' =&gt; '&quot;; TEXT([.B272]; &quot;YYYY-MM-DD&quot;); &quot;',&quot;)" office:value-type="string" office:string-value="'period_end' =&gt; '2025-02-01'," calcext:value-type="string">
            <text:p>'period_end' =&gt; '2025-02-01',</text:p>
          </table:table-cell>
          <table:table-cell table:formula="of:=COM.MICROSOFT.CONCAT(&quot;'year' =&gt; &quot;; [.C272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7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72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72])" office:value-type="string" office:string-value="'week_in_year' =&gt; 41" calcext:value-type="string">
            <text:p>'week_in_year' =&gt; 41</text:p>
          </table:table-cell>
          <table:table-cell table:formula="of:=COM.MICROSOFT.CONCAT(&quot;[ &quot;; [.H272]; &quot; &quot;; [.I272]; &quot; &quot;; [.J272]; &quot; &quot;; [.K272]; &quot; &quot;; [.L272]; &quot; &quot;; [.M272]; &quot; ],&quot;)" office:value-type="string" office:string-value="[ 'period_start' =&gt; '2025-01-05', 'period_end' =&gt; '2025-02-01', 'year' =&gt; 2024, 'quarter' =&gt; 4, 'period' =&gt; 11, 'week_in_year' =&gt; 41 ]," calcext:value-type="string">
            <text:p>[ 'period_start' =&gt; '2025-01-05', 'period_end' =&gt; '2025-02-01', 'year' =&gt; 2024, 'quarter' =&gt; 4, 'period' =&gt; 11, 'week_in_year' =&gt; 41 ],</text:p>
          </table:table-cell>
        </table:table-row>
        <table:table-row table:style-name="ro1">
          <table:table-cell table:formula="of:=[.B272]+1" office:value-type="date" office:date-value="2025-02-02" calcext:value-type="date">
            <text:p>2025-02-02</text:p>
          </table:table-cell>
          <table:table-cell table:style-name="ce2" office:value-type="date" office:date-value="2025-03-01" calcext:value-type="date">
            <text:p>2025-03-01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72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73]; &quot;YYYY-MM-DD&quot;); &quot;',&quot;)" office:value-type="string" office:string-value="'period_start' =&gt; '2025-02-02'," calcext:value-type="string">
            <text:p>'period_start' =&gt; '2025-02-02',</text:p>
          </table:table-cell>
          <table:table-cell table:formula="of:=COM.MICROSOFT.CONCAT(&quot;'period_end' =&gt; '&quot;; TEXT([.B273]; &quot;YYYY-MM-DD&quot;); &quot;',&quot;)" office:value-type="string" office:string-value="'period_end' =&gt; '2025-03-01'," calcext:value-type="string">
            <text:p>'period_end' =&gt; '2025-03-01',</text:p>
          </table:table-cell>
          <table:table-cell table:formula="of:=COM.MICROSOFT.CONCAT(&quot;'year' =&gt; &quot;; [.C273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7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73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73])" office:value-type="string" office:string-value="'week_in_year' =&gt; 45" calcext:value-type="string">
            <text:p>'week_in_year' =&gt; 45</text:p>
          </table:table-cell>
          <table:table-cell table:formula="of:=COM.MICROSOFT.CONCAT(&quot;[ &quot;; [.H273]; &quot; &quot;; [.I273]; &quot; &quot;; [.J273]; &quot; &quot;; [.K273]; &quot; &quot;; [.L273]; &quot; &quot;; [.M273]; &quot; ],&quot;)" office:value-type="string" office:string-value="[ 'period_start' =&gt; '2025-02-02', 'period_end' =&gt; '2025-03-01', 'year' =&gt; 2024, 'quarter' =&gt; 4, 'period' =&gt; 12, 'week_in_year' =&gt; 45 ]," calcext:value-type="string">
            <text:p>[ 'period_start' =&gt; '2025-02-02', 'period_end' =&gt; '2025-03-01', 'year' =&gt; 2024, 'quarter' =&gt; 4, 'period' =&gt; 12, 'week_in_year' =&gt; 45 ],</text:p>
          </table:table-cell>
        </table:table-row>
        <table:table-row table:style-name="ro1">
          <table:table-cell table:formula="of:=[.B273]+1" office:value-type="date" office:date-value="2025-03-02" calcext:value-type="date">
            <text:p>2025-03-02</text:p>
          </table:table-cell>
          <table:table-cell table:style-name="ce2" office:value-type="date" office:date-value="2025-03-31" calcext:value-type="date">
            <text:p>2025-03-31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73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74]; &quot;YYYY-MM-DD&quot;); &quot;',&quot;)" office:value-type="string" office:string-value="'period_start' =&gt; '2025-03-02'," calcext:value-type="string">
            <text:p>'period_start' =&gt; '2025-03-02',</text:p>
          </table:table-cell>
          <table:table-cell table:formula="of:=COM.MICROSOFT.CONCAT(&quot;'period_end' =&gt; '&quot;; TEXT([.B274]; &quot;YYYY-MM-DD&quot;); &quot;',&quot;)" office:value-type="string" office:string-value="'period_end' =&gt; '2025-03-31'," calcext:value-type="string">
            <text:p>'period_end' =&gt; '2025-03-31',</text:p>
          </table:table-cell>
          <table:table-cell table:formula="of:=COM.MICROSOFT.CONCAT(&quot;'year' =&gt; &quot;; [.C274]; &quot;,&quot;)" office:value-type="string" office:string-value="'year' =&gt; 2024," calcext:value-type="string">
            <text:p>'year' =&gt; 2024,</text:p>
          </table:table-cell>
          <table:table-cell table:formula="of:=COM.MICROSOFT.CONCAT(&quot;'quarter' =&gt; &quot;; [.D27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74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74])" office:value-type="string" office:string-value="'week_in_year' =&gt; 49" calcext:value-type="string">
            <text:p>'week_in_year' =&gt; 49</text:p>
          </table:table-cell>
          <table:table-cell table:formula="of:=COM.MICROSOFT.CONCAT(&quot;[ &quot;; [.H274]; &quot; &quot;; [.I274]; &quot; &quot;; [.J274]; &quot; &quot;; [.K274]; &quot; &quot;; [.L274]; &quot; &quot;; [.M274]; &quot; ],&quot;)" office:value-type="string" office:string-value="[ 'period_start' =&gt; '2025-03-02', 'period_end' =&gt; '2025-03-31', 'year' =&gt; 2024, 'quarter' =&gt; 4, 'period' =&gt; 13, 'week_in_year' =&gt; 49 ]," calcext:value-type="string">
            <text:p>[ 'period_start' =&gt; '2025-03-02', 'period_end' =&gt; '2025-03-31', 'year' =&gt; 2024, 'quarter' =&gt; 4, 'period' =&gt; 13, 'week_in_year' =&gt; 49 ],</text:p>
          </table:table-cell>
        </table:table-row>
        <table:table-row table:style-name="ro1">
          <table:table-cell table:formula="of:=[.B274]+1" office:value-type="date" office:date-value="2025-04-01" calcext:value-type="date">
            <text:p>2025-04-01</text:p>
          </table:table-cell>
          <table:table-cell table:style-name="ce2" office:value-type="date" office:date-value="2025-04-26" calcext:value-type="date">
            <text:p>2025-04-26</text:p>
          </table:table-cell>
          <table:table-cell office:value-type="float" office:value="2025" calcext:value-type="float">
            <text:p>20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75]; &quot;YYYY-MM-DD&quot;); &quot;',&quot;)" office:value-type="string" office:string-value="'period_start' =&gt; '2025-04-01'," calcext:value-type="string">
            <text:p>'period_start' =&gt; '2025-04-01',</text:p>
          </table:table-cell>
          <table:table-cell table:formula="of:=COM.MICROSOFT.CONCAT(&quot;'period_end' =&gt; '&quot;; TEXT([.B275]; &quot;YYYY-MM-DD&quot;); &quot;',&quot;)" office:value-type="string" office:string-value="'period_end' =&gt; '2025-04-26'," calcext:value-type="string">
            <text:p>'period_end' =&gt; '2025-04-26',</text:p>
          </table:table-cell>
          <table:table-cell table:formula="of:=COM.MICROSOFT.CONCAT(&quot;'year' =&gt; &quot;; [.C275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7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75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75])" office:value-type="string" office:string-value="'week_in_year' =&gt; 1" calcext:value-type="string">
            <text:p>'week_in_year' =&gt; 1</text:p>
          </table:table-cell>
          <table:table-cell table:formula="of:=COM.MICROSOFT.CONCAT(&quot;[ &quot;; [.H275]; &quot; &quot;; [.I275]; &quot; &quot;; [.J275]; &quot; &quot;; [.K275]; &quot; &quot;; [.L275]; &quot; &quot;; [.M275]; &quot; ],&quot;)" office:value-type="string" office:string-value="[ 'period_start' =&gt; '2025-04-01', 'period_end' =&gt; '2025-04-26', 'year' =&gt; 2025, 'quarter' =&gt; 1, 'period' =&gt; 1, 'week_in_year' =&gt; 1 ]," calcext:value-type="string">
            <text:p>[ 'period_start' =&gt; '2025-04-01', 'period_end' =&gt; '2025-04-26', 'year' =&gt; 2025, 'quarter' =&gt; 1, 'period' =&gt; 1, 'week_in_year' =&gt; 1 ],</text:p>
          </table:table-cell>
        </table:table-row>
        <table:table-row table:style-name="ro1">
          <table:table-cell table:formula="of:=[.B275]+1" office:value-type="date" office:date-value="2025-04-27" calcext:value-type="date">
            <text:p>2025-04-27</text:p>
          </table:table-cell>
          <table:table-cell table:style-name="ce2" office:value-type="date" office:date-value="2025-05-24" calcext:value-type="date">
            <text:p>2025-05-24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76]; &quot;YYYY-MM-DD&quot;); &quot;',&quot;)" office:value-type="string" office:string-value="'period_start' =&gt; '2025-04-27'," calcext:value-type="string">
            <text:p>'period_start' =&gt; '2025-04-27',</text:p>
          </table:table-cell>
          <table:table-cell table:formula="of:=COM.MICROSOFT.CONCAT(&quot;'period_end' =&gt; '&quot;; TEXT([.B276]; &quot;YYYY-MM-DD&quot;); &quot;',&quot;)" office:value-type="string" office:string-value="'period_end' =&gt; '2025-05-24'," calcext:value-type="string">
            <text:p>'period_end' =&gt; '2025-05-24',</text:p>
          </table:table-cell>
          <table:table-cell table:formula="of:=COM.MICROSOFT.CONCAT(&quot;'year' =&gt; &quot;; [.C276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7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76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76])" office:value-type="string" office:string-value="'week_in_year' =&gt; 5" calcext:value-type="string">
            <text:p>'week_in_year' =&gt; 5</text:p>
          </table:table-cell>
          <table:table-cell table:formula="of:=COM.MICROSOFT.CONCAT(&quot;[ &quot;; [.H276]; &quot; &quot;; [.I276]; &quot; &quot;; [.J276]; &quot; &quot;; [.K276]; &quot; &quot;; [.L276]; &quot; &quot;; [.M276]; &quot; ],&quot;)" office:value-type="string" office:string-value="[ 'period_start' =&gt; '2025-04-27', 'period_end' =&gt; '2025-05-24', 'year' =&gt; 2025, 'quarter' =&gt; 1, 'period' =&gt; 2, 'week_in_year' =&gt; 5 ]," calcext:value-type="string">
            <text:p>[ 'period_start' =&gt; '2025-04-27', 'period_end' =&gt; '2025-05-24', 'year' =&gt; 2025, 'quarter' =&gt; 1, 'period' =&gt; 2, 'week_in_year' =&gt; 5 ],</text:p>
          </table:table-cell>
        </table:table-row>
        <table:table-row table:style-name="ro1">
          <table:table-cell table:formula="of:=[.B276]+1" office:value-type="date" office:date-value="2025-05-25" calcext:value-type="date">
            <text:p>2025-05-25</text:p>
          </table:table-cell>
          <table:table-cell table:style-name="ce2" office:value-type="date" office:date-value="2025-06-21" calcext:value-type="date">
            <text:p>2025-06-21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77]; &quot;YYYY-MM-DD&quot;); &quot;',&quot;)" office:value-type="string" office:string-value="'period_start' =&gt; '2025-05-25'," calcext:value-type="string">
            <text:p>'period_start' =&gt; '2025-05-25',</text:p>
          </table:table-cell>
          <table:table-cell table:formula="of:=COM.MICROSOFT.CONCAT(&quot;'period_end' =&gt; '&quot;; TEXT([.B277]; &quot;YYYY-MM-DD&quot;); &quot;',&quot;)" office:value-type="string" office:string-value="'period_end' =&gt; '2025-06-21'," calcext:value-type="string">
            <text:p>'period_end' =&gt; '2025-06-21',</text:p>
          </table:table-cell>
          <table:table-cell table:formula="of:=COM.MICROSOFT.CONCAT(&quot;'year' =&gt; &quot;; [.C277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7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77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77])" office:value-type="string" office:string-value="'week_in_year' =&gt; 9" calcext:value-type="string">
            <text:p>'week_in_year' =&gt; 9</text:p>
          </table:table-cell>
          <table:table-cell table:formula="of:=COM.MICROSOFT.CONCAT(&quot;[ &quot;; [.H277]; &quot; &quot;; [.I277]; &quot; &quot;; [.J277]; &quot; &quot;; [.K277]; &quot; &quot;; [.L277]; &quot; &quot;; [.M277]; &quot; ],&quot;)" office:value-type="string" office:string-value="[ 'period_start' =&gt; '2025-05-25', 'period_end' =&gt; '2025-06-21', 'year' =&gt; 2025, 'quarter' =&gt; 1, 'period' =&gt; 3, 'week_in_year' =&gt; 9 ]," calcext:value-type="string">
            <text:p>[ 'period_start' =&gt; '2025-05-25', 'period_end' =&gt; '2025-06-21', 'year' =&gt; 2025, 'quarter' =&gt; 1, 'period' =&gt; 3, 'week_in_year' =&gt; 9 ],</text:p>
          </table:table-cell>
        </table:table-row>
        <table:table-row table:style-name="ro1">
          <table:table-cell table:formula="of:=[.B277]+1" office:value-type="date" office:date-value="2025-06-22" calcext:value-type="date">
            <text:p>2025-06-22</text:p>
          </table:table-cell>
          <table:table-cell table:style-name="ce2" office:value-type="date" office:date-value="2025-07-19" calcext:value-type="date">
            <text:p>2025-07-19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78]; &quot;YYYY-MM-DD&quot;); &quot;',&quot;)" office:value-type="string" office:string-value="'period_start' =&gt; '2025-06-22'," calcext:value-type="string">
            <text:p>'period_start' =&gt; '2025-06-22',</text:p>
          </table:table-cell>
          <table:table-cell table:formula="of:=COM.MICROSOFT.CONCAT(&quot;'period_end' =&gt; '&quot;; TEXT([.B278]; &quot;YYYY-MM-DD&quot;); &quot;',&quot;)" office:value-type="string" office:string-value="'period_end' =&gt; '2025-07-19'," calcext:value-type="string">
            <text:p>'period_end' =&gt; '2025-07-19',</text:p>
          </table:table-cell>
          <table:table-cell table:formula="of:=COM.MICROSOFT.CONCAT(&quot;'year' =&gt; &quot;; [.C278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7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78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78])" office:value-type="string" office:string-value="'week_in_year' =&gt; 13" calcext:value-type="string">
            <text:p>'week_in_year' =&gt; 13</text:p>
          </table:table-cell>
          <table:table-cell table:formula="of:=COM.MICROSOFT.CONCAT(&quot;[ &quot;; [.H278]; &quot; &quot;; [.I278]; &quot; &quot;; [.J278]; &quot; &quot;; [.K278]; &quot; &quot;; [.L278]; &quot; &quot;; [.M278]; &quot; ],&quot;)" office:value-type="string" office:string-value="[ 'period_start' =&gt; '2025-06-22', 'period_end' =&gt; '2025-07-19', 'year' =&gt; 2025, 'quarter' =&gt; 2, 'period' =&gt; 4, 'week_in_year' =&gt; 13 ]," calcext:value-type="string">
            <text:p>[ 'period_start' =&gt; '2025-06-22', 'period_end' =&gt; '2025-07-19', 'year' =&gt; 2025, 'quarter' =&gt; 2, 'period' =&gt; 4, 'week_in_year' =&gt; 13 ],</text:p>
          </table:table-cell>
        </table:table-row>
        <table:table-row table:style-name="ro1">
          <table:table-cell table:formula="of:=[.B278]+1" office:value-type="date" office:date-value="2025-07-20" calcext:value-type="date">
            <text:p>2025-07-20</text:p>
          </table:table-cell>
          <table:table-cell table:style-name="ce2" office:value-type="date" office:date-value="2025-08-16" calcext:value-type="date">
            <text:p>2025-08-16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78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79]; &quot;YYYY-MM-DD&quot;); &quot;',&quot;)" office:value-type="string" office:string-value="'period_start' =&gt; '2025-07-20'," calcext:value-type="string">
            <text:p>'period_start' =&gt; '2025-07-20',</text:p>
          </table:table-cell>
          <table:table-cell table:formula="of:=COM.MICROSOFT.CONCAT(&quot;'period_end' =&gt; '&quot;; TEXT([.B279]; &quot;YYYY-MM-DD&quot;); &quot;',&quot;)" office:value-type="string" office:string-value="'period_end' =&gt; '2025-08-16'," calcext:value-type="string">
            <text:p>'period_end' =&gt; '2025-08-16',</text:p>
          </table:table-cell>
          <table:table-cell table:formula="of:=COM.MICROSOFT.CONCAT(&quot;'year' =&gt; &quot;; [.C279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7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79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79])" office:value-type="string" office:string-value="'week_in_year' =&gt; 17" calcext:value-type="string">
            <text:p>'week_in_year' =&gt; 17</text:p>
          </table:table-cell>
          <table:table-cell table:formula="of:=COM.MICROSOFT.CONCAT(&quot;[ &quot;; [.H279]; &quot; &quot;; [.I279]; &quot; &quot;; [.J279]; &quot; &quot;; [.K279]; &quot; &quot;; [.L279]; &quot; &quot;; [.M279]; &quot; ],&quot;)" office:value-type="string" office:string-value="[ 'period_start' =&gt; '2025-07-20', 'period_end' =&gt; '2025-08-16', 'year' =&gt; 2025, 'quarter' =&gt; 2, 'period' =&gt; 5, 'week_in_year' =&gt; 17 ]," calcext:value-type="string">
            <text:p>[ 'period_start' =&gt; '2025-07-20', 'period_end' =&gt; '2025-08-16', 'year' =&gt; 2025, 'quarter' =&gt; 2, 'period' =&gt; 5, 'week_in_year' =&gt; 17 ],</text:p>
          </table:table-cell>
        </table:table-row>
        <table:table-row table:style-name="ro1">
          <table:table-cell table:formula="of:=[.B279]+1" office:value-type="date" office:date-value="2025-08-17" calcext:value-type="date">
            <text:p>2025-08-17</text:p>
          </table:table-cell>
          <table:table-cell table:style-name="ce2" office:value-type="date" office:date-value="2025-09-13" calcext:value-type="date">
            <text:p>2025-09-13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79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80]; &quot;YYYY-MM-DD&quot;); &quot;',&quot;)" office:value-type="string" office:string-value="'period_start' =&gt; '2025-08-17'," calcext:value-type="string">
            <text:p>'period_start' =&gt; '2025-08-17',</text:p>
          </table:table-cell>
          <table:table-cell table:formula="of:=COM.MICROSOFT.CONCAT(&quot;'period_end' =&gt; '&quot;; TEXT([.B280]; &quot;YYYY-MM-DD&quot;); &quot;',&quot;)" office:value-type="string" office:string-value="'period_end' =&gt; '2025-09-13'," calcext:value-type="string">
            <text:p>'period_end' =&gt; '2025-09-13',</text:p>
          </table:table-cell>
          <table:table-cell table:formula="of:=COM.MICROSOFT.CONCAT(&quot;'year' =&gt; &quot;; [.C280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80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80])" office:value-type="string" office:string-value="'week_in_year' =&gt; 21" calcext:value-type="string">
            <text:p>'week_in_year' =&gt; 21</text:p>
          </table:table-cell>
          <table:table-cell table:formula="of:=COM.MICROSOFT.CONCAT(&quot;[ &quot;; [.H280]; &quot; &quot;; [.I280]; &quot; &quot;; [.J280]; &quot; &quot;; [.K280]; &quot; &quot;; [.L280]; &quot; &quot;; [.M280]; &quot; ],&quot;)" office:value-type="string" office:string-value="[ 'period_start' =&gt; '2025-08-17', 'period_end' =&gt; '2025-09-13', 'year' =&gt; 2025, 'quarter' =&gt; 2, 'period' =&gt; 6, 'week_in_year' =&gt; 21 ]," calcext:value-type="string">
            <text:p>[ 'period_start' =&gt; '2025-08-17', 'period_end' =&gt; '2025-09-13', 'year' =&gt; 2025, 'quarter' =&gt; 2, 'period' =&gt; 6, 'week_in_year' =&gt; 21 ],</text:p>
          </table:table-cell>
        </table:table-row>
        <table:table-row table:style-name="ro1">
          <table:table-cell table:formula="of:=[.B280]+1" office:value-type="date" office:date-value="2025-09-14" calcext:value-type="date">
            <text:p>2025-09-14</text:p>
          </table:table-cell>
          <table:table-cell table:style-name="ce2" office:value-type="date" office:date-value="2025-10-11" calcext:value-type="date">
            <text:p>2025-10-11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80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81]; &quot;YYYY-MM-DD&quot;); &quot;',&quot;)" office:value-type="string" office:string-value="'period_start' =&gt; '2025-09-14'," calcext:value-type="string">
            <text:p>'period_start' =&gt; '2025-09-14',</text:p>
          </table:table-cell>
          <table:table-cell table:formula="of:=COM.MICROSOFT.CONCAT(&quot;'period_end' =&gt; '&quot;; TEXT([.B281]; &quot;YYYY-MM-DD&quot;); &quot;',&quot;)" office:value-type="string" office:string-value="'period_end' =&gt; '2025-10-11'," calcext:value-type="string">
            <text:p>'period_end' =&gt; '2025-10-11',</text:p>
          </table:table-cell>
          <table:table-cell table:formula="of:=COM.MICROSOFT.CONCAT(&quot;'year' =&gt; &quot;; [.C281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81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81])" office:value-type="string" office:string-value="'week_in_year' =&gt; 25" calcext:value-type="string">
            <text:p>'week_in_year' =&gt; 25</text:p>
          </table:table-cell>
          <table:table-cell table:formula="of:=COM.MICROSOFT.CONCAT(&quot;[ &quot;; [.H281]; &quot; &quot;; [.I281]; &quot; &quot;; [.J281]; &quot; &quot;; [.K281]; &quot; &quot;; [.L281]; &quot; &quot;; [.M281]; &quot; ],&quot;)" office:value-type="string" office:string-value="[ 'period_start' =&gt; '2025-09-14', 'period_end' =&gt; '2025-10-11', 'year' =&gt; 2025, 'quarter' =&gt; 3, 'period' =&gt; 7, 'week_in_year' =&gt; 25 ]," calcext:value-type="string">
            <text:p>[ 'period_start' =&gt; '2025-09-14', 'period_end' =&gt; '2025-10-11', 'year' =&gt; 2025, 'quarter' =&gt; 3, 'period' =&gt; 7, 'week_in_year' =&gt; 25 ],</text:p>
          </table:table-cell>
        </table:table-row>
        <table:table-row table:style-name="ro1">
          <table:table-cell table:formula="of:=[.B281]+1" office:value-type="date" office:date-value="2025-10-12" calcext:value-type="date">
            <text:p>2025-10-12</text:p>
          </table:table-cell>
          <table:table-cell table:style-name="ce2" office:value-type="date" office:date-value="2025-11-08" calcext:value-type="date">
            <text:p>2025-11-08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81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82]; &quot;YYYY-MM-DD&quot;); &quot;',&quot;)" office:value-type="string" office:string-value="'period_start' =&gt; '2025-10-12'," calcext:value-type="string">
            <text:p>'period_start' =&gt; '2025-10-12',</text:p>
          </table:table-cell>
          <table:table-cell table:formula="of:=COM.MICROSOFT.CONCAT(&quot;'period_end' =&gt; '&quot;; TEXT([.B282]; &quot;YYYY-MM-DD&quot;); &quot;',&quot;)" office:value-type="string" office:string-value="'period_end' =&gt; '2025-11-08'," calcext:value-type="string">
            <text:p>'period_end' =&gt; '2025-11-08',</text:p>
          </table:table-cell>
          <table:table-cell table:formula="of:=COM.MICROSOFT.CONCAT(&quot;'year' =&gt; &quot;; [.C282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82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82])" office:value-type="string" office:string-value="'week_in_year' =&gt; 29" calcext:value-type="string">
            <text:p>'week_in_year' =&gt; 29</text:p>
          </table:table-cell>
          <table:table-cell table:formula="of:=COM.MICROSOFT.CONCAT(&quot;[ &quot;; [.H282]; &quot; &quot;; [.I282]; &quot; &quot;; [.J282]; &quot; &quot;; [.K282]; &quot; &quot;; [.L282]; &quot; &quot;; [.M282]; &quot; ],&quot;)" office:value-type="string" office:string-value="[ 'period_start' =&gt; '2025-10-12', 'period_end' =&gt; '2025-11-08', 'year' =&gt; 2025, 'quarter' =&gt; 3, 'period' =&gt; 8, 'week_in_year' =&gt; 29 ]," calcext:value-type="string">
            <text:p>[ 'period_start' =&gt; '2025-10-12', 'period_end' =&gt; '2025-11-08', 'year' =&gt; 2025, 'quarter' =&gt; 3, 'period' =&gt; 8, 'week_in_year' =&gt; 29 ],</text:p>
          </table:table-cell>
        </table:table-row>
        <table:table-row table:style-name="ro1">
          <table:table-cell table:formula="of:=[.B282]+1" office:value-type="date" office:date-value="2025-11-09" calcext:value-type="date">
            <text:p>2025-11-09</text:p>
          </table:table-cell>
          <table:table-cell table:style-name="ce2" office:value-type="date" office:date-value="2025-12-06" calcext:value-type="date">
            <text:p>2025-12-06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82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83]; &quot;YYYY-MM-DD&quot;); &quot;',&quot;)" office:value-type="string" office:string-value="'period_start' =&gt; '2025-11-09'," calcext:value-type="string">
            <text:p>'period_start' =&gt; '2025-11-09',</text:p>
          </table:table-cell>
          <table:table-cell table:formula="of:=COM.MICROSOFT.CONCAT(&quot;'period_end' =&gt; '&quot;; TEXT([.B283]; &quot;YYYY-MM-DD&quot;); &quot;',&quot;)" office:value-type="string" office:string-value="'period_end' =&gt; '2025-12-06'," calcext:value-type="string">
            <text:p>'period_end' =&gt; '2025-12-06',</text:p>
          </table:table-cell>
          <table:table-cell table:formula="of:=COM.MICROSOFT.CONCAT(&quot;'year' =&gt; &quot;; [.C283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83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83])" office:value-type="string" office:string-value="'week_in_year' =&gt; 33" calcext:value-type="string">
            <text:p>'week_in_year' =&gt; 33</text:p>
          </table:table-cell>
          <table:table-cell table:formula="of:=COM.MICROSOFT.CONCAT(&quot;[ &quot;; [.H283]; &quot; &quot;; [.I283]; &quot; &quot;; [.J283]; &quot; &quot;; [.K283]; &quot; &quot;; [.L283]; &quot; &quot;; [.M283]; &quot; ],&quot;)" office:value-type="string" office:string-value="[ 'period_start' =&gt; '2025-11-09', 'period_end' =&gt; '2025-12-06', 'year' =&gt; 2025, 'quarter' =&gt; 3, 'period' =&gt; 9, 'week_in_year' =&gt; 33 ]," calcext:value-type="string">
            <text:p>[ 'period_start' =&gt; '2025-11-09', 'period_end' =&gt; '2025-12-06', 'year' =&gt; 2025, 'quarter' =&gt; 3, 'period' =&gt; 9, 'week_in_year' =&gt; 33 ],</text:p>
          </table:table-cell>
        </table:table-row>
        <table:table-row table:style-name="ro1">
          <table:table-cell table:formula="of:=[.B283]+1" office:value-type="date" office:date-value="2025-12-07" calcext:value-type="date">
            <text:p>2025-12-07</text:p>
          </table:table-cell>
          <table:table-cell table:style-name="ce2" office:value-type="date" office:date-value="2026-01-03" calcext:value-type="date">
            <text:p>2026-01-03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83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84]; &quot;YYYY-MM-DD&quot;); &quot;',&quot;)" office:value-type="string" office:string-value="'period_start' =&gt; '2025-12-07'," calcext:value-type="string">
            <text:p>'period_start' =&gt; '2025-12-07',</text:p>
          </table:table-cell>
          <table:table-cell table:formula="of:=COM.MICROSOFT.CONCAT(&quot;'period_end' =&gt; '&quot;; TEXT([.B284]; &quot;YYYY-MM-DD&quot;); &quot;',&quot;)" office:value-type="string" office:string-value="'period_end' =&gt; '2026-01-03'," calcext:value-type="string">
            <text:p>'period_end' =&gt; '2026-01-03',</text:p>
          </table:table-cell>
          <table:table-cell table:formula="of:=COM.MICROSOFT.CONCAT(&quot;'year' =&gt; &quot;; [.C284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84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84])" office:value-type="string" office:string-value="'week_in_year' =&gt; 37" calcext:value-type="string">
            <text:p>'week_in_year' =&gt; 37</text:p>
          </table:table-cell>
          <table:table-cell table:formula="of:=COM.MICROSOFT.CONCAT(&quot;[ &quot;; [.H284]; &quot; &quot;; [.I284]; &quot; &quot;; [.J284]; &quot; &quot;; [.K284]; &quot; &quot;; [.L284]; &quot; &quot;; [.M284]; &quot; ],&quot;)" office:value-type="string" office:string-value="[ 'period_start' =&gt; '2025-12-07', 'period_end' =&gt; '2026-01-03', 'year' =&gt; 2025, 'quarter' =&gt; 4, 'period' =&gt; 10, 'week_in_year' =&gt; 37 ]," calcext:value-type="string">
            <text:p>[ 'period_start' =&gt; '2025-12-07', 'period_end' =&gt; '2026-01-03', 'year' =&gt; 2025, 'quarter' =&gt; 4, 'period' =&gt; 10, 'week_in_year' =&gt; 37 ],</text:p>
          </table:table-cell>
        </table:table-row>
        <table:table-row table:style-name="ro1">
          <table:table-cell table:formula="of:=[.B284]+1" office:value-type="date" office:date-value="2026-01-04" calcext:value-type="date">
            <text:p>2026-01-04</text:p>
          </table:table-cell>
          <table:table-cell table:style-name="ce2" office:value-type="date" office:date-value="2026-01-31" calcext:value-type="date">
            <text:p>2026-01-31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84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85]; &quot;YYYY-MM-DD&quot;); &quot;',&quot;)" office:value-type="string" office:string-value="'period_start' =&gt; '2026-01-04'," calcext:value-type="string">
            <text:p>'period_start' =&gt; '2026-01-04',</text:p>
          </table:table-cell>
          <table:table-cell table:formula="of:=COM.MICROSOFT.CONCAT(&quot;'period_end' =&gt; '&quot;; TEXT([.B285]; &quot;YYYY-MM-DD&quot;); &quot;',&quot;)" office:value-type="string" office:string-value="'period_end' =&gt; '2026-01-31'," calcext:value-type="string">
            <text:p>'period_end' =&gt; '2026-01-31',</text:p>
          </table:table-cell>
          <table:table-cell table:formula="of:=COM.MICROSOFT.CONCAT(&quot;'year' =&gt; &quot;; [.C285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85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85])" office:value-type="string" office:string-value="'week_in_year' =&gt; 41" calcext:value-type="string">
            <text:p>'week_in_year' =&gt; 41</text:p>
          </table:table-cell>
          <table:table-cell table:formula="of:=COM.MICROSOFT.CONCAT(&quot;[ &quot;; [.H285]; &quot; &quot;; [.I285]; &quot; &quot;; [.J285]; &quot; &quot;; [.K285]; &quot; &quot;; [.L285]; &quot; &quot;; [.M285]; &quot; ],&quot;)" office:value-type="string" office:string-value="[ 'period_start' =&gt; '2026-01-04', 'period_end' =&gt; '2026-01-31', 'year' =&gt; 2025, 'quarter' =&gt; 4, 'period' =&gt; 11, 'week_in_year' =&gt; 41 ]," calcext:value-type="string">
            <text:p>[ 'period_start' =&gt; '2026-01-04', 'period_end' =&gt; '2026-01-31', 'year' =&gt; 2025, 'quarter' =&gt; 4, 'period' =&gt; 11, 'week_in_year' =&gt; 41 ],</text:p>
          </table:table-cell>
        </table:table-row>
        <table:table-row table:style-name="ro1">
          <table:table-cell table:formula="of:=[.B285]+1" office:value-type="date" office:date-value="2026-02-01" calcext:value-type="date">
            <text:p>2026-02-01</text:p>
          </table:table-cell>
          <table:table-cell table:style-name="ce2" office:value-type="date" office:date-value="2026-02-28" calcext:value-type="date">
            <text:p>2026-02-28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85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86]; &quot;YYYY-MM-DD&quot;); &quot;',&quot;)" office:value-type="string" office:string-value="'period_start' =&gt; '2026-02-01'," calcext:value-type="string">
            <text:p>'period_start' =&gt; '2026-02-01',</text:p>
          </table:table-cell>
          <table:table-cell table:formula="of:=COM.MICROSOFT.CONCAT(&quot;'period_end' =&gt; '&quot;; TEXT([.B286]; &quot;YYYY-MM-DD&quot;); &quot;',&quot;)" office:value-type="string" office:string-value="'period_end' =&gt; '2026-02-28'," calcext:value-type="string">
            <text:p>'period_end' =&gt; '2026-02-28',</text:p>
          </table:table-cell>
          <table:table-cell table:formula="of:=COM.MICROSOFT.CONCAT(&quot;'year' =&gt; &quot;; [.C286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86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86])" office:value-type="string" office:string-value="'week_in_year' =&gt; 45" calcext:value-type="string">
            <text:p>'week_in_year' =&gt; 45</text:p>
          </table:table-cell>
          <table:table-cell table:formula="of:=COM.MICROSOFT.CONCAT(&quot;[ &quot;; [.H286]; &quot; &quot;; [.I286]; &quot; &quot;; [.J286]; &quot; &quot;; [.K286]; &quot; &quot;; [.L286]; &quot; &quot;; [.M286]; &quot; ],&quot;)" office:value-type="string" office:string-value="[ 'period_start' =&gt; '2026-02-01', 'period_end' =&gt; '2026-02-28', 'year' =&gt; 2025, 'quarter' =&gt; 4, 'period' =&gt; 12, 'week_in_year' =&gt; 45 ]," calcext:value-type="string">
            <text:p>[ 'period_start' =&gt; '2026-02-01', 'period_end' =&gt; '2026-02-28', 'year' =&gt; 2025, 'quarter' =&gt; 4, 'period' =&gt; 12, 'week_in_year' =&gt; 45 ],</text:p>
          </table:table-cell>
        </table:table-row>
        <table:table-row table:style-name="ro1">
          <table:table-cell table:formula="of:=[.B286]+1" office:value-type="date" office:date-value="2026-03-01" calcext:value-type="date">
            <text:p>2026-03-01</text:p>
          </table:table-cell>
          <table:table-cell table:style-name="ce2" office:value-type="date" office:date-value="2026-03-31" calcext:value-type="date">
            <text:p>2026-03-31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86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287]; &quot;YYYY-MM-DD&quot;); &quot;',&quot;)" office:value-type="string" office:string-value="'period_start' =&gt; '2026-03-01'," calcext:value-type="string">
            <text:p>'period_start' =&gt; '2026-03-01',</text:p>
          </table:table-cell>
          <table:table-cell table:formula="of:=COM.MICROSOFT.CONCAT(&quot;'period_end' =&gt; '&quot;; TEXT([.B287]; &quot;YYYY-MM-DD&quot;); &quot;',&quot;)" office:value-type="string" office:string-value="'period_end' =&gt; '2026-03-31'," calcext:value-type="string">
            <text:p>'period_end' =&gt; '2026-03-31',</text:p>
          </table:table-cell>
          <table:table-cell table:formula="of:=COM.MICROSOFT.CONCAT(&quot;'year' =&gt; &quot;; [.C287]; &quot;,&quot;)" office:value-type="string" office:string-value="'year' =&gt; 2025," calcext:value-type="string">
            <text:p>'year' =&gt; 2025,</text:p>
          </table:table-cell>
          <table:table-cell table:formula="of:=COM.MICROSOFT.CONCAT(&quot;'quarter' =&gt; &quot;; [.D28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87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287])" office:value-type="string" office:string-value="'week_in_year' =&gt; 49" calcext:value-type="string">
            <text:p>'week_in_year' =&gt; 49</text:p>
          </table:table-cell>
          <table:table-cell table:formula="of:=COM.MICROSOFT.CONCAT(&quot;[ &quot;; [.H287]; &quot; &quot;; [.I287]; &quot; &quot;; [.J287]; &quot; &quot;; [.K287]; &quot; &quot;; [.L287]; &quot; &quot;; [.M287]; &quot; ],&quot;)" office:value-type="string" office:string-value="[ 'period_start' =&gt; '2026-03-01', 'period_end' =&gt; '2026-03-31', 'year' =&gt; 2025, 'quarter' =&gt; 4, 'period' =&gt; 13, 'week_in_year' =&gt; 49 ]," calcext:value-type="string">
            <text:p>[ 'period_start' =&gt; '2026-03-01', 'period_end' =&gt; '2026-03-31', 'year' =&gt; 2025, 'quarter' =&gt; 4, 'period' =&gt; 13, 'week_in_year' =&gt; 49 ],</text:p>
          </table:table-cell>
        </table:table-row>
        <table:table-row table:style-name="ro1">
          <table:table-cell table:formula="of:=[.B287]+1" office:value-type="date" office:date-value="2026-04-01" calcext:value-type="date">
            <text:p>2026-04-01</text:p>
          </table:table-cell>
          <table:table-cell table:style-name="ce2" office:value-type="date" office:date-value="2026-05-02" calcext:value-type="date">
            <text:p>2026-05-02</text:p>
          </table:table-cell>
          <table:table-cell office:value-type="float" office:value="2026" calcext:value-type="float">
            <text:p>20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288]; &quot;YYYY-MM-DD&quot;); &quot;',&quot;)" office:value-type="string" office:string-value="'period_start' =&gt; '2026-04-01'," calcext:value-type="string">
            <text:p>'period_start' =&gt; '2026-04-01',</text:p>
          </table:table-cell>
          <table:table-cell table:formula="of:=COM.MICROSOFT.CONCAT(&quot;'period_end' =&gt; '&quot;; TEXT([.B288]; &quot;YYYY-MM-DD&quot;); &quot;',&quot;)" office:value-type="string" office:string-value="'period_end' =&gt; '2026-05-02'," calcext:value-type="string">
            <text:p>'period_end' =&gt; '2026-05-02',</text:p>
          </table:table-cell>
          <table:table-cell table:formula="of:=COM.MICROSOFT.CONCAT(&quot;'year' =&gt; &quot;; [.C288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8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88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288])" office:value-type="string" office:string-value="'week_in_year' =&gt; 1" calcext:value-type="string">
            <text:p>'week_in_year' =&gt; 1</text:p>
          </table:table-cell>
          <table:table-cell table:formula="of:=COM.MICROSOFT.CONCAT(&quot;[ &quot;; [.H288]; &quot; &quot;; [.I288]; &quot; &quot;; [.J288]; &quot; &quot;; [.K288]; &quot; &quot;; [.L288]; &quot; &quot;; [.M288]; &quot; ],&quot;)" office:value-type="string" office:string-value="[ 'period_start' =&gt; '2026-04-01', 'period_end' =&gt; '2026-05-02', 'year' =&gt; 2026, 'quarter' =&gt; 1, 'period' =&gt; 1, 'week_in_year' =&gt; 1 ]," calcext:value-type="string">
            <text:p>[ 'period_start' =&gt; '2026-04-01', 'period_end' =&gt; '2026-05-02', 'year' =&gt; 2026, 'quarter' =&gt; 1, 'period' =&gt; 1, 'week_in_year' =&gt; 1 ],</text:p>
          </table:table-cell>
        </table:table-row>
        <table:table-row table:style-name="ro1">
          <table:table-cell table:formula="of:=[.B288]+1" office:value-type="date" office:date-value="2026-05-03" calcext:value-type="date">
            <text:p>2026-05-03</text:p>
          </table:table-cell>
          <table:table-cell table:style-name="ce2" office:value-type="date" office:date-value="2026-05-30" calcext:value-type="date">
            <text:p>2026-05-30</text:p>
          </table:table-cell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289]; &quot;YYYY-MM-DD&quot;); &quot;',&quot;)" office:value-type="string" office:string-value="'period_start' =&gt; '2026-05-03'," calcext:value-type="string">
            <text:p>'period_start' =&gt; '2026-05-03',</text:p>
          </table:table-cell>
          <table:table-cell table:formula="of:=COM.MICROSOFT.CONCAT(&quot;'period_end' =&gt; '&quot;; TEXT([.B289]; &quot;YYYY-MM-DD&quot;); &quot;',&quot;)" office:value-type="string" office:string-value="'period_end' =&gt; '2026-05-30'," calcext:value-type="string">
            <text:p>'period_end' =&gt; '2026-05-30',</text:p>
          </table:table-cell>
          <table:table-cell table:formula="of:=COM.MICROSOFT.CONCAT(&quot;'year' =&gt; &quot;; [.C289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8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89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289])" office:value-type="string" office:string-value="'week_in_year' =&gt; 5" calcext:value-type="string">
            <text:p>'week_in_year' =&gt; 5</text:p>
          </table:table-cell>
          <table:table-cell table:formula="of:=COM.MICROSOFT.CONCAT(&quot;[ &quot;; [.H289]; &quot; &quot;; [.I289]; &quot; &quot;; [.J289]; &quot; &quot;; [.K289]; &quot; &quot;; [.L289]; &quot; &quot;; [.M289]; &quot; ],&quot;)" office:value-type="string" office:string-value="[ 'period_start' =&gt; '2026-05-03', 'period_end' =&gt; '2026-05-30', 'year' =&gt; 2026, 'quarter' =&gt; 1, 'period' =&gt; 2, 'week_in_year' =&gt; 5 ]," calcext:value-type="string">
            <text:p>[ 'period_start' =&gt; '2026-05-03', 'period_end' =&gt; '2026-05-30', 'year' =&gt; 2026, 'quarter' =&gt; 1, 'period' =&gt; 2, 'week_in_year' =&gt; 5 ],</text:p>
          </table:table-cell>
        </table:table-row>
        <table:table-row table:style-name="ro1">
          <table:table-cell table:formula="of:=[.B289]+1" office:value-type="date" office:date-value="2026-05-31" calcext:value-type="date">
            <text:p>2026-05-31</text:p>
          </table:table-cell>
          <table:table-cell table:style-name="ce2" office:value-type="date" office:date-value="2026-06-27" calcext:value-type="date">
            <text:p>2026-06-27</text:p>
          </table:table-cell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290]; &quot;YYYY-MM-DD&quot;); &quot;',&quot;)" office:value-type="string" office:string-value="'period_start' =&gt; '2026-05-31'," calcext:value-type="string">
            <text:p>'period_start' =&gt; '2026-05-31',</text:p>
          </table:table-cell>
          <table:table-cell table:formula="of:=COM.MICROSOFT.CONCAT(&quot;'period_end' =&gt; '&quot;; TEXT([.B290]; &quot;YYYY-MM-DD&quot;); &quot;',&quot;)" office:value-type="string" office:string-value="'period_end' =&gt; '2026-06-27'," calcext:value-type="string">
            <text:p>'period_end' =&gt; '2026-06-27',</text:p>
          </table:table-cell>
          <table:table-cell table:formula="of:=COM.MICROSOFT.CONCAT(&quot;'year' =&gt; &quot;; [.C290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290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290])" office:value-type="string" office:string-value="'week_in_year' =&gt; 9" calcext:value-type="string">
            <text:p>'week_in_year' =&gt; 9</text:p>
          </table:table-cell>
          <table:table-cell table:formula="of:=COM.MICROSOFT.CONCAT(&quot;[ &quot;; [.H290]; &quot; &quot;; [.I290]; &quot; &quot;; [.J290]; &quot; &quot;; [.K290]; &quot; &quot;; [.L290]; &quot; &quot;; [.M290]; &quot; ],&quot;)" office:value-type="string" office:string-value="[ 'period_start' =&gt; '2026-05-31', 'period_end' =&gt; '2026-06-27', 'year' =&gt; 2026, 'quarter' =&gt; 1, 'period' =&gt; 3, 'week_in_year' =&gt; 9 ]," calcext:value-type="string">
            <text:p>[ 'period_start' =&gt; '2026-05-31', 'period_end' =&gt; '2026-06-27', 'year' =&gt; 2026, 'quarter' =&gt; 1, 'period' =&gt; 3, 'week_in_year' =&gt; 9 ],</text:p>
          </table:table-cell>
        </table:table-row>
        <table:table-row table:style-name="ro1">
          <table:table-cell table:formula="of:=[.B290]+1" office:value-type="date" office:date-value="2026-06-28" calcext:value-type="date">
            <text:p>2026-06-28</text:p>
          </table:table-cell>
          <table:table-cell table:style-name="ce2" office:value-type="date" office:date-value="2026-07-25" calcext:value-type="date">
            <text:p>2026-07-25</text:p>
          </table:table-cell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291]; &quot;YYYY-MM-DD&quot;); &quot;',&quot;)" office:value-type="string" office:string-value="'period_start' =&gt; '2026-06-28'," calcext:value-type="string">
            <text:p>'period_start' =&gt; '2026-06-28',</text:p>
          </table:table-cell>
          <table:table-cell table:formula="of:=COM.MICROSOFT.CONCAT(&quot;'period_end' =&gt; '&quot;; TEXT([.B291]; &quot;YYYY-MM-DD&quot;); &quot;',&quot;)" office:value-type="string" office:string-value="'period_end' =&gt; '2026-07-25'," calcext:value-type="string">
            <text:p>'period_end' =&gt; '2026-07-25',</text:p>
          </table:table-cell>
          <table:table-cell table:formula="of:=COM.MICROSOFT.CONCAT(&quot;'year' =&gt; &quot;; [.C291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91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291])" office:value-type="string" office:string-value="'week_in_year' =&gt; 13" calcext:value-type="string">
            <text:p>'week_in_year' =&gt; 13</text:p>
          </table:table-cell>
          <table:table-cell table:formula="of:=COM.MICROSOFT.CONCAT(&quot;[ &quot;; [.H291]; &quot; &quot;; [.I291]; &quot; &quot;; [.J291]; &quot; &quot;; [.K291]; &quot; &quot;; [.L291]; &quot; &quot;; [.M291]; &quot; ],&quot;)" office:value-type="string" office:string-value="[ 'period_start' =&gt; '2026-06-28', 'period_end' =&gt; '2026-07-25', 'year' =&gt; 2026, 'quarter' =&gt; 2, 'period' =&gt; 4, 'week_in_year' =&gt; 13 ]," calcext:value-type="string">
            <text:p>[ 'period_start' =&gt; '2026-06-28', 'period_end' =&gt; '2026-07-25', 'year' =&gt; 2026, 'quarter' =&gt; 2, 'period' =&gt; 4, 'week_in_year' =&gt; 13 ],</text:p>
          </table:table-cell>
        </table:table-row>
        <table:table-row table:style-name="ro1">
          <table:table-cell table:formula="of:=[.B291]+1" office:value-type="date" office:date-value="2026-07-26" calcext:value-type="date">
            <text:p>2026-07-26</text:p>
          </table:table-cell>
          <table:table-cell table:style-name="ce2" office:value-type="date" office:date-value="2026-08-22" calcext:value-type="date">
            <text:p>2026-08-22</text:p>
          </table:table-cell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291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292]; &quot;YYYY-MM-DD&quot;); &quot;',&quot;)" office:value-type="string" office:string-value="'period_start' =&gt; '2026-07-26'," calcext:value-type="string">
            <text:p>'period_start' =&gt; '2026-07-26',</text:p>
          </table:table-cell>
          <table:table-cell table:formula="of:=COM.MICROSOFT.CONCAT(&quot;'period_end' =&gt; '&quot;; TEXT([.B292]; &quot;YYYY-MM-DD&quot;); &quot;',&quot;)" office:value-type="string" office:string-value="'period_end' =&gt; '2026-08-22'," calcext:value-type="string">
            <text:p>'period_end' =&gt; '2026-08-22',</text:p>
          </table:table-cell>
          <table:table-cell table:formula="of:=COM.MICROSOFT.CONCAT(&quot;'year' =&gt; &quot;; [.C292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92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292])" office:value-type="string" office:string-value="'week_in_year' =&gt; 17" calcext:value-type="string">
            <text:p>'week_in_year' =&gt; 17</text:p>
          </table:table-cell>
          <table:table-cell table:formula="of:=COM.MICROSOFT.CONCAT(&quot;[ &quot;; [.H292]; &quot; &quot;; [.I292]; &quot; &quot;; [.J292]; &quot; &quot;; [.K292]; &quot; &quot;; [.L292]; &quot; &quot;; [.M292]; &quot; ],&quot;)" office:value-type="string" office:string-value="[ 'period_start' =&gt; '2026-07-26', 'period_end' =&gt; '2026-08-22', 'year' =&gt; 2026, 'quarter' =&gt; 2, 'period' =&gt; 5, 'week_in_year' =&gt; 17 ]," calcext:value-type="string">
            <text:p>[ 'period_start' =&gt; '2026-07-26', 'period_end' =&gt; '2026-08-22', 'year' =&gt; 2026, 'quarter' =&gt; 2, 'period' =&gt; 5, 'week_in_year' =&gt; 17 ],</text:p>
          </table:table-cell>
        </table:table-row>
        <table:table-row table:style-name="ro1">
          <table:table-cell table:formula="of:=[.B292]+1" office:value-type="date" office:date-value="2026-08-23" calcext:value-type="date">
            <text:p>2026-08-23</text:p>
          </table:table-cell>
          <table:table-cell table:style-name="ce2" office:value-type="date" office:date-value="2026-09-19" calcext:value-type="date">
            <text:p>2026-09-19</text:p>
          </table:table-cell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92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293]; &quot;YYYY-MM-DD&quot;); &quot;',&quot;)" office:value-type="string" office:string-value="'period_start' =&gt; '2026-08-23'," calcext:value-type="string">
            <text:p>'period_start' =&gt; '2026-08-23',</text:p>
          </table:table-cell>
          <table:table-cell table:formula="of:=COM.MICROSOFT.CONCAT(&quot;'period_end' =&gt; '&quot;; TEXT([.B293]; &quot;YYYY-MM-DD&quot;); &quot;',&quot;)" office:value-type="string" office:string-value="'period_end' =&gt; '2026-09-19'," calcext:value-type="string">
            <text:p>'period_end' =&gt; '2026-09-19',</text:p>
          </table:table-cell>
          <table:table-cell table:formula="of:=COM.MICROSOFT.CONCAT(&quot;'year' =&gt; &quot;; [.C293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293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293])" office:value-type="string" office:string-value="'week_in_year' =&gt; 21" calcext:value-type="string">
            <text:p>'week_in_year' =&gt; 21</text:p>
          </table:table-cell>
          <table:table-cell table:formula="of:=COM.MICROSOFT.CONCAT(&quot;[ &quot;; [.H293]; &quot; &quot;; [.I293]; &quot; &quot;; [.J293]; &quot; &quot;; [.K293]; &quot; &quot;; [.L293]; &quot; &quot;; [.M293]; &quot; ],&quot;)" office:value-type="string" office:string-value="[ 'period_start' =&gt; '2026-08-23', 'period_end' =&gt; '2026-09-19', 'year' =&gt; 2026, 'quarter' =&gt; 2, 'period' =&gt; 6, 'week_in_year' =&gt; 21 ]," calcext:value-type="string">
            <text:p>[ 'period_start' =&gt; '2026-08-23', 'period_end' =&gt; '2026-09-19', 'year' =&gt; 2026, 'quarter' =&gt; 2, 'period' =&gt; 6, 'week_in_year' =&gt; 21 ],</text:p>
          </table:table-cell>
        </table:table-row>
        <table:table-row table:style-name="ro1">
          <table:table-cell table:formula="of:=[.B293]+1" office:value-type="date" office:date-value="2026-09-20" calcext:value-type="date">
            <text:p>2026-09-20</text:p>
          </table:table-cell>
          <table:table-cell table:style-name="ce2" office:value-type="date" office:date-value="2026-10-17" calcext:value-type="date">
            <text:p>2026-10-17</text:p>
          </table:table-cell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293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294]; &quot;YYYY-MM-DD&quot;); &quot;',&quot;)" office:value-type="string" office:string-value="'period_start' =&gt; '2026-09-20'," calcext:value-type="string">
            <text:p>'period_start' =&gt; '2026-09-20',</text:p>
          </table:table-cell>
          <table:table-cell table:formula="of:=COM.MICROSOFT.CONCAT(&quot;'period_end' =&gt; '&quot;; TEXT([.B294]; &quot;YYYY-MM-DD&quot;); &quot;',&quot;)" office:value-type="string" office:string-value="'period_end' =&gt; '2026-10-17'," calcext:value-type="string">
            <text:p>'period_end' =&gt; '2026-10-17',</text:p>
          </table:table-cell>
          <table:table-cell table:formula="of:=COM.MICROSOFT.CONCAT(&quot;'year' =&gt; &quot;; [.C294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94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294])" office:value-type="string" office:string-value="'week_in_year' =&gt; 25" calcext:value-type="string">
            <text:p>'week_in_year' =&gt; 25</text:p>
          </table:table-cell>
          <table:table-cell table:formula="of:=COM.MICROSOFT.CONCAT(&quot;[ &quot;; [.H294]; &quot; &quot;; [.I294]; &quot; &quot;; [.J294]; &quot; &quot;; [.K294]; &quot; &quot;; [.L294]; &quot; &quot;; [.M294]; &quot; ],&quot;)" office:value-type="string" office:string-value="[ 'period_start' =&gt; '2026-09-20', 'period_end' =&gt; '2026-10-17', 'year' =&gt; 2026, 'quarter' =&gt; 3, 'period' =&gt; 7, 'week_in_year' =&gt; 25 ]," calcext:value-type="string">
            <text:p>[ 'period_start' =&gt; '2026-09-20', 'period_end' =&gt; '2026-10-17', 'year' =&gt; 2026, 'quarter' =&gt; 3, 'period' =&gt; 7, 'week_in_year' =&gt; 25 ],</text:p>
          </table:table-cell>
        </table:table-row>
        <table:table-row table:style-name="ro1">
          <table:table-cell table:formula="of:=[.B294]+1" office:value-type="date" office:date-value="2026-10-18" calcext:value-type="date">
            <text:p>2026-10-18</text:p>
          </table:table-cell>
          <table:table-cell table:style-name="ce2" office:value-type="date" office:date-value="2026-11-14" calcext:value-type="date">
            <text:p>2026-11-14</text:p>
          </table:table-cell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294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295]; &quot;YYYY-MM-DD&quot;); &quot;',&quot;)" office:value-type="string" office:string-value="'period_start' =&gt; '2026-10-18'," calcext:value-type="string">
            <text:p>'period_start' =&gt; '2026-10-18',</text:p>
          </table:table-cell>
          <table:table-cell table:formula="of:=COM.MICROSOFT.CONCAT(&quot;'period_end' =&gt; '&quot;; TEXT([.B295]; &quot;YYYY-MM-DD&quot;); &quot;',&quot;)" office:value-type="string" office:string-value="'period_end' =&gt; '2026-11-14'," calcext:value-type="string">
            <text:p>'period_end' =&gt; '2026-11-14',</text:p>
          </table:table-cell>
          <table:table-cell table:formula="of:=COM.MICROSOFT.CONCAT(&quot;'year' =&gt; &quot;; [.C295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95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295])" office:value-type="string" office:string-value="'week_in_year' =&gt; 29" calcext:value-type="string">
            <text:p>'week_in_year' =&gt; 29</text:p>
          </table:table-cell>
          <table:table-cell table:formula="of:=COM.MICROSOFT.CONCAT(&quot;[ &quot;; [.H295]; &quot; &quot;; [.I295]; &quot; &quot;; [.J295]; &quot; &quot;; [.K295]; &quot; &quot;; [.L295]; &quot; &quot;; [.M295]; &quot; ],&quot;)" office:value-type="string" office:string-value="[ 'period_start' =&gt; '2026-10-18', 'period_end' =&gt; '2026-11-14', 'year' =&gt; 2026, 'quarter' =&gt; 3, 'period' =&gt; 8, 'week_in_year' =&gt; 29 ]," calcext:value-type="string">
            <text:p>[ 'period_start' =&gt; '2026-10-18', 'period_end' =&gt; '2026-11-14', 'year' =&gt; 2026, 'quarter' =&gt; 3, 'period' =&gt; 8, 'week_in_year' =&gt; 29 ],</text:p>
          </table:table-cell>
        </table:table-row>
        <table:table-row table:style-name="ro1">
          <table:table-cell table:formula="of:=[.B295]+1" office:value-type="date" office:date-value="2026-11-15" calcext:value-type="date">
            <text:p>2026-11-15</text:p>
          </table:table-cell>
          <table:table-cell table:style-name="ce2" office:value-type="date" office:date-value="2026-12-12" calcext:value-type="date">
            <text:p>2026-12-12</text:p>
          </table:table-cell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295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296]; &quot;YYYY-MM-DD&quot;); &quot;',&quot;)" office:value-type="string" office:string-value="'period_start' =&gt; '2026-11-15'," calcext:value-type="string">
            <text:p>'period_start' =&gt; '2026-11-15',</text:p>
          </table:table-cell>
          <table:table-cell table:formula="of:=COM.MICROSOFT.CONCAT(&quot;'period_end' =&gt; '&quot;; TEXT([.B296]; &quot;YYYY-MM-DD&quot;); &quot;',&quot;)" office:value-type="string" office:string-value="'period_end' =&gt; '2026-12-12'," calcext:value-type="string">
            <text:p>'period_end' =&gt; '2026-12-12',</text:p>
          </table:table-cell>
          <table:table-cell table:formula="of:=COM.MICROSOFT.CONCAT(&quot;'year' =&gt; &quot;; [.C296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296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296])" office:value-type="string" office:string-value="'week_in_year' =&gt; 33" calcext:value-type="string">
            <text:p>'week_in_year' =&gt; 33</text:p>
          </table:table-cell>
          <table:table-cell table:formula="of:=COM.MICROSOFT.CONCAT(&quot;[ &quot;; [.H296]; &quot; &quot;; [.I296]; &quot; &quot;; [.J296]; &quot; &quot;; [.K296]; &quot; &quot;; [.L296]; &quot; &quot;; [.M296]; &quot; ],&quot;)" office:value-type="string" office:string-value="[ 'period_start' =&gt; '2026-11-15', 'period_end' =&gt; '2026-12-12', 'year' =&gt; 2026, 'quarter' =&gt; 3, 'period' =&gt; 9, 'week_in_year' =&gt; 33 ]," calcext:value-type="string">
            <text:p>[ 'period_start' =&gt; '2026-11-15', 'period_end' =&gt; '2026-12-12', 'year' =&gt; 2026, 'quarter' =&gt; 3, 'period' =&gt; 9, 'week_in_year' =&gt; 33 ],</text:p>
          </table:table-cell>
        </table:table-row>
        <table:table-row table:style-name="ro1">
          <table:table-cell table:formula="of:=[.B296]+1" office:value-type="date" office:date-value="2026-12-13" calcext:value-type="date">
            <text:p>2026-12-13</text:p>
          </table:table-cell>
          <table:table-cell table:style-name="ce2" office:value-type="date" office:date-value="2027-01-09" calcext:value-type="date">
            <text:p>2027-01-09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296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297]; &quot;YYYY-MM-DD&quot;); &quot;',&quot;)" office:value-type="string" office:string-value="'period_start' =&gt; '2026-12-13'," calcext:value-type="string">
            <text:p>'period_start' =&gt; '2026-12-13',</text:p>
          </table:table-cell>
          <table:table-cell table:formula="of:=COM.MICROSOFT.CONCAT(&quot;'period_end' =&gt; '&quot;; TEXT([.B297]; &quot;YYYY-MM-DD&quot;); &quot;',&quot;)" office:value-type="string" office:string-value="'period_end' =&gt; '2027-01-09'," calcext:value-type="string">
            <text:p>'period_end' =&gt; '2027-01-09',</text:p>
          </table:table-cell>
          <table:table-cell table:formula="of:=COM.MICROSOFT.CONCAT(&quot;'year' =&gt; &quot;; [.C297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97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297])" office:value-type="string" office:string-value="'week_in_year' =&gt; 37" calcext:value-type="string">
            <text:p>'week_in_year' =&gt; 37</text:p>
          </table:table-cell>
          <table:table-cell table:formula="of:=COM.MICROSOFT.CONCAT(&quot;[ &quot;; [.H297]; &quot; &quot;; [.I297]; &quot; &quot;; [.J297]; &quot; &quot;; [.K297]; &quot; &quot;; [.L297]; &quot; &quot;; [.M297]; &quot; ],&quot;)" office:value-type="string" office:string-value="[ 'period_start' =&gt; '2026-12-13', 'period_end' =&gt; '2027-01-09', 'year' =&gt; 2026, 'quarter' =&gt; 4, 'period' =&gt; 10, 'week_in_year' =&gt; 37 ]," calcext:value-type="string">
            <text:p>[ 'period_start' =&gt; '2026-12-13', 'period_end' =&gt; '2027-01-09', 'year' =&gt; 2026, 'quarter' =&gt; 4, 'period' =&gt; 10, 'week_in_year' =&gt; 37 ],</text:p>
          </table:table-cell>
        </table:table-row>
        <table:table-row table:style-name="ro1">
          <table:table-cell table:formula="of:=[.B297]+1" office:value-type="date" office:date-value="2027-01-10" calcext:value-type="date">
            <text:p>2027-01-10</text:p>
          </table:table-cell>
          <table:table-cell table:style-name="ce2" office:value-type="date" office:date-value="2027-02-06" calcext:value-type="date">
            <text:p>2027-02-06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297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298]; &quot;YYYY-MM-DD&quot;); &quot;',&quot;)" office:value-type="string" office:string-value="'period_start' =&gt; '2027-01-10'," calcext:value-type="string">
            <text:p>'period_start' =&gt; '2027-01-10',</text:p>
          </table:table-cell>
          <table:table-cell table:formula="of:=COM.MICROSOFT.CONCAT(&quot;'period_end' =&gt; '&quot;; TEXT([.B298]; &quot;YYYY-MM-DD&quot;); &quot;',&quot;)" office:value-type="string" office:string-value="'period_end' =&gt; '2027-02-06'," calcext:value-type="string">
            <text:p>'period_end' =&gt; '2027-02-06',</text:p>
          </table:table-cell>
          <table:table-cell table:formula="of:=COM.MICROSOFT.CONCAT(&quot;'year' =&gt; &quot;; [.C298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98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298])" office:value-type="string" office:string-value="'week_in_year' =&gt; 41" calcext:value-type="string">
            <text:p>'week_in_year' =&gt; 41</text:p>
          </table:table-cell>
          <table:table-cell table:formula="of:=COM.MICROSOFT.CONCAT(&quot;[ &quot;; [.H298]; &quot; &quot;; [.I298]; &quot; &quot;; [.J298]; &quot; &quot;; [.K298]; &quot; &quot;; [.L298]; &quot; &quot;; [.M298]; &quot; ],&quot;)" office:value-type="string" office:string-value="[ 'period_start' =&gt; '2027-01-10', 'period_end' =&gt; '2027-02-06', 'year' =&gt; 2026, 'quarter' =&gt; 4, 'period' =&gt; 11, 'week_in_year' =&gt; 41 ]," calcext:value-type="string">
            <text:p>[ 'period_start' =&gt; '2027-01-10', 'period_end' =&gt; '2027-02-06', 'year' =&gt; 2026, 'quarter' =&gt; 4, 'period' =&gt; 11, 'week_in_year' =&gt; 41 ],</text:p>
          </table:table-cell>
        </table:table-row>
        <table:table-row table:style-name="ro1">
          <table:table-cell table:formula="of:=[.B298]+1" office:value-type="date" office:date-value="2027-02-07" calcext:value-type="date">
            <text:p>2027-02-07</text:p>
          </table:table-cell>
          <table:table-cell table:style-name="ce2" office:value-type="date" office:date-value="2027-03-06" calcext:value-type="date">
            <text:p>2027-03-06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298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299]; &quot;YYYY-MM-DD&quot;); &quot;',&quot;)" office:value-type="string" office:string-value="'period_start' =&gt; '2027-02-07'," calcext:value-type="string">
            <text:p>'period_start' =&gt; '2027-02-07',</text:p>
          </table:table-cell>
          <table:table-cell table:formula="of:=COM.MICROSOFT.CONCAT(&quot;'period_end' =&gt; '&quot;; TEXT([.B299]; &quot;YYYY-MM-DD&quot;); &quot;',&quot;)" office:value-type="string" office:string-value="'period_end' =&gt; '2027-03-06'," calcext:value-type="string">
            <text:p>'period_end' =&gt; '2027-03-06',</text:p>
          </table:table-cell>
          <table:table-cell table:formula="of:=COM.MICROSOFT.CONCAT(&quot;'year' =&gt; &quot;; [.C299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29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299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299])" office:value-type="string" office:string-value="'week_in_year' =&gt; 45" calcext:value-type="string">
            <text:p>'week_in_year' =&gt; 45</text:p>
          </table:table-cell>
          <table:table-cell table:formula="of:=COM.MICROSOFT.CONCAT(&quot;[ &quot;; [.H299]; &quot; &quot;; [.I299]; &quot; &quot;; [.J299]; &quot; &quot;; [.K299]; &quot; &quot;; [.L299]; &quot; &quot;; [.M299]; &quot; ],&quot;)" office:value-type="string" office:string-value="[ 'period_start' =&gt; '2027-02-07', 'period_end' =&gt; '2027-03-06', 'year' =&gt; 2026, 'quarter' =&gt; 4, 'period' =&gt; 12, 'week_in_year' =&gt; 45 ]," calcext:value-type="string">
            <text:p>[ 'period_start' =&gt; '2027-02-07', 'period_end' =&gt; '2027-03-06', 'year' =&gt; 2026, 'quarter' =&gt; 4, 'period' =&gt; 12, 'week_in_year' =&gt; 45 ],</text:p>
          </table:table-cell>
        </table:table-row>
        <table:table-row table:style-name="ro1">
          <table:table-cell table:formula="of:=[.B299]+1" office:value-type="date" office:date-value="2027-03-07" calcext:value-type="date">
            <text:p>2027-03-07</text:p>
          </table:table-cell>
          <table:table-cell table:style-name="ce2" office:value-type="date" office:date-value="2027-03-31" calcext:value-type="date">
            <text:p>2027-03-31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299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00]; &quot;YYYY-MM-DD&quot;); &quot;',&quot;)" office:value-type="string" office:string-value="'period_start' =&gt; '2027-03-07'," calcext:value-type="string">
            <text:p>'period_start' =&gt; '2027-03-07',</text:p>
          </table:table-cell>
          <table:table-cell table:formula="of:=COM.MICROSOFT.CONCAT(&quot;'period_end' =&gt; '&quot;; TEXT([.B300]; &quot;YYYY-MM-DD&quot;); &quot;',&quot;)" office:value-type="string" office:string-value="'period_end' =&gt; '2027-03-31'," calcext:value-type="string">
            <text:p>'period_end' =&gt; '2027-03-31',</text:p>
          </table:table-cell>
          <table:table-cell table:formula="of:=COM.MICROSOFT.CONCAT(&quot;'year' =&gt; &quot;; [.C300]; &quot;,&quot;)" office:value-type="string" office:string-value="'year' =&gt; 2026," calcext:value-type="string">
            <text:p>'year' =&gt; 2026,</text:p>
          </table:table-cell>
          <table:table-cell table:formula="of:=COM.MICROSOFT.CONCAT(&quot;'quarter' =&gt; &quot;; [.D30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00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00])" office:value-type="string" office:string-value="'week_in_year' =&gt; 49" calcext:value-type="string">
            <text:p>'week_in_year' =&gt; 49</text:p>
          </table:table-cell>
          <table:table-cell table:formula="of:=COM.MICROSOFT.CONCAT(&quot;[ &quot;; [.H300]; &quot; &quot;; [.I300]; &quot; &quot;; [.J300]; &quot; &quot;; [.K300]; &quot; &quot;; [.L300]; &quot; &quot;; [.M300]; &quot; ],&quot;)" office:value-type="string" office:string-value="[ 'period_start' =&gt; '2027-03-07', 'period_end' =&gt; '2027-03-31', 'year' =&gt; 2026, 'quarter' =&gt; 4, 'period' =&gt; 13, 'week_in_year' =&gt; 49 ]," calcext:value-type="string">
            <text:p>[ 'period_start' =&gt; '2027-03-07', 'period_end' =&gt; '2027-03-31', 'year' =&gt; 2026, 'quarter' =&gt; 4, 'period' =&gt; 13, 'week_in_year' =&gt; 49 ],</text:p>
          </table:table-cell>
        </table:table-row>
        <table:table-row table:style-name="ro1">
          <table:table-cell table:formula="of:=[.B300]+1" office:value-type="date" office:date-value="2027-04-01" calcext:value-type="date">
            <text:p>2027-04-01</text:p>
          </table:table-cell>
          <table:table-cell table:style-name="ce2" office:value-type="date" office:date-value="2027-05-01" calcext:value-type="date">
            <text:p>2027-05-01</text:p>
          </table:table-cell>
          <table:table-cell office:value-type="float" office:value="2027" calcext:value-type="float">
            <text:p>20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01]; &quot;YYYY-MM-DD&quot;); &quot;',&quot;)" office:value-type="string" office:string-value="'period_start' =&gt; '2027-04-01'," calcext:value-type="string">
            <text:p>'period_start' =&gt; '2027-04-01',</text:p>
          </table:table-cell>
          <table:table-cell table:formula="of:=COM.MICROSOFT.CONCAT(&quot;'period_end' =&gt; '&quot;; TEXT([.B301]; &quot;YYYY-MM-DD&quot;); &quot;',&quot;)" office:value-type="string" office:string-value="'period_end' =&gt; '2027-05-01'," calcext:value-type="string">
            <text:p>'period_end' =&gt; '2027-05-01',</text:p>
          </table:table-cell>
          <table:table-cell table:formula="of:=COM.MICROSOFT.CONCAT(&quot;'year' =&gt; &quot;; [.C301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01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01])" office:value-type="string" office:string-value="'week_in_year' =&gt; 1" calcext:value-type="string">
            <text:p>'week_in_year' =&gt; 1</text:p>
          </table:table-cell>
          <table:table-cell table:formula="of:=COM.MICROSOFT.CONCAT(&quot;[ &quot;; [.H301]; &quot; &quot;; [.I301]; &quot; &quot;; [.J301]; &quot; &quot;; [.K301]; &quot; &quot;; [.L301]; &quot; &quot;; [.M301]; &quot; ],&quot;)" office:value-type="string" office:string-value="[ 'period_start' =&gt; '2027-04-01', 'period_end' =&gt; '2027-05-01', 'year' =&gt; 2027, 'quarter' =&gt; 1, 'period' =&gt; 1, 'week_in_year' =&gt; 1 ]," calcext:value-type="string">
            <text:p>[ 'period_start' =&gt; '2027-04-01', 'period_end' =&gt; '2027-05-01', 'year' =&gt; 2027, 'quarter' =&gt; 1, 'period' =&gt; 1, 'week_in_year' =&gt; 1 ],</text:p>
          </table:table-cell>
        </table:table-row>
        <table:table-row table:style-name="ro1">
          <table:table-cell table:formula="of:=[.B301]+1" office:value-type="date" office:date-value="2027-05-02" calcext:value-type="date">
            <text:p>2027-05-02</text:p>
          </table:table-cell>
          <table:table-cell table:style-name="ce2" office:value-type="date" office:date-value="2027-05-29" calcext:value-type="date">
            <text:p>2027-05-29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02]; &quot;YYYY-MM-DD&quot;); &quot;',&quot;)" office:value-type="string" office:string-value="'period_start' =&gt; '2027-05-02'," calcext:value-type="string">
            <text:p>'period_start' =&gt; '2027-05-02',</text:p>
          </table:table-cell>
          <table:table-cell table:formula="of:=COM.MICROSOFT.CONCAT(&quot;'period_end' =&gt; '&quot;; TEXT([.B302]; &quot;YYYY-MM-DD&quot;); &quot;',&quot;)" office:value-type="string" office:string-value="'period_end' =&gt; '2027-05-29'," calcext:value-type="string">
            <text:p>'period_end' =&gt; '2027-05-29',</text:p>
          </table:table-cell>
          <table:table-cell table:formula="of:=COM.MICROSOFT.CONCAT(&quot;'year' =&gt; &quot;; [.C302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02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02])" office:value-type="string" office:string-value="'week_in_year' =&gt; 5" calcext:value-type="string">
            <text:p>'week_in_year' =&gt; 5</text:p>
          </table:table-cell>
          <table:table-cell table:formula="of:=COM.MICROSOFT.CONCAT(&quot;[ &quot;; [.H302]; &quot; &quot;; [.I302]; &quot; &quot;; [.J302]; &quot; &quot;; [.K302]; &quot; &quot;; [.L302]; &quot; &quot;; [.M302]; &quot; ],&quot;)" office:value-type="string" office:string-value="[ 'period_start' =&gt; '2027-05-02', 'period_end' =&gt; '2027-05-29', 'year' =&gt; 2027, 'quarter' =&gt; 1, 'period' =&gt; 2, 'week_in_year' =&gt; 5 ]," calcext:value-type="string">
            <text:p>[ 'period_start' =&gt; '2027-05-02', 'period_end' =&gt; '2027-05-29', 'year' =&gt; 2027, 'quarter' =&gt; 1, 'period' =&gt; 2, 'week_in_year' =&gt; 5 ],</text:p>
          </table:table-cell>
        </table:table-row>
        <table:table-row table:style-name="ro1">
          <table:table-cell table:formula="of:=[.B302]+1" office:value-type="date" office:date-value="2027-05-30" calcext:value-type="date">
            <text:p>2027-05-30</text:p>
          </table:table-cell>
          <table:table-cell table:style-name="ce2" office:value-type="date" office:date-value="2027-06-26" calcext:value-type="date">
            <text:p>2027-06-26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03]; &quot;YYYY-MM-DD&quot;); &quot;',&quot;)" office:value-type="string" office:string-value="'period_start' =&gt; '2027-05-30'," calcext:value-type="string">
            <text:p>'period_start' =&gt; '2027-05-30',</text:p>
          </table:table-cell>
          <table:table-cell table:formula="of:=COM.MICROSOFT.CONCAT(&quot;'period_end' =&gt; '&quot;; TEXT([.B303]; &quot;YYYY-MM-DD&quot;); &quot;',&quot;)" office:value-type="string" office:string-value="'period_end' =&gt; '2027-06-26'," calcext:value-type="string">
            <text:p>'period_end' =&gt; '2027-06-26',</text:p>
          </table:table-cell>
          <table:table-cell table:formula="of:=COM.MICROSOFT.CONCAT(&quot;'year' =&gt; &quot;; [.C303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03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03])" office:value-type="string" office:string-value="'week_in_year' =&gt; 9" calcext:value-type="string">
            <text:p>'week_in_year' =&gt; 9</text:p>
          </table:table-cell>
          <table:table-cell table:formula="of:=COM.MICROSOFT.CONCAT(&quot;[ &quot;; [.H303]; &quot; &quot;; [.I303]; &quot; &quot;; [.J303]; &quot; &quot;; [.K303]; &quot; &quot;; [.L303]; &quot; &quot;; [.M303]; &quot; ],&quot;)" office:value-type="string" office:string-value="[ 'period_start' =&gt; '2027-05-30', 'period_end' =&gt; '2027-06-26', 'year' =&gt; 2027, 'quarter' =&gt; 1, 'period' =&gt; 3, 'week_in_year' =&gt; 9 ]," calcext:value-type="string">
            <text:p>[ 'period_start' =&gt; '2027-05-30', 'period_end' =&gt; '2027-06-26', 'year' =&gt; 2027, 'quarter' =&gt; 1, 'period' =&gt; 3, 'week_in_year' =&gt; 9 ],</text:p>
          </table:table-cell>
        </table:table-row>
        <table:table-row table:style-name="ro1">
          <table:table-cell table:formula="of:=[.B303]+1" office:value-type="date" office:date-value="2027-06-27" calcext:value-type="date">
            <text:p>2027-06-27</text:p>
          </table:table-cell>
          <table:table-cell table:style-name="ce2" office:value-type="date" office:date-value="2027-07-24" calcext:value-type="date">
            <text:p>2027-07-24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04]; &quot;YYYY-MM-DD&quot;); &quot;',&quot;)" office:value-type="string" office:string-value="'period_start' =&gt; '2027-06-27'," calcext:value-type="string">
            <text:p>'period_start' =&gt; '2027-06-27',</text:p>
          </table:table-cell>
          <table:table-cell table:formula="of:=COM.MICROSOFT.CONCAT(&quot;'period_end' =&gt; '&quot;; TEXT([.B304]; &quot;YYYY-MM-DD&quot;); &quot;',&quot;)" office:value-type="string" office:string-value="'period_end' =&gt; '2027-07-24'," calcext:value-type="string">
            <text:p>'period_end' =&gt; '2027-07-24',</text:p>
          </table:table-cell>
          <table:table-cell table:formula="of:=COM.MICROSOFT.CONCAT(&quot;'year' =&gt; &quot;; [.C304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04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04])" office:value-type="string" office:string-value="'week_in_year' =&gt; 13" calcext:value-type="string">
            <text:p>'week_in_year' =&gt; 13</text:p>
          </table:table-cell>
          <table:table-cell table:formula="of:=COM.MICROSOFT.CONCAT(&quot;[ &quot;; [.H304]; &quot; &quot;; [.I304]; &quot; &quot;; [.J304]; &quot; &quot;; [.K304]; &quot; &quot;; [.L304]; &quot; &quot;; [.M304]; &quot; ],&quot;)" office:value-type="string" office:string-value="[ 'period_start' =&gt; '2027-06-27', 'period_end' =&gt; '2027-07-24', 'year' =&gt; 2027, 'quarter' =&gt; 2, 'period' =&gt; 4, 'week_in_year' =&gt; 13 ]," calcext:value-type="string">
            <text:p>[ 'period_start' =&gt; '2027-06-27', 'period_end' =&gt; '2027-07-24', 'year' =&gt; 2027, 'quarter' =&gt; 2, 'period' =&gt; 4, 'week_in_year' =&gt; 13 ],</text:p>
          </table:table-cell>
        </table:table-row>
        <table:table-row table:style-name="ro1">
          <table:table-cell table:formula="of:=[.B304]+1" office:value-type="date" office:date-value="2027-07-25" calcext:value-type="date">
            <text:p>2027-07-25</text:p>
          </table:table-cell>
          <table:table-cell table:style-name="ce2" office:value-type="date" office:date-value="2027-08-21" calcext:value-type="date">
            <text:p>2027-08-21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04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05]; &quot;YYYY-MM-DD&quot;); &quot;',&quot;)" office:value-type="string" office:string-value="'period_start' =&gt; '2027-07-25'," calcext:value-type="string">
            <text:p>'period_start' =&gt; '2027-07-25',</text:p>
          </table:table-cell>
          <table:table-cell table:formula="of:=COM.MICROSOFT.CONCAT(&quot;'period_end' =&gt; '&quot;; TEXT([.B305]; &quot;YYYY-MM-DD&quot;); &quot;',&quot;)" office:value-type="string" office:string-value="'period_end' =&gt; '2027-08-21'," calcext:value-type="string">
            <text:p>'period_end' =&gt; '2027-08-21',</text:p>
          </table:table-cell>
          <table:table-cell table:formula="of:=COM.MICROSOFT.CONCAT(&quot;'year' =&gt; &quot;; [.C305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05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05])" office:value-type="string" office:string-value="'week_in_year' =&gt; 17" calcext:value-type="string">
            <text:p>'week_in_year' =&gt; 17</text:p>
          </table:table-cell>
          <table:table-cell table:formula="of:=COM.MICROSOFT.CONCAT(&quot;[ &quot;; [.H305]; &quot; &quot;; [.I305]; &quot; &quot;; [.J305]; &quot; &quot;; [.K305]; &quot; &quot;; [.L305]; &quot; &quot;; [.M305]; &quot; ],&quot;)" office:value-type="string" office:string-value="[ 'period_start' =&gt; '2027-07-25', 'period_end' =&gt; '2027-08-21', 'year' =&gt; 2027, 'quarter' =&gt; 2, 'period' =&gt; 5, 'week_in_year' =&gt; 17 ]," calcext:value-type="string">
            <text:p>[ 'period_start' =&gt; '2027-07-25', 'period_end' =&gt; '2027-08-21', 'year' =&gt; 2027, 'quarter' =&gt; 2, 'period' =&gt; 5, 'week_in_year' =&gt; 17 ],</text:p>
          </table:table-cell>
        </table:table-row>
        <table:table-row table:style-name="ro1">
          <table:table-cell table:formula="of:=[.B305]+1" office:value-type="date" office:date-value="2027-08-22" calcext:value-type="date">
            <text:p>2027-08-22</text:p>
          </table:table-cell>
          <table:table-cell table:style-name="ce2" office:value-type="date" office:date-value="2027-09-18" calcext:value-type="date">
            <text:p>2027-09-18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05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06]; &quot;YYYY-MM-DD&quot;); &quot;',&quot;)" office:value-type="string" office:string-value="'period_start' =&gt; '2027-08-22'," calcext:value-type="string">
            <text:p>'period_start' =&gt; '2027-08-22',</text:p>
          </table:table-cell>
          <table:table-cell table:formula="of:=COM.MICROSOFT.CONCAT(&quot;'period_end' =&gt; '&quot;; TEXT([.B306]; &quot;YYYY-MM-DD&quot;); &quot;',&quot;)" office:value-type="string" office:string-value="'period_end' =&gt; '2027-09-18'," calcext:value-type="string">
            <text:p>'period_end' =&gt; '2027-09-18',</text:p>
          </table:table-cell>
          <table:table-cell table:formula="of:=COM.MICROSOFT.CONCAT(&quot;'year' =&gt; &quot;; [.C306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06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06])" office:value-type="string" office:string-value="'week_in_year' =&gt; 21" calcext:value-type="string">
            <text:p>'week_in_year' =&gt; 21</text:p>
          </table:table-cell>
          <table:table-cell table:formula="of:=COM.MICROSOFT.CONCAT(&quot;[ &quot;; [.H306]; &quot; &quot;; [.I306]; &quot; &quot;; [.J306]; &quot; &quot;; [.K306]; &quot; &quot;; [.L306]; &quot; &quot;; [.M306]; &quot; ],&quot;)" office:value-type="string" office:string-value="[ 'period_start' =&gt; '2027-08-22', 'period_end' =&gt; '2027-09-18', 'year' =&gt; 2027, 'quarter' =&gt; 2, 'period' =&gt; 6, 'week_in_year' =&gt; 21 ]," calcext:value-type="string">
            <text:p>[ 'period_start' =&gt; '2027-08-22', 'period_end' =&gt; '2027-09-18', 'year' =&gt; 2027, 'quarter' =&gt; 2, 'period' =&gt; 6, 'week_in_year' =&gt; 21 ],</text:p>
          </table:table-cell>
        </table:table-row>
        <table:table-row table:style-name="ro1">
          <table:table-cell table:formula="of:=[.B306]+1" office:value-type="date" office:date-value="2027-09-19" calcext:value-type="date">
            <text:p>2027-09-19</text:p>
          </table:table-cell>
          <table:table-cell table:style-name="ce2" office:value-type="date" office:date-value="2027-10-16" calcext:value-type="date">
            <text:p>2027-10-16</text:p>
          </table:table-cell>
          <table:table-cell office:value-type="float" office:value="2027" calcext:value-type="float">
            <text:p>20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06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07]; &quot;YYYY-MM-DD&quot;); &quot;',&quot;)" office:value-type="string" office:string-value="'period_start' =&gt; '2027-09-19'," calcext:value-type="string">
            <text:p>'period_start' =&gt; '2027-09-19',</text:p>
          </table:table-cell>
          <table:table-cell table:formula="of:=COM.MICROSOFT.CONCAT(&quot;'period_end' =&gt; '&quot;; TEXT([.B307]; &quot;YYYY-MM-DD&quot;); &quot;',&quot;)" office:value-type="string" office:string-value="'period_end' =&gt; '2027-10-16'," calcext:value-type="string">
            <text:p>'period_end' =&gt; '2027-10-16',</text:p>
          </table:table-cell>
          <table:table-cell table:formula="of:=COM.MICROSOFT.CONCAT(&quot;'year' =&gt; &quot;; [.C307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07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07])" office:value-type="string" office:string-value="'week_in_year' =&gt; 25" calcext:value-type="string">
            <text:p>'week_in_year' =&gt; 25</text:p>
          </table:table-cell>
          <table:table-cell table:formula="of:=COM.MICROSOFT.CONCAT(&quot;[ &quot;; [.H307]; &quot; &quot;; [.I307]; &quot; &quot;; [.J307]; &quot; &quot;; [.K307]; &quot; &quot;; [.L307]; &quot; &quot;; [.M307]; &quot; ],&quot;)" office:value-type="string" office:string-value="[ 'period_start' =&gt; '2027-09-19', 'period_end' =&gt; '2027-10-16', 'year' =&gt; 2027, 'quarter' =&gt; 3, 'period' =&gt; 7, 'week_in_year' =&gt; 25 ]," calcext:value-type="string">
            <text:p>[ 'period_start' =&gt; '2027-09-19', 'period_end' =&gt; '2027-10-16', 'year' =&gt; 2027, 'quarter' =&gt; 3, 'period' =&gt; 7, 'week_in_year' =&gt; 25 ],</text:p>
          </table:table-cell>
        </table:table-row>
        <table:table-row table:style-name="ro1">
          <table:table-cell table:formula="of:=[.B307]+1" office:value-type="date" office:date-value="2027-10-17" calcext:value-type="date">
            <text:p>2027-10-17</text:p>
          </table:table-cell>
          <table:table-cell table:style-name="ce2" office:value-type="date" office:date-value="2027-11-13" calcext:value-type="date">
            <text:p>2027-11-13</text:p>
          </table:table-cell>
          <table:table-cell office:value-type="float" office:value="2027" calcext:value-type="float">
            <text:p>20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07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08]; &quot;YYYY-MM-DD&quot;); &quot;',&quot;)" office:value-type="string" office:string-value="'period_start' =&gt; '2027-10-17'," calcext:value-type="string">
            <text:p>'period_start' =&gt; '2027-10-17',</text:p>
          </table:table-cell>
          <table:table-cell table:formula="of:=COM.MICROSOFT.CONCAT(&quot;'period_end' =&gt; '&quot;; TEXT([.B308]; &quot;YYYY-MM-DD&quot;); &quot;',&quot;)" office:value-type="string" office:string-value="'period_end' =&gt; '2027-11-13'," calcext:value-type="string">
            <text:p>'period_end' =&gt; '2027-11-13',</text:p>
          </table:table-cell>
          <table:table-cell table:formula="of:=COM.MICROSOFT.CONCAT(&quot;'year' =&gt; &quot;; [.C308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08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08])" office:value-type="string" office:string-value="'week_in_year' =&gt; 29" calcext:value-type="string">
            <text:p>'week_in_year' =&gt; 29</text:p>
          </table:table-cell>
          <table:table-cell table:formula="of:=COM.MICROSOFT.CONCAT(&quot;[ &quot;; [.H308]; &quot; &quot;; [.I308]; &quot; &quot;; [.J308]; &quot; &quot;; [.K308]; &quot; &quot;; [.L308]; &quot; &quot;; [.M308]; &quot; ],&quot;)" office:value-type="string" office:string-value="[ 'period_start' =&gt; '2027-10-17', 'period_end' =&gt; '2027-11-13', 'year' =&gt; 2027, 'quarter' =&gt; 3, 'period' =&gt; 8, 'week_in_year' =&gt; 29 ]," calcext:value-type="string">
            <text:p>[ 'period_start' =&gt; '2027-10-17', 'period_end' =&gt; '2027-11-13', 'year' =&gt; 2027, 'quarter' =&gt; 3, 'period' =&gt; 8, 'week_in_year' =&gt; 29 ],</text:p>
          </table:table-cell>
        </table:table-row>
        <table:table-row table:style-name="ro1">
          <table:table-cell table:formula="of:=[.B308]+1" office:value-type="date" office:date-value="2027-11-14" calcext:value-type="date">
            <text:p>2027-11-14</text:p>
          </table:table-cell>
          <table:table-cell table:style-name="ce2" office:value-type="date" office:date-value="2027-12-11" calcext:value-type="date">
            <text:p>2027-12-11</text:p>
          </table:table-cell>
          <table:table-cell office:value-type="float" office:value="2027" calcext:value-type="float">
            <text:p>20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08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09]; &quot;YYYY-MM-DD&quot;); &quot;',&quot;)" office:value-type="string" office:string-value="'period_start' =&gt; '2027-11-14'," calcext:value-type="string">
            <text:p>'period_start' =&gt; '2027-11-14',</text:p>
          </table:table-cell>
          <table:table-cell table:formula="of:=COM.MICROSOFT.CONCAT(&quot;'period_end' =&gt; '&quot;; TEXT([.B309]; &quot;YYYY-MM-DD&quot;); &quot;',&quot;)" office:value-type="string" office:string-value="'period_end' =&gt; '2027-12-11'," calcext:value-type="string">
            <text:p>'period_end' =&gt; '2027-12-11',</text:p>
          </table:table-cell>
          <table:table-cell table:formula="of:=COM.MICROSOFT.CONCAT(&quot;'year' =&gt; &quot;; [.C309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0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09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09])" office:value-type="string" office:string-value="'week_in_year' =&gt; 33" calcext:value-type="string">
            <text:p>'week_in_year' =&gt; 33</text:p>
          </table:table-cell>
          <table:table-cell table:formula="of:=COM.MICROSOFT.CONCAT(&quot;[ &quot;; [.H309]; &quot; &quot;; [.I309]; &quot; &quot;; [.J309]; &quot; &quot;; [.K309]; &quot; &quot;; [.L309]; &quot; &quot;; [.M309]; &quot; ],&quot;)" office:value-type="string" office:string-value="[ 'period_start' =&gt; '2027-11-14', 'period_end' =&gt; '2027-12-11', 'year' =&gt; 2027, 'quarter' =&gt; 3, 'period' =&gt; 9, 'week_in_year' =&gt; 33 ]," calcext:value-type="string">
            <text:p>[ 'period_start' =&gt; '2027-11-14', 'period_end' =&gt; '2027-12-11', 'year' =&gt; 2027, 'quarter' =&gt; 3, 'period' =&gt; 9, 'week_in_year' =&gt; 33 ],</text:p>
          </table:table-cell>
        </table:table-row>
        <table:table-row table:style-name="ro1">
          <table:table-cell table:formula="of:=[.B309]+1" office:value-type="date" office:date-value="2027-12-12" calcext:value-type="date">
            <text:p>2027-12-12</text:p>
          </table:table-cell>
          <table:table-cell table:style-name="ce2" office:value-type="date" office:date-value="2028-01-08" calcext:value-type="date">
            <text:p>2028-01-08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09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10]; &quot;YYYY-MM-DD&quot;); &quot;',&quot;)" office:value-type="string" office:string-value="'period_start' =&gt; '2027-12-12'," calcext:value-type="string">
            <text:p>'period_start' =&gt; '2027-12-12',</text:p>
          </table:table-cell>
          <table:table-cell table:formula="of:=COM.MICROSOFT.CONCAT(&quot;'period_end' =&gt; '&quot;; TEXT([.B310]; &quot;YYYY-MM-DD&quot;); &quot;',&quot;)" office:value-type="string" office:string-value="'period_end' =&gt; '2028-01-08'," calcext:value-type="string">
            <text:p>'period_end' =&gt; '2028-01-08',</text:p>
          </table:table-cell>
          <table:table-cell table:formula="of:=COM.MICROSOFT.CONCAT(&quot;'year' =&gt; &quot;; [.C310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1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10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10])" office:value-type="string" office:string-value="'week_in_year' =&gt; 37" calcext:value-type="string">
            <text:p>'week_in_year' =&gt; 37</text:p>
          </table:table-cell>
          <table:table-cell table:formula="of:=COM.MICROSOFT.CONCAT(&quot;[ &quot;; [.H310]; &quot; &quot;; [.I310]; &quot; &quot;; [.J310]; &quot; &quot;; [.K310]; &quot; &quot;; [.L310]; &quot; &quot;; [.M310]; &quot; ],&quot;)" office:value-type="string" office:string-value="[ 'period_start' =&gt; '2027-12-12', 'period_end' =&gt; '2028-01-08', 'year' =&gt; 2027, 'quarter' =&gt; 4, 'period' =&gt; 10, 'week_in_year' =&gt; 37 ]," calcext:value-type="string">
            <text:p>[ 'period_start' =&gt; '2027-12-12', 'period_end' =&gt; '2028-01-08', 'year' =&gt; 2027, 'quarter' =&gt; 4, 'period' =&gt; 10, 'week_in_year' =&gt; 37 ],</text:p>
          </table:table-cell>
        </table:table-row>
        <table:table-row table:style-name="ro1">
          <table:table-cell table:formula="of:=[.B310]+1" office:value-type="date" office:date-value="2028-01-09" calcext:value-type="date">
            <text:p>2028-01-09</text:p>
          </table:table-cell>
          <table:table-cell table:style-name="ce2" office:value-type="date" office:date-value="2028-02-05" calcext:value-type="date">
            <text:p>2028-02-05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10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11]; &quot;YYYY-MM-DD&quot;); &quot;',&quot;)" office:value-type="string" office:string-value="'period_start' =&gt; '2028-01-09'," calcext:value-type="string">
            <text:p>'period_start' =&gt; '2028-01-09',</text:p>
          </table:table-cell>
          <table:table-cell table:formula="of:=COM.MICROSOFT.CONCAT(&quot;'period_end' =&gt; '&quot;; TEXT([.B311]; &quot;YYYY-MM-DD&quot;); &quot;',&quot;)" office:value-type="string" office:string-value="'period_end' =&gt; '2028-02-05'," calcext:value-type="string">
            <text:p>'period_end' =&gt; '2028-02-05',</text:p>
          </table:table-cell>
          <table:table-cell table:formula="of:=COM.MICROSOFT.CONCAT(&quot;'year' =&gt; &quot;; [.C311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1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11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11])" office:value-type="string" office:string-value="'week_in_year' =&gt; 41" calcext:value-type="string">
            <text:p>'week_in_year' =&gt; 41</text:p>
          </table:table-cell>
          <table:table-cell table:formula="of:=COM.MICROSOFT.CONCAT(&quot;[ &quot;; [.H311]; &quot; &quot;; [.I311]; &quot; &quot;; [.J311]; &quot; &quot;; [.K311]; &quot; &quot;; [.L311]; &quot; &quot;; [.M311]; &quot; ],&quot;)" office:value-type="string" office:string-value="[ 'period_start' =&gt; '2028-01-09', 'period_end' =&gt; '2028-02-05', 'year' =&gt; 2027, 'quarter' =&gt; 4, 'period' =&gt; 11, 'week_in_year' =&gt; 41 ]," calcext:value-type="string">
            <text:p>[ 'period_start' =&gt; '2028-01-09', 'period_end' =&gt; '2028-02-05', 'year' =&gt; 2027, 'quarter' =&gt; 4, 'period' =&gt; 11, 'week_in_year' =&gt; 41 ],</text:p>
          </table:table-cell>
        </table:table-row>
        <table:table-row table:style-name="ro1">
          <table:table-cell table:formula="of:=[.B311]+1" office:value-type="date" office:date-value="2028-02-06" calcext:value-type="date">
            <text:p>2028-02-06</text:p>
          </table:table-cell>
          <table:table-cell table:style-name="ce2" office:value-type="date" office:date-value="2028-03-04" calcext:value-type="date">
            <text:p>2028-03-04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11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12]; &quot;YYYY-MM-DD&quot;); &quot;',&quot;)" office:value-type="string" office:string-value="'period_start' =&gt; '2028-02-06'," calcext:value-type="string">
            <text:p>'period_start' =&gt; '2028-02-06',</text:p>
          </table:table-cell>
          <table:table-cell table:formula="of:=COM.MICROSOFT.CONCAT(&quot;'period_end' =&gt; '&quot;; TEXT([.B312]; &quot;YYYY-MM-DD&quot;); &quot;',&quot;)" office:value-type="string" office:string-value="'period_end' =&gt; '2028-03-04'," calcext:value-type="string">
            <text:p>'period_end' =&gt; '2028-03-04',</text:p>
          </table:table-cell>
          <table:table-cell table:formula="of:=COM.MICROSOFT.CONCAT(&quot;'year' =&gt; &quot;; [.C312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1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12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12])" office:value-type="string" office:string-value="'week_in_year' =&gt; 45" calcext:value-type="string">
            <text:p>'week_in_year' =&gt; 45</text:p>
          </table:table-cell>
          <table:table-cell table:formula="of:=COM.MICROSOFT.CONCAT(&quot;[ &quot;; [.H312]; &quot; &quot;; [.I312]; &quot; &quot;; [.J312]; &quot; &quot;; [.K312]; &quot; &quot;; [.L312]; &quot; &quot;; [.M312]; &quot; ],&quot;)" office:value-type="string" office:string-value="[ 'period_start' =&gt; '2028-02-06', 'period_end' =&gt; '2028-03-04', 'year' =&gt; 2027, 'quarter' =&gt; 4, 'period' =&gt; 12, 'week_in_year' =&gt; 45 ]," calcext:value-type="string">
            <text:p>[ 'period_start' =&gt; '2028-02-06', 'period_end' =&gt; '2028-03-04', 'year' =&gt; 2027, 'quarter' =&gt; 4, 'period' =&gt; 12, 'week_in_year' =&gt; 45 ],</text:p>
          </table:table-cell>
        </table:table-row>
        <table:table-row table:style-name="ro1">
          <table:table-cell table:formula="of:=[.B312]+1" office:value-type="date" office:date-value="2028-03-05" calcext:value-type="date">
            <text:p>2028-03-05</text:p>
          </table:table-cell>
          <table:table-cell table:style-name="ce2" office:value-type="date" office:date-value="2028-03-31" calcext:value-type="date">
            <text:p>2028-03-31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12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13]; &quot;YYYY-MM-DD&quot;); &quot;',&quot;)" office:value-type="string" office:string-value="'period_start' =&gt; '2028-03-05'," calcext:value-type="string">
            <text:p>'period_start' =&gt; '2028-03-05',</text:p>
          </table:table-cell>
          <table:table-cell table:formula="of:=COM.MICROSOFT.CONCAT(&quot;'period_end' =&gt; '&quot;; TEXT([.B313]; &quot;YYYY-MM-DD&quot;); &quot;',&quot;)" office:value-type="string" office:string-value="'period_end' =&gt; '2028-03-31'," calcext:value-type="string">
            <text:p>'period_end' =&gt; '2028-03-31',</text:p>
          </table:table-cell>
          <table:table-cell table:formula="of:=COM.MICROSOFT.CONCAT(&quot;'year' =&gt; &quot;; [.C313]; &quot;,&quot;)" office:value-type="string" office:string-value="'year' =&gt; 2027," calcext:value-type="string">
            <text:p>'year' =&gt; 2027,</text:p>
          </table:table-cell>
          <table:table-cell table:formula="of:=COM.MICROSOFT.CONCAT(&quot;'quarter' =&gt; &quot;; [.D31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13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13])" office:value-type="string" office:string-value="'week_in_year' =&gt; 49" calcext:value-type="string">
            <text:p>'week_in_year' =&gt; 49</text:p>
          </table:table-cell>
          <table:table-cell table:formula="of:=COM.MICROSOFT.CONCAT(&quot;[ &quot;; [.H313]; &quot; &quot;; [.I313]; &quot; &quot;; [.J313]; &quot; &quot;; [.K313]; &quot; &quot;; [.L313]; &quot; &quot;; [.M313]; &quot; ],&quot;)" office:value-type="string" office:string-value="[ 'period_start' =&gt; '2028-03-05', 'period_end' =&gt; '2028-03-31', 'year' =&gt; 2027, 'quarter' =&gt; 4, 'period' =&gt; 13, 'week_in_year' =&gt; 49 ]," calcext:value-type="string">
            <text:p>[ 'period_start' =&gt; '2028-03-05', 'period_end' =&gt; '2028-03-31', 'year' =&gt; 2027, 'quarter' =&gt; 4, 'period' =&gt; 13, 'week_in_year' =&gt; 49 ],</text:p>
          </table:table-cell>
        </table:table-row>
        <table:table-row table:style-name="ro1">
          <table:table-cell table:formula="of:=[.B313]+1" office:value-type="date" office:date-value="2028-04-01" calcext:value-type="date">
            <text:p>2028-04-01</text:p>
          </table:table-cell>
          <table:table-cell table:style-name="ce2" office:value-type="date" office:date-value="2028-04-29" calcext:value-type="date">
            <text:p>2028-04-29</text:p>
          </table:table-cell>
          <table:table-cell office:value-type="float" office:value="2028" calcext:value-type="float">
            <text:p>20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14]; &quot;YYYY-MM-DD&quot;); &quot;',&quot;)" office:value-type="string" office:string-value="'period_start' =&gt; '2028-04-01'," calcext:value-type="string">
            <text:p>'period_start' =&gt; '2028-04-01',</text:p>
          </table:table-cell>
          <table:table-cell table:formula="of:=COM.MICROSOFT.CONCAT(&quot;'period_end' =&gt; '&quot;; TEXT([.B314]; &quot;YYYY-MM-DD&quot;); &quot;',&quot;)" office:value-type="string" office:string-value="'period_end' =&gt; '2028-04-29'," calcext:value-type="string">
            <text:p>'period_end' =&gt; '2028-04-29',</text:p>
          </table:table-cell>
          <table:table-cell table:formula="of:=COM.MICROSOFT.CONCAT(&quot;'year' =&gt; &quot;; [.C314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1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14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14])" office:value-type="string" office:string-value="'week_in_year' =&gt; 1" calcext:value-type="string">
            <text:p>'week_in_year' =&gt; 1</text:p>
          </table:table-cell>
          <table:table-cell table:formula="of:=COM.MICROSOFT.CONCAT(&quot;[ &quot;; [.H314]; &quot; &quot;; [.I314]; &quot; &quot;; [.J314]; &quot; &quot;; [.K314]; &quot; &quot;; [.L314]; &quot; &quot;; [.M314]; &quot; ],&quot;)" office:value-type="string" office:string-value="[ 'period_start' =&gt; '2028-04-01', 'period_end' =&gt; '2028-04-29', 'year' =&gt; 2028, 'quarter' =&gt; 1, 'period' =&gt; 1, 'week_in_year' =&gt; 1 ]," calcext:value-type="string">
            <text:p>[ 'period_start' =&gt; '2028-04-01', 'period_end' =&gt; '2028-04-29', 'year' =&gt; 2028, 'quarter' =&gt; 1, 'period' =&gt; 1, 'week_in_year' =&gt; 1 ],</text:p>
          </table:table-cell>
        </table:table-row>
        <table:table-row table:style-name="ro1">
          <table:table-cell table:formula="of:=[.B314]+1" office:value-type="date" office:date-value="2028-04-30" calcext:value-type="date">
            <text:p>2028-04-30</text:p>
          </table:table-cell>
          <table:table-cell table:style-name="ce2" office:value-type="date" office:date-value="2028-05-27" calcext:value-type="date">
            <text:p>2028-05-27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15]; &quot;YYYY-MM-DD&quot;); &quot;',&quot;)" office:value-type="string" office:string-value="'period_start' =&gt; '2028-04-30'," calcext:value-type="string">
            <text:p>'period_start' =&gt; '2028-04-30',</text:p>
          </table:table-cell>
          <table:table-cell table:formula="of:=COM.MICROSOFT.CONCAT(&quot;'period_end' =&gt; '&quot;; TEXT([.B315]; &quot;YYYY-MM-DD&quot;); &quot;',&quot;)" office:value-type="string" office:string-value="'period_end' =&gt; '2028-05-27'," calcext:value-type="string">
            <text:p>'period_end' =&gt; '2028-05-27',</text:p>
          </table:table-cell>
          <table:table-cell table:formula="of:=COM.MICROSOFT.CONCAT(&quot;'year' =&gt; &quot;; [.C315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1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15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15])" office:value-type="string" office:string-value="'week_in_year' =&gt; 5" calcext:value-type="string">
            <text:p>'week_in_year' =&gt; 5</text:p>
          </table:table-cell>
          <table:table-cell table:formula="of:=COM.MICROSOFT.CONCAT(&quot;[ &quot;; [.H315]; &quot; &quot;; [.I315]; &quot; &quot;; [.J315]; &quot; &quot;; [.K315]; &quot; &quot;; [.L315]; &quot; &quot;; [.M315]; &quot; ],&quot;)" office:value-type="string" office:string-value="[ 'period_start' =&gt; '2028-04-30', 'period_end' =&gt; '2028-05-27', 'year' =&gt; 2028, 'quarter' =&gt; 1, 'period' =&gt; 2, 'week_in_year' =&gt; 5 ]," calcext:value-type="string">
            <text:p>[ 'period_start' =&gt; '2028-04-30', 'period_end' =&gt; '2028-05-27', 'year' =&gt; 2028, 'quarter' =&gt; 1, 'period' =&gt; 2, 'week_in_year' =&gt; 5 ],</text:p>
          </table:table-cell>
        </table:table-row>
        <table:table-row table:style-name="ro1">
          <table:table-cell table:formula="of:=[.B315]+1" office:value-type="date" office:date-value="2028-05-28" calcext:value-type="date">
            <text:p>2028-05-28</text:p>
          </table:table-cell>
          <table:table-cell table:style-name="ce2" office:value-type="date" office:date-value="2028-06-24" calcext:value-type="date">
            <text:p>2028-06-24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16]; &quot;YYYY-MM-DD&quot;); &quot;',&quot;)" office:value-type="string" office:string-value="'period_start' =&gt; '2028-05-28'," calcext:value-type="string">
            <text:p>'period_start' =&gt; '2028-05-28',</text:p>
          </table:table-cell>
          <table:table-cell table:formula="of:=COM.MICROSOFT.CONCAT(&quot;'period_end' =&gt; '&quot;; TEXT([.B316]; &quot;YYYY-MM-DD&quot;); &quot;',&quot;)" office:value-type="string" office:string-value="'period_end' =&gt; '2028-06-24'," calcext:value-type="string">
            <text:p>'period_end' =&gt; '2028-06-24',</text:p>
          </table:table-cell>
          <table:table-cell table:formula="of:=COM.MICROSOFT.CONCAT(&quot;'year' =&gt; &quot;; [.C316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1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16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16])" office:value-type="string" office:string-value="'week_in_year' =&gt; 9" calcext:value-type="string">
            <text:p>'week_in_year' =&gt; 9</text:p>
          </table:table-cell>
          <table:table-cell table:formula="of:=COM.MICROSOFT.CONCAT(&quot;[ &quot;; [.H316]; &quot; &quot;; [.I316]; &quot; &quot;; [.J316]; &quot; &quot;; [.K316]; &quot; &quot;; [.L316]; &quot; &quot;; [.M316]; &quot; ],&quot;)" office:value-type="string" office:string-value="[ 'period_start' =&gt; '2028-05-28', 'period_end' =&gt; '2028-06-24', 'year' =&gt; 2028, 'quarter' =&gt; 1, 'period' =&gt; 3, 'week_in_year' =&gt; 9 ]," calcext:value-type="string">
            <text:p>[ 'period_start' =&gt; '2028-05-28', 'period_end' =&gt; '2028-06-24', 'year' =&gt; 2028, 'quarter' =&gt; 1, 'period' =&gt; 3, 'week_in_year' =&gt; 9 ],</text:p>
          </table:table-cell>
        </table:table-row>
        <table:table-row table:style-name="ro1">
          <table:table-cell table:formula="of:=[.B316]+1" office:value-type="date" office:date-value="2028-06-25" calcext:value-type="date">
            <text:p>2028-06-25</text:p>
          </table:table-cell>
          <table:table-cell table:style-name="ce2" office:value-type="date" office:date-value="2028-07-22" calcext:value-type="date">
            <text:p>2028-07-22</text:p>
          </table:table-cell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17]; &quot;YYYY-MM-DD&quot;); &quot;',&quot;)" office:value-type="string" office:string-value="'period_start' =&gt; '2028-06-25'," calcext:value-type="string">
            <text:p>'period_start' =&gt; '2028-06-25',</text:p>
          </table:table-cell>
          <table:table-cell table:formula="of:=COM.MICROSOFT.CONCAT(&quot;'period_end' =&gt; '&quot;; TEXT([.B317]; &quot;YYYY-MM-DD&quot;); &quot;',&quot;)" office:value-type="string" office:string-value="'period_end' =&gt; '2028-07-22'," calcext:value-type="string">
            <text:p>'period_end' =&gt; '2028-07-22',</text:p>
          </table:table-cell>
          <table:table-cell table:formula="of:=COM.MICROSOFT.CONCAT(&quot;'year' =&gt; &quot;; [.C317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1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17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17])" office:value-type="string" office:string-value="'week_in_year' =&gt; 13" calcext:value-type="string">
            <text:p>'week_in_year' =&gt; 13</text:p>
          </table:table-cell>
          <table:table-cell table:formula="of:=COM.MICROSOFT.CONCAT(&quot;[ &quot;; [.H317]; &quot; &quot;; [.I317]; &quot; &quot;; [.J317]; &quot; &quot;; [.K317]; &quot; &quot;; [.L317]; &quot; &quot;; [.M317]; &quot; ],&quot;)" office:value-type="string" office:string-value="[ 'period_start' =&gt; '2028-06-25', 'period_end' =&gt; '2028-07-22', 'year' =&gt; 2028, 'quarter' =&gt; 2, 'period' =&gt; 4, 'week_in_year' =&gt; 13 ]," calcext:value-type="string">
            <text:p>[ 'period_start' =&gt; '2028-06-25', 'period_end' =&gt; '2028-07-22', 'year' =&gt; 2028, 'quarter' =&gt; 2, 'period' =&gt; 4, 'week_in_year' =&gt; 13 ],</text:p>
          </table:table-cell>
        </table:table-row>
        <table:table-row table:style-name="ro1">
          <table:table-cell table:formula="of:=[.B317]+1" office:value-type="date" office:date-value="2028-07-23" calcext:value-type="date">
            <text:p>2028-07-23</text:p>
          </table:table-cell>
          <table:table-cell table:style-name="ce2" office:value-type="date" office:date-value="2028-08-19" calcext:value-type="date">
            <text:p>2028-08-19</text:p>
          </table:table-cell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17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18]; &quot;YYYY-MM-DD&quot;); &quot;',&quot;)" office:value-type="string" office:string-value="'period_start' =&gt; '2028-07-23'," calcext:value-type="string">
            <text:p>'period_start' =&gt; '2028-07-23',</text:p>
          </table:table-cell>
          <table:table-cell table:formula="of:=COM.MICROSOFT.CONCAT(&quot;'period_end' =&gt; '&quot;; TEXT([.B318]; &quot;YYYY-MM-DD&quot;); &quot;',&quot;)" office:value-type="string" office:string-value="'period_end' =&gt; '2028-08-19'," calcext:value-type="string">
            <text:p>'period_end' =&gt; '2028-08-19',</text:p>
          </table:table-cell>
          <table:table-cell table:formula="of:=COM.MICROSOFT.CONCAT(&quot;'year' =&gt; &quot;; [.C318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1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18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18])" office:value-type="string" office:string-value="'week_in_year' =&gt; 17" calcext:value-type="string">
            <text:p>'week_in_year' =&gt; 17</text:p>
          </table:table-cell>
          <table:table-cell table:formula="of:=COM.MICROSOFT.CONCAT(&quot;[ &quot;; [.H318]; &quot; &quot;; [.I318]; &quot; &quot;; [.J318]; &quot; &quot;; [.K318]; &quot; &quot;; [.L318]; &quot; &quot;; [.M318]; &quot; ],&quot;)" office:value-type="string" office:string-value="[ 'period_start' =&gt; '2028-07-23', 'period_end' =&gt; '2028-08-19', 'year' =&gt; 2028, 'quarter' =&gt; 2, 'period' =&gt; 5, 'week_in_year' =&gt; 17 ]," calcext:value-type="string">
            <text:p>[ 'period_start' =&gt; '2028-07-23', 'period_end' =&gt; '2028-08-19', 'year' =&gt; 2028, 'quarter' =&gt; 2, 'period' =&gt; 5, 'week_in_year' =&gt; 17 ],</text:p>
          </table:table-cell>
        </table:table-row>
        <table:table-row table:style-name="ro1">
          <table:table-cell table:formula="of:=[.B318]+1" office:value-type="date" office:date-value="2028-08-20" calcext:value-type="date">
            <text:p>2028-08-20</text:p>
          </table:table-cell>
          <table:table-cell table:style-name="ce2" office:value-type="date" office:date-value="2028-09-16" calcext:value-type="date">
            <text:p>2028-09-16</text:p>
          </table:table-cell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18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19]; &quot;YYYY-MM-DD&quot;); &quot;',&quot;)" office:value-type="string" office:string-value="'period_start' =&gt; '2028-08-20'," calcext:value-type="string">
            <text:p>'period_start' =&gt; '2028-08-20',</text:p>
          </table:table-cell>
          <table:table-cell table:formula="of:=COM.MICROSOFT.CONCAT(&quot;'period_end' =&gt; '&quot;; TEXT([.B319]; &quot;YYYY-MM-DD&quot;); &quot;',&quot;)" office:value-type="string" office:string-value="'period_end' =&gt; '2028-09-16'," calcext:value-type="string">
            <text:p>'period_end' =&gt; '2028-09-16',</text:p>
          </table:table-cell>
          <table:table-cell table:formula="of:=COM.MICROSOFT.CONCAT(&quot;'year' =&gt; &quot;; [.C319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1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19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19])" office:value-type="string" office:string-value="'week_in_year' =&gt; 21" calcext:value-type="string">
            <text:p>'week_in_year' =&gt; 21</text:p>
          </table:table-cell>
          <table:table-cell table:formula="of:=COM.MICROSOFT.CONCAT(&quot;[ &quot;; [.H319]; &quot; &quot;; [.I319]; &quot; &quot;; [.J319]; &quot; &quot;; [.K319]; &quot; &quot;; [.L319]; &quot; &quot;; [.M319]; &quot; ],&quot;)" office:value-type="string" office:string-value="[ 'period_start' =&gt; '2028-08-20', 'period_end' =&gt; '2028-09-16', 'year' =&gt; 2028, 'quarter' =&gt; 2, 'period' =&gt; 6, 'week_in_year' =&gt; 21 ]," calcext:value-type="string">
            <text:p>[ 'period_start' =&gt; '2028-08-20', 'period_end' =&gt; '2028-09-16', 'year' =&gt; 2028, 'quarter' =&gt; 2, 'period' =&gt; 6, 'week_in_year' =&gt; 21 ],</text:p>
          </table:table-cell>
        </table:table-row>
        <table:table-row table:style-name="ro1">
          <table:table-cell table:formula="of:=[.B319]+1" office:value-type="date" office:date-value="2028-09-17" calcext:value-type="date">
            <text:p>2028-09-17</text:p>
          </table:table-cell>
          <table:table-cell table:style-name="ce2" office:value-type="date" office:date-value="2028-10-14" calcext:value-type="date">
            <text:p>2028-10-14</text:p>
          </table:table-cell>
          <table:table-cell office:value-type="float" office:value="2028" calcext:value-type="float">
            <text:p>20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19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20]; &quot;YYYY-MM-DD&quot;); &quot;',&quot;)" office:value-type="string" office:string-value="'period_start' =&gt; '2028-09-17'," calcext:value-type="string">
            <text:p>'period_start' =&gt; '2028-09-17',</text:p>
          </table:table-cell>
          <table:table-cell table:formula="of:=COM.MICROSOFT.CONCAT(&quot;'period_end' =&gt; '&quot;; TEXT([.B320]; &quot;YYYY-MM-DD&quot;); &quot;',&quot;)" office:value-type="string" office:string-value="'period_end' =&gt; '2028-10-14'," calcext:value-type="string">
            <text:p>'period_end' =&gt; '2028-10-14',</text:p>
          </table:table-cell>
          <table:table-cell table:formula="of:=COM.MICROSOFT.CONCAT(&quot;'year' =&gt; &quot;; [.C320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20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20])" office:value-type="string" office:string-value="'week_in_year' =&gt; 25" calcext:value-type="string">
            <text:p>'week_in_year' =&gt; 25</text:p>
          </table:table-cell>
          <table:table-cell table:formula="of:=COM.MICROSOFT.CONCAT(&quot;[ &quot;; [.H320]; &quot; &quot;; [.I320]; &quot; &quot;; [.J320]; &quot; &quot;; [.K320]; &quot; &quot;; [.L320]; &quot; &quot;; [.M320]; &quot; ],&quot;)" office:value-type="string" office:string-value="[ 'period_start' =&gt; '2028-09-17', 'period_end' =&gt; '2028-10-14', 'year' =&gt; 2028, 'quarter' =&gt; 3, 'period' =&gt; 7, 'week_in_year' =&gt; 25 ]," calcext:value-type="string">
            <text:p>[ 'period_start' =&gt; '2028-09-17', 'period_end' =&gt; '2028-10-14', 'year' =&gt; 2028, 'quarter' =&gt; 3, 'period' =&gt; 7, 'week_in_year' =&gt; 25 ],</text:p>
          </table:table-cell>
        </table:table-row>
        <table:table-row table:style-name="ro1">
          <table:table-cell table:formula="of:=[.B320]+1" office:value-type="date" office:date-value="2028-10-15" calcext:value-type="date">
            <text:p>2028-10-15</text:p>
          </table:table-cell>
          <table:table-cell table:style-name="ce2" office:value-type="date" office:date-value="2028-11-11" calcext:value-type="date">
            <text:p>2028-11-11</text:p>
          </table:table-cell>
          <table:table-cell office:value-type="float" office:value="2028" calcext:value-type="float">
            <text:p>20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20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21]; &quot;YYYY-MM-DD&quot;); &quot;',&quot;)" office:value-type="string" office:string-value="'period_start' =&gt; '2028-10-15'," calcext:value-type="string">
            <text:p>'period_start' =&gt; '2028-10-15',</text:p>
          </table:table-cell>
          <table:table-cell table:formula="of:=COM.MICROSOFT.CONCAT(&quot;'period_end' =&gt; '&quot;; TEXT([.B321]; &quot;YYYY-MM-DD&quot;); &quot;',&quot;)" office:value-type="string" office:string-value="'period_end' =&gt; '2028-11-11'," calcext:value-type="string">
            <text:p>'period_end' =&gt; '2028-11-11',</text:p>
          </table:table-cell>
          <table:table-cell table:formula="of:=COM.MICROSOFT.CONCAT(&quot;'year' =&gt; &quot;; [.C321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21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21])" office:value-type="string" office:string-value="'week_in_year' =&gt; 29" calcext:value-type="string">
            <text:p>'week_in_year' =&gt; 29</text:p>
          </table:table-cell>
          <table:table-cell table:formula="of:=COM.MICROSOFT.CONCAT(&quot;[ &quot;; [.H321]; &quot; &quot;; [.I321]; &quot; &quot;; [.J321]; &quot; &quot;; [.K321]; &quot; &quot;; [.L321]; &quot; &quot;; [.M321]; &quot; ],&quot;)" office:value-type="string" office:string-value="[ 'period_start' =&gt; '2028-10-15', 'period_end' =&gt; '2028-11-11', 'year' =&gt; 2028, 'quarter' =&gt; 3, 'period' =&gt; 8, 'week_in_year' =&gt; 29 ]," calcext:value-type="string">
            <text:p>[ 'period_start' =&gt; '2028-10-15', 'period_end' =&gt; '2028-11-11', 'year' =&gt; 2028, 'quarter' =&gt; 3, 'period' =&gt; 8, 'week_in_year' =&gt; 29 ],</text:p>
          </table:table-cell>
        </table:table-row>
        <table:table-row table:style-name="ro1">
          <table:table-cell table:formula="of:=[.B321]+1" office:value-type="date" office:date-value="2028-11-12" calcext:value-type="date">
            <text:p>2028-11-12</text:p>
          </table:table-cell>
          <table:table-cell table:style-name="ce2" office:value-type="date" office:date-value="2028-12-09" calcext:value-type="date">
            <text:p>2028-12-09</text:p>
          </table:table-cell>
          <table:table-cell office:value-type="float" office:value="2028" calcext:value-type="float">
            <text:p>20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21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22]; &quot;YYYY-MM-DD&quot;); &quot;',&quot;)" office:value-type="string" office:string-value="'period_start' =&gt; '2028-11-12'," calcext:value-type="string">
            <text:p>'period_start' =&gt; '2028-11-12',</text:p>
          </table:table-cell>
          <table:table-cell table:formula="of:=COM.MICROSOFT.CONCAT(&quot;'period_end' =&gt; '&quot;; TEXT([.B322]; &quot;YYYY-MM-DD&quot;); &quot;',&quot;)" office:value-type="string" office:string-value="'period_end' =&gt; '2028-12-09'," calcext:value-type="string">
            <text:p>'period_end' =&gt; '2028-12-09',</text:p>
          </table:table-cell>
          <table:table-cell table:formula="of:=COM.MICROSOFT.CONCAT(&quot;'year' =&gt; &quot;; [.C322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22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22])" office:value-type="string" office:string-value="'week_in_year' =&gt; 33" calcext:value-type="string">
            <text:p>'week_in_year' =&gt; 33</text:p>
          </table:table-cell>
          <table:table-cell table:formula="of:=COM.MICROSOFT.CONCAT(&quot;[ &quot;; [.H322]; &quot; &quot;; [.I322]; &quot; &quot;; [.J322]; &quot; &quot;; [.K322]; &quot; &quot;; [.L322]; &quot; &quot;; [.M322]; &quot; ],&quot;)" office:value-type="string" office:string-value="[ 'period_start' =&gt; '2028-11-12', 'period_end' =&gt; '2028-12-09', 'year' =&gt; 2028, 'quarter' =&gt; 3, 'period' =&gt; 9, 'week_in_year' =&gt; 33 ]," calcext:value-type="string">
            <text:p>[ 'period_start' =&gt; '2028-11-12', 'period_end' =&gt; '2028-12-09', 'year' =&gt; 2028, 'quarter' =&gt; 3, 'period' =&gt; 9, 'week_in_year' =&gt; 33 ],</text:p>
          </table:table-cell>
        </table:table-row>
        <table:table-row table:style-name="ro1">
          <table:table-cell table:formula="of:=[.B322]+1" office:value-type="date" office:date-value="2028-12-10" calcext:value-type="date">
            <text:p>2028-12-10</text:p>
          </table:table-cell>
          <table:table-cell table:style-name="ce2" office:value-type="date" office:date-value="2029-01-06" calcext:value-type="date">
            <text:p>2029-01-06</text:p>
          </table:table-cell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22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23]; &quot;YYYY-MM-DD&quot;); &quot;',&quot;)" office:value-type="string" office:string-value="'period_start' =&gt; '2028-12-10'," calcext:value-type="string">
            <text:p>'period_start' =&gt; '2028-12-10',</text:p>
          </table:table-cell>
          <table:table-cell table:formula="of:=COM.MICROSOFT.CONCAT(&quot;'period_end' =&gt; '&quot;; TEXT([.B323]; &quot;YYYY-MM-DD&quot;); &quot;',&quot;)" office:value-type="string" office:string-value="'period_end' =&gt; '2029-01-06'," calcext:value-type="string">
            <text:p>'period_end' =&gt; '2029-01-06',</text:p>
          </table:table-cell>
          <table:table-cell table:formula="of:=COM.MICROSOFT.CONCAT(&quot;'year' =&gt; &quot;; [.C323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23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23])" office:value-type="string" office:string-value="'week_in_year' =&gt; 37" calcext:value-type="string">
            <text:p>'week_in_year' =&gt; 37</text:p>
          </table:table-cell>
          <table:table-cell table:formula="of:=COM.MICROSOFT.CONCAT(&quot;[ &quot;; [.H323]; &quot; &quot;; [.I323]; &quot; &quot;; [.J323]; &quot; &quot;; [.K323]; &quot; &quot;; [.L323]; &quot; &quot;; [.M323]; &quot; ],&quot;)" office:value-type="string" office:string-value="[ 'period_start' =&gt; '2028-12-10', 'period_end' =&gt; '2029-01-06', 'year' =&gt; 2028, 'quarter' =&gt; 4, 'period' =&gt; 10, 'week_in_year' =&gt; 37 ]," calcext:value-type="string">
            <text:p>[ 'period_start' =&gt; '2028-12-10', 'period_end' =&gt; '2029-01-06', 'year' =&gt; 2028, 'quarter' =&gt; 4, 'period' =&gt; 10, 'week_in_year' =&gt; 37 ],</text:p>
          </table:table-cell>
        </table:table-row>
        <table:table-row table:style-name="ro1">
          <table:table-cell table:formula="of:=[.B323]+1" office:value-type="date" office:date-value="2029-01-07" calcext:value-type="date">
            <text:p>2029-01-07</text:p>
          </table:table-cell>
          <table:table-cell table:style-name="ce2" office:value-type="date" office:date-value="2029-02-03" calcext:value-type="date">
            <text:p>2029-02-03</text:p>
          </table:table-cell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23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24]; &quot;YYYY-MM-DD&quot;); &quot;',&quot;)" office:value-type="string" office:string-value="'period_start' =&gt; '2029-01-07'," calcext:value-type="string">
            <text:p>'period_start' =&gt; '2029-01-07',</text:p>
          </table:table-cell>
          <table:table-cell table:formula="of:=COM.MICROSOFT.CONCAT(&quot;'period_end' =&gt; '&quot;; TEXT([.B324]; &quot;YYYY-MM-DD&quot;); &quot;',&quot;)" office:value-type="string" office:string-value="'period_end' =&gt; '2029-02-03'," calcext:value-type="string">
            <text:p>'period_end' =&gt; '2029-02-03',</text:p>
          </table:table-cell>
          <table:table-cell table:formula="of:=COM.MICROSOFT.CONCAT(&quot;'year' =&gt; &quot;; [.C324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24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24])" office:value-type="string" office:string-value="'week_in_year' =&gt; 41" calcext:value-type="string">
            <text:p>'week_in_year' =&gt; 41</text:p>
          </table:table-cell>
          <table:table-cell table:formula="of:=COM.MICROSOFT.CONCAT(&quot;[ &quot;; [.H324]; &quot; &quot;; [.I324]; &quot; &quot;; [.J324]; &quot; &quot;; [.K324]; &quot; &quot;; [.L324]; &quot; &quot;; [.M324]; &quot; ],&quot;)" office:value-type="string" office:string-value="[ 'period_start' =&gt; '2029-01-07', 'period_end' =&gt; '2029-02-03', 'year' =&gt; 2028, 'quarter' =&gt; 4, 'period' =&gt; 11, 'week_in_year' =&gt; 41 ]," calcext:value-type="string">
            <text:p>[ 'period_start' =&gt; '2029-01-07', 'period_end' =&gt; '2029-02-03', 'year' =&gt; 2028, 'quarter' =&gt; 4, 'period' =&gt; 11, 'week_in_year' =&gt; 41 ],</text:p>
          </table:table-cell>
        </table:table-row>
        <table:table-row table:style-name="ro1">
          <table:table-cell table:formula="of:=[.B324]+1" office:value-type="date" office:date-value="2029-02-04" calcext:value-type="date">
            <text:p>2029-02-04</text:p>
          </table:table-cell>
          <table:table-cell table:style-name="ce2" office:value-type="date" office:date-value="2029-03-03" calcext:value-type="date">
            <text:p>2029-03-03</text:p>
          </table:table-cell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24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25]; &quot;YYYY-MM-DD&quot;); &quot;',&quot;)" office:value-type="string" office:string-value="'period_start' =&gt; '2029-02-04'," calcext:value-type="string">
            <text:p>'period_start' =&gt; '2029-02-04',</text:p>
          </table:table-cell>
          <table:table-cell table:formula="of:=COM.MICROSOFT.CONCAT(&quot;'period_end' =&gt; '&quot;; TEXT([.B325]; &quot;YYYY-MM-DD&quot;); &quot;',&quot;)" office:value-type="string" office:string-value="'period_end' =&gt; '2029-03-03'," calcext:value-type="string">
            <text:p>'period_end' =&gt; '2029-03-03',</text:p>
          </table:table-cell>
          <table:table-cell table:formula="of:=COM.MICROSOFT.CONCAT(&quot;'year' =&gt; &quot;; [.C325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25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25])" office:value-type="string" office:string-value="'week_in_year' =&gt; 45" calcext:value-type="string">
            <text:p>'week_in_year' =&gt; 45</text:p>
          </table:table-cell>
          <table:table-cell table:formula="of:=COM.MICROSOFT.CONCAT(&quot;[ &quot;; [.H325]; &quot; &quot;; [.I325]; &quot; &quot;; [.J325]; &quot; &quot;; [.K325]; &quot; &quot;; [.L325]; &quot; &quot;; [.M325]; &quot; ],&quot;)" office:value-type="string" office:string-value="[ 'period_start' =&gt; '2029-02-04', 'period_end' =&gt; '2029-03-03', 'year' =&gt; 2028, 'quarter' =&gt; 4, 'period' =&gt; 12, 'week_in_year' =&gt; 45 ]," calcext:value-type="string">
            <text:p>[ 'period_start' =&gt; '2029-02-04', 'period_end' =&gt; '2029-03-03', 'year' =&gt; 2028, 'quarter' =&gt; 4, 'period' =&gt; 12, 'week_in_year' =&gt; 45 ],</text:p>
          </table:table-cell>
        </table:table-row>
        <table:table-row table:style-name="ro1">
          <table:table-cell table:formula="of:=[.B325]+1" office:value-type="date" office:date-value="2029-03-04" calcext:value-type="date">
            <text:p>2029-03-04</text:p>
          </table:table-cell>
          <table:table-cell table:style-name="ce2" office:value-type="date" office:date-value="2029-03-31" calcext:value-type="date">
            <text:p>2029-03-31</text:p>
          </table:table-cell>
          <table:table-cell office:value-type="float" office:value="2028" calcext:value-type="float">
            <text:p>20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25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26]; &quot;YYYY-MM-DD&quot;); &quot;',&quot;)" office:value-type="string" office:string-value="'period_start' =&gt; '2029-03-04'," calcext:value-type="string">
            <text:p>'period_start' =&gt; '2029-03-04',</text:p>
          </table:table-cell>
          <table:table-cell table:formula="of:=COM.MICROSOFT.CONCAT(&quot;'period_end' =&gt; '&quot;; TEXT([.B326]; &quot;YYYY-MM-DD&quot;); &quot;',&quot;)" office:value-type="string" office:string-value="'period_end' =&gt; '2029-03-31'," calcext:value-type="string">
            <text:p>'period_end' =&gt; '2029-03-31',</text:p>
          </table:table-cell>
          <table:table-cell table:formula="of:=COM.MICROSOFT.CONCAT(&quot;'year' =&gt; &quot;; [.C326]; &quot;,&quot;)" office:value-type="string" office:string-value="'year' =&gt; 2028," calcext:value-type="string">
            <text:p>'year' =&gt; 2028,</text:p>
          </table:table-cell>
          <table:table-cell table:formula="of:=COM.MICROSOFT.CONCAT(&quot;'quarter' =&gt; &quot;; [.D32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26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26])" office:value-type="string" office:string-value="'week_in_year' =&gt; 49" calcext:value-type="string">
            <text:p>'week_in_year' =&gt; 49</text:p>
          </table:table-cell>
          <table:table-cell table:formula="of:=COM.MICROSOFT.CONCAT(&quot;[ &quot;; [.H326]; &quot; &quot;; [.I326]; &quot; &quot;; [.J326]; &quot; &quot;; [.K326]; &quot; &quot;; [.L326]; &quot; &quot;; [.M326]; &quot; ],&quot;)" office:value-type="string" office:string-value="[ 'period_start' =&gt; '2029-03-04', 'period_end' =&gt; '2029-03-31', 'year' =&gt; 2028, 'quarter' =&gt; 4, 'period' =&gt; 13, 'week_in_year' =&gt; 49 ]," calcext:value-type="string">
            <text:p>[ 'period_start' =&gt; '2029-03-04', 'period_end' =&gt; '2029-03-31', 'year' =&gt; 2028, 'quarter' =&gt; 4, 'period' =&gt; 13, 'week_in_year' =&gt; 49 ],</text:p>
          </table:table-cell>
        </table:table-row>
        <table:table-row table:style-name="ro1">
          <table:table-cell table:formula="of:=[.B326]+1" office:value-type="date" office:date-value="2029-04-01" calcext:value-type="date">
            <text:p>2029-04-01</text:p>
          </table:table-cell>
          <table:table-cell table:style-name="ce2" office:value-type="date" office:date-value="2029-04-28" calcext:value-type="date">
            <text:p>2029-04-28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27]; &quot;YYYY-MM-DD&quot;); &quot;',&quot;)" office:value-type="string" office:string-value="'period_start' =&gt; '2029-04-01'," calcext:value-type="string">
            <text:p>'period_start' =&gt; '2029-04-01',</text:p>
          </table:table-cell>
          <table:table-cell table:formula="of:=COM.MICROSOFT.CONCAT(&quot;'period_end' =&gt; '&quot;; TEXT([.B327]; &quot;YYYY-MM-DD&quot;); &quot;',&quot;)" office:value-type="string" office:string-value="'period_end' =&gt; '2029-04-28'," calcext:value-type="string">
            <text:p>'period_end' =&gt; '2029-04-28',</text:p>
          </table:table-cell>
          <table:table-cell table:formula="of:=COM.MICROSOFT.CONCAT(&quot;'year' =&gt; &quot;; [.C327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2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27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27])" office:value-type="string" office:string-value="'week_in_year' =&gt; 1" calcext:value-type="string">
            <text:p>'week_in_year' =&gt; 1</text:p>
          </table:table-cell>
          <table:table-cell table:formula="of:=COM.MICROSOFT.CONCAT(&quot;[ &quot;; [.H327]; &quot; &quot;; [.I327]; &quot; &quot;; [.J327]; &quot; &quot;; [.K327]; &quot; &quot;; [.L327]; &quot; &quot;; [.M327]; &quot; ],&quot;)" office:value-type="string" office:string-value="[ 'period_start' =&gt; '2029-04-01', 'period_end' =&gt; '2029-04-28', 'year' =&gt; 2029, 'quarter' =&gt; 1, 'period' =&gt; 1, 'week_in_year' =&gt; 1 ]," calcext:value-type="string">
            <text:p>[ 'period_start' =&gt; '2029-04-01', 'period_end' =&gt; '2029-04-28', 'year' =&gt; 2029, 'quarter' =&gt; 1, 'period' =&gt; 1, 'week_in_year' =&gt; 1 ],</text:p>
          </table:table-cell>
        </table:table-row>
        <table:table-row table:style-name="ro1">
          <table:table-cell table:formula="of:=[.B327]+1" office:value-type="date" office:date-value="2029-04-29" calcext:value-type="date">
            <text:p>2029-04-29</text:p>
          </table:table-cell>
          <table:table-cell table:style-name="ce2" office:value-type="date" office:date-value="2029-05-26" calcext:value-type="date">
            <text:p>2029-05-26</text:p>
          </table:table-cell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28]; &quot;YYYY-MM-DD&quot;); &quot;',&quot;)" office:value-type="string" office:string-value="'period_start' =&gt; '2029-04-29'," calcext:value-type="string">
            <text:p>'period_start' =&gt; '2029-04-29',</text:p>
          </table:table-cell>
          <table:table-cell table:formula="of:=COM.MICROSOFT.CONCAT(&quot;'period_end' =&gt; '&quot;; TEXT([.B328]; &quot;YYYY-MM-DD&quot;); &quot;',&quot;)" office:value-type="string" office:string-value="'period_end' =&gt; '2029-05-26'," calcext:value-type="string">
            <text:p>'period_end' =&gt; '2029-05-26',</text:p>
          </table:table-cell>
          <table:table-cell table:formula="of:=COM.MICROSOFT.CONCAT(&quot;'year' =&gt; &quot;; [.C328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2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28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28])" office:value-type="string" office:string-value="'week_in_year' =&gt; 5" calcext:value-type="string">
            <text:p>'week_in_year' =&gt; 5</text:p>
          </table:table-cell>
          <table:table-cell table:formula="of:=COM.MICROSOFT.CONCAT(&quot;[ &quot;; [.H328]; &quot; &quot;; [.I328]; &quot; &quot;; [.J328]; &quot; &quot;; [.K328]; &quot; &quot;; [.L328]; &quot; &quot;; [.M328]; &quot; ],&quot;)" office:value-type="string" office:string-value="[ 'period_start' =&gt; '2029-04-29', 'period_end' =&gt; '2029-05-26', 'year' =&gt; 2029, 'quarter' =&gt; 1, 'period' =&gt; 2, 'week_in_year' =&gt; 5 ]," calcext:value-type="string">
            <text:p>[ 'period_start' =&gt; '2029-04-29', 'period_end' =&gt; '2029-05-26', 'year' =&gt; 2029, 'quarter' =&gt; 1, 'period' =&gt; 2, 'week_in_year' =&gt; 5 ],</text:p>
          </table:table-cell>
        </table:table-row>
        <table:table-row table:style-name="ro1">
          <table:table-cell table:formula="of:=[.B328]+1" office:value-type="date" office:date-value="2029-05-27" calcext:value-type="date">
            <text:p>2029-05-27</text:p>
          </table:table-cell>
          <table:table-cell table:style-name="ce2" office:value-type="date" office:date-value="2029-06-23" calcext:value-type="date">
            <text:p>2029-06-23</text:p>
          </table:table-cell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29]; &quot;YYYY-MM-DD&quot;); &quot;',&quot;)" office:value-type="string" office:string-value="'period_start' =&gt; '2029-05-27'," calcext:value-type="string">
            <text:p>'period_start' =&gt; '2029-05-27',</text:p>
          </table:table-cell>
          <table:table-cell table:formula="of:=COM.MICROSOFT.CONCAT(&quot;'period_end' =&gt; '&quot;; TEXT([.B329]; &quot;YYYY-MM-DD&quot;); &quot;',&quot;)" office:value-type="string" office:string-value="'period_end' =&gt; '2029-06-23'," calcext:value-type="string">
            <text:p>'period_end' =&gt; '2029-06-23',</text:p>
          </table:table-cell>
          <table:table-cell table:formula="of:=COM.MICROSOFT.CONCAT(&quot;'year' =&gt; &quot;; [.C329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2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29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29])" office:value-type="string" office:string-value="'week_in_year' =&gt; 9" calcext:value-type="string">
            <text:p>'week_in_year' =&gt; 9</text:p>
          </table:table-cell>
          <table:table-cell table:formula="of:=COM.MICROSOFT.CONCAT(&quot;[ &quot;; [.H329]; &quot; &quot;; [.I329]; &quot; &quot;; [.J329]; &quot; &quot;; [.K329]; &quot; &quot;; [.L329]; &quot; &quot;; [.M329]; &quot; ],&quot;)" office:value-type="string" office:string-value="[ 'period_start' =&gt; '2029-05-27', 'period_end' =&gt; '2029-06-23', 'year' =&gt; 2029, 'quarter' =&gt; 1, 'period' =&gt; 3, 'week_in_year' =&gt; 9 ]," calcext:value-type="string">
            <text:p>[ 'period_start' =&gt; '2029-05-27', 'period_end' =&gt; '2029-06-23', 'year' =&gt; 2029, 'quarter' =&gt; 1, 'period' =&gt; 3, 'week_in_year' =&gt; 9 ],</text:p>
          </table:table-cell>
        </table:table-row>
        <table:table-row table:style-name="ro1">
          <table:table-cell table:formula="of:=[.B329]+1" office:value-type="date" office:date-value="2029-06-24" calcext:value-type="date">
            <text:p>2029-06-24</text:p>
          </table:table-cell>
          <table:table-cell table:style-name="ce2" office:value-type="date" office:date-value="2029-07-21" calcext:value-type="date">
            <text:p>2029-07-21</text:p>
          </table:table-cell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30]; &quot;YYYY-MM-DD&quot;); &quot;',&quot;)" office:value-type="string" office:string-value="'period_start' =&gt; '2029-06-24'," calcext:value-type="string">
            <text:p>'period_start' =&gt; '2029-06-24',</text:p>
          </table:table-cell>
          <table:table-cell table:formula="of:=COM.MICROSOFT.CONCAT(&quot;'period_end' =&gt; '&quot;; TEXT([.B330]; &quot;YYYY-MM-DD&quot;); &quot;',&quot;)" office:value-type="string" office:string-value="'period_end' =&gt; '2029-07-21'," calcext:value-type="string">
            <text:p>'period_end' =&gt; '2029-07-21',</text:p>
          </table:table-cell>
          <table:table-cell table:formula="of:=COM.MICROSOFT.CONCAT(&quot;'year' =&gt; &quot;; [.C330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30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30])" office:value-type="string" office:string-value="'week_in_year' =&gt; 13" calcext:value-type="string">
            <text:p>'week_in_year' =&gt; 13</text:p>
          </table:table-cell>
          <table:table-cell table:formula="of:=COM.MICROSOFT.CONCAT(&quot;[ &quot;; [.H330]; &quot; &quot;; [.I330]; &quot; &quot;; [.J330]; &quot; &quot;; [.K330]; &quot; &quot;; [.L330]; &quot; &quot;; [.M330]; &quot; ],&quot;)" office:value-type="string" office:string-value="[ 'period_start' =&gt; '2029-06-24', 'period_end' =&gt; '2029-07-21', 'year' =&gt; 2029, 'quarter' =&gt; 2, 'period' =&gt; 4, 'week_in_year' =&gt; 13 ]," calcext:value-type="string">
            <text:p>[ 'period_start' =&gt; '2029-06-24', 'period_end' =&gt; '2029-07-21', 'year' =&gt; 2029, 'quarter' =&gt; 2, 'period' =&gt; 4, 'week_in_year' =&gt; 13 ],</text:p>
          </table:table-cell>
        </table:table-row>
        <table:table-row table:style-name="ro1">
          <table:table-cell table:formula="of:=[.B330]+1" office:value-type="date" office:date-value="2029-07-22" calcext:value-type="date">
            <text:p>2029-07-22</text:p>
          </table:table-cell>
          <table:table-cell table:style-name="ce2" office:value-type="date" office:date-value="2029-08-18" calcext:value-type="date">
            <text:p>2029-08-18</text:p>
          </table:table-cell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30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31]; &quot;YYYY-MM-DD&quot;); &quot;',&quot;)" office:value-type="string" office:string-value="'period_start' =&gt; '2029-07-22'," calcext:value-type="string">
            <text:p>'period_start' =&gt; '2029-07-22',</text:p>
          </table:table-cell>
          <table:table-cell table:formula="of:=COM.MICROSOFT.CONCAT(&quot;'period_end' =&gt; '&quot;; TEXT([.B331]; &quot;YYYY-MM-DD&quot;); &quot;',&quot;)" office:value-type="string" office:string-value="'period_end' =&gt; '2029-08-18'," calcext:value-type="string">
            <text:p>'period_end' =&gt; '2029-08-18',</text:p>
          </table:table-cell>
          <table:table-cell table:formula="of:=COM.MICROSOFT.CONCAT(&quot;'year' =&gt; &quot;; [.C331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31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31])" office:value-type="string" office:string-value="'week_in_year' =&gt; 17" calcext:value-type="string">
            <text:p>'week_in_year' =&gt; 17</text:p>
          </table:table-cell>
          <table:table-cell table:formula="of:=COM.MICROSOFT.CONCAT(&quot;[ &quot;; [.H331]; &quot; &quot;; [.I331]; &quot; &quot;; [.J331]; &quot; &quot;; [.K331]; &quot; &quot;; [.L331]; &quot; &quot;; [.M331]; &quot; ],&quot;)" office:value-type="string" office:string-value="[ 'period_start' =&gt; '2029-07-22', 'period_end' =&gt; '2029-08-18', 'year' =&gt; 2029, 'quarter' =&gt; 2, 'period' =&gt; 5, 'week_in_year' =&gt; 17 ]," calcext:value-type="string">
            <text:p>[ 'period_start' =&gt; '2029-07-22', 'period_end' =&gt; '2029-08-18', 'year' =&gt; 2029, 'quarter' =&gt; 2, 'period' =&gt; 5, 'week_in_year' =&gt; 17 ],</text:p>
          </table:table-cell>
        </table:table-row>
        <table:table-row table:style-name="ro1">
          <table:table-cell table:formula="of:=[.B331]+1" office:value-type="date" office:date-value="2029-08-19" calcext:value-type="date">
            <text:p>2029-08-19</text:p>
          </table:table-cell>
          <table:table-cell table:style-name="ce2" office:value-type="date" office:date-value="2029-09-15" calcext:value-type="date">
            <text:p>2029-09-15</text:p>
          </table:table-cell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31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32]; &quot;YYYY-MM-DD&quot;); &quot;',&quot;)" office:value-type="string" office:string-value="'period_start' =&gt; '2029-08-19'," calcext:value-type="string">
            <text:p>'period_start' =&gt; '2029-08-19',</text:p>
          </table:table-cell>
          <table:table-cell table:formula="of:=COM.MICROSOFT.CONCAT(&quot;'period_end' =&gt; '&quot;; TEXT([.B332]; &quot;YYYY-MM-DD&quot;); &quot;',&quot;)" office:value-type="string" office:string-value="'period_end' =&gt; '2029-09-15'," calcext:value-type="string">
            <text:p>'period_end' =&gt; '2029-09-15',</text:p>
          </table:table-cell>
          <table:table-cell table:formula="of:=COM.MICROSOFT.CONCAT(&quot;'year' =&gt; &quot;; [.C332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32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32])" office:value-type="string" office:string-value="'week_in_year' =&gt; 21" calcext:value-type="string">
            <text:p>'week_in_year' =&gt; 21</text:p>
          </table:table-cell>
          <table:table-cell table:formula="of:=COM.MICROSOFT.CONCAT(&quot;[ &quot;; [.H332]; &quot; &quot;; [.I332]; &quot; &quot;; [.J332]; &quot; &quot;; [.K332]; &quot; &quot;; [.L332]; &quot; &quot;; [.M332]; &quot; ],&quot;)" office:value-type="string" office:string-value="[ 'period_start' =&gt; '2029-08-19', 'period_end' =&gt; '2029-09-15', 'year' =&gt; 2029, 'quarter' =&gt; 2, 'period' =&gt; 6, 'week_in_year' =&gt; 21 ]," calcext:value-type="string">
            <text:p>[ 'period_start' =&gt; '2029-08-19', 'period_end' =&gt; '2029-09-15', 'year' =&gt; 2029, 'quarter' =&gt; 2, 'period' =&gt; 6, 'week_in_year' =&gt; 21 ],</text:p>
          </table:table-cell>
        </table:table-row>
        <table:table-row table:style-name="ro1">
          <table:table-cell table:formula="of:=[.B332]+1" office:value-type="date" office:date-value="2029-09-16" calcext:value-type="date">
            <text:p>2029-09-16</text:p>
          </table:table-cell>
          <table:table-cell table:style-name="ce2" office:value-type="date" office:date-value="2029-10-13" calcext:value-type="date">
            <text:p>2029-10-13</text:p>
          </table:table-cell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32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33]; &quot;YYYY-MM-DD&quot;); &quot;',&quot;)" office:value-type="string" office:string-value="'period_start' =&gt; '2029-09-16'," calcext:value-type="string">
            <text:p>'period_start' =&gt; '2029-09-16',</text:p>
          </table:table-cell>
          <table:table-cell table:formula="of:=COM.MICROSOFT.CONCAT(&quot;'period_end' =&gt; '&quot;; TEXT([.B333]; &quot;YYYY-MM-DD&quot;); &quot;',&quot;)" office:value-type="string" office:string-value="'period_end' =&gt; '2029-10-13'," calcext:value-type="string">
            <text:p>'period_end' =&gt; '2029-10-13',</text:p>
          </table:table-cell>
          <table:table-cell table:formula="of:=COM.MICROSOFT.CONCAT(&quot;'year' =&gt; &quot;; [.C333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33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33])" office:value-type="string" office:string-value="'week_in_year' =&gt; 25" calcext:value-type="string">
            <text:p>'week_in_year' =&gt; 25</text:p>
          </table:table-cell>
          <table:table-cell table:formula="of:=COM.MICROSOFT.CONCAT(&quot;[ &quot;; [.H333]; &quot; &quot;; [.I333]; &quot; &quot;; [.J333]; &quot; &quot;; [.K333]; &quot; &quot;; [.L333]; &quot; &quot;; [.M333]; &quot; ],&quot;)" office:value-type="string" office:string-value="[ 'period_start' =&gt; '2029-09-16', 'period_end' =&gt; '2029-10-13', 'year' =&gt; 2029, 'quarter' =&gt; 3, 'period' =&gt; 7, 'week_in_year' =&gt; 25 ]," calcext:value-type="string">
            <text:p>[ 'period_start' =&gt; '2029-09-16', 'period_end' =&gt; '2029-10-13', 'year' =&gt; 2029, 'quarter' =&gt; 3, 'period' =&gt; 7, 'week_in_year' =&gt; 25 ],</text:p>
          </table:table-cell>
        </table:table-row>
        <table:table-row table:style-name="ro1">
          <table:table-cell table:formula="of:=[.B333]+1" office:value-type="date" office:date-value="2029-10-14" calcext:value-type="date">
            <text:p>2029-10-14</text:p>
          </table:table-cell>
          <table:table-cell table:style-name="ce2" office:value-type="date" office:date-value="2029-11-10" calcext:value-type="date">
            <text:p>2029-11-10</text:p>
          </table:table-cell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33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34]; &quot;YYYY-MM-DD&quot;); &quot;',&quot;)" office:value-type="string" office:string-value="'period_start' =&gt; '2029-10-14'," calcext:value-type="string">
            <text:p>'period_start' =&gt; '2029-10-14',</text:p>
          </table:table-cell>
          <table:table-cell table:formula="of:=COM.MICROSOFT.CONCAT(&quot;'period_end' =&gt; '&quot;; TEXT([.B334]; &quot;YYYY-MM-DD&quot;); &quot;',&quot;)" office:value-type="string" office:string-value="'period_end' =&gt; '2029-11-10'," calcext:value-type="string">
            <text:p>'period_end' =&gt; '2029-11-10',</text:p>
          </table:table-cell>
          <table:table-cell table:formula="of:=COM.MICROSOFT.CONCAT(&quot;'year' =&gt; &quot;; [.C334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34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34])" office:value-type="string" office:string-value="'week_in_year' =&gt; 29" calcext:value-type="string">
            <text:p>'week_in_year' =&gt; 29</text:p>
          </table:table-cell>
          <table:table-cell table:formula="of:=COM.MICROSOFT.CONCAT(&quot;[ &quot;; [.H334]; &quot; &quot;; [.I334]; &quot; &quot;; [.J334]; &quot; &quot;; [.K334]; &quot; &quot;; [.L334]; &quot; &quot;; [.M334]; &quot; ],&quot;)" office:value-type="string" office:string-value="[ 'period_start' =&gt; '2029-10-14', 'period_end' =&gt; '2029-11-10', 'year' =&gt; 2029, 'quarter' =&gt; 3, 'period' =&gt; 8, 'week_in_year' =&gt; 29 ]," calcext:value-type="string">
            <text:p>[ 'period_start' =&gt; '2029-10-14', 'period_end' =&gt; '2029-11-10', 'year' =&gt; 2029, 'quarter' =&gt; 3, 'period' =&gt; 8, 'week_in_year' =&gt; 29 ],</text:p>
          </table:table-cell>
        </table:table-row>
        <table:table-row table:style-name="ro1">
          <table:table-cell table:formula="of:=[.B334]+1" office:value-type="date" office:date-value="2029-11-11" calcext:value-type="date">
            <text:p>2029-11-11</text:p>
          </table:table-cell>
          <table:table-cell table:style-name="ce2" office:value-type="date" office:date-value="2029-12-01" calcext:value-type="date">
            <text:p>2029-12-01</text:p>
          </table:table-cell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34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35]; &quot;YYYY-MM-DD&quot;); &quot;',&quot;)" office:value-type="string" office:string-value="'period_start' =&gt; '2029-11-11'," calcext:value-type="string">
            <text:p>'period_start' =&gt; '2029-11-11',</text:p>
          </table:table-cell>
          <table:table-cell table:formula="of:=COM.MICROSOFT.CONCAT(&quot;'period_end' =&gt; '&quot;; TEXT([.B335]; &quot;YYYY-MM-DD&quot;); &quot;',&quot;)" office:value-type="string" office:string-value="'period_end' =&gt; '2029-12-01'," calcext:value-type="string">
            <text:p>'period_end' =&gt; '2029-12-01',</text:p>
          </table:table-cell>
          <table:table-cell table:formula="of:=COM.MICROSOFT.CONCAT(&quot;'year' =&gt; &quot;; [.C335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35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35])" office:value-type="string" office:string-value="'week_in_year' =&gt; 33" calcext:value-type="string">
            <text:p>'week_in_year' =&gt; 33</text:p>
          </table:table-cell>
          <table:table-cell table:formula="of:=COM.MICROSOFT.CONCAT(&quot;[ &quot;; [.H335]; &quot; &quot;; [.I335]; &quot; &quot;; [.J335]; &quot; &quot;; [.K335]; &quot; &quot;; [.L335]; &quot; &quot;; [.M335]; &quot; ],&quot;)" office:value-type="string" office:string-value="[ 'period_start' =&gt; '2029-11-11', 'period_end' =&gt; '2029-12-01', 'year' =&gt; 2029, 'quarter' =&gt; 3, 'period' =&gt; 9, 'week_in_year' =&gt; 33 ]," calcext:value-type="string">
            <text:p>[ 'period_start' =&gt; '2029-11-11', 'period_end' =&gt; '2029-12-01', 'year' =&gt; 2029, 'quarter' =&gt; 3, 'period' =&gt; 9, 'week_in_year' =&gt; 33 ],</text:p>
          </table:table-cell>
        </table:table-row>
        <table:table-row table:style-name="ro1">
          <table:table-cell table:formula="of:=[.B335]+1" office:value-type="date" office:date-value="2029-12-02" calcext:value-type="date">
            <text:p>2029-12-02</text:p>
          </table:table-cell>
          <table:table-cell table:style-name="ce2" office:value-type="date" office:date-value="2030-01-05" calcext:value-type="date">
            <text:p>2030-01-05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35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36]; &quot;YYYY-MM-DD&quot;); &quot;',&quot;)" office:value-type="string" office:string-value="'period_start' =&gt; '2029-12-02'," calcext:value-type="string">
            <text:p>'period_start' =&gt; '2029-12-02',</text:p>
          </table:table-cell>
          <table:table-cell table:formula="of:=COM.MICROSOFT.CONCAT(&quot;'period_end' =&gt; '&quot;; TEXT([.B336]; &quot;YYYY-MM-DD&quot;); &quot;',&quot;)" office:value-type="string" office:string-value="'period_end' =&gt; '2030-01-05'," calcext:value-type="string">
            <text:p>'period_end' =&gt; '2030-01-05',</text:p>
          </table:table-cell>
          <table:table-cell table:formula="of:=COM.MICROSOFT.CONCAT(&quot;'year' =&gt; &quot;; [.C336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36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36])" office:value-type="string" office:string-value="'week_in_year' =&gt; 37" calcext:value-type="string">
            <text:p>'week_in_year' =&gt; 37</text:p>
          </table:table-cell>
          <table:table-cell table:formula="of:=COM.MICROSOFT.CONCAT(&quot;[ &quot;; [.H336]; &quot; &quot;; [.I336]; &quot; &quot;; [.J336]; &quot; &quot;; [.K336]; &quot; &quot;; [.L336]; &quot; &quot;; [.M336]; &quot; ],&quot;)" office:value-type="string" office:string-value="[ 'period_start' =&gt; '2029-12-02', 'period_end' =&gt; '2030-01-05', 'year' =&gt; 2029, 'quarter' =&gt; 4, 'period' =&gt; 10, 'week_in_year' =&gt; 37 ]," calcext:value-type="string">
            <text:p>[ 'period_start' =&gt; '2029-12-02', 'period_end' =&gt; '2030-01-05', 'year' =&gt; 2029, 'quarter' =&gt; 4, 'period' =&gt; 10, 'week_in_year' =&gt; 37 ],</text:p>
          </table:table-cell>
        </table:table-row>
        <table:table-row table:style-name="ro1">
          <table:table-cell table:formula="of:=[.B336]+1" office:value-type="date" office:date-value="2030-01-06" calcext:value-type="date">
            <text:p>2030-01-06</text:p>
          </table:table-cell>
          <table:table-cell table:style-name="ce2" office:value-type="date" office:date-value="2030-02-02" calcext:value-type="date">
            <text:p>2030-02-02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36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37]; &quot;YYYY-MM-DD&quot;); &quot;',&quot;)" office:value-type="string" office:string-value="'period_start' =&gt; '2030-01-06'," calcext:value-type="string">
            <text:p>'period_start' =&gt; '2030-01-06',</text:p>
          </table:table-cell>
          <table:table-cell table:formula="of:=COM.MICROSOFT.CONCAT(&quot;'period_end' =&gt; '&quot;; TEXT([.B337]; &quot;YYYY-MM-DD&quot;); &quot;',&quot;)" office:value-type="string" office:string-value="'period_end' =&gt; '2030-02-02'," calcext:value-type="string">
            <text:p>'period_end' =&gt; '2030-02-02',</text:p>
          </table:table-cell>
          <table:table-cell table:formula="of:=COM.MICROSOFT.CONCAT(&quot;'year' =&gt; &quot;; [.C337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37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37])" office:value-type="string" office:string-value="'week_in_year' =&gt; 41" calcext:value-type="string">
            <text:p>'week_in_year' =&gt; 41</text:p>
          </table:table-cell>
          <table:table-cell table:formula="of:=COM.MICROSOFT.CONCAT(&quot;[ &quot;; [.H337]; &quot; &quot;; [.I337]; &quot; &quot;; [.J337]; &quot; &quot;; [.K337]; &quot; &quot;; [.L337]; &quot; &quot;; [.M337]; &quot; ],&quot;)" office:value-type="string" office:string-value="[ 'period_start' =&gt; '2030-01-06', 'period_end' =&gt; '2030-02-02', 'year' =&gt; 2029, 'quarter' =&gt; 4, 'period' =&gt; 11, 'week_in_year' =&gt; 41 ]," calcext:value-type="string">
            <text:p>[ 'period_start' =&gt; '2030-01-06', 'period_end' =&gt; '2030-02-02', 'year' =&gt; 2029, 'quarter' =&gt; 4, 'period' =&gt; 11, 'week_in_year' =&gt; 41 ],</text:p>
          </table:table-cell>
        </table:table-row>
        <table:table-row table:style-name="ro1">
          <table:table-cell table:formula="of:=[.B337]+1" office:value-type="date" office:date-value="2030-02-03" calcext:value-type="date">
            <text:p>2030-02-03</text:p>
          </table:table-cell>
          <table:table-cell table:style-name="ce2" office:value-type="date" office:date-value="2030-03-02" calcext:value-type="date">
            <text:p>2030-03-02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37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38]; &quot;YYYY-MM-DD&quot;); &quot;',&quot;)" office:value-type="string" office:string-value="'period_start' =&gt; '2030-02-03'," calcext:value-type="string">
            <text:p>'period_start' =&gt; '2030-02-03',</text:p>
          </table:table-cell>
          <table:table-cell table:formula="of:=COM.MICROSOFT.CONCAT(&quot;'period_end' =&gt; '&quot;; TEXT([.B338]; &quot;YYYY-MM-DD&quot;); &quot;',&quot;)" office:value-type="string" office:string-value="'period_end' =&gt; '2030-03-02'," calcext:value-type="string">
            <text:p>'period_end' =&gt; '2030-03-02',</text:p>
          </table:table-cell>
          <table:table-cell table:formula="of:=COM.MICROSOFT.CONCAT(&quot;'year' =&gt; &quot;; [.C338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38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38])" office:value-type="string" office:string-value="'week_in_year' =&gt; 45" calcext:value-type="string">
            <text:p>'week_in_year' =&gt; 45</text:p>
          </table:table-cell>
          <table:table-cell table:formula="of:=COM.MICROSOFT.CONCAT(&quot;[ &quot;; [.H338]; &quot; &quot;; [.I338]; &quot; &quot;; [.J338]; &quot; &quot;; [.K338]; &quot; &quot;; [.L338]; &quot; &quot;; [.M338]; &quot; ],&quot;)" office:value-type="string" office:string-value="[ 'period_start' =&gt; '2030-02-03', 'period_end' =&gt; '2030-03-02', 'year' =&gt; 2029, 'quarter' =&gt; 4, 'period' =&gt; 12, 'week_in_year' =&gt; 45 ]," calcext:value-type="string">
            <text:p>[ 'period_start' =&gt; '2030-02-03', 'period_end' =&gt; '2030-03-02', 'year' =&gt; 2029, 'quarter' =&gt; 4, 'period' =&gt; 12, 'week_in_year' =&gt; 45 ],</text:p>
          </table:table-cell>
        </table:table-row>
        <table:table-row table:style-name="ro1">
          <table:table-cell table:formula="of:=[.B338]+1" office:value-type="date" office:date-value="2030-03-03" calcext:value-type="date">
            <text:p>2030-03-03</text:p>
          </table:table-cell>
          <table:table-cell table:style-name="ce2" office:value-type="date" office:date-value="2030-03-31" calcext:value-type="date">
            <text:p>2030-03-31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38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39]; &quot;YYYY-MM-DD&quot;); &quot;',&quot;)" office:value-type="string" office:string-value="'period_start' =&gt; '2030-03-03'," calcext:value-type="string">
            <text:p>'period_start' =&gt; '2030-03-03',</text:p>
          </table:table-cell>
          <table:table-cell table:formula="of:=COM.MICROSOFT.CONCAT(&quot;'period_end' =&gt; '&quot;; TEXT([.B339]; &quot;YYYY-MM-DD&quot;); &quot;',&quot;)" office:value-type="string" office:string-value="'period_end' =&gt; '2030-03-31'," calcext:value-type="string">
            <text:p>'period_end' =&gt; '2030-03-31',</text:p>
          </table:table-cell>
          <table:table-cell table:formula="of:=COM.MICROSOFT.CONCAT(&quot;'year' =&gt; &quot;; [.C339]; &quot;,&quot;)" office:value-type="string" office:string-value="'year' =&gt; 2029," calcext:value-type="string">
            <text:p>'year' =&gt; 2029,</text:p>
          </table:table-cell>
          <table:table-cell table:formula="of:=COM.MICROSOFT.CONCAT(&quot;'quarter' =&gt; &quot;; [.D33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39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39])" office:value-type="string" office:string-value="'week_in_year' =&gt; 49" calcext:value-type="string">
            <text:p>'week_in_year' =&gt; 49</text:p>
          </table:table-cell>
          <table:table-cell table:formula="of:=COM.MICROSOFT.CONCAT(&quot;[ &quot;; [.H339]; &quot; &quot;; [.I339]; &quot; &quot;; [.J339]; &quot; &quot;; [.K339]; &quot; &quot;; [.L339]; &quot; &quot;; [.M339]; &quot; ],&quot;)" office:value-type="string" office:string-value="[ 'period_start' =&gt; '2030-03-03', 'period_end' =&gt; '2030-03-31', 'year' =&gt; 2029, 'quarter' =&gt; 4, 'period' =&gt; 13, 'week_in_year' =&gt; 49 ]," calcext:value-type="string">
            <text:p>[ 'period_start' =&gt; '2030-03-03', 'period_end' =&gt; '2030-03-31', 'year' =&gt; 2029, 'quarter' =&gt; 4, 'period' =&gt; 13, 'week_in_year' =&gt; 49 ],</text:p>
          </table:table-cell>
        </table:table-row>
        <table:table-row table:style-name="ro1">
          <table:table-cell table:formula="of:=[.B339]+1" office:value-type="date" office:date-value="2030-04-01" calcext:value-type="date">
            <text:p>2030-04-01</text:p>
          </table:table-cell>
          <table:table-cell table:style-name="ce2" office:value-type="date" office:date-value="2030-04-27" calcext:value-type="date">
            <text:p>2030-04-27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40]; &quot;YYYY-MM-DD&quot;); &quot;',&quot;)" office:value-type="string" office:string-value="'period_start' =&gt; '2030-04-01'," calcext:value-type="string">
            <text:p>'period_start' =&gt; '2030-04-01',</text:p>
          </table:table-cell>
          <table:table-cell table:formula="of:=COM.MICROSOFT.CONCAT(&quot;'period_end' =&gt; '&quot;; TEXT([.B340]; &quot;YYYY-MM-DD&quot;); &quot;',&quot;)" office:value-type="string" office:string-value="'period_end' =&gt; '2030-04-27'," calcext:value-type="string">
            <text:p>'period_end' =&gt; '2030-04-27',</text:p>
          </table:table-cell>
          <table:table-cell table:formula="of:=COM.MICROSOFT.CONCAT(&quot;'year' =&gt; &quot;; [.C340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40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40])" office:value-type="string" office:string-value="'week_in_year' =&gt; 1" calcext:value-type="string">
            <text:p>'week_in_year' =&gt; 1</text:p>
          </table:table-cell>
          <table:table-cell table:formula="of:=COM.MICROSOFT.CONCAT(&quot;[ &quot;; [.H340]; &quot; &quot;; [.I340]; &quot; &quot;; [.J340]; &quot; &quot;; [.K340]; &quot; &quot;; [.L340]; &quot; &quot;; [.M340]; &quot; ],&quot;)" office:value-type="string" office:string-value="[ 'period_start' =&gt; '2030-04-01', 'period_end' =&gt; '2030-04-27', 'year' =&gt; 2030, 'quarter' =&gt; 1, 'period' =&gt; 1, 'week_in_year' =&gt; 1 ]," calcext:value-type="string">
            <text:p>[ 'period_start' =&gt; '2030-04-01', 'period_end' =&gt; '2030-04-27', 'year' =&gt; 2030, 'quarter' =&gt; 1, 'period' =&gt; 1, 'week_in_year' =&gt; 1 ],</text:p>
          </table:table-cell>
        </table:table-row>
        <table:table-row table:style-name="ro1">
          <table:table-cell table:formula="of:=[.B340]+1" office:value-type="date" office:date-value="2030-04-28" calcext:value-type="date">
            <text:p>2030-04-28</text:p>
          </table:table-cell>
          <table:table-cell table:style-name="ce2" office:value-type="date" office:date-value="2030-05-25" calcext:value-type="date">
            <text:p>2030-05-25</text:p>
          </table:table-cell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41]; &quot;YYYY-MM-DD&quot;); &quot;',&quot;)" office:value-type="string" office:string-value="'period_start' =&gt; '2030-04-28'," calcext:value-type="string">
            <text:p>'period_start' =&gt; '2030-04-28',</text:p>
          </table:table-cell>
          <table:table-cell table:formula="of:=COM.MICROSOFT.CONCAT(&quot;'period_end' =&gt; '&quot;; TEXT([.B341]; &quot;YYYY-MM-DD&quot;); &quot;',&quot;)" office:value-type="string" office:string-value="'period_end' =&gt; '2030-05-25'," calcext:value-type="string">
            <text:p>'period_end' =&gt; '2030-05-25',</text:p>
          </table:table-cell>
          <table:table-cell table:formula="of:=COM.MICROSOFT.CONCAT(&quot;'year' =&gt; &quot;; [.C341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41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41])" office:value-type="string" office:string-value="'week_in_year' =&gt; 5" calcext:value-type="string">
            <text:p>'week_in_year' =&gt; 5</text:p>
          </table:table-cell>
          <table:table-cell table:formula="of:=COM.MICROSOFT.CONCAT(&quot;[ &quot;; [.H341]; &quot; &quot;; [.I341]; &quot; &quot;; [.J341]; &quot; &quot;; [.K341]; &quot; &quot;; [.L341]; &quot; &quot;; [.M341]; &quot; ],&quot;)" office:value-type="string" office:string-value="[ 'period_start' =&gt; '2030-04-28', 'period_end' =&gt; '2030-05-25', 'year' =&gt; 2030, 'quarter' =&gt; 1, 'period' =&gt; 2, 'week_in_year' =&gt; 5 ]," calcext:value-type="string">
            <text:p>[ 'period_start' =&gt; '2030-04-28', 'period_end' =&gt; '2030-05-25', 'year' =&gt; 2030, 'quarter' =&gt; 1, 'period' =&gt; 2, 'week_in_year' =&gt; 5 ],</text:p>
          </table:table-cell>
        </table:table-row>
        <table:table-row table:style-name="ro1">
          <table:table-cell table:formula="of:=[.B341]+1" office:value-type="date" office:date-value="2030-05-26" calcext:value-type="date">
            <text:p>2030-05-26</text:p>
          </table:table-cell>
          <table:table-cell table:style-name="ce2" office:value-type="date" office:date-value="2030-06-22" calcext:value-type="date">
            <text:p>2030-06-22</text:p>
          </table:table-cell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42]; &quot;YYYY-MM-DD&quot;); &quot;',&quot;)" office:value-type="string" office:string-value="'period_start' =&gt; '2030-05-26'," calcext:value-type="string">
            <text:p>'period_start' =&gt; '2030-05-26',</text:p>
          </table:table-cell>
          <table:table-cell table:formula="of:=COM.MICROSOFT.CONCAT(&quot;'period_end' =&gt; '&quot;; TEXT([.B342]; &quot;YYYY-MM-DD&quot;); &quot;',&quot;)" office:value-type="string" office:string-value="'period_end' =&gt; '2030-06-22'," calcext:value-type="string">
            <text:p>'period_end' =&gt; '2030-06-22',</text:p>
          </table:table-cell>
          <table:table-cell table:formula="of:=COM.MICROSOFT.CONCAT(&quot;'year' =&gt; &quot;; [.C342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42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42])" office:value-type="string" office:string-value="'week_in_year' =&gt; 9" calcext:value-type="string">
            <text:p>'week_in_year' =&gt; 9</text:p>
          </table:table-cell>
          <table:table-cell table:formula="of:=COM.MICROSOFT.CONCAT(&quot;[ &quot;; [.H342]; &quot; &quot;; [.I342]; &quot; &quot;; [.J342]; &quot; &quot;; [.K342]; &quot; &quot;; [.L342]; &quot; &quot;; [.M342]; &quot; ],&quot;)" office:value-type="string" office:string-value="[ 'period_start' =&gt; '2030-05-26', 'period_end' =&gt; '2030-06-22', 'year' =&gt; 2030, 'quarter' =&gt; 1, 'period' =&gt; 3, 'week_in_year' =&gt; 9 ]," calcext:value-type="string">
            <text:p>[ 'period_start' =&gt; '2030-05-26', 'period_end' =&gt; '2030-06-22', 'year' =&gt; 2030, 'quarter' =&gt; 1, 'period' =&gt; 3, 'week_in_year' =&gt; 9 ],</text:p>
          </table:table-cell>
        </table:table-row>
        <table:table-row table:style-name="ro1">
          <table:table-cell table:formula="of:=[.B342]+1" office:value-type="date" office:date-value="2030-06-23" calcext:value-type="date">
            <text:p>2030-06-23</text:p>
          </table:table-cell>
          <table:table-cell table:style-name="ce2" office:value-type="date" office:date-value="2030-07-20" calcext:value-type="date">
            <text:p>2030-07-20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43]; &quot;YYYY-MM-DD&quot;); &quot;',&quot;)" office:value-type="string" office:string-value="'period_start' =&gt; '2030-06-23'," calcext:value-type="string">
            <text:p>'period_start' =&gt; '2030-06-23',</text:p>
          </table:table-cell>
          <table:table-cell table:formula="of:=COM.MICROSOFT.CONCAT(&quot;'period_end' =&gt; '&quot;; TEXT([.B343]; &quot;YYYY-MM-DD&quot;); &quot;',&quot;)" office:value-type="string" office:string-value="'period_end' =&gt; '2030-07-20'," calcext:value-type="string">
            <text:p>'period_end' =&gt; '2030-07-20',</text:p>
          </table:table-cell>
          <table:table-cell table:formula="of:=COM.MICROSOFT.CONCAT(&quot;'year' =&gt; &quot;; [.C343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43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43])" office:value-type="string" office:string-value="'week_in_year' =&gt; 13" calcext:value-type="string">
            <text:p>'week_in_year' =&gt; 13</text:p>
          </table:table-cell>
          <table:table-cell table:formula="of:=COM.MICROSOFT.CONCAT(&quot;[ &quot;; [.H343]; &quot; &quot;; [.I343]; &quot; &quot;; [.J343]; &quot; &quot;; [.K343]; &quot; &quot;; [.L343]; &quot; &quot;; [.M343]; &quot; ],&quot;)" office:value-type="string" office:string-value="[ 'period_start' =&gt; '2030-06-23', 'period_end' =&gt; '2030-07-20', 'year' =&gt; 2030, 'quarter' =&gt; 2, 'period' =&gt; 4, 'week_in_year' =&gt; 13 ]," calcext:value-type="string">
            <text:p>[ 'period_start' =&gt; '2030-06-23', 'period_end' =&gt; '2030-07-20', 'year' =&gt; 2030, 'quarter' =&gt; 2, 'period' =&gt; 4, 'week_in_year' =&gt; 13 ],</text:p>
          </table:table-cell>
        </table:table-row>
        <table:table-row table:style-name="ro1">
          <table:table-cell table:formula="of:=[.B343]+1" office:value-type="date" office:date-value="2030-07-21" calcext:value-type="date">
            <text:p>2030-07-21</text:p>
          </table:table-cell>
          <table:table-cell table:style-name="ce2" office:value-type="date" office:date-value="2030-08-17" calcext:value-type="date">
            <text:p>2030-08-17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43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44]; &quot;YYYY-MM-DD&quot;); &quot;',&quot;)" office:value-type="string" office:string-value="'period_start' =&gt; '2030-07-21'," calcext:value-type="string">
            <text:p>'period_start' =&gt; '2030-07-21',</text:p>
          </table:table-cell>
          <table:table-cell table:formula="of:=COM.MICROSOFT.CONCAT(&quot;'period_end' =&gt; '&quot;; TEXT([.B344]; &quot;YYYY-MM-DD&quot;); &quot;',&quot;)" office:value-type="string" office:string-value="'period_end' =&gt; '2030-08-17'," calcext:value-type="string">
            <text:p>'period_end' =&gt; '2030-08-17',</text:p>
          </table:table-cell>
          <table:table-cell table:formula="of:=COM.MICROSOFT.CONCAT(&quot;'year' =&gt; &quot;; [.C344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44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44])" office:value-type="string" office:string-value="'week_in_year' =&gt; 17" calcext:value-type="string">
            <text:p>'week_in_year' =&gt; 17</text:p>
          </table:table-cell>
          <table:table-cell table:formula="of:=COM.MICROSOFT.CONCAT(&quot;[ &quot;; [.H344]; &quot; &quot;; [.I344]; &quot; &quot;; [.J344]; &quot; &quot;; [.K344]; &quot; &quot;; [.L344]; &quot; &quot;; [.M344]; &quot; ],&quot;)" office:value-type="string" office:string-value="[ 'period_start' =&gt; '2030-07-21', 'period_end' =&gt; '2030-08-17', 'year' =&gt; 2030, 'quarter' =&gt; 2, 'period' =&gt; 5, 'week_in_year' =&gt; 17 ]," calcext:value-type="string">
            <text:p>[ 'period_start' =&gt; '2030-07-21', 'period_end' =&gt; '2030-08-17', 'year' =&gt; 2030, 'quarter' =&gt; 2, 'period' =&gt; 5, 'week_in_year' =&gt; 17 ],</text:p>
          </table:table-cell>
        </table:table-row>
        <table:table-row table:style-name="ro1">
          <table:table-cell table:formula="of:=[.B344]+1" office:value-type="date" office:date-value="2030-08-18" calcext:value-type="date">
            <text:p>2030-08-18</text:p>
          </table:table-cell>
          <table:table-cell table:style-name="ce2" office:value-type="date" office:date-value="2030-09-14" calcext:value-type="date">
            <text:p>2030-09-14</text:p>
          </table:table-cell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44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45]; &quot;YYYY-MM-DD&quot;); &quot;',&quot;)" office:value-type="string" office:string-value="'period_start' =&gt; '2030-08-18'," calcext:value-type="string">
            <text:p>'period_start' =&gt; '2030-08-18',</text:p>
          </table:table-cell>
          <table:table-cell table:formula="of:=COM.MICROSOFT.CONCAT(&quot;'period_end' =&gt; '&quot;; TEXT([.B345]; &quot;YYYY-MM-DD&quot;); &quot;',&quot;)" office:value-type="string" office:string-value="'period_end' =&gt; '2030-09-14'," calcext:value-type="string">
            <text:p>'period_end' =&gt; '2030-09-14',</text:p>
          </table:table-cell>
          <table:table-cell table:formula="of:=COM.MICROSOFT.CONCAT(&quot;'year' =&gt; &quot;; [.C345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45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45])" office:value-type="string" office:string-value="'week_in_year' =&gt; 21" calcext:value-type="string">
            <text:p>'week_in_year' =&gt; 21</text:p>
          </table:table-cell>
          <table:table-cell table:formula="of:=COM.MICROSOFT.CONCAT(&quot;[ &quot;; [.H345]; &quot; &quot;; [.I345]; &quot; &quot;; [.J345]; &quot; &quot;; [.K345]; &quot; &quot;; [.L345]; &quot; &quot;; [.M345]; &quot; ],&quot;)" office:value-type="string" office:string-value="[ 'period_start' =&gt; '2030-08-18', 'period_end' =&gt; '2030-09-14', 'year' =&gt; 2030, 'quarter' =&gt; 2, 'period' =&gt; 6, 'week_in_year' =&gt; 21 ]," calcext:value-type="string">
            <text:p>[ 'period_start' =&gt; '2030-08-18', 'period_end' =&gt; '2030-09-14', 'year' =&gt; 2030, 'quarter' =&gt; 2, 'period' =&gt; 6, 'week_in_year' =&gt; 21 ],</text:p>
          </table:table-cell>
        </table:table-row>
        <table:table-row table:style-name="ro1">
          <table:table-cell table:formula="of:=[.B345]+1" office:value-type="date" office:date-value="2030-09-15" calcext:value-type="date">
            <text:p>2030-09-15</text:p>
          </table:table-cell>
          <table:table-cell table:style-name="ce2" office:value-type="date" office:date-value="2030-10-12" calcext:value-type="date">
            <text:p>2030-10-12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45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46]; &quot;YYYY-MM-DD&quot;); &quot;',&quot;)" office:value-type="string" office:string-value="'period_start' =&gt; '2030-09-15'," calcext:value-type="string">
            <text:p>'period_start' =&gt; '2030-09-15',</text:p>
          </table:table-cell>
          <table:table-cell table:formula="of:=COM.MICROSOFT.CONCAT(&quot;'period_end' =&gt; '&quot;; TEXT([.B346]; &quot;YYYY-MM-DD&quot;); &quot;',&quot;)" office:value-type="string" office:string-value="'period_end' =&gt; '2030-10-12'," calcext:value-type="string">
            <text:p>'period_end' =&gt; '2030-10-12',</text:p>
          </table:table-cell>
          <table:table-cell table:formula="of:=COM.MICROSOFT.CONCAT(&quot;'year' =&gt; &quot;; [.C346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46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46])" office:value-type="string" office:string-value="'week_in_year' =&gt; 25" calcext:value-type="string">
            <text:p>'week_in_year' =&gt; 25</text:p>
          </table:table-cell>
          <table:table-cell table:formula="of:=COM.MICROSOFT.CONCAT(&quot;[ &quot;; [.H346]; &quot; &quot;; [.I346]; &quot; &quot;; [.J346]; &quot; &quot;; [.K346]; &quot; &quot;; [.L346]; &quot; &quot;; [.M346]; &quot; ],&quot;)" office:value-type="string" office:string-value="[ 'period_start' =&gt; '2030-09-15', 'period_end' =&gt; '2030-10-12', 'year' =&gt; 2030, 'quarter' =&gt; 3, 'period' =&gt; 7, 'week_in_year' =&gt; 25 ]," calcext:value-type="string">
            <text:p>[ 'period_start' =&gt; '2030-09-15', 'period_end' =&gt; '2030-10-12', 'year' =&gt; 2030, 'quarter' =&gt; 3, 'period' =&gt; 7, 'week_in_year' =&gt; 25 ],</text:p>
          </table:table-cell>
        </table:table-row>
        <table:table-row table:style-name="ro1">
          <table:table-cell table:formula="of:=[.B346]+1" office:value-type="date" office:date-value="2030-10-13" calcext:value-type="date">
            <text:p>2030-10-13</text:p>
          </table:table-cell>
          <table:table-cell table:style-name="ce2" office:value-type="date" office:date-value="2030-11-09" calcext:value-type="date">
            <text:p>2030-11-09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46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47]; &quot;YYYY-MM-DD&quot;); &quot;',&quot;)" office:value-type="string" office:string-value="'period_start' =&gt; '2030-10-13'," calcext:value-type="string">
            <text:p>'period_start' =&gt; '2030-10-13',</text:p>
          </table:table-cell>
          <table:table-cell table:formula="of:=COM.MICROSOFT.CONCAT(&quot;'period_end' =&gt; '&quot;; TEXT([.B347]; &quot;YYYY-MM-DD&quot;); &quot;',&quot;)" office:value-type="string" office:string-value="'period_end' =&gt; '2030-11-09'," calcext:value-type="string">
            <text:p>'period_end' =&gt; '2030-11-09',</text:p>
          </table:table-cell>
          <table:table-cell table:formula="of:=COM.MICROSOFT.CONCAT(&quot;'year' =&gt; &quot;; [.C347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47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47])" office:value-type="string" office:string-value="'week_in_year' =&gt; 29" calcext:value-type="string">
            <text:p>'week_in_year' =&gt; 29</text:p>
          </table:table-cell>
          <table:table-cell table:formula="of:=COM.MICROSOFT.CONCAT(&quot;[ &quot;; [.H347]; &quot; &quot;; [.I347]; &quot; &quot;; [.J347]; &quot; &quot;; [.K347]; &quot; &quot;; [.L347]; &quot; &quot;; [.M347]; &quot; ],&quot;)" office:value-type="string" office:string-value="[ 'period_start' =&gt; '2030-10-13', 'period_end' =&gt; '2030-11-09', 'year' =&gt; 2030, 'quarter' =&gt; 3, 'period' =&gt; 8, 'week_in_year' =&gt; 29 ]," calcext:value-type="string">
            <text:p>[ 'period_start' =&gt; '2030-10-13', 'period_end' =&gt; '2030-11-09', 'year' =&gt; 2030, 'quarter' =&gt; 3, 'period' =&gt; 8, 'week_in_year' =&gt; 29 ],</text:p>
          </table:table-cell>
        </table:table-row>
        <table:table-row table:style-name="ro1">
          <table:table-cell table:formula="of:=[.B347]+1" office:value-type="date" office:date-value="2030-11-10" calcext:value-type="date">
            <text:p>2030-11-10</text:p>
          </table:table-cell>
          <table:table-cell table:style-name="ce2" office:value-type="date" office:date-value="2030-12-07" calcext:value-type="date">
            <text:p>2030-12-07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47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48]; &quot;YYYY-MM-DD&quot;); &quot;',&quot;)" office:value-type="string" office:string-value="'period_start' =&gt; '2030-11-10'," calcext:value-type="string">
            <text:p>'period_start' =&gt; '2030-11-10',</text:p>
          </table:table-cell>
          <table:table-cell table:formula="of:=COM.MICROSOFT.CONCAT(&quot;'period_end' =&gt; '&quot;; TEXT([.B348]; &quot;YYYY-MM-DD&quot;); &quot;',&quot;)" office:value-type="string" office:string-value="'period_end' =&gt; '2030-12-07'," calcext:value-type="string">
            <text:p>'period_end' =&gt; '2030-12-07',</text:p>
          </table:table-cell>
          <table:table-cell table:formula="of:=COM.MICROSOFT.CONCAT(&quot;'year' =&gt; &quot;; [.C348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48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48])" office:value-type="string" office:string-value="'week_in_year' =&gt; 33" calcext:value-type="string">
            <text:p>'week_in_year' =&gt; 33</text:p>
          </table:table-cell>
          <table:table-cell table:formula="of:=COM.MICROSOFT.CONCAT(&quot;[ &quot;; [.H348]; &quot; &quot;; [.I348]; &quot; &quot;; [.J348]; &quot; &quot;; [.K348]; &quot; &quot;; [.L348]; &quot; &quot;; [.M348]; &quot; ],&quot;)" office:value-type="string" office:string-value="[ 'period_start' =&gt; '2030-11-10', 'period_end' =&gt; '2030-12-07', 'year' =&gt; 2030, 'quarter' =&gt; 3, 'period' =&gt; 9, 'week_in_year' =&gt; 33 ]," calcext:value-type="string">
            <text:p>[ 'period_start' =&gt; '2030-11-10', 'period_end' =&gt; '2030-12-07', 'year' =&gt; 2030, 'quarter' =&gt; 3, 'period' =&gt; 9, 'week_in_year' =&gt; 33 ],</text:p>
          </table:table-cell>
        </table:table-row>
        <table:table-row table:style-name="ro1">
          <table:table-cell table:formula="of:=[.B348]+1" office:value-type="date" office:date-value="2030-12-08" calcext:value-type="date">
            <text:p>2030-12-08</text:p>
          </table:table-cell>
          <table:table-cell table:style-name="ce2" office:value-type="date" office:date-value="2031-01-04" calcext:value-type="date">
            <text:p>2031-01-04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48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49]; &quot;YYYY-MM-DD&quot;); &quot;',&quot;)" office:value-type="string" office:string-value="'period_start' =&gt; '2030-12-08'," calcext:value-type="string">
            <text:p>'period_start' =&gt; '2030-12-08',</text:p>
          </table:table-cell>
          <table:table-cell table:formula="of:=COM.MICROSOFT.CONCAT(&quot;'period_end' =&gt; '&quot;; TEXT([.B349]; &quot;YYYY-MM-DD&quot;); &quot;',&quot;)" office:value-type="string" office:string-value="'period_end' =&gt; '2031-01-04'," calcext:value-type="string">
            <text:p>'period_end' =&gt; '2031-01-04',</text:p>
          </table:table-cell>
          <table:table-cell table:formula="of:=COM.MICROSOFT.CONCAT(&quot;'year' =&gt; &quot;; [.C349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4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49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49])" office:value-type="string" office:string-value="'week_in_year' =&gt; 37" calcext:value-type="string">
            <text:p>'week_in_year' =&gt; 37</text:p>
          </table:table-cell>
          <table:table-cell table:formula="of:=COM.MICROSOFT.CONCAT(&quot;[ &quot;; [.H349]; &quot; &quot;; [.I349]; &quot; &quot;; [.J349]; &quot; &quot;; [.K349]; &quot; &quot;; [.L349]; &quot; &quot;; [.M349]; &quot; ],&quot;)" office:value-type="string" office:string-value="[ 'period_start' =&gt; '2030-12-08', 'period_end' =&gt; '2031-01-04', 'year' =&gt; 2030, 'quarter' =&gt; 4, 'period' =&gt; 10, 'week_in_year' =&gt; 37 ]," calcext:value-type="string">
            <text:p>[ 'period_start' =&gt; '2030-12-08', 'period_end' =&gt; '2031-01-04', 'year' =&gt; 2030, 'quarter' =&gt; 4, 'period' =&gt; 10, 'week_in_year' =&gt; 37 ],</text:p>
          </table:table-cell>
        </table:table-row>
        <table:table-row table:style-name="ro1">
          <table:table-cell table:formula="of:=[.B349]+1" office:value-type="date" office:date-value="2031-01-05" calcext:value-type="date">
            <text:p>2031-01-05</text:p>
          </table:table-cell>
          <table:table-cell table:style-name="ce2" office:value-type="date" office:date-value="2031-02-01" calcext:value-type="date">
            <text:p>2031-02-01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49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50]; &quot;YYYY-MM-DD&quot;); &quot;',&quot;)" office:value-type="string" office:string-value="'period_start' =&gt; '2031-01-05'," calcext:value-type="string">
            <text:p>'period_start' =&gt; '2031-01-05',</text:p>
          </table:table-cell>
          <table:table-cell table:formula="of:=COM.MICROSOFT.CONCAT(&quot;'period_end' =&gt; '&quot;; TEXT([.B350]; &quot;YYYY-MM-DD&quot;); &quot;',&quot;)" office:value-type="string" office:string-value="'period_end' =&gt; '2031-02-01'," calcext:value-type="string">
            <text:p>'period_end' =&gt; '2031-02-01',</text:p>
          </table:table-cell>
          <table:table-cell table:formula="of:=COM.MICROSOFT.CONCAT(&quot;'year' =&gt; &quot;; [.C350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5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50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50])" office:value-type="string" office:string-value="'week_in_year' =&gt; 41" calcext:value-type="string">
            <text:p>'week_in_year' =&gt; 41</text:p>
          </table:table-cell>
          <table:table-cell table:formula="of:=COM.MICROSOFT.CONCAT(&quot;[ &quot;; [.H350]; &quot; &quot;; [.I350]; &quot; &quot;; [.J350]; &quot; &quot;; [.K350]; &quot; &quot;; [.L350]; &quot; &quot;; [.M350]; &quot; ],&quot;)" office:value-type="string" office:string-value="[ 'period_start' =&gt; '2031-01-05', 'period_end' =&gt; '2031-02-01', 'year' =&gt; 2030, 'quarter' =&gt; 4, 'period' =&gt; 11, 'week_in_year' =&gt; 41 ]," calcext:value-type="string">
            <text:p>[ 'period_start' =&gt; '2031-01-05', 'period_end' =&gt; '2031-02-01', 'year' =&gt; 2030, 'quarter' =&gt; 4, 'period' =&gt; 11, 'week_in_year' =&gt; 41 ],</text:p>
          </table:table-cell>
        </table:table-row>
        <table:table-row table:style-name="ro1">
          <table:table-cell table:formula="of:=[.B350]+1" office:value-type="date" office:date-value="2031-02-02" calcext:value-type="date">
            <text:p>2031-02-02</text:p>
          </table:table-cell>
          <table:table-cell table:style-name="ce2" office:value-type="date" office:date-value="2031-03-01" calcext:value-type="date">
            <text:p>2031-03-01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50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51]; &quot;YYYY-MM-DD&quot;); &quot;',&quot;)" office:value-type="string" office:string-value="'period_start' =&gt; '2031-02-02'," calcext:value-type="string">
            <text:p>'period_start' =&gt; '2031-02-02',</text:p>
          </table:table-cell>
          <table:table-cell table:formula="of:=COM.MICROSOFT.CONCAT(&quot;'period_end' =&gt; '&quot;; TEXT([.B351]; &quot;YYYY-MM-DD&quot;); &quot;',&quot;)" office:value-type="string" office:string-value="'period_end' =&gt; '2031-03-01'," calcext:value-type="string">
            <text:p>'period_end' =&gt; '2031-03-01',</text:p>
          </table:table-cell>
          <table:table-cell table:formula="of:=COM.MICROSOFT.CONCAT(&quot;'year' =&gt; &quot;; [.C351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5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51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51])" office:value-type="string" office:string-value="'week_in_year' =&gt; 45" calcext:value-type="string">
            <text:p>'week_in_year' =&gt; 45</text:p>
          </table:table-cell>
          <table:table-cell table:formula="of:=COM.MICROSOFT.CONCAT(&quot;[ &quot;; [.H351]; &quot; &quot;; [.I351]; &quot; &quot;; [.J351]; &quot; &quot;; [.K351]; &quot; &quot;; [.L351]; &quot; &quot;; [.M351]; &quot; ],&quot;)" office:value-type="string" office:string-value="[ 'period_start' =&gt; '2031-02-02', 'period_end' =&gt; '2031-03-01', 'year' =&gt; 2030, 'quarter' =&gt; 4, 'period' =&gt; 12, 'week_in_year' =&gt; 45 ]," calcext:value-type="string">
            <text:p>[ 'period_start' =&gt; '2031-02-02', 'period_end' =&gt; '2031-03-01', 'year' =&gt; 2030, 'quarter' =&gt; 4, 'period' =&gt; 12, 'week_in_year' =&gt; 45 ],</text:p>
          </table:table-cell>
        </table:table-row>
        <table:table-row table:style-name="ro1">
          <table:table-cell table:formula="of:=[.B351]+1" office:value-type="date" office:date-value="2031-03-02" calcext:value-type="date">
            <text:p>2031-03-02</text:p>
          </table:table-cell>
          <table:table-cell table:style-name="ce2" office:value-type="date" office:date-value="2031-03-31" calcext:value-type="date">
            <text:p>2031-03-31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51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52]; &quot;YYYY-MM-DD&quot;); &quot;',&quot;)" office:value-type="string" office:string-value="'period_start' =&gt; '2031-03-02'," calcext:value-type="string">
            <text:p>'period_start' =&gt; '2031-03-02',</text:p>
          </table:table-cell>
          <table:table-cell table:formula="of:=COM.MICROSOFT.CONCAT(&quot;'period_end' =&gt; '&quot;; TEXT([.B352]; &quot;YYYY-MM-DD&quot;); &quot;',&quot;)" office:value-type="string" office:string-value="'period_end' =&gt; '2031-03-31'," calcext:value-type="string">
            <text:p>'period_end' =&gt; '2031-03-31',</text:p>
          </table:table-cell>
          <table:table-cell table:formula="of:=COM.MICROSOFT.CONCAT(&quot;'year' =&gt; &quot;; [.C352]; &quot;,&quot;)" office:value-type="string" office:string-value="'year' =&gt; 2030," calcext:value-type="string">
            <text:p>'year' =&gt; 2030,</text:p>
          </table:table-cell>
          <table:table-cell table:formula="of:=COM.MICROSOFT.CONCAT(&quot;'quarter' =&gt; &quot;; [.D35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52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52])" office:value-type="string" office:string-value="'week_in_year' =&gt; 49" calcext:value-type="string">
            <text:p>'week_in_year' =&gt; 49</text:p>
          </table:table-cell>
          <table:table-cell table:formula="of:=COM.MICROSOFT.CONCAT(&quot;[ &quot;; [.H352]; &quot; &quot;; [.I352]; &quot; &quot;; [.J352]; &quot; &quot;; [.K352]; &quot; &quot;; [.L352]; &quot; &quot;; [.M352]; &quot; ],&quot;)" office:value-type="string" office:string-value="[ 'period_start' =&gt; '2031-03-02', 'period_end' =&gt; '2031-03-31', 'year' =&gt; 2030, 'quarter' =&gt; 4, 'period' =&gt; 13, 'week_in_year' =&gt; 49 ]," calcext:value-type="string">
            <text:p>[ 'period_start' =&gt; '2031-03-02', 'period_end' =&gt; '2031-03-31', 'year' =&gt; 2030, 'quarter' =&gt; 4, 'period' =&gt; 13, 'week_in_year' =&gt; 49 ],</text:p>
          </table:table-cell>
        </table:table-row>
        <table:table-row table:style-name="ro1">
          <table:table-cell table:formula="of:=[.B352]+1" office:value-type="date" office:date-value="2031-04-01" calcext:value-type="date">
            <text:p>2031-04-01</text:p>
          </table:table-cell>
          <table:table-cell table:style-name="ce2" office:value-type="date" office:date-value="2031-04-26" calcext:value-type="date">
            <text:p>2031-04-26</text:p>
          </table:table-cell>
          <table:table-cell office:value-type="float" office:value="2031" calcext:value-type="float">
            <text:p>20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53]; &quot;YYYY-MM-DD&quot;); &quot;',&quot;)" office:value-type="string" office:string-value="'period_start' =&gt; '2031-04-01'," calcext:value-type="string">
            <text:p>'period_start' =&gt; '2031-04-01',</text:p>
          </table:table-cell>
          <table:table-cell table:formula="of:=COM.MICROSOFT.CONCAT(&quot;'period_end' =&gt; '&quot;; TEXT([.B353]; &quot;YYYY-MM-DD&quot;); &quot;',&quot;)" office:value-type="string" office:string-value="'period_end' =&gt; '2031-04-26'," calcext:value-type="string">
            <text:p>'period_end' =&gt; '2031-04-26',</text:p>
          </table:table-cell>
          <table:table-cell table:formula="of:=COM.MICROSOFT.CONCAT(&quot;'year' =&gt; &quot;; [.C353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53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53])" office:value-type="string" office:string-value="'week_in_year' =&gt; 1" calcext:value-type="string">
            <text:p>'week_in_year' =&gt; 1</text:p>
          </table:table-cell>
          <table:table-cell table:formula="of:=COM.MICROSOFT.CONCAT(&quot;[ &quot;; [.H353]; &quot; &quot;; [.I353]; &quot; &quot;; [.J353]; &quot; &quot;; [.K353]; &quot; &quot;; [.L353]; &quot; &quot;; [.M353]; &quot; ],&quot;)" office:value-type="string" office:string-value="[ 'period_start' =&gt; '2031-04-01', 'period_end' =&gt; '2031-04-26', 'year' =&gt; 2031, 'quarter' =&gt; 1, 'period' =&gt; 1, 'week_in_year' =&gt; 1 ]," calcext:value-type="string">
            <text:p>[ 'period_start' =&gt; '2031-04-01', 'period_end' =&gt; '2031-04-26', 'year' =&gt; 2031, 'quarter' =&gt; 1, 'period' =&gt; 1, 'week_in_year' =&gt; 1 ],</text:p>
          </table:table-cell>
        </table:table-row>
        <table:table-row table:style-name="ro1">
          <table:table-cell table:formula="of:=[.B353]+1" office:value-type="date" office:date-value="2031-04-27" calcext:value-type="date">
            <text:p>2031-04-27</text:p>
          </table:table-cell>
          <table:table-cell table:style-name="ce2" office:value-type="date" office:date-value="2031-05-24" calcext:value-type="date">
            <text:p>2031-05-24</text:p>
          </table:table-cell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54]; &quot;YYYY-MM-DD&quot;); &quot;',&quot;)" office:value-type="string" office:string-value="'period_start' =&gt; '2031-04-27'," calcext:value-type="string">
            <text:p>'period_start' =&gt; '2031-04-27',</text:p>
          </table:table-cell>
          <table:table-cell table:formula="of:=COM.MICROSOFT.CONCAT(&quot;'period_end' =&gt; '&quot;; TEXT([.B354]; &quot;YYYY-MM-DD&quot;); &quot;',&quot;)" office:value-type="string" office:string-value="'period_end' =&gt; '2031-05-24'," calcext:value-type="string">
            <text:p>'period_end' =&gt; '2031-05-24',</text:p>
          </table:table-cell>
          <table:table-cell table:formula="of:=COM.MICROSOFT.CONCAT(&quot;'year' =&gt; &quot;; [.C354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54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54])" office:value-type="string" office:string-value="'week_in_year' =&gt; 5" calcext:value-type="string">
            <text:p>'week_in_year' =&gt; 5</text:p>
          </table:table-cell>
          <table:table-cell table:formula="of:=COM.MICROSOFT.CONCAT(&quot;[ &quot;; [.H354]; &quot; &quot;; [.I354]; &quot; &quot;; [.J354]; &quot; &quot;; [.K354]; &quot; &quot;; [.L354]; &quot; &quot;; [.M354]; &quot; ],&quot;)" office:value-type="string" office:string-value="[ 'period_start' =&gt; '2031-04-27', 'period_end' =&gt; '2031-05-24', 'year' =&gt; 2031, 'quarter' =&gt; 1, 'period' =&gt; 2, 'week_in_year' =&gt; 5 ]," calcext:value-type="string">
            <text:p>[ 'period_start' =&gt; '2031-04-27', 'period_end' =&gt; '2031-05-24', 'year' =&gt; 2031, 'quarter' =&gt; 1, 'period' =&gt; 2, 'week_in_year' =&gt; 5 ],</text:p>
          </table:table-cell>
        </table:table-row>
        <table:table-row table:style-name="ro1">
          <table:table-cell table:formula="of:=[.B354]+1" office:value-type="date" office:date-value="2031-05-25" calcext:value-type="date">
            <text:p>2031-05-25</text:p>
          </table:table-cell>
          <table:table-cell table:style-name="ce2" office:value-type="date" office:date-value="2031-06-21" calcext:value-type="date">
            <text:p>2031-06-21</text:p>
          </table:table-cell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55]; &quot;YYYY-MM-DD&quot;); &quot;',&quot;)" office:value-type="string" office:string-value="'period_start' =&gt; '2031-05-25'," calcext:value-type="string">
            <text:p>'period_start' =&gt; '2031-05-25',</text:p>
          </table:table-cell>
          <table:table-cell table:formula="of:=COM.MICROSOFT.CONCAT(&quot;'period_end' =&gt; '&quot;; TEXT([.B355]; &quot;YYYY-MM-DD&quot;); &quot;',&quot;)" office:value-type="string" office:string-value="'period_end' =&gt; '2031-06-21'," calcext:value-type="string">
            <text:p>'period_end' =&gt; '2031-06-21',</text:p>
          </table:table-cell>
          <table:table-cell table:formula="of:=COM.MICROSOFT.CONCAT(&quot;'year' =&gt; &quot;; [.C355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5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55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55])" office:value-type="string" office:string-value="'week_in_year' =&gt; 9" calcext:value-type="string">
            <text:p>'week_in_year' =&gt; 9</text:p>
          </table:table-cell>
          <table:table-cell table:formula="of:=COM.MICROSOFT.CONCAT(&quot;[ &quot;; [.H355]; &quot; &quot;; [.I355]; &quot; &quot;; [.J355]; &quot; &quot;; [.K355]; &quot; &quot;; [.L355]; &quot; &quot;; [.M355]; &quot; ],&quot;)" office:value-type="string" office:string-value="[ 'period_start' =&gt; '2031-05-25', 'period_end' =&gt; '2031-06-21', 'year' =&gt; 2031, 'quarter' =&gt; 1, 'period' =&gt; 3, 'week_in_year' =&gt; 9 ]," calcext:value-type="string">
            <text:p>[ 'period_start' =&gt; '2031-05-25', 'period_end' =&gt; '2031-06-21', 'year' =&gt; 2031, 'quarter' =&gt; 1, 'period' =&gt; 3, 'week_in_year' =&gt; 9 ],</text:p>
          </table:table-cell>
        </table:table-row>
        <table:table-row table:style-name="ro1">
          <table:table-cell table:formula="of:=[.B355]+1" office:value-type="date" office:date-value="2031-06-22" calcext:value-type="date">
            <text:p>2031-06-22</text:p>
          </table:table-cell>
          <table:table-cell table:style-name="ce2" office:value-type="date" office:date-value="2031-07-19" calcext:value-type="date">
            <text:p>2031-07-19</text:p>
          </table:table-cell>
          <table:table-cell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56]; &quot;YYYY-MM-DD&quot;); &quot;',&quot;)" office:value-type="string" office:string-value="'period_start' =&gt; '2031-06-22'," calcext:value-type="string">
            <text:p>'period_start' =&gt; '2031-06-22',</text:p>
          </table:table-cell>
          <table:table-cell table:formula="of:=COM.MICROSOFT.CONCAT(&quot;'period_end' =&gt; '&quot;; TEXT([.B356]; &quot;YYYY-MM-DD&quot;); &quot;',&quot;)" office:value-type="string" office:string-value="'period_end' =&gt; '2031-07-19'," calcext:value-type="string">
            <text:p>'period_end' =&gt; '2031-07-19',</text:p>
          </table:table-cell>
          <table:table-cell table:formula="of:=COM.MICROSOFT.CONCAT(&quot;'year' =&gt; &quot;; [.C356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56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56])" office:value-type="string" office:string-value="'week_in_year' =&gt; 13" calcext:value-type="string">
            <text:p>'week_in_year' =&gt; 13</text:p>
          </table:table-cell>
          <table:table-cell table:formula="of:=COM.MICROSOFT.CONCAT(&quot;[ &quot;; [.H356]; &quot; &quot;; [.I356]; &quot; &quot;; [.J356]; &quot; &quot;; [.K356]; &quot; &quot;; [.L356]; &quot; &quot;; [.M356]; &quot; ],&quot;)" office:value-type="string" office:string-value="[ 'period_start' =&gt; '2031-06-22', 'period_end' =&gt; '2031-07-19', 'year' =&gt; 2031, 'quarter' =&gt; 2, 'period' =&gt; 4, 'week_in_year' =&gt; 13 ]," calcext:value-type="string">
            <text:p>[ 'period_start' =&gt; '2031-06-22', 'period_end' =&gt; '2031-07-19', 'year' =&gt; 2031, 'quarter' =&gt; 2, 'period' =&gt; 4, 'week_in_year' =&gt; 13 ],</text:p>
          </table:table-cell>
        </table:table-row>
        <table:table-row table:style-name="ro1">
          <table:table-cell table:formula="of:=[.B356]+1" office:value-type="date" office:date-value="2031-07-20" calcext:value-type="date">
            <text:p>2031-07-20</text:p>
          </table:table-cell>
          <table:table-cell table:style-name="ce2" office:value-type="date" office:date-value="2031-08-16" calcext:value-type="date">
            <text:p>2031-08-16</text:p>
          </table:table-cell>
          <table:table-cell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56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57]; &quot;YYYY-MM-DD&quot;); &quot;',&quot;)" office:value-type="string" office:string-value="'period_start' =&gt; '2031-07-20'," calcext:value-type="string">
            <text:p>'period_start' =&gt; '2031-07-20',</text:p>
          </table:table-cell>
          <table:table-cell table:formula="of:=COM.MICROSOFT.CONCAT(&quot;'period_end' =&gt; '&quot;; TEXT([.B357]; &quot;YYYY-MM-DD&quot;); &quot;',&quot;)" office:value-type="string" office:string-value="'period_end' =&gt; '2031-08-16'," calcext:value-type="string">
            <text:p>'period_end' =&gt; '2031-08-16',</text:p>
          </table:table-cell>
          <table:table-cell table:formula="of:=COM.MICROSOFT.CONCAT(&quot;'year' =&gt; &quot;; [.C357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57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57])" office:value-type="string" office:string-value="'week_in_year' =&gt; 17" calcext:value-type="string">
            <text:p>'week_in_year' =&gt; 17</text:p>
          </table:table-cell>
          <table:table-cell table:formula="of:=COM.MICROSOFT.CONCAT(&quot;[ &quot;; [.H357]; &quot; &quot;; [.I357]; &quot; &quot;; [.J357]; &quot; &quot;; [.K357]; &quot; &quot;; [.L357]; &quot; &quot;; [.M357]; &quot; ],&quot;)" office:value-type="string" office:string-value="[ 'period_start' =&gt; '2031-07-20', 'period_end' =&gt; '2031-08-16', 'year' =&gt; 2031, 'quarter' =&gt; 2, 'period' =&gt; 5, 'week_in_year' =&gt; 17 ]," calcext:value-type="string">
            <text:p>[ 'period_start' =&gt; '2031-07-20', 'period_end' =&gt; '2031-08-16', 'year' =&gt; 2031, 'quarter' =&gt; 2, 'period' =&gt; 5, 'week_in_year' =&gt; 17 ],</text:p>
          </table:table-cell>
        </table:table-row>
        <table:table-row table:style-name="ro1">
          <table:table-cell table:formula="of:=[.B357]+1" office:value-type="date" office:date-value="2031-08-17" calcext:value-type="date">
            <text:p>2031-08-17</text:p>
          </table:table-cell>
          <table:table-cell table:style-name="ce2" office:value-type="date" office:date-value="2031-09-13" calcext:value-type="date">
            <text:p>2031-09-13</text:p>
          </table:table-cell>
          <table:table-cell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57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58]; &quot;YYYY-MM-DD&quot;); &quot;',&quot;)" office:value-type="string" office:string-value="'period_start' =&gt; '2031-08-17'," calcext:value-type="string">
            <text:p>'period_start' =&gt; '2031-08-17',</text:p>
          </table:table-cell>
          <table:table-cell table:formula="of:=COM.MICROSOFT.CONCAT(&quot;'period_end' =&gt; '&quot;; TEXT([.B358]; &quot;YYYY-MM-DD&quot;); &quot;',&quot;)" office:value-type="string" office:string-value="'period_end' =&gt; '2031-09-13'," calcext:value-type="string">
            <text:p>'period_end' =&gt; '2031-09-13',</text:p>
          </table:table-cell>
          <table:table-cell table:formula="of:=COM.MICROSOFT.CONCAT(&quot;'year' =&gt; &quot;; [.C358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8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58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58])" office:value-type="string" office:string-value="'week_in_year' =&gt; 21" calcext:value-type="string">
            <text:p>'week_in_year' =&gt; 21</text:p>
          </table:table-cell>
          <table:table-cell table:formula="of:=COM.MICROSOFT.CONCAT(&quot;[ &quot;; [.H358]; &quot; &quot;; [.I358]; &quot; &quot;; [.J358]; &quot; &quot;; [.K358]; &quot; &quot;; [.L358]; &quot; &quot;; [.M358]; &quot; ],&quot;)" office:value-type="string" office:string-value="[ 'period_start' =&gt; '2031-08-17', 'period_end' =&gt; '2031-09-13', 'year' =&gt; 2031, 'quarter' =&gt; 2, 'period' =&gt; 6, 'week_in_year' =&gt; 21 ]," calcext:value-type="string">
            <text:p>[ 'period_start' =&gt; '2031-08-17', 'period_end' =&gt; '2031-09-13', 'year' =&gt; 2031, 'quarter' =&gt; 2, 'period' =&gt; 6, 'week_in_year' =&gt; 21 ],</text:p>
          </table:table-cell>
        </table:table-row>
        <table:table-row table:style-name="ro1">
          <table:table-cell table:formula="of:=[.B358]+1" office:value-type="date" office:date-value="2031-09-14" calcext:value-type="date">
            <text:p>2031-09-14</text:p>
          </table:table-cell>
          <table:table-cell table:style-name="ce2" office:value-type="date" office:date-value="2031-10-11" calcext:value-type="date">
            <text:p>2031-10-11</text:p>
          </table:table-cell>
          <table:table-cell office:value-type="float" office:value="2031" calcext:value-type="float">
            <text:p>20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58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59]; &quot;YYYY-MM-DD&quot;); &quot;',&quot;)" office:value-type="string" office:string-value="'period_start' =&gt; '2031-09-14'," calcext:value-type="string">
            <text:p>'period_start' =&gt; '2031-09-14',</text:p>
          </table:table-cell>
          <table:table-cell table:formula="of:=COM.MICROSOFT.CONCAT(&quot;'period_end' =&gt; '&quot;; TEXT([.B359]; &quot;YYYY-MM-DD&quot;); &quot;',&quot;)" office:value-type="string" office:string-value="'period_end' =&gt; '2031-10-11'," calcext:value-type="string">
            <text:p>'period_end' =&gt; '2031-10-11',</text:p>
          </table:table-cell>
          <table:table-cell table:formula="of:=COM.MICROSOFT.CONCAT(&quot;'year' =&gt; &quot;; [.C359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5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59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59])" office:value-type="string" office:string-value="'week_in_year' =&gt; 25" calcext:value-type="string">
            <text:p>'week_in_year' =&gt; 25</text:p>
          </table:table-cell>
          <table:table-cell table:formula="of:=COM.MICROSOFT.CONCAT(&quot;[ &quot;; [.H359]; &quot; &quot;; [.I359]; &quot; &quot;; [.J359]; &quot; &quot;; [.K359]; &quot; &quot;; [.L359]; &quot; &quot;; [.M359]; &quot; ],&quot;)" office:value-type="string" office:string-value="[ 'period_start' =&gt; '2031-09-14', 'period_end' =&gt; '2031-10-11', 'year' =&gt; 2031, 'quarter' =&gt; 3, 'period' =&gt; 7, 'week_in_year' =&gt; 25 ]," calcext:value-type="string">
            <text:p>[ 'period_start' =&gt; '2031-09-14', 'period_end' =&gt; '2031-10-11', 'year' =&gt; 2031, 'quarter' =&gt; 3, 'period' =&gt; 7, 'week_in_year' =&gt; 25 ],</text:p>
          </table:table-cell>
        </table:table-row>
        <table:table-row table:style-name="ro1">
          <table:table-cell table:formula="of:=[.B359]+1" office:value-type="date" office:date-value="2031-10-12" calcext:value-type="date">
            <text:p>2031-10-12</text:p>
          </table:table-cell>
          <table:table-cell table:style-name="ce2" office:value-type="date" office:date-value="2031-11-08" calcext:value-type="date">
            <text:p>2031-11-08</text:p>
          </table:table-cell>
          <table:table-cell office:value-type="float" office:value="2031" calcext:value-type="float">
            <text:p>20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59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60]; &quot;YYYY-MM-DD&quot;); &quot;',&quot;)" office:value-type="string" office:string-value="'period_start' =&gt; '2031-10-12'," calcext:value-type="string">
            <text:p>'period_start' =&gt; '2031-10-12',</text:p>
          </table:table-cell>
          <table:table-cell table:formula="of:=COM.MICROSOFT.CONCAT(&quot;'period_end' =&gt; '&quot;; TEXT([.B360]; &quot;YYYY-MM-DD&quot;); &quot;',&quot;)" office:value-type="string" office:string-value="'period_end' =&gt; '2031-11-08'," calcext:value-type="string">
            <text:p>'period_end' =&gt; '2031-11-08',</text:p>
          </table:table-cell>
          <table:table-cell table:formula="of:=COM.MICROSOFT.CONCAT(&quot;'year' =&gt; &quot;; [.C360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6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60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60])" office:value-type="string" office:string-value="'week_in_year' =&gt; 29" calcext:value-type="string">
            <text:p>'week_in_year' =&gt; 29</text:p>
          </table:table-cell>
          <table:table-cell table:formula="of:=COM.MICROSOFT.CONCAT(&quot;[ &quot;; [.H360]; &quot; &quot;; [.I360]; &quot; &quot;; [.J360]; &quot; &quot;; [.K360]; &quot; &quot;; [.L360]; &quot; &quot;; [.M360]; &quot; ],&quot;)" office:value-type="string" office:string-value="[ 'period_start' =&gt; '2031-10-12', 'period_end' =&gt; '2031-11-08', 'year' =&gt; 2031, 'quarter' =&gt; 3, 'period' =&gt; 8, 'week_in_year' =&gt; 29 ]," calcext:value-type="string">
            <text:p>[ 'period_start' =&gt; '2031-10-12', 'period_end' =&gt; '2031-11-08', 'year' =&gt; 2031, 'quarter' =&gt; 3, 'period' =&gt; 8, 'week_in_year' =&gt; 29 ],</text:p>
          </table:table-cell>
        </table:table-row>
        <table:table-row table:style-name="ro1">
          <table:table-cell table:formula="of:=[.B360]+1" office:value-type="date" office:date-value="2031-11-09" calcext:value-type="date">
            <text:p>2031-11-09</text:p>
          </table:table-cell>
          <table:table-cell table:style-name="ce2" office:value-type="date" office:date-value="2031-12-06" calcext:value-type="date">
            <text:p>2031-12-06</text:p>
          </table:table-cell>
          <table:table-cell office:value-type="float" office:value="2031" calcext:value-type="float">
            <text:p>203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60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61]; &quot;YYYY-MM-DD&quot;); &quot;',&quot;)" office:value-type="string" office:string-value="'period_start' =&gt; '2031-11-09'," calcext:value-type="string">
            <text:p>'period_start' =&gt; '2031-11-09',</text:p>
          </table:table-cell>
          <table:table-cell table:formula="of:=COM.MICROSOFT.CONCAT(&quot;'period_end' =&gt; '&quot;; TEXT([.B361]; &quot;YYYY-MM-DD&quot;); &quot;',&quot;)" office:value-type="string" office:string-value="'period_end' =&gt; '2031-12-06'," calcext:value-type="string">
            <text:p>'period_end' =&gt; '2031-12-06',</text:p>
          </table:table-cell>
          <table:table-cell table:formula="of:=COM.MICROSOFT.CONCAT(&quot;'year' =&gt; &quot;; [.C361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61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61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61])" office:value-type="string" office:string-value="'week_in_year' =&gt; 33" calcext:value-type="string">
            <text:p>'week_in_year' =&gt; 33</text:p>
          </table:table-cell>
          <table:table-cell table:formula="of:=COM.MICROSOFT.CONCAT(&quot;[ &quot;; [.H361]; &quot; &quot;; [.I361]; &quot; &quot;; [.J361]; &quot; &quot;; [.K361]; &quot; &quot;; [.L361]; &quot; &quot;; [.M361]; &quot; ],&quot;)" office:value-type="string" office:string-value="[ 'period_start' =&gt; '2031-11-09', 'period_end' =&gt; '2031-12-06', 'year' =&gt; 2031, 'quarter' =&gt; 3, 'period' =&gt; 9, 'week_in_year' =&gt; 33 ]," calcext:value-type="string">
            <text:p>[ 'period_start' =&gt; '2031-11-09', 'period_end' =&gt; '2031-12-06', 'year' =&gt; 2031, 'quarter' =&gt; 3, 'period' =&gt; 9, 'week_in_year' =&gt; 33 ],</text:p>
          </table:table-cell>
        </table:table-row>
        <table:table-row table:style-name="ro1">
          <table:table-cell table:formula="of:=[.B361]+1" office:value-type="date" office:date-value="2031-12-07" calcext:value-type="date">
            <text:p>2031-12-07</text:p>
          </table:table-cell>
          <table:table-cell table:style-name="ce2" office:value-type="date" office:date-value="2032-01-03" calcext:value-type="date">
            <text:p>2032-01-03</text:p>
          </table:table-cell>
          <table:table-cell office:value-type="float" office:value="2031" calcext:value-type="float">
            <text:p>20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61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62]; &quot;YYYY-MM-DD&quot;); &quot;',&quot;)" office:value-type="string" office:string-value="'period_start' =&gt; '2031-12-07'," calcext:value-type="string">
            <text:p>'period_start' =&gt; '2031-12-07',</text:p>
          </table:table-cell>
          <table:table-cell table:formula="of:=COM.MICROSOFT.CONCAT(&quot;'period_end' =&gt; '&quot;; TEXT([.B362]; &quot;YYYY-MM-DD&quot;); &quot;',&quot;)" office:value-type="string" office:string-value="'period_end' =&gt; '2032-01-03'," calcext:value-type="string">
            <text:p>'period_end' =&gt; '2032-01-03',</text:p>
          </table:table-cell>
          <table:table-cell table:formula="of:=COM.MICROSOFT.CONCAT(&quot;'year' =&gt; &quot;; [.C362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6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62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62])" office:value-type="string" office:string-value="'week_in_year' =&gt; 37" calcext:value-type="string">
            <text:p>'week_in_year' =&gt; 37</text:p>
          </table:table-cell>
          <table:table-cell table:formula="of:=COM.MICROSOFT.CONCAT(&quot;[ &quot;; [.H362]; &quot; &quot;; [.I362]; &quot; &quot;; [.J362]; &quot; &quot;; [.K362]; &quot; &quot;; [.L362]; &quot; &quot;; [.M362]; &quot; ],&quot;)" office:value-type="string" office:string-value="[ 'period_start' =&gt; '2031-12-07', 'period_end' =&gt; '2032-01-03', 'year' =&gt; 2031, 'quarter' =&gt; 4, 'period' =&gt; 10, 'week_in_year' =&gt; 37 ]," calcext:value-type="string">
            <text:p>[ 'period_start' =&gt; '2031-12-07', 'period_end' =&gt; '2032-01-03', 'year' =&gt; 2031, 'quarter' =&gt; 4, 'period' =&gt; 10, 'week_in_year' =&gt; 37 ],</text:p>
          </table:table-cell>
        </table:table-row>
        <table:table-row table:style-name="ro1">
          <table:table-cell table:formula="of:=[.B362]+1" office:value-type="date" office:date-value="2032-01-04" calcext:value-type="date">
            <text:p>2032-01-04</text:p>
          </table:table-cell>
          <table:table-cell table:style-name="ce2" office:value-type="date" office:date-value="2032-01-31" calcext:value-type="date">
            <text:p>2032-01-31</text:p>
          </table:table-cell>
          <table:table-cell office:value-type="float" office:value="2031" calcext:value-type="float">
            <text:p>20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62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63]; &quot;YYYY-MM-DD&quot;); &quot;',&quot;)" office:value-type="string" office:string-value="'period_start' =&gt; '2032-01-04'," calcext:value-type="string">
            <text:p>'period_start' =&gt; '2032-01-04',</text:p>
          </table:table-cell>
          <table:table-cell table:formula="of:=COM.MICROSOFT.CONCAT(&quot;'period_end' =&gt; '&quot;; TEXT([.B363]; &quot;YYYY-MM-DD&quot;); &quot;',&quot;)" office:value-type="string" office:string-value="'period_end' =&gt; '2032-01-31'," calcext:value-type="string">
            <text:p>'period_end' =&gt; '2032-01-31',</text:p>
          </table:table-cell>
          <table:table-cell table:formula="of:=COM.MICROSOFT.CONCAT(&quot;'year' =&gt; &quot;; [.C363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6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63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63])" office:value-type="string" office:string-value="'week_in_year' =&gt; 41" calcext:value-type="string">
            <text:p>'week_in_year' =&gt; 41</text:p>
          </table:table-cell>
          <table:table-cell table:formula="of:=COM.MICROSOFT.CONCAT(&quot;[ &quot;; [.H363]; &quot; &quot;; [.I363]; &quot; &quot;; [.J363]; &quot; &quot;; [.K363]; &quot; &quot;; [.L363]; &quot; &quot;; [.M363]; &quot; ],&quot;)" office:value-type="string" office:string-value="[ 'period_start' =&gt; '2032-01-04', 'period_end' =&gt; '2032-01-31', 'year' =&gt; 2031, 'quarter' =&gt; 4, 'period' =&gt; 11, 'week_in_year' =&gt; 41 ]," calcext:value-type="string">
            <text:p>[ 'period_start' =&gt; '2032-01-04', 'period_end' =&gt; '2032-01-31', 'year' =&gt; 2031, 'quarter' =&gt; 4, 'period' =&gt; 11, 'week_in_year' =&gt; 41 ],</text:p>
          </table:table-cell>
        </table:table-row>
        <table:table-row table:style-name="ro1">
          <table:table-cell table:formula="of:=[.B363]+1" office:value-type="date" office:date-value="2032-02-01" calcext:value-type="date">
            <text:p>2032-02-01</text:p>
          </table:table-cell>
          <table:table-cell table:style-name="ce2" office:value-type="date" office:date-value="2032-02-28" calcext:value-type="date">
            <text:p>2032-02-28</text:p>
          </table:table-cell>
          <table:table-cell office:value-type="float" office:value="2031" calcext:value-type="float">
            <text:p>20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63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64]; &quot;YYYY-MM-DD&quot;); &quot;',&quot;)" office:value-type="string" office:string-value="'period_start' =&gt; '2032-02-01'," calcext:value-type="string">
            <text:p>'period_start' =&gt; '2032-02-01',</text:p>
          </table:table-cell>
          <table:table-cell table:formula="of:=COM.MICROSOFT.CONCAT(&quot;'period_end' =&gt; '&quot;; TEXT([.B364]; &quot;YYYY-MM-DD&quot;); &quot;',&quot;)" office:value-type="string" office:string-value="'period_end' =&gt; '2032-02-28'," calcext:value-type="string">
            <text:p>'period_end' =&gt; '2032-02-28',</text:p>
          </table:table-cell>
          <table:table-cell table:formula="of:=COM.MICROSOFT.CONCAT(&quot;'year' =&gt; &quot;; [.C364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6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64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64])" office:value-type="string" office:string-value="'week_in_year' =&gt; 45" calcext:value-type="string">
            <text:p>'week_in_year' =&gt; 45</text:p>
          </table:table-cell>
          <table:table-cell table:formula="of:=COM.MICROSOFT.CONCAT(&quot;[ &quot;; [.H364]; &quot; &quot;; [.I364]; &quot; &quot;; [.J364]; &quot; &quot;; [.K364]; &quot; &quot;; [.L364]; &quot; &quot;; [.M364]; &quot; ],&quot;)" office:value-type="string" office:string-value="[ 'period_start' =&gt; '2032-02-01', 'period_end' =&gt; '2032-02-28', 'year' =&gt; 2031, 'quarter' =&gt; 4, 'period' =&gt; 12, 'week_in_year' =&gt; 45 ]," calcext:value-type="string">
            <text:p>[ 'period_start' =&gt; '2032-02-01', 'period_end' =&gt; '2032-02-28', 'year' =&gt; 2031, 'quarter' =&gt; 4, 'period' =&gt; 12, 'week_in_year' =&gt; 45 ],</text:p>
          </table:table-cell>
        </table:table-row>
        <table:table-row table:style-name="ro1">
          <table:table-cell table:formula="of:=[.B364]+1" office:value-type="date" office:date-value="2032-02-29" calcext:value-type="date">
            <text:p>2032-02-29</text:p>
          </table:table-cell>
          <table:table-cell table:style-name="ce2" office:value-type="date" office:date-value="2032-03-31" calcext:value-type="date">
            <text:p>2032-03-31</text:p>
          </table:table-cell>
          <table:table-cell office:value-type="float" office:value="2031" calcext:value-type="float">
            <text:p>20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64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65]; &quot;YYYY-MM-DD&quot;); &quot;',&quot;)" office:value-type="string" office:string-value="'period_start' =&gt; '2032-02-29'," calcext:value-type="string">
            <text:p>'period_start' =&gt; '2032-02-29',</text:p>
          </table:table-cell>
          <table:table-cell table:formula="of:=COM.MICROSOFT.CONCAT(&quot;'period_end' =&gt; '&quot;; TEXT([.B365]; &quot;YYYY-MM-DD&quot;); &quot;',&quot;)" office:value-type="string" office:string-value="'period_end' =&gt; '2032-03-31'," calcext:value-type="string">
            <text:p>'period_end' =&gt; '2032-03-31',</text:p>
          </table:table-cell>
          <table:table-cell table:formula="of:=COM.MICROSOFT.CONCAT(&quot;'year' =&gt; &quot;; [.C365]; &quot;,&quot;)" office:value-type="string" office:string-value="'year' =&gt; 2031," calcext:value-type="string">
            <text:p>'year' =&gt; 2031,</text:p>
          </table:table-cell>
          <table:table-cell table:formula="of:=COM.MICROSOFT.CONCAT(&quot;'quarter' =&gt; &quot;; [.D36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65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65])" office:value-type="string" office:string-value="'week_in_year' =&gt; 49" calcext:value-type="string">
            <text:p>'week_in_year' =&gt; 49</text:p>
          </table:table-cell>
          <table:table-cell table:formula="of:=COM.MICROSOFT.CONCAT(&quot;[ &quot;; [.H365]; &quot; &quot;; [.I365]; &quot; &quot;; [.J365]; &quot; &quot;; [.K365]; &quot; &quot;; [.L365]; &quot; &quot;; [.M365]; &quot; ],&quot;)" office:value-type="string" office:string-value="[ 'period_start' =&gt; '2032-02-29', 'period_end' =&gt; '2032-03-31', 'year' =&gt; 2031, 'quarter' =&gt; 4, 'period' =&gt; 13, 'week_in_year' =&gt; 49 ]," calcext:value-type="string">
            <text:p>[ 'period_start' =&gt; '2032-02-29', 'period_end' =&gt; '2032-03-31', 'year' =&gt; 2031, 'quarter' =&gt; 4, 'period' =&gt; 13, 'week_in_year' =&gt; 49 ],</text:p>
          </table:table-cell>
        </table:table-row>
        <table:table-row table:style-name="ro1">
          <table:table-cell table:formula="of:=[.B365]+1" office:value-type="date" office:date-value="2032-04-01" calcext:value-type="date">
            <text:p>2032-04-01</text:p>
          </table:table-cell>
          <table:table-cell table:style-name="ce2" office:value-type="date" office:date-value="2032-05-01" calcext:value-type="date">
            <text:p>2032-05-01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66]; &quot;YYYY-MM-DD&quot;); &quot;',&quot;)" office:value-type="string" office:string-value="'period_start' =&gt; '2032-04-01'," calcext:value-type="string">
            <text:p>'period_start' =&gt; '2032-04-01',</text:p>
          </table:table-cell>
          <table:table-cell table:formula="of:=COM.MICROSOFT.CONCAT(&quot;'period_end' =&gt; '&quot;; TEXT([.B366]; &quot;YYYY-MM-DD&quot;); &quot;',&quot;)" office:value-type="string" office:string-value="'period_end' =&gt; '2032-05-01'," calcext:value-type="string">
            <text:p>'period_end' =&gt; '2032-05-01',</text:p>
          </table:table-cell>
          <table:table-cell table:formula="of:=COM.MICROSOFT.CONCAT(&quot;'year' =&gt; &quot;; [.C366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66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66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66])" office:value-type="string" office:string-value="'week_in_year' =&gt; 1" calcext:value-type="string">
            <text:p>'week_in_year' =&gt; 1</text:p>
          </table:table-cell>
          <table:table-cell table:formula="of:=COM.MICROSOFT.CONCAT(&quot;[ &quot;; [.H366]; &quot; &quot;; [.I366]; &quot; &quot;; [.J366]; &quot; &quot;; [.K366]; &quot; &quot;; [.L366]; &quot; &quot;; [.M366]; &quot; ],&quot;)" office:value-type="string" office:string-value="[ 'period_start' =&gt; '2032-04-01', 'period_end' =&gt; '2032-05-01', 'year' =&gt; 2032, 'quarter' =&gt; 1, 'period' =&gt; 1, 'week_in_year' =&gt; 1 ]," calcext:value-type="string">
            <text:p>[ 'period_start' =&gt; '2032-04-01', 'period_end' =&gt; '2032-05-01', 'year' =&gt; 2032, 'quarter' =&gt; 1, 'period' =&gt; 1, 'week_in_year' =&gt; 1 ],</text:p>
          </table:table-cell>
        </table:table-row>
        <table:table-row table:style-name="ro1">
          <table:table-cell table:formula="of:=[.B366]+1" office:value-type="date" office:date-value="2032-05-02" calcext:value-type="date">
            <text:p>2032-05-02</text:p>
          </table:table-cell>
          <table:table-cell table:style-name="ce2" office:value-type="date" office:date-value="2032-05-29" calcext:value-type="date">
            <text:p>2032-05-29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67]; &quot;YYYY-MM-DD&quot;); &quot;',&quot;)" office:value-type="string" office:string-value="'period_start' =&gt; '2032-05-02'," calcext:value-type="string">
            <text:p>'period_start' =&gt; '2032-05-02',</text:p>
          </table:table-cell>
          <table:table-cell table:formula="of:=COM.MICROSOFT.CONCAT(&quot;'period_end' =&gt; '&quot;; TEXT([.B367]; &quot;YYYY-MM-DD&quot;); &quot;',&quot;)" office:value-type="string" office:string-value="'period_end' =&gt; '2032-05-29'," calcext:value-type="string">
            <text:p>'period_end' =&gt; '2032-05-29',</text:p>
          </table:table-cell>
          <table:table-cell table:formula="of:=COM.MICROSOFT.CONCAT(&quot;'year' =&gt; &quot;; [.C367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67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67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67])" office:value-type="string" office:string-value="'week_in_year' =&gt; 5" calcext:value-type="string">
            <text:p>'week_in_year' =&gt; 5</text:p>
          </table:table-cell>
          <table:table-cell table:formula="of:=COM.MICROSOFT.CONCAT(&quot;[ &quot;; [.H367]; &quot; &quot;; [.I367]; &quot; &quot;; [.J367]; &quot; &quot;; [.K367]; &quot; &quot;; [.L367]; &quot; &quot;; [.M367]; &quot; ],&quot;)" office:value-type="string" office:string-value="[ 'period_start' =&gt; '2032-05-02', 'period_end' =&gt; '2032-05-29', 'year' =&gt; 2032, 'quarter' =&gt; 1, 'period' =&gt; 2, 'week_in_year' =&gt; 5 ]," calcext:value-type="string">
            <text:p>[ 'period_start' =&gt; '2032-05-02', 'period_end' =&gt; '2032-05-29', 'year' =&gt; 2032, 'quarter' =&gt; 1, 'period' =&gt; 2, 'week_in_year' =&gt; 5 ],</text:p>
          </table:table-cell>
        </table:table-row>
        <table:table-row table:style-name="ro1">
          <table:table-cell table:formula="of:=[.B367]+1" office:value-type="date" office:date-value="2032-05-30" calcext:value-type="date">
            <text:p>2032-05-30</text:p>
          </table:table-cell>
          <table:table-cell table:style-name="ce2" office:value-type="date" office:date-value="2032-06-26" calcext:value-type="date">
            <text:p>2032-06-26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68]; &quot;YYYY-MM-DD&quot;); &quot;',&quot;)" office:value-type="string" office:string-value="'period_start' =&gt; '2032-05-30'," calcext:value-type="string">
            <text:p>'period_start' =&gt; '2032-05-30',</text:p>
          </table:table-cell>
          <table:table-cell table:formula="of:=COM.MICROSOFT.CONCAT(&quot;'period_end' =&gt; '&quot;; TEXT([.B368]; &quot;YYYY-MM-DD&quot;); &quot;',&quot;)" office:value-type="string" office:string-value="'period_end' =&gt; '2032-06-26'," calcext:value-type="string">
            <text:p>'period_end' =&gt; '2032-06-26',</text:p>
          </table:table-cell>
          <table:table-cell table:formula="of:=COM.MICROSOFT.CONCAT(&quot;'year' =&gt; &quot;; [.C368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68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68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68])" office:value-type="string" office:string-value="'week_in_year' =&gt; 9" calcext:value-type="string">
            <text:p>'week_in_year' =&gt; 9</text:p>
          </table:table-cell>
          <table:table-cell table:formula="of:=COM.MICROSOFT.CONCAT(&quot;[ &quot;; [.H368]; &quot; &quot;; [.I368]; &quot; &quot;; [.J368]; &quot; &quot;; [.K368]; &quot; &quot;; [.L368]; &quot; &quot;; [.M368]; &quot; ],&quot;)" office:value-type="string" office:string-value="[ 'period_start' =&gt; '2032-05-30', 'period_end' =&gt; '2032-06-26', 'year' =&gt; 2032, 'quarter' =&gt; 1, 'period' =&gt; 3, 'week_in_year' =&gt; 9 ]," calcext:value-type="string">
            <text:p>[ 'period_start' =&gt; '2032-05-30', 'period_end' =&gt; '2032-06-26', 'year' =&gt; 2032, 'quarter' =&gt; 1, 'period' =&gt; 3, 'week_in_year' =&gt; 9 ],</text:p>
          </table:table-cell>
        </table:table-row>
        <table:table-row table:style-name="ro1">
          <table:table-cell table:formula="of:=[.B368]+1" office:value-type="date" office:date-value="2032-06-27" calcext:value-type="date">
            <text:p>2032-06-27</text:p>
          </table:table-cell>
          <table:table-cell table:style-name="ce2" office:value-type="date" office:date-value="2032-07-24" calcext:value-type="date">
            <text:p>2032-07-24</text:p>
          </table:table-cell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69]; &quot;YYYY-MM-DD&quot;); &quot;',&quot;)" office:value-type="string" office:string-value="'period_start' =&gt; '2032-06-27'," calcext:value-type="string">
            <text:p>'period_start' =&gt; '2032-06-27',</text:p>
          </table:table-cell>
          <table:table-cell table:formula="of:=COM.MICROSOFT.CONCAT(&quot;'period_end' =&gt; '&quot;; TEXT([.B369]; &quot;YYYY-MM-DD&quot;); &quot;',&quot;)" office:value-type="string" office:string-value="'period_end' =&gt; '2032-07-24'," calcext:value-type="string">
            <text:p>'period_end' =&gt; '2032-07-24',</text:p>
          </table:table-cell>
          <table:table-cell table:formula="of:=COM.MICROSOFT.CONCAT(&quot;'year' =&gt; &quot;; [.C369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69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69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69])" office:value-type="string" office:string-value="'week_in_year' =&gt; 13" calcext:value-type="string">
            <text:p>'week_in_year' =&gt; 13</text:p>
          </table:table-cell>
          <table:table-cell table:formula="of:=COM.MICROSOFT.CONCAT(&quot;[ &quot;; [.H369]; &quot; &quot;; [.I369]; &quot; &quot;; [.J369]; &quot; &quot;; [.K369]; &quot; &quot;; [.L369]; &quot; &quot;; [.M369]; &quot; ],&quot;)" office:value-type="string" office:string-value="[ 'period_start' =&gt; '2032-06-27', 'period_end' =&gt; '2032-07-24', 'year' =&gt; 2032, 'quarter' =&gt; 2, 'period' =&gt; 4, 'week_in_year' =&gt; 13 ]," calcext:value-type="string">
            <text:p>[ 'period_start' =&gt; '2032-06-27', 'period_end' =&gt; '2032-07-24', 'year' =&gt; 2032, 'quarter' =&gt; 2, 'period' =&gt; 4, 'week_in_year' =&gt; 13 ],</text:p>
          </table:table-cell>
        </table:table-row>
        <table:table-row table:style-name="ro1">
          <table:table-cell table:formula="of:=[.B369]+1" office:value-type="date" office:date-value="2032-07-25" calcext:value-type="date">
            <text:p>2032-07-25</text:p>
          </table:table-cell>
          <table:table-cell table:style-name="ce2" office:value-type="date" office:date-value="2032-08-21" calcext:value-type="date">
            <text:p>2032-08-21</text:p>
          </table:table-cell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69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70]; &quot;YYYY-MM-DD&quot;); &quot;',&quot;)" office:value-type="string" office:string-value="'period_start' =&gt; '2032-07-25'," calcext:value-type="string">
            <text:p>'period_start' =&gt; '2032-07-25',</text:p>
          </table:table-cell>
          <table:table-cell table:formula="of:=COM.MICROSOFT.CONCAT(&quot;'period_end' =&gt; '&quot;; TEXT([.B370]; &quot;YYYY-MM-DD&quot;); &quot;',&quot;)" office:value-type="string" office:string-value="'period_end' =&gt; '2032-08-21'," calcext:value-type="string">
            <text:p>'period_end' =&gt; '2032-08-21',</text:p>
          </table:table-cell>
          <table:table-cell table:formula="of:=COM.MICROSOFT.CONCAT(&quot;'year' =&gt; &quot;; [.C370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0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70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70])" office:value-type="string" office:string-value="'week_in_year' =&gt; 17" calcext:value-type="string">
            <text:p>'week_in_year' =&gt; 17</text:p>
          </table:table-cell>
          <table:table-cell table:formula="of:=COM.MICROSOFT.CONCAT(&quot;[ &quot;; [.H370]; &quot; &quot;; [.I370]; &quot; &quot;; [.J370]; &quot; &quot;; [.K370]; &quot; &quot;; [.L370]; &quot; &quot;; [.M370]; &quot; ],&quot;)" office:value-type="string" office:string-value="[ 'period_start' =&gt; '2032-07-25', 'period_end' =&gt; '2032-08-21', 'year' =&gt; 2032, 'quarter' =&gt; 2, 'period' =&gt; 5, 'week_in_year' =&gt; 17 ]," calcext:value-type="string">
            <text:p>[ 'period_start' =&gt; '2032-07-25', 'period_end' =&gt; '2032-08-21', 'year' =&gt; 2032, 'quarter' =&gt; 2, 'period' =&gt; 5, 'week_in_year' =&gt; 17 ],</text:p>
          </table:table-cell>
        </table:table-row>
        <table:table-row table:style-name="ro1">
          <table:table-cell table:formula="of:=[.B370]+1" office:value-type="date" office:date-value="2032-08-22" calcext:value-type="date">
            <text:p>2032-08-22</text:p>
          </table:table-cell>
          <table:table-cell table:style-name="ce2" office:value-type="date" office:date-value="2032-09-18" calcext:value-type="date">
            <text:p>2032-09-18</text:p>
          </table:table-cell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70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71]; &quot;YYYY-MM-DD&quot;); &quot;',&quot;)" office:value-type="string" office:string-value="'period_start' =&gt; '2032-08-22'," calcext:value-type="string">
            <text:p>'period_start' =&gt; '2032-08-22',</text:p>
          </table:table-cell>
          <table:table-cell table:formula="of:=COM.MICROSOFT.CONCAT(&quot;'period_end' =&gt; '&quot;; TEXT([.B371]; &quot;YYYY-MM-DD&quot;); &quot;',&quot;)" office:value-type="string" office:string-value="'period_end' =&gt; '2032-09-18'," calcext:value-type="string">
            <text:p>'period_end' =&gt; '2032-09-18',</text:p>
          </table:table-cell>
          <table:table-cell table:formula="of:=COM.MICROSOFT.CONCAT(&quot;'year' =&gt; &quot;; [.C371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1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71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71])" office:value-type="string" office:string-value="'week_in_year' =&gt; 21" calcext:value-type="string">
            <text:p>'week_in_year' =&gt; 21</text:p>
          </table:table-cell>
          <table:table-cell table:formula="of:=COM.MICROSOFT.CONCAT(&quot;[ &quot;; [.H371]; &quot; &quot;; [.I371]; &quot; &quot;; [.J371]; &quot; &quot;; [.K371]; &quot; &quot;; [.L371]; &quot; &quot;; [.M371]; &quot; ],&quot;)" office:value-type="string" office:string-value="[ 'period_start' =&gt; '2032-08-22', 'period_end' =&gt; '2032-09-18', 'year' =&gt; 2032, 'quarter' =&gt; 2, 'period' =&gt; 6, 'week_in_year' =&gt; 21 ]," calcext:value-type="string">
            <text:p>[ 'period_start' =&gt; '2032-08-22', 'period_end' =&gt; '2032-09-18', 'year' =&gt; 2032, 'quarter' =&gt; 2, 'period' =&gt; 6, 'week_in_year' =&gt; 21 ],</text:p>
          </table:table-cell>
        </table:table-row>
        <table:table-row table:style-name="ro1">
          <table:table-cell table:formula="of:=[.B371]+1" office:value-type="date" office:date-value="2032-09-19" calcext:value-type="date">
            <text:p>2032-09-19</text:p>
          </table:table-cell>
          <table:table-cell table:style-name="ce2" office:value-type="date" office:date-value="2032-10-16" calcext:value-type="date">
            <text:p>2032-10-16</text:p>
          </table:table-cell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71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72]; &quot;YYYY-MM-DD&quot;); &quot;',&quot;)" office:value-type="string" office:string-value="'period_start' =&gt; '2032-09-19'," calcext:value-type="string">
            <text:p>'period_start' =&gt; '2032-09-19',</text:p>
          </table:table-cell>
          <table:table-cell table:formula="of:=COM.MICROSOFT.CONCAT(&quot;'period_end' =&gt; '&quot;; TEXT([.B372]; &quot;YYYY-MM-DD&quot;); &quot;',&quot;)" office:value-type="string" office:string-value="'period_end' =&gt; '2032-10-16'," calcext:value-type="string">
            <text:p>'period_end' =&gt; '2032-10-16',</text:p>
          </table:table-cell>
          <table:table-cell table:formula="of:=COM.MICROSOFT.CONCAT(&quot;'year' =&gt; &quot;; [.C372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2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72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72])" office:value-type="string" office:string-value="'week_in_year' =&gt; 25" calcext:value-type="string">
            <text:p>'week_in_year' =&gt; 25</text:p>
          </table:table-cell>
          <table:table-cell table:formula="of:=COM.MICROSOFT.CONCAT(&quot;[ &quot;; [.H372]; &quot; &quot;; [.I372]; &quot; &quot;; [.J372]; &quot; &quot;; [.K372]; &quot; &quot;; [.L372]; &quot; &quot;; [.M372]; &quot; ],&quot;)" office:value-type="string" office:string-value="[ 'period_start' =&gt; '2032-09-19', 'period_end' =&gt; '2032-10-16', 'year' =&gt; 2032, 'quarter' =&gt; 3, 'period' =&gt; 7, 'week_in_year' =&gt; 25 ]," calcext:value-type="string">
            <text:p>[ 'period_start' =&gt; '2032-09-19', 'period_end' =&gt; '2032-10-16', 'year' =&gt; 2032, 'quarter' =&gt; 3, 'period' =&gt; 7, 'week_in_year' =&gt; 25 ],</text:p>
          </table:table-cell>
        </table:table-row>
        <table:table-row table:style-name="ro1">
          <table:table-cell table:formula="of:=[.B372]+1" office:value-type="date" office:date-value="2032-10-17" calcext:value-type="date">
            <text:p>2032-10-17</text:p>
          </table:table-cell>
          <table:table-cell table:style-name="ce2" office:value-type="date" office:date-value="2032-11-13" calcext:value-type="date">
            <text:p>2032-11-13</text:p>
          </table:table-cell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72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73]; &quot;YYYY-MM-DD&quot;); &quot;',&quot;)" office:value-type="string" office:string-value="'period_start' =&gt; '2032-10-17'," calcext:value-type="string">
            <text:p>'period_start' =&gt; '2032-10-17',</text:p>
          </table:table-cell>
          <table:table-cell table:formula="of:=COM.MICROSOFT.CONCAT(&quot;'period_end' =&gt; '&quot;; TEXT([.B373]; &quot;YYYY-MM-DD&quot;); &quot;',&quot;)" office:value-type="string" office:string-value="'period_end' =&gt; '2032-11-13'," calcext:value-type="string">
            <text:p>'period_end' =&gt; '2032-11-13',</text:p>
          </table:table-cell>
          <table:table-cell table:formula="of:=COM.MICROSOFT.CONCAT(&quot;'year' =&gt; &quot;; [.C373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3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73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73])" office:value-type="string" office:string-value="'week_in_year' =&gt; 29" calcext:value-type="string">
            <text:p>'week_in_year' =&gt; 29</text:p>
          </table:table-cell>
          <table:table-cell table:formula="of:=COM.MICROSOFT.CONCAT(&quot;[ &quot;; [.H373]; &quot; &quot;; [.I373]; &quot; &quot;; [.J373]; &quot; &quot;; [.K373]; &quot; &quot;; [.L373]; &quot; &quot;; [.M373]; &quot; ],&quot;)" office:value-type="string" office:string-value="[ 'period_start' =&gt; '2032-10-17', 'period_end' =&gt; '2032-11-13', 'year' =&gt; 2032, 'quarter' =&gt; 3, 'period' =&gt; 8, 'week_in_year' =&gt; 29 ]," calcext:value-type="string">
            <text:p>[ 'period_start' =&gt; '2032-10-17', 'period_end' =&gt; '2032-11-13', 'year' =&gt; 2032, 'quarter' =&gt; 3, 'period' =&gt; 8, 'week_in_year' =&gt; 29 ],</text:p>
          </table:table-cell>
        </table:table-row>
        <table:table-row table:style-name="ro1">
          <table:table-cell table:formula="of:=[.B373]+1" office:value-type="date" office:date-value="2032-11-14" calcext:value-type="date">
            <text:p>2032-11-14</text:p>
          </table:table-cell>
          <table:table-cell table:style-name="ce2" office:value-type="date" office:date-value="2032-12-11" calcext:value-type="date">
            <text:p>2032-12-11</text:p>
          </table:table-cell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73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74]; &quot;YYYY-MM-DD&quot;); &quot;',&quot;)" office:value-type="string" office:string-value="'period_start' =&gt; '2032-11-14'," calcext:value-type="string">
            <text:p>'period_start' =&gt; '2032-11-14',</text:p>
          </table:table-cell>
          <table:table-cell table:formula="of:=COM.MICROSOFT.CONCAT(&quot;'period_end' =&gt; '&quot;; TEXT([.B374]; &quot;YYYY-MM-DD&quot;); &quot;',&quot;)" office:value-type="string" office:string-value="'period_end' =&gt; '2032-12-11'," calcext:value-type="string">
            <text:p>'period_end' =&gt; '2032-12-11',</text:p>
          </table:table-cell>
          <table:table-cell table:formula="of:=COM.MICROSOFT.CONCAT(&quot;'year' =&gt; &quot;; [.C374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4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74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74])" office:value-type="string" office:string-value="'week_in_year' =&gt; 33" calcext:value-type="string">
            <text:p>'week_in_year' =&gt; 33</text:p>
          </table:table-cell>
          <table:table-cell table:formula="of:=COM.MICROSOFT.CONCAT(&quot;[ &quot;; [.H374]; &quot; &quot;; [.I374]; &quot; &quot;; [.J374]; &quot; &quot;; [.K374]; &quot; &quot;; [.L374]; &quot; &quot;; [.M374]; &quot; ],&quot;)" office:value-type="string" office:string-value="[ 'period_start' =&gt; '2032-11-14', 'period_end' =&gt; '2032-12-11', 'year' =&gt; 2032, 'quarter' =&gt; 3, 'period' =&gt; 9, 'week_in_year' =&gt; 33 ]," calcext:value-type="string">
            <text:p>[ 'period_start' =&gt; '2032-11-14', 'period_end' =&gt; '2032-12-11', 'year' =&gt; 2032, 'quarter' =&gt; 3, 'period' =&gt; 9, 'week_in_year' =&gt; 33 ],</text:p>
          </table:table-cell>
        </table:table-row>
        <table:table-row table:style-name="ro1">
          <table:table-cell table:formula="of:=[.B374]+1" office:value-type="date" office:date-value="2032-12-12" calcext:value-type="date">
            <text:p>2032-12-12</text:p>
          </table:table-cell>
          <table:table-cell table:style-name="ce2" office:value-type="date" office:date-value="2033-01-08" calcext:value-type="date">
            <text:p>2033-01-08</text:p>
          </table:table-cell>
          <table:table-cell office:value-type="float" office:value="2032" calcext:value-type="float">
            <text:p>20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74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75]; &quot;YYYY-MM-DD&quot;); &quot;',&quot;)" office:value-type="string" office:string-value="'period_start' =&gt; '2032-12-12'," calcext:value-type="string">
            <text:p>'period_start' =&gt; '2032-12-12',</text:p>
          </table:table-cell>
          <table:table-cell table:formula="of:=COM.MICROSOFT.CONCAT(&quot;'period_end' =&gt; '&quot;; TEXT([.B375]; &quot;YYYY-MM-DD&quot;); &quot;',&quot;)" office:value-type="string" office:string-value="'period_end' =&gt; '2033-01-08'," calcext:value-type="string">
            <text:p>'period_end' =&gt; '2033-01-08',</text:p>
          </table:table-cell>
          <table:table-cell table:formula="of:=COM.MICROSOFT.CONCAT(&quot;'year' =&gt; &quot;; [.C375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5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75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75])" office:value-type="string" office:string-value="'week_in_year' =&gt; 37" calcext:value-type="string">
            <text:p>'week_in_year' =&gt; 37</text:p>
          </table:table-cell>
          <table:table-cell table:formula="of:=COM.MICROSOFT.CONCAT(&quot;[ &quot;; [.H375]; &quot; &quot;; [.I375]; &quot; &quot;; [.J375]; &quot; &quot;; [.K375]; &quot; &quot;; [.L375]; &quot; &quot;; [.M375]; &quot; ],&quot;)" office:value-type="string" office:string-value="[ 'period_start' =&gt; '2032-12-12', 'period_end' =&gt; '2033-01-08', 'year' =&gt; 2032, 'quarter' =&gt; 4, 'period' =&gt; 10, 'week_in_year' =&gt; 37 ]," calcext:value-type="string">
            <text:p>[ 'period_start' =&gt; '2032-12-12', 'period_end' =&gt; '2033-01-08', 'year' =&gt; 2032, 'quarter' =&gt; 4, 'period' =&gt; 10, 'week_in_year' =&gt; 37 ],</text:p>
          </table:table-cell>
        </table:table-row>
        <table:table-row table:style-name="ro1">
          <table:table-cell table:formula="of:=[.B375]+1" office:value-type="date" office:date-value="2033-01-09" calcext:value-type="date">
            <text:p>2033-01-09</text:p>
          </table:table-cell>
          <table:table-cell table:style-name="ce2" office:value-type="date" office:date-value="2033-02-05" calcext:value-type="date">
            <text:p>2033-02-05</text:p>
          </table:table-cell>
          <table:table-cell office:value-type="float" office:value="2032" calcext:value-type="float">
            <text:p>20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75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76]; &quot;YYYY-MM-DD&quot;); &quot;',&quot;)" office:value-type="string" office:string-value="'period_start' =&gt; '2033-01-09'," calcext:value-type="string">
            <text:p>'period_start' =&gt; '2033-01-09',</text:p>
          </table:table-cell>
          <table:table-cell table:formula="of:=COM.MICROSOFT.CONCAT(&quot;'period_end' =&gt; '&quot;; TEXT([.B376]; &quot;YYYY-MM-DD&quot;); &quot;',&quot;)" office:value-type="string" office:string-value="'period_end' =&gt; '2033-02-05'," calcext:value-type="string">
            <text:p>'period_end' =&gt; '2033-02-05',</text:p>
          </table:table-cell>
          <table:table-cell table:formula="of:=COM.MICROSOFT.CONCAT(&quot;'year' =&gt; &quot;; [.C376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6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76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76])" office:value-type="string" office:string-value="'week_in_year' =&gt; 41" calcext:value-type="string">
            <text:p>'week_in_year' =&gt; 41</text:p>
          </table:table-cell>
          <table:table-cell table:formula="of:=COM.MICROSOFT.CONCAT(&quot;[ &quot;; [.H376]; &quot; &quot;; [.I376]; &quot; &quot;; [.J376]; &quot; &quot;; [.K376]; &quot; &quot;; [.L376]; &quot; &quot;; [.M376]; &quot; ],&quot;)" office:value-type="string" office:string-value="[ 'period_start' =&gt; '2033-01-09', 'period_end' =&gt; '2033-02-05', 'year' =&gt; 2032, 'quarter' =&gt; 4, 'period' =&gt; 11, 'week_in_year' =&gt; 41 ]," calcext:value-type="string">
            <text:p>[ 'period_start' =&gt; '2033-01-09', 'period_end' =&gt; '2033-02-05', 'year' =&gt; 2032, 'quarter' =&gt; 4, 'period' =&gt; 11, 'week_in_year' =&gt; 41 ],</text:p>
          </table:table-cell>
        </table:table-row>
        <table:table-row table:style-name="ro1">
          <table:table-cell table:formula="of:=[.B376]+1" office:value-type="date" office:date-value="2033-02-06" calcext:value-type="date">
            <text:p>2033-02-06</text:p>
          </table:table-cell>
          <table:table-cell table:style-name="ce2" office:value-type="date" office:date-value="2033-03-05" calcext:value-type="date">
            <text:p>2033-03-05</text:p>
          </table:table-cell>
          <table:table-cell office:value-type="float" office:value="2032" calcext:value-type="float">
            <text:p>20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76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77]; &quot;YYYY-MM-DD&quot;); &quot;',&quot;)" office:value-type="string" office:string-value="'period_start' =&gt; '2033-02-06'," calcext:value-type="string">
            <text:p>'period_start' =&gt; '2033-02-06',</text:p>
          </table:table-cell>
          <table:table-cell table:formula="of:=COM.MICROSOFT.CONCAT(&quot;'period_end' =&gt; '&quot;; TEXT([.B377]; &quot;YYYY-MM-DD&quot;); &quot;',&quot;)" office:value-type="string" office:string-value="'period_end' =&gt; '2033-03-05'," calcext:value-type="string">
            <text:p>'period_end' =&gt; '2033-03-05',</text:p>
          </table:table-cell>
          <table:table-cell table:formula="of:=COM.MICROSOFT.CONCAT(&quot;'year' =&gt; &quot;; [.C377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7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77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77])" office:value-type="string" office:string-value="'week_in_year' =&gt; 45" calcext:value-type="string">
            <text:p>'week_in_year' =&gt; 45</text:p>
          </table:table-cell>
          <table:table-cell table:formula="of:=COM.MICROSOFT.CONCAT(&quot;[ &quot;; [.H377]; &quot; &quot;; [.I377]; &quot; &quot;; [.J377]; &quot; &quot;; [.K377]; &quot; &quot;; [.L377]; &quot; &quot;; [.M377]; &quot; ],&quot;)" office:value-type="string" office:string-value="[ 'period_start' =&gt; '2033-02-06', 'period_end' =&gt; '2033-03-05', 'year' =&gt; 2032, 'quarter' =&gt; 4, 'period' =&gt; 12, 'week_in_year' =&gt; 45 ]," calcext:value-type="string">
            <text:p>[ 'period_start' =&gt; '2033-02-06', 'period_end' =&gt; '2033-03-05', 'year' =&gt; 2032, 'quarter' =&gt; 4, 'period' =&gt; 12, 'week_in_year' =&gt; 45 ],</text:p>
          </table:table-cell>
        </table:table-row>
        <table:table-row table:style-name="ro1">
          <table:table-cell table:formula="of:=[.B377]+1" office:value-type="date" office:date-value="2033-03-06" calcext:value-type="date">
            <text:p>2033-03-06</text:p>
          </table:table-cell>
          <table:table-cell table:style-name="ce2" office:value-type="date" office:date-value="2033-03-31" calcext:value-type="date">
            <text:p>2033-03-31</text:p>
          </table:table-cell>
          <table:table-cell office:value-type="float" office:value="2032" calcext:value-type="float">
            <text:p>20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77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78]; &quot;YYYY-MM-DD&quot;); &quot;',&quot;)" office:value-type="string" office:string-value="'period_start' =&gt; '2033-03-06'," calcext:value-type="string">
            <text:p>'period_start' =&gt; '2033-03-06',</text:p>
          </table:table-cell>
          <table:table-cell table:formula="of:=COM.MICROSOFT.CONCAT(&quot;'period_end' =&gt; '&quot;; TEXT([.B378]; &quot;YYYY-MM-DD&quot;); &quot;',&quot;)" office:value-type="string" office:string-value="'period_end' =&gt; '2033-03-31'," calcext:value-type="string">
            <text:p>'period_end' =&gt; '2033-03-31',</text:p>
          </table:table-cell>
          <table:table-cell table:formula="of:=COM.MICROSOFT.CONCAT(&quot;'year' =&gt; &quot;; [.C378]; &quot;,&quot;)" office:value-type="string" office:string-value="'year' =&gt; 2032," calcext:value-type="string">
            <text:p>'year' =&gt; 2032,</text:p>
          </table:table-cell>
          <table:table-cell table:formula="of:=COM.MICROSOFT.CONCAT(&quot;'quarter' =&gt; &quot;; [.D37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78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78])" office:value-type="string" office:string-value="'week_in_year' =&gt; 49" calcext:value-type="string">
            <text:p>'week_in_year' =&gt; 49</text:p>
          </table:table-cell>
          <table:table-cell table:formula="of:=COM.MICROSOFT.CONCAT(&quot;[ &quot;; [.H378]; &quot; &quot;; [.I378]; &quot; &quot;; [.J378]; &quot; &quot;; [.K378]; &quot; &quot;; [.L378]; &quot; &quot;; [.M378]; &quot; ],&quot;)" office:value-type="string" office:string-value="[ 'period_start' =&gt; '2033-03-06', 'period_end' =&gt; '2033-03-31', 'year' =&gt; 2032, 'quarter' =&gt; 4, 'period' =&gt; 13, 'week_in_year' =&gt; 49 ]," calcext:value-type="string">
            <text:p>[ 'period_start' =&gt; '2033-03-06', 'period_end' =&gt; '2033-03-31', 'year' =&gt; 2032, 'quarter' =&gt; 4, 'period' =&gt; 13, 'week_in_year' =&gt; 49 ],</text:p>
          </table:table-cell>
        </table:table-row>
        <table:table-row table:style-name="ro1">
          <table:table-cell table:formula="of:=[.B378]+1" office:value-type="date" office:date-value="2033-04-01" calcext:value-type="date">
            <text:p>2033-04-01</text:p>
          </table:table-cell>
          <table:table-cell table:style-name="ce2" office:value-type="date" office:date-value="2033-04-30" calcext:value-type="date">
            <text:p>2033-04-30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79]; &quot;YYYY-MM-DD&quot;); &quot;',&quot;)" office:value-type="string" office:string-value="'period_start' =&gt; '2033-04-01'," calcext:value-type="string">
            <text:p>'period_start' =&gt; '2033-04-01',</text:p>
          </table:table-cell>
          <table:table-cell table:formula="of:=COM.MICROSOFT.CONCAT(&quot;'period_end' =&gt; '&quot;; TEXT([.B379]; &quot;YYYY-MM-DD&quot;); &quot;',&quot;)" office:value-type="string" office:string-value="'period_end' =&gt; '2033-04-30'," calcext:value-type="string">
            <text:p>'period_end' =&gt; '2033-04-30',</text:p>
          </table:table-cell>
          <table:table-cell table:formula="of:=COM.MICROSOFT.CONCAT(&quot;'year' =&gt; &quot;; [.C379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79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79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79])" office:value-type="string" office:string-value="'week_in_year' =&gt; 1" calcext:value-type="string">
            <text:p>'week_in_year' =&gt; 1</text:p>
          </table:table-cell>
          <table:table-cell table:formula="of:=COM.MICROSOFT.CONCAT(&quot;[ &quot;; [.H379]; &quot; &quot;; [.I379]; &quot; &quot;; [.J379]; &quot; &quot;; [.K379]; &quot; &quot;; [.L379]; &quot; &quot;; [.M379]; &quot; ],&quot;)" office:value-type="string" office:string-value="[ 'period_start' =&gt; '2033-04-01', 'period_end' =&gt; '2033-04-30', 'year' =&gt; 2033, 'quarter' =&gt; 1, 'period' =&gt; 1, 'week_in_year' =&gt; 1 ]," calcext:value-type="string">
            <text:p>[ 'period_start' =&gt; '2033-04-01', 'period_end' =&gt; '2033-04-30', 'year' =&gt; 2033, 'quarter' =&gt; 1, 'period' =&gt; 1, 'week_in_year' =&gt; 1 ],</text:p>
          </table:table-cell>
        </table:table-row>
        <table:table-row table:style-name="ro1">
          <table:table-cell table:formula="of:=[.B379]+1" office:value-type="date" office:date-value="2033-05-01" calcext:value-type="date">
            <text:p>2033-05-01</text:p>
          </table:table-cell>
          <table:table-cell table:style-name="ce2" office:value-type="date" office:date-value="2033-05-28" calcext:value-type="date">
            <text:p>2033-05-28</text:p>
          </table:table-cell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80]; &quot;YYYY-MM-DD&quot;); &quot;',&quot;)" office:value-type="string" office:string-value="'period_start' =&gt; '2033-05-01'," calcext:value-type="string">
            <text:p>'period_start' =&gt; '2033-05-01',</text:p>
          </table:table-cell>
          <table:table-cell table:formula="of:=COM.MICROSOFT.CONCAT(&quot;'period_end' =&gt; '&quot;; TEXT([.B380]; &quot;YYYY-MM-DD&quot;); &quot;',&quot;)" office:value-type="string" office:string-value="'period_end' =&gt; '2033-05-28'," calcext:value-type="string">
            <text:p>'period_end' =&gt; '2033-05-28',</text:p>
          </table:table-cell>
          <table:table-cell table:formula="of:=COM.MICROSOFT.CONCAT(&quot;'year' =&gt; &quot;; [.C380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0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80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80])" office:value-type="string" office:string-value="'week_in_year' =&gt; 5" calcext:value-type="string">
            <text:p>'week_in_year' =&gt; 5</text:p>
          </table:table-cell>
          <table:table-cell table:formula="of:=COM.MICROSOFT.CONCAT(&quot;[ &quot;; [.H380]; &quot; &quot;; [.I380]; &quot; &quot;; [.J380]; &quot; &quot;; [.K380]; &quot; &quot;; [.L380]; &quot; &quot;; [.M380]; &quot; ],&quot;)" office:value-type="string" office:string-value="[ 'period_start' =&gt; '2033-05-01', 'period_end' =&gt; '2033-05-28', 'year' =&gt; 2033, 'quarter' =&gt; 1, 'period' =&gt; 2, 'week_in_year' =&gt; 5 ]," calcext:value-type="string">
            <text:p>[ 'period_start' =&gt; '2033-05-01', 'period_end' =&gt; '2033-05-28', 'year' =&gt; 2033, 'quarter' =&gt; 1, 'period' =&gt; 2, 'week_in_year' =&gt; 5 ],</text:p>
          </table:table-cell>
        </table:table-row>
        <table:table-row table:style-name="ro1">
          <table:table-cell table:formula="of:=[.B380]+1" office:value-type="date" office:date-value="2033-05-29" calcext:value-type="date">
            <text:p>2033-05-29</text:p>
          </table:table-cell>
          <table:table-cell table:style-name="ce2" office:value-type="date" office:date-value="2033-06-25" calcext:value-type="date">
            <text:p>2033-06-25</text:p>
          </table:table-cell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81]; &quot;YYYY-MM-DD&quot;); &quot;',&quot;)" office:value-type="string" office:string-value="'period_start' =&gt; '2033-05-29'," calcext:value-type="string">
            <text:p>'period_start' =&gt; '2033-05-29',</text:p>
          </table:table-cell>
          <table:table-cell table:formula="of:=COM.MICROSOFT.CONCAT(&quot;'period_end' =&gt; '&quot;; TEXT([.B381]; &quot;YYYY-MM-DD&quot;); &quot;',&quot;)" office:value-type="string" office:string-value="'period_end' =&gt; '2033-06-25'," calcext:value-type="string">
            <text:p>'period_end' =&gt; '2033-06-25',</text:p>
          </table:table-cell>
          <table:table-cell table:formula="of:=COM.MICROSOFT.CONCAT(&quot;'year' =&gt; &quot;; [.C381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1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81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81])" office:value-type="string" office:string-value="'week_in_year' =&gt; 9" calcext:value-type="string">
            <text:p>'week_in_year' =&gt; 9</text:p>
          </table:table-cell>
          <table:table-cell table:formula="of:=COM.MICROSOFT.CONCAT(&quot;[ &quot;; [.H381]; &quot; &quot;; [.I381]; &quot; &quot;; [.J381]; &quot; &quot;; [.K381]; &quot; &quot;; [.L381]; &quot; &quot;; [.M381]; &quot; ],&quot;)" office:value-type="string" office:string-value="[ 'period_start' =&gt; '2033-05-29', 'period_end' =&gt; '2033-06-25', 'year' =&gt; 2033, 'quarter' =&gt; 1, 'period' =&gt; 3, 'week_in_year' =&gt; 9 ]," calcext:value-type="string">
            <text:p>[ 'period_start' =&gt; '2033-05-29', 'period_end' =&gt; '2033-06-25', 'year' =&gt; 2033, 'quarter' =&gt; 1, 'period' =&gt; 3, 'week_in_year' =&gt; 9 ],</text:p>
          </table:table-cell>
        </table:table-row>
        <table:table-row table:style-name="ro1">
          <table:table-cell table:formula="of:=[.B381]+1" office:value-type="date" office:date-value="2033-06-26" calcext:value-type="date">
            <text:p>2033-06-26</text:p>
          </table:table-cell>
          <table:table-cell table:style-name="ce2" office:value-type="date" office:date-value="2033-07-23" calcext:value-type="date">
            <text:p>2033-07-23</text:p>
          </table:table-cell>
          <table:table-cell office:value-type="float" office:value="2033" calcext:value-type="float">
            <text:p>20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82]; &quot;YYYY-MM-DD&quot;); &quot;',&quot;)" office:value-type="string" office:string-value="'period_start' =&gt; '2033-06-26'," calcext:value-type="string">
            <text:p>'period_start' =&gt; '2033-06-26',</text:p>
          </table:table-cell>
          <table:table-cell table:formula="of:=COM.MICROSOFT.CONCAT(&quot;'period_end' =&gt; '&quot;; TEXT([.B382]; &quot;YYYY-MM-DD&quot;); &quot;',&quot;)" office:value-type="string" office:string-value="'period_end' =&gt; '2033-07-23'," calcext:value-type="string">
            <text:p>'period_end' =&gt; '2033-07-23',</text:p>
          </table:table-cell>
          <table:table-cell table:formula="of:=COM.MICROSOFT.CONCAT(&quot;'year' =&gt; &quot;; [.C382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2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82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82])" office:value-type="string" office:string-value="'week_in_year' =&gt; 13" calcext:value-type="string">
            <text:p>'week_in_year' =&gt; 13</text:p>
          </table:table-cell>
          <table:table-cell table:formula="of:=COM.MICROSOFT.CONCAT(&quot;[ &quot;; [.H382]; &quot; &quot;; [.I382]; &quot; &quot;; [.J382]; &quot; &quot;; [.K382]; &quot; &quot;; [.L382]; &quot; &quot;; [.M382]; &quot; ],&quot;)" office:value-type="string" office:string-value="[ 'period_start' =&gt; '2033-06-26', 'period_end' =&gt; '2033-07-23', 'year' =&gt; 2033, 'quarter' =&gt; 2, 'period' =&gt; 4, 'week_in_year' =&gt; 13 ]," calcext:value-type="string">
            <text:p>[ 'period_start' =&gt; '2033-06-26', 'period_end' =&gt; '2033-07-23', 'year' =&gt; 2033, 'quarter' =&gt; 2, 'period' =&gt; 4, 'week_in_year' =&gt; 13 ],</text:p>
          </table:table-cell>
        </table:table-row>
        <table:table-row table:style-name="ro1">
          <table:table-cell table:formula="of:=[.B382]+1" office:value-type="date" office:date-value="2033-07-24" calcext:value-type="date">
            <text:p>2033-07-24</text:p>
          </table:table-cell>
          <table:table-cell table:style-name="ce2" office:value-type="date" office:date-value="2033-08-20" calcext:value-type="date">
            <text:p>2033-08-20</text:p>
          </table:table-cell>
          <table:table-cell office:value-type="float" office:value="2033" calcext:value-type="float">
            <text:p>20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82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83]; &quot;YYYY-MM-DD&quot;); &quot;',&quot;)" office:value-type="string" office:string-value="'period_start' =&gt; '2033-07-24'," calcext:value-type="string">
            <text:p>'period_start' =&gt; '2033-07-24',</text:p>
          </table:table-cell>
          <table:table-cell table:formula="of:=COM.MICROSOFT.CONCAT(&quot;'period_end' =&gt; '&quot;; TEXT([.B383]; &quot;YYYY-MM-DD&quot;); &quot;',&quot;)" office:value-type="string" office:string-value="'period_end' =&gt; '2033-08-20'," calcext:value-type="string">
            <text:p>'period_end' =&gt; '2033-08-20',</text:p>
          </table:table-cell>
          <table:table-cell table:formula="of:=COM.MICROSOFT.CONCAT(&quot;'year' =&gt; &quot;; [.C383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3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83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83])" office:value-type="string" office:string-value="'week_in_year' =&gt; 17" calcext:value-type="string">
            <text:p>'week_in_year' =&gt; 17</text:p>
          </table:table-cell>
          <table:table-cell table:formula="of:=COM.MICROSOFT.CONCAT(&quot;[ &quot;; [.H383]; &quot; &quot;; [.I383]; &quot; &quot;; [.J383]; &quot; &quot;; [.K383]; &quot; &quot;; [.L383]; &quot; &quot;; [.M383]; &quot; ],&quot;)" office:value-type="string" office:string-value="[ 'period_start' =&gt; '2033-07-24', 'period_end' =&gt; '2033-08-20', 'year' =&gt; 2033, 'quarter' =&gt; 2, 'period' =&gt; 5, 'week_in_year' =&gt; 17 ]," calcext:value-type="string">
            <text:p>[ 'period_start' =&gt; '2033-07-24', 'period_end' =&gt; '2033-08-20', 'year' =&gt; 2033, 'quarter' =&gt; 2, 'period' =&gt; 5, 'week_in_year' =&gt; 17 ],</text:p>
          </table:table-cell>
        </table:table-row>
        <table:table-row table:style-name="ro1">
          <table:table-cell table:formula="of:=[.B383]+1" office:value-type="date" office:date-value="2033-08-21" calcext:value-type="date">
            <text:p>2033-08-21</text:p>
          </table:table-cell>
          <table:table-cell table:style-name="ce2" office:value-type="date" office:date-value="2033-09-17" calcext:value-type="date">
            <text:p>2033-09-17</text:p>
          </table:table-cell>
          <table:table-cell office:value-type="float" office:value="2033" calcext:value-type="float">
            <text:p>20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83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84]; &quot;YYYY-MM-DD&quot;); &quot;',&quot;)" office:value-type="string" office:string-value="'period_start' =&gt; '2033-08-21'," calcext:value-type="string">
            <text:p>'period_start' =&gt; '2033-08-21',</text:p>
          </table:table-cell>
          <table:table-cell table:formula="of:=COM.MICROSOFT.CONCAT(&quot;'period_end' =&gt; '&quot;; TEXT([.B384]; &quot;YYYY-MM-DD&quot;); &quot;',&quot;)" office:value-type="string" office:string-value="'period_end' =&gt; '2033-09-17'," calcext:value-type="string">
            <text:p>'period_end' =&gt; '2033-09-17',</text:p>
          </table:table-cell>
          <table:table-cell table:formula="of:=COM.MICROSOFT.CONCAT(&quot;'year' =&gt; &quot;; [.C384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4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84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84])" office:value-type="string" office:string-value="'week_in_year' =&gt; 21" calcext:value-type="string">
            <text:p>'week_in_year' =&gt; 21</text:p>
          </table:table-cell>
          <table:table-cell table:formula="of:=COM.MICROSOFT.CONCAT(&quot;[ &quot;; [.H384]; &quot; &quot;; [.I384]; &quot; &quot;; [.J384]; &quot; &quot;; [.K384]; &quot; &quot;; [.L384]; &quot; &quot;; [.M384]; &quot; ],&quot;)" office:value-type="string" office:string-value="[ 'period_start' =&gt; '2033-08-21', 'period_end' =&gt; '2033-09-17', 'year' =&gt; 2033, 'quarter' =&gt; 2, 'period' =&gt; 6, 'week_in_year' =&gt; 21 ]," calcext:value-type="string">
            <text:p>[ 'period_start' =&gt; '2033-08-21', 'period_end' =&gt; '2033-09-17', 'year' =&gt; 2033, 'quarter' =&gt; 2, 'period' =&gt; 6, 'week_in_year' =&gt; 21 ],</text:p>
          </table:table-cell>
        </table:table-row>
        <table:table-row table:style-name="ro1">
          <table:table-cell table:formula="of:=[.B384]+1" office:value-type="date" office:date-value="2033-09-18" calcext:value-type="date">
            <text:p>2033-09-18</text:p>
          </table:table-cell>
          <table:table-cell table:style-name="ce2" office:value-type="date" office:date-value="2033-10-15" calcext:value-type="date">
            <text:p>2033-10-15</text:p>
          </table:table-cell>
          <table:table-cell office:value-type="float" office:value="2033" calcext:value-type="float">
            <text:p>20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84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85]; &quot;YYYY-MM-DD&quot;); &quot;',&quot;)" office:value-type="string" office:string-value="'period_start' =&gt; '2033-09-18'," calcext:value-type="string">
            <text:p>'period_start' =&gt; '2033-09-18',</text:p>
          </table:table-cell>
          <table:table-cell table:formula="of:=COM.MICROSOFT.CONCAT(&quot;'period_end' =&gt; '&quot;; TEXT([.B385]; &quot;YYYY-MM-DD&quot;); &quot;',&quot;)" office:value-type="string" office:string-value="'period_end' =&gt; '2033-10-15'," calcext:value-type="string">
            <text:p>'period_end' =&gt; '2033-10-15',</text:p>
          </table:table-cell>
          <table:table-cell table:formula="of:=COM.MICROSOFT.CONCAT(&quot;'year' =&gt; &quot;; [.C385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5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85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85])" office:value-type="string" office:string-value="'week_in_year' =&gt; 25" calcext:value-type="string">
            <text:p>'week_in_year' =&gt; 25</text:p>
          </table:table-cell>
          <table:table-cell table:formula="of:=COM.MICROSOFT.CONCAT(&quot;[ &quot;; [.H385]; &quot; &quot;; [.I385]; &quot; &quot;; [.J385]; &quot; &quot;; [.K385]; &quot; &quot;; [.L385]; &quot; &quot;; [.M385]; &quot; ],&quot;)" office:value-type="string" office:string-value="[ 'period_start' =&gt; '2033-09-18', 'period_end' =&gt; '2033-10-15', 'year' =&gt; 2033, 'quarter' =&gt; 3, 'period' =&gt; 7, 'week_in_year' =&gt; 25 ]," calcext:value-type="string">
            <text:p>[ 'period_start' =&gt; '2033-09-18', 'period_end' =&gt; '2033-10-15', 'year' =&gt; 2033, 'quarter' =&gt; 3, 'period' =&gt; 7, 'week_in_year' =&gt; 25 ],</text:p>
          </table:table-cell>
        </table:table-row>
        <table:table-row table:style-name="ro1">
          <table:table-cell table:formula="of:=[.B385]+1" office:value-type="date" office:date-value="2033-10-16" calcext:value-type="date">
            <text:p>2033-10-16</text:p>
          </table:table-cell>
          <table:table-cell table:style-name="ce2" office:value-type="date" office:date-value="2033-11-12" calcext:value-type="date">
            <text:p>2033-11-12</text:p>
          </table:table-cell>
          <table:table-cell office:value-type="float" office:value="2033" calcext:value-type="float">
            <text:p>20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85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86]; &quot;YYYY-MM-DD&quot;); &quot;',&quot;)" office:value-type="string" office:string-value="'period_start' =&gt; '2033-10-16'," calcext:value-type="string">
            <text:p>'period_start' =&gt; '2033-10-16',</text:p>
          </table:table-cell>
          <table:table-cell table:formula="of:=COM.MICROSOFT.CONCAT(&quot;'period_end' =&gt; '&quot;; TEXT([.B386]; &quot;YYYY-MM-DD&quot;); &quot;',&quot;)" office:value-type="string" office:string-value="'period_end' =&gt; '2033-11-12'," calcext:value-type="string">
            <text:p>'period_end' =&gt; '2033-11-12',</text:p>
          </table:table-cell>
          <table:table-cell table:formula="of:=COM.MICROSOFT.CONCAT(&quot;'year' =&gt; &quot;; [.C386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6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86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86])" office:value-type="string" office:string-value="'week_in_year' =&gt; 29" calcext:value-type="string">
            <text:p>'week_in_year' =&gt; 29</text:p>
          </table:table-cell>
          <table:table-cell table:formula="of:=COM.MICROSOFT.CONCAT(&quot;[ &quot;; [.H386]; &quot; &quot;; [.I386]; &quot; &quot;; [.J386]; &quot; &quot;; [.K386]; &quot; &quot;; [.L386]; &quot; &quot;; [.M386]; &quot; ],&quot;)" office:value-type="string" office:string-value="[ 'period_start' =&gt; '2033-10-16', 'period_end' =&gt; '2033-11-12', 'year' =&gt; 2033, 'quarter' =&gt; 3, 'period' =&gt; 8, 'week_in_year' =&gt; 29 ]," calcext:value-type="string">
            <text:p>[ 'period_start' =&gt; '2033-10-16', 'period_end' =&gt; '2033-11-12', 'year' =&gt; 2033, 'quarter' =&gt; 3, 'period' =&gt; 8, 'week_in_year' =&gt; 29 ],</text:p>
          </table:table-cell>
        </table:table-row>
        <table:table-row table:style-name="ro1">
          <table:table-cell table:formula="of:=[.B386]+1" office:value-type="date" office:date-value="2033-11-13" calcext:value-type="date">
            <text:p>2033-11-13</text:p>
          </table:table-cell>
          <table:table-cell table:style-name="ce2" office:value-type="date" office:date-value="2033-12-10" calcext:value-type="date">
            <text:p>2033-12-10</text:p>
          </table:table-cell>
          <table:table-cell office:value-type="float" office:value="2033" calcext:value-type="float">
            <text:p>20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86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387]; &quot;YYYY-MM-DD&quot;); &quot;',&quot;)" office:value-type="string" office:string-value="'period_start' =&gt; '2033-11-13'," calcext:value-type="string">
            <text:p>'period_start' =&gt; '2033-11-13',</text:p>
          </table:table-cell>
          <table:table-cell table:formula="of:=COM.MICROSOFT.CONCAT(&quot;'period_end' =&gt; '&quot;; TEXT([.B387]; &quot;YYYY-MM-DD&quot;); &quot;',&quot;)" office:value-type="string" office:string-value="'period_end' =&gt; '2033-12-10'," calcext:value-type="string">
            <text:p>'period_end' =&gt; '2033-12-10',</text:p>
          </table:table-cell>
          <table:table-cell table:formula="of:=COM.MICROSOFT.CONCAT(&quot;'year' =&gt; &quot;; [.C387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7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87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387])" office:value-type="string" office:string-value="'week_in_year' =&gt; 33" calcext:value-type="string">
            <text:p>'week_in_year' =&gt; 33</text:p>
          </table:table-cell>
          <table:table-cell table:formula="of:=COM.MICROSOFT.CONCAT(&quot;[ &quot;; [.H387]; &quot; &quot;; [.I387]; &quot; &quot;; [.J387]; &quot; &quot;; [.K387]; &quot; &quot;; [.L387]; &quot; &quot;; [.M387]; &quot; ],&quot;)" office:value-type="string" office:string-value="[ 'period_start' =&gt; '2033-11-13', 'period_end' =&gt; '2033-12-10', 'year' =&gt; 2033, 'quarter' =&gt; 3, 'period' =&gt; 9, 'week_in_year' =&gt; 33 ]," calcext:value-type="string">
            <text:p>[ 'period_start' =&gt; '2033-11-13', 'period_end' =&gt; '2033-12-10', 'year' =&gt; 2033, 'quarter' =&gt; 3, 'period' =&gt; 9, 'week_in_year' =&gt; 33 ],</text:p>
          </table:table-cell>
        </table:table-row>
        <table:table-row table:style-name="ro1">
          <table:table-cell table:formula="of:=[.B387]+1" office:value-type="date" office:date-value="2033-12-11" calcext:value-type="date">
            <text:p>2033-12-11</text:p>
          </table:table-cell>
          <table:table-cell table:style-name="ce2" office:value-type="date" office:date-value="2034-01-07" calcext:value-type="date">
            <text:p>2034-01-07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387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388]; &quot;YYYY-MM-DD&quot;); &quot;',&quot;)" office:value-type="string" office:string-value="'period_start' =&gt; '2033-12-11'," calcext:value-type="string">
            <text:p>'period_start' =&gt; '2033-12-11',</text:p>
          </table:table-cell>
          <table:table-cell table:formula="of:=COM.MICROSOFT.CONCAT(&quot;'period_end' =&gt; '&quot;; TEXT([.B388]; &quot;YYYY-MM-DD&quot;); &quot;',&quot;)" office:value-type="string" office:string-value="'period_end' =&gt; '2034-01-07'," calcext:value-type="string">
            <text:p>'period_end' =&gt; '2034-01-07',</text:p>
          </table:table-cell>
          <table:table-cell table:formula="of:=COM.MICROSOFT.CONCAT(&quot;'year' =&gt; &quot;; [.C388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8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88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388])" office:value-type="string" office:string-value="'week_in_year' =&gt; 37" calcext:value-type="string">
            <text:p>'week_in_year' =&gt; 37</text:p>
          </table:table-cell>
          <table:table-cell table:formula="of:=COM.MICROSOFT.CONCAT(&quot;[ &quot;; [.H388]; &quot; &quot;; [.I388]; &quot; &quot;; [.J388]; &quot; &quot;; [.K388]; &quot; &quot;; [.L388]; &quot; &quot;; [.M388]; &quot; ],&quot;)" office:value-type="string" office:string-value="[ 'period_start' =&gt; '2033-12-11', 'period_end' =&gt; '2034-01-07', 'year' =&gt; 2033, 'quarter' =&gt; 4, 'period' =&gt; 10, 'week_in_year' =&gt; 37 ]," calcext:value-type="string">
            <text:p>[ 'period_start' =&gt; '2033-12-11', 'period_end' =&gt; '2034-01-07', 'year' =&gt; 2033, 'quarter' =&gt; 4, 'period' =&gt; 10, 'week_in_year' =&gt; 37 ],</text:p>
          </table:table-cell>
        </table:table-row>
        <table:table-row table:style-name="ro1">
          <table:table-cell table:formula="of:=[.B388]+1" office:value-type="date" office:date-value="2034-01-08" calcext:value-type="date">
            <text:p>2034-01-08</text:p>
          </table:table-cell>
          <table:table-cell table:style-name="ce2" office:value-type="date" office:date-value="2034-02-04" calcext:value-type="date">
            <text:p>2034-02-04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388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389]; &quot;YYYY-MM-DD&quot;); &quot;',&quot;)" office:value-type="string" office:string-value="'period_start' =&gt; '2034-01-08'," calcext:value-type="string">
            <text:p>'period_start' =&gt; '2034-01-08',</text:p>
          </table:table-cell>
          <table:table-cell table:formula="of:=COM.MICROSOFT.CONCAT(&quot;'period_end' =&gt; '&quot;; TEXT([.B389]; &quot;YYYY-MM-DD&quot;); &quot;',&quot;)" office:value-type="string" office:string-value="'period_end' =&gt; '2034-02-04'," calcext:value-type="string">
            <text:p>'period_end' =&gt; '2034-02-04',</text:p>
          </table:table-cell>
          <table:table-cell table:formula="of:=COM.MICROSOFT.CONCAT(&quot;'year' =&gt; &quot;; [.C389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89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89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389])" office:value-type="string" office:string-value="'week_in_year' =&gt; 41" calcext:value-type="string">
            <text:p>'week_in_year' =&gt; 41</text:p>
          </table:table-cell>
          <table:table-cell table:formula="of:=COM.MICROSOFT.CONCAT(&quot;[ &quot;; [.H389]; &quot; &quot;; [.I389]; &quot; &quot;; [.J389]; &quot; &quot;; [.K389]; &quot; &quot;; [.L389]; &quot; &quot;; [.M389]; &quot; ],&quot;)" office:value-type="string" office:string-value="[ 'period_start' =&gt; '2034-01-08', 'period_end' =&gt; '2034-02-04', 'year' =&gt; 2033, 'quarter' =&gt; 4, 'period' =&gt; 11, 'week_in_year' =&gt; 41 ]," calcext:value-type="string">
            <text:p>[ 'period_start' =&gt; '2034-01-08', 'period_end' =&gt; '2034-02-04', 'year' =&gt; 2033, 'quarter' =&gt; 4, 'period' =&gt; 11, 'week_in_year' =&gt; 41 ],</text:p>
          </table:table-cell>
        </table:table-row>
        <table:table-row table:style-name="ro1">
          <table:table-cell table:formula="of:=[.B389]+1" office:value-type="date" office:date-value="2034-02-05" calcext:value-type="date">
            <text:p>2034-02-05</text:p>
          </table:table-cell>
          <table:table-cell table:style-name="ce2" office:value-type="date" office:date-value="2034-03-04" calcext:value-type="date">
            <text:p>2034-03-04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389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390]; &quot;YYYY-MM-DD&quot;); &quot;',&quot;)" office:value-type="string" office:string-value="'period_start' =&gt; '2034-02-05'," calcext:value-type="string">
            <text:p>'period_start' =&gt; '2034-02-05',</text:p>
          </table:table-cell>
          <table:table-cell table:formula="of:=COM.MICROSOFT.CONCAT(&quot;'period_end' =&gt; '&quot;; TEXT([.B390]; &quot;YYYY-MM-DD&quot;); &quot;',&quot;)" office:value-type="string" office:string-value="'period_end' =&gt; '2034-03-04'," calcext:value-type="string">
            <text:p>'period_end' =&gt; '2034-03-04',</text:p>
          </table:table-cell>
          <table:table-cell table:formula="of:=COM.MICROSOFT.CONCAT(&quot;'year' =&gt; &quot;; [.C390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90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90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390])" office:value-type="string" office:string-value="'week_in_year' =&gt; 45" calcext:value-type="string">
            <text:p>'week_in_year' =&gt; 45</text:p>
          </table:table-cell>
          <table:table-cell table:formula="of:=COM.MICROSOFT.CONCAT(&quot;[ &quot;; [.H390]; &quot; &quot;; [.I390]; &quot; &quot;; [.J390]; &quot; &quot;; [.K390]; &quot; &quot;; [.L390]; &quot; &quot;; [.M390]; &quot; ],&quot;)" office:value-type="string" office:string-value="[ 'period_start' =&gt; '2034-02-05', 'period_end' =&gt; '2034-03-04', 'year' =&gt; 2033, 'quarter' =&gt; 4, 'period' =&gt; 12, 'week_in_year' =&gt; 45 ]," calcext:value-type="string">
            <text:p>[ 'period_start' =&gt; '2034-02-05', 'period_end' =&gt; '2034-03-04', 'year' =&gt; 2033, 'quarter' =&gt; 4, 'period' =&gt; 12, 'week_in_year' =&gt; 45 ],</text:p>
          </table:table-cell>
        </table:table-row>
        <table:table-row table:style-name="ro1">
          <table:table-cell table:formula="of:=[.B390]+1" office:value-type="date" office:date-value="2034-03-05" calcext:value-type="date">
            <text:p>2034-03-05</text:p>
          </table:table-cell>
          <table:table-cell table:style-name="ce2" office:value-type="date" office:date-value="2034-03-31" calcext:value-type="date">
            <text:p>2034-03-31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90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391]; &quot;YYYY-MM-DD&quot;); &quot;',&quot;)" office:value-type="string" office:string-value="'period_start' =&gt; '2034-03-05'," calcext:value-type="string">
            <text:p>'period_start' =&gt; '2034-03-05',</text:p>
          </table:table-cell>
          <table:table-cell table:formula="of:=COM.MICROSOFT.CONCAT(&quot;'period_end' =&gt; '&quot;; TEXT([.B391]; &quot;YYYY-MM-DD&quot;); &quot;',&quot;)" office:value-type="string" office:string-value="'period_end' =&gt; '2034-03-31'," calcext:value-type="string">
            <text:p>'period_end' =&gt; '2034-03-31',</text:p>
          </table:table-cell>
          <table:table-cell table:formula="of:=COM.MICROSOFT.CONCAT(&quot;'year' =&gt; &quot;; [.C391]; &quot;,&quot;)" office:value-type="string" office:string-value="'year' =&gt; 2033," calcext:value-type="string">
            <text:p>'year' =&gt; 2033,</text:p>
          </table:table-cell>
          <table:table-cell table:formula="of:=COM.MICROSOFT.CONCAT(&quot;'quarter' =&gt; &quot;; [.D39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391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391])" office:value-type="string" office:string-value="'week_in_year' =&gt; 49" calcext:value-type="string">
            <text:p>'week_in_year' =&gt; 49</text:p>
          </table:table-cell>
          <table:table-cell table:formula="of:=COM.MICROSOFT.CONCAT(&quot;[ &quot;; [.H391]; &quot; &quot;; [.I391]; &quot; &quot;; [.J391]; &quot; &quot;; [.K391]; &quot; &quot;; [.L391]; &quot; &quot;; [.M391]; &quot; ],&quot;)" office:value-type="string" office:string-value="[ 'period_start' =&gt; '2034-03-05', 'period_end' =&gt; '2034-03-31', 'year' =&gt; 2033, 'quarter' =&gt; 4, 'period' =&gt; 13, 'week_in_year' =&gt; 49 ]," calcext:value-type="string">
            <text:p>[ 'period_start' =&gt; '2034-03-05', 'period_end' =&gt; '2034-03-31', 'year' =&gt; 2033, 'quarter' =&gt; 4, 'period' =&gt; 13, 'week_in_year' =&gt; 49 ],</text:p>
          </table:table-cell>
        </table:table-row>
        <table:table-row table:style-name="ro1">
          <table:table-cell table:formula="of:=[.B391]+1" office:value-type="date" office:date-value="2034-04-01" calcext:value-type="date">
            <text:p>2034-04-01</text:p>
          </table:table-cell>
          <table:table-cell table:style-name="ce2" office:value-type="date" office:date-value="2034-04-29" calcext:value-type="date">
            <text:p>2034-04-2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&quot;'period_start' =&gt; '&quot;; TEXT([.A392]; &quot;YYYY-MM-DD&quot;); &quot;',&quot;)" office:value-type="string" office:string-value="'period_start' =&gt; '2034-04-01'," calcext:value-type="string">
            <text:p>'period_start' =&gt; '2034-04-01',</text:p>
          </table:table-cell>
          <table:table-cell table:formula="of:=COM.MICROSOFT.CONCAT(&quot;'period_end' =&gt; '&quot;; TEXT([.B392]; &quot;YYYY-MM-DD&quot;); &quot;',&quot;)" office:value-type="string" office:string-value="'period_end' =&gt; '2034-04-29'," calcext:value-type="string">
            <text:p>'period_end' =&gt; '2034-04-29',</text:p>
          </table:table-cell>
          <table:table-cell table:formula="of:=COM.MICROSOFT.CONCAT(&quot;'year' =&gt; &quot;; [.C392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2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92]; &quot;,&quot;)" office:value-type="string" office:string-value="'period' =&gt; 1," calcext:value-type="string">
            <text:p>'period' =&gt; 1,</text:p>
          </table:table-cell>
          <table:table-cell table:formula="of:=COM.MICROSOFT.CONCAT(&quot;'week_in_year' =&gt; &quot;; [.F392])" office:value-type="string" office:string-value="'week_in_year' =&gt; 1" calcext:value-type="string">
            <text:p>'week_in_year' =&gt; 1</text:p>
          </table:table-cell>
          <table:table-cell table:formula="of:=COM.MICROSOFT.CONCAT(&quot;[ &quot;; [.H392]; &quot; &quot;; [.I392]; &quot; &quot;; [.J392]; &quot; &quot;; [.K392]; &quot; &quot;; [.L392]; &quot; &quot;; [.M392]; &quot; ],&quot;)" office:value-type="string" office:string-value="[ 'period_start' =&gt; '2034-04-01', 'period_end' =&gt; '2034-04-29', 'year' =&gt; 2034, 'quarter' =&gt; 1, 'period' =&gt; 1, 'week_in_year' =&gt; 1 ]," calcext:value-type="string">
            <text:p>[ 'period_start' =&gt; '2034-04-01', 'period_end' =&gt; '2034-04-29', 'year' =&gt; 2034, 'quarter' =&gt; 1, 'period' =&gt; 1, 'week_in_year' =&gt; 1 ],</text:p>
          </table:table-cell>
        </table:table-row>
        <table:table-row table:style-name="ro1">
          <table:table-cell table:formula="of:=[.B392]+1" office:value-type="date" office:date-value="2034-04-30" calcext:value-type="date">
            <text:p>2034-04-30</text:p>
          </table:table-cell>
          <table:table-cell table:style-name="ce2" office:value-type="date" office:date-value="2034-05-27" calcext:value-type="date">
            <text:p>2034-05-27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&quot;'period_start' =&gt; '&quot;; TEXT([.A393]; &quot;YYYY-MM-DD&quot;); &quot;',&quot;)" office:value-type="string" office:string-value="'period_start' =&gt; '2034-04-30'," calcext:value-type="string">
            <text:p>'period_start' =&gt; '2034-04-30',</text:p>
          </table:table-cell>
          <table:table-cell table:formula="of:=COM.MICROSOFT.CONCAT(&quot;'period_end' =&gt; '&quot;; TEXT([.B393]; &quot;YYYY-MM-DD&quot;); &quot;',&quot;)" office:value-type="string" office:string-value="'period_end' =&gt; '2034-05-27'," calcext:value-type="string">
            <text:p>'period_end' =&gt; '2034-05-27',</text:p>
          </table:table-cell>
          <table:table-cell table:formula="of:=COM.MICROSOFT.CONCAT(&quot;'year' =&gt; &quot;; [.C393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3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93]; &quot;,&quot;)" office:value-type="string" office:string-value="'period' =&gt; 2," calcext:value-type="string">
            <text:p>'period' =&gt; 2,</text:p>
          </table:table-cell>
          <table:table-cell table:formula="of:=COM.MICROSOFT.CONCAT(&quot;'week_in_year' =&gt; &quot;; [.F393])" office:value-type="string" office:string-value="'week_in_year' =&gt; 5" calcext:value-type="string">
            <text:p>'week_in_year' =&gt; 5</text:p>
          </table:table-cell>
          <table:table-cell table:formula="of:=COM.MICROSOFT.CONCAT(&quot;[ &quot;; [.H393]; &quot; &quot;; [.I393]; &quot; &quot;; [.J393]; &quot; &quot;; [.K393]; &quot; &quot;; [.L393]; &quot; &quot;; [.M393]; &quot; ],&quot;)" office:value-type="string" office:string-value="[ 'period_start' =&gt; '2034-04-30', 'period_end' =&gt; '2034-05-27', 'year' =&gt; 2034, 'quarter' =&gt; 1, 'period' =&gt; 2, 'week_in_year' =&gt; 5 ]," calcext:value-type="string">
            <text:p>[ 'period_start' =&gt; '2034-04-30', 'period_end' =&gt; '2034-05-27', 'year' =&gt; 2034, 'quarter' =&gt; 1, 'period' =&gt; 2, 'week_in_year' =&gt; 5 ],</text:p>
          </table:table-cell>
        </table:table-row>
        <table:table-row table:style-name="ro1">
          <table:table-cell table:formula="of:=[.B393]+1" office:value-type="date" office:date-value="2034-05-28" calcext:value-type="date">
            <text:p>2034-05-28</text:p>
          </table:table-cell>
          <table:table-cell table:style-name="ce2" office:value-type="date" office:date-value="2034-06-24" calcext:value-type="date">
            <text:p>2034-06-24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&quot;'period_start' =&gt; '&quot;; TEXT([.A394]; &quot;YYYY-MM-DD&quot;); &quot;',&quot;)" office:value-type="string" office:string-value="'period_start' =&gt; '2034-05-28'," calcext:value-type="string">
            <text:p>'period_start' =&gt; '2034-05-28',</text:p>
          </table:table-cell>
          <table:table-cell table:formula="of:=COM.MICROSOFT.CONCAT(&quot;'period_end' =&gt; '&quot;; TEXT([.B394]; &quot;YYYY-MM-DD&quot;); &quot;',&quot;)" office:value-type="string" office:string-value="'period_end' =&gt; '2034-06-24'," calcext:value-type="string">
            <text:p>'period_end' =&gt; '2034-06-24',</text:p>
          </table:table-cell>
          <table:table-cell table:formula="of:=COM.MICROSOFT.CONCAT(&quot;'year' =&gt; &quot;; [.C394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4]; &quot;,&quot;)" office:value-type="string" office:string-value="'quarter' =&gt; 1," calcext:value-type="string">
            <text:p>'quarter' =&gt; 1,</text:p>
          </table:table-cell>
          <table:table-cell table:formula="of:=COM.MICROSOFT.CONCAT(&quot;'period' =&gt; &quot;; [.E394]; &quot;,&quot;)" office:value-type="string" office:string-value="'period' =&gt; 3," calcext:value-type="string">
            <text:p>'period' =&gt; 3,</text:p>
          </table:table-cell>
          <table:table-cell table:formula="of:=COM.MICROSOFT.CONCAT(&quot;'week_in_year' =&gt; &quot;; [.F394])" office:value-type="string" office:string-value="'week_in_year' =&gt; 9" calcext:value-type="string">
            <text:p>'week_in_year' =&gt; 9</text:p>
          </table:table-cell>
          <table:table-cell table:formula="of:=COM.MICROSOFT.CONCAT(&quot;[ &quot;; [.H394]; &quot; &quot;; [.I394]; &quot; &quot;; [.J394]; &quot; &quot;; [.K394]; &quot; &quot;; [.L394]; &quot; &quot;; [.M394]; &quot; ],&quot;)" office:value-type="string" office:string-value="[ 'period_start' =&gt; '2034-05-28', 'period_end' =&gt; '2034-06-24', 'year' =&gt; 2034, 'quarter' =&gt; 1, 'period' =&gt; 3, 'week_in_year' =&gt; 9 ]," calcext:value-type="string">
            <text:p>[ 'period_start' =&gt; '2034-05-28', 'period_end' =&gt; '2034-06-24', 'year' =&gt; 2034, 'quarter' =&gt; 1, 'period' =&gt; 3, 'week_in_year' =&gt; 9 ],</text:p>
          </table:table-cell>
        </table:table-row>
        <table:table-row table:style-name="ro1">
          <table:table-cell table:formula="of:=[.B394]+1" office:value-type="date" office:date-value="2034-06-25" calcext:value-type="date">
            <text:p>2034-06-25</text:p>
          </table:table-cell>
          <table:table-cell table:style-name="ce2" office:value-type="date" office:date-value="2034-07-22" calcext:value-type="date">
            <text:p>2034-07-22</text:p>
          </table:table-cell>
          <table:table-cell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'period_start' =&gt; '&quot;; TEXT([.A395]; &quot;YYYY-MM-DD&quot;); &quot;',&quot;)" office:value-type="string" office:string-value="'period_start' =&gt; '2034-06-25'," calcext:value-type="string">
            <text:p>'period_start' =&gt; '2034-06-25',</text:p>
          </table:table-cell>
          <table:table-cell table:formula="of:=COM.MICROSOFT.CONCAT(&quot;'period_end' =&gt; '&quot;; TEXT([.B395]; &quot;YYYY-MM-DD&quot;); &quot;',&quot;)" office:value-type="string" office:string-value="'period_end' =&gt; '2034-07-22'," calcext:value-type="string">
            <text:p>'period_end' =&gt; '2034-07-22',</text:p>
          </table:table-cell>
          <table:table-cell table:formula="of:=COM.MICROSOFT.CONCAT(&quot;'year' =&gt; &quot;; [.C395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5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95]; &quot;,&quot;)" office:value-type="string" office:string-value="'period' =&gt; 4," calcext:value-type="string">
            <text:p>'period' =&gt; 4,</text:p>
          </table:table-cell>
          <table:table-cell table:formula="of:=COM.MICROSOFT.CONCAT(&quot;'week_in_year' =&gt; &quot;; [.F395])" office:value-type="string" office:string-value="'week_in_year' =&gt; 13" calcext:value-type="string">
            <text:p>'week_in_year' =&gt; 13</text:p>
          </table:table-cell>
          <table:table-cell table:formula="of:=COM.MICROSOFT.CONCAT(&quot;[ &quot;; [.H395]; &quot; &quot;; [.I395]; &quot; &quot;; [.J395]; &quot; &quot;; [.K395]; &quot; &quot;; [.L395]; &quot; &quot;; [.M395]; &quot; ],&quot;)" office:value-type="string" office:string-value="[ 'period_start' =&gt; '2034-06-25', 'period_end' =&gt; '2034-07-22', 'year' =&gt; 2034, 'quarter' =&gt; 2, 'period' =&gt; 4, 'week_in_year' =&gt; 13 ]," calcext:value-type="string">
            <text:p>[ 'period_start' =&gt; '2034-06-25', 'period_end' =&gt; '2034-07-22', 'year' =&gt; 2034, 'quarter' =&gt; 2, 'period' =&gt; 4, 'week_in_year' =&gt; 13 ],</text:p>
          </table:table-cell>
        </table:table-row>
        <table:table-row table:style-name="ro1">
          <table:table-cell table:formula="of:=[.B395]+1" office:value-type="date" office:date-value="2034-07-23" calcext:value-type="date">
            <text:p>2034-07-23</text:p>
          </table:table-cell>
          <table:table-cell table:style-name="ce2" office:value-type="date" office:date-value="2034-08-19" calcext:value-type="date">
            <text:p>2034-08-19</text:p>
          </table:table-cell>
          <table:table-cell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F395]+4" office:value-type="float" office:value="17" calcext:value-type="float">
            <text:p>17</text:p>
          </table:table-cell>
          <table:table-cell/>
          <table:table-cell table:formula="of:=COM.MICROSOFT.CONCAT(&quot;'period_start' =&gt; '&quot;; TEXT([.A396]; &quot;YYYY-MM-DD&quot;); &quot;',&quot;)" office:value-type="string" office:string-value="'period_start' =&gt; '2034-07-23'," calcext:value-type="string">
            <text:p>'period_start' =&gt; '2034-07-23',</text:p>
          </table:table-cell>
          <table:table-cell table:formula="of:=COM.MICROSOFT.CONCAT(&quot;'period_end' =&gt; '&quot;; TEXT([.B396]; &quot;YYYY-MM-DD&quot;); &quot;',&quot;)" office:value-type="string" office:string-value="'period_end' =&gt; '2034-08-19'," calcext:value-type="string">
            <text:p>'period_end' =&gt; '2034-08-19',</text:p>
          </table:table-cell>
          <table:table-cell table:formula="of:=COM.MICROSOFT.CONCAT(&quot;'year' =&gt; &quot;; [.C396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6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96]; &quot;,&quot;)" office:value-type="string" office:string-value="'period' =&gt; 5," calcext:value-type="string">
            <text:p>'period' =&gt; 5,</text:p>
          </table:table-cell>
          <table:table-cell table:formula="of:=COM.MICROSOFT.CONCAT(&quot;'week_in_year' =&gt; &quot;; [.F396])" office:value-type="string" office:string-value="'week_in_year' =&gt; 17" calcext:value-type="string">
            <text:p>'week_in_year' =&gt; 17</text:p>
          </table:table-cell>
          <table:table-cell table:formula="of:=COM.MICROSOFT.CONCAT(&quot;[ &quot;; [.H396]; &quot; &quot;; [.I396]; &quot; &quot;; [.J396]; &quot; &quot;; [.K396]; &quot; &quot;; [.L396]; &quot; &quot;; [.M396]; &quot; ],&quot;)" office:value-type="string" office:string-value="[ 'period_start' =&gt; '2034-07-23', 'period_end' =&gt; '2034-08-19', 'year' =&gt; 2034, 'quarter' =&gt; 2, 'period' =&gt; 5, 'week_in_year' =&gt; 17 ]," calcext:value-type="string">
            <text:p>[ 'period_start' =&gt; '2034-07-23', 'period_end' =&gt; '2034-08-19', 'year' =&gt; 2034, 'quarter' =&gt; 2, 'period' =&gt; 5, 'week_in_year' =&gt; 17 ],</text:p>
          </table:table-cell>
        </table:table-row>
        <table:table-row table:style-name="ro1">
          <table:table-cell table:formula="of:=[.B396]+1" office:value-type="date" office:date-value="2034-08-20" calcext:value-type="date">
            <text:p>2034-08-20</text:p>
          </table:table-cell>
          <table:table-cell table:style-name="ce2" office:value-type="date" office:date-value="2034-09-16" calcext:value-type="date">
            <text:p>2034-09-16</text:p>
          </table:table-cell>
          <table:table-cell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96]+4" office:value-type="float" office:value="21" calcext:value-type="float">
            <text:p>21</text:p>
          </table:table-cell>
          <table:table-cell/>
          <table:table-cell table:formula="of:=COM.MICROSOFT.CONCAT(&quot;'period_start' =&gt; '&quot;; TEXT([.A397]; &quot;YYYY-MM-DD&quot;); &quot;',&quot;)" office:value-type="string" office:string-value="'period_start' =&gt; '2034-08-20'," calcext:value-type="string">
            <text:p>'period_start' =&gt; '2034-08-20',</text:p>
          </table:table-cell>
          <table:table-cell table:formula="of:=COM.MICROSOFT.CONCAT(&quot;'period_end' =&gt; '&quot;; TEXT([.B397]; &quot;YYYY-MM-DD&quot;); &quot;',&quot;)" office:value-type="string" office:string-value="'period_end' =&gt; '2034-09-16'," calcext:value-type="string">
            <text:p>'period_end' =&gt; '2034-09-16',</text:p>
          </table:table-cell>
          <table:table-cell table:formula="of:=COM.MICROSOFT.CONCAT(&quot;'year' =&gt; &quot;; [.C397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7]; &quot;,&quot;)" office:value-type="string" office:string-value="'quarter' =&gt; 2," calcext:value-type="string">
            <text:p>'quarter' =&gt; 2,</text:p>
          </table:table-cell>
          <table:table-cell table:formula="of:=COM.MICROSOFT.CONCAT(&quot;'period' =&gt; &quot;; [.E397]; &quot;,&quot;)" office:value-type="string" office:string-value="'period' =&gt; 6," calcext:value-type="string">
            <text:p>'period' =&gt; 6,</text:p>
          </table:table-cell>
          <table:table-cell table:formula="of:=COM.MICROSOFT.CONCAT(&quot;'week_in_year' =&gt; &quot;; [.F397])" office:value-type="string" office:string-value="'week_in_year' =&gt; 21" calcext:value-type="string">
            <text:p>'week_in_year' =&gt; 21</text:p>
          </table:table-cell>
          <table:table-cell table:formula="of:=COM.MICROSOFT.CONCAT(&quot;[ &quot;; [.H397]; &quot; &quot;; [.I397]; &quot; &quot;; [.J397]; &quot; &quot;; [.K397]; &quot; &quot;; [.L397]; &quot; &quot;; [.M397]; &quot; ],&quot;)" office:value-type="string" office:string-value="[ 'period_start' =&gt; '2034-08-20', 'period_end' =&gt; '2034-09-16', 'year' =&gt; 2034, 'quarter' =&gt; 2, 'period' =&gt; 6, 'week_in_year' =&gt; 21 ]," calcext:value-type="string">
            <text:p>[ 'period_start' =&gt; '2034-08-20', 'period_end' =&gt; '2034-09-16', 'year' =&gt; 2034, 'quarter' =&gt; 2, 'period' =&gt; 6, 'week_in_year' =&gt; 21 ],</text:p>
          </table:table-cell>
        </table:table-row>
        <table:table-row table:style-name="ro1">
          <table:table-cell table:formula="of:=[.B397]+1" office:value-type="date" office:date-value="2034-09-17" calcext:value-type="date">
            <text:p>2034-09-17</text:p>
          </table:table-cell>
          <table:table-cell table:style-name="ce2" office:value-type="date" office:date-value="2034-10-14" calcext:value-type="date">
            <text:p>2034-10-14</text:p>
          </table:table-cell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397]+4" office:value-type="float" office:value="25" calcext:value-type="float">
            <text:p>25</text:p>
          </table:table-cell>
          <table:table-cell/>
          <table:table-cell table:formula="of:=COM.MICROSOFT.CONCAT(&quot;'period_start' =&gt; '&quot;; TEXT([.A398]; &quot;YYYY-MM-DD&quot;); &quot;',&quot;)" office:value-type="string" office:string-value="'period_start' =&gt; '2034-09-17'," calcext:value-type="string">
            <text:p>'period_start' =&gt; '2034-09-17',</text:p>
          </table:table-cell>
          <table:table-cell table:formula="of:=COM.MICROSOFT.CONCAT(&quot;'period_end' =&gt; '&quot;; TEXT([.B398]; &quot;YYYY-MM-DD&quot;); &quot;',&quot;)" office:value-type="string" office:string-value="'period_end' =&gt; '2034-10-14'," calcext:value-type="string">
            <text:p>'period_end' =&gt; '2034-10-14',</text:p>
          </table:table-cell>
          <table:table-cell table:formula="of:=COM.MICROSOFT.CONCAT(&quot;'year' =&gt; &quot;; [.C398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8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98]; &quot;,&quot;)" office:value-type="string" office:string-value="'period' =&gt; 7," calcext:value-type="string">
            <text:p>'period' =&gt; 7,</text:p>
          </table:table-cell>
          <table:table-cell table:formula="of:=COM.MICROSOFT.CONCAT(&quot;'week_in_year' =&gt; &quot;; [.F398])" office:value-type="string" office:string-value="'week_in_year' =&gt; 25" calcext:value-type="string">
            <text:p>'week_in_year' =&gt; 25</text:p>
          </table:table-cell>
          <table:table-cell table:formula="of:=COM.MICROSOFT.CONCAT(&quot;[ &quot;; [.H398]; &quot; &quot;; [.I398]; &quot; &quot;; [.J398]; &quot; &quot;; [.K398]; &quot; &quot;; [.L398]; &quot; &quot;; [.M398]; &quot; ],&quot;)" office:value-type="string" office:string-value="[ 'period_start' =&gt; '2034-09-17', 'period_end' =&gt; '2034-10-14', 'year' =&gt; 2034, 'quarter' =&gt; 3, 'period' =&gt; 7, 'week_in_year' =&gt; 25 ]," calcext:value-type="string">
            <text:p>[ 'period_start' =&gt; '2034-09-17', 'period_end' =&gt; '2034-10-14', 'year' =&gt; 2034, 'quarter' =&gt; 3, 'period' =&gt; 7, 'week_in_year' =&gt; 25 ],</text:p>
          </table:table-cell>
        </table:table-row>
        <table:table-row table:style-name="ro1">
          <table:table-cell table:formula="of:=[.B398]+1" office:value-type="date" office:date-value="2034-10-15" calcext:value-type="date">
            <text:p>2034-10-15</text:p>
          </table:table-cell>
          <table:table-cell table:style-name="ce2" office:value-type="date" office:date-value="2034-11-11" calcext:value-type="date">
            <text:p>2034-11-11</text:p>
          </table:table-cell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F398]+4" office:value-type="float" office:value="29" calcext:value-type="float">
            <text:p>29</text:p>
          </table:table-cell>
          <table:table-cell/>
          <table:table-cell table:formula="of:=COM.MICROSOFT.CONCAT(&quot;'period_start' =&gt; '&quot;; TEXT([.A399]; &quot;YYYY-MM-DD&quot;); &quot;',&quot;)" office:value-type="string" office:string-value="'period_start' =&gt; '2034-10-15'," calcext:value-type="string">
            <text:p>'period_start' =&gt; '2034-10-15',</text:p>
          </table:table-cell>
          <table:table-cell table:formula="of:=COM.MICROSOFT.CONCAT(&quot;'period_end' =&gt; '&quot;; TEXT([.B399]; &quot;YYYY-MM-DD&quot;); &quot;',&quot;)" office:value-type="string" office:string-value="'period_end' =&gt; '2034-11-11'," calcext:value-type="string">
            <text:p>'period_end' =&gt; '2034-11-11',</text:p>
          </table:table-cell>
          <table:table-cell table:formula="of:=COM.MICROSOFT.CONCAT(&quot;'year' =&gt; &quot;; [.C399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399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399]; &quot;,&quot;)" office:value-type="string" office:string-value="'period' =&gt; 8," calcext:value-type="string">
            <text:p>'period' =&gt; 8,</text:p>
          </table:table-cell>
          <table:table-cell table:formula="of:=COM.MICROSOFT.CONCAT(&quot;'week_in_year' =&gt; &quot;; [.F399])" office:value-type="string" office:string-value="'week_in_year' =&gt; 29" calcext:value-type="string">
            <text:p>'week_in_year' =&gt; 29</text:p>
          </table:table-cell>
          <table:table-cell table:formula="of:=COM.MICROSOFT.CONCAT(&quot;[ &quot;; [.H399]; &quot; &quot;; [.I399]; &quot; &quot;; [.J399]; &quot; &quot;; [.K399]; &quot; &quot;; [.L399]; &quot; &quot;; [.M399]; &quot; ],&quot;)" office:value-type="string" office:string-value="[ 'period_start' =&gt; '2034-10-15', 'period_end' =&gt; '2034-11-11', 'year' =&gt; 2034, 'quarter' =&gt; 3, 'period' =&gt; 8, 'week_in_year' =&gt; 29 ]," calcext:value-type="string">
            <text:p>[ 'period_start' =&gt; '2034-10-15', 'period_end' =&gt; '2034-11-11', 'year' =&gt; 2034, 'quarter' =&gt; 3, 'period' =&gt; 8, 'week_in_year' =&gt; 29 ],</text:p>
          </table:table-cell>
        </table:table-row>
        <table:table-row table:style-name="ro1">
          <table:table-cell table:formula="of:=[.B399]+1" office:value-type="date" office:date-value="2034-11-12" calcext:value-type="date">
            <text:p>2034-11-12</text:p>
          </table:table-cell>
          <table:table-cell table:style-name="ce2" office:value-type="date" office:date-value="2034-12-09" calcext:value-type="date">
            <text:p>2034-12-09</text:p>
          </table:table-cell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399]+4" office:value-type="float" office:value="33" calcext:value-type="float">
            <text:p>33</text:p>
          </table:table-cell>
          <table:table-cell/>
          <table:table-cell table:formula="of:=COM.MICROSOFT.CONCAT(&quot;'period_start' =&gt; '&quot;; TEXT([.A400]; &quot;YYYY-MM-DD&quot;); &quot;',&quot;)" office:value-type="string" office:string-value="'period_start' =&gt; '2034-11-12'," calcext:value-type="string">
            <text:p>'period_start' =&gt; '2034-11-12',</text:p>
          </table:table-cell>
          <table:table-cell table:formula="of:=COM.MICROSOFT.CONCAT(&quot;'period_end' =&gt; '&quot;; TEXT([.B400]; &quot;YYYY-MM-DD&quot;); &quot;',&quot;)" office:value-type="string" office:string-value="'period_end' =&gt; '2034-12-09'," calcext:value-type="string">
            <text:p>'period_end' =&gt; '2034-12-09',</text:p>
          </table:table-cell>
          <table:table-cell table:formula="of:=COM.MICROSOFT.CONCAT(&quot;'year' =&gt; &quot;; [.C400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400]; &quot;,&quot;)" office:value-type="string" office:string-value="'quarter' =&gt; 3," calcext:value-type="string">
            <text:p>'quarter' =&gt; 3,</text:p>
          </table:table-cell>
          <table:table-cell table:formula="of:=COM.MICROSOFT.CONCAT(&quot;'period' =&gt; &quot;; [.E400]; &quot;,&quot;)" office:value-type="string" office:string-value="'period' =&gt; 9," calcext:value-type="string">
            <text:p>'period' =&gt; 9,</text:p>
          </table:table-cell>
          <table:table-cell table:formula="of:=COM.MICROSOFT.CONCAT(&quot;'week_in_year' =&gt; &quot;; [.F400])" office:value-type="string" office:string-value="'week_in_year' =&gt; 33" calcext:value-type="string">
            <text:p>'week_in_year' =&gt; 33</text:p>
          </table:table-cell>
          <table:table-cell table:formula="of:=COM.MICROSOFT.CONCAT(&quot;[ &quot;; [.H400]; &quot; &quot;; [.I400]; &quot; &quot;; [.J400]; &quot; &quot;; [.K400]; &quot; &quot;; [.L400]; &quot; &quot;; [.M400]; &quot; ],&quot;)" office:value-type="string" office:string-value="[ 'period_start' =&gt; '2034-11-12', 'period_end' =&gt; '2034-12-09', 'year' =&gt; 2034, 'quarter' =&gt; 3, 'period' =&gt; 9, 'week_in_year' =&gt; 33 ]," calcext:value-type="string">
            <text:p>[ 'period_start' =&gt; '2034-11-12', 'period_end' =&gt; '2034-12-09', 'year' =&gt; 2034, 'quarter' =&gt; 3, 'period' =&gt; 9, 'week_in_year' =&gt; 33 ],</text:p>
          </table:table-cell>
        </table:table-row>
        <table:table-row table:style-name="ro1">
          <table:table-cell table:formula="of:=[.B400]+1" office:value-type="date" office:date-value="2034-12-10" calcext:value-type="date">
            <text:p>2034-12-10</text:p>
          </table:table-cell>
          <table:table-cell table:style-name="ce2" office:value-type="date" office:date-value="2035-01-06" calcext:value-type="date">
            <text:p>2035-01-06</text:p>
          </table:table-cell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400]+4" office:value-type="float" office:value="37" calcext:value-type="float">
            <text:p>37</text:p>
          </table:table-cell>
          <table:table-cell/>
          <table:table-cell table:formula="of:=COM.MICROSOFT.CONCAT(&quot;'period_start' =&gt; '&quot;; TEXT([.A401]; &quot;YYYY-MM-DD&quot;); &quot;',&quot;)" office:value-type="string" office:string-value="'period_start' =&gt; '2034-12-10'," calcext:value-type="string">
            <text:p>'period_start' =&gt; '2034-12-10',</text:p>
          </table:table-cell>
          <table:table-cell table:formula="of:=COM.MICROSOFT.CONCAT(&quot;'period_end' =&gt; '&quot;; TEXT([.B401]; &quot;YYYY-MM-DD&quot;); &quot;',&quot;)" office:value-type="string" office:string-value="'period_end' =&gt; '2035-01-06'," calcext:value-type="string">
            <text:p>'period_end' =&gt; '2035-01-06',</text:p>
          </table:table-cell>
          <table:table-cell table:formula="of:=COM.MICROSOFT.CONCAT(&quot;'year' =&gt; &quot;; [.C401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401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401]; &quot;,&quot;)" office:value-type="string" office:string-value="'period' =&gt; 10," calcext:value-type="string">
            <text:p>'period' =&gt; 10,</text:p>
          </table:table-cell>
          <table:table-cell table:formula="of:=COM.MICROSOFT.CONCAT(&quot;'week_in_year' =&gt; &quot;; [.F401])" office:value-type="string" office:string-value="'week_in_year' =&gt; 37" calcext:value-type="string">
            <text:p>'week_in_year' =&gt; 37</text:p>
          </table:table-cell>
          <table:table-cell table:formula="of:=COM.MICROSOFT.CONCAT(&quot;[ &quot;; [.H401]; &quot; &quot;; [.I401]; &quot; &quot;; [.J401]; &quot; &quot;; [.K401]; &quot; &quot;; [.L401]; &quot; &quot;; [.M401]; &quot; ],&quot;)" office:value-type="string" office:string-value="[ 'period_start' =&gt; '2034-12-10', 'period_end' =&gt; '2035-01-06', 'year' =&gt; 2034, 'quarter' =&gt; 4, 'period' =&gt; 10, 'week_in_year' =&gt; 37 ]," calcext:value-type="string">
            <text:p>[ 'period_start' =&gt; '2034-12-10', 'period_end' =&gt; '2035-01-06', 'year' =&gt; 2034, 'quarter' =&gt; 4, 'period' =&gt; 10, 'week_in_year' =&gt; 37 ],</text:p>
          </table:table-cell>
        </table:table-row>
        <table:table-row table:style-name="ro1">
          <table:table-cell table:formula="of:=[.B401]+1" office:value-type="date" office:date-value="2035-01-07" calcext:value-type="date">
            <text:p>2035-01-07</text:p>
          </table:table-cell>
          <table:table-cell table:style-name="ce2" office:value-type="date" office:date-value="2035-02-03" calcext:value-type="date">
            <text:p>2035-02-03</text:p>
          </table:table-cell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401]+4" office:value-type="float" office:value="41" calcext:value-type="float">
            <text:p>41</text:p>
          </table:table-cell>
          <table:table-cell/>
          <table:table-cell table:formula="of:=COM.MICROSOFT.CONCAT(&quot;'period_start' =&gt; '&quot;; TEXT([.A402]; &quot;YYYY-MM-DD&quot;); &quot;',&quot;)" office:value-type="string" office:string-value="'period_start' =&gt; '2035-01-07'," calcext:value-type="string">
            <text:p>'period_start' =&gt; '2035-01-07',</text:p>
          </table:table-cell>
          <table:table-cell table:formula="of:=COM.MICROSOFT.CONCAT(&quot;'period_end' =&gt; '&quot;; TEXT([.B402]; &quot;YYYY-MM-DD&quot;); &quot;',&quot;)" office:value-type="string" office:string-value="'period_end' =&gt; '2035-02-03'," calcext:value-type="string">
            <text:p>'period_end' =&gt; '2035-02-03',</text:p>
          </table:table-cell>
          <table:table-cell table:formula="of:=COM.MICROSOFT.CONCAT(&quot;'year' =&gt; &quot;; [.C402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402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402]; &quot;,&quot;)" office:value-type="string" office:string-value="'period' =&gt; 11," calcext:value-type="string">
            <text:p>'period' =&gt; 11,</text:p>
          </table:table-cell>
          <table:table-cell table:formula="of:=COM.MICROSOFT.CONCAT(&quot;'week_in_year' =&gt; &quot;; [.F402])" office:value-type="string" office:string-value="'week_in_year' =&gt; 41" calcext:value-type="string">
            <text:p>'week_in_year' =&gt; 41</text:p>
          </table:table-cell>
          <table:table-cell table:formula="of:=COM.MICROSOFT.CONCAT(&quot;[ &quot;; [.H402]; &quot; &quot;; [.I402]; &quot; &quot;; [.J402]; &quot; &quot;; [.K402]; &quot; &quot;; [.L402]; &quot; &quot;; [.M402]; &quot; ],&quot;)" office:value-type="string" office:string-value="[ 'period_start' =&gt; '2035-01-07', 'period_end' =&gt; '2035-02-03', 'year' =&gt; 2034, 'quarter' =&gt; 4, 'period' =&gt; 11, 'week_in_year' =&gt; 41 ]," calcext:value-type="string">
            <text:p>[ 'period_start' =&gt; '2035-01-07', 'period_end' =&gt; '2035-02-03', 'year' =&gt; 2034, 'quarter' =&gt; 4, 'period' =&gt; 11, 'week_in_year' =&gt; 41 ],</text:p>
          </table:table-cell>
        </table:table-row>
        <table:table-row table:style-name="ro1">
          <table:table-cell table:formula="of:=[.B402]+1" office:value-type="date" office:date-value="2035-02-04" calcext:value-type="date">
            <text:p>2035-02-04</text:p>
          </table:table-cell>
          <table:table-cell table:style-name="ce2" office:value-type="date" office:date-value="2035-03-03" calcext:value-type="date">
            <text:p>2035-03-03</text:p>
          </table:table-cell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F402]+4" office:value-type="float" office:value="45" calcext:value-type="float">
            <text:p>45</text:p>
          </table:table-cell>
          <table:table-cell/>
          <table:table-cell table:formula="of:=COM.MICROSOFT.CONCAT(&quot;'period_start' =&gt; '&quot;; TEXT([.A403]; &quot;YYYY-MM-DD&quot;); &quot;',&quot;)" office:value-type="string" office:string-value="'period_start' =&gt; '2035-02-04'," calcext:value-type="string">
            <text:p>'period_start' =&gt; '2035-02-04',</text:p>
          </table:table-cell>
          <table:table-cell table:formula="of:=COM.MICROSOFT.CONCAT(&quot;'period_end' =&gt; '&quot;; TEXT([.B403]; &quot;YYYY-MM-DD&quot;); &quot;',&quot;)" office:value-type="string" office:string-value="'period_end' =&gt; '2035-03-03'," calcext:value-type="string">
            <text:p>'period_end' =&gt; '2035-03-03',</text:p>
          </table:table-cell>
          <table:table-cell table:formula="of:=COM.MICROSOFT.CONCAT(&quot;'year' =&gt; &quot;; [.C403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403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403]; &quot;,&quot;)" office:value-type="string" office:string-value="'period' =&gt; 12," calcext:value-type="string">
            <text:p>'period' =&gt; 12,</text:p>
          </table:table-cell>
          <table:table-cell table:formula="of:=COM.MICROSOFT.CONCAT(&quot;'week_in_year' =&gt; &quot;; [.F403])" office:value-type="string" office:string-value="'week_in_year' =&gt; 45" calcext:value-type="string">
            <text:p>'week_in_year' =&gt; 45</text:p>
          </table:table-cell>
          <table:table-cell table:formula="of:=COM.MICROSOFT.CONCAT(&quot;[ &quot;; [.H403]; &quot; &quot;; [.I403]; &quot; &quot;; [.J403]; &quot; &quot;; [.K403]; &quot; &quot;; [.L403]; &quot; &quot;; [.M403]; &quot; ],&quot;)" office:value-type="string" office:string-value="[ 'period_start' =&gt; '2035-02-04', 'period_end' =&gt; '2035-03-03', 'year' =&gt; 2034, 'quarter' =&gt; 4, 'period' =&gt; 12, 'week_in_year' =&gt; 45 ]," calcext:value-type="string">
            <text:p>[ 'period_start' =&gt; '2035-02-04', 'period_end' =&gt; '2035-03-03', 'year' =&gt; 2034, 'quarter' =&gt; 4, 'period' =&gt; 12, 'week_in_year' =&gt; 45 ],</text:p>
          </table:table-cell>
        </table:table-row>
        <table:table-row table:style-name="ro1">
          <table:table-cell table:formula="of:=[.B403]+1" office:value-type="date" office:date-value="2035-03-04" calcext:value-type="date">
            <text:p>2035-03-04</text:p>
          </table:table-cell>
          <table:table-cell table:style-name="ce2" office:value-type="date" office:date-value="2035-03-31" calcext:value-type="date">
            <text:p>2035-03-31</text:p>
          </table:table-cell>
          <table:table-cell office:value-type="float" office:value="2034" calcext:value-type="float">
            <text:p>20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403]+4" office:value-type="float" office:value="49" calcext:value-type="float">
            <text:p>49</text:p>
          </table:table-cell>
          <table:table-cell/>
          <table:table-cell table:formula="of:=COM.MICROSOFT.CONCAT(&quot;'period_start' =&gt; '&quot;; TEXT([.A404]; &quot;YYYY-MM-DD&quot;); &quot;',&quot;)" office:value-type="string" office:string-value="'period_start' =&gt; '2035-03-04'," calcext:value-type="string">
            <text:p>'period_start' =&gt; '2035-03-04',</text:p>
          </table:table-cell>
          <table:table-cell table:formula="of:=COM.MICROSOFT.CONCAT(&quot;'period_end' =&gt; '&quot;; TEXT([.B404]; &quot;YYYY-MM-DD&quot;); &quot;',&quot;)" office:value-type="string" office:string-value="'period_end' =&gt; '2035-03-31'," calcext:value-type="string">
            <text:p>'period_end' =&gt; '2035-03-31',</text:p>
          </table:table-cell>
          <table:table-cell table:formula="of:=COM.MICROSOFT.CONCAT(&quot;'year' =&gt; &quot;; [.C404]; &quot;,&quot;)" office:value-type="string" office:string-value="'year' =&gt; 2034," calcext:value-type="string">
            <text:p>'year' =&gt; 2034,</text:p>
          </table:table-cell>
          <table:table-cell table:formula="of:=COM.MICROSOFT.CONCAT(&quot;'quarter' =&gt; &quot;; [.D404]; &quot;,&quot;)" office:value-type="string" office:string-value="'quarter' =&gt; 4," calcext:value-type="string">
            <text:p>'quarter' =&gt; 4,</text:p>
          </table:table-cell>
          <table:table-cell table:formula="of:=COM.MICROSOFT.CONCAT(&quot;'period' =&gt; &quot;; [.E404]; &quot;,&quot;)" office:value-type="string" office:string-value="'period' =&gt; 13," calcext:value-type="string">
            <text:p>'period' =&gt; 13,</text:p>
          </table:table-cell>
          <table:table-cell table:formula="of:=COM.MICROSOFT.CONCAT(&quot;'week_in_year' =&gt; &quot;; [.F404])" office:value-type="string" office:string-value="'week_in_year' =&gt; 49" calcext:value-type="string">
            <text:p>'week_in_year' =&gt; 49</text:p>
          </table:table-cell>
          <table:table-cell table:formula="of:=COM.MICROSOFT.CONCAT(&quot;[ &quot;; [.H404]; &quot; &quot;; [.I404]; &quot; &quot;; [.J404]; &quot; &quot;; [.K404]; &quot; &quot;; [.L404]; &quot; &quot;; [.M404]; &quot; ],&quot;)" office:value-type="string" office:string-value="[ 'period_start' =&gt; '2035-03-04', 'period_end' =&gt; '2035-03-31', 'year' =&gt; 2034, 'quarter' =&gt; 4, 'period' =&gt; 13, 'week_in_year' =&gt; 49 ]," calcext:value-type="string">
            <text:p>[ 'period_start' =&gt; '2035-03-04', 'period_end' =&gt; '2035-03-31', 'year' =&gt; 2034, 'quarter' =&gt; 4, 'period' =&gt; 13, 'week_in_year' =&gt; 49 ],</text:p>
          </table:table-cell>
        </table:table-row>
        <table:table-row table:style-name="ro1" table:number-rows-repeated="104817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Data" table:base-cell-address="" table:cell-range-address="#REF!"/>
        <table:named-expression table:name="_xlfn_CONCAT" table:base-cell-address="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Gill Sans1" svg:font-family="'Gill Sans'"/>
    <style:font-face style:name="Liberation Mono" svg:font-family="'Liberation Mono', 'DejaVu Sans Mono'" style:font-family-generic="modern" style:font-pitch="fixed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 number:title="User-defined">
      <number:year number:style="long"/>
      <number:text>/</number:text>
      <number:month number:style="long"/>
      <number:text>/</number:text>
      <number:day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iod_20_end_20_dates" style:display-name="PageStyle_Period end da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child1</meta:initial-creator>
    <meta:creation-date>2014-01-07T16:18:26</meta:creation-date>
    <dc:date>2020-10-14T14:07:39.716948178</dc:date>
    <meta:editing-cycles>12</meta:editing-cycles>
    <meta:editing-duration>PT2H49M39S</meta:editing-duration>
    <meta:generator>LibreOffice/6.4.6.2$Linux_X86_64 LibreOffice_project/40$Build-2</meta:generator>
    <meta:document-statistic meta:table-count="1" meta:cell-count="5246" meta:object-count="0"/>
    <meta:user-defined meta:name="SV_HIDDEN_GRID_QUERY_LIST_4F35BF76-6C0D-4D9B-82B2-816C12CF3733">empty_477D106A-C0D6-4607-AEBD-E2C9D60EA279</meta:user-defined>
    <meta:user-defined meta:name="SV_QUERY_LIST_4F35BF76-6C0D-4D9B-82B2-816C12CF3733">empty_477D106A-C0D6-4607-AEBD-E2C9D60EA279</meta:user-defined>
  </office:meta>
</office:document-meta>
</file>